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iberation Sans1" svg:font-family="'Liberation Sans'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443cm"/>
    </style:style>
    <style:style style:name="co3" style:family="table-column">
      <style:table-column-properties fo:break-before="auto" style:column-width="1.439cm"/>
    </style:style>
    <style:style style:name="co4" style:family="table-column">
      <style:table-column-properties fo:break-before="auto" style:column-width="1.334cm"/>
    </style:style>
    <style:style style:name="co5" style:family="table-column">
      <style:table-column-properties fo:break-before="auto" style:column-width="0.499cm"/>
    </style:style>
    <style:style style:name="co6" style:family="table-column">
      <style:table-column-properties fo:break-before="auto" style:column-width="0.497cm"/>
    </style:style>
    <style:style style:name="co7" style:family="table-column">
      <style:table-column-properties fo:break-before="auto" style:column-width="0.953cm"/>
    </style:style>
    <style:style style:name="co8" style:family="table-column">
      <style:table-column-properties fo:break-before="auto" style:column-width="1.233cm"/>
    </style:style>
    <style:style style:name="co9" style:family="table-column">
      <style:table-column-properties fo:break-before="auto" style:column-width="0.688cm"/>
    </style:style>
    <style:style style:name="co10" style:family="table-column">
      <style:table-column-properties fo:break-before="auto" style:column-width="0.878cm"/>
    </style:style>
    <style:style style:name="co11" style:family="table-column">
      <style:table-column-properties fo:break-before="auto" style:column-width="0.972cm"/>
    </style:style>
    <style:style style:name="co12" style:family="table-column">
      <style:table-column-properties fo:break-before="auto" style:column-width="0.97cm"/>
    </style:style>
    <style:style style:name="co13" style:family="table-column">
      <style:table-column-properties fo:break-before="auto" style:column-width="0.466cm"/>
    </style:style>
    <style:style style:name="co14" style:family="table-column">
      <style:table-column-properties fo:break-before="auto" style:column-width="0.563cm"/>
    </style:style>
    <style:style style:name="co15" style:family="table-column">
      <style:table-column-properties fo:break-before="auto" style:column-width="0.62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1" style:family="table-cell" style:parent-style-name="Default">
      <style:table-cell-properties fo:border-bottom="0.06pt solid #000000" style:text-align-source="fix" style:repeat-content="false" fo:border-left="1.5pt solid #000000" fo:border-right="none" fo:border-top="1.5pt solid #000000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22" style:family="table-cell" style:parent-style-name="Default">
      <style:table-cell-properties fo:border-bottom="0.99pt solid #000000" style:text-align-source="fix" style:repeat-content="false" fo:border-left="1.5pt solid #000000" fo:border-right="none" fo:border-top="none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23" style:family="table-cell" style:parent-style-name="Default">
      <style:table-cell-properties fo:border-bottom="0.06pt solid #000000" style:text-align-source="fix" style:repeat-content="false" fo:border-left="1.5pt solid #000000" fo:border-right="none" fo:border-top="0.99pt solid #000000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24" style:family="table-cell" style:parent-style-name="Default">
      <style:table-cell-properties fo:border-bottom="1.5pt solid #000000" style:text-align-source="fix" style:repeat-content="false" fo:border-left="1.5pt solid #000000" fo:border-right="none" fo:border-top="none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25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1.5pt solid #000000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26" style:family="table-cell" style:parent-style-name="Default">
      <style:table-cell-properties fo:border-bottom="0.99pt solid #000000" style:text-align-source="fix" style:repeat-content="false" fo:border-left="0.06pt solid #000000" fo:border-right="0.99pt solid #000000" fo:border-top="none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27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99pt solid #000000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28" style:family="table-cell" style:parent-style-name="Default">
      <style:table-cell-properties fo:border-bottom="1.5pt solid #000000" style:text-align-source="fix" style:repeat-content="false" fo:border-left="0.06pt solid #000000" fo:border-right="0.99pt solid #000000" fo:border-top="none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29" style:family="table-cell" style:parent-style-name="Default">
      <style:table-cell-properties fo:border-bottom="0.06pt solid #000000" style:text-align-source="fix" style:repeat-content="false" fo:border-left="0.99pt solid #000000" fo:border-right="none" fo:border-top="1.5pt solid #000000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30" style:family="table-cell" style:parent-style-name="Default">
      <style:table-cell-properties fo:border-bottom="0.99pt solid #000000" style:text-align-source="fix" style:repeat-content="false" fo:border-left="0.99pt solid #000000" fo:border-right="none" fo:border-top="none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31" style:family="table-cell" style:parent-style-name="Default">
      <style:table-cell-properties fo:border-bottom="0.06pt solid #000000" style:text-align-source="fix" style:repeat-content="false" fo:border-left="0.99pt solid #000000" fo:border-right="none" fo:border-top="0.99pt solid #000000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32" style:family="table-cell" style:parent-style-name="Default">
      <style:table-cell-properties fo:border-bottom="1.5pt solid #000000" style:text-align-source="fix" style:repeat-content="false" fo:border-left="0.99pt solid #000000" fo:border-right="none" fo:border-top="none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33" style:family="table-cell" style:parent-style-name="Default">
      <style:table-cell-properties fo:border-bottom="0.06pt solid #000000" style:text-align-source="fix" style:repeat-content="false" fo:border-left="0.06pt solid #000000" fo:border-right="1.5pt solid #000000" fo:border-top="1.5pt solid #000000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34" style:family="table-cell" style:parent-style-name="Default">
      <style:table-cell-properties fo:border-bottom="0.99pt solid #000000" style:text-align-source="fix" style:repeat-content="false" fo:border-left="0.06pt solid #000000" fo:border-right="1.5pt solid #000000" fo:border-top="none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35" style:family="table-cell" style:parent-style-name="Default">
      <style:table-cell-properties fo:border-bottom="0.06pt solid #000000" style:text-align-source="fix" style:repeat-content="false" fo:border-left="0.06pt solid #000000" fo:border-right="1.5pt solid #000000" fo:border-top="0.99pt solid #000000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36" style:family="table-cell" style:parent-style-name="Default">
      <style:table-cell-properties fo:border-bottom="1.5pt solid #000000" style:text-align-source="fix" style:repeat-content="false" fo:border-left="0.06pt solid #000000" fo:border-right="1.5pt solid #000000" fo:border-top="none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3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Wingdings" fo:font-size="24pt" fo:font-weight="bold" style:font-size-asian="24pt" style:font-weight-asian="bold" style:font-size-complex="24pt" style:font-weight-complex="bold"/>
    </style:style>
    <style:style style:name="ce3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Wingdings" fo:font-size="24pt" fo:font-weight="bold" style:font-name-asian="Liberation Sans1" style:font-size-asian="24pt" style:font-weight-asian="bold" style:font-name-complex="Liberation Sans1" style:font-size-complex="24pt" style:font-weight-complex="bold"/>
    </style:style>
    <style:style style:name="ce40" style:family="table-cell" style:parent-style-name="Default">
      <style:text-properties style:font-name="Symbol" fo:font-size="22pt" fo:language="tpi" fo:country="PG" style:font-name-asian="Liberation Sans1" style:font-size-asian="22pt" style:font-name-complex="Liberation Sans1" style:font-size-complex="22pt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42" style:family="table-cell" style:parent-style-name="Default">
      <style:table-cell-properties fo:border-bottom="none" fo:border-left="1.76pt solid #000000" fo:border-right="none" fo:border-top="1.76pt solid #000000"/>
    </style:style>
    <style:style style:name="ce43" style:family="table-cell" style:parent-style-name="Default">
      <style:table-cell-properties fo:border-bottom="0.06pt solid #000000" fo:background-color="#cccccc" fo:border-left="1.76pt solid #000000" fo:border-right="none" fo:border-top="none"/>
    </style:style>
    <style:style style:name="ce44" style:family="table-cell" style:parent-style-name="Default">
      <style:table-cell-properties fo:border-bottom="none" fo:border-left="1.76pt solid #000000" fo:border-right="none" fo:border-top="0.06pt solid #000000"/>
    </style:style>
    <style:style style:name="ce45" style:family="table-cell" style:parent-style-name="Default">
      <style:table-cell-properties fo:border-bottom="1.25pt solid #000000" fo:border-left="1.76pt solid #000000" fo:border-right="none" fo:border-top="none"/>
    </style:style>
    <style:style style:name="ce46" style:family="table-cell" style:parent-style-name="Default">
      <style:table-cell-properties fo:border-bottom="none" fo:border-left="1.76pt solid #000000" fo:border-right="none" fo:border-top="1.25pt solid #000000"/>
    </style:style>
    <style:style style:name="ce113" style:family="table-cell" style:parent-style-name="Default">
      <style:table-cell-properties fo:border-bottom="1.5pt solid #ff0000" fo:background-color="#cccccc" fo:border-left="1.76pt solid #000000" fo:border-right="none" fo:border-top="none"/>
    </style:style>
    <style:style style:name="ce47" style:family="table-cell" style:parent-style-name="Default">
      <style:table-cell-properties fo:border-bottom="1.76pt solid #000000" fo:border-left="1.76pt solid #000000" fo:border-right="none" fo:border-top="none"/>
    </style:style>
    <style:style style:name="ce115" style:family="table-cell" style:parent-style-name="Default">
      <style:table-cell-properties fo:border-bottom="none" fo:border-left="0.74pt solid #000000" fo:border-right="none" fo:border-top="0.74pt solid #000000"/>
    </style:style>
    <style:style style:name="ce116" style:family="table-cell" style:parent-style-name="Default">
      <style:table-cell-properties fo:border-bottom="0.74pt solid #000000" fo:border-left="0.74pt solid #000000" fo:border-right="none" fo:border-top="none"/>
    </style:style>
    <style:style style:name="ce117" style:family="table-cell" style:parent-style-name="Default">
      <style:table-cell-properties fo:border-bottom="none" fo:background-color="#cccccc" fo:border-left="0.74pt solid #000000" fo:border-right="none" fo:border-top="0.74pt solid #000000"/>
    </style:style>
    <style:style style:name="ce134" style:family="table-cell" style:parent-style-name="Default">
      <style:table-cell-properties fo:border-bottom="none" fo:background-color="transparent" fo:border-left="1.76pt solid #000000" fo:border-right="none" fo:border-top="1.76pt solid #000000"/>
    </style:style>
    <style:style style:name="ce135" style:family="table-cell" style:parent-style-name="Default">
      <style:table-cell-properties fo:border-bottom="0.06pt solid #000000" fo:background-color="transparent" fo:border-left="1.76pt solid #000000" fo:border-right="none" fo:border-top="none"/>
    </style:style>
    <style:style style:name="ce136" style:family="table-cell" style:parent-style-name="Default">
      <style:table-cell-properties fo:border-bottom="none" fo:background-color="transparent" fo:border-left="1.76pt solid #000000" fo:border-right="none" fo:border-top="0.06pt solid #000000"/>
    </style:style>
    <style:style style:name="ce137" style:family="table-cell" style:parent-style-name="Default">
      <style:table-cell-properties fo:border-bottom="1.25pt solid #000000" fo:background-color="transparent" fo:border-left="1.76pt solid #000000" fo:border-right="none" fo:border-top="none"/>
    </style:style>
    <style:style style:name="ce138" style:family="table-cell" style:parent-style-name="Default">
      <style:table-cell-properties fo:border-bottom="none" fo:background-color="transparent" fo:border-left="1.76pt solid #000000" fo:border-right="none" fo:border-top="1.25pt solid #000000"/>
    </style:style>
    <style:style style:name="ce273" style:family="table-cell" style:parent-style-name="Default">
      <style:table-cell-properties fo:border-bottom="none" fo:background-color="#dddddd" fo:border-left="1.76pt solid #000000" fo:border-right="none" fo:border-top="0.06pt solid #000000"/>
    </style:style>
    <style:style style:name="ce274" style:family="table-cell" style:parent-style-name="Default">
      <style:table-cell-properties fo:border-bottom="1.76pt solid #000000" fo:background-color="#dddddd" fo:border-left="1.76pt solid #000000" fo:border-right="none" fo:border-top="none"/>
    </style:style>
    <style:style style:name="ce140" style:family="table-cell" style:parent-style-name="Default">
      <style:table-cell-properties fo:border-bottom="none" fo:background-color="transparent" fo:border-left="1.76pt solid #000000" fo:border-right="none" fo:border-top="none"/>
    </style:style>
    <style:style style:name="ce139" style:family="table-cell" style:parent-style-name="Default">
      <style:table-cell-properties fo:border-bottom="1.76pt solid #000000" fo:background-color="transparent" fo:border-left="1.76pt solid #000000" fo:border-right="none" fo:border-top="none"/>
    </style:style>
    <style:style style:name="ce48" style:family="table-cell" style:parent-style-name="Default">
      <style:table-cell-properties fo:border-bottom="none" fo:background-color="#cccccc" fo:border-left="none" fo:border-right="0.06pt solid #000000" fo:border-top="1.76pt solid #000000"/>
    </style:style>
    <style:style style:name="ce49" style:family="table-cell" style:parent-style-name="Default">
      <style:table-cell-properties fo:border-bottom="0.06pt solid #000000" fo:background-color="#cccccc" fo:border-left="none" fo:border-right="0.06pt solid #000000" fo:border-top="none"/>
    </style:style>
    <style:style style:name="ce50" style:family="table-cell" style:parent-style-name="Default">
      <style:table-cell-properties fo:border-bottom="none" fo:border-left="none" fo:border-right="0.06pt solid #000000" fo:border-top="0.06pt solid #000000"/>
    </style:style>
    <style:style style:name="ce51" style:family="table-cell" style:parent-style-name="Default">
      <style:table-cell-properties fo:border-bottom="1.25pt solid #000000" fo:background-color="#cccccc" fo:border-left="none" fo:border-right="0.06pt solid #000000" fo:border-top="none"/>
    </style:style>
    <style:style style:name="ce52" style:family="table-cell" style:parent-style-name="Default">
      <style:table-cell-properties fo:border-bottom="none" fo:background-color="#cccccc" fo:border-left="none" fo:border-right="0.06pt solid #000000" fo:border-top="1.25pt solid #000000"/>
    </style:style>
    <style:style style:name="ce132" style:family="table-cell" style:parent-style-name="Default">
      <style:table-cell-properties fo:border-bottom="1.5pt solid #ff0000" fo:background-color="#cccccc" fo:border-left="none" fo:border-right="0.06pt solid #000000" fo:border-top="none"/>
    </style:style>
    <style:style style:name="ce53" style:family="table-cell" style:parent-style-name="Default">
      <style:table-cell-properties fo:border-bottom="1.76pt solid #000000" fo:border-left="none" fo:border-right="0.06pt solid #000000" fo:border-top="none"/>
    </style:style>
    <style:style style:name="ce143" style:family="table-cell" style:parent-style-name="Default">
      <style:table-cell-properties fo:border-bottom="none" fo:background-color="#cccccc" fo:border-left="none" fo:border-right="0.74pt solid #000000" fo:border-top="0.74pt solid #000000"/>
    </style:style>
    <style:style style:name="ce144" style:family="table-cell" style:parent-style-name="Default">
      <style:table-cell-properties fo:border-bottom="0.74pt solid #000000" fo:border-left="none" fo:border-right="0.74pt solid #000000" fo:border-top="none"/>
    </style:style>
    <style:style style:name="ce146" style:family="table-cell" style:parent-style-name="Default">
      <style:table-cell-properties fo:border-bottom="none" fo:border-left="none" fo:border-right="0.74pt solid #000000" fo:border-top="0.74pt solid #000000"/>
    </style:style>
    <style:style style:name="ce156" style:family="table-cell" style:parent-style-name="Default">
      <style:table-cell-properties fo:border-bottom="0.74pt solid #000000" fo:background-color="#cccccc" fo:border-left="none" fo:border-right="0.74pt solid #000000" fo:border-top="none"/>
    </style:style>
    <style:style style:name="ce147" style:family="table-cell" style:parent-style-name="Default">
      <style:table-cell-properties fo:border-bottom="none" fo:background-color="transparent" fo:border-left="none" fo:border-right="0.06pt solid #000000" fo:border-top="1.76pt solid #000000"/>
    </style:style>
    <style:style style:name="ce148" style:family="table-cell" style:parent-style-name="Default">
      <style:table-cell-properties fo:border-bottom="0.06pt solid #000000" fo:background-color="transparent" fo:border-left="none" fo:border-right="0.06pt solid #000000" fo:border-top="none"/>
    </style:style>
    <style:style style:name="ce149" style:family="table-cell" style:parent-style-name="Default">
      <style:table-cell-properties fo:border-bottom="none" fo:background-color="transparent" fo:border-left="none" fo:border-right="0.06pt solid #000000" fo:border-top="0.06pt solid #000000"/>
    </style:style>
    <style:style style:name="ce150" style:family="table-cell" style:parent-style-name="Default">
      <style:table-cell-properties fo:border-bottom="1.25pt solid #000000" fo:background-color="transparent" fo:border-left="none" fo:border-right="0.06pt solid #000000" fo:border-top="none"/>
    </style:style>
    <style:style style:name="ce151" style:family="table-cell" style:parent-style-name="Default">
      <style:table-cell-properties fo:border-bottom="none" fo:background-color="transparent" fo:border-left="none" fo:border-right="0.06pt solid #000000" fo:border-top="1.25pt solid #000000"/>
    </style:style>
    <style:style style:name="ce247" style:family="table-cell" style:parent-style-name="Default">
      <style:table-cell-properties fo:border-bottom="none" fo:background-color="#dddddd" fo:border-left="none" fo:border-right="0.06pt solid #000000" fo:border-top="0.06pt solid #000000"/>
    </style:style>
    <style:style style:name="ce248" style:family="table-cell" style:parent-style-name="Default">
      <style:table-cell-properties fo:border-bottom="1.76pt solid #000000" fo:background-color="#dddddd" fo:border-left="none" fo:border-right="0.06pt solid #000000" fo:border-top="none"/>
    </style:style>
    <style:style style:name="ce153" style:family="table-cell" style:parent-style-name="Default">
      <style:table-cell-properties fo:border-bottom="none" fo:background-color="transparent" fo:border-left="none" fo:border-right="none" fo:border-top="1.25pt solid #000000"/>
    </style:style>
    <style:style style:name="ce154" style:family="table-cell" style:parent-style-name="Default">
      <style:table-cell-properties fo:background-color="transparent" fo:border="none"/>
    </style:style>
    <style:style style:name="ce155" style:family="table-cell" style:parent-style-name="Default">
      <style:table-cell-properties fo:border-bottom="1.76pt solid #000000" fo:background-color="transparent" fo:border-left="none" fo:border-right="none" fo:border-top="none"/>
    </style:style>
    <style:style style:name="ce54" style:family="table-cell" style:parent-style-name="Default">
      <style:table-cell-properties fo:border-bottom="none" fo:background-color="#cccccc" fo:border-left="0.06pt solid #000000" fo:border-right="none" fo:border-top="1.76pt solid #000000"/>
    </style:style>
    <style:style style:name="ce55" style:family="table-cell" style:parent-style-name="Default">
      <style:table-cell-properties fo:border-bottom="0.06pt solid #000000" fo:background-color="#cccccc" fo:border-left="0.06pt solid #000000" fo:border-right="none" fo:border-top="none"/>
    </style:style>
    <style:style style:name="ce56" style:family="table-cell" style:parent-style-name="Default">
      <style:table-cell-properties fo:border-bottom="none" fo:border-left="0.06pt solid #000000" fo:border-right="none" fo:border-top="0.06pt solid #000000"/>
    </style:style>
    <style:style style:name="ce57" style:family="table-cell" style:parent-style-name="Default">
      <style:table-cell-properties fo:border-bottom="1.25pt solid #000000" fo:border-left="0.06pt solid #000000" fo:border-right="none" fo:border-top="none"/>
    </style:style>
    <style:style style:name="ce58" style:family="table-cell" style:parent-style-name="Default">
      <style:table-cell-properties fo:border-bottom="none" fo:border-left="0.06pt solid #000000" fo:border-right="none" fo:border-top="1.25pt solid #000000"/>
    </style:style>
    <style:style style:name="ce188" style:family="table-cell" style:parent-style-name="Default">
      <style:table-cell-properties fo:border-bottom="1.5pt solid #ff0000" fo:background-color="#cccccc" fo:border-left="0.06pt solid #000000" fo:border-right="none" fo:border-top="none"/>
    </style:style>
    <style:style style:name="ce59" style:family="table-cell" style:parent-style-name="Default">
      <style:table-cell-properties fo:border-bottom="1.76pt solid #000000" fo:border-left="0.06pt solid #000000" fo:border-right="none" fo:border-top="none"/>
    </style:style>
    <style:style style:name="ce162" style:family="table-cell" style:parent-style-name="Default">
      <style:table-cell-properties fo:border-bottom="none" fo:background-color="transparent" fo:border-left="0.06pt solid #000000" fo:border-right="none" fo:border-top="1.76pt solid #000000"/>
    </style:style>
    <style:style style:name="ce163" style:family="table-cell" style:parent-style-name="Default">
      <style:table-cell-properties fo:border-bottom="0.06pt solid #000000" fo:background-color="transparent" fo:border-left="0.06pt solid #000000" fo:border-right="none" fo:border-top="none"/>
    </style:style>
    <style:style style:name="ce164" style:family="table-cell" style:parent-style-name="Default">
      <style:table-cell-properties fo:border-bottom="none" fo:background-color="transparent" fo:border-left="0.06pt solid #000000" fo:border-right="none" fo:border-top="0.06pt solid #000000"/>
    </style:style>
    <style:style style:name="ce165" style:family="table-cell" style:parent-style-name="Default">
      <style:table-cell-properties fo:border-bottom="1.25pt solid #000000" fo:background-color="transparent" fo:border-left="0.06pt solid #000000" fo:border-right="none" fo:border-top="none"/>
    </style:style>
    <style:style style:name="ce166" style:family="table-cell" style:parent-style-name="Default">
      <style:table-cell-properties fo:border-bottom="none" fo:background-color="transparent" fo:border-left="0.06pt solid #000000" fo:border-right="none" fo:border-top="1.25pt solid #000000"/>
    </style:style>
    <style:style style:name="ce167" style:family="table-cell" style:parent-style-name="Default">
      <style:table-cell-properties fo:border-bottom="1.76pt solid #000000" fo:background-color="transparent" fo:border-left="0.06pt solid #000000" fo:border-right="none" fo:border-top="none"/>
    </style:style>
    <style:style style:name="ce204" style:family="table-cell" style:parent-style-name="Default">
      <style:table-cell-properties fo:border-bottom="none" fo:background-color="#cccccc" fo:border-left="1.5pt solid #ff0000" fo:border-right="1.25pt solid #000000" fo:border-top="1.76pt solid #000000"/>
    </style:style>
    <style:style style:name="ce205" style:family="table-cell" style:parent-style-name="Default">
      <style:table-cell-properties fo:border-bottom="0.06pt solid #000000" fo:border-left="1.5pt solid #ff0000" fo:border-right="1.25pt solid #000000" fo:border-top="none"/>
    </style:style>
    <style:style style:name="ce206" style:family="table-cell" style:parent-style-name="Default">
      <style:table-cell-properties fo:border-bottom="none" fo:border-left="1.5pt solid #ff0000" fo:border-right="1.25pt solid #000000" fo:border-top="0.06pt solid #000000"/>
    </style:style>
    <style:style style:name="ce207" style:family="table-cell" style:parent-style-name="Default">
      <style:table-cell-properties fo:border-bottom="1.25pt solid #000000" fo:border-left="1.5pt solid #ff0000" fo:border-right="1.25pt solid #000000" fo:border-top="none"/>
    </style:style>
    <style:style style:name="ce208" style:family="table-cell" style:parent-style-name="Default">
      <style:table-cell-properties fo:border-bottom="none" fo:background-color="#cccccc" fo:border-left="1.5pt solid #ff0000" fo:border-right="1.25pt solid #000000" fo:border-top="1.25pt solid #000000"/>
    </style:style>
    <style:style style:name="ce209" style:family="table-cell" style:parent-style-name="Default">
      <style:table-cell-properties fo:border-bottom="1.5pt solid #ff0000" fo:border-left="1.5pt solid #ff0000" fo:border-right="1.25pt solid #000000" fo:border-top="none"/>
    </style:style>
    <style:style style:name="ce218" style:family="table-cell" style:parent-style-name="Default">
      <style:table-cell-properties fo:border-bottom="1.76pt solid #000000" fo:border-left="1.5pt solid #ff0000" fo:border-right="1.25pt solid #000000" fo:border-top="none"/>
    </style:style>
    <style:style style:name="ce174" style:family="table-cell" style:parent-style-name="Default">
      <style:table-cell-properties fo:border-bottom="none" fo:background-color="transparent" fo:border-left="none" fo:border-right="1.25pt solid #000000" fo:border-top="1.76pt solid #000000"/>
    </style:style>
    <style:style style:name="ce175" style:family="table-cell" style:parent-style-name="Default">
      <style:table-cell-properties fo:border-bottom="0.06pt solid #000000" fo:background-color="transparent" fo:border-left="none" fo:border-right="1.25pt solid #000000" fo:border-top="none"/>
    </style:style>
    <style:style style:name="ce176" style:family="table-cell" style:parent-style-name="Default">
      <style:table-cell-properties fo:border-bottom="none" fo:background-color="transparent" fo:border-left="none" fo:border-right="1.25pt solid #000000" fo:border-top="0.06pt solid #000000"/>
    </style:style>
    <style:style style:name="ce177" style:family="table-cell" style:parent-style-name="Default">
      <style:table-cell-properties fo:border-bottom="1.25pt solid #000000" fo:background-color="transparent" fo:border-left="none" fo:border-right="1.25pt solid #000000" fo:border-top="none"/>
    </style:style>
    <style:style style:name="ce178" style:family="table-cell" style:parent-style-name="Default">
      <style:table-cell-properties fo:border-bottom="none" fo:background-color="transparent" fo:border-left="none" fo:border-right="1.25pt solid #000000" fo:border-top="1.25pt solid #000000"/>
    </style:style>
    <style:style style:name="ce179" style:family="table-cell" style:parent-style-name="Default">
      <style:table-cell-properties fo:border-bottom="1.76pt solid #000000" fo:background-color="transparent" fo:border-left="none" fo:border-right="1.25pt solid #000000" fo:border-top="none"/>
    </style:style>
    <style:style style:name="ce180" style:family="table-cell" style:parent-style-name="Default">
      <style:table-cell-properties fo:border-bottom="none" fo:background-color="transparent" fo:border-left="none" fo:border-right="1.25pt solid #000000" fo:border-top="none"/>
    </style:style>
    <style:style style:name="ce66" style:family="table-cell" style:parent-style-name="Default">
      <style:table-cell-properties fo:border-bottom="none" fo:border-left="1.25pt solid #000000" fo:border-right="none" fo:border-top="1.76pt solid #000000"/>
    </style:style>
    <style:style style:name="ce67" style:family="table-cell" style:parent-style-name="Default">
      <style:table-cell-properties fo:border-bottom="0.06pt solid #000000" fo:border-left="1.25pt solid #000000" fo:border-right="none" fo:border-top="none"/>
    </style:style>
    <style:style style:name="ce68" style:family="table-cell" style:parent-style-name="Default">
      <style:table-cell-properties fo:border-bottom="none" fo:border-left="1.25pt solid #000000" fo:border-right="none" fo:border-top="0.06pt solid #000000"/>
    </style:style>
    <style:style style:name="ce69" style:family="table-cell" style:parent-style-name="Default">
      <style:table-cell-properties fo:border-bottom="1.25pt solid #000000" fo:border-left="1.25pt solid #000000" fo:border-right="none" fo:border-top="none"/>
    </style:style>
    <style:style style:name="ce70" style:family="table-cell" style:parent-style-name="Default">
      <style:table-cell-properties fo:border-bottom="none" fo:background-color="#cccccc" fo:border-left="1.25pt solid #000000" fo:border-right="none" fo:border-top="1.25pt solid #000000"/>
    </style:style>
    <style:style style:name="ce232" style:family="table-cell" style:parent-style-name="Default">
      <style:table-cell-properties fo:border-bottom="1.5pt solid #ff0000" fo:background-color="#cccccc" fo:border-left="1.25pt solid #000000" fo:border-right="none" fo:border-top="none"/>
    </style:style>
    <style:style style:name="ce72" style:family="table-cell" style:parent-style-name="Default">
      <style:table-cell-properties fo:border-bottom="none" fo:background-color="#cccccc" fo:border-left="1.25pt solid #000000" fo:border-right="none" fo:border-top="0.06pt solid #000000"/>
    </style:style>
    <style:style style:name="ce73" style:family="table-cell" style:parent-style-name="Default">
      <style:table-cell-properties fo:border-bottom="1.76pt solid #000000" fo:border-left="1.25pt solid #000000" fo:border-right="none" fo:border-top="none"/>
    </style:style>
    <style:style style:name="ce235" style:family="table-cell" style:parent-style-name="Default">
      <style:table-cell-properties fo:border-bottom="0.74pt solid #000000" fo:background-color="#cccccc" fo:border-left="0.74pt solid #000000" fo:border-right="none" fo:border-top="none"/>
    </style:style>
    <style:style style:name="ce240" style:family="table-cell" style:parent-style-name="Default">
      <style:table-cell-properties fo:border-bottom="none" fo:background-color="#dddddd" fo:border-left="1.25pt solid #000000" fo:border-right="none" fo:border-top="1.76pt solid #000000"/>
    </style:style>
    <style:style style:name="ce237" style:family="table-cell" style:parent-style-name="Default">
      <style:table-cell-properties fo:border-bottom="0.06pt solid #000000" fo:background-color="#dddddd" fo:border-left="1.25pt solid #000000" fo:border-right="none" fo:border-top="none"/>
    </style:style>
    <style:style style:name="ce191" style:family="table-cell" style:parent-style-name="Default">
      <style:table-cell-properties fo:border-bottom="none" fo:background-color="transparent" fo:border-left="1.25pt solid #000000" fo:border-right="none" fo:border-top="0.06pt solid #000000"/>
    </style:style>
    <style:style style:name="ce192" style:family="table-cell" style:parent-style-name="Default">
      <style:table-cell-properties fo:border-bottom="1.25pt solid #000000" fo:background-color="transparent" fo:border-left="1.25pt solid #000000" fo:border-right="none" fo:border-top="none"/>
    </style:style>
    <style:style style:name="ce244" style:family="table-cell" style:parent-style-name="Default">
      <style:table-cell-properties fo:border-bottom="none" fo:background-color="transparent" fo:border-left="1.25pt solid #000000" fo:border-right="none" fo:border-top="1.25pt solid #000000"/>
    </style:style>
    <style:style style:name="ce190" style:family="table-cell" style:parent-style-name="Default">
      <style:table-cell-properties fo:border-bottom="0.06pt solid #000000" fo:background-color="transparent" fo:border-left="1.25pt solid #000000" fo:border-right="none" fo:border-top="none"/>
    </style:style>
    <style:style style:name="ce194" style:family="table-cell" style:parent-style-name="Default">
      <style:table-cell-properties fo:border-bottom="1.76pt solid #000000" fo:background-color="transparent" fo:border-left="1.25pt solid #000000" fo:border-right="none" fo:border-top="none"/>
    </style:style>
    <style:style style:name="ce145" style:family="table-cell" style:parent-style-name="Default">
      <style:table-cell-properties fo:border-bottom="none" fo:background-color="#dddddd" fo:border-left="1.76pt solid #000000" fo:border-right="none" fo:border-top="1.25pt solid #000000"/>
    </style:style>
    <style:style style:name="ce250" style:family="table-cell" style:parent-style-name="Default">
      <style:table-cell-properties fo:border-bottom="none" fo:background-color="#dddddd" fo:border-left="1.76pt solid #000000" fo:border-right="none" fo:border-top="none"/>
    </style:style>
    <style:style style:name="ce74" style:family="table-cell" style:parent-style-name="Default">
      <style:table-cell-properties fo:border-bottom="none" fo:border-left="none" fo:border-right="0.06pt solid #000000" fo:border-top="1.76pt solid #000000"/>
    </style:style>
    <style:style style:name="ce75" style:family="table-cell" style:parent-style-name="Default">
      <style:table-cell-properties fo:border-bottom="0.06pt solid #000000" fo:border-left="none" fo:border-right="0.06pt solid #000000" fo:border-top="none"/>
    </style:style>
    <style:style style:name="ce76" style:family="table-cell" style:parent-style-name="Default">
      <style:table-cell-properties fo:border-bottom="1.25pt solid #000000" fo:border-left="none" fo:border-right="0.06pt solid #000000" fo:border-top="none"/>
    </style:style>
    <style:style style:name="ce77" style:family="table-cell" style:parent-style-name="Default">
      <style:table-cell-properties fo:border-bottom="none" fo:border-left="none" fo:border-right="0.06pt solid #000000" fo:border-top="1.25pt solid #000000"/>
    </style:style>
    <style:style style:name="ce255" style:family="table-cell" style:parent-style-name="Default">
      <style:table-cell-properties fo:border-bottom="1.5pt solid #ff0000" fo:border-left="none" fo:border-right="0.06pt solid #000000" fo:border-top="none"/>
    </style:style>
    <style:style style:name="ce78" style:family="table-cell" style:parent-style-name="Default">
      <style:table-cell-properties fo:border-bottom="none" fo:background-color="#cccccc" fo:border-left="none" fo:border-right="0.06pt solid #000000" fo:border-top="0.06pt solid #000000"/>
    </style:style>
    <style:style style:name="ce170" style:family="table-cell" style:parent-style-name="Default">
      <style:table-cell-properties fo:border-bottom="none" fo:background-color="#dddddd" fo:border-left="none" fo:border-right="0.06pt solid #000000" fo:border-top="1.76pt solid #000000"/>
    </style:style>
    <style:style style:name="ce171" style:family="table-cell" style:parent-style-name="Default">
      <style:table-cell-properties fo:border-bottom="0.06pt solid #000000" fo:background-color="#dddddd" fo:border-left="none" fo:border-right="0.06pt solid #000000" fo:border-top="none"/>
    </style:style>
    <style:style style:name="ce152" style:family="table-cell" style:parent-style-name="Default">
      <style:table-cell-properties fo:border-bottom="1.76pt solid #000000" fo:background-color="transparent" fo:border-left="none" fo:border-right="0.06pt solid #000000" fo:border-top="none"/>
    </style:style>
    <style:style style:name="ce260" style:family="table-cell" style:parent-style-name="Default">
      <style:table-cell-properties fo:border-bottom="none" fo:background-color="#dddddd" fo:border-left="none" fo:border-right="none" fo:border-top="1.25pt solid #000000"/>
    </style:style>
    <style:style style:name="ce261" style:family="table-cell" style:parent-style-name="Default">
      <style:table-cell-properties fo:background-color="#dddddd" fo:border="none"/>
    </style:style>
    <style:style style:name="ce262" style:family="table-cell" style:parent-style-name="Default">
      <style:table-cell-properties fo:border-bottom="1.76pt solid #000000" fo:background-color="#dddddd" fo:border-left="none" fo:border-right="none" fo:border-top="none"/>
    </style:style>
    <style:style style:name="ce79" style:family="table-cell" style:parent-style-name="Default">
      <style:table-cell-properties fo:border-bottom="none" fo:border-left="0.06pt solid #000000" fo:border-right="none" fo:border-top="1.76pt solid #000000"/>
    </style:style>
    <style:style style:name="ce80" style:family="table-cell" style:parent-style-name="Default">
      <style:table-cell-properties fo:border-bottom="0.06pt solid #000000" fo:border-left="0.06pt solid #000000" fo:border-right="none" fo:border-top="none"/>
    </style:style>
    <style:style style:name="ce81" style:family="table-cell" style:parent-style-name="Default">
      <style:table-cell-properties fo:border-bottom="1.25pt solid #000000" fo:background-color="#cccccc" fo:border-left="0.06pt solid #000000" fo:border-right="none" fo:border-top="none"/>
    </style:style>
    <style:style style:name="ce202" style:family="table-cell" style:parent-style-name="Default">
      <style:table-cell-properties fo:border-bottom="none" fo:background-color="#dddddd" fo:border-left="0.06pt solid #000000" fo:border-right="none" fo:border-top="1.25pt solid #000000"/>
    </style:style>
    <style:style style:name="ce199" style:family="table-cell" style:parent-style-name="Default">
      <style:table-cell-properties fo:border-bottom="0.06pt solid #000000" fo:background-color="#dddddd" fo:border-left="0.06pt solid #000000" fo:border-right="none" fo:border-top="none"/>
    </style:style>
    <style:style style:name="ce278" style:family="table-cell" style:parent-style-name="Default">
      <style:table-cell-properties fo:border-bottom="none" fo:background-color="#dddddd" fo:border-left="0.06pt solid #000000" fo:border-right="none" fo:border-top="0.06pt solid #000000"/>
    </style:style>
    <style:style style:name="ce269" style:family="table-cell" style:parent-style-name="Default">
      <style:table-cell-properties fo:border-bottom="1.76pt solid #000000" fo:background-color="#dddddd" fo:border-left="0.06pt solid #000000" fo:border-right="none" fo:border-top="none"/>
    </style:style>
    <style:style style:name="ce82" style:family="table-cell" style:parent-style-name="Default">
      <style:table-cell-properties fo:border-bottom="none" fo:border-left="none" fo:border-right="1.76pt solid #000000" fo:border-top="1.76pt solid #000000"/>
    </style:style>
    <style:style style:name="ce83" style:family="table-cell" style:parent-style-name="Default">
      <style:table-cell-properties fo:border-bottom="0.06pt solid #000000" fo:background-color="#cccccc" fo:border-left="none" fo:border-right="1.76pt solid #000000" fo:border-top="none"/>
    </style:style>
    <style:style style:name="ce84" style:family="table-cell" style:parent-style-name="Default">
      <style:table-cell-properties fo:border-bottom="none" fo:border-left="none" fo:border-right="1.76pt solid #000000" fo:border-top="0.06pt solid #000000"/>
    </style:style>
    <style:style style:name="ce85" style:family="table-cell" style:parent-style-name="Default">
      <style:table-cell-properties fo:border-bottom="1.25pt solid #000000" fo:border-left="none" fo:border-right="1.76pt solid #000000" fo:border-top="none"/>
    </style:style>
    <style:style style:name="ce86" style:family="table-cell" style:parent-style-name="Default">
      <style:table-cell-properties fo:border-bottom="none" fo:border-left="none" fo:border-right="1.76pt solid #000000" fo:border-top="1.25pt solid #000000"/>
    </style:style>
    <style:style style:name="ce277" style:family="table-cell" style:parent-style-name="Default">
      <style:table-cell-properties fo:border-bottom="1.5pt solid #ff0000" fo:border-left="none" fo:border-right="1.76pt solid #000000" fo:border-top="none"/>
    </style:style>
    <style:style style:name="ce88" style:family="table-cell" style:parent-style-name="Default">
      <style:table-cell-properties fo:border-bottom="1.76pt solid #000000" fo:border-left="none" fo:border-right="1.76pt solid #000000" fo:border-top="none"/>
    </style:style>
    <style:style style:name="ce210" style:family="table-cell" style:parent-style-name="Default">
      <style:table-cell-properties fo:border-bottom="none" fo:background-color="transparent" fo:border-left="none" fo:border-right="1.76pt solid #000000" fo:border-top="1.76pt solid #000000"/>
    </style:style>
    <style:style style:name="ce211" style:family="table-cell" style:parent-style-name="Default">
      <style:table-cell-properties fo:border-bottom="0.06pt solid #000000" fo:background-color="transparent" fo:border-left="none" fo:border-right="1.76pt solid #000000" fo:border-top="none"/>
    </style:style>
    <style:style style:name="ce212" style:family="table-cell" style:parent-style-name="Default">
      <style:table-cell-properties fo:border-bottom="none" fo:background-color="transparent" fo:border-left="none" fo:border-right="1.76pt solid #000000" fo:border-top="0.06pt solid #000000"/>
    </style:style>
    <style:style style:name="ce213" style:family="table-cell" style:parent-style-name="Default">
      <style:table-cell-properties fo:border-bottom="1.25pt solid #000000" fo:background-color="transparent" fo:border-left="none" fo:border-right="1.76pt solid #000000" fo:border-top="none"/>
    </style:style>
    <style:style style:name="ce293" style:family="table-cell" style:parent-style-name="Default">
      <style:table-cell-properties fo:border-bottom="none" fo:background-color="#dddddd" fo:border-left="none" fo:border-right="1.76pt solid #000000" fo:border-top="1.25pt solid #000000"/>
    </style:style>
    <style:style style:name="ce294" style:family="table-cell" style:parent-style-name="Default">
      <style:table-cell-properties fo:border-bottom="0.06pt solid #000000" fo:background-color="#dddddd" fo:border-left="none" fo:border-right="1.76pt solid #000000" fo:border-top="none"/>
    </style:style>
    <style:style style:name="ce289" style:family="table-cell" style:parent-style-name="Default">
      <style:table-cell-properties fo:border-bottom="none" fo:background-color="#dddddd" fo:border-left="none" fo:border-right="1.76pt solid #000000" fo:border-top="0.06pt solid #000000"/>
    </style:style>
    <style:style style:name="ce290" style:family="table-cell" style:parent-style-name="Default">
      <style:table-cell-properties fo:border-bottom="1.76pt solid #000000" fo:background-color="#dddddd" fo:border-left="none" fo:border-right="1.76pt solid #000000" fo:border-top="none"/>
    </style:style>
    <style:style style:name="ce220" style:family="table-cell" style:parent-style-name="Default">
      <style:table-cell-properties fo:border-bottom="none" fo:background-color="#dddddd" fo:border-left="none" fo:border-right="1.25pt solid #000000" fo:border-top="1.25pt solid #000000"/>
    </style:style>
    <style:style style:name="ce292" style:family="table-cell" style:parent-style-name="Default">
      <style:table-cell-properties fo:border-bottom="none" fo:background-color="#dddddd" fo:border-left="none" fo:border-right="1.25pt solid #000000" fo:border-top="none"/>
    </style:style>
    <style:style style:name="ce295" style:family="table-cell" style:parent-style-name="Default">
      <style:table-cell-properties fo:border-bottom="1.76pt solid #000000" fo:background-color="#dddddd" fo:border-left="none" fo:border-right="1.25pt solid #000000" fo:border-top="none"/>
    </style:style>
    <style:style style:name="ce89" style:family="table-cell" style:parent-style-name="Default">
      <style:table-cell-properties fo:border-bottom="0.06pt solid #000000" fo:border-left="1.76pt solid #000000" fo:border-right="none" fo:border-top="none"/>
    </style:style>
    <style:style style:name="ce90" style:family="table-cell" style:parent-style-name="Default">
      <style:table-cell-properties fo:border-bottom="none" fo:background-color="#cccccc" fo:border-left="1.76pt solid #000000" fo:border-right="none" fo:border-top="0.06pt solid #000000"/>
    </style:style>
    <style:style style:name="ce298" style:family="table-cell" style:parent-style-name="Default">
      <style:table-cell-properties fo:border-bottom="1.5pt solid #ff0000" fo:border-left="1.76pt solid #000000" fo:border-right="none" fo:border-top="none"/>
    </style:style>
    <style:style style:name="ce91" style:family="table-cell" style:parent-style-name="Default">
      <style:table-cell-properties fo:border-bottom="1.76pt solid #000000" fo:background-color="#cccccc" fo:border-left="1.76pt solid #000000" fo:border-right="none" fo:border-top="none"/>
    </style:style>
    <style:style style:name="ce141" style:family="table-cell" style:parent-style-name="Default">
      <style:table-cell-properties fo:border-bottom="none" fo:background-color="#dddddd" fo:border-left="1.76pt solid #000000" fo:border-right="none" fo:border-top="1.76pt solid #000000"/>
    </style:style>
    <style:style style:name="ce142" style:family="table-cell" style:parent-style-name="Default">
      <style:table-cell-properties fo:border-bottom="0.06pt solid #000000" fo:background-color="#dddddd" fo:border-left="1.76pt solid #000000" fo:border-right="none" fo:border-top="none"/>
    </style:style>
    <style:style style:name="ce92" style:family="table-cell" style:parent-style-name="Default">
      <style:table-cell-properties fo:border-bottom="none" fo:background-color="#cccccc" fo:border-left="0.06pt solid #000000" fo:border-right="none" fo:border-top="0.06pt solid #000000"/>
    </style:style>
    <style:style style:name="ce93" style:family="table-cell" style:parent-style-name="Default">
      <style:table-cell-properties fo:border-bottom="none" fo:background-color="#cccccc" fo:border-left="0.06pt solid #000000" fo:border-right="none" fo:border-top="1.25pt solid #000000"/>
    </style:style>
    <style:style style:name="ce94" style:family="table-cell" style:parent-style-name="Default">
      <style:table-cell-properties fo:border-bottom="none" fo:border-left="none" fo:border-right="1.25pt solid #000000" fo:border-top="1.76pt solid #000000"/>
    </style:style>
    <style:style style:name="ce61" style:family="table-cell" style:parent-style-name="Default">
      <style:table-cell-properties fo:border-bottom="0.06pt solid #000000" fo:border-left="none" fo:border-right="1.25pt solid #000000" fo:border-top="none"/>
    </style:style>
    <style:style style:name="ce62" style:family="table-cell" style:parent-style-name="Default">
      <style:table-cell-properties fo:border-bottom="none" fo:border-left="none" fo:border-right="1.25pt solid #000000" fo:border-top="0.06pt solid #000000"/>
    </style:style>
    <style:style style:name="ce95" style:family="table-cell" style:parent-style-name="Default">
      <style:table-cell-properties fo:border-bottom="1.25pt solid #000000" fo:background-color="#cccccc" fo:border-left="none" fo:border-right="1.25pt solid #000000" fo:border-top="none"/>
    </style:style>
    <style:style style:name="ce96" style:family="table-cell" style:parent-style-name="Default">
      <style:table-cell-properties fo:border-bottom="none" fo:border-left="none" fo:border-right="1.25pt solid #000000" fo:border-top="1.25pt solid #000000"/>
    </style:style>
    <style:style style:name="ce309" style:family="table-cell" style:parent-style-name="Default">
      <style:table-cell-properties fo:border-bottom="1.5pt solid #ff0000" fo:border-left="none" fo:border-right="1.25pt solid #000000" fo:border-top="none"/>
    </style:style>
    <style:style style:name="ce97" style:family="table-cell" style:parent-style-name="Default">
      <style:table-cell-properties fo:border-bottom="1.76pt solid #000000" fo:background-color="#cccccc" fo:border-left="none" fo:border-right="1.25pt solid #000000" fo:border-top="none"/>
    </style:style>
    <style:style style:name="ce98" style:family="table-cell" style:parent-style-name="Default">
      <style:table-cell-properties fo:border-bottom="none" fo:border-left="1.25pt solid #000000" fo:border-right="none" fo:border-top="1.25pt solid #000000"/>
    </style:style>
    <style:style style:name="ce99" style:family="table-cell" style:parent-style-name="Default">
      <style:table-cell-properties fo:border-bottom="1.76pt solid #000000" fo:background-color="#cccccc" fo:border-left="1.25pt solid #000000" fo:border-right="none" fo:border-top="none"/>
    </style:style>
    <style:style style:name="ce189" style:family="table-cell" style:parent-style-name="Default">
      <style:table-cell-properties fo:border-bottom="none" fo:background-color="transparent" fo:border-left="1.25pt solid #000000" fo:border-right="none" fo:border-top="1.76pt solid #000000"/>
    </style:style>
    <style:style style:name="ce238" style:family="table-cell" style:parent-style-name="Default">
      <style:table-cell-properties fo:border-bottom="none" fo:background-color="#dddddd" fo:border-left="1.25pt solid #000000" fo:border-right="none" fo:border-top="0.06pt solid #000000"/>
    </style:style>
    <style:style style:name="ce315" style:family="table-cell" style:parent-style-name="Default">
      <style:table-cell-properties fo:border-bottom="1.25pt solid #000000" fo:background-color="#dddddd" fo:border-left="1.25pt solid #000000" fo:border-right="none" fo:border-top="none"/>
    </style:style>
    <style:style style:name="ce239" style:family="table-cell" style:parent-style-name="Default">
      <style:table-cell-properties fo:border-bottom="1.76pt solid #000000" fo:background-color="#dddddd" fo:border-left="1.25pt solid #000000" fo:border-right="none" fo:border-top="none"/>
    </style:style>
    <style:style style:name="ce317" style:family="table-cell" style:parent-style-name="Default">
      <style:table-cell-properties fo:border-bottom="1.25pt solid #000000" fo:background-color="#dddddd" fo:border-left="none" fo:border-right="0.06pt solid #000000" fo:border-top="none"/>
    </style:style>
    <style:style style:name="ce318" style:family="table-cell" style:parent-style-name="Default">
      <style:table-cell-properties fo:border-bottom="1.5pt solid #ff0000" fo:border-left="0.06pt solid #000000" fo:border-right="none" fo:border-top="none"/>
    </style:style>
    <style:style style:name="ce279" style:family="table-cell" style:parent-style-name="Default">
      <style:table-cell-properties fo:border-bottom="1.25pt solid #000000" fo:background-color="#dddddd" fo:border-left="0.06pt solid #000000" fo:border-right="none" fo:border-top="none"/>
    </style:style>
    <style:style style:name="ce100" style:family="table-cell" style:parent-style-name="Default">
      <style:table-cell-properties fo:border-bottom="1.25pt solid #000000" fo:background-color="#cccccc" fo:border-left="none" fo:border-right="1.76pt solid #000000" fo:border-top="none"/>
    </style:style>
    <style:style style:name="ce101" style:family="table-cell" style:parent-style-name="Default">
      <style:table-cell-properties fo:border-bottom="none" fo:background-color="#cccccc" fo:border-left="none" fo:border-right="1.76pt solid #000000" fo:border-top="1.25pt solid #000000"/>
    </style:style>
    <style:style style:name="ce322" style:family="table-cell" style:parent-style-name="Default">
      <style:table-cell-properties fo:border-bottom="1.5pt solid #ff0000" fo:background-color="#cccccc" fo:border-left="none" fo:border-right="1.76pt solid #000000" fo:border-top="none"/>
    </style:style>
    <style:style style:name="ce323" style:family="table-cell" style:parent-style-name="Default">
      <style:table-cell-properties fo:border-bottom="1.25pt solid #000000" fo:background-color="#dddddd" fo:border-left="none" fo:border-right="1.76pt solid #000000" fo:border-top="none"/>
    </style:style>
    <style:style style:name="ce214" style:family="table-cell" style:parent-style-name="Default">
      <style:table-cell-properties fo:border-bottom="none" fo:background-color="transparent" fo:border-left="none" fo:border-right="1.76pt solid #000000" fo:border-top="1.25pt solid #000000"/>
    </style:style>
    <style:style style:name="ce350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2" style:family="table-cell" style:parent-style-name="Default">
      <style:table-cell-properties fo:background-color="#ffff00"/>
    </style:style>
    <style:style style:name="ce103" style:family="table-cell" style:parent-style-name="Default" style:data-style-name="N0"/>
    <style:style style:name="ce104" style:family="table-cell" style:parent-style-name="Default">
      <style:table-cell-properties fo:background-color="#cccccc"/>
    </style:style>
    <style:style style:name="ce10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56" style:family="table-cell" style:parent-style-name="Default">
      <style:table-cell-properties fo:border-bottom="1.5pt solid #000000" fo:border-left="none" fo:border-right="none" fo:border-top="none"/>
      <style:text-properties fo:font-size="6pt" style:font-size-asian="6pt" style:font-size-complex="6pt"/>
    </style:style>
    <style:style style:name="ce357" style:family="table-cell" style:parent-style-name="Default">
      <style:text-properties fo:font-size="6pt" style:font-size-asian="6pt" style:font-size-complex="6pt"/>
    </style:style>
    <style:style style:name="ce358" style:family="table-cell" style:parent-style-name="Default">
      <style:table-cell-properties fo:border-bottom="0.99pt solid #000000" fo:border-left="none" fo:border-right="none" fo:border-top="none"/>
      <style:text-properties fo:font-size="6pt" style:font-size-asian="6pt" style:font-size-complex="6pt"/>
    </style:style>
    <style:style style:name="ce359" style:family="table-cell" style:parent-style-name="Default">
      <style:table-cell-properties fo:border-bottom="0.99pt double #000000" style:border-line-width-bottom="0.026cm 0.004cm 0.053cm" fo:border-left="none" fo:border-right="none" fo:border-top="none"/>
      <style:text-properties fo:font-size="6pt" style:font-size-asian="6pt" style:font-size-complex="6pt"/>
    </style:style>
    <style:style style:name="ce360" style:family="table-cell" style:parent-style-name="Default">
      <style:table-cell-properties fo:border-bottom="1.5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7pt" style:font-size-asian="7pt" style:font-size-complex="7pt"/>
    </style:style>
    <style:style style:name="ce361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cm"/>
    </style:style>
    <style:style style:name="ce362" style:family="table-cell" style:parent-style-name="Default">
      <style:table-cell-properties fo:border-bottom="1.5pt solid #000000" style:text-align-source="fix" style:repeat-content="false" fo:border-left="none" fo:border-right="none" fo:border-top="none"/>
      <style:paragraph-properties fo:text-align="center" fo:margin-left="0cm"/>
    </style:style>
    <style:style style:name="ce363" style:family="table-cell" style:parent-style-name="Default">
      <style:table-cell-properties fo:border-bottom="0.99pt double #000000" style:border-line-width-bottom="0.026cm 0.004cm 0.053cm" style:text-align-source="fix" style:repeat-content="false" fo:border-left="none" fo:border-right="none" fo:border-top="none"/>
      <style:paragraph-properties fo:text-align="center" fo:margin-left="0cm"/>
    </style:style>
    <style:style style:name="ce364" style:family="table-cell" style:parent-style-name="Default">
      <style:table-cell-properties fo:background-color="#f6f9d4" style:text-align-source="fix" style:repeat-content="false"/>
      <style:paragraph-properties fo:text-align="center" fo:margin-left="0cm"/>
    </style:style>
    <style:style style:name="ce36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6pt" style:font-size-asian="6pt" style:font-size-complex="6pt"/>
    </style:style>
    <style:style style:name="ce366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cm"/>
      <style:text-properties fo:font-size="6pt" style:font-size-asian="6pt" style:font-size-complex="6pt"/>
    </style:style>
    <style:style style:name="ce367" style:family="table-cell" style:parent-style-name="Default">
      <style:table-cell-properties fo:border-bottom="1.5pt solid #000000" style:text-align-source="fix" style:repeat-content="false" fo:border-left="none" fo:border-right="none" fo:border-top="none"/>
      <style:paragraph-properties fo:text-align="center" fo:margin-left="0cm"/>
      <style:text-properties fo:font-size="6pt" style:font-size-asian="6pt" style:font-size-complex="6pt"/>
    </style:style>
    <style:style style:name="ce368" style:family="table-cell" style:parent-style-name="Default">
      <style:table-cell-properties fo:border-bottom="0.99pt double #000000" style:border-line-width-bottom="0.026cm 0.004cm 0.053cm" style:text-align-source="fix" style:repeat-content="false" fo:border-left="none" fo:border-right="none" fo:border-top="none"/>
      <style:paragraph-properties fo:text-align="center" fo:margin-left="0cm"/>
      <style:text-properties fo:font-size="6pt" style:font-size-asian="6pt" style:font-size-complex="6pt"/>
    </style:style>
    <style:style style:name="ce369" style:family="table-cell" style:parent-style-name="Default">
      <style:table-cell-properties fo:background-color="#f6f9d4" style:text-align-source="fix" style:repeat-content="false"/>
      <style:paragraph-properties fo:text-align="center" fo:margin-left="0cm"/>
      <style:text-properties fo:font-size="6pt" style:font-size-asian="6pt" style:font-size-complex="6pt"/>
    </style:style>
    <style:style style:name="ce37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1" fo:font-weight="normal" style:font-name-asian="Liberation Sans1" style:font-weight-asian="normal" style:font-name-complex="Liberation Sans1" style:font-weight-complex="normal"/>
    </style:style>
    <style:style style:name="ce37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1" fo:font-size="6pt" fo:font-weight="normal" style:font-name-asian="Liberation Sans1" style:font-size-asian="6pt" style:font-weight-asian="normal" style:font-name-complex="Liberation Sans1" style:font-size-complex="6pt" style:font-weight-complex="normal"/>
    </style:style>
    <style:style style:name="ce372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cm"/>
      <style:text-properties style:font-name="Liberation Sans1" fo:font-weight="normal" style:font-name-asian="Liberation Sans1" style:font-weight-asian="normal" style:font-name-complex="Liberation Sans1" style:font-weight-complex="normal"/>
    </style:style>
    <style:style style:name="ce373" style:family="table-cell" style:parent-style-name="Default">
      <style:table-cell-properties fo:background-color="#f6f9d4" style:text-align-source="fix" style:repeat-content="false"/>
      <style:paragraph-properties fo:text-align="center" fo:margin-left="0cm"/>
      <style:text-properties style:font-name="Liberation Sans1" fo:font-weight="normal" style:font-name-asian="Liberation Sans1" style:font-weight-asian="normal" style:font-name-complex="Liberation Sans1" style:font-weight-complex="normal"/>
    </style:style>
    <style:style style:name="ce374" style:family="table-cell" style:parent-style-name="Default">
      <style:table-cell-properties fo:border-bottom="1.5pt solid #000000" fo:border-left="none" fo:border-right="none" fo:border-top="none"/>
    </style:style>
    <style:style style:name="ce375" style:family="table-cell" style:parent-style-name="Default">
      <style:table-cell-properties fo:border-bottom="1.5pt solid #000000" style:text-align-source="fix" style:repeat-content="false" fo:border-left="0.06pt solid #000000" fo:border-right="none" fo:border-top="none"/>
      <style:paragraph-properties fo:text-align="center" fo:margin-left="0cm"/>
    </style:style>
    <style:style style:name="ce376" style:family="table-cell" style:parent-style-name="Default">
      <style:table-cell-properties fo:border-bottom="none" fo:background-color="transparent" fo:border-left="0.06pt solid #000000" fo:border-right="none" fo:border-top="none"/>
      <style:text-properties style:use-window-font-color="true"/>
    </style:style>
    <style:style style:name="ce377" style:family="table-cell" style:parent-style-name="Default">
      <style:table-cell-properties fo:border-bottom="0.99pt solid #000000" fo:background-color="transparent" fo:border-left="0.06pt solid #000000" fo:border-right="none" fo:border-top="none"/>
      <style:text-properties style:use-window-font-color="true"/>
    </style:style>
    <style:style style:name="ce378" style:family="table-cell" style:parent-style-name="Default">
      <style:table-cell-properties fo:border-bottom="1.5pt solid #000000" fo:background-color="transparent" fo:border-left="0.06pt solid #000000" fo:border-right="none" fo:border-top="none"/>
      <style:text-properties style:use-window-font-color="true"/>
    </style:style>
    <style:style style:name="ce379" style:family="table-cell" style:parent-style-name="Default">
      <style:table-cell-properties fo:border-bottom="0.99pt double #000000" style:border-line-width-bottom="0.026cm 0.004cm 0.053cm" fo:background-color="transparent" fo:border-left="0.06pt solid #000000" fo:border-right="none" fo:border-top="none"/>
      <style:text-properties style:use-window-font-color="true"/>
    </style:style>
    <style:style style:name="ce380" style:family="table-cell" style:parent-style-name="Default">
      <style:table-cell-properties fo:border-bottom="none" fo:background-color="#ff972f" fo:border-left="0.06pt solid #000000" fo:border-right="none" fo:border-top="none"/>
      <style:text-properties style:use-window-font-color="true"/>
    </style:style>
    <style:style style:name="ce381" style:family="table-cell" style:parent-style-name="Default">
      <style:table-cell-properties fo:border-bottom="none" fo:border-left="0.06pt solid #000000" fo:border-right="none" fo:border-top="none"/>
    </style:style>
    <style:style style:name="ce382" style:family="table-cell" style:parent-style-name="Default">
      <style:table-cell-properties fo:background-color="transparent"/>
      <style:text-properties style:use-window-font-color="true"/>
    </style:style>
    <style:style style:name="ce383" style:family="table-cell" style:parent-style-name="Default">
      <style:table-cell-properties fo:border-bottom="0.99pt solid #000000" fo:background-color="transparent" fo:border-left="none" fo:border-right="none" fo:border-top="none"/>
      <style:text-properties style:use-window-font-color="true"/>
    </style:style>
    <style:style style:name="ce384" style:family="table-cell" style:parent-style-name="Default">
      <style:table-cell-properties fo:border-bottom="1.5pt solid #000000" fo:background-color="transparent" fo:border-left="none" fo:border-right="none" fo:border-top="none"/>
      <style:text-properties style:use-window-font-color="true"/>
    </style:style>
    <style:style style:name="ce385" style:family="table-cell" style:parent-style-name="Default">
      <style:table-cell-properties fo:border-bottom="0.99pt double #000000" style:border-line-width-bottom="0.026cm 0.004cm 0.053cm" fo:background-color="transparent" fo:border-left="none" fo:border-right="none" fo:border-top="none"/>
      <style:text-properties style:use-window-font-color="true"/>
    </style:style>
    <style:style style:name="ce386" style:family="table-cell" style:parent-style-name="Default">
      <style:table-cell-properties fo:background-color="#ff972f"/>
      <style:text-properties style:use-window-font-color="true"/>
    </style:style>
    <style:style style:name="ce387" style:family="table-cell" style:parent-style-name="Default">
      <style:table-cell-properties fo:background-color="#cbe4ff"/>
      <style:text-properties fo:color="#00a933"/>
    </style:style>
    <style:style style:name="ce388" style:family="table-cell" style:parent-style-name="Default">
      <style:table-cell-properties fo:border-bottom="0.99pt solid #000000" fo:background-color="#cbe4ff" fo:border-left="none" fo:border-right="none" fo:border-top="none"/>
      <style:text-properties fo:color="#00a933"/>
    </style:style>
    <style:style style:name="ce389" style:family="table-cell" style:parent-style-name="Default">
      <style:table-cell-properties fo:border-bottom="1.5pt solid #000000" fo:background-color="#cbe4ff" fo:border-left="none" fo:border-right="none" fo:border-top="none"/>
      <style:text-properties fo:color="#00a933"/>
    </style:style>
    <style:style style:name="ce390" style:family="table-cell" style:parent-style-name="Default">
      <style:table-cell-properties fo:border-bottom="0.99pt double #000000" style:border-line-width-bottom="0.026cm 0.004cm 0.053cm" fo:background-color="#cbe4ff" fo:border-left="none" fo:border-right="none" fo:border-top="none"/>
      <style:text-properties fo:color="#00a933"/>
    </style:style>
    <style:style style:name="ce391" style:family="table-cell" style:parent-style-name="Default">
      <style:table-cell-properties fo:background-color="transparent"/>
      <style:text-properties style:use-window-font-color="true" fo:font-size="6pt" style:font-size-asian="6pt" style:font-size-complex="6pt"/>
    </style:style>
    <style:style style:name="ce392" style:family="table-cell" style:parent-style-name="Default">
      <style:table-cell-properties fo:border-bottom="0.99pt solid #000000" fo:background-color="transparent" fo:border-left="none" fo:border-right="none" fo:border-top="none"/>
      <style:text-properties style:use-window-font-color="true" fo:font-size="6pt" style:font-size-asian="6pt" style:font-size-complex="6pt"/>
    </style:style>
    <style:style style:name="ce393" style:family="table-cell" style:parent-style-name="Default">
      <style:table-cell-properties fo:border-bottom="1.5pt solid #000000" fo:background-color="transparent" fo:border-left="none" fo:border-right="none" fo:border-top="none"/>
      <style:text-properties style:use-window-font-color="true" fo:font-size="6pt" style:font-size-asian="6pt" style:font-size-complex="6pt"/>
    </style:style>
    <style:style style:name="ce394" style:family="table-cell" style:parent-style-name="Default">
      <style:table-cell-properties fo:border-bottom="0.99pt double #000000" style:border-line-width-bottom="0.026cm 0.004cm 0.053cm" fo:background-color="transparent" fo:border-left="none" fo:border-right="none" fo:border-top="none"/>
      <style:text-properties style:use-window-font-color="true" fo:font-size="6pt" style:font-size-asian="6pt" style:font-size-complex="6pt"/>
    </style:style>
    <style:style style:name="ce395" style:family="table-cell" style:parent-style-name="Default">
      <style:table-cell-properties fo:background-color="#ff972f"/>
      <style:text-properties style:use-window-font-color="true" fo:font-size="6pt" style:font-size-asian="6pt" style:font-size-complex="6pt"/>
    </style:style>
    <style:style style:name="ce396" style:family="table-cell" style:parent-style-name="Default">
      <style:table-cell-properties fo:border-bottom="1.5pt solid #000000" fo:border-left="0.99pt solid #000000" fo:border-right="none" fo:border-top="none"/>
      <style:text-properties fo:font-size="6pt" style:font-size-asian="6pt" style:font-size-complex="6pt"/>
    </style:style>
    <style:style style:name="ce397" style:family="table-cell" style:parent-style-name="Default">
      <style:table-cell-properties fo:border-bottom="none" fo:border-left="0.99pt solid #000000" fo:border-right="none" fo:border-top="none"/>
      <style:text-properties fo:font-size="6pt" style:font-size-asian="6pt" style:font-size-complex="6pt"/>
    </style:style>
    <style:style style:name="ce398" style:family="table-cell" style:parent-style-name="Default">
      <style:table-cell-properties fo:border-bottom="0.99pt solid #000000" fo:border-left="0.99pt solid #000000" fo:border-right="none" fo:border-top="none"/>
      <style:text-properties fo:font-size="6pt" style:font-size-asian="6pt" style:font-size-complex="6pt"/>
    </style:style>
    <style:style style:name="ce399" style:family="table-cell" style:parent-style-name="Default">
      <style:table-cell-properties fo:border-bottom="0.99pt double #000000" style:border-line-width-bottom="0.026cm 0.004cm 0.053cm" fo:border-left="0.99pt solid #000000" fo:border-right="none" fo:border-top="none"/>
      <style:text-properties fo:font-size="6pt" style:font-size-asian="6pt" style:font-size-complex="6pt"/>
    </style:style>
    <style:style style:name="ce400" style:family="table-cell" style:parent-style-name="Default">
      <style:table-cell-properties fo:border-bottom="none" fo:border-left="0.06pt solid #000000" fo:border-right="none" fo:border-top="none"/>
      <style:text-properties style:use-window-font-color="true"/>
    </style:style>
    <style:style style:name="ce401" style:family="table-cell" style:parent-style-name="Default">
      <style:table-cell-properties fo:border-bottom="0.99pt solid #000000" fo:border-left="0.06pt solid #000000" fo:border-right="none" fo:border-top="none"/>
      <style:text-properties style:use-window-font-color="true"/>
    </style:style>
    <style:style style:name="ce402" style:family="table-cell" style:parent-style-name="Default">
      <style:table-cell-properties fo:border-bottom="1.5pt solid #000000" fo:border-left="0.06pt solid #000000" fo:border-right="none" fo:border-top="none"/>
      <style:text-properties style:use-window-font-color="true"/>
    </style:style>
    <style:style style:name="ce403" style:family="table-cell" style:parent-style-name="Default">
      <style:table-cell-properties fo:border-bottom="0.99pt double #000000" style:border-line-width-bottom="0.026cm 0.004cm 0.053cm" fo:border-left="0.06pt solid #000000" fo:border-right="none" fo:border-top="none"/>
      <style:text-properties style:use-window-font-color="true"/>
    </style:style>
    <style:style style:name="ce404" style:family="table-cell" style:parent-style-name="Default">
      <style:text-properties style:use-window-font-color="true"/>
    </style:style>
    <style:style style:name="ce405" style:family="table-cell" style:parent-style-name="Default">
      <style:table-cell-properties fo:border-bottom="0.99pt solid #000000" fo:border-left="none" fo:border-right="none" fo:border-top="none"/>
      <style:text-properties style:use-window-font-color="true"/>
    </style:style>
    <style:style style:name="ce406" style:family="table-cell" style:parent-style-name="Default">
      <style:table-cell-properties fo:border-bottom="1.5pt solid #000000" fo:border-left="none" fo:border-right="none" fo:border-top="none"/>
      <style:text-properties style:use-window-font-color="true"/>
    </style:style>
    <style:style style:name="ce407" style:family="table-cell" style:parent-style-name="Default">
      <style:table-cell-properties fo:border-bottom="0.99pt double #000000" style:border-line-width-bottom="0.026cm 0.004cm 0.053cm" fo:border-left="none" fo:border-right="none" fo:border-top="none"/>
      <style:text-properties style:use-window-font-color="true"/>
    </style:style>
    <style:style style:name="ce408" style:family="table-cell" style:parent-style-name="Default">
      <style:text-properties style:use-window-font-color="true" fo:font-size="6pt" style:font-size-asian="6pt" style:font-size-complex="6pt"/>
    </style:style>
    <style:style style:name="ce409" style:family="table-cell" style:parent-style-name="Default">
      <style:table-cell-properties fo:border-bottom="0.99pt solid #000000" fo:border-left="none" fo:border-right="none" fo:border-top="none"/>
      <style:text-properties style:use-window-font-color="true" fo:font-size="6pt" style:font-size-asian="6pt" style:font-size-complex="6pt"/>
    </style:style>
    <style:style style:name="ce410" style:family="table-cell" style:parent-style-name="Default">
      <style:table-cell-properties fo:border-bottom="1.5pt solid #000000" fo:border-left="none" fo:border-right="none" fo:border-top="none"/>
      <style:text-properties style:use-window-font-color="true" fo:font-size="6pt" style:font-size-asian="6pt" style:font-size-complex="6pt"/>
    </style:style>
    <style:style style:name="ce411" style:family="table-cell" style:parent-style-name="Default">
      <style:table-cell-properties fo:border-bottom="0.99pt double #000000" style:border-line-width-bottom="0.026cm 0.004cm 0.053cm" fo:border-left="none" fo:border-right="none" fo:border-top="none"/>
      <style:text-properties style:use-window-font-color="true" fo:font-size="6pt" style:font-size-asian="6pt" style:font-size-complex="6pt"/>
    </style:style>
    <style:style style:name="ce412" style:family="table-cell" style:parent-style-name="Default">
      <style:table-cell-properties fo:border-bottom="1.5pt solid #000000" fo:border-left="1.5pt double-thin #000000" style:border-line-width-left="0.018cm 0.018cm 0.018cm" fo:border-right="none" fo:border-top="none"/>
      <style:text-properties fo:font-size="6pt" style:font-size-asian="6pt" style:font-size-complex="6pt"/>
    </style:style>
    <style:style style:name="ce413" style:family="table-cell" style:parent-style-name="Default">
      <style:table-cell-properties fo:border-bottom="none" fo:border-left="1.5pt double-thin #000000" style:border-line-width-left="0.018cm 0.018cm 0.018cm" fo:border-right="none" fo:border-top="none"/>
      <style:text-properties fo:font-size="6pt" style:font-size-asian="6pt" style:font-size-complex="6pt"/>
    </style:style>
    <style:style style:name="ce414" style:family="table-cell" style:parent-style-name="Default">
      <style:table-cell-properties fo:border-bottom="0.99pt solid #000000" fo:border-left="1.5pt double-thin #000000" style:border-line-width-left="0.018cm 0.018cm 0.018cm" fo:border-right="none" fo:border-top="none"/>
      <style:text-properties fo:font-size="6pt" style:font-size-asian="6pt" style:font-size-complex="6pt"/>
    </style:style>
    <style:style style:name="ce415" style:family="table-cell" style:parent-style-name="Default">
      <style:table-cell-properties fo:border-bottom="0.99pt double #000000" style:border-line-width-bottom="0.026cm 0.004cm 0.053cm" fo:border-left="1.5pt double-thin #000000" style:border-line-width-left="0.018cm 0.018cm 0.018cm" fo:border-right="none" fo:border-top="none"/>
      <style:text-properties fo:font-size="6pt" style:font-size-asian="6pt" style:font-size-complex="6pt"/>
    </style:style>
    <style:style style:name="ce416" style:family="table-cell" style:parent-style-name="Default">
      <style:table-cell-properties fo:border-bottom="0.99pt solid #000000" fo:border-left="0.06pt solid #000000" fo:border-right="none" fo:border-top="none"/>
    </style:style>
    <style:style style:name="ce417" style:family="table-cell" style:parent-style-name="Default">
      <style:table-cell-properties fo:border-bottom="1.5pt solid #000000" fo:border-left="0.06pt solid #000000" fo:border-right="none" fo:border-top="none"/>
    </style:style>
    <style:style style:name="ce418" style:family="table-cell" style:parent-style-name="Default">
      <style:table-cell-properties fo:border-bottom="0.99pt double #000000" style:border-line-width-bottom="0.026cm 0.004cm 0.053cm" fo:border-left="0.06pt solid #000000" fo:border-right="none" fo:border-top="none"/>
    </style:style>
    <style:style style:name="ce419" style:family="table-cell" style:parent-style-name="Default">
      <style:table-cell-properties fo:border-bottom="0.99pt solid #000000" fo:border-left="none" fo:border-right="none" fo:border-top="none"/>
    </style:style>
    <style:style style:name="ce420" style:family="table-cell" style:parent-style-name="Default">
      <style:table-cell-properties fo:border-bottom="0.99pt double #000000" style:border-line-width-bottom="0.026cm 0.004cm 0.053cm" fo:border-left="none" fo:border-right="none" fo:border-top="none"/>
    </style:style>
    <style:style style:name="ce421" style:family="table-cell" style:parent-style-name="Default">
      <style:table-cell-properties fo:border-bottom="1.5pt solid #000000" fo:border-left="3pt double-thin #000000" style:border-line-width-left="0.018cm 0.071cm 0.018cm" fo:border-right="none" fo:border-top="none"/>
      <style:text-properties fo:font-size="6pt" style:font-size-asian="6pt" style:font-size-complex="6pt"/>
    </style:style>
    <style:style style:name="ce422" style:family="table-cell" style:parent-style-name="Default">
      <style:table-cell-properties fo:border-bottom="none" style:text-align-source="fix" style:repeat-content="false" fo:border-left="3pt double-thin #000000" style:border-line-width-left="0.018cm 0.071cm 0.018cm" fo:border-right="none" fo:border-top="none"/>
      <style:paragraph-properties fo:text-align="end" fo:margin-left="0cm"/>
      <style:text-properties fo:font-size="6pt" style:font-size-asian="6pt" style:font-size-complex="6pt"/>
    </style:style>
    <style:style style:name="ce423" style:family="table-cell" style:parent-style-name="Default">
      <style:table-cell-properties fo:border-bottom="0.99pt solid #000000" style:text-align-source="fix" style:repeat-content="false" fo:border-left="3pt double-thin #000000" style:border-line-width-left="0.018cm 0.071cm 0.018cm" fo:border-right="none" fo:border-top="none"/>
      <style:paragraph-properties fo:text-align="end" fo:margin-left="0cm"/>
      <style:text-properties fo:font-size="6pt" style:font-size-asian="6pt" style:font-size-complex="6pt"/>
    </style:style>
    <style:style style:name="ce424" style:family="table-cell" style:parent-style-name="Default">
      <style:table-cell-properties fo:border-bottom="1.5pt solid #000000" style:text-align-source="fix" style:repeat-content="false" fo:border-left="3pt double-thin #000000" style:border-line-width-left="0.018cm 0.071cm 0.018cm" fo:border-right="none" fo:border-top="none"/>
      <style:paragraph-properties fo:text-align="end" fo:margin-left="0cm"/>
      <style:text-properties fo:font-size="6pt" style:font-size-asian="6pt" style:font-size-complex="6pt"/>
    </style:style>
    <style:style style:name="ce425" style:family="table-cell" style:parent-style-name="Default">
      <style:table-cell-properties fo:border-bottom="0.99pt double #000000" style:border-line-width-bottom="0.026cm 0.004cm 0.053cm" style:text-align-source="fix" style:repeat-content="false" fo:border-left="3pt double-thin #000000" style:border-line-width-left="0.018cm 0.071cm 0.018cm" fo:border-right="none" fo:border-top="none"/>
      <style:paragraph-properties fo:text-align="end" fo:margin-left="0cm"/>
      <style:text-properties fo:font-size="6pt" style:font-size-asian="6pt" style:font-size-complex="6pt"/>
    </style:style>
    <style:style style:name="ce426" style:family="table-cell" style:parent-style-name="Default">
      <style:table-cell-properties fo:border-bottom="none" fo:border-left="3pt double-thin #000000" style:border-line-width-left="0.018cm 0.071cm 0.018cm" fo:border-right="none" fo:border-top="none"/>
      <style:text-properties fo:font-size="6pt" style:font-size-asian="6pt" style:font-size-complex="6pt"/>
    </style:style>
    <style:style style:name="ce427" style:family="table-cell" style:parent-style-name="Default">
      <style:table-cell-properties fo:border-bottom="none" fo:background-color="#ff972f" fo:border-left="0.06pt solid #000000" fo:border-right="none" fo:border-top="none"/>
    </style:style>
    <style:style style:name="ce428" style:family="table-cell" style:parent-style-name="Default">
      <style:table-cell-properties fo:background-color="#ff972f"/>
    </style:style>
    <style:style style:name="ce429" style:family="table-cell" style:parent-style-name="Default">
      <style:table-cell-properties fo:background-color="#ff972f"/>
      <style:text-properties fo:font-size="6pt" style:font-size-asian="6pt" style:font-size-complex="6pt"/>
    </style:style>
    <style:style style:name="ce430" style:family="table-cell" style:parent-style-name="Default">
      <style:table-cell-properties fo:border-bottom="none" style:text-align-source="fix" style:repeat-content="false" fo:border-left="0.99pt solid #000000" fo:border-right="none" fo:border-top="none"/>
      <style:paragraph-properties fo:text-align="end" fo:margin-left="0cm"/>
      <style:text-properties fo:font-size="6pt" style:font-size-asian="6pt" style:font-size-complex="6pt"/>
    </style:style>
    <style:style style:name="ce431" style:family="table-cell" style:parent-style-name="Default">
      <style:table-cell-properties fo:border-bottom="0.99pt solid #000000" style:text-align-source="fix" style:repeat-content="false" fo:border-left="0.99pt solid #000000" fo:border-right="none" fo:border-top="none"/>
      <style:paragraph-properties fo:text-align="end" fo:margin-left="0cm"/>
      <style:text-properties fo:font-size="6pt" style:font-size-asian="6pt" style:font-size-complex="6pt"/>
    </style:style>
    <style:style style:name="ce432" style:family="table-cell" style:parent-style-name="Default">
      <style:table-cell-properties fo:border-bottom="1.5pt solid #000000" style:text-align-source="fix" style:repeat-content="false" fo:border-left="0.99pt solid #000000" fo:border-right="none" fo:border-top="none"/>
      <style:paragraph-properties fo:text-align="end" fo:margin-left="0cm"/>
      <style:text-properties fo:font-size="6pt" style:font-size-asian="6pt" style:font-size-complex="6pt"/>
    </style:style>
    <style:style style:name="ce433" style:family="table-cell" style:parent-style-name="Default">
      <style:table-cell-properties fo:border-bottom="0.99pt double #000000" style:border-line-width-bottom="0.026cm 0.004cm 0.053cm" style:text-align-source="fix" style:repeat-content="false" fo:border-left="0.99pt solid #000000" fo:border-right="none" fo:border-top="none"/>
      <style:paragraph-properties fo:text-align="end" fo:margin-left="0cm"/>
      <style:text-properties fo:font-size="6pt" style:font-size-asian="6pt" style:font-size-complex="6pt"/>
    </style:style>
    <style:style style:name="ce434" style:family="table-cell" style:parent-style-name="Default">
      <style:table-cell-properties fo:border-bottom="none" style:text-align-source="fix" style:repeat-content="false" fo:border-left="1.5pt double-thin #000000" style:border-line-width-left="0.018cm 0.018cm 0.018cm" fo:border-right="none" fo:border-top="none"/>
      <style:paragraph-properties fo:text-align="end" fo:margin-left="0cm"/>
      <style:text-properties fo:font-size="6pt" style:font-size-asian="6pt" style:font-size-complex="6pt"/>
    </style:style>
    <style:style style:name="ce435" style:family="table-cell" style:parent-style-name="Default">
      <style:table-cell-properties fo:border-bottom="0.99pt solid #000000" style:text-align-source="fix" style:repeat-content="false" fo:border-left="1.5pt double-thin #000000" style:border-line-width-left="0.018cm 0.018cm 0.018cm" fo:border-right="none" fo:border-top="none"/>
      <style:paragraph-properties fo:text-align="end" fo:margin-left="0cm"/>
      <style:text-properties fo:font-size="6pt" style:font-size-asian="6pt" style:font-size-complex="6pt"/>
    </style:style>
    <style:style style:name="ce436" style:family="table-cell" style:parent-style-name="Default">
      <style:table-cell-properties fo:border-bottom="1.5pt solid #000000" style:text-align-source="fix" style:repeat-content="false" fo:border-left="1.5pt double-thin #000000" style:border-line-width-left="0.018cm 0.018cm 0.018cm" fo:border-right="none" fo:border-top="none"/>
      <style:paragraph-properties fo:text-align="end" fo:margin-left="0cm"/>
      <style:text-properties fo:font-size="6pt" style:font-size-asian="6pt" style:font-size-complex="6pt"/>
    </style:style>
    <style:style style:name="ce437" style:family="table-cell" style:parent-style-name="Default">
      <style:table-cell-properties fo:border-bottom="0.99pt double #000000" style:border-line-width-bottom="0.026cm 0.004cm 0.053cm" style:text-align-source="fix" style:repeat-content="false" fo:border-left="1.5pt double-thin #000000" style:border-line-width-left="0.018cm 0.018cm 0.018cm" fo:border-right="none" fo:border-top="none"/>
      <style:paragraph-properties fo:text-align="end" fo:margin-left="0cm"/>
      <style:text-properties fo:font-size="6pt" style:font-size-asian="6pt" style:font-size-complex="6pt"/>
    </style:style>
    <style:style style:name="ce438" style:family="table-cell" style:parent-style-name="Default">
      <style:table-cell-properties fo:border="none"/>
    </style:style>
    <style:style style:name="ce439" style:family="table-cell" style:parent-style-name="Default">
      <style:table-cell-properties fo:background-color="#ff972f" fo:border="none"/>
    </style:style>
    <style:style style:name="ce440" style:family="table-cell" style:parent-style-name="Default">
      <style:table-cell-properties fo:border-bottom="none" fo:background-color="#cbe4ff" fo:border-left="0.06pt solid #000000" fo:border-right="none" fo:border-top="none"/>
      <style:text-properties fo:color="#00a933"/>
    </style:style>
    <style:style style:name="ce441" style:family="table-cell" style:parent-style-name="Default">
      <style:table-cell-properties fo:border-bottom="0.99pt solid #000000" fo:background-color="#cbe4ff" fo:border-left="0.06pt solid #000000" fo:border-right="none" fo:border-top="none"/>
      <style:text-properties fo:color="#00a933"/>
    </style:style>
    <style:style style:name="ce442" style:family="table-cell" style:parent-style-name="Default">
      <style:table-cell-properties fo:border-bottom="1.5pt solid #000000" fo:background-color="#cbe4ff" fo:border-left="0.06pt solid #000000" fo:border-right="none" fo:border-top="none"/>
      <style:text-properties fo:color="#00a933"/>
    </style:style>
    <style:style style:name="ce443" style:family="table-cell" style:parent-style-name="Default">
      <style:table-cell-properties fo:border-bottom="0.99pt double #000000" style:border-line-width-bottom="0.026cm 0.004cm 0.053cm" fo:background-color="#cbe4ff" fo:border-left="0.06pt solid #000000" fo:border-right="none" fo:border-top="none"/>
      <style:text-properties fo:color="#00a933"/>
    </style:style>
    <style:style style:name="ce444" style:family="table-cell" style:parent-style-name="Default">
      <style:table-cell-properties fo:border-bottom="1.5pt solid #000000" style:text-align-source="fix" style:repeat-content="false" fo:border-left="0.06pt solid #000000" fo:border-right="2.01pt double-thin #000000" style:border-line-width-right="0.018cm 0.035cm 0.018cm" fo:border-top="none"/>
      <style:paragraph-properties fo:text-align="center" fo:margin-left="0cm"/>
      <style:text-properties fo:font-size="6pt" style:font-size-asian="6pt" style:font-size-complex="6pt"/>
    </style:style>
    <style:style style:name="ce445" style:family="table-cell" style:parent-style-name="Default">
      <style:table-cell-properties fo:border-bottom="none" fo:border-left="0.06pt solid #000000" fo:border-right="2.01pt double-thin #000000" style:border-line-width-right="0.018cm 0.035cm 0.018cm" fo:border-top="none"/>
      <style:text-properties fo:font-size="6pt" style:font-size-asian="6pt" style:font-size-complex="6pt"/>
    </style:style>
    <style:style style:name="ce446" style:family="table-cell" style:parent-style-name="Default">
      <style:table-cell-properties fo:border-bottom="none" fo:background-color="#ff972f" fo:border-left="0.06pt solid #000000" fo:border-right="2.01pt double-thin #000000" style:border-line-width-right="0.018cm 0.035cm 0.018cm" fo:border-top="none"/>
      <style:text-properties fo:font-size="6pt" style:font-size-asian="6pt" style:font-size-complex="6pt"/>
    </style:style>
    <style:style style:name="ce447" style:family="table-cell" style:parent-style-name="Default">
      <style:table-cell-properties fo:border-bottom="0.99pt solid #000000" fo:border-left="0.06pt solid #000000" fo:border-right="2.01pt double-thin #000000" style:border-line-width-right="0.018cm 0.035cm 0.018cm" fo:border-top="none"/>
      <style:text-properties fo:font-size="6pt" style:font-size-asian="6pt" style:font-size-complex="6pt"/>
    </style:style>
    <style:style style:name="ce448" style:family="table-cell" style:parent-style-name="Default">
      <style:table-cell-properties fo:border-bottom="1.5pt solid #000000" fo:border-left="0.06pt solid #000000" fo:border-right="2.01pt double-thin #000000" style:border-line-width-right="0.018cm 0.035cm 0.018cm" fo:border-top="none"/>
      <style:text-properties fo:font-size="6pt" style:font-size-asian="6pt" style:font-size-complex="6pt"/>
    </style:style>
    <style:style style:name="ce449" style:family="table-cell" style:parent-style-name="Default">
      <style:table-cell-properties fo:border-bottom="0.99pt double #000000" style:border-line-width-bottom="0.026cm 0.004cm 0.053cm" fo:border-left="0.06pt solid #000000" fo:border-right="2.01pt double-thin #000000" style:border-line-width-right="0.018cm 0.035cm 0.018cm" fo:border-top="none"/>
      <style:text-properties fo:font-size="6pt" style:font-size-asian="6pt" style:font-size-complex="6pt"/>
    </style:style>
  </office:automatic-styles>
  <office:body>
    <office:spreadsheet>
      <table:calculation-settings table:automatic-find-labels="false" table:use-regular-expressions="false" table:use-wildcards="true"/>
      <table:table table:name="Dirs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ce37"/>
        <table:table-column table:style-name="co2" table:default-cell-style-name="ce39"/>
        <table:table-column table:style-name="co1" table:number-columns-repeated="3" table:default-cell-style-name="Default"/>
        <table:table-row table:style-name="ro1">
          <table:table-cell table:number-columns-repeated="6"/>
          <table:table-cell table:style-name="Default" table:number-columns-repeated="2"/>
          <table:table-cell table:number-columns-repeated="3"/>
        </table:table-row>
        <table:table-row table:style-name="ro2">
          <table:table-cell/>
          <table:table-cell table:style-name="ce21" office:value-type="float" office:value="0" calcext:value-type="float">
            <text:p>0</text:p>
          </table:table-cell>
          <table:table-cell table:style-name="ce25" table:formula="of:=[.B2]+1" office:value-type="float" office:value="1" calcext:value-type="float">
            <text:p>1</text:p>
          </table:table-cell>
          <table:table-cell table:style-name="ce29" office:value-type="float" office:value="4" calcext:value-type="float">
            <text:p>4</text:p>
          </table:table-cell>
          <table:table-cell table:style-name="ce33" table:formula="of:=[.D2]+1"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table:style-name="ce38" office:value-type="string" calcext:value-type="string">
            <text:p>O</text:p>
          </table:table-cell>
          <table:table-cell table:number-columns-repeated="3"/>
        </table:table-row>
        <table:table-row table:style-name="ro2">
          <table:table-cell/>
          <table:table-cell table:style-name="ce22" table:formula="of:=[.C2]+1" office:value-type="float" office:value="2" calcext:value-type="float">
            <text:p>2</text:p>
          </table:table-cell>
          <table:table-cell table:style-name="ce26" table:formula="of:=[.B3]+1" office:value-type="float" office:value="3" calcext:value-type="float">
            <text:p>3</text:p>
          </table:table-cell>
          <table:table-cell table:style-name="ce30" table:formula="of:=[.E2]+1" office:value-type="float" office:value="6" calcext:value-type="float">
            <text:p>6</text:p>
          </table:table-cell>
          <table:table-cell table:style-name="ce34" table:formula="of:=[.D3]+1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</text:p>
          </table:table-cell>
          <table:table-cell table:number-columns-repeated="3"/>
        </table:table-row>
        <table:table-row table:style-name="ro2">
          <table:table-cell/>
          <table:table-cell table:style-name="ce23" office:value-type="float" office:value="8" calcext:value-type="float">
            <text:p>8</text:p>
          </table:table-cell>
          <table:table-cell table:style-name="ce27" table:formula="of:=[.B4]+1" office:value-type="float" office:value="9" calcext:value-type="float">
            <text:p>9</text:p>
          </table:table-cell>
          <table:table-cell table:style-name="ce31" office:value-type="float" office:value="12" calcext:value-type="float">
            <text:p>12</text:p>
          </table:table-cell>
          <table:table-cell table:style-name="ce35" table:formula="of:=[.D4]+1" office:value-type="float" office:value="13" calcext:value-type="float">
            <text:p>13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</text:p>
          </table:table-cell>
          <table:table-cell table:number-columns-repeated="3"/>
        </table:table-row>
        <table:table-row table:style-name="ro2">
          <table:table-cell/>
          <table:table-cell table:style-name="ce24" table:formula="of:=[.C4]+1" office:value-type="float" office:value="10" calcext:value-type="float">
            <text:p>10</text:p>
          </table:table-cell>
          <table:table-cell table:style-name="ce28" table:formula="of:=[.B5]+1" office:value-type="float" office:value="11" calcext:value-type="float">
            <text:p>11</text:p>
          </table:table-cell>
          <table:table-cell table:style-name="ce32" table:formula="of:=[.E4]+1" office:value-type="float" office:value="14" calcext:value-type="float">
            <text:p>14</text:p>
          </table:table-cell>
          <table:table-cell table:style-name="ce36" table:formula="of:=[.D5]+1" office:value-type="float" office:value="15" calcext:value-type="float">
            <text:p>15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</text:p>
          </table:table-cell>
          <table:table-cell table:number-columns-repeated="3"/>
        </table:table-row>
        <table:table-row table:style-name="ro2">
          <table:table-cell table:number-columns-repeated="6"/>
          <table:table-cell office:value-type="float" office:value="4" calcext:value-type="float">
            <text:p>4</text:p>
          </table:table-cell>
          <table:table-cell office:value-type="string" calcext:value-type="string">
            <text:p></text:p>
          </table:table-cell>
          <table:table-cell table:number-columns-repeated="2"/>
          <table:table-cell table:style-name="ce40"/>
        </table:table-row>
        <table:table-row table:style-name="ro2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</text:p>
          </table:table-cell>
          <table:table-cell table:number-columns-repeated="3"/>
        </table:table-row>
        <table:table-row table:style-name="ro2">
          <table:table-cell table:number-columns-repeated="6"/>
          <table:table-cell office:value-type="float" office:value="6" calcext:value-type="float">
            <text:p>6</text:p>
          </table:table-cell>
          <table:table-cell office:value-type="string" calcext:value-type="string">
            <text:p></text:p>
          </table:table-cell>
          <table:table-cell table:number-columns-repeated="3"/>
        </table:table-row>
        <table:table-row table:style-name="ro2">
          <table:table-cell table:number-columns-repeated="6"/>
          <table:table-cell office:value-type="float" office:value="7" calcext:value-type="float">
            <text:p>7</text:p>
          </table:table-cell>
          <table:table-cell office:value-type="string" calcext:value-type="string">
            <text:p></text:p>
          </table:table-cell>
          <table:table-cell table:number-columns-repeated="3"/>
        </table:table-row>
        <table:table-row table:style-name="ro2">
          <table:table-cell table:number-columns-repeated="6"/>
          <table:table-cell office:value-type="float" office:value="8" calcext:value-type="float">
            <text:p>8</text:p>
          </table:table-cell>
          <table:table-cell office:value-type="string" calcext:value-type="string">
            <text:p></text:p>
          </table:table-cell>
          <table:table-cell table:number-columns-repeated="3"/>
        </table:table-row>
      </table:table>
      <table:table table:name="Screen" table:style-name="ta1">
        <table:table-column table:style-name="co5" table:default-cell-style-name="ce41"/>
        <table:table-column table:style-name="co5" table:number-columns-repeated="16" table:default-cell-style-name="Default"/>
        <table:table-column table:style-name="co6" table:default-cell-style-name="ce41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default-cell-style-name="Default"/>
        <table:table-column table:style-name="co10" table:default-cell-style-name="Default"/>
        <table:table-column table:style-name="co1" table:number-columns-repeated="1001" table:default-cell-style-name="Default"/>
        <table:table-row table:style-name="ro1">
          <table:table-cell/>
          <table:table-cell table:style-name="ce41" office:value-type="float" office:value="0" calcext:value-type="float">
            <text:p>0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float" office:value="9" calcext:value-type="float">
            <text:p>9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float" office:value="11" calcext:value-type="float">
            <text:p>11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float" office:value="13" calcext:value-type="float">
            <text:p>13</text:p>
          </table:table-cell>
          <table:table-cell table:style-name="ce41" office:value-type="float" office:value="14" calcext:value-type="float">
            <text:p>14</text:p>
          </table:table-cell>
          <table:table-cell table:style-name="ce41" office:value-type="float" office:value="15" calcext:value-type="float">
            <text:p>15</text:p>
          </table:table-cell>
          <table:table-cell/>
          <table:table-cell table:style-name="ce350" office:value-type="float" office:value="0" calcext:value-type="float">
            <text:p>0</text:p>
          </table:table-cell>
          <table:table-cell table:style-name="ce41" table:number-columns-repeated="1005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2"/>
          <table:table-cell table:style-name="ce48"/>
          <table:table-cell table:style-name="ce54"/>
          <table:table-cell table:style-name="ce204"/>
          <table:table-cell table:style-name="ce66"/>
          <table:table-cell table:style-name="ce74"/>
          <table:table-cell table:style-name="ce79"/>
          <table:table-cell table:style-name="ce82"/>
          <table:table-cell table:style-name="ce42"/>
          <table:table-cell table:style-name="ce48"/>
          <table:table-cell table:style-name="ce79"/>
          <table:table-cell table:style-name="ce94"/>
          <table:table-cell table:style-name="ce66"/>
          <table:table-cell table:style-name="ce74"/>
          <table:table-cell table:style-name="ce79"/>
          <table:table-cell table:style-name="ce82"/>
          <table:table-cell office:value-type="float" office:value="7" calcext:value-type="float">
            <text:p>7</text:p>
          </table:table-cell>
          <table:table-cell table:formula="of:=16*8" office:value-type="float" office:value="128" calcext:value-type="float">
            <text:p>128</text:p>
          </table:table-cell>
          <table:table-cell office:value-type="string" calcext:value-type="string">
            <text:p>Base:</text:p>
          </table:table-cell>
          <table:table-cell table:style-name="ce102"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formula="of:=[.U2]*[.V2]" office:value-type="float" office:value="128" calcext:value-type="float">
            <text:p>128</text:p>
          </table:table-cell>
          <table:table-cell table:number-columns-repeated="2"/>
          <table:table-cell table:style-name="ce105" office:value-type="string" calcext:value-type="string">
            <text:p>cnt</text:p>
          </table:table-cell>
          <table:table-cell office:value-type="float" office:value="37" calcext:value-type="float">
            <text:p>37</text:p>
          </table:table-cell>
          <table:table-cell table:number-columns-repeated="997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43"/>
          <table:table-cell table:style-name="ce49"/>
          <table:table-cell table:style-name="ce55"/>
          <table:table-cell table:style-name="ce205"/>
          <table:table-cell table:style-name="ce67"/>
          <table:table-cell table:style-name="ce75"/>
          <table:table-cell table:style-name="ce80"/>
          <table:table-cell table:style-name="ce83"/>
          <table:table-cell table:style-name="ce89"/>
          <table:table-cell table:style-name="ce75"/>
          <table:table-cell table:style-name="ce80"/>
          <table:table-cell table:style-name="ce61"/>
          <table:table-cell table:style-name="ce67"/>
          <table:table-cell table:style-name="ce75"/>
          <table:table-cell table:style-name="ce80"/>
          <table:table-cell table:style-name="ce83"/>
          <table:table-cell office:value-type="float" office:value="6" calcext:value-type="float">
            <text:p>6</text:p>
          </table:table-cell>
          <table:table-cell table:number-columns-repeated="2"/>
          <table:table-cell table:style-name="ce103" table:formula="of:=INT( RAND()*BaseRnd)" office:value-type="float" office:value="4" calcext:value-type="float">
            <text:p>4</text:p>
          </table:table-cell>
          <table:table-cell table:style-name="ce103" table:formula="of:=INT(RAND()*BaseRnd/2)" office:value-type="float" office:value="7" calcext:value-type="float">
            <text:p>7</text:p>
          </table:table-cell>
          <table:table-cell table:formula="of:=[.V3]*BaseRnd+[.U3]" office:value-type="float" office:value="116" calcext:value-type="float">
            <text:p>116</text:p>
          </table:table-cell>
          <table:table-cell table:style-name="ce104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88" calcext:value-type="float">
            <text:p>88</text:p>
          </table:table-cell>
          <table:table-cell table:number-columns-repeated="99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4"/>
          <table:table-cell table:style-name="ce50"/>
          <table:table-cell table:style-name="ce56"/>
          <table:table-cell table:style-name="ce206"/>
          <table:table-cell table:style-name="ce68"/>
          <table:table-cell table:style-name="ce50"/>
          <table:table-cell table:style-name="ce56"/>
          <table:table-cell table:style-name="ce84"/>
          <table:table-cell table:style-name="ce90"/>
          <table:table-cell table:style-name="ce50"/>
          <table:table-cell table:style-name="ce92"/>
          <table:table-cell table:style-name="ce62"/>
          <table:table-cell table:style-name="ce68"/>
          <table:table-cell table:style-name="ce50"/>
          <table:table-cell table:style-name="ce56"/>
          <table:table-cell table:style-name="ce84"/>
          <table:table-cell office:value-type="float" office:value="5" calcext:value-type="float">
            <text:p>5</text:p>
          </table:table-cell>
          <table:table-cell table:number-columns-repeated="2"/>
          <table:table-cell table:style-name="ce103" table:formula="of:=INT( RAND()*BaseRnd)" office:value-type="float" office:value="0" calcext:value-type="float">
            <text:p>0</text:p>
          </table:table-cell>
          <table:table-cell table:style-name="ce103" table:formula="of:=INT(RAND()*BaseRnd/2)" office:value-type="float" office:value="4" calcext:value-type="float">
            <text:p>4</text:p>
          </table:table-cell>
          <table:table-cell table:formula="of:=[.V4]*BaseRnd+[.U4]" office:value-type="float" office:value="64" calcext:value-type="float">
            <text:p>64</text:p>
          </table:table-cell>
          <table:table-cell table:style-name="ce104"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61" calcext:value-type="float">
            <text:p>61</text:p>
          </table:table-cell>
          <table:table-cell table:number-columns-repeated="998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5"/>
          <table:table-cell table:style-name="ce51"/>
          <table:table-cell table:style-name="ce57"/>
          <table:table-cell table:style-name="ce207"/>
          <table:table-cell table:style-name="ce69"/>
          <table:table-cell table:style-name="ce76"/>
          <table:table-cell table:style-name="ce81"/>
          <table:table-cell table:style-name="ce85"/>
          <table:table-cell table:style-name="ce45"/>
          <table:table-cell table:style-name="ce76"/>
          <table:table-cell table:style-name="ce81"/>
          <table:table-cell table:style-name="ce95"/>
          <table:table-cell table:style-name="ce69"/>
          <table:table-cell table:style-name="ce76"/>
          <table:table-cell table:style-name="ce57"/>
          <table:table-cell table:style-name="ce100"/>
          <table:table-cell office:value-type="float" office:value="4" calcext:value-type="float">
            <text:p>4</text:p>
          </table:table-cell>
          <table:table-cell table:number-columns-repeated="2"/>
          <table:table-cell table:style-name="ce103" table:formula="of:=INT( RAND()*BaseRnd)" office:value-type="float" office:value="6" calcext:value-type="float">
            <text:p>6</text:p>
          </table:table-cell>
          <table:table-cell table:style-name="ce103" table:formula="of:=INT(RAND()*BaseRnd/2)" office:value-type="float" office:value="7" calcext:value-type="float">
            <text:p>7</text:p>
          </table:table-cell>
          <table:table-cell table:formula="of:=[.V5]*BaseRnd+[.U5]" office:value-type="float" office:value="118" calcext:value-type="float">
            <text:p>118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  <table:table-cell table:number-columns-repeated="99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6"/>
          <table:table-cell table:style-name="ce52"/>
          <table:table-cell table:style-name="ce58"/>
          <table:table-cell table:style-name="ce208"/>
          <table:table-cell table:style-name="ce70"/>
          <table:table-cell table:style-name="ce77"/>
          <table:table-cell table:style-name="ce58"/>
          <table:table-cell table:style-name="ce86"/>
          <table:table-cell table:style-name="ce46"/>
          <table:table-cell table:style-name="ce77"/>
          <table:table-cell table:style-name="ce93"/>
          <table:table-cell table:style-name="ce96"/>
          <table:table-cell table:style-name="ce98"/>
          <table:table-cell table:style-name="ce52"/>
          <table:table-cell table:style-name="ce58"/>
          <table:table-cell table:style-name="ce101"/>
          <table:table-cell office:value-type="float" office:value="3" calcext:value-type="float">
            <text:p>3</text:p>
          </table:table-cell>
          <table:table-cell table:number-columns-repeated="2"/>
          <table:table-cell table:style-name="ce103" table:formula="of:=INT( RAND()*BaseRnd)" office:value-type="float" office:value="12" calcext:value-type="float">
            <text:p>12</text:p>
          </table:table-cell>
          <table:table-cell table:style-name="ce103" table:formula="of:=INT(RAND()*BaseRnd/2)" office:value-type="float" office:value="5" calcext:value-type="float">
            <text:p>5</text:p>
          </table:table-cell>
          <table:table-cell table:formula="of:=[.V6]*BaseRnd+[.U6]" office:value-type="float" office:value="92" calcext:value-type="float">
            <text:p>92</text:p>
          </table:table-cell>
          <table:table-cell table:style-name="ce104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21" calcext:value-type="float">
            <text:p>121</text:p>
          </table:table-cell>
          <table:table-cell table:number-columns-repeated="998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13"/>
          <table:table-cell table:style-name="ce132"/>
          <table:table-cell table:style-name="ce188"/>
          <table:table-cell table:style-name="ce209"/>
          <table:table-cell table:style-name="ce232"/>
          <table:table-cell table:style-name="ce255"/>
          <table:table-cell table:style-name="ce188"/>
          <table:table-cell table:style-name="ce277"/>
          <table:table-cell table:style-name="ce298"/>
          <table:table-cell table:style-name="ce132"/>
          <table:table-cell table:style-name="ce188"/>
          <table:table-cell table:style-name="ce309"/>
          <table:table-cell table:style-name="ce232"/>
          <table:table-cell table:style-name="ce255"/>
          <table:table-cell table:style-name="ce318"/>
          <table:table-cell table:style-name="ce322"/>
          <table:table-cell office:value-type="float" office:value="2" calcext:value-type="float">
            <text:p>2</text:p>
          </table:table-cell>
          <table:table-cell table:number-columns-repeated="2"/>
          <table:table-cell table:style-name="ce103" table:formula="of:=INT( RAND()*BaseRnd)" office:value-type="float" office:value="12" calcext:value-type="float">
            <text:p>12</text:p>
          </table:table-cell>
          <table:table-cell table:style-name="ce103" table:formula="of:=INT(RAND()*BaseRnd/2)" office:value-type="float" office:value="7" calcext:value-type="float">
            <text:p>7</text:p>
          </table:table-cell>
          <table:table-cell table:formula="of:=[.V7]*BaseRnd+[.U7]" office:value-type="float" office:value="124" calcext:value-type="float">
            <text:p>124</text:p>
          </table:table-cell>
          <table:table-cell table:style-name="ce10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4"/>
          <table:table-cell table:style-name="ce50"/>
          <table:table-cell table:style-name="ce56"/>
          <table:table-cell table:style-name="ce206"/>
          <table:table-cell table:style-name="ce72"/>
          <table:table-cell table:style-name="ce78"/>
          <table:table-cell table:style-name="ce56"/>
          <table:table-cell table:style-name="ce84"/>
          <table:table-cell table:style-name="ce90"/>
          <table:table-cell table:style-name="ce50"/>
          <table:table-cell table:style-name="ce56"/>
          <table:table-cell table:style-name="ce62"/>
          <table:table-cell table:style-name="ce68"/>
          <table:table-cell table:style-name="ce50"/>
          <table:table-cell table:style-name="ce56"/>
          <table:table-cell table:style-name="ce84"/>
          <table:table-cell office:value-type="float" office:value="1" calcext:value-type="float">
            <text:p>1</text:p>
          </table:table-cell>
          <table:table-cell table:number-columns-repeated="2"/>
          <table:table-cell table:style-name="ce103" table:formula="of:=INT( RAND()*BaseRnd)" office:value-type="float" office:value="6" calcext:value-type="float">
            <text:p>6</text:p>
          </table:table-cell>
          <table:table-cell table:style-name="ce103" table:formula="of:=INT(RAND()*BaseRnd/2)" office:value-type="float" office:value="1" calcext:value-type="float">
            <text:p>1</text:p>
          </table:table-cell>
          <table:table-cell table:formula="of:=[.V8]*BaseRnd+[.U8]" office:value-type="float" office:value="22" calcext:value-type="float">
            <text:p>22</text:p>
          </table:table-cell>
          <table:table-cell table:style-name="ce10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table:number-columns-repeated="99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47"/>
          <table:table-cell table:style-name="ce53"/>
          <table:table-cell table:style-name="ce59"/>
          <table:table-cell table:style-name="ce218"/>
          <table:table-cell table:style-name="ce73"/>
          <table:table-cell table:style-name="ce53"/>
          <table:table-cell table:style-name="ce59"/>
          <table:table-cell table:style-name="ce88"/>
          <table:table-cell table:style-name="ce91"/>
          <table:table-cell table:style-name="ce53"/>
          <table:table-cell table:style-name="ce59"/>
          <table:table-cell table:style-name="ce97"/>
          <table:table-cell table:style-name="ce99"/>
          <table:table-cell table:style-name="ce53"/>
          <table:table-cell table:style-name="ce59"/>
          <table:table-cell table:style-name="ce88"/>
          <table:table-cell office:value-type="float" office:value="0" calcext:value-type="float">
            <text:p>0</text:p>
          </table:table-cell>
          <table:table-cell table:number-columns-repeated="2"/>
          <table:table-cell table:style-name="ce103" table:formula="of:=INT( RAND()*BaseRnd)" office:value-type="float" office:value="2" calcext:value-type="float">
            <text:p>2</text:p>
          </table:table-cell>
          <table:table-cell table:style-name="ce103" table:formula="of:=INT(RAND()*BaseRnd/2)" office:value-type="float" office:value="6" calcext:value-type="float">
            <text:p>6</text:p>
          </table:table-cell>
          <table:table-cell table:formula="of:=[.V9]*BaseRnd+[.U9]" office:value-type="float" office:value="98" calcext:value-type="float">
            <text:p>98</text:p>
          </table:table-cell>
          <table:table-cell table:style-name="ce104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0" calcext:value-type="float">
            <text:p>70</text:p>
          </table:table-cell>
          <table:table-cell table:number-columns-repeated="998"/>
        </table:table-row>
        <table:table-row table:style-name="ro1">
          <table:table-cell/>
          <table:table-cell table:style-name="ce41" office:value-type="float" office:value="0" calcext:value-type="float">
            <text:p>0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float" office:value="9" calcext:value-type="float">
            <text:p>9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float" office:value="11" calcext:value-type="float">
            <text:p>11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float" office:value="13" calcext:value-type="float">
            <text:p>13</text:p>
          </table:table-cell>
          <table:table-cell table:style-name="ce41" office:value-type="float" office:value="14" calcext:value-type="float">
            <text:p>14</text:p>
          </table:table-cell>
          <table:table-cell table:style-name="ce41" office:value-type="float" office:value="15" calcext:value-type="float">
            <text:p>15</text:p>
          </table:table-cell>
          <table:table-cell/>
          <table:table-cell table:style-name="ce41" table:number-columns-repeated="2"/>
          <table:table-cell table:style-name="ce103" table:formula="of:=INT( RAND()*BaseRnd)" office:value-type="float" office:value="0" calcext:value-type="float">
            <text:p>0</text:p>
          </table:table-cell>
          <table:table-cell table:style-name="ce103" table:formula="of:=INT(RAND()*BaseRnd/2)" office:value-type="float" office:value="5" calcext:value-type="float">
            <text:p>5</text:p>
          </table:table-cell>
          <table:table-cell table:formula="of:=[.V10]*BaseRnd+[.U10]" office:value-type="float" office:value="80" calcext:value-type="float">
            <text:p>80</text:p>
          </table:table-cell>
          <table:table-cell table:style-name="ce104"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table:style-name="ce41" table:number-columns-repeated="998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15"/>
          <table:table-cell table:style-name="ce143"/>
          <table:table-cell table:style-name="ce117"/>
          <table:table-cell table:style-name="ce146"/>
          <table:table-cell table:style-name="ce115"/>
          <table:table-cell table:style-name="ce143"/>
          <table:table-cell table:style-name="ce115"/>
          <table:table-cell table:style-name="ce146"/>
          <table:table-cell table:style-name="ce115"/>
          <table:table-cell table:style-name="ce146"/>
          <table:table-cell table:style-name="ce115"/>
          <table:table-cell table:style-name="ce146"/>
          <table:table-cell table:style-name="ce115"/>
          <table:table-cell table:style-name="ce146"/>
          <table:table-cell table:style-name="ce115"/>
          <table:table-cell table:style-name="ce146"/>
          <table:table-cell office:value-type="float" office:value="7" calcext:value-type="float">
            <text:p>7</text:p>
          </table:table-cell>
          <table:table-cell table:formula="of:=[.S2]" office:value-type="float" office:value="128" calcext:value-type="float">
            <text:p>128</text:p>
          </table:table-cell>
          <table:table-cell/>
          <table:table-cell table:style-name="ce103" table:formula="of:=INT( RAND()*BaseRnd)" office:value-type="float" office:value="7" calcext:value-type="float">
            <text:p>7</text:p>
          </table:table-cell>
          <table:table-cell table:style-name="ce103" table:formula="of:=INT(RAND()*BaseRnd/2)" office:value-type="float" office:value="6" calcext:value-type="float">
            <text:p>6</text:p>
          </table:table-cell>
          <table:table-cell table:formula="of:=[.V11]*BaseRnd+[.U11]" office:value-type="float" office:value="103" calcext:value-type="float">
            <text:p>103</text:p>
          </table:table-cell>
          <table:table-cell table:style-name="ce104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table:number-columns-repeated="998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16"/>
          <table:table-cell table:style-name="ce144"/>
          <table:table-cell table:style-name="ce116"/>
          <table:table-cell table:style-name="ce144"/>
          <table:table-cell table:style-name="ce116"/>
          <table:table-cell table:style-name="ce156"/>
          <table:table-cell table:style-name="ce116"/>
          <table:table-cell table:style-name="ce144"/>
          <table:table-cell table:style-name="ce235"/>
          <table:table-cell table:style-name="ce156"/>
          <table:table-cell table:style-name="ce116"/>
          <table:table-cell table:style-name="ce144"/>
          <table:table-cell table:style-name="ce116"/>
          <table:table-cell table:style-name="ce144"/>
          <table:table-cell table:style-name="ce116"/>
          <table:table-cell table:style-name="ce144"/>
          <table:table-cell office:value-type="float" office:value="6" calcext:value-type="float">
            <text:p>6</text:p>
          </table:table-cell>
          <table:table-cell table:number-columns-repeated="2"/>
          <table:table-cell table:style-name="ce103" table:formula="of:=INT( RAND()*BaseRnd)" office:value-type="float" office:value="0" calcext:value-type="float">
            <text:p>0</text:p>
          </table:table-cell>
          <table:table-cell table:style-name="ce103" table:formula="of:=INT(RAND()*BaseRnd/2)" office:value-type="float" office:value="2" calcext:value-type="float">
            <text:p>2</text:p>
          </table:table-cell>
          <table:table-cell table:formula="of:=[.V12]*BaseRnd+[.U12]" office:value-type="float" office:value="32" calcext:value-type="float">
            <text:p>32</text:p>
          </table:table-cell>
          <table:table-cell table:style-name="ce10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table:number-columns-repeated="99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17"/>
          <table:table-cell table:style-name="ce146"/>
          <table:table-cell table:style-name="ce115"/>
          <table:table-cell table:style-name="ce146"/>
          <table:table-cell table:style-name="ce115"/>
          <table:table-cell table:style-name="ce146"/>
          <table:table-cell table:style-name="ce117"/>
          <table:table-cell table:style-name="ce146"/>
          <table:table-cell table:style-name="ce115"/>
          <table:table-cell table:style-name="ce146"/>
          <table:table-cell table:style-name="ce115"/>
          <table:table-cell table:style-name="ce146"/>
          <table:table-cell table:style-name="ce115"/>
          <table:table-cell table:style-name="ce146"/>
          <table:table-cell table:style-name="ce117"/>
          <table:table-cell table:style-name="ce143"/>
          <table:table-cell office:value-type="float" office:value="5" calcext:value-type="float">
            <text:p>5</text:p>
          </table:table-cell>
          <table:table-cell table:number-columns-repeated="2"/>
          <table:table-cell table:style-name="ce103" table:formula="of:=INT( RAND()*BaseRnd)" office:value-type="float" office:value="8" calcext:value-type="float">
            <text:p>8</text:p>
          </table:table-cell>
          <table:table-cell table:style-name="ce103" table:formula="of:=INT(RAND()*BaseRnd/2)" office:value-type="float" office:value="7" calcext:value-type="float">
            <text:p>7</text:p>
          </table:table-cell>
          <table:table-cell table:formula="of:=[.V13]*BaseRnd+[.U13]" office:value-type="float" office:value="120" calcext:value-type="float">
            <text:p>120</text:p>
          </table:table-cell>
          <table:table-cell table:style-name="ce104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998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16"/>
          <table:table-cell table:style-name="ce144"/>
          <table:table-cell table:style-name="ce116"/>
          <table:table-cell table:style-name="ce144"/>
          <table:table-cell table:style-name="ce235"/>
          <table:table-cell table:style-name="ce144"/>
          <table:table-cell table:style-name="ce116"/>
          <table:table-cell table:style-name="ce144"/>
          <table:table-cell table:style-name="ce116"/>
          <table:table-cell table:style-name="ce144"/>
          <table:table-cell table:style-name="ce116"/>
          <table:table-cell table:style-name="ce144"/>
          <table:table-cell table:style-name="ce235"/>
          <table:table-cell table:style-name="ce156"/>
          <table:table-cell table:style-name="ce235"/>
          <table:table-cell table:style-name="ce156"/>
          <table:table-cell office:value-type="float" office:value="4" calcext:value-type="float">
            <text:p>4</text:p>
          </table:table-cell>
          <table:table-cell table:number-columns-repeated="2"/>
          <table:table-cell table:style-name="ce103" table:formula="of:=INT( RAND()*BaseRnd)" office:value-type="float" office:value="4" calcext:value-type="float">
            <text:p>4</text:p>
          </table:table-cell>
          <table:table-cell table:style-name="ce103" table:formula="of:=INT(RAND()*BaseRnd/2)" office:value-type="float" office:value="2" calcext:value-type="float">
            <text:p>2</text:p>
          </table:table-cell>
          <table:table-cell table:formula="of:=[.V14]*BaseRnd+[.U14]" office:value-type="float" office:value="36" calcext:value-type="float">
            <text:p>36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table:number-columns-repeated="99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15"/>
          <table:table-cell table:style-name="ce146"/>
          <table:table-cell table:style-name="ce115"/>
          <table:table-cell table:style-name="ce146"/>
          <table:table-cell table:style-name="ce115"/>
          <table:table-cell table:style-name="ce143"/>
          <table:table-cell table:style-name="ce115"/>
          <table:table-cell table:style-name="ce143"/>
          <table:table-cell table:style-name="ce115"/>
          <table:table-cell table:style-name="ce146"/>
          <table:table-cell table:style-name="ce115"/>
          <table:table-cell table:style-name="ce146"/>
          <table:table-cell table:style-name="ce115"/>
          <table:table-cell table:style-name="ce146"/>
          <table:table-cell table:style-name="ce115"/>
          <table:table-cell table:style-name="ce146"/>
          <table:table-cell office:value-type="float" office:value="3" calcext:value-type="float">
            <text:p>3</text:p>
          </table:table-cell>
          <table:table-cell table:number-columns-repeated="2"/>
          <table:table-cell table:style-name="ce103" table:formula="of:=INT( RAND()*BaseRnd)" office:value-type="float" office:value="2" calcext:value-type="float">
            <text:p>2</text:p>
          </table:table-cell>
          <table:table-cell table:style-name="ce103" table:formula="of:=INT(RAND()*BaseRnd/2)" office:value-type="float" office:value="1" calcext:value-type="float">
            <text:p>1</text:p>
          </table:table-cell>
          <table:table-cell table:formula="of:=[.V15]*BaseRnd+[.U15]" office:value-type="float" office:value="18" calcext:value-type="float">
            <text:p>18</text:p>
          </table:table-cell>
          <table:table-cell table:style-name="ce104"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table:number-columns-repeated="998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16"/>
          <table:table-cell table:style-name="ce144"/>
          <table:table-cell table:style-name="ce116"/>
          <table:table-cell table:style-name="ce156"/>
          <table:table-cell table:style-name="ce116"/>
          <table:table-cell table:style-name="ce144"/>
          <table:table-cell table:style-name="ce116"/>
          <table:table-cell table:style-name="ce156"/>
          <table:table-cell table:style-name="ce235"/>
          <table:table-cell table:style-name="ce144"/>
          <table:table-cell table:style-name="ce116"/>
          <table:table-cell table:style-name="ce144"/>
          <table:table-cell table:style-name="ce235"/>
          <table:table-cell table:style-name="ce144"/>
          <table:table-cell table:style-name="ce235"/>
          <table:table-cell table:style-name="ce144"/>
          <table:table-cell office:value-type="float" office:value="2" calcext:value-type="float">
            <text:p>2</text:p>
          </table:table-cell>
          <table:table-cell table:number-columns-repeated="2"/>
          <table:table-cell table:style-name="ce103" table:formula="of:=INT( RAND()*BaseRnd)" office:value-type="float" office:value="13" calcext:value-type="float">
            <text:p>13</text:p>
          </table:table-cell>
          <table:table-cell table:style-name="ce103" table:formula="of:=INT(RAND()*BaseRnd/2)" office:value-type="float" office:value="2" calcext:value-type="float">
            <text:p>2</text:p>
          </table:table-cell>
          <table:table-cell table:formula="of:=[.V16]*BaseRnd+[.U16]" office:value-type="float" office:value="45" calcext:value-type="float">
            <text:p>45</text:p>
          </table:table-cell>
          <table:table-cell table:style-name="ce104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7"/>
          <table:table-cell table:style-name="ce143"/>
          <table:table-cell table:style-name="ce115"/>
          <table:table-cell table:style-name="ce146"/>
          <table:table-cell table:style-name="ce115"/>
          <table:table-cell table:style-name="ce146"/>
          <table:table-cell table:style-name="ce115"/>
          <table:table-cell table:style-name="ce143"/>
          <table:table-cell table:style-name="ce115"/>
          <table:table-cell table:style-name="ce146"/>
          <table:table-cell table:style-name="ce117"/>
          <table:table-cell table:style-name="ce146"/>
          <table:table-cell table:style-name="ce117"/>
          <table:table-cell table:style-name="ce146"/>
          <table:table-cell table:style-name="ce117"/>
          <table:table-cell table:style-name="ce146"/>
          <table:table-cell office:value-type="float" office:value="1" calcext:value-type="float">
            <text:p>1</text:p>
          </table:table-cell>
          <table:table-cell table:number-columns-repeated="2"/>
          <table:table-cell table:style-name="ce103" table:formula="of:=INT( RAND()*BaseRnd)" office:value-type="float" office:value="7" calcext:value-type="float">
            <text:p>7</text:p>
          </table:table-cell>
          <table:table-cell table:style-name="ce103" table:formula="of:=INT(RAND()*BaseRnd/2)" office:value-type="float" office:value="1" calcext:value-type="float">
            <text:p>1</text:p>
          </table:table-cell>
          <table:table-cell table:formula="of:=[.V17]*BaseRnd+[.U17]" office:value-type="float" office:value="23" calcext:value-type="float">
            <text:p>23</text:p>
          </table:table-cell>
          <table:table-cell table:style-name="ce104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table:number-columns-repeated="99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16"/>
          <table:table-cell table:style-name="ce156"/>
          <table:table-cell table:style-name="ce116"/>
          <table:table-cell table:style-name="ce156"/>
          <table:table-cell table:style-name="ce116"/>
          <table:table-cell table:style-name="ce144"/>
          <table:table-cell table:style-name="ce235"/>
          <table:table-cell table:style-name="ce156"/>
          <table:table-cell table:style-name="ce116"/>
          <table:table-cell table:style-name="ce156"/>
          <table:table-cell table:style-name="ce116"/>
          <table:table-cell table:style-name="ce144"/>
          <table:table-cell table:style-name="ce235"/>
          <table:table-cell table:style-name="ce156"/>
          <table:table-cell table:style-name="ce235"/>
          <table:table-cell table:style-name="ce156"/>
          <table:table-cell office:value-type="float" office:value="0" calcext:value-type="float">
            <text:p>0</text:p>
          </table:table-cell>
          <table:table-cell table:number-columns-repeated="2"/>
          <table:table-cell table:style-name="ce103" table:formula="of:=INT( RAND()*BaseRnd)" office:value-type="float" office:value="9" calcext:value-type="float">
            <text:p>9</text:p>
          </table:table-cell>
          <table:table-cell table:style-name="ce103" table:formula="of:=INT(RAND()*BaseRnd/2)" office:value-type="float" office:value="6" calcext:value-type="float">
            <text:p>6</text:p>
          </table:table-cell>
          <table:table-cell table:formula="of:=[.V18]*BaseRnd+[.U18]" office:value-type="float" office:value="105" calcext:value-type="float">
            <text:p>105</text:p>
          </table:table-cell>
          <table:table-cell table:style-name="ce104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998"/>
        </table:table-row>
        <table:table-row table:style-name="ro1">
          <table:table-cell/>
          <table:table-cell table:style-name="ce41" office:value-type="float" office:value="0" calcext:value-type="float">
            <text:p>0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float" office:value="9" calcext:value-type="float">
            <text:p>9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float" office:value="11" calcext:value-type="float">
            <text:p>11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float" office:value="13" calcext:value-type="float">
            <text:p>13</text:p>
          </table:table-cell>
          <table:table-cell table:style-name="ce41" office:value-type="float" office:value="14" calcext:value-type="float">
            <text:p>14</text:p>
          </table:table-cell>
          <table:table-cell table:style-name="ce41" office:value-type="float" office:value="15" calcext:value-type="float">
            <text:p>15</text:p>
          </table:table-cell>
          <table:table-cell table:number-columns-repeated="3"/>
          <table:table-cell table:style-name="ce103" table:formula="of:=INT( RAND()*BaseRnd)" office:value-type="float" office:value="0" calcext:value-type="float">
            <text:p>0</text:p>
          </table:table-cell>
          <table:table-cell table:style-name="ce103" table:formula="of:=INT(RAND()*BaseRnd/2)" office:value-type="float" office:value="0" calcext:value-type="float">
            <text:p>0</text:p>
          </table:table-cell>
          <table:table-cell table:formula="of:=[.V19]*BaseRnd+[.U19]" office:value-type="float" office:value="0" calcext:value-type="float">
            <text:p>0</text:p>
          </table:table-cell>
          <table:table-cell table:style-name="ce104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13" calcext:value-type="float">
            <text:p>113</text:p>
          </table:table-cell>
          <table:table-cell table:number-columns-repeated="998"/>
        </table:table-row>
        <table:table-row table:style-name="ro1">
          <table:table-cell table:style-name="Default"/>
          <table:table-cell table:style-name="ce63" office:value-type="float" office:value="0" calcext:value-type="float" table:number-columns-spanned="2" table:number-rows-spanned="1">
            <text:p>0</text:p>
          </table:table-cell>
          <table:covered-table-cell table:style-name="ce41"/>
          <table:table-cell table:style-name="ce63" office:value-type="float" office:value="1" calcext:value-type="float" table:number-columns-spanned="2" table:number-rows-spanned="1">
            <text:p>1</text:p>
          </table:table-cell>
          <table:covered-table-cell table:style-name="ce41"/>
          <table:table-cell table:style-name="ce63" office:value-type="float" office:value="2" calcext:value-type="float" table:number-columns-spanned="2" table:number-rows-spanned="1">
            <text:p>2</text:p>
          </table:table-cell>
          <table:covered-table-cell table:style-name="ce41"/>
          <table:table-cell table:style-name="ce63" office:value-type="float" office:value="3" calcext:value-type="float" table:number-columns-spanned="2" table:number-rows-spanned="1">
            <text:p>3</text:p>
          </table:table-cell>
          <table:covered-table-cell table:style-name="ce41"/>
          <table:table-cell table:style-name="ce63" office:value-type="float" office:value="4" calcext:value-type="float" table:number-columns-spanned="2" table:number-rows-spanned="1">
            <text:p>4</text:p>
          </table:table-cell>
          <table:covered-table-cell table:style-name="ce41"/>
          <table:table-cell table:style-name="ce63" office:value-type="float" office:value="5" calcext:value-type="float" table:number-columns-spanned="2" table:number-rows-spanned="1">
            <text:p>5</text:p>
          </table:table-cell>
          <table:covered-table-cell table:style-name="ce41"/>
          <table:table-cell table:style-name="ce63" office:value-type="float" office:value="6" calcext:value-type="float" table:number-columns-spanned="2" table:number-rows-spanned="1">
            <text:p>6</text:p>
          </table:table-cell>
          <table:covered-table-cell table:style-name="ce41"/>
          <table:table-cell table:style-name="ce63" office:value-type="float" office:value="7" calcext:value-type="float" table:number-columns-spanned="2" table:number-rows-spanned="1">
            <text:p>7</text:p>
          </table:table-cell>
          <table:covered-table-cell table:style-name="ce41"/>
          <table:table-cell table:style-name="Default"/>
          <table:table-cell table:style-name="ce350" office:value-type="float" office:value="1" calcext:value-type="float">
            <text:p>1</text:p>
          </table:table-cell>
          <table:table-cell/>
          <table:table-cell table:style-name="ce103" table:formula="of:=INT( RAND()*BaseRnd)" office:value-type="float" office:value="6" calcext:value-type="float">
            <text:p>6</text:p>
          </table:table-cell>
          <table:table-cell table:style-name="ce103" table:formula="of:=INT(RAND()*BaseRnd/2)" office:value-type="float" office:value="3" calcext:value-type="float">
            <text:p>3</text:p>
          </table:table-cell>
          <table:table-cell table:formula="of:=[.V20]*BaseRnd+[.U20]" office:value-type="float" office:value="54" calcext:value-type="float">
            <text:p>54</text:p>
          </table:table-cell>
          <table:table-cell table:style-name="ce10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5" calcext:value-type="float">
            <text:p>65</text:p>
          </table:table-cell>
          <table:table-cell table:number-columns-repeated="998"/>
        </table:table-row>
        <table:table-row table:style-name="ro1">
          <table:table-cell table:style-name="ce63" office:value-type="float" office:value="3" calcext:value-type="float" table:number-columns-spanned="1" table:number-rows-spanned="2">
            <text:p>3</text:p>
          </table:table-cell>
          <table:table-cell table:style-name="ce134"/>
          <table:table-cell table:style-name="ce147"/>
          <table:table-cell table:style-name="ce162"/>
          <table:table-cell table:style-name="ce174"/>
          <table:table-cell table:style-name="ce240"/>
          <table:table-cell table:style-name="ce170"/>
          <table:table-cell table:style-name="ce162"/>
          <table:table-cell table:style-name="ce210"/>
          <table:table-cell table:style-name="ce141"/>
          <table:table-cell table:style-name="ce170"/>
          <table:table-cell table:style-name="ce162"/>
          <table:table-cell table:style-name="ce174"/>
          <table:table-cell table:style-name="ce189"/>
          <table:table-cell table:style-name="ce147"/>
          <table:table-cell table:style-name="ce162"/>
          <table:table-cell table:style-name="ce210"/>
          <table:table-cell table:style-name="ce63" office:value-type="float" office:value="3" calcext:value-type="float" table:number-columns-spanned="1" table:number-rows-spanned="2">
            <text:p>3</text:p>
          </table:table-cell>
          <table:table-cell table:formula="of:=[.S11]/4" office:value-type="float" office:value="32" calcext:value-type="float">
            <text:p>32</text:p>
          </table:table-cell>
          <table:table-cell/>
          <table:table-cell table:style-name="ce103" table:formula="of:=INT( RAND()*BaseRnd)" office:value-type="float" office:value="0" calcext:value-type="float">
            <text:p>0</text:p>
          </table:table-cell>
          <table:table-cell table:style-name="ce103" table:formula="of:=INT(RAND()*BaseRnd/2)" office:value-type="float" office:value="0" calcext:value-type="float">
            <text:p>0</text:p>
          </table:table-cell>
          <table:table-cell table:formula="of:=[.V21]*BaseRnd+[.U21]" office:value-type="float" office:value="0" calcext:value-type="float">
            <text:p>0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998"/>
        </table:table-row>
        <table:table-row table:style-name="ro1">
          <table:covered-table-cell/>
          <table:table-cell table:style-name="ce135"/>
          <table:table-cell table:style-name="ce148"/>
          <table:table-cell table:style-name="ce163"/>
          <table:table-cell table:style-name="ce175"/>
          <table:table-cell table:style-name="ce237"/>
          <table:table-cell table:style-name="ce171"/>
          <table:table-cell table:style-name="ce163"/>
          <table:table-cell table:style-name="ce211"/>
          <table:table-cell table:style-name="ce142"/>
          <table:table-cell table:style-name="ce171"/>
          <table:table-cell table:style-name="ce163"/>
          <table:table-cell table:style-name="ce175"/>
          <table:table-cell table:style-name="ce190"/>
          <table:table-cell table:style-name="ce148"/>
          <table:table-cell table:style-name="ce163"/>
          <table:table-cell table:style-name="ce211"/>
          <table:covered-table-cell/>
          <table:table-cell table:number-columns-repeated="2"/>
          <table:table-cell table:style-name="ce103" table:formula="of:=INT( RAND()*BaseRnd)" office:value-type="float" office:value="10" calcext:value-type="float">
            <text:p>10</text:p>
          </table:table-cell>
          <table:table-cell table:style-name="ce103" table:formula="of:=INT(RAND()*BaseRnd/2)" office:value-type="float" office:value="3" calcext:value-type="float">
            <text:p>3</text:p>
          </table:table-cell>
          <table:table-cell table:formula="of:=[.V22]*BaseRnd+[.U22]" office:value-type="float" office:value="58" calcext:value-type="float">
            <text:p>58</text:p>
          </table:table-cell>
          <table:table-cell table:style-name="ce104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998"/>
        </table:table-row>
        <table:table-row table:style-name="ro1">
          <table:table-cell table:style-name="ce63" office:value-type="float" office:value="2" calcext:value-type="float" table:number-columns-spanned="1" table:number-rows-spanned="2">
            <text:p>2</text:p>
          </table:table-cell>
          <table:table-cell table:style-name="ce136"/>
          <table:table-cell table:style-name="ce149"/>
          <table:table-cell table:style-name="ce164"/>
          <table:table-cell table:style-name="ce176"/>
          <table:table-cell table:style-name="ce191"/>
          <table:table-cell table:style-name="ce149"/>
          <table:table-cell table:style-name="ce164"/>
          <table:table-cell table:style-name="ce212"/>
          <table:table-cell table:style-name="ce136"/>
          <table:table-cell table:style-name="ce149"/>
          <table:table-cell table:style-name="ce164"/>
          <table:table-cell table:style-name="ce176"/>
          <table:table-cell table:style-name="ce238"/>
          <table:table-cell table:style-name="ce247"/>
          <table:table-cell table:style-name="ce278"/>
          <table:table-cell table:style-name="ce289"/>
          <table:table-cell table:style-name="ce63" office:value-type="float" office:value="2" calcext:value-type="float" table:number-columns-spanned="1" table:number-rows-spanned="2">
            <text:p>2</text:p>
          </table:table-cell>
          <table:table-cell table:number-columns-repeated="2"/>
          <table:table-cell table:style-name="ce103" table:formula="of:=INT( RAND()*BaseRnd)" office:value-type="float" office:value="15" calcext:value-type="float">
            <text:p>15</text:p>
          </table:table-cell>
          <table:table-cell table:style-name="ce103" table:formula="of:=INT(RAND()*BaseRnd/2)" office:value-type="float" office:value="7" calcext:value-type="float">
            <text:p>7</text:p>
          </table:table-cell>
          <table:table-cell table:formula="of:=[.V23]*BaseRnd+[.U23]" office:value-type="float" office:value="127" calcext:value-type="float">
            <text:p>127</text:p>
          </table:table-cell>
          <table:table-cell table:style-name="ce104"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11" calcext:value-type="float">
            <text:p>111</text:p>
          </table:table-cell>
          <table:table-cell table:number-columns-repeated="998"/>
        </table:table-row>
        <table:table-row table:style-name="ro1">
          <table:covered-table-cell/>
          <table:table-cell table:style-name="ce137"/>
          <table:table-cell table:style-name="ce150"/>
          <table:table-cell table:style-name="ce165"/>
          <table:table-cell table:style-name="ce177"/>
          <table:table-cell table:style-name="ce192"/>
          <table:table-cell table:style-name="ce150"/>
          <table:table-cell table:style-name="ce165"/>
          <table:table-cell table:style-name="ce213"/>
          <table:table-cell table:style-name="ce137"/>
          <table:table-cell table:style-name="ce150"/>
          <table:table-cell table:style-name="ce165"/>
          <table:table-cell table:style-name="ce177"/>
          <table:table-cell table:style-name="ce315"/>
          <table:table-cell table:style-name="ce317"/>
          <table:table-cell table:style-name="ce279"/>
          <table:table-cell table:style-name="ce323"/>
          <table:covered-table-cell/>
          <table:table-cell table:number-columns-repeated="2"/>
          <table:table-cell table:style-name="ce103" table:formula="of:=INT( RAND()*BaseRnd)" office:value-type="float" office:value="10" calcext:value-type="float">
            <text:p>10</text:p>
          </table:table-cell>
          <table:table-cell table:style-name="ce103" table:formula="of:=INT(RAND()*BaseRnd/2)" office:value-type="float" office:value="6" calcext:value-type="float">
            <text:p>6</text:p>
          </table:table-cell>
          <table:table-cell table:formula="of:=[.V24]*BaseRnd+[.U24]" office:value-type="float" office:value="106" calcext:value-type="float">
            <text:p>106</text:p>
          </table:table-cell>
          <table:table-cell table:style-name="ce104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998"/>
        </table:table-row>
        <table:table-row table:style-name="ro1">
          <table:table-cell table:style-name="ce63" office:value-type="float" office:value="1" calcext:value-type="float" table:number-columns-spanned="1" table:number-rows-spanned="2">
            <text:p>1</text:p>
          </table:table-cell>
          <table:table-cell table:style-name="ce138"/>
          <table:table-cell table:style-name="ce151"/>
          <table:table-cell table:style-name="ce166"/>
          <table:table-cell table:style-name="ce178"/>
          <table:table-cell table:style-name="ce244"/>
          <table:table-cell table:style-name="ce151"/>
          <table:table-cell table:style-name="ce202"/>
          <table:table-cell table:style-name="ce293"/>
          <table:table-cell table:style-name="ce138"/>
          <table:table-cell table:style-name="ce151"/>
          <table:table-cell table:style-name="ce166"/>
          <table:table-cell table:style-name="ce178"/>
          <table:table-cell table:style-name="ce244"/>
          <table:table-cell table:style-name="ce151"/>
          <table:table-cell table:style-name="ce166"/>
          <table:table-cell table:style-name="ce214"/>
          <table:table-cell table:style-name="ce63" office:value-type="float" office:value="1" calcext:value-type="float" table:number-columns-spanned="1" table:number-rows-spanned="2">
            <text:p>1</text:p>
          </table:table-cell>
          <table:table-cell table:number-columns-repeated="2"/>
          <table:table-cell table:style-name="ce103" table:formula="of:=INT( RAND()*BaseRnd)" office:value-type="float" office:value="15" calcext:value-type="float">
            <text:p>15</text:p>
          </table:table-cell>
          <table:table-cell table:style-name="ce103" table:formula="of:=INT(RAND()*BaseRnd/2)" office:value-type="float" office:value="6" calcext:value-type="float">
            <text:p>6</text:p>
          </table:table-cell>
          <table:table-cell table:formula="of:=[.V25]*BaseRnd+[.U25]" office:value-type="float" office:value="111" calcext:value-type="float">
            <text:p>111</text:p>
          </table:table-cell>
          <table:table-cell table:style-name="ce104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7" calcext:value-type="float">
            <text:p>97</text:p>
          </table:table-cell>
          <table:table-cell table:number-columns-repeated="998"/>
        </table:table-row>
        <table:table-row table:style-name="ro1">
          <table:covered-table-cell/>
          <table:table-cell table:style-name="ce135"/>
          <table:table-cell table:style-name="ce148"/>
          <table:table-cell table:style-name="ce163"/>
          <table:table-cell table:style-name="ce175"/>
          <table:table-cell table:style-name="ce190"/>
          <table:table-cell table:style-name="ce148"/>
          <table:table-cell table:style-name="ce199"/>
          <table:table-cell table:style-name="ce294"/>
          <table:table-cell table:style-name="ce135"/>
          <table:table-cell table:style-name="ce148"/>
          <table:table-cell table:style-name="ce163"/>
          <table:table-cell table:style-name="ce175"/>
          <table:table-cell table:style-name="ce190"/>
          <table:table-cell table:style-name="ce148"/>
          <table:table-cell table:style-name="ce163"/>
          <table:table-cell table:style-name="ce211"/>
          <table:covered-table-cell/>
          <table:table-cell table:number-columns-repeated="2"/>
          <table:table-cell table:style-name="ce103" table:formula="of:=INT( RAND()*BaseRnd)" office:value-type="float" office:value="6" calcext:value-type="float">
            <text:p>6</text:p>
          </table:table-cell>
          <table:table-cell table:style-name="ce103" table:formula="of:=INT(RAND()*BaseRnd/2)" office:value-type="float" office:value="6" calcext:value-type="float">
            <text:p>6</text:p>
          </table:table-cell>
          <table:table-cell table:formula="of:=[.V26]*BaseRnd+[.U26]" office:value-type="float" office:value="102" calcext:value-type="float">
            <text:p>102</text:p>
          </table:table-cell>
          <table:table-cell table:style-name="ce104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table:number-columns-repeated="998"/>
        </table:table-row>
        <table:table-row table:style-name="ro1">
          <table:table-cell table:style-name="ce63" office:value-type="float" office:value="0" calcext:value-type="float" table:number-columns-spanned="1" table:number-rows-spanned="2">
            <text:p>0</text:p>
          </table:table-cell>
          <table:table-cell table:style-name="ce273"/>
          <table:table-cell table:style-name="ce247"/>
          <table:table-cell table:style-name="ce164"/>
          <table:table-cell table:style-name="ce176"/>
          <table:table-cell table:style-name="ce191"/>
          <table:table-cell table:style-name="ce149"/>
          <table:table-cell table:style-name="ce278"/>
          <table:table-cell table:style-name="ce289"/>
          <table:table-cell table:style-name="ce136"/>
          <table:table-cell table:style-name="ce149"/>
          <table:table-cell table:style-name="ce164"/>
          <table:table-cell table:style-name="ce176"/>
          <table:table-cell table:style-name="ce238"/>
          <table:table-cell table:style-name="ce247"/>
          <table:table-cell table:style-name="ce278"/>
          <table:table-cell table:style-name="ce289"/>
          <table:table-cell table:style-name="ce63" office:value-type="float" office:value="0" calcext:value-type="float" table:number-columns-spanned="1" table:number-rows-spanned="2">
            <text:p>0</text:p>
          </table:table-cell>
          <table:table-cell table:number-columns-repeated="2"/>
          <table:table-cell table:style-name="ce103" table:formula="of:=INT( RAND()*BaseRnd)" office:value-type="float" office:value="6" calcext:value-type="float">
            <text:p>6</text:p>
          </table:table-cell>
          <table:table-cell table:style-name="ce103" table:formula="of:=INT(RAND()*BaseRnd/2)" office:value-type="float" office:value="3" calcext:value-type="float">
            <text:p>3</text:p>
          </table:table-cell>
          <table:table-cell table:formula="of:=[.V27]*BaseRnd+[.U27]" office:value-type="float" office:value="54" calcext:value-type="float">
            <text:p>54</text:p>
          </table:table-cell>
          <table:table-cell table:style-name="ce104"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75" calcext:value-type="float">
            <text:p>75</text:p>
          </table:table-cell>
          <table:table-cell table:number-columns-repeated="998"/>
        </table:table-row>
        <table:table-row table:style-name="ro1">
          <table:covered-table-cell/>
          <table:table-cell table:style-name="ce274"/>
          <table:table-cell table:style-name="ce248"/>
          <table:table-cell table:style-name="ce167"/>
          <table:table-cell table:style-name="ce179"/>
          <table:table-cell table:style-name="ce194"/>
          <table:table-cell table:style-name="ce152"/>
          <table:table-cell table:style-name="ce269"/>
          <table:table-cell table:style-name="ce290"/>
          <table:table-cell table:style-name="ce139"/>
          <table:table-cell table:style-name="ce152"/>
          <table:table-cell table:style-name="ce167"/>
          <table:table-cell table:style-name="ce179"/>
          <table:table-cell table:style-name="ce239"/>
          <table:table-cell table:style-name="ce248"/>
          <table:table-cell table:style-name="ce269"/>
          <table:table-cell table:style-name="ce290"/>
          <table:covered-table-cell/>
          <table:table-cell table:number-columns-repeated="2"/>
          <table:table-cell table:style-name="ce103" table:formula="of:=INT( RAND()*BaseRnd)" office:value-type="float" office:value="11" calcext:value-type="float">
            <text:p>11</text:p>
          </table:table-cell>
          <table:table-cell table:style-name="ce103" table:formula="of:=INT(RAND()*BaseRnd/2)" office:value-type="float" office:value="4" calcext:value-type="float">
            <text:p>4</text:p>
          </table:table-cell>
          <table:table-cell table:formula="of:=[.V28]*BaseRnd+[.U28]" office:value-type="float" office:value="75" calcext:value-type="float">
            <text:p>75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14" calcext:value-type="float">
            <text:p>114</text:p>
          </table:table-cell>
          <table:table-cell table:number-columns-repeated="998"/>
        </table:table-row>
        <table:table-row table:style-name="ro1">
          <table:table-cell/>
          <table:table-cell table:style-name="ce63" office:value-type="float" office:value="0" calcext:value-type="float" table:number-columns-spanned="2" table:number-rows-spanned="1">
            <text:p>0</text:p>
          </table:table-cell>
          <table:covered-table-cell table:style-name="ce41"/>
          <table:table-cell table:style-name="ce63" office:value-type="float" office:value="1" calcext:value-type="float" table:number-columns-spanned="2" table:number-rows-spanned="1">
            <text:p>1</text:p>
          </table:table-cell>
          <table:covered-table-cell table:style-name="ce41"/>
          <table:table-cell table:style-name="ce63" office:value-type="float" office:value="2" calcext:value-type="float" table:number-columns-spanned="2" table:number-rows-spanned="1">
            <text:p>2</text:p>
          </table:table-cell>
          <table:covered-table-cell table:style-name="ce41"/>
          <table:table-cell table:style-name="ce63" office:value-type="float" office:value="3" calcext:value-type="float" table:number-columns-spanned="2" table:number-rows-spanned="1">
            <text:p>3</text:p>
          </table:table-cell>
          <table:covered-table-cell table:style-name="ce41"/>
          <table:table-cell table:style-name="ce63" office:value-type="float" office:value="4" calcext:value-type="float" table:number-columns-spanned="2" table:number-rows-spanned="1">
            <text:p>4</text:p>
          </table:table-cell>
          <table:covered-table-cell table:style-name="ce41"/>
          <table:table-cell table:style-name="ce63" office:value-type="float" office:value="5" calcext:value-type="float" table:number-columns-spanned="2" table:number-rows-spanned="1">
            <text:p>5</text:p>
          </table:table-cell>
          <table:covered-table-cell table:style-name="ce41"/>
          <table:table-cell table:style-name="ce63" office:value-type="float" office:value="6" calcext:value-type="float" table:number-columns-spanned="2" table:number-rows-spanned="1">
            <text:p>6</text:p>
          </table:table-cell>
          <table:covered-table-cell table:style-name="ce41"/>
          <table:table-cell table:style-name="ce63" office:value-type="float" office:value="7" calcext:value-type="float" table:number-columns-spanned="2" table:number-rows-spanned="1">
            <text:p>7</text:p>
          </table:table-cell>
          <table:covered-table-cell table:style-name="ce41"/>
          <table:table-cell table:number-columns-repeated="3"/>
          <table:table-cell table:style-name="ce103" table:formula="of:=INT( RAND()*BaseRnd)" office:value-type="float" office:value="2" calcext:value-type="float">
            <text:p>2</text:p>
          </table:table-cell>
          <table:table-cell table:style-name="ce103" table:formula="of:=INT(RAND()*BaseRnd/2)" office:value-type="float" office:value="1" calcext:value-type="float">
            <text:p>1</text:p>
          </table:table-cell>
          <table:table-cell table:formula="of:=[.V29]*BaseRnd+[.U29]" office:value-type="float" office:value="18" calcext:value-type="float">
            <text:p>18</text:p>
          </table:table-cell>
          <table:table-cell table:style-name="ce104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74" calcext:value-type="float">
            <text:p>74</text:p>
          </table:table-cell>
          <table:table-cell table:number-columns-repeated="998"/>
        </table:table-row>
        <table:table-row table:style-name="ro1">
          <table:table-cell table:style-name="Default"/>
          <table:table-cell table:style-name="ce63" office:value-type="float" office:value="0" calcext:value-type="float" table:number-columns-spanned="4" table:number-rows-spanned="1">
            <text:p>0</text:p>
          </table:table-cell>
          <table:covered-table-cell table:style-name="ce41"/>
          <table:covered-table-cell table:style-name="ce63"/>
          <table:covered-table-cell table:style-name="ce41"/>
          <table:table-cell table:style-name="ce63" office:value-type="float" office:value="1" calcext:value-type="float" table:number-columns-spanned="4" table:number-rows-spanned="1">
            <text:p>1</text:p>
          </table:table-cell>
          <table:covered-table-cell table:style-name="ce41"/>
          <table:covered-table-cell table:style-name="ce63"/>
          <table:covered-table-cell table:style-name="ce41"/>
          <table:table-cell table:style-name="ce63" office:value-type="float" office:value="2" calcext:value-type="float" table:number-columns-spanned="4" table:number-rows-spanned="1">
            <text:p>2</text:p>
          </table:table-cell>
          <table:covered-table-cell table:style-name="ce41"/>
          <table:covered-table-cell table:style-name="ce63"/>
          <table:covered-table-cell table:style-name="ce41"/>
          <table:table-cell table:style-name="ce63" office:value-type="float" office:value="3" calcext:value-type="float" table:number-columns-spanned="4" table:number-rows-spanned="1">
            <text:p>3</text:p>
          </table:table-cell>
          <table:covered-table-cell table:style-name="ce41"/>
          <table:covered-table-cell table:style-name="ce63"/>
          <table:covered-table-cell table:style-name="ce41"/>
          <table:table-cell table:style-name="Default"/>
          <table:table-cell table:style-name="ce350" office:value-type="float" office:value="2" calcext:value-type="float">
            <text:p>2</text:p>
          </table:table-cell>
          <table:table-cell/>
          <table:table-cell table:style-name="ce103" table:formula="of:=INT( RAND()*BaseRnd)" office:value-type="float" office:value="11" calcext:value-type="float">
            <text:p>11</text:p>
          </table:table-cell>
          <table:table-cell table:style-name="ce103" table:formula="of:=INT(RAND()*BaseRnd/2)" office:value-type="float" office:value="0" calcext:value-type="float">
            <text:p>0</text:p>
          </table:table-cell>
          <table:table-cell table:formula="of:=[.V30]*BaseRnd+[.U30]" office:value-type="float" office:value="11" calcext:value-type="float">
            <text:p>11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15" calcext:value-type="float">
            <text:p>115</text:p>
          </table:table-cell>
          <table:table-cell table:number-columns-repeated="998"/>
        </table:table-row>
        <table:table-row table:style-name="ro1">
          <table:table-cell table:style-name="ce63" office:value-type="float" office:value="1" calcext:value-type="float" table:number-columns-spanned="1" table:number-rows-spanned="4">
            <text:p>1</text:p>
          </table:table-cell>
          <table:table-cell table:style-name="ce138"/>
          <table:table-cell table:style-name="ce153" table:number-columns-repeated="2"/>
          <table:table-cell table:style-name="ce178"/>
          <table:table-cell table:style-name="ce138"/>
          <table:table-cell table:style-name="ce153" table:number-columns-repeated="2"/>
          <table:table-cell table:style-name="ce178"/>
          <table:table-cell table:style-name="ce138"/>
          <table:table-cell table:style-name="ce153" table:number-columns-repeated="2"/>
          <table:table-cell table:style-name="ce178"/>
          <table:table-cell table:style-name="ce145"/>
          <table:table-cell table:style-name="ce260" table:number-columns-repeated="2"/>
          <table:table-cell table:style-name="ce220"/>
          <table:table-cell table:style-name="ce63" office:value-type="float" office:value="1" calcext:value-type="float" table:number-columns-spanned="1" table:number-rows-spanned="4">
            <text:p>1</text:p>
          </table:table-cell>
          <table:table-cell table:formula="of:=[.S21]/4" office:value-type="float" office:value="8" calcext:value-type="float">
            <text:p>8</text:p>
          </table:table-cell>
          <table:table-cell/>
          <table:table-cell table:style-name="ce103" table:formula="of:=INT( RAND()*BaseRnd)" office:value-type="float" office:value="12" calcext:value-type="float">
            <text:p>12</text:p>
          </table:table-cell>
          <table:table-cell table:style-name="ce103" table:formula="of:=INT(RAND()*BaseRnd/2)" office:value-type="float" office:value="4" calcext:value-type="float">
            <text:p>4</text:p>
          </table:table-cell>
          <table:table-cell table:formula="of:=[.V31]*BaseRnd+[.U31]" office:value-type="float" office:value="76" calcext:value-type="float">
            <text:p>76</text:p>
          </table:table-cell>
          <table:table-cell table:style-name="ce104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table:number-columns-repeated="998"/>
        </table:table-row>
        <table:table-row table:style-name="ro1">
          <table:covered-table-cell/>
          <table:table-cell table:style-name="ce140"/>
          <table:table-cell table:style-name="ce154" table:number-columns-repeated="2"/>
          <table:table-cell table:style-name="ce180"/>
          <table:table-cell table:style-name="ce140"/>
          <table:table-cell table:style-name="ce154" table:number-columns-repeated="2"/>
          <table:table-cell table:style-name="ce180"/>
          <table:table-cell table:style-name="ce140"/>
          <table:table-cell table:style-name="ce154" table:number-columns-repeated="2"/>
          <table:table-cell table:style-name="ce180"/>
          <table:table-cell table:style-name="ce250"/>
          <table:table-cell table:style-name="ce261" table:number-columns-repeated="2"/>
          <table:table-cell table:style-name="ce292"/>
          <table:covered-table-cell/>
          <table:table-cell table:number-columns-repeated="2"/>
          <table:table-cell table:style-name="ce103" table:formula="of:=INT( RAND()*BaseRnd)" office:value-type="float" office:value="8" calcext:value-type="float">
            <text:p>8</text:p>
          </table:table-cell>
          <table:table-cell table:style-name="ce103" table:formula="of:=INT(RAND()*BaseRnd/2)" office:value-type="float" office:value="2" calcext:value-type="float">
            <text:p>2</text:p>
          </table:table-cell>
          <table:table-cell table:formula="of:=[.V32]*BaseRnd+[.U32]" office:value-type="float" office:value="40" calcext:value-type="float">
            <text:p>40</text:p>
          </table:table-cell>
          <table:table-cell table:style-name="ce104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03" calcext:value-type="float">
            <text:p>103</text:p>
          </table:table-cell>
          <table:table-cell table:number-columns-repeated="998"/>
        </table:table-row>
        <table:table-row table:style-name="ro1">
          <table:covered-table-cell table:style-name="ce63"/>
          <table:table-cell table:style-name="ce140"/>
          <table:table-cell table:style-name="ce154" table:number-columns-repeated="2"/>
          <table:table-cell table:style-name="ce180"/>
          <table:table-cell table:style-name="ce140"/>
          <table:table-cell table:style-name="ce154" table:number-columns-repeated="2"/>
          <table:table-cell table:style-name="ce180"/>
          <table:table-cell table:style-name="ce140"/>
          <table:table-cell table:style-name="ce154" table:number-columns-repeated="2"/>
          <table:table-cell table:style-name="ce180"/>
          <table:table-cell table:style-name="ce250"/>
          <table:table-cell table:style-name="ce261" table:number-columns-repeated="2"/>
          <table:table-cell table:style-name="ce292"/>
          <table:covered-table-cell table:style-name="ce63"/>
          <table:table-cell table:number-columns-repeated="2"/>
          <table:table-cell table:style-name="ce103" table:formula="of:=INT( RAND()*BaseRnd)" office:value-type="float" office:value="4" calcext:value-type="float">
            <text:p>4</text:p>
          </table:table-cell>
          <table:table-cell table:style-name="ce103" table:formula="of:=INT(RAND()*BaseRnd/2)" office:value-type="float" office:value="2" calcext:value-type="float">
            <text:p>2</text:p>
          </table:table-cell>
          <table:table-cell table:formula="of:=[.V33]*BaseRnd+[.U33]" office:value-type="float" office:value="36" calcext:value-type="float">
            <text:p>36</text:p>
          </table:table-cell>
          <table:table-cell table:style-name="ce104"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79" calcext:value-type="float">
            <text:p>79</text:p>
          </table:table-cell>
          <table:table-cell table:number-columns-repeated="998"/>
        </table:table-row>
        <table:table-row table:style-name="ro1">
          <table:covered-table-cell/>
          <table:table-cell table:style-name="ce139"/>
          <table:table-cell table:style-name="ce155" table:number-columns-repeated="2"/>
          <table:table-cell table:style-name="ce179"/>
          <table:table-cell table:style-name="ce139"/>
          <table:table-cell table:style-name="ce155" table:number-columns-repeated="2"/>
          <table:table-cell table:style-name="ce179"/>
          <table:table-cell table:style-name="ce139"/>
          <table:table-cell table:style-name="ce155" table:number-columns-repeated="2"/>
          <table:table-cell table:style-name="ce179"/>
          <table:table-cell table:style-name="ce274"/>
          <table:table-cell table:style-name="ce262" table:number-columns-repeated="2"/>
          <table:table-cell table:style-name="ce295"/>
          <table:covered-table-cell/>
          <table:table-cell table:number-columns-repeated="2"/>
          <table:table-cell table:style-name="ce103" table:formula="of:=INT( RAND()*BaseRnd)" office:value-type="float" office:value="7" calcext:value-type="float">
            <text:p>7</text:p>
          </table:table-cell>
          <table:table-cell table:style-name="ce103" table:formula="of:=INT(RAND()*BaseRnd/2)" office:value-type="float" office:value="7" calcext:value-type="float">
            <text:p>7</text:p>
          </table:table-cell>
          <table:table-cell table:formula="of:=[.V34]*BaseRnd+[.U34]" office:value-type="float" office:value="119" calcext:value-type="float">
            <text:p>119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table:number-columns-repeated="998"/>
        </table:table-row>
        <table:table-row table:style-name="ro1">
          <table:table-cell table:style-name="ce63" office:value-type="float" office:value="0" calcext:value-type="float" table:number-columns-spanned="1" table:number-rows-spanned="4">
            <text:p>0</text:p>
          </table:table-cell>
          <table:table-cell table:style-name="ce138"/>
          <table:table-cell table:style-name="ce153" table:number-columns-repeated="2"/>
          <table:table-cell table:style-name="ce178"/>
          <table:table-cell table:style-name="ce145"/>
          <table:table-cell table:style-name="ce260" table:number-columns-repeated="2"/>
          <table:table-cell table:style-name="ce220"/>
          <table:table-cell table:style-name="ce138"/>
          <table:table-cell table:style-name="ce153" table:number-columns-repeated="2"/>
          <table:table-cell table:style-name="ce178"/>
          <table:table-cell table:style-name="ce145"/>
          <table:table-cell table:style-name="ce260" table:number-columns-repeated="2"/>
          <table:table-cell table:style-name="ce220"/>
          <table:table-cell table:style-name="ce63" office:value-type="float" office:value="0" calcext:value-type="float" table:number-columns-spanned="1" table:number-rows-spanned="4">
            <text:p>0</text:p>
          </table:table-cell>
          <table:table-cell table:number-columns-repeated="2"/>
          <table:table-cell table:style-name="ce103" table:formula="of:=INT( RAND()*BaseRnd)" office:value-type="float" office:value="6" calcext:value-type="float">
            <text:p>6</text:p>
          </table:table-cell>
          <table:table-cell table:style-name="ce103" table:formula="of:=INT(RAND()*BaseRnd/2)" office:value-type="float" office:value="6" calcext:value-type="float">
            <text:p>6</text:p>
          </table:table-cell>
          <table:table-cell table:formula="of:=[.V35]*BaseRnd+[.U35]" office:value-type="float" office:value="102" calcext:value-type="float">
            <text:p>102</text:p>
          </table:table-cell>
          <table:table-cell table:style-name="ce104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58" calcext:value-type="float">
            <text:p>58</text:p>
          </table:table-cell>
          <table:table-cell table:number-columns-repeated="998"/>
        </table:table-row>
        <table:table-row table:style-name="ro1">
          <table:covered-table-cell/>
          <table:table-cell table:style-name="ce140"/>
          <table:table-cell table:style-name="ce154" table:number-columns-repeated="2"/>
          <table:table-cell table:style-name="ce180"/>
          <table:table-cell table:style-name="ce250"/>
          <table:table-cell table:style-name="ce261" table:number-columns-repeated="2"/>
          <table:table-cell table:style-name="ce292"/>
          <table:table-cell table:style-name="ce140"/>
          <table:table-cell table:style-name="ce154" table:number-columns-repeated="2"/>
          <table:table-cell table:style-name="ce180"/>
          <table:table-cell table:style-name="ce250"/>
          <table:table-cell table:style-name="ce261" table:number-columns-repeated="2"/>
          <table:table-cell table:style-name="ce292"/>
          <table:covered-table-cell/>
          <table:table-cell table:number-columns-repeated="2"/>
          <table:table-cell table:style-name="ce103" table:formula="of:=INT( RAND()*BaseRnd)" office:value-type="float" office:value="5" calcext:value-type="float">
            <text:p>5</text:p>
          </table:table-cell>
          <table:table-cell table:style-name="ce103" table:formula="of:=INT(RAND()*BaseRnd/2)" office:value-type="float" office:value="1" calcext:value-type="float">
            <text:p>1</text:p>
          </table:table-cell>
          <table:table-cell table:formula="of:=[.V36]*BaseRnd+[.U36]" office:value-type="float" office:value="21" calcext:value-type="float">
            <text:p>21</text:p>
          </table:table-cell>
          <table:table-cell table:style-name="ce10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96" calcext:value-type="float">
            <text:p>96</text:p>
          </table:table-cell>
          <table:table-cell table:number-columns-repeated="998"/>
        </table:table-row>
        <table:table-row table:style-name="ro1">
          <table:covered-table-cell table:style-name="ce63"/>
          <table:table-cell table:style-name="ce140"/>
          <table:table-cell table:style-name="ce154" table:number-columns-repeated="2"/>
          <table:table-cell table:style-name="ce180"/>
          <table:table-cell table:style-name="ce250"/>
          <table:table-cell table:style-name="ce261" table:number-columns-repeated="2"/>
          <table:table-cell table:style-name="ce292"/>
          <table:table-cell table:style-name="ce140"/>
          <table:table-cell table:style-name="ce154" table:number-columns-repeated="2"/>
          <table:table-cell table:style-name="ce180"/>
          <table:table-cell table:style-name="ce250"/>
          <table:table-cell table:style-name="ce261" table:number-columns-repeated="2"/>
          <table:table-cell table:style-name="ce292"/>
          <table:covered-table-cell table:style-name="ce63"/>
          <table:table-cell table:number-columns-repeated="2"/>
          <table:table-cell table:style-name="ce103" table:formula="of:=INT( RAND()*BaseRnd)" office:value-type="float" office:value="10" calcext:value-type="float">
            <text:p>10</text:p>
          </table:table-cell>
          <table:table-cell table:style-name="ce103" table:formula="of:=INT(RAND()*BaseRnd/2)" office:value-type="float" office:value="5" calcext:value-type="float">
            <text:p>5</text:p>
          </table:table-cell>
          <table:table-cell table:formula="of:=[.V37]*BaseRnd+[.U37]" office:value-type="float" office:value="90" calcext:value-type="float">
            <text:p>90</text:p>
          </table:table-cell>
          <table:table-cell table:style-name="ce104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table:number-columns-repeated="998"/>
        </table:table-row>
        <table:table-row table:style-name="ro1">
          <table:covered-table-cell/>
          <table:table-cell table:style-name="ce139"/>
          <table:table-cell table:style-name="ce155" table:number-columns-repeated="2"/>
          <table:table-cell table:style-name="ce179"/>
          <table:table-cell table:style-name="ce274"/>
          <table:table-cell table:style-name="ce262" table:number-columns-repeated="2"/>
          <table:table-cell table:style-name="ce295"/>
          <table:table-cell table:style-name="ce139"/>
          <table:table-cell table:style-name="ce155" table:number-columns-repeated="2"/>
          <table:table-cell table:style-name="ce179"/>
          <table:table-cell table:style-name="ce274"/>
          <table:table-cell table:style-name="ce262" table:number-columns-repeated="2"/>
          <table:table-cell table:style-name="ce295"/>
          <table:covered-table-cell/>
          <table:table-cell table:number-columns-repeated="2"/>
          <table:table-cell table:style-name="ce103" table:formula="of:=INT( RAND()*BaseRnd)" office:value-type="float" office:value="12" calcext:value-type="float">
            <text:p>12</text:p>
          </table:table-cell>
          <table:table-cell table:style-name="ce103" table:formula="of:=INT(RAND()*BaseRnd/2)" office:value-type="float" office:value="7" calcext:value-type="float">
            <text:p>7</text:p>
          </table:table-cell>
          <table:table-cell table:formula="of:=[.V38]*BaseRnd+[.U38]" office:value-type="float" office:value="124" calcext:value-type="float">
            <text:p>124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table:number-columns-repeated="998"/>
        </table:table-row>
        <table:table-row table:style-name="ro1">
          <table:table-cell/>
          <table:table-cell table:style-name="ce63" office:value-type="float" office:value="0" calcext:value-type="float" table:number-columns-spanned="4" table:number-rows-spanned="1">
            <text:p>0</text:p>
          </table:table-cell>
          <table:covered-table-cell table:style-name="ce41"/>
          <table:covered-table-cell table:style-name="ce63"/>
          <table:covered-table-cell table:style-name="ce41"/>
          <table:table-cell table:style-name="ce63" office:value-type="float" office:value="1" calcext:value-type="float" table:number-columns-spanned="4" table:number-rows-spanned="1">
            <text:p>1</text:p>
          </table:table-cell>
          <table:covered-table-cell table:style-name="ce41"/>
          <table:covered-table-cell table:style-name="ce63"/>
          <table:covered-table-cell table:style-name="ce41"/>
          <table:table-cell table:style-name="ce63" office:value-type="float" office:value="2" calcext:value-type="float" table:number-columns-spanned="4" table:number-rows-spanned="1">
            <text:p>2</text:p>
          </table:table-cell>
          <table:covered-table-cell table:style-name="ce41"/>
          <table:covered-table-cell table:style-name="ce63"/>
          <table:covered-table-cell table:style-name="ce41"/>
          <table:table-cell table:style-name="ce63" office:value-type="float" office:value="3" calcext:value-type="float" table:number-columns-spanned="4" table:number-rows-spanned="1">
            <text:p>3</text:p>
          </table:table-cell>
          <table:covered-table-cell table:style-name="ce41"/>
          <table:covered-table-cell table:style-name="ce63"/>
          <table:covered-table-cell table:style-name="ce41"/>
          <table:table-cell table:number-columns-repeated="3"/>
          <table:table-cell table:style-name="ce103" table:formula="of:=INT( RAND()*BaseRnd)" office:value-type="float" office:value="7" calcext:value-type="float">
            <text:p>7</text:p>
          </table:table-cell>
          <table:table-cell table:style-name="ce103" table:formula="of:=INT(RAND()*BaseRnd/2)" office:value-type="float" office:value="1" calcext:value-type="float">
            <text:p>1</text:p>
          </table:table-cell>
          <table:table-cell table:formula="of:=[.V39]*BaseRnd+[.U39]" office:value-type="float" office:value="23" calcext:value-type="float">
            <text:p>23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98" calcext:value-type="float">
            <text:p>98</text:p>
          </table:table-cell>
          <table:table-cell table:number-columns-repeated="998"/>
        </table:table-row>
        <table:table-row table:style-name="ro1">
          <table:table-cell table:style-name="Default"/>
          <table:table-cell table:style-name="ce63" office:value-type="float" office:value="0" calcext:value-type="float" table:number-columns-spanned="8" table:number-rows-spanned="1">
            <text:p>0</text:p>
          </table:table-cell>
          <table:covered-table-cell table:style-name="ce41"/>
          <table:covered-table-cell table:style-name="ce63"/>
          <table:covered-table-cell table:style-name="ce41"/>
          <table:covered-table-cell table:style-name="ce63"/>
          <table:covered-table-cell table:style-name="ce41"/>
          <table:covered-table-cell table:style-name="ce63"/>
          <table:covered-table-cell table:style-name="ce41"/>
          <table:table-cell table:style-name="ce63" office:value-type="float" office:value="1" calcext:value-type="float" table:number-columns-spanned="8" table:number-rows-spanned="1">
            <text:p>1</text:p>
          </table:table-cell>
          <table:covered-table-cell table:style-name="ce41"/>
          <table:covered-table-cell table:style-name="ce63"/>
          <table:covered-table-cell table:style-name="ce41"/>
          <table:covered-table-cell table:style-name="ce63"/>
          <table:covered-table-cell table:style-name="ce41"/>
          <table:covered-table-cell table:style-name="ce63"/>
          <table:covered-table-cell table:style-name="ce41"/>
          <table:table-cell table:style-name="Default"/>
          <table:table-cell table:style-name="ce350" office:value-type="float" office:value="3" calcext:value-type="float">
            <text:p>3</text:p>
          </table:table-cell>
          <table:table-cell/>
          <table:table-cell table:style-name="ce103" table:formula="of:=INT( RAND()*BaseRnd)" office:value-type="float" office:value="8" calcext:value-type="float">
            <text:p>8</text:p>
          </table:table-cell>
          <table:table-cell table:style-name="ce103" table:formula="of:=INT(RAND()*BaseRnd/2)" office:value-type="float" office:value="6" calcext:value-type="float">
            <text:p>6</text:p>
          </table:table-cell>
          <table:table-cell table:formula="of:=[.V40]*BaseRnd+[.U40]" office:value-type="float" office:value="104" calcext:value-type="float">
            <text:p>104</text:p>
          </table:table-cell>
          <table:table-cell table:number-columns-repeated="1001"/>
        </table:table-row>
        <table:table-row table:style-name="ro1">
          <table:table-cell table:style-name="ce63" office:value-type="float" office:value="0" calcext:value-type="float" table:number-columns-spanned="1" table:number-rows-spanned="8">
            <text:p>0</text:p>
          </table:table-cell>
          <table:table-cell table:style-name="ce138"/>
          <table:table-cell table:style-name="ce153" table:number-columns-repeated="6"/>
          <table:table-cell table:style-name="ce178"/>
          <table:table-cell table:style-name="ce145"/>
          <table:table-cell table:style-name="ce260" table:number-columns-repeated="6"/>
          <table:table-cell table:style-name="ce220"/>
          <table:table-cell table:style-name="ce63" office:value-type="float" office:value="0" calcext:value-type="float" table:number-columns-spanned="1" table:number-rows-spanned="8">
            <text:p>0</text:p>
          </table:table-cell>
          <table:table-cell table:formula="of:=[.S31]/4" office:value-type="float" office:value="2" calcext:value-type="float">
            <text:p>2</text:p>
          </table:table-cell>
          <table:table-cell/>
          <table:table-cell table:style-name="ce103" table:formula="of:=INT( RAND()*BaseRnd)" office:value-type="float" office:value="12" calcext:value-type="float">
            <text:p>12</text:p>
          </table:table-cell>
          <table:table-cell table:style-name="ce103" table:formula="of:=INT(RAND()*BaseRnd/2)" office:value-type="float" office:value="3" calcext:value-type="float">
            <text:p>3</text:p>
          </table:table-cell>
          <table:table-cell table:formula="of:=[.V41]*BaseRnd+[.U41]" office:value-type="float" office:value="60" calcext:value-type="float">
            <text:p>60</text:p>
          </table:table-cell>
          <table:table-cell table:number-columns-repeated="1001"/>
        </table:table-row>
        <table:table-row table:style-name="ro1">
          <table:covered-table-cell/>
          <table:table-cell table:style-name="ce140"/>
          <table:table-cell table:style-name="ce154" table:number-columns-repeated="6"/>
          <table:table-cell table:style-name="ce180"/>
          <table:table-cell table:style-name="ce250"/>
          <table:table-cell table:style-name="ce261" table:number-columns-repeated="6"/>
          <table:table-cell table:style-name="ce292"/>
          <table:covered-table-cell/>
          <table:table-cell table:number-columns-repeated="2"/>
          <table:table-cell table:style-name="ce103" table:formula="of:=INT( RAND()*BaseRnd)" office:value-type="float" office:value="10" calcext:value-type="float">
            <text:p>10</text:p>
          </table:table-cell>
          <table:table-cell table:style-name="ce103" table:formula="of:=INT(RAND()*BaseRnd/2)" office:value-type="float" office:value="4" calcext:value-type="float">
            <text:p>4</text:p>
          </table:table-cell>
          <table:table-cell table:formula="of:=[.V42]*BaseRnd+[.U42]" office:value-type="float" office:value="74" calcext:value-type="float">
            <text:p>74</text:p>
          </table:table-cell>
          <table:table-cell table:number-columns-repeated="1001"/>
        </table:table-row>
        <table:table-row table:style-name="ro1">
          <table:covered-table-cell table:style-name="ce63"/>
          <table:table-cell table:style-name="ce140"/>
          <table:table-cell table:style-name="ce154" table:number-columns-repeated="6"/>
          <table:table-cell table:style-name="ce180"/>
          <table:table-cell table:style-name="ce250"/>
          <table:table-cell table:style-name="ce261" table:number-columns-repeated="6"/>
          <table:table-cell table:style-name="ce292"/>
          <table:covered-table-cell table:style-name="ce63"/>
          <table:table-cell table:number-columns-repeated="2"/>
          <table:table-cell table:style-name="ce103" table:formula="of:=INT( RAND()*BaseRnd)" office:value-type="float" office:value="14" calcext:value-type="float">
            <text:p>14</text:p>
          </table:table-cell>
          <table:table-cell table:style-name="ce103" table:formula="of:=INT(RAND()*BaseRnd/2)" office:value-type="float" office:value="2" calcext:value-type="float">
            <text:p>2</text:p>
          </table:table-cell>
          <table:table-cell table:formula="of:=[.V43]*BaseRnd+[.U43]" office:value-type="float" office:value="46" calcext:value-type="float">
            <text:p>46</text:p>
          </table:table-cell>
          <table:table-cell table:number-columns-repeated="1001"/>
        </table:table-row>
        <table:table-row table:style-name="ro1">
          <table:covered-table-cell/>
          <table:table-cell table:style-name="ce140"/>
          <table:table-cell table:style-name="ce154" table:number-columns-repeated="6"/>
          <table:table-cell table:style-name="ce180"/>
          <table:table-cell table:style-name="ce250"/>
          <table:table-cell table:style-name="ce261" table:number-columns-repeated="6"/>
          <table:table-cell table:style-name="ce292"/>
          <table:covered-table-cell/>
          <table:table-cell table:number-columns-repeated="2"/>
          <table:table-cell table:style-name="ce103" table:formula="of:=INT( RAND()*BaseRnd)" office:value-type="float" office:value="7" calcext:value-type="float">
            <text:p>7</text:p>
          </table:table-cell>
          <table:table-cell table:style-name="ce103" table:formula="of:=INT(RAND()*BaseRnd/2)" office:value-type="float" office:value="4" calcext:value-type="float">
            <text:p>4</text:p>
          </table:table-cell>
          <table:table-cell table:formula="of:=[.V44]*BaseRnd+[.U44]" office:value-type="float" office:value="71" calcext:value-type="float">
            <text:p>71</text:p>
          </table:table-cell>
          <table:table-cell table:number-columns-repeated="1001"/>
        </table:table-row>
        <table:table-row table:style-name="ro1">
          <table:covered-table-cell table:style-name="ce63"/>
          <table:table-cell table:style-name="ce140"/>
          <table:table-cell table:style-name="ce154" table:number-columns-repeated="6"/>
          <table:table-cell table:style-name="ce180"/>
          <table:table-cell table:style-name="ce250"/>
          <table:table-cell table:style-name="ce261" table:number-columns-repeated="6"/>
          <table:table-cell table:style-name="ce292"/>
          <table:covered-table-cell table:style-name="ce63"/>
          <table:table-cell table:number-columns-repeated="2"/>
          <table:table-cell table:style-name="ce103" table:formula="of:=INT( RAND()*BaseRnd)" office:value-type="float" office:value="13" calcext:value-type="float">
            <text:p>13</text:p>
          </table:table-cell>
          <table:table-cell table:style-name="ce103" table:formula="of:=INT(RAND()*BaseRnd/2)" office:value-type="float" office:value="2" calcext:value-type="float">
            <text:p>2</text:p>
          </table:table-cell>
          <table:table-cell table:formula="of:=[.V45]*BaseRnd+[.U45]" office:value-type="float" office:value="45" calcext:value-type="float">
            <text:p>45</text:p>
          </table:table-cell>
          <table:table-cell table:number-columns-repeated="1001"/>
        </table:table-row>
        <table:table-row table:style-name="ro1">
          <table:covered-table-cell/>
          <table:table-cell table:style-name="ce140"/>
          <table:table-cell table:style-name="ce154" table:number-columns-repeated="6"/>
          <table:table-cell table:style-name="ce180"/>
          <table:table-cell table:style-name="ce250"/>
          <table:table-cell table:style-name="ce261" table:number-columns-repeated="6"/>
          <table:table-cell table:style-name="ce292"/>
          <table:covered-table-cell/>
          <table:table-cell table:number-columns-repeated="2"/>
          <table:table-cell table:style-name="ce103" table:formula="of:=INT( RAND()*BaseRnd)" office:value-type="float" office:value="9" calcext:value-type="float">
            <text:p>9</text:p>
          </table:table-cell>
          <table:table-cell table:style-name="ce103" table:formula="of:=INT(RAND()*BaseRnd/2)" office:value-type="float" office:value="2" calcext:value-type="float">
            <text:p>2</text:p>
          </table:table-cell>
          <table:table-cell table:formula="of:=[.V46]*BaseRnd+[.U46]" office:value-type="float" office:value="41" calcext:value-type="float">
            <text:p>41</text:p>
          </table:table-cell>
          <table:table-cell table:number-columns-repeated="1001"/>
        </table:table-row>
        <table:table-row table:style-name="ro1">
          <table:covered-table-cell table:style-name="ce63"/>
          <table:table-cell table:style-name="ce140"/>
          <table:table-cell table:style-name="ce154" table:number-columns-repeated="6"/>
          <table:table-cell table:style-name="ce180"/>
          <table:table-cell table:style-name="ce250"/>
          <table:table-cell table:style-name="ce261" table:number-columns-repeated="6"/>
          <table:table-cell table:style-name="ce292"/>
          <table:covered-table-cell table:style-name="ce63"/>
          <table:table-cell table:number-columns-repeated="2"/>
          <table:table-cell table:style-name="ce103" table:formula="of:=INT( RAND()*BaseRnd)" office:value-type="float" office:value="6" calcext:value-type="float">
            <text:p>6</text:p>
          </table:table-cell>
          <table:table-cell table:style-name="ce103" table:formula="of:=INT(RAND()*BaseRnd/2)" office:value-type="float" office:value="2" calcext:value-type="float">
            <text:p>2</text:p>
          </table:table-cell>
          <table:table-cell table:formula="of:=[.V47]*BaseRnd+[.U47]" office:value-type="float" office:value="38" calcext:value-type="float">
            <text:p>38</text:p>
          </table:table-cell>
          <table:table-cell table:number-columns-repeated="1001"/>
        </table:table-row>
        <table:table-row table:style-name="ro1">
          <table:covered-table-cell/>
          <table:table-cell table:style-name="ce139"/>
          <table:table-cell table:style-name="ce155" table:number-columns-repeated="6"/>
          <table:table-cell table:style-name="ce179"/>
          <table:table-cell table:style-name="ce274"/>
          <table:table-cell table:style-name="ce262" table:number-columns-repeated="6"/>
          <table:table-cell table:style-name="ce295"/>
          <table:covered-table-cell/>
          <table:table-cell table:number-columns-repeated="2"/>
          <table:table-cell table:style-name="ce103" table:formula="of:=INT( RAND()*BaseRnd)" office:value-type="float" office:value="0" calcext:value-type="float">
            <text:p>0</text:p>
          </table:table-cell>
          <table:table-cell table:style-name="ce103" table:formula="of:=INT(RAND()*BaseRnd/2)" office:value-type="float" office:value="4" calcext:value-type="float">
            <text:p>4</text:p>
          </table:table-cell>
          <table:table-cell table:formula="of:=[.V48]*BaseRnd+[.U48]" office:value-type="float" office:value="64" calcext:value-type="float">
            <text:p>64</text:p>
          </table:table-cell>
          <table:table-cell table:number-columns-repeated="1001"/>
        </table:table-row>
        <table:table-row table:style-name="ro1">
          <table:table-cell/>
          <table:table-cell table:style-name="ce63" office:value-type="float" office:value="0" calcext:value-type="float" table:number-columns-spanned="8" table:number-rows-spanned="1">
            <text:p>0</text:p>
          </table:table-cell>
          <table:covered-table-cell table:style-name="ce41"/>
          <table:covered-table-cell table:style-name="ce63"/>
          <table:covered-table-cell table:style-name="ce41"/>
          <table:covered-table-cell table:style-name="ce63"/>
          <table:covered-table-cell table:style-name="ce41"/>
          <table:covered-table-cell table:style-name="ce63"/>
          <table:covered-table-cell table:style-name="ce41"/>
          <table:table-cell table:style-name="ce63" office:value-type="float" office:value="1" calcext:value-type="float" table:number-columns-spanned="8" table:number-rows-spanned="1">
            <text:p>1</text:p>
          </table:table-cell>
          <table:covered-table-cell table:style-name="ce41"/>
          <table:covered-table-cell table:style-name="ce63"/>
          <table:covered-table-cell table:style-name="ce41"/>
          <table:covered-table-cell table:style-name="ce63"/>
          <table:covered-table-cell table:style-name="ce41"/>
          <table:covered-table-cell table:style-name="ce63"/>
          <table:covered-table-cell table:style-name="ce41"/>
          <table:table-cell table:number-columns-repeated="3"/>
          <table:table-cell table:style-name="ce103" table:formula="of:=INT( RAND()*BaseRnd)" office:value-type="float" office:value="15" calcext:value-type="float">
            <text:p>15</text:p>
          </table:table-cell>
          <table:table-cell table:style-name="ce103" table:formula="of:=INT(RAND()*BaseRnd/2)" office:value-type="float" office:value="0" calcext:value-type="float">
            <text:p>0</text:p>
          </table:table-cell>
          <table:table-cell table:formula="of:=[.V49]*BaseRnd+[.U49]" office:value-type="float" office:value="15" calcext:value-type="float">
            <text:p>15</text:p>
          </table:table-cell>
          <table:table-cell table:number-columns-repeated="1001"/>
        </table:table-row>
        <table:table-row table:style-name="ro1">
          <table:table-cell table:number-columns-repeated="20"/>
          <table:table-cell table:style-name="ce103" table:formula="of:=INT( RAND()*BaseRnd)" office:value-type="float" office:value="5" calcext:value-type="float">
            <text:p>5</text:p>
          </table:table-cell>
          <table:table-cell table:style-name="ce103" table:formula="of:=INT(RAND()*BaseRnd/2)" office:value-type="float" office:value="5" calcext:value-type="float">
            <text:p>5</text:p>
          </table:table-cell>
          <table:table-cell table:formula="of:=[.V50]*BaseRnd+[.U50]" office:value-type="float" office:value="85" calcext:value-type="float">
            <text:p>85</text:p>
          </table:table-cell>
          <table:table-cell table:number-columns-repeated="1001"/>
        </table:table-row>
        <table:table-row table:style-name="ro1">
          <table:table-cell table:number-columns-repeated="20"/>
          <table:table-cell table:style-name="ce103" table:formula="of:=INT( RAND()*BaseRnd)" office:value-type="float" office:value="13" calcext:value-type="float">
            <text:p>13</text:p>
          </table:table-cell>
          <table:table-cell table:style-name="ce103" table:formula="of:=INT(RAND()*BaseRnd/2)" office:value-type="float" office:value="3" calcext:value-type="float">
            <text:p>3</text:p>
          </table:table-cell>
          <table:table-cell table:formula="of:=[.V51]*BaseRnd+[.U51]" office:value-type="float" office:value="61" calcext:value-type="float">
            <text:p>61</text:p>
          </table:table-cell>
          <table:table-cell table:number-columns-repeated="1001"/>
        </table:table-row>
        <table:table-row table:style-name="ro1">
          <table:table-cell table:number-columns-repeated="20"/>
          <table:table-cell table:style-name="ce103" table:formula="of:=INT( RAND()*BaseRnd)" office:value-type="float" office:value="4" calcext:value-type="float">
            <text:p>4</text:p>
          </table:table-cell>
          <table:table-cell table:style-name="ce103" table:formula="of:=INT(RAND()*BaseRnd/2)" office:value-type="float" office:value="7" calcext:value-type="float">
            <text:p>7</text:p>
          </table:table-cell>
          <table:table-cell table:formula="of:=[.V52]*BaseRnd+[.U52]" office:value-type="float" office:value="116" calcext:value-type="float">
            <text:p>116</text:p>
          </table:table-cell>
          <table:table-cell table:number-columns-repeated="1001"/>
        </table:table-row>
        <table:table-row table:style-name="ro1">
          <table:table-cell table:number-columns-repeated="20"/>
          <table:table-cell table:style-name="ce103" table:formula="of:=INT( RAND()*BaseRnd)" office:value-type="float" office:value="3" calcext:value-type="float">
            <text:p>3</text:p>
          </table:table-cell>
          <table:table-cell table:style-name="ce103" table:formula="of:=INT(RAND()*BaseRnd/2)" office:value-type="float" office:value="3" calcext:value-type="float">
            <text:p>3</text:p>
          </table:table-cell>
          <table:table-cell table:formula="of:=[.V53]*BaseRnd+[.U53]" office:value-type="float" office:value="51" calcext:value-type="float">
            <text:p>51</text:p>
          </table:table-cell>
          <table:table-cell table:number-columns-repeated="1001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ист3" table:style-name="ta1">
        <table:table-column table:style-name="co5" table:default-cell-style-name="ce357"/>
        <table:table-column table:style-name="co5" table:default-cell-style-name="ce41"/>
        <table:table-column table:style-name="co5" table:visibility="collapse" table:default-cell-style-name="ce41"/>
        <table:table-column table:style-name="co5" table:default-cell-style-name="ce41"/>
        <table:table-column table:style-name="co5" table:visibility="collapse" table:default-cell-style-name="ce41"/>
        <table:table-column table:style-name="co5" table:default-cell-style-name="ce41"/>
        <table:table-column table:style-name="co5" table:visibility="collapse" table:default-cell-style-name="ce41"/>
        <table:table-column table:style-name="co5" table:default-cell-style-name="ce41"/>
        <table:table-column table:style-name="co5" table:visibility="collapse" table:default-cell-style-name="Default"/>
        <table:table-column table:style-name="co5" table:default-cell-style-name="ce381"/>
        <table:table-column table:style-name="co5" table:number-columns-repeated="2" table:default-cell-style-name="Default"/>
        <table:table-column table:style-name="co11" table:default-cell-style-name="ce357"/>
        <table:table-column table:style-name="co5" table:default-cell-style-name="ce397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ce381"/>
        <table:table-column table:style-name="co5" table:number-columns-repeated="2" table:default-cell-style-name="Default"/>
        <table:table-column table:style-name="co12" table:default-cell-style-name="ce357"/>
        <table:table-column table:style-name="co5" table:default-cell-style-name="ce357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ce381"/>
        <table:table-column table:style-name="co5" table:number-columns-repeated="2" table:default-cell-style-name="Default"/>
        <table:table-column table:style-name="co12" table:default-cell-style-name="ce357"/>
        <table:table-column table:style-name="co5" table:default-cell-style-name="ce397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Default"/>
        <table:table-column table:style-name="co5" table:visibility="collapse" table:default-cell-style-name="Default"/>
        <table:table-column table:style-name="co13" table:default-cell-style-name="ce381"/>
        <table:table-column table:style-name="co14" table:default-cell-style-name="Default"/>
        <table:table-column table:style-name="co5" table:default-cell-style-name="Default"/>
        <table:table-column table:style-name="co12" table:default-cell-style-name="ce357"/>
        <table:table-column table:style-name="co5" table:default-cell-style-name="ce426"/>
        <table:table-column table:style-name="co5" table:default-cell-style-name="ce41"/>
        <table:table-column table:style-name="co5" table:visibility="collapse" table:default-cell-style-name="ce41"/>
        <table:table-column table:style-name="co5" table:default-cell-style-name="ce41"/>
        <table:table-column table:style-name="co5" table:visibility="collapse" table:default-cell-style-name="ce41"/>
        <table:table-column table:style-name="co5" table:default-cell-style-name="ce41"/>
        <table:table-column table:style-name="co5" table:visibility="collapse" table:default-cell-style-name="ce41"/>
        <table:table-column table:style-name="co5" table:default-cell-style-name="ce41"/>
        <table:table-column table:style-name="co5" table:visibility="collapse" table:default-cell-style-name="Default"/>
        <table:table-column table:style-name="co5" table:default-cell-style-name="ce381"/>
        <table:table-column table:style-name="co5" table:number-columns-repeated="2" table:default-cell-style-name="Default"/>
        <table:table-column table:style-name="co12" table:default-cell-style-name="ce357"/>
        <table:table-column table:style-name="co5" table:default-cell-style-name="ce397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ce381"/>
        <table:table-column table:style-name="co5" table:number-columns-repeated="2" table:default-cell-style-name="Default"/>
        <table:table-column table:style-name="co12" table:default-cell-style-name="ce357"/>
        <table:table-column table:style-name="co5" table:default-cell-style-name="ce357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ce381"/>
        <table:table-column table:style-name="co5" table:number-columns-repeated="2" table:default-cell-style-name="Default"/>
        <table:table-column table:style-name="co12" table:default-cell-style-name="ce357"/>
        <table:table-column table:style-name="co5" table:default-cell-style-name="ce397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ce381"/>
        <table:table-column table:style-name="co5" table:default-cell-style-name="ce438"/>
        <table:table-column table:style-name="co15" table:default-cell-style-name="ce381"/>
        <table:table-column table:style-name="co12" table:default-cell-style-name="ce445"/>
        <table:table-column table:style-name="co1" table:number-columns-repeated="920" table:default-cell-style-name="Default"/>
        <table:table-row table:style-name="ro1">
          <table:table-cell table:style-name="ce356"/>
          <table:table-cell table:style-name="ce360" office:value-type="float" office:value="3" calcext:value-type="float">
            <text:p>3</text:p>
          </table:table-cell>
          <table:table-cell table:style-name="ce360"/>
          <table:table-cell table:style-name="ce360" office:value-type="float" office:value="2" calcext:value-type="float">
            <text:p>2</text:p>
          </table:table-cell>
          <table:table-cell table:style-name="ce360"/>
          <table:table-cell table:style-name="ce360" office:value-type="float" office:value="1" calcext:value-type="float">
            <text:p>1</text:p>
          </table:table-cell>
          <table:table-cell table:style-name="ce360"/>
          <table:table-cell table:style-name="ce360" office:value-type="float" office:value="0" calcext:value-type="float">
            <text:p>0</text:p>
          </table:table-cell>
          <table:table-cell table:style-name="ce374"/>
          <table:table-cell table:style-name="ce375" office:value-type="string" calcext:value-type="string">
            <text:p>D</text:p>
          </table:table-cell>
          <table:table-cell table:style-name="ce362" office:value-type="string" calcext:value-type="string">
            <text:p>S</text:p>
          </table:table-cell>
          <table:table-cell table:style-name="ce362"/>
          <table:table-cell table:style-name="ce367"/>
          <table:table-cell table:style-name="ce396"/>
          <table:table-cell table:style-name="ce360" office:value-type="float" office:value="3" calcext:value-type="float">
            <text:p>3</text:p>
          </table:table-cell>
          <table:table-cell table:style-name="ce360"/>
          <table:table-cell table:style-name="ce360" office:value-type="float" office:value="2" calcext:value-type="float">
            <text:p>2</text:p>
          </table:table-cell>
          <table:table-cell table:style-name="ce360"/>
          <table:table-cell table:style-name="ce360" office:value-type="float" office:value="1" calcext:value-type="float">
            <text:p>1</text:p>
          </table:table-cell>
          <table:table-cell table:style-name="ce360"/>
          <table:table-cell table:style-name="ce360" office:value-type="float" office:value="0" calcext:value-type="float">
            <text:p>0</text:p>
          </table:table-cell>
          <table:table-cell table:style-name="ce374"/>
          <table:table-cell table:style-name="ce375" office:value-type="string" calcext:value-type="string">
            <text:p>D</text:p>
          </table:table-cell>
          <table:table-cell table:style-name="ce362" office:value-type="string" calcext:value-type="string">
            <text:p>S</text:p>
          </table:table-cell>
          <table:table-cell table:style-name="ce362"/>
          <table:table-cell table:style-name="ce367"/>
          <table:table-cell table:style-name="ce412"/>
          <table:table-cell table:style-name="ce360" office:value-type="float" office:value="3" calcext:value-type="float">
            <text:p>3</text:p>
          </table:table-cell>
          <table:table-cell table:style-name="ce360"/>
          <table:table-cell table:style-name="ce360" office:value-type="float" office:value="2" calcext:value-type="float">
            <text:p>2</text:p>
          </table:table-cell>
          <table:table-cell table:style-name="ce360"/>
          <table:table-cell table:style-name="ce360" office:value-type="float" office:value="1" calcext:value-type="float">
            <text:p>1</text:p>
          </table:table-cell>
          <table:table-cell table:style-name="ce360"/>
          <table:table-cell table:style-name="ce360" office:value-type="float" office:value="0" calcext:value-type="float">
            <text:p>0</text:p>
          </table:table-cell>
          <table:table-cell table:style-name="ce374"/>
          <table:table-cell table:style-name="ce375" office:value-type="string" calcext:value-type="string">
            <text:p>D</text:p>
          </table:table-cell>
          <table:table-cell table:style-name="ce362" office:value-type="string" calcext:value-type="string">
            <text:p>S</text:p>
          </table:table-cell>
          <table:table-cell table:style-name="ce362"/>
          <table:table-cell table:style-name="ce367"/>
          <table:table-cell table:style-name="ce396"/>
          <table:table-cell table:style-name="ce360" office:value-type="float" office:value="3" calcext:value-type="float">
            <text:p>3</text:p>
          </table:table-cell>
          <table:table-cell table:style-name="ce360"/>
          <table:table-cell table:style-name="ce360" office:value-type="float" office:value="2" calcext:value-type="float">
            <text:p>2</text:p>
          </table:table-cell>
          <table:table-cell table:style-name="ce360"/>
          <table:table-cell table:style-name="ce360" office:value-type="float" office:value="1" calcext:value-type="float">
            <text:p>1</text:p>
          </table:table-cell>
          <table:table-cell table:style-name="ce360"/>
          <table:table-cell table:style-name="ce360" office:value-type="float" office:value="0" calcext:value-type="float">
            <text:p>0</text:p>
          </table:table-cell>
          <table:table-cell table:style-name="ce374"/>
          <table:table-cell table:style-name="ce375" office:value-type="string" calcext:value-type="string">
            <text:p>D</text:p>
          </table:table-cell>
          <table:table-cell table:style-name="ce362" office:value-type="string" calcext:value-type="string">
            <text:p>S</text:p>
          </table:table-cell>
          <table:table-cell table:style-name="ce362"/>
          <table:table-cell table:style-name="ce367"/>
          <table:table-cell table:style-name="ce421"/>
          <table:table-cell table:style-name="ce360" office:value-type="float" office:value="3" calcext:value-type="float">
            <text:p>3</text:p>
          </table:table-cell>
          <table:table-cell table:style-name="ce360"/>
          <table:table-cell table:style-name="ce360" office:value-type="float" office:value="2" calcext:value-type="float">
            <text:p>2</text:p>
          </table:table-cell>
          <table:table-cell table:style-name="ce360"/>
          <table:table-cell table:style-name="ce360" office:value-type="float" office:value="1" calcext:value-type="float">
            <text:p>1</text:p>
          </table:table-cell>
          <table:table-cell table:style-name="ce360"/>
          <table:table-cell table:style-name="ce360" office:value-type="float" office:value="0" calcext:value-type="float">
            <text:p>0</text:p>
          </table:table-cell>
          <table:table-cell table:style-name="ce374"/>
          <table:table-cell table:style-name="ce375" office:value-type="string" calcext:value-type="string">
            <text:p>D</text:p>
          </table:table-cell>
          <table:table-cell table:style-name="ce362" office:value-type="string" calcext:value-type="string">
            <text:p>S</text:p>
          </table:table-cell>
          <table:table-cell table:style-name="ce362"/>
          <table:table-cell table:style-name="ce367"/>
          <table:table-cell table:style-name="ce396"/>
          <table:table-cell table:style-name="ce360" office:value-type="float" office:value="3" calcext:value-type="float">
            <text:p>3</text:p>
          </table:table-cell>
          <table:table-cell table:style-name="ce360"/>
          <table:table-cell table:style-name="ce360" office:value-type="float" office:value="2" calcext:value-type="float">
            <text:p>2</text:p>
          </table:table-cell>
          <table:table-cell table:style-name="ce360"/>
          <table:table-cell table:style-name="ce360" office:value-type="float" office:value="1" calcext:value-type="float">
            <text:p>1</text:p>
          </table:table-cell>
          <table:table-cell table:style-name="ce360"/>
          <table:table-cell table:style-name="ce360" office:value-type="float" office:value="0" calcext:value-type="float">
            <text:p>0</text:p>
          </table:table-cell>
          <table:table-cell table:style-name="ce374"/>
          <table:table-cell table:style-name="ce375" office:value-type="string" calcext:value-type="string">
            <text:p>D</text:p>
          </table:table-cell>
          <table:table-cell table:style-name="ce362" office:value-type="string" calcext:value-type="string">
            <text:p>S</text:p>
          </table:table-cell>
          <table:table-cell table:style-name="ce362"/>
          <table:table-cell table:style-name="ce367"/>
          <table:table-cell table:style-name="ce412"/>
          <table:table-cell table:style-name="ce360" office:value-type="float" office:value="3" calcext:value-type="float">
            <text:p>3</text:p>
          </table:table-cell>
          <table:table-cell table:style-name="ce360"/>
          <table:table-cell table:style-name="ce360" office:value-type="float" office:value="2" calcext:value-type="float">
            <text:p>2</text:p>
          </table:table-cell>
          <table:table-cell table:style-name="ce360"/>
          <table:table-cell table:style-name="ce360" office:value-type="float" office:value="1" calcext:value-type="float">
            <text:p>1</text:p>
          </table:table-cell>
          <table:table-cell table:style-name="ce360"/>
          <table:table-cell table:style-name="ce360" office:value-type="float" office:value="0" calcext:value-type="float">
            <text:p>0</text:p>
          </table:table-cell>
          <table:table-cell table:style-name="ce374"/>
          <table:table-cell table:style-name="ce375" office:value-type="string" calcext:value-type="string">
            <text:p>D</text:p>
          </table:table-cell>
          <table:table-cell table:style-name="ce362" office:value-type="string" calcext:value-type="string">
            <text:p>S</text:p>
          </table:table-cell>
          <table:table-cell table:style-name="ce362"/>
          <table:table-cell table:style-name="ce367"/>
          <table:table-cell table:style-name="ce396"/>
          <table:table-cell table:style-name="ce360" office:value-type="float" office:value="3" calcext:value-type="float">
            <text:p>3</text:p>
          </table:table-cell>
          <table:table-cell table:style-name="ce360"/>
          <table:table-cell table:style-name="ce360" office:value-type="float" office:value="2" calcext:value-type="float">
            <text:p>2</text:p>
          </table:table-cell>
          <table:table-cell table:style-name="ce360"/>
          <table:table-cell table:style-name="ce360" office:value-type="float" office:value="1" calcext:value-type="float">
            <text:p>1</text:p>
          </table:table-cell>
          <table:table-cell table:style-name="ce360"/>
          <table:table-cell table:style-name="ce360" office:value-type="float" office:value="0" calcext:value-type="float">
            <text:p>0</text:p>
          </table:table-cell>
          <table:table-cell table:style-name="ce374"/>
          <table:table-cell table:style-name="ce375" office:value-type="string" calcext:value-type="string">
            <text:p>D</text:p>
          </table:table-cell>
          <table:table-cell table:style-name="ce362" office:value-type="string" calcext:value-type="string">
            <text:p>S</text:p>
          </table:table-cell>
          <table:table-cell table:style-name="ce375"/>
          <table:table-cell table:style-name="ce444"/>
          <table:table-cell table:style-name="ce374" table:number-columns-repeated="920"/>
        </table:table-row>
        <table:table-row table:style-name="ro1">
          <table:table-cell table:formula="of:=64*[.C2]+16*[.E2]+4*[.G2]+[.I2]" office:value-type="float" office:value="0" calcext:value-type="float">
            <text:p>0</text:p>
          </table:table-cell>
          <table:table-cell office:value-type="string" calcext:value-type="string">
            <text:p>&lt;</text:p>
          </table:table-cell>
          <table:table-cell table:style-name="ce365" table:formula="of:=IF(UNICODE([.B2])=60;0;IF(UNICODE([.B2])=61663;1;IF(UNICODE([.B2])=62;2;IF(UNICODE([.B2])=61664;3;&quot;&quot;))))" office:value-type="float" office:value="0" calcext:value-type="float">
            <text:p>0</text:p>
          </table:table-cell>
          <table:table-cell office:value-type="string" calcext:value-type="string">
            <text:p>&lt;</text:p>
          </table:table-cell>
          <table:table-cell table:style-name="ce365" table:formula="of:=IF(UNICODE([.D2])=60;0;IF(UNICODE([.D2])=61663;1;IF(UNICODE([.D2])=62;2;IF(UNICODE([.D2])=61664;3;&quot;&quot;))))" office:value-type="float" office:value="0" calcext:value-type="float">
            <text:p>0</text:p>
          </table:table-cell>
          <table:table-cell table:formula="of:=[.H2]" office:value-type="string" office:string-value="&lt;" calcext:value-type="string">
            <text:p>&lt;</text:p>
          </table:table-cell>
          <table:table-cell table:style-name="ce365" table:formula="of:=IF(UNICODE([.F2])=60;0;IF(UNICODE([.F2])=61663;1;IF(UNICODE([.F2])=62;2;IF(UNICODE([.F2])=61664;3;&quot;&quot;))))" office:value-type="float" office:value="0" calcext:value-type="float">
            <text:p>0</text:p>
          </table:table-cell>
          <table:table-cell office:value-type="string" calcext:value-type="string">
            <text:p>&lt;</text:p>
          </table:table-cell>
          <table:table-cell table:style-name="ce365" table:formula="of:=IF(UNICODE([.H2])=60;0;IF(UNICODE([.H2])=61663;1;IF(UNICODE([.H2])=62;2;IF(UNICODE([.H2])=61664;3;&quot;&quot;))))" office:value-type="float" office:value="0" calcext:value-type="float">
            <text:p>0</text:p>
          </table:table-cell>
          <table:table-cell table:style-name="ce376"/>
          <table:table-cell table:style-name="ce382"/>
          <table:table-cell table:style-name="ce387" table:formula="of:=4*[.J2]+[.K2]" office:value-type="float" office:value="0" calcext:value-type="float">
            <text:p>0</text:p>
          </table:table-cell>
          <table:table-cell table:style-name="ce391" table:formula="of:=&quot;0xb&quot; &amp;BASE([.L2];2) &amp; &quot;,&quot;" office:value-type="string" office:string-value="0xb0," calcext:value-type="string">
            <text:p>0xb0,</text:p>
          </table:table-cell>
          <table:table-cell table:formula="of:=64*[.P2]+16*[.R2]+4*[.T2]+[.V2]" office:value-type="float" office:value="32" calcext:value-type="float">
            <text:p>32</text:p>
          </table:table-cell>
          <table:table-cell table:style-name="ce41" table:formula="of:=[.B2]" office:value-type="string" office:string-value="&lt;" calcext:value-type="string">
            <text:p>&lt;</text:p>
          </table:table-cell>
          <table:table-cell table:style-name="ce365" table:formula="of:=IF(UNICODE([.O2])=60;0;IF(UNICODE([.O2])=61663;1;IF(UNICODE([.O2])=62;2;IF(UNICODE([.O2])=61664;3;&quot;&quot;))))" office:value-type="float" office:value="0" calcext:value-type="float">
            <text:p>0</text:p>
          </table:table-cell>
          <table:table-cell table:style-name="ce41" office:value-type="string" calcext:value-type="string">
            <text:p>&gt;</text:p>
          </table:table-cell>
          <table:table-cell table:style-name="ce365" table:formula="of:=IF(UNICODE([.Q2])=60;0;IF(UNICODE([.Q2])=61663;1;IF(UNICODE([.Q2])=62;2;IF(UNICODE([.Q2])=61664;3;&quot;&quot;))))" office:value-type="float" office:value="2" calcext:value-type="float">
            <text:p>2</text:p>
          </table:table-cell>
          <table:table-cell table:style-name="ce41" table:formula="of:=[.U2]" office:value-type="string" office:string-value="&lt;" calcext:value-type="string">
            <text:p>&lt;</text:p>
          </table:table-cell>
          <table:table-cell table:style-name="ce365" table:formula="of:=IF(UNICODE([.S2])=60;0;IF(UNICODE([.S2])=61663;1;IF(UNICODE([.S2])=62;2;IF(UNICODE([.S2])=61664;3;&quot;&quot;))))" office:value-type="float" office:value="0" calcext:value-type="float">
            <text:p>0</text:p>
          </table:table-cell>
          <table:table-cell table:style-name="ce41" office:value-type="string" calcext:value-type="string">
            <text:p>&lt;</text:p>
          </table:table-cell>
          <table:table-cell table:style-name="ce365" table:formula="of:=IF(UNICODE([.U2])=60;0;IF(UNICODE([.U2])=61663;1;IF(UNICODE([.U2])=62;2;IF(UNICODE([.U2])=61664;3;&quot;&quot;))))" office:value-type="float" office:value="0" calcext:value-type="float">
            <text:p>0</text:p>
          </table:table-cell>
          <table:table-cell table:style-name="ce400"/>
          <table:table-cell table:style-name="ce404"/>
          <table:table-cell table:style-name="ce387" table:formula="of:=4*[.W2]+[.X2]" office:value-type="float" office:value="0" calcext:value-type="float">
            <text:p>0</text:p>
          </table:table-cell>
          <table:table-cell table:style-name="ce408" table:formula="of:=&quot;0xb&quot; &amp;BASE([.Y2];2) &amp; &quot;,&quot;" office:value-type="string" office:string-value="0xb0," calcext:value-type="string">
            <text:p>0xb0,</text:p>
          </table:table-cell>
          <table:table-cell table:style-name="ce413" table:formula="of:=64*[.AC2]+16*[.AE2]+4*[.AG2]+[.AI2]" office:value-type="float" office:value="64" calcext:value-type="float">
            <text:p>64</text:p>
          </table:table-cell>
          <table:table-cell table:style-name="ce41" office:value-type="string" calcext:value-type="string">
            <text:p></text:p>
          </table:table-cell>
          <table:table-cell table:style-name="ce365" table:formula="of:=IF(UNICODE([.AB2])=60;0;IF(UNICODE([.AB2])=61663;1;IF(UNICODE([.AB2])=62;2;IF(UNICODE([.AB2])=61664;3;&quot;&quot;))))" office:value-type="float" office:value="1" calcext:value-type="float">
            <text:p>1</text:p>
          </table:table-cell>
          <table:table-cell table:style-name="ce41" office:value-type="string" calcext:value-type="string">
            <text:p>&lt;</text:p>
          </table:table-cell>
          <table:table-cell table:style-name="ce365" table:formula="of:=IF(UNICODE([.AD2])=60;0;IF(UNICODE([.AD2])=61663;1;IF(UNICODE([.AD2])=62;2;IF(UNICODE([.AD2])=61664;3;&quot;&quot;))))" office:value-type="float" office:value="0" calcext:value-type="float">
            <text:p>0</text:p>
          </table:table-cell>
          <table:table-cell table:style-name="ce41" table:formula="of:=[.AH2]" office:value-type="string" office:string-value="&lt;" calcext:value-type="string">
            <text:p>&lt;</text:p>
          </table:table-cell>
          <table:table-cell table:style-name="ce365" table:formula="of:=IF(UNICODE([.AF2])=60;0;IF(UNICODE([.AF2])=61663;1;IF(UNICODE([.AF2])=62;2;IF(UNICODE([.AF2])=61664;3;&quot;&quot;))))" office:value-type="float" office:value="0" calcext:value-type="float">
            <text:p>0</text:p>
          </table:table-cell>
          <table:table-cell table:style-name="ce41" office:value-type="string" calcext:value-type="string">
            <text:p>&lt;</text:p>
          </table:table-cell>
          <table:table-cell table:style-name="ce365" table:formula="of:=IF(UNICODE([.AH2])=60;0;IF(UNICODE([.AH2])=61663;1;IF(UNICODE([.AH2])=62;2;IF(UNICODE([.AH2])=61664;3;&quot;&quot;))))" office:value-type="float" office:value="0" calcext:value-type="float">
            <text:p>0</text:p>
          </table:table-cell>
          <table:table-cell table:number-columns-repeated="2"/>
          <table:table-cell table:style-name="ce387" table:formula="of:=4*[.AJ2]+[.AK2]" office:value-type="float" office:value="0" calcext:value-type="float">
            <text:p>0</text:p>
          </table:table-cell>
          <table:table-cell table:formula="of:=&quot;0xb&quot; &amp;BASE([.AL2];2) &amp; &quot;,&quot;" office:value-type="string" office:string-value="0xb0," calcext:value-type="string">
            <text:p>0xb0,</text:p>
          </table:table-cell>
          <table:table-cell table:formula="of:=64*[.AP2]+16*[.AR2]+4*[.AT2]+[.AV2]" office:value-type="float" office:value="96" calcext:value-type="float">
            <text:p>96</text:p>
          </table:table-cell>
          <table:table-cell table:style-name="ce41" table:formula="of:=[.AB2]" office:value-type="string" office:string-value="" calcext:value-type="string">
            <text:p></text:p>
          </table:table-cell>
          <table:table-cell table:style-name="ce365" table:formula="of:=IF(UNICODE([.AO2])=60;0;IF(UNICODE([.AO2])=61663;1;IF(UNICODE([.AO2])=62;2;IF(UNICODE([.AO2])=61664;3;&quot;&quot;))))" office:value-type="float" office:value="1" calcext:value-type="float">
            <text:p>1</text:p>
          </table:table-cell>
          <table:table-cell table:style-name="ce41" office:value-type="string" calcext:value-type="string">
            <text:p>&gt;</text:p>
          </table:table-cell>
          <table:table-cell table:style-name="ce365" table:formula="of:=IF(UNICODE([.AQ2])=60;0;IF(UNICODE([.AQ2])=61663;1;IF(UNICODE([.AQ2])=62;2;IF(UNICODE([.AQ2])=61664;3;&quot;&quot;))))" office:value-type="float" office:value="2" calcext:value-type="float">
            <text:p>2</text:p>
          </table:table-cell>
          <table:table-cell table:style-name="ce41" table:formula="of:=[.AU2]" office:value-type="string" office:string-value="&lt;" calcext:value-type="string">
            <text:p>&lt;</text:p>
          </table:table-cell>
          <table:table-cell table:style-name="ce365" table:formula="of:=IF(UNICODE([.AS2])=60;0;IF(UNICODE([.AS2])=61663;1;IF(UNICODE([.AS2])=62;2;IF(UNICODE([.AS2])=61664;3;&quot;&quot;))))" office:value-type="float" office:value="0" calcext:value-type="float">
            <text:p>0</text:p>
          </table:table-cell>
          <table:table-cell table:style-name="ce41" office:value-type="string" calcext:value-type="string">
            <text:p>&lt;</text:p>
          </table:table-cell>
          <table:table-cell table:style-name="ce365" table:formula="of:=IF(UNICODE([.AU2])=60;0;IF(UNICODE([.AU2])=61663;1;IF(UNICODE([.AU2])=62;2;IF(UNICODE([.AU2])=61664;3;&quot;&quot;))))" office:value-type="float" office:value="0" calcext:value-type="float">
            <text:p>0</text:p>
          </table:table-cell>
          <table:table-cell table:number-columns-repeated="2"/>
          <table:table-cell table:style-name="ce387" table:formula="of:=4*[.AW2]+[.AX2]" office:value-type="float" office:value="0" calcext:value-type="float">
            <text:p>0</text:p>
          </table:table-cell>
          <table:table-cell table:formula="of:=&quot;0xb&quot; &amp;BASE([.AY2];2) &amp; &quot;,&quot;" office:value-type="string" office:string-value="0xb0," calcext:value-type="string">
            <text:p>0xb0,</text:p>
          </table:table-cell>
          <table:table-cell table:style-name="ce422" table:formula="of:=64*[.BC2]+16*[.BE2]+4*[.BG2]+[.BI2]" office:value-type="float" office:value="128" calcext:value-type="float">
            <text:p>128</text:p>
          </table:table-cell>
          <table:table-cell office:value-type="string" calcext:value-type="string">
            <text:p>&gt;</text:p>
          </table:table-cell>
          <table:table-cell table:style-name="ce365" table:formula="of:=IF(UNICODE([.BB2])=60;0;IF(UNICODE([.BB2])=61663;1;IF(UNICODE([.BB2])=62;2;IF(UNICODE([.BB2])=61664;3;&quot;&quot;))))" office:value-type="float" office:value="2" calcext:value-type="float">
            <text:p>2</text:p>
          </table:table-cell>
          <table:table-cell office:value-type="string" calcext:value-type="string">
            <text:p>&lt;</text:p>
          </table:table-cell>
          <table:table-cell table:style-name="ce365" table:formula="of:=IF(UNICODE([.BD2])=60;0;IF(UNICODE([.BD2])=61663;1;IF(UNICODE([.BD2])=62;2;IF(UNICODE([.BD2])=61664;3;&quot;&quot;))))" office:value-type="float" office:value="0" calcext:value-type="float">
            <text:p>0</text:p>
          </table:table-cell>
          <table:table-cell table:formula="of:=[.BH2]" office:value-type="string" office:string-value="&lt;" calcext:value-type="string">
            <text:p>&lt;</text:p>
          </table:table-cell>
          <table:table-cell table:style-name="ce365" table:formula="of:=IF(UNICODE([.BF2])=60;0;IF(UNICODE([.BF2])=61663;1;IF(UNICODE([.BF2])=62;2;IF(UNICODE([.BF2])=61664;3;&quot;&quot;))))" office:value-type="float" office:value="0" calcext:value-type="float">
            <text:p>0</text:p>
          </table:table-cell>
          <table:table-cell office:value-type="string" calcext:value-type="string">
            <text:p>&lt;</text:p>
          </table:table-cell>
          <table:table-cell table:style-name="ce365" table:formula="of:=IF(UNICODE([.BH2])=60;0;IF(UNICODE([.BH2])=61663;1;IF(UNICODE([.BH2])=62;2;IF(UNICODE([.BH2])=61664;3;&quot;&quot;))))" office:value-type="float" office:value="0" calcext:value-type="float">
            <text:p>0</text:p>
          </table:table-cell>
          <table:table-cell table:number-columns-repeated="2"/>
          <table:table-cell table:style-name="ce387" table:formula="of:=4*[.BJ2]+[.BK2]" office:value-type="float" office:value="0" calcext:value-type="float">
            <text:p>0</text:p>
          </table:table-cell>
          <table:table-cell table:formula="of:=&quot;0xb&quot; &amp;BASE([.BL2];2) &amp; &quot;,&quot;" office:value-type="string" office:string-value="0xb0," calcext:value-type="string">
            <text:p>0xb0,</text:p>
          </table:table-cell>
          <table:table-cell table:style-name="ce430" table:formula="of:=64*[.BP2]+16*[.BR2]+4*[.BT2]+[.BV2]" office:value-type="float" office:value="160" calcext:value-type="float">
            <text:p>160</text:p>
          </table:table-cell>
          <table:table-cell table:style-name="ce41" table:formula="of:=[.BB2]" office:value-type="string" office:string-value="&gt;" calcext:value-type="string">
            <text:p>&gt;</text:p>
          </table:table-cell>
          <table:table-cell table:style-name="ce365" table:formula="of:=IF(UNICODE([.BO2])=60;0;IF(UNICODE([.BO2])=61663;1;IF(UNICODE([.BO2])=62;2;IF(UNICODE([.BO2])=61664;3;&quot;&quot;))))" office:value-type="float" office:value="2" calcext:value-type="float">
            <text:p>2</text:p>
          </table:table-cell>
          <table:table-cell table:style-name="ce41" office:value-type="string" calcext:value-type="string">
            <text:p>&gt;</text:p>
          </table:table-cell>
          <table:table-cell table:style-name="ce365" table:formula="of:=IF(UNICODE([.BQ2])=60;0;IF(UNICODE([.BQ2])=61663;1;IF(UNICODE([.BQ2])=62;2;IF(UNICODE([.BQ2])=61664;3;&quot;&quot;))))" office:value-type="float" office:value="2" calcext:value-type="float">
            <text:p>2</text:p>
          </table:table-cell>
          <table:table-cell table:style-name="ce41" table:formula="of:=[.BU2]" office:value-type="string" office:string-value="&lt;" calcext:value-type="string">
            <text:p>&lt;</text:p>
          </table:table-cell>
          <table:table-cell table:style-name="ce365" table:formula="of:=IF(UNICODE([.BS2])=60;0;IF(UNICODE([.BS2])=61663;1;IF(UNICODE([.BS2])=62;2;IF(UNICODE([.BS2])=61664;3;&quot;&quot;))))" office:value-type="float" office:value="0" calcext:value-type="float">
            <text:p>0</text:p>
          </table:table-cell>
          <table:table-cell table:style-name="ce41" office:value-type="string" calcext:value-type="string">
            <text:p>&lt;</text:p>
          </table:table-cell>
          <table:table-cell table:style-name="ce365" table:formula="of:=IF(UNICODE([.BU2])=60;0;IF(UNICODE([.BU2])=61663;1;IF(UNICODE([.BU2])=62;2;IF(UNICODE([.BU2])=61664;3;&quot;&quot;))))" office:value-type="float" office:value="0" calcext:value-type="float">
            <text:p>0</text:p>
          </table:table-cell>
          <table:table-cell table:number-columns-repeated="2"/>
          <table:table-cell table:style-name="ce387" table:formula="of:=4*[.BW2]+[.BX2]" office:value-type="float" office:value="0" calcext:value-type="float">
            <text:p>0</text:p>
          </table:table-cell>
          <table:table-cell table:formula="of:=&quot;0xb&quot; &amp;BASE([.BY2];2) &amp; &quot;,&quot;" office:value-type="string" office:string-value="0xb0," calcext:value-type="string">
            <text:p>0xb0,</text:p>
          </table:table-cell>
          <table:table-cell table:style-name="ce434" table:formula="of:=64*[.CC2]+16*[.CE2]+4*[.CG2]+[.CI2]" office:value-type="float" office:value="192" calcext:value-type="float">
            <text:p>192</text:p>
          </table:table-cell>
          <table:table-cell table:style-name="ce41" office:value-type="string" calcext:value-type="string">
            <text:p></text:p>
          </table:table-cell>
          <table:table-cell table:style-name="ce365" table:formula="of:=IF(UNICODE([.CB2])=60;0;IF(UNICODE([.CB2])=61663;1;IF(UNICODE([.CB2])=62;2;IF(UNICODE([.CB2])=61664;3;&quot;&quot;))))" office:value-type="float" office:value="3" calcext:value-type="float">
            <text:p>3</text:p>
          </table:table-cell>
          <table:table-cell table:style-name="ce41" office:value-type="string" calcext:value-type="string">
            <text:p>&lt;</text:p>
          </table:table-cell>
          <table:table-cell table:style-name="ce365" table:formula="of:=IF(UNICODE([.CD2])=60;0;IF(UNICODE([.CD2])=61663;1;IF(UNICODE([.CD2])=62;2;IF(UNICODE([.CD2])=61664;3;&quot;&quot;))))" office:value-type="float" office:value="0" calcext:value-type="float">
            <text:p>0</text:p>
          </table:table-cell>
          <table:table-cell table:style-name="ce41" table:formula="of:=[.CH2]" office:value-type="string" office:string-value="&lt;" calcext:value-type="string">
            <text:p>&lt;</text:p>
          </table:table-cell>
          <table:table-cell table:style-name="ce365" table:formula="of:=IF(UNICODE([.CF2])=60;0;IF(UNICODE([.CF2])=61663;1;IF(UNICODE([.CF2])=62;2;IF(UNICODE([.CF2])=61664;3;&quot;&quot;))))" office:value-type="float" office:value="0" calcext:value-type="float">
            <text:p>0</text:p>
          </table:table-cell>
          <table:table-cell table:style-name="ce41" office:value-type="string" calcext:value-type="string">
            <text:p>&lt;</text:p>
          </table:table-cell>
          <table:table-cell table:style-name="ce365" table:formula="of:=IF(UNICODE([.CH2])=60;0;IF(UNICODE([.CH2])=61663;1;IF(UNICODE([.CH2])=62;2;IF(UNICODE([.CH2])=61664;3;&quot;&quot;)))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387" table:formula="of:=4*[.CJ2]+[.CK2]" office:value-type="float" office:value="11" calcext:value-type="float">
            <text:p>11</text:p>
          </table:table-cell>
          <table:table-cell table:formula="of:=&quot;0xb&quot; &amp;BASE([.CL2];2) &amp; &quot;,&quot;" office:value-type="string" office:string-value="0xb1011," calcext:value-type="string">
            <text:p>0xb1011,</text:p>
          </table:table-cell>
          <table:table-cell table:style-name="ce430" table:formula="of:=64*[.CP2]+16*[.CR2]+4*[.CT2]+[.CV2]" office:value-type="float" office:value="224" calcext:value-type="float">
            <text:p>224</text:p>
          </table:table-cell>
          <table:table-cell table:style-name="ce41" table:formula="of:=[.CB2]" office:value-type="string" office:string-value="" calcext:value-type="string">
            <text:p></text:p>
          </table:table-cell>
          <table:table-cell table:style-name="ce365" table:formula="of:=IF(UNICODE([.CO2])=60;0;IF(UNICODE([.CO2])=61663;1;IF(UNICODE([.CO2])=62;2;IF(UNICODE([.CO2])=61664;3;&quot;&quot;))))" office:value-type="float" office:value="3" calcext:value-type="float">
            <text:p>3</text:p>
          </table:table-cell>
          <table:table-cell table:style-name="ce41" office:value-type="string" calcext:value-type="string">
            <text:p>&gt;</text:p>
          </table:table-cell>
          <table:table-cell table:style-name="ce365" table:formula="of:=IF(UNICODE([.CQ2])=60;0;IF(UNICODE([.CQ2])=61663;1;IF(UNICODE([.CQ2])=62;2;IF(UNICODE([.CQ2])=61664;3;&quot;&quot;))))" office:value-type="float" office:value="2" calcext:value-type="float">
            <text:p>2</text:p>
          </table:table-cell>
          <table:table-cell table:style-name="ce41" table:formula="of:=[.CU2]" office:value-type="string" office:string-value="&lt;" calcext:value-type="string">
            <text:p>&lt;</text:p>
          </table:table-cell>
          <table:table-cell table:style-name="ce365" table:formula="of:=IF(UNICODE([.CS2])=60;0;IF(UNICODE([.CS2])=61663;1;IF(UNICODE([.CS2])=62;2;IF(UNICODE([.CS2])=61664;3;&quot;&quot;))))" office:value-type="float" office:value="0" calcext:value-type="float">
            <text:p>0</text:p>
          </table:table-cell>
          <table:table-cell table:style-name="ce41" office:value-type="string" calcext:value-type="string">
            <text:p>&lt;</text:p>
          </table:table-cell>
          <table:table-cell table:style-name="ce365" table:formula="of:=IF(UNICODE([.CU2])=60;0;IF(UNICODE([.CU2])=61663;1;IF(UNICODE([.CU2])=62;2;IF(UNICODE([.CU2])=61664;3;&quot;&quot;)))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440" table:formula="of:=4*[.CW2]+[.CX2]" office:value-type="float" office:value="11" calcext:value-type="float">
            <text:p>11</text:p>
          </table:table-cell>
          <table:table-cell table:formula="of:=&quot;0xb&quot; &amp;BASE([.CY2];2) &amp; &quot;,&quot;" office:value-type="string" office:string-value="0xb1011," calcext:value-type="string">
            <text:p>0xb1011,</text:p>
          </table:table-cell>
          <table:table-cell table:number-columns-repeated="920"/>
        </table:table-row>
        <table:table-row table:style-name="ro1">
          <table:table-cell table:formula="of:=64*[.C3]+16*[.E3]+4*[.G3]+[.I3]" office:value-type="float" office:value="1" calcext:value-type="float">
            <text:p>1</text:p>
          </table:table-cell>
          <table:table-cell table:formula="of:=[.B2]" office:value-type="string" office:string-value="&lt;" calcext:value-type="string">
            <text:p>&lt;</text:p>
          </table:table-cell>
          <table:table-cell table:style-name="ce365" table:formula="of:=IF(UNICODE([.B3])=60;0;IF(UNICODE([.B3])=61663;1;IF(UNICODE([.B3])=62;2;IF(UNICODE([.B3])=61664;3;&quot;&quot;))))" office:value-type="float" office:value="0" calcext:value-type="float">
            <text:p>0</text:p>
          </table:table-cell>
          <table:table-cell table:formula="of:=[.D2]" office:value-type="string" office:string-value="&lt;" calcext:value-type="string">
            <text:p>&lt;</text:p>
          </table:table-cell>
          <table:table-cell table:style-name="ce365" table:formula="of:=IF(UNICODE([.D3])=60;0;IF(UNICODE([.D3])=61663;1;IF(UNICODE([.D3])=62;2;IF(UNICODE([.D3])=61664;3;&quot;&quot;))))" office:value-type="float" office:value="0" calcext:value-type="float">
            <text:p>0</text:p>
          </table:table-cell>
          <table:table-cell table:formula="of:=[.F2]" office:value-type="string" office:string-value="&lt;" calcext:value-type="string">
            <text:p>&lt;</text:p>
          </table:table-cell>
          <table:table-cell table:style-name="ce365" table:formula="of:=IF(UNICODE([.F3])=60;0;IF(UNICODE([.F3])=61663;1;IF(UNICODE([.F3])=62;2;IF(UNICODE([.F3])=61664;3;&quot;&quot;))))" office:value-type="float" office:value="0" calcext:value-type="float">
            <text:p>0</text:p>
          </table:table-cell>
          <table:table-cell table:style-name="ce370" office:value-type="string" calcext:value-type="string">
            <text:p></text:p>
          </table:table-cell>
          <table:table-cell table:style-name="ce365" table:formula="of:=IF(UNICODE([.H3])=60;0;IF(UNICODE([.H3])=61663;1;IF(UNICODE([.H3])=62;2;IF(UNICODE([.H3])=61664;3;&quot;&quot;))))" office:value-type="float" office:value="1" calcext:value-type="float">
            <text:p>1</text:p>
          </table:table-cell>
          <table:table-cell table:style-name="ce376" office:value-type="float" office:value="1" calcext:value-type="float">
            <text:p>1</text:p>
          </table:table-cell>
          <table:table-cell table:style-name="ce382" office:value-type="float" office:value="0" calcext:value-type="float">
            <text:p>0</text:p>
          </table:table-cell>
          <table:table-cell table:style-name="ce387" table:formula="of:=4*[.J3]+[.K3]" office:value-type="float" office:value="4" calcext:value-type="float">
            <text:p>4</text:p>
          </table:table-cell>
          <table:table-cell table:style-name="ce391" table:formula="of:=&quot;0xb&quot; &amp;BASE([.L3];2) &amp; &quot;,&quot;" office:value-type="string" office:string-value="0xb100," calcext:value-type="string">
            <text:p>0xb100,</text:p>
          </table:table-cell>
          <table:table-cell table:formula="of:=64*[.P3]+16*[.R3]+4*[.T3]+[.V3]" office:value-type="float" office:value="33" calcext:value-type="float">
            <text:p>33</text:p>
          </table:table-cell>
          <table:table-cell table:style-name="ce41" table:formula="of:=[.O2]" office:value-type="string" office:string-value="&lt;" calcext:value-type="string">
            <text:p>&lt;</text:p>
          </table:table-cell>
          <table:table-cell table:style-name="ce365" table:formula="of:=IF(UNICODE([.O3])=60;0;IF(UNICODE([.O3])=61663;1;IF(UNICODE([.O3])=62;2;IF(UNICODE([.O3])=61664;3;&quot;&quot;))))" office:value-type="float" office:value="0" calcext:value-type="float">
            <text:p>0</text:p>
          </table:table-cell>
          <table:table-cell table:style-name="ce41" table:formula="of:=[.Q2]" office:value-type="string" office:string-value="&gt;" calcext:value-type="string">
            <text:p>&gt;</text:p>
          </table:table-cell>
          <table:table-cell table:style-name="ce365" table:formula="of:=IF(UNICODE([.Q3])=60;0;IF(UNICODE([.Q3])=61663;1;IF(UNICODE([.Q3])=62;2;IF(UNICODE([.Q3])=61664;3;&quot;&quot;))))" office:value-type="float" office:value="2" calcext:value-type="float">
            <text:p>2</text:p>
          </table:table-cell>
          <table:table-cell table:style-name="ce41" table:formula="of:=[.S2]" office:value-type="string" office:string-value="&lt;" calcext:value-type="string">
            <text:p>&lt;</text:p>
          </table:table-cell>
          <table:table-cell table:style-name="ce365" table:formula="of:=IF(UNICODE([.S3])=60;0;IF(UNICODE([.S3])=61663;1;IF(UNICODE([.S3])=62;2;IF(UNICODE([.S3])=61664;3;&quot;&quot;))))" office:value-type="float" office:value="0" calcext:value-type="float">
            <text:p>0</text:p>
          </table:table-cell>
          <table:table-cell table:style-name="ce370" office:value-type="string" calcext:value-type="string">
            <text:p></text:p>
          </table:table-cell>
          <table:table-cell table:style-name="ce365" table:formula="of:=IF(UNICODE([.U3])=60;0;IF(UNICODE([.U3])=61663;1;IF(UNICODE([.U3])=62;2;IF(UNICODE([.U3])=61664;3;&quot;&quot;))))" office:value-type="float" office:value="1" calcext:value-type="float">
            <text:p>1</text:p>
          </table:table-cell>
          <table:table-cell table:style-name="ce400" office:value-type="float" office:value="1" calcext:value-type="float">
            <text:p>1</text:p>
          </table:table-cell>
          <table:table-cell table:style-name="ce404" office:value-type="float" office:value="0" calcext:value-type="float">
            <text:p>0</text:p>
          </table:table-cell>
          <table:table-cell table:style-name="ce387" table:formula="of:=4*[.W3]+[.X3]" office:value-type="float" office:value="4" calcext:value-type="float">
            <text:p>4</text:p>
          </table:table-cell>
          <table:table-cell table:style-name="ce408" table:formula="of:=&quot;0xb&quot; &amp;BASE([.Y3];2) &amp; &quot;,&quot;" office:value-type="string" office:string-value="0xb100," calcext:value-type="string">
            <text:p>0xb100,</text:p>
          </table:table-cell>
          <table:table-cell table:style-name="ce413" table:formula="of:=64*[.AC3]+16*[.AE3]+4*[.AG3]+[.AI3]" office:value-type="float" office:value="65" calcext:value-type="float">
            <text:p>65</text:p>
          </table:table-cell>
          <table:table-cell table:style-name="ce41" table:formula="of:=[.AB2]" office:value-type="string" office:string-value="" calcext:value-type="string">
            <text:p></text:p>
          </table:table-cell>
          <table:table-cell table:style-name="ce365" table:formula="of:=IF(UNICODE([.AB3])=60;0;IF(UNICODE([.AB3])=61663;1;IF(UNICODE([.AB3])=62;2;IF(UNICODE([.AB3])=61664;3;&quot;&quot;))))" office:value-type="float" office:value="1" calcext:value-type="float">
            <text:p>1</text:p>
          </table:table-cell>
          <table:table-cell table:style-name="ce41" table:formula="of:=[.AD2]" office:value-type="string" office:string-value="&lt;" calcext:value-type="string">
            <text:p>&lt;</text:p>
          </table:table-cell>
          <table:table-cell table:style-name="ce365" table:formula="of:=IF(UNICODE([.AD3])=60;0;IF(UNICODE([.AD3])=61663;1;IF(UNICODE([.AD3])=62;2;IF(UNICODE([.AD3])=61664;3;&quot;&quot;))))" office:value-type="float" office:value="0" calcext:value-type="float">
            <text:p>0</text:p>
          </table:table-cell>
          <table:table-cell table:style-name="ce41" table:formula="of:=[.AF2]" office:value-type="string" office:string-value="&lt;" calcext:value-type="string">
            <text:p>&lt;</text:p>
          </table:table-cell>
          <table:table-cell table:style-name="ce365" table:formula="of:=IF(UNICODE([.AF3])=60;0;IF(UNICODE([.AF3])=61663;1;IF(UNICODE([.AF3])=62;2;IF(UNICODE([.AF3])=61664;3;&quot;&quot;))))" office:value-type="float" office:value="0" calcext:value-type="float">
            <text:p>0</text:p>
          </table:table-cell>
          <table:table-cell table:style-name="ce370" office:value-type="string" calcext:value-type="string">
            <text:p></text:p>
          </table:table-cell>
          <table:table-cell table:style-name="ce365" table:formula="of:=IF(UNICODE([.AH3])=60;0;IF(UNICODE([.AH3])=61663;1;IF(UNICODE([.AH3])=62;2;IF(UNICODE([.AH3])=61664;3;&quot;&quot;)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87" table:formula="of:=4*[.AJ3]+[.AK3]" office:value-type="float" office:value="4" calcext:value-type="float">
            <text:p>4</text:p>
          </table:table-cell>
          <table:table-cell table:formula="of:=&quot;0xb&quot; &amp;BASE([.AL3];2) &amp; &quot;,&quot;" office:value-type="string" office:string-value="0xb100," calcext:value-type="string">
            <text:p>0xb100,</text:p>
          </table:table-cell>
          <table:table-cell table:formula="of:=64*[.AP3]+16*[.AR3]+4*[.AT3]+[.AV3]" office:value-type="float" office:value="97" calcext:value-type="float">
            <text:p>97</text:p>
          </table:table-cell>
          <table:table-cell table:style-name="ce41" table:formula="of:=[.AO2]" office:value-type="string" office:string-value="" calcext:value-type="string">
            <text:p></text:p>
          </table:table-cell>
          <table:table-cell table:style-name="ce365" table:formula="of:=IF(UNICODE([.AO3])=60;0;IF(UNICODE([.AO3])=61663;1;IF(UNICODE([.AO3])=62;2;IF(UNICODE([.AO3])=61664;3;&quot;&quot;))))" office:value-type="float" office:value="1" calcext:value-type="float">
            <text:p>1</text:p>
          </table:table-cell>
          <table:table-cell table:style-name="ce41" table:formula="of:=[.AQ2]" office:value-type="string" office:string-value="&gt;" calcext:value-type="string">
            <text:p>&gt;</text:p>
          </table:table-cell>
          <table:table-cell table:style-name="ce365" table:formula="of:=IF(UNICODE([.AQ3])=60;0;IF(UNICODE([.AQ3])=61663;1;IF(UNICODE([.AQ3])=62;2;IF(UNICODE([.AQ3])=61664;3;&quot;&quot;))))" office:value-type="float" office:value="2" calcext:value-type="float">
            <text:p>2</text:p>
          </table:table-cell>
          <table:table-cell table:style-name="ce41" table:formula="of:=[.AS2]" office:value-type="string" office:string-value="&lt;" calcext:value-type="string">
            <text:p>&lt;</text:p>
          </table:table-cell>
          <table:table-cell table:style-name="ce365" table:formula="of:=IF(UNICODE([.AS3])=60;0;IF(UNICODE([.AS3])=61663;1;IF(UNICODE([.AS3])=62;2;IF(UNICODE([.AS3])=61664;3;&quot;&quot;))))" office:value-type="float" office:value="0" calcext:value-type="float">
            <text:p>0</text:p>
          </table:table-cell>
          <table:table-cell table:style-name="ce370" office:value-type="string" calcext:value-type="string">
            <text:p></text:p>
          </table:table-cell>
          <table:table-cell table:style-name="ce365" table:formula="of:=IF(UNICODE([.AU3])=60;0;IF(UNICODE([.AU3])=61663;1;IF(UNICODE([.AU3])=62;2;IF(UNICODE([.AU3])=61664;3;&quot;&quot;)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87" table:formula="of:=4*[.AW3]+[.AX3]" office:value-type="float" office:value="4" calcext:value-type="float">
            <text:p>4</text:p>
          </table:table-cell>
          <table:table-cell table:formula="of:=&quot;0xb&quot; &amp;BASE([.AY3];2) &amp; &quot;,&quot;" office:value-type="string" office:string-value="0xb100," calcext:value-type="string">
            <text:p>0xb100,</text:p>
          </table:table-cell>
          <table:table-cell table:style-name="ce422" table:formula="of:=64*[.BC3]+16*[.BE3]+4*[.BG3]+[.BI3]" office:value-type="float" office:value="129" calcext:value-type="float">
            <text:p>129</text:p>
          </table:table-cell>
          <table:table-cell table:formula="of:=[.BB2]" office:value-type="string" office:string-value="&gt;" calcext:value-type="string">
            <text:p>&gt;</text:p>
          </table:table-cell>
          <table:table-cell table:style-name="ce365" table:formula="of:=IF(UNICODE([.BB3])=60;0;IF(UNICODE([.BB3])=61663;1;IF(UNICODE([.BB3])=62;2;IF(UNICODE([.BB3])=61664;3;&quot;&quot;))))" office:value-type="float" office:value="2" calcext:value-type="float">
            <text:p>2</text:p>
          </table:table-cell>
          <table:table-cell table:formula="of:=[.BD2]" office:value-type="string" office:string-value="&lt;" calcext:value-type="string">
            <text:p>&lt;</text:p>
          </table:table-cell>
          <table:table-cell table:style-name="ce365" table:formula="of:=IF(UNICODE([.BD3])=60;0;IF(UNICODE([.BD3])=61663;1;IF(UNICODE([.BD3])=62;2;IF(UNICODE([.BD3])=61664;3;&quot;&quot;))))" office:value-type="float" office:value="0" calcext:value-type="float">
            <text:p>0</text:p>
          </table:table-cell>
          <table:table-cell table:formula="of:=[.BF2]" office:value-type="string" office:string-value="&lt;" calcext:value-type="string">
            <text:p>&lt;</text:p>
          </table:table-cell>
          <table:table-cell table:style-name="ce365" table:formula="of:=IF(UNICODE([.BF3])=60;0;IF(UNICODE([.BF3])=61663;1;IF(UNICODE([.BF3])=62;2;IF(UNICODE([.BF3])=61664;3;&quot;&quot;))))" office:value-type="float" office:value="0" calcext:value-type="float">
            <text:p>0</text:p>
          </table:table-cell>
          <table:table-cell table:style-name="ce370" office:value-type="string" calcext:value-type="string">
            <text:p></text:p>
          </table:table-cell>
          <table:table-cell table:style-name="ce365" table:formula="of:=IF(UNICODE([.BH3])=60;0;IF(UNICODE([.BH3])=61663;1;IF(UNICODE([.BH3])=62;2;IF(UNICODE([.BH3])=61664;3;&quot;&quot;)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87" table:formula="of:=4*[.BJ3]+[.BK3]" office:value-type="float" office:value="4" calcext:value-type="float">
            <text:p>4</text:p>
          </table:table-cell>
          <table:table-cell table:formula="of:=&quot;0xb&quot; &amp;BASE([.BL3];2) &amp; &quot;,&quot;" office:value-type="string" office:string-value="0xb100," calcext:value-type="string">
            <text:p>0xb100,</text:p>
          </table:table-cell>
          <table:table-cell table:style-name="ce430" table:formula="of:=64*[.BP3]+16*[.BR3]+4*[.BT3]+[.BV3]" office:value-type="float" office:value="161" calcext:value-type="float">
            <text:p>161</text:p>
          </table:table-cell>
          <table:table-cell table:style-name="ce41" table:formula="of:=[.BO2]" office:value-type="string" office:string-value="&gt;" calcext:value-type="string">
            <text:p>&gt;</text:p>
          </table:table-cell>
          <table:table-cell table:style-name="ce365" table:formula="of:=IF(UNICODE([.BO3])=60;0;IF(UNICODE([.BO3])=61663;1;IF(UNICODE([.BO3])=62;2;IF(UNICODE([.BO3])=61664;3;&quot;&quot;))))" office:value-type="float" office:value="2" calcext:value-type="float">
            <text:p>2</text:p>
          </table:table-cell>
          <table:table-cell table:style-name="ce41" table:formula="of:=[.BQ2]" office:value-type="string" office:string-value="&gt;" calcext:value-type="string">
            <text:p>&gt;</text:p>
          </table:table-cell>
          <table:table-cell table:style-name="ce365" table:formula="of:=IF(UNICODE([.BQ3])=60;0;IF(UNICODE([.BQ3])=61663;1;IF(UNICODE([.BQ3])=62;2;IF(UNICODE([.BQ3])=61664;3;&quot;&quot;))))" office:value-type="float" office:value="2" calcext:value-type="float">
            <text:p>2</text:p>
          </table:table-cell>
          <table:table-cell table:style-name="ce41" table:formula="of:=[.BS2]" office:value-type="string" office:string-value="&lt;" calcext:value-type="string">
            <text:p>&lt;</text:p>
          </table:table-cell>
          <table:table-cell table:style-name="ce365" table:formula="of:=IF(UNICODE([.BS3])=60;0;IF(UNICODE([.BS3])=61663;1;IF(UNICODE([.BS3])=62;2;IF(UNICODE([.BS3])=61664;3;&quot;&quot;))))" office:value-type="float" office:value="0" calcext:value-type="float">
            <text:p>0</text:p>
          </table:table-cell>
          <table:table-cell table:style-name="ce370" office:value-type="string" calcext:value-type="string">
            <text:p></text:p>
          </table:table-cell>
          <table:table-cell table:style-name="ce365" table:formula="of:=IF(UNICODE([.BU3])=60;0;IF(UNICODE([.BU3])=61663;1;IF(UNICODE([.BU3])=62;2;IF(UNICODE([.BU3])=61664;3;&quot;&quot;)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87" table:formula="of:=4*[.BW3]+[.BX3]" office:value-type="float" office:value="4" calcext:value-type="float">
            <text:p>4</text:p>
          </table:table-cell>
          <table:table-cell table:formula="of:=&quot;0xb&quot; &amp;BASE([.BY3];2) &amp; &quot;,&quot;" office:value-type="string" office:string-value="0xb100," calcext:value-type="string">
            <text:p>0xb100,</text:p>
          </table:table-cell>
          <table:table-cell table:style-name="ce434" table:formula="of:=64*[.CC3]+16*[.CE3]+4*[.CG3]+[.CI3]" office:value-type="float" office:value="193" calcext:value-type="float">
            <text:p>193</text:p>
          </table:table-cell>
          <table:table-cell table:style-name="ce41" table:formula="of:=[.CB2]" office:value-type="string" office:string-value="" calcext:value-type="string">
            <text:p></text:p>
          </table:table-cell>
          <table:table-cell table:style-name="ce365" table:formula="of:=IF(UNICODE([.CB3])=60;0;IF(UNICODE([.CB3])=61663;1;IF(UNICODE([.CB3])=62;2;IF(UNICODE([.CB3])=61664;3;&quot;&quot;))))" office:value-type="float" office:value="3" calcext:value-type="float">
            <text:p>3</text:p>
          </table:table-cell>
          <table:table-cell table:style-name="ce41" table:formula="of:=[.CD2]" office:value-type="string" office:string-value="&lt;" calcext:value-type="string">
            <text:p>&lt;</text:p>
          </table:table-cell>
          <table:table-cell table:style-name="ce365" table:formula="of:=IF(UNICODE([.CD3])=60;0;IF(UNICODE([.CD3])=61663;1;IF(UNICODE([.CD3])=62;2;IF(UNICODE([.CD3])=61664;3;&quot;&quot;))))" office:value-type="float" office:value="0" calcext:value-type="float">
            <text:p>0</text:p>
          </table:table-cell>
          <table:table-cell table:style-name="ce41" table:formula="of:=[.CF2]" office:value-type="string" office:string-value="&lt;" calcext:value-type="string">
            <text:p>&lt;</text:p>
          </table:table-cell>
          <table:table-cell table:style-name="ce365" table:formula="of:=IF(UNICODE([.CF3])=60;0;IF(UNICODE([.CF3])=61663;1;IF(UNICODE([.CF3])=62;2;IF(UNICODE([.CF3])=61664;3;&quot;&quot;))))" office:value-type="float" office:value="0" calcext:value-type="float">
            <text:p>0</text:p>
          </table:table-cell>
          <table:table-cell table:style-name="ce370" office:value-type="string" calcext:value-type="string">
            <text:p></text:p>
          </table:table-cell>
          <table:table-cell table:style-name="ce365" table:formula="of:=IF(UNICODE([.CH3])=60;0;IF(UNICODE([.CH3])=61663;1;IF(UNICODE([.CH3])=62;2;IF(UNICODE([.CH3])=61664;3;&quot;&quot;)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87" table:formula="of:=4*[.CJ3]+[.CK3]" office:value-type="float" office:value="4" calcext:value-type="float">
            <text:p>4</text:p>
          </table:table-cell>
          <table:table-cell table:formula="of:=&quot;0xb&quot; &amp;BASE([.CL3];2) &amp; &quot;,&quot;" office:value-type="string" office:string-value="0xb100," calcext:value-type="string">
            <text:p>0xb100,</text:p>
          </table:table-cell>
          <table:table-cell table:style-name="ce430" table:formula="of:=64*[.CP3]+16*[.CR3]+4*[.CT3]+[.CV3]" office:value-type="float" office:value="225" calcext:value-type="float">
            <text:p>225</text:p>
          </table:table-cell>
          <table:table-cell table:style-name="ce41" table:formula="of:=[.CO2]" office:value-type="string" office:string-value="" calcext:value-type="string">
            <text:p></text:p>
          </table:table-cell>
          <table:table-cell table:style-name="ce365" table:formula="of:=IF(UNICODE([.CO3])=60;0;IF(UNICODE([.CO3])=61663;1;IF(UNICODE([.CO3])=62;2;IF(UNICODE([.CO3])=61664;3;&quot;&quot;))))" office:value-type="float" office:value="3" calcext:value-type="float">
            <text:p>3</text:p>
          </table:table-cell>
          <table:table-cell table:style-name="ce41" table:formula="of:=[.CQ2]" office:value-type="string" office:string-value="&gt;" calcext:value-type="string">
            <text:p>&gt;</text:p>
          </table:table-cell>
          <table:table-cell table:style-name="ce365" table:formula="of:=IF(UNICODE([.CQ3])=60;0;IF(UNICODE([.CQ3])=61663;1;IF(UNICODE([.CQ3])=62;2;IF(UNICODE([.CQ3])=61664;3;&quot;&quot;))))" office:value-type="float" office:value="2" calcext:value-type="float">
            <text:p>2</text:p>
          </table:table-cell>
          <table:table-cell table:style-name="ce41" table:formula="of:=[.CS2]" office:value-type="string" office:string-value="&lt;" calcext:value-type="string">
            <text:p>&lt;</text:p>
          </table:table-cell>
          <table:table-cell table:style-name="ce365" table:formula="of:=IF(UNICODE([.CS3])=60;0;IF(UNICODE([.CS3])=61663;1;IF(UNICODE([.CS3])=62;2;IF(UNICODE([.CS3])=61664;3;&quot;&quot;))))" office:value-type="float" office:value="0" calcext:value-type="float">
            <text:p>0</text:p>
          </table:table-cell>
          <table:table-cell table:style-name="ce370" office:value-type="string" calcext:value-type="string">
            <text:p></text:p>
          </table:table-cell>
          <table:table-cell table:style-name="ce365" table:formula="of:=IF(UNICODE([.CU3])=60;0;IF(UNICODE([.CU3])=61663;1;IF(UNICODE([.CU3])=62;2;IF(UNICODE([.CU3])=61664;3;&quot;&quot;))))" office:value-type="float" office:value="1" calcext:value-type="float">
            <text:p>1</text:p>
          </table:table-cell>
          <table:table-cell table:style-name="ce427" office:value-type="string" calcext:value-type="string">
            <text:p>x</text:p>
          </table:table-cell>
          <table:table-cell table:style-name="ce439" office:value-type="string" calcext:value-type="string">
            <text:p>x</text:p>
          </table:table-cell>
          <table:table-cell table:style-name="ce440" table:formula="of:=4*[.CW3]+[.CX3]" office:value-type="string" office:string-value="" calcext:value-type="error">
            <text:p>#ЗНАЧ!</text:p>
          </table:table-cell>
          <table:table-cell table:style-name="ce446" table:formula="of:=&quot;0xb&quot; &amp;BASE([.CY3];2) &amp; &quot;,&quot;" office:value-type="string" office:string-value="" calcext:value-type="error">
            <text:p>#ЗНАЧ!</text:p>
          </table:table-cell>
          <table:table-cell table:number-columns-repeated="920"/>
        </table:table-row>
        <table:table-row table:style-name="ro1">
          <table:table-cell table:formula="of:=64*[.C4]+16*[.E4]+4*[.G4]+[.I4]" office:value-type="float" office:value="2" calcext:value-type="float">
            <text:p>2</text:p>
          </table:table-cell>
          <table:table-cell table:formula="of:=[.B3]" office:value-type="string" office:string-value="&lt;" calcext:value-type="string">
            <text:p>&lt;</text:p>
          </table:table-cell>
          <table:table-cell table:style-name="ce365" table:formula="of:=IF(UNICODE([.B4])=60;0;IF(UNICODE([.B4])=61663;1;IF(UNICODE([.B4])=62;2;IF(UNICODE([.B4])=61664;3;&quot;&quot;))))" office:value-type="float" office:value="0" calcext:value-type="float">
            <text:p>0</text:p>
          </table:table-cell>
          <table:table-cell table:formula="of:=[.D3]" office:value-type="string" office:string-value="&lt;" calcext:value-type="string">
            <text:p>&lt;</text:p>
          </table:table-cell>
          <table:table-cell table:style-name="ce365" table:formula="of:=IF(UNICODE([.D4])=60;0;IF(UNICODE([.D4])=61663;1;IF(UNICODE([.D4])=62;2;IF(UNICODE([.D4])=61664;3;&quot;&quot;))))" office:value-type="float" office:value="0" calcext:value-type="float">
            <text:p>0</text:p>
          </table:table-cell>
          <table:table-cell table:formula="of:=[.F3]" office:value-type="string" office:string-value="&lt;" calcext:value-type="string">
            <text:p>&lt;</text:p>
          </table:table-cell>
          <table:table-cell table:style-name="ce365" table:formula="of:=IF(UNICODE([.F4])=60;0;IF(UNICODE([.F4])=61663;1;IF(UNICODE([.F4])=62;2;IF(UNICODE([.F4])=61664;3;&quot;&quot;))))" office:value-type="float" office:value="0" calcext:value-type="float">
            <text:p>0</text:p>
          </table:table-cell>
          <table:table-cell office:value-type="string" calcext:value-type="string">
            <text:p>&gt;</text:p>
          </table:table-cell>
          <table:table-cell table:style-name="ce365" table:formula="of:=IF(UNICODE([.H4])=60;0;IF(UNICODE([.H4])=61663;1;IF(UNICODE([.H4])=62;2;IF(UNICODE([.H4])=61664;3;&quot;&quot;))))" office:value-type="float" office:value="2" calcext:value-type="float">
            <text:p>2</text:p>
          </table:table-cell>
          <table:table-cell table:style-name="ce376"/>
          <table:table-cell table:style-name="ce382"/>
          <table:table-cell table:style-name="ce387" table:formula="of:=4*[.J4]+[.K4]" office:value-type="float" office:value="0" calcext:value-type="float">
            <text:p>0</text:p>
          </table:table-cell>
          <table:table-cell table:style-name="ce391" table:formula="of:=&quot;0xb&quot; &amp;BASE([.L4];2) &amp; &quot;,&quot;" office:value-type="string" office:string-value="0xb0," calcext:value-type="string">
            <text:p>0xb0,</text:p>
          </table:table-cell>
          <table:table-cell table:formula="of:=64*[.P4]+16*[.R4]+4*[.T4]+[.V4]" office:value-type="float" office:value="34" calcext:value-type="float">
            <text:p>34</text:p>
          </table:table-cell>
          <table:table-cell table:style-name="ce41" table:formula="of:=[.O3]" office:value-type="string" office:string-value="&lt;" calcext:value-type="string">
            <text:p>&lt;</text:p>
          </table:table-cell>
          <table:table-cell table:style-name="ce365" table:formula="of:=IF(UNICODE([.O4])=60;0;IF(UNICODE([.O4])=61663;1;IF(UNICODE([.O4])=62;2;IF(UNICODE([.O4])=61664;3;&quot;&quot;))))" office:value-type="float" office:value="0" calcext:value-type="float">
            <text:p>0</text:p>
          </table:table-cell>
          <table:table-cell table:style-name="ce41" table:formula="of:=[.Q3]" office:value-type="string" office:string-value="&gt;" calcext:value-type="string">
            <text:p>&gt;</text:p>
          </table:table-cell>
          <table:table-cell table:style-name="ce365" table:formula="of:=IF(UNICODE([.Q4])=60;0;IF(UNICODE([.Q4])=61663;1;IF(UNICODE([.Q4])=62;2;IF(UNICODE([.Q4])=61664;3;&quot;&quot;))))" office:value-type="float" office:value="2" calcext:value-type="float">
            <text:p>2</text:p>
          </table:table-cell>
          <table:table-cell table:style-name="ce41" table:formula="of:=[.S3]" office:value-type="string" office:string-value="&lt;" calcext:value-type="string">
            <text:p>&lt;</text:p>
          </table:table-cell>
          <table:table-cell table:style-name="ce365" table:formula="of:=IF(UNICODE([.S4])=60;0;IF(UNICODE([.S4])=61663;1;IF(UNICODE([.S4])=62;2;IF(UNICODE([.S4])=61664;3;&quot;&quot;))))" office:value-type="float" office:value="0" calcext:value-type="float">
            <text:p>0</text:p>
          </table:table-cell>
          <table:table-cell table:style-name="ce41" office:value-type="string" calcext:value-type="string">
            <text:p>&gt;</text:p>
          </table:table-cell>
          <table:table-cell table:style-name="ce365" table:formula="of:=IF(UNICODE([.U4])=60;0;IF(UNICODE([.U4])=61663;1;IF(UNICODE([.U4])=62;2;IF(UNICODE([.U4])=61664;3;&quot;&quot;))))" office:value-type="float" office:value="2" calcext:value-type="float">
            <text:p>2</text:p>
          </table:table-cell>
          <table:table-cell table:style-name="ce400"/>
          <table:table-cell table:style-name="ce404"/>
          <table:table-cell table:style-name="ce387" table:formula="of:=4*[.W4]+[.X4]" office:value-type="float" office:value="0" calcext:value-type="float">
            <text:p>0</text:p>
          </table:table-cell>
          <table:table-cell table:style-name="ce408" table:formula="of:=&quot;0xb&quot; &amp;BASE([.Y4];2) &amp; &quot;,&quot;" office:value-type="string" office:string-value="0xb0," calcext:value-type="string">
            <text:p>0xb0,</text:p>
          </table:table-cell>
          <table:table-cell table:style-name="ce413" table:formula="of:=64*[.AC4]+16*[.AE4]+4*[.AG4]+[.AI4]" office:value-type="float" office:value="66" calcext:value-type="float">
            <text:p>66</text:p>
          </table:table-cell>
          <table:table-cell table:style-name="ce41" table:formula="of:=[.AB3]" office:value-type="string" office:string-value="" calcext:value-type="string">
            <text:p></text:p>
          </table:table-cell>
          <table:table-cell table:style-name="ce365" table:formula="of:=IF(UNICODE([.AB4])=60;0;IF(UNICODE([.AB4])=61663;1;IF(UNICODE([.AB4])=62;2;IF(UNICODE([.AB4])=61664;3;&quot;&quot;))))" office:value-type="float" office:value="1" calcext:value-type="float">
            <text:p>1</text:p>
          </table:table-cell>
          <table:table-cell table:style-name="ce41" table:formula="of:=[.AD3]" office:value-type="string" office:string-value="&lt;" calcext:value-type="string">
            <text:p>&lt;</text:p>
          </table:table-cell>
          <table:table-cell table:style-name="ce365" table:formula="of:=IF(UNICODE([.AD4])=60;0;IF(UNICODE([.AD4])=61663;1;IF(UNICODE([.AD4])=62;2;IF(UNICODE([.AD4])=61664;3;&quot;&quot;))))" office:value-type="float" office:value="0" calcext:value-type="float">
            <text:p>0</text:p>
          </table:table-cell>
          <table:table-cell table:style-name="ce41" table:formula="of:=[.AF3]" office:value-type="string" office:string-value="&lt;" calcext:value-type="string">
            <text:p>&lt;</text:p>
          </table:table-cell>
          <table:table-cell table:style-name="ce365" table:formula="of:=IF(UNICODE([.AF4])=60;0;IF(UNICODE([.AF4])=61663;1;IF(UNICODE([.AF4])=62;2;IF(UNICODE([.AF4])=61664;3;&quot;&quot;))))" office:value-type="float" office:value="0" calcext:value-type="float">
            <text:p>0</text:p>
          </table:table-cell>
          <table:table-cell table:style-name="ce41" office:value-type="string" calcext:value-type="string">
            <text:p>&gt;</text:p>
          </table:table-cell>
          <table:table-cell table:style-name="ce365" table:formula="of:=IF(UNICODE([.AH4])=60;0;IF(UNICODE([.AH4])=61663;1;IF(UNICODE([.AH4])=62;2;IF(UNICODE([.AH4])=61664;3;&quot;&quot;))))" office:value-type="float" office:value="2" calcext:value-type="float">
            <text:p>2</text:p>
          </table:table-cell>
          <table:table-cell table:number-columns-repeated="2"/>
          <table:table-cell table:style-name="ce387" table:formula="of:=4*[.AJ4]+[.AK4]" office:value-type="float" office:value="0" calcext:value-type="float">
            <text:p>0</text:p>
          </table:table-cell>
          <table:table-cell table:formula="of:=&quot;0xb&quot; &amp;BASE([.AL4];2) &amp; &quot;,&quot;" office:value-type="string" office:string-value="0xb0," calcext:value-type="string">
            <text:p>0xb0,</text:p>
          </table:table-cell>
          <table:table-cell table:formula="of:=64*[.AP4]+16*[.AR4]+4*[.AT4]+[.AV4]" office:value-type="float" office:value="98" calcext:value-type="float">
            <text:p>98</text:p>
          </table:table-cell>
          <table:table-cell table:style-name="ce41" table:formula="of:=[.AO3]" office:value-type="string" office:string-value="" calcext:value-type="string">
            <text:p></text:p>
          </table:table-cell>
          <table:table-cell table:style-name="ce365" table:formula="of:=IF(UNICODE([.AO4])=60;0;IF(UNICODE([.AO4])=61663;1;IF(UNICODE([.AO4])=62;2;IF(UNICODE([.AO4])=61664;3;&quot;&quot;))))" office:value-type="float" office:value="1" calcext:value-type="float">
            <text:p>1</text:p>
          </table:table-cell>
          <table:table-cell table:style-name="ce41" table:formula="of:=[.AQ3]" office:value-type="string" office:string-value="&gt;" calcext:value-type="string">
            <text:p>&gt;</text:p>
          </table:table-cell>
          <table:table-cell table:style-name="ce365" table:formula="of:=IF(UNICODE([.AQ4])=60;0;IF(UNICODE([.AQ4])=61663;1;IF(UNICODE([.AQ4])=62;2;IF(UNICODE([.AQ4])=61664;3;&quot;&quot;))))" office:value-type="float" office:value="2" calcext:value-type="float">
            <text:p>2</text:p>
          </table:table-cell>
          <table:table-cell table:style-name="ce41" table:formula="of:=[.AS3]" office:value-type="string" office:string-value="&lt;" calcext:value-type="string">
            <text:p>&lt;</text:p>
          </table:table-cell>
          <table:table-cell table:style-name="ce365" table:formula="of:=IF(UNICODE([.AS4])=60;0;IF(UNICODE([.AS4])=61663;1;IF(UNICODE([.AS4])=62;2;IF(UNICODE([.AS4])=61664;3;&quot;&quot;))))" office:value-type="float" office:value="0" calcext:value-type="float">
            <text:p>0</text:p>
          </table:table-cell>
          <table:table-cell table:style-name="ce41" office:value-type="string" calcext:value-type="string">
            <text:p>&gt;</text:p>
          </table:table-cell>
          <table:table-cell table:style-name="ce365" table:formula="of:=IF(UNICODE([.AU4])=60;0;IF(UNICODE([.AU4])=61663;1;IF(UNICODE([.AU4])=62;2;IF(UNICODE([.AU4])=61664;3;&quot;&quot;))))" office:value-type="float" office:value="2" calcext:value-type="float">
            <text:p>2</text:p>
          </table:table-cell>
          <table:table-cell table:number-columns-repeated="2"/>
          <table:table-cell table:style-name="ce387" table:formula="of:=4*[.AW4]+[.AX4]" office:value-type="float" office:value="0" calcext:value-type="float">
            <text:p>0</text:p>
          </table:table-cell>
          <table:table-cell table:formula="of:=&quot;0xb&quot; &amp;BASE([.AY4];2) &amp; &quot;,&quot;" office:value-type="string" office:string-value="0xb0," calcext:value-type="string">
            <text:p>0xb0,</text:p>
          </table:table-cell>
          <table:table-cell table:style-name="ce422" table:formula="of:=64*[.BC4]+16*[.BE4]+4*[.BG4]+[.BI4]" office:value-type="float" office:value="130" calcext:value-type="float">
            <text:p>130</text:p>
          </table:table-cell>
          <table:table-cell table:formula="of:=[.BB3]" office:value-type="string" office:string-value="&gt;" calcext:value-type="string">
            <text:p>&gt;</text:p>
          </table:table-cell>
          <table:table-cell table:style-name="ce365" table:formula="of:=IF(UNICODE([.BB4])=60;0;IF(UNICODE([.BB4])=61663;1;IF(UNICODE([.BB4])=62;2;IF(UNICODE([.BB4])=61664;3;&quot;&quot;))))" office:value-type="float" office:value="2" calcext:value-type="float">
            <text:p>2</text:p>
          </table:table-cell>
          <table:table-cell table:formula="of:=[.BD3]" office:value-type="string" office:string-value="&lt;" calcext:value-type="string">
            <text:p>&lt;</text:p>
          </table:table-cell>
          <table:table-cell table:style-name="ce365" table:formula="of:=IF(UNICODE([.BD4])=60;0;IF(UNICODE([.BD4])=61663;1;IF(UNICODE([.BD4])=62;2;IF(UNICODE([.BD4])=61664;3;&quot;&quot;))))" office:value-type="float" office:value="0" calcext:value-type="float">
            <text:p>0</text:p>
          </table:table-cell>
          <table:table-cell table:formula="of:=[.BF3]" office:value-type="string" office:string-value="&lt;" calcext:value-type="string">
            <text:p>&lt;</text:p>
          </table:table-cell>
          <table:table-cell table:style-name="ce365" table:formula="of:=IF(UNICODE([.BF4])=60;0;IF(UNICODE([.BF4])=61663;1;IF(UNICODE([.BF4])=62;2;IF(UNICODE([.BF4])=61664;3;&quot;&quot;))))" office:value-type="float" office:value="0" calcext:value-type="float">
            <text:p>0</text:p>
          </table:table-cell>
          <table:table-cell office:value-type="string" calcext:value-type="string">
            <text:p>&gt;</text:p>
          </table:table-cell>
          <table:table-cell table:style-name="ce365" table:formula="of:=IF(UNICODE([.BH4])=60;0;IF(UNICODE([.BH4])=61663;1;IF(UNICODE([.BH4])=62;2;IF(UNICODE([.BH4])=61664;3;&quot;&quot;))))" office:value-type="float" office:value="2" calcext:value-type="float">
            <text:p>2</text:p>
          </table:table-cell>
          <table:table-cell table:number-columns-repeated="2"/>
          <table:table-cell table:style-name="ce387" table:formula="of:=4*[.BJ4]+[.BK4]" office:value-type="float" office:value="0" calcext:value-type="float">
            <text:p>0</text:p>
          </table:table-cell>
          <table:table-cell table:formula="of:=&quot;0xb&quot; &amp;BASE([.BL4];2) &amp; &quot;,&quot;" office:value-type="string" office:string-value="0xb0," calcext:value-type="string">
            <text:p>0xb0,</text:p>
          </table:table-cell>
          <table:table-cell table:style-name="ce430" table:formula="of:=64*[.BP4]+16*[.BR4]+4*[.BT4]+[.BV4]" office:value-type="float" office:value="162" calcext:value-type="float">
            <text:p>162</text:p>
          </table:table-cell>
          <table:table-cell table:style-name="ce41" table:formula="of:=[.BO3]" office:value-type="string" office:string-value="&gt;" calcext:value-type="string">
            <text:p>&gt;</text:p>
          </table:table-cell>
          <table:table-cell table:style-name="ce365" table:formula="of:=IF(UNICODE([.BO4])=60;0;IF(UNICODE([.BO4])=61663;1;IF(UNICODE([.BO4])=62;2;IF(UNICODE([.BO4])=61664;3;&quot;&quot;))))" office:value-type="float" office:value="2" calcext:value-type="float">
            <text:p>2</text:p>
          </table:table-cell>
          <table:table-cell table:style-name="ce41" table:formula="of:=[.BQ3]" office:value-type="string" office:string-value="&gt;" calcext:value-type="string">
            <text:p>&gt;</text:p>
          </table:table-cell>
          <table:table-cell table:style-name="ce365" table:formula="of:=IF(UNICODE([.BQ4])=60;0;IF(UNICODE([.BQ4])=61663;1;IF(UNICODE([.BQ4])=62;2;IF(UNICODE([.BQ4])=61664;3;&quot;&quot;))))" office:value-type="float" office:value="2" calcext:value-type="float">
            <text:p>2</text:p>
          </table:table-cell>
          <table:table-cell table:style-name="ce41" table:formula="of:=[.BS3]" office:value-type="string" office:string-value="&lt;" calcext:value-type="string">
            <text:p>&lt;</text:p>
          </table:table-cell>
          <table:table-cell table:style-name="ce365" table:formula="of:=IF(UNICODE([.BS4])=60;0;IF(UNICODE([.BS4])=61663;1;IF(UNICODE([.BS4])=62;2;IF(UNICODE([.BS4])=61664;3;&quot;&quot;))))" office:value-type="float" office:value="0" calcext:value-type="float">
            <text:p>0</text:p>
          </table:table-cell>
          <table:table-cell table:style-name="ce41" office:value-type="string" calcext:value-type="string">
            <text:p>&gt;</text:p>
          </table:table-cell>
          <table:table-cell table:style-name="ce365" table:formula="of:=IF(UNICODE([.BU4])=60;0;IF(UNICODE([.BU4])=61663;1;IF(UNICODE([.BU4])=62;2;IF(UNICODE([.BU4])=61664;3;&quot;&quot;))))" office:value-type="float" office:value="2" calcext:value-type="float">
            <text:p>2</text:p>
          </table:table-cell>
          <table:table-cell table:number-columns-repeated="2"/>
          <table:table-cell table:style-name="ce387" table:formula="of:=4*[.BW4]+[.BX4]" office:value-type="float" office:value="0" calcext:value-type="float">
            <text:p>0</text:p>
          </table:table-cell>
          <table:table-cell table:formula="of:=&quot;0xb&quot; &amp;BASE([.BY4];2) &amp; &quot;,&quot;" office:value-type="string" office:string-value="0xb0," calcext:value-type="string">
            <text:p>0xb0,</text:p>
          </table:table-cell>
          <table:table-cell table:style-name="ce434" table:formula="of:=64*[.CC4]+16*[.CE4]+4*[.CG4]+[.CI4]" office:value-type="float" office:value="194" calcext:value-type="float">
            <text:p>194</text:p>
          </table:table-cell>
          <table:table-cell table:style-name="ce41" table:formula="of:=[.CB3]" office:value-type="string" office:string-value="" calcext:value-type="string">
            <text:p></text:p>
          </table:table-cell>
          <table:table-cell table:style-name="ce365" table:formula="of:=IF(UNICODE([.CB4])=60;0;IF(UNICODE([.CB4])=61663;1;IF(UNICODE([.CB4])=62;2;IF(UNICODE([.CB4])=61664;3;&quot;&quot;))))" office:value-type="float" office:value="3" calcext:value-type="float">
            <text:p>3</text:p>
          </table:table-cell>
          <table:table-cell table:style-name="ce41" table:formula="of:=[.CD3]" office:value-type="string" office:string-value="&lt;" calcext:value-type="string">
            <text:p>&lt;</text:p>
          </table:table-cell>
          <table:table-cell table:style-name="ce365" table:formula="of:=IF(UNICODE([.CD4])=60;0;IF(UNICODE([.CD4])=61663;1;IF(UNICODE([.CD4])=62;2;IF(UNICODE([.CD4])=61664;3;&quot;&quot;))))" office:value-type="float" office:value="0" calcext:value-type="float">
            <text:p>0</text:p>
          </table:table-cell>
          <table:table-cell table:style-name="ce41" table:formula="of:=[.CF3]" office:value-type="string" office:string-value="&lt;" calcext:value-type="string">
            <text:p>&lt;</text:p>
          </table:table-cell>
          <table:table-cell table:style-name="ce365" table:formula="of:=IF(UNICODE([.CF4])=60;0;IF(UNICODE([.CF4])=61663;1;IF(UNICODE([.CF4])=62;2;IF(UNICODE([.CF4])=61664;3;&quot;&quot;))))" office:value-type="float" office:value="0" calcext:value-type="float">
            <text:p>0</text:p>
          </table:table-cell>
          <table:table-cell table:style-name="ce41" office:value-type="string" calcext:value-type="string">
            <text:p>&gt;</text:p>
          </table:table-cell>
          <table:table-cell table:style-name="ce365" table:formula="of:=IF(UNICODE([.CH4])=60;0;IF(UNICODE([.CH4])=61663;1;IF(UNICODE([.CH4])=62;2;IF(UNICODE([.CH4])=61664;3;&quot;&quot;)))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387" table:formula="of:=4*[.CJ4]+[.CK4]" office:value-type="float" office:value="11" calcext:value-type="float">
            <text:p>11</text:p>
          </table:table-cell>
          <table:table-cell table:formula="of:=&quot;0xb&quot; &amp;BASE([.CL4];2) &amp; &quot;,&quot;" office:value-type="string" office:string-value="0xb1011," calcext:value-type="string">
            <text:p>0xb1011,</text:p>
          </table:table-cell>
          <table:table-cell table:style-name="ce430" table:formula="of:=64*[.CP4]+16*[.CR4]+4*[.CT4]+[.CV4]" office:value-type="float" office:value="226" calcext:value-type="float">
            <text:p>226</text:p>
          </table:table-cell>
          <table:table-cell table:style-name="ce41" table:formula="of:=[.CO3]" office:value-type="string" office:string-value="" calcext:value-type="string">
            <text:p></text:p>
          </table:table-cell>
          <table:table-cell table:style-name="ce365" table:formula="of:=IF(UNICODE([.CO4])=60;0;IF(UNICODE([.CO4])=61663;1;IF(UNICODE([.CO4])=62;2;IF(UNICODE([.CO4])=61664;3;&quot;&quot;))))" office:value-type="float" office:value="3" calcext:value-type="float">
            <text:p>3</text:p>
          </table:table-cell>
          <table:table-cell table:style-name="ce41" table:formula="of:=[.CQ3]" office:value-type="string" office:string-value="&gt;" calcext:value-type="string">
            <text:p>&gt;</text:p>
          </table:table-cell>
          <table:table-cell table:style-name="ce365" table:formula="of:=IF(UNICODE([.CQ4])=60;0;IF(UNICODE([.CQ4])=61663;1;IF(UNICODE([.CQ4])=62;2;IF(UNICODE([.CQ4])=61664;3;&quot;&quot;))))" office:value-type="float" office:value="2" calcext:value-type="float">
            <text:p>2</text:p>
          </table:table-cell>
          <table:table-cell table:style-name="ce41" table:formula="of:=[.CS3]" office:value-type="string" office:string-value="&lt;" calcext:value-type="string">
            <text:p>&lt;</text:p>
          </table:table-cell>
          <table:table-cell table:style-name="ce365" table:formula="of:=IF(UNICODE([.CS4])=60;0;IF(UNICODE([.CS4])=61663;1;IF(UNICODE([.CS4])=62;2;IF(UNICODE([.CS4])=61664;3;&quot;&quot;))))" office:value-type="float" office:value="0" calcext:value-type="float">
            <text:p>0</text:p>
          </table:table-cell>
          <table:table-cell table:style-name="ce41" office:value-type="string" calcext:value-type="string">
            <text:p>&gt;</text:p>
          </table:table-cell>
          <table:table-cell table:style-name="ce365" table:formula="of:=IF(UNICODE([.CU4])=60;0;IF(UNICODE([.CU4])=61663;1;IF(UNICODE([.CU4])=62;2;IF(UNICODE([.CU4])=61664;3;&quot;&quot;)))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440" table:formula="of:=4*[.CW4]+[.CX4]" office:value-type="float" office:value="11" calcext:value-type="float">
            <text:p>11</text:p>
          </table:table-cell>
          <table:table-cell table:formula="of:=&quot;0xb&quot; &amp;BASE([.CY4];2) &amp; &quot;,&quot;" office:value-type="string" office:string-value="0xb1011," calcext:value-type="string">
            <text:p>0xb1011,</text:p>
          </table:table-cell>
          <table:table-cell table:number-columns-repeated="920"/>
        </table:table-row>
        <table:table-row table:style-name="ro1">
          <table:table-cell table:style-name="ce358" table:formula="of:=64*[.C5]+16*[.E5]+4*[.G5]+[.I5]" office:value-type="float" office:value="3" calcext:value-type="float">
            <text:p>3</text:p>
          </table:table-cell>
          <table:table-cell table:style-name="ce361" table:formula="of:=[.B4]" office:value-type="string" office:string-value="&lt;" calcext:value-type="string">
            <text:p>&lt;</text:p>
          </table:table-cell>
          <table:table-cell table:style-name="ce366" table:formula="of:=IF(UNICODE([.B5])=60;0;IF(UNICODE([.B5])=61663;1;IF(UNICODE([.B5])=62;2;IF(UNICODE([.B5])=61664;3;&quot;&quot;))))" office:value-type="float" office:value="0" calcext:value-type="float">
            <text:p>0</text:p>
          </table:table-cell>
          <table:table-cell table:style-name="ce361" table:formula="of:=[.D4]" office:value-type="string" office:string-value="&lt;" calcext:value-type="string">
            <text:p>&lt;</text:p>
          </table:table-cell>
          <table:table-cell table:style-name="ce366" table:formula="of:=IF(UNICODE([.D5])=60;0;IF(UNICODE([.D5])=61663;1;IF(UNICODE([.D5])=62;2;IF(UNICODE([.D5])=61664;3;&quot;&quot;))))" office:value-type="float" office:value="0" calcext:value-type="float">
            <text:p>0</text:p>
          </table:table-cell>
          <table:table-cell table:style-name="ce361" table:formula="of:=[.F4]" office:value-type="string" office:string-value="&lt;" calcext:value-type="string">
            <text:p>&lt;</text:p>
          </table:table-cell>
          <table:table-cell table:style-name="ce366" table:formula="of:=IF(UNICODE([.F5])=60;0;IF(UNICODE([.F5])=61663;1;IF(UNICODE([.F5])=62;2;IF(UNICODE([.F5])=61664;3;&quot;&quot;))))" office:value-type="float" office:value="0" calcext:value-type="float">
            <text:p>0</text:p>
          </table:table-cell>
          <table:table-cell table:style-name="ce372" office:value-type="string" calcext:value-type="string">
            <text:p></text:p>
          </table:table-cell>
          <table:table-cell table:style-name="ce366" table:formula="of:=IF(UNICODE([.H5])=60;0;IF(UNICODE([.H5])=61663;1;IF(UNICODE([.H5])=62;2;IF(UNICODE([.H5])=61664;3;&quot;&quot;))))" office:value-type="float" office:value="3" calcext:value-type="float">
            <text:p>3</text:p>
          </table:table-cell>
          <table:table-cell table:style-name="ce377"/>
          <table:table-cell table:style-name="ce383"/>
          <table:table-cell table:style-name="ce388" table:formula="of:=4*[.J5]+[.K5]" office:value-type="float" office:value="0" calcext:value-type="float">
            <text:p>0</text:p>
          </table:table-cell>
          <table:table-cell table:style-name="ce392" table:formula="of:=&quot;0xb&quot; &amp;BASE([.L5];2) &amp; &quot;,&quot;" office:value-type="string" office:string-value="0xb0," calcext:value-type="string">
            <text:p>0xb0,</text:p>
          </table:table-cell>
          <table:table-cell table:style-name="ce398" table:formula="of:=64*[.P5]+16*[.R5]+4*[.T5]+[.V5]" office:value-type="float" office:value="35" calcext:value-type="float">
            <text:p>35</text:p>
          </table:table-cell>
          <table:table-cell table:style-name="ce361" table:formula="of:=[.O4]" office:value-type="string" office:string-value="&lt;" calcext:value-type="string">
            <text:p>&lt;</text:p>
          </table:table-cell>
          <table:table-cell table:style-name="ce366" table:formula="of:=IF(UNICODE([.O5])=60;0;IF(UNICODE([.O5])=61663;1;IF(UNICODE([.O5])=62;2;IF(UNICODE([.O5])=61664;3;&quot;&quot;))))" office:value-type="float" office:value="0" calcext:value-type="float">
            <text:p>0</text:p>
          </table:table-cell>
          <table:table-cell table:style-name="ce361" table:formula="of:=[.Q4]" office:value-type="string" office:string-value="&gt;" calcext:value-type="string">
            <text:p>&gt;</text:p>
          </table:table-cell>
          <table:table-cell table:style-name="ce366" table:formula="of:=IF(UNICODE([.Q5])=60;0;IF(UNICODE([.Q5])=61663;1;IF(UNICODE([.Q5])=62;2;IF(UNICODE([.Q5])=61664;3;&quot;&quot;))))" office:value-type="float" office:value="2" calcext:value-type="float">
            <text:p>2</text:p>
          </table:table-cell>
          <table:table-cell table:style-name="ce361" table:formula="of:=[.S4]" office:value-type="string" office:string-value="&lt;" calcext:value-type="string">
            <text:p>&lt;</text:p>
          </table:table-cell>
          <table:table-cell table:style-name="ce366" table:formula="of:=IF(UNICODE([.S5])=60;0;IF(UNICODE([.S5])=61663;1;IF(UNICODE([.S5])=62;2;IF(UNICODE([.S5])=61664;3;&quot;&quot;))))" office:value-type="float" office:value="0" calcext:value-type="float">
            <text:p>0</text:p>
          </table:table-cell>
          <table:table-cell table:style-name="ce372" office:value-type="string" calcext:value-type="string">
            <text:p></text:p>
          </table:table-cell>
          <table:table-cell table:style-name="ce366" table:formula="of:=IF(UNICODE([.U5])=60;0;IF(UNICODE([.U5])=61663;1;IF(UNICODE([.U5])=62;2;IF(UNICODE([.U5])=61664;3;&quot;&quot;))))" office:value-type="float" office:value="3" calcext:value-type="float">
            <text:p>3</text:p>
          </table:table-cell>
          <table:table-cell table:style-name="ce401"/>
          <table:table-cell table:style-name="ce405"/>
          <table:table-cell table:style-name="ce388" table:formula="of:=4*[.W5]+[.X5]" office:value-type="float" office:value="0" calcext:value-type="float">
            <text:p>0</text:p>
          </table:table-cell>
          <table:table-cell table:style-name="ce409" table:formula="of:=&quot;0xb&quot; &amp;BASE([.Y5];2) &amp; &quot;,&quot;" office:value-type="string" office:string-value="0xb0," calcext:value-type="string">
            <text:p>0xb0,</text:p>
          </table:table-cell>
          <table:table-cell table:style-name="ce414" table:formula="of:=64*[.AC5]+16*[.AE5]+4*[.AG5]+[.AI5]" office:value-type="float" office:value="67" calcext:value-type="float">
            <text:p>67</text:p>
          </table:table-cell>
          <table:table-cell table:style-name="ce361" table:formula="of:=[.AB4]" office:value-type="string" office:string-value="" calcext:value-type="string">
            <text:p></text:p>
          </table:table-cell>
          <table:table-cell table:style-name="ce366" table:formula="of:=IF(UNICODE([.AB5])=60;0;IF(UNICODE([.AB5])=61663;1;IF(UNICODE([.AB5])=62;2;IF(UNICODE([.AB5])=61664;3;&quot;&quot;))))" office:value-type="float" office:value="1" calcext:value-type="float">
            <text:p>1</text:p>
          </table:table-cell>
          <table:table-cell table:style-name="ce361" table:formula="of:=[.AD4]" office:value-type="string" office:string-value="&lt;" calcext:value-type="string">
            <text:p>&lt;</text:p>
          </table:table-cell>
          <table:table-cell table:style-name="ce366" table:formula="of:=IF(UNICODE([.AD5])=60;0;IF(UNICODE([.AD5])=61663;1;IF(UNICODE([.AD5])=62;2;IF(UNICODE([.AD5])=61664;3;&quot;&quot;))))" office:value-type="float" office:value="0" calcext:value-type="float">
            <text:p>0</text:p>
          </table:table-cell>
          <table:table-cell table:style-name="ce361" table:formula="of:=[.AF4]" office:value-type="string" office:string-value="&lt;" calcext:value-type="string">
            <text:p>&lt;</text:p>
          </table:table-cell>
          <table:table-cell table:style-name="ce366" table:formula="of:=IF(UNICODE([.AF5])=60;0;IF(UNICODE([.AF5])=61663;1;IF(UNICODE([.AF5])=62;2;IF(UNICODE([.AF5])=61664;3;&quot;&quot;))))" office:value-type="float" office:value="0" calcext:value-type="float">
            <text:p>0</text:p>
          </table:table-cell>
          <table:table-cell table:style-name="ce372" office:value-type="string" calcext:value-type="string">
            <text:p></text:p>
          </table:table-cell>
          <table:table-cell table:style-name="ce366" table:formula="of:=IF(UNICODE([.AH5])=60;0;IF(UNICODE([.AH5])=61663;1;IF(UNICODE([.AH5])=62;2;IF(UNICODE([.AH5])=61664;3;&quot;&quot;))))" office:value-type="float" office:value="3" calcext:value-type="float">
            <text:p>3</text:p>
          </table:table-cell>
          <table:table-cell table:style-name="ce416"/>
          <table:table-cell table:style-name="ce419"/>
          <table:table-cell table:style-name="ce388" table:formula="of:=4*[.AJ5]+[.AK5]" office:value-type="float" office:value="0" calcext:value-type="float">
            <text:p>0</text:p>
          </table:table-cell>
          <table:table-cell table:style-name="ce358" table:formula="of:=&quot;0xb&quot; &amp;BASE([.AL5];2) &amp; &quot;,&quot;" office:value-type="string" office:string-value="0xb0," calcext:value-type="string">
            <text:p>0xb0,</text:p>
          </table:table-cell>
          <table:table-cell table:style-name="ce398" table:formula="of:=64*[.AP5]+16*[.AR5]+4*[.AT5]+[.AV5]" office:value-type="float" office:value="99" calcext:value-type="float">
            <text:p>99</text:p>
          </table:table-cell>
          <table:table-cell table:style-name="ce361" table:formula="of:=[.AO4]" office:value-type="string" office:string-value="" calcext:value-type="string">
            <text:p></text:p>
          </table:table-cell>
          <table:table-cell table:style-name="ce366" table:formula="of:=IF(UNICODE([.AO5])=60;0;IF(UNICODE([.AO5])=61663;1;IF(UNICODE([.AO5])=62;2;IF(UNICODE([.AO5])=61664;3;&quot;&quot;))))" office:value-type="float" office:value="1" calcext:value-type="float">
            <text:p>1</text:p>
          </table:table-cell>
          <table:table-cell table:style-name="ce361" table:formula="of:=[.AQ4]" office:value-type="string" office:string-value="&gt;" calcext:value-type="string">
            <text:p>&gt;</text:p>
          </table:table-cell>
          <table:table-cell table:style-name="ce366" table:formula="of:=IF(UNICODE([.AQ5])=60;0;IF(UNICODE([.AQ5])=61663;1;IF(UNICODE([.AQ5])=62;2;IF(UNICODE([.AQ5])=61664;3;&quot;&quot;))))" office:value-type="float" office:value="2" calcext:value-type="float">
            <text:p>2</text:p>
          </table:table-cell>
          <table:table-cell table:style-name="ce361" table:formula="of:=[.AS4]" office:value-type="string" office:string-value="&lt;" calcext:value-type="string">
            <text:p>&lt;</text:p>
          </table:table-cell>
          <table:table-cell table:style-name="ce366" table:formula="of:=IF(UNICODE([.AS5])=60;0;IF(UNICODE([.AS5])=61663;1;IF(UNICODE([.AS5])=62;2;IF(UNICODE([.AS5])=61664;3;&quot;&quot;))))" office:value-type="float" office:value="0" calcext:value-type="float">
            <text:p>0</text:p>
          </table:table-cell>
          <table:table-cell table:style-name="ce372" office:value-type="string" calcext:value-type="string">
            <text:p></text:p>
          </table:table-cell>
          <table:table-cell table:style-name="ce366" table:formula="of:=IF(UNICODE([.AU5])=60;0;IF(UNICODE([.AU5])=61663;1;IF(UNICODE([.AU5])=62;2;IF(UNICODE([.AU5])=61664;3;&quot;&quot;))))" office:value-type="float" office:value="3" calcext:value-type="float">
            <text:p>3</text:p>
          </table:table-cell>
          <table:table-cell table:style-name="ce416"/>
          <table:table-cell table:style-name="ce419"/>
          <table:table-cell table:style-name="ce388" table:formula="of:=4*[.AW5]+[.AX5]" office:value-type="float" office:value="0" calcext:value-type="float">
            <text:p>0</text:p>
          </table:table-cell>
          <table:table-cell table:style-name="ce358" table:formula="of:=&quot;0xb&quot; &amp;BASE([.AY5];2) &amp; &quot;,&quot;" office:value-type="string" office:string-value="0xb0," calcext:value-type="string">
            <text:p>0xb0,</text:p>
          </table:table-cell>
          <table:table-cell table:style-name="ce423" table:formula="of:=64*[.BC5]+16*[.BE5]+4*[.BG5]+[.BI5]" office:value-type="float" office:value="131" calcext:value-type="float">
            <text:p>131</text:p>
          </table:table-cell>
          <table:table-cell table:style-name="ce361" table:formula="of:=[.BB4]" office:value-type="string" office:string-value="&gt;" calcext:value-type="string">
            <text:p>&gt;</text:p>
          </table:table-cell>
          <table:table-cell table:style-name="ce366" table:formula="of:=IF(UNICODE([.BB5])=60;0;IF(UNICODE([.BB5])=61663;1;IF(UNICODE([.BB5])=62;2;IF(UNICODE([.BB5])=61664;3;&quot;&quot;))))" office:value-type="float" office:value="2" calcext:value-type="float">
            <text:p>2</text:p>
          </table:table-cell>
          <table:table-cell table:style-name="ce361" table:formula="of:=[.BD4]" office:value-type="string" office:string-value="&lt;" calcext:value-type="string">
            <text:p>&lt;</text:p>
          </table:table-cell>
          <table:table-cell table:style-name="ce366" table:formula="of:=IF(UNICODE([.BD5])=60;0;IF(UNICODE([.BD5])=61663;1;IF(UNICODE([.BD5])=62;2;IF(UNICODE([.BD5])=61664;3;&quot;&quot;))))" office:value-type="float" office:value="0" calcext:value-type="float">
            <text:p>0</text:p>
          </table:table-cell>
          <table:table-cell table:style-name="ce361" table:formula="of:=[.BF4]" office:value-type="string" office:string-value="&lt;" calcext:value-type="string">
            <text:p>&lt;</text:p>
          </table:table-cell>
          <table:table-cell table:style-name="ce366" table:formula="of:=IF(UNICODE([.BF5])=60;0;IF(UNICODE([.BF5])=61663;1;IF(UNICODE([.BF5])=62;2;IF(UNICODE([.BF5])=61664;3;&quot;&quot;))))" office:value-type="float" office:value="0" calcext:value-type="float">
            <text:p>0</text:p>
          </table:table-cell>
          <table:table-cell table:style-name="ce372" office:value-type="string" calcext:value-type="string">
            <text:p></text:p>
          </table:table-cell>
          <table:table-cell table:style-name="ce366" table:formula="of:=IF(UNICODE([.BH5])=60;0;IF(UNICODE([.BH5])=61663;1;IF(UNICODE([.BH5])=62;2;IF(UNICODE([.BH5])=61664;3;&quot;&quot;))))" office:value-type="float" office:value="3" calcext:value-type="float">
            <text:p>3</text:p>
          </table:table-cell>
          <table:table-cell table:style-name="ce416"/>
          <table:table-cell table:style-name="ce419"/>
          <table:table-cell table:style-name="ce388" table:formula="of:=4*[.BJ5]+[.BK5]" office:value-type="float" office:value="0" calcext:value-type="float">
            <text:p>0</text:p>
          </table:table-cell>
          <table:table-cell table:style-name="ce358" table:formula="of:=&quot;0xb&quot; &amp;BASE([.BL5];2) &amp; &quot;,&quot;" office:value-type="string" office:string-value="0xb0," calcext:value-type="string">
            <text:p>0xb0,</text:p>
          </table:table-cell>
          <table:table-cell table:style-name="ce431" table:formula="of:=64*[.BP5]+16*[.BR5]+4*[.BT5]+[.BV5]" office:value-type="float" office:value="163" calcext:value-type="float">
            <text:p>163</text:p>
          </table:table-cell>
          <table:table-cell table:style-name="ce361" table:formula="of:=[.BO4]" office:value-type="string" office:string-value="&gt;" calcext:value-type="string">
            <text:p>&gt;</text:p>
          </table:table-cell>
          <table:table-cell table:style-name="ce366" table:formula="of:=IF(UNICODE([.BO5])=60;0;IF(UNICODE([.BO5])=61663;1;IF(UNICODE([.BO5])=62;2;IF(UNICODE([.BO5])=61664;3;&quot;&quot;))))" office:value-type="float" office:value="2" calcext:value-type="float">
            <text:p>2</text:p>
          </table:table-cell>
          <table:table-cell table:style-name="ce361" table:formula="of:=[.BQ4]" office:value-type="string" office:string-value="&gt;" calcext:value-type="string">
            <text:p>&gt;</text:p>
          </table:table-cell>
          <table:table-cell table:style-name="ce366" table:formula="of:=IF(UNICODE([.BQ5])=60;0;IF(UNICODE([.BQ5])=61663;1;IF(UNICODE([.BQ5])=62;2;IF(UNICODE([.BQ5])=61664;3;&quot;&quot;))))" office:value-type="float" office:value="2" calcext:value-type="float">
            <text:p>2</text:p>
          </table:table-cell>
          <table:table-cell table:style-name="ce361" table:formula="of:=[.BS4]" office:value-type="string" office:string-value="&lt;" calcext:value-type="string">
            <text:p>&lt;</text:p>
          </table:table-cell>
          <table:table-cell table:style-name="ce366" table:formula="of:=IF(UNICODE([.BS5])=60;0;IF(UNICODE([.BS5])=61663;1;IF(UNICODE([.BS5])=62;2;IF(UNICODE([.BS5])=61664;3;&quot;&quot;))))" office:value-type="float" office:value="0" calcext:value-type="float">
            <text:p>0</text:p>
          </table:table-cell>
          <table:table-cell table:style-name="ce372" office:value-type="string" calcext:value-type="string">
            <text:p></text:p>
          </table:table-cell>
          <table:table-cell table:style-name="ce366" table:formula="of:=IF(UNICODE([.BU5])=60;0;IF(UNICODE([.BU5])=61663;1;IF(UNICODE([.BU5])=62;2;IF(UNICODE([.BU5])=61664;3;&quot;&quot;))))" office:value-type="float" office:value="3" calcext:value-type="float">
            <text:p>3</text:p>
          </table:table-cell>
          <table:table-cell table:style-name="ce416"/>
          <table:table-cell table:style-name="ce419"/>
          <table:table-cell table:style-name="ce388" table:formula="of:=4*[.BW5]+[.BX5]" office:value-type="float" office:value="0" calcext:value-type="float">
            <text:p>0</text:p>
          </table:table-cell>
          <table:table-cell table:style-name="ce358" table:formula="of:=&quot;0xb&quot; &amp;BASE([.BY5];2) &amp; &quot;,&quot;" office:value-type="string" office:string-value="0xb0," calcext:value-type="string">
            <text:p>0xb0,</text:p>
          </table:table-cell>
          <table:table-cell table:style-name="ce435" table:formula="of:=64*[.CC5]+16*[.CE5]+4*[.CG5]+[.CI5]" office:value-type="float" office:value="195" calcext:value-type="float">
            <text:p>195</text:p>
          </table:table-cell>
          <table:table-cell table:style-name="ce361" table:formula="of:=[.CB4]" office:value-type="string" office:string-value="" calcext:value-type="string">
            <text:p></text:p>
          </table:table-cell>
          <table:table-cell table:style-name="ce366" table:formula="of:=IF(UNICODE([.CB5])=60;0;IF(UNICODE([.CB5])=61663;1;IF(UNICODE([.CB5])=62;2;IF(UNICODE([.CB5])=61664;3;&quot;&quot;))))" office:value-type="float" office:value="3" calcext:value-type="float">
            <text:p>3</text:p>
          </table:table-cell>
          <table:table-cell table:style-name="ce361" table:formula="of:=[.CD4]" office:value-type="string" office:string-value="&lt;" calcext:value-type="string">
            <text:p>&lt;</text:p>
          </table:table-cell>
          <table:table-cell table:style-name="ce366" table:formula="of:=IF(UNICODE([.CD5])=60;0;IF(UNICODE([.CD5])=61663;1;IF(UNICODE([.CD5])=62;2;IF(UNICODE([.CD5])=61664;3;&quot;&quot;))))" office:value-type="float" office:value="0" calcext:value-type="float">
            <text:p>0</text:p>
          </table:table-cell>
          <table:table-cell table:style-name="ce361" table:formula="of:=[.CF4]" office:value-type="string" office:string-value="&lt;" calcext:value-type="string">
            <text:p>&lt;</text:p>
          </table:table-cell>
          <table:table-cell table:style-name="ce366" table:formula="of:=IF(UNICODE([.CF5])=60;0;IF(UNICODE([.CF5])=61663;1;IF(UNICODE([.CF5])=62;2;IF(UNICODE([.CF5])=61664;3;&quot;&quot;))))" office:value-type="float" office:value="0" calcext:value-type="float">
            <text:p>0</text:p>
          </table:table-cell>
          <table:table-cell table:style-name="ce372" office:value-type="string" calcext:value-type="string">
            <text:p></text:p>
          </table:table-cell>
          <table:table-cell table:style-name="ce366" table:formula="of:=IF(UNICODE([.CH5])=60;0;IF(UNICODE([.CH5])=61663;1;IF(UNICODE([.CH5])=62;2;IF(UNICODE([.CH5])=61664;3;&quot;&quot;))))" office:value-type="float" office:value="3" calcext:value-type="float">
            <text:p>3</text:p>
          </table:table-cell>
          <table:table-cell table:style-name="ce416" office:value-type="float" office:value="2" calcext:value-type="float">
            <text:p>2</text:p>
          </table:table-cell>
          <table:table-cell table:style-name="ce419" office:value-type="float" office:value="3" calcext:value-type="float">
            <text:p>3</text:p>
          </table:table-cell>
          <table:table-cell table:style-name="ce388" table:formula="of:=4*[.CJ5]+[.CK5]" office:value-type="float" office:value="11" calcext:value-type="float">
            <text:p>11</text:p>
          </table:table-cell>
          <table:table-cell table:style-name="ce358" table:formula="of:=&quot;0xb&quot; &amp;BASE([.CL5];2) &amp; &quot;,&quot;" office:value-type="string" office:string-value="0xb1011," calcext:value-type="string">
            <text:p>0xb1011,</text:p>
          </table:table-cell>
          <table:table-cell table:style-name="ce431" table:formula="of:=64*[.CP5]+16*[.CR5]+4*[.CT5]+[.CV5]" office:value-type="float" office:value="227" calcext:value-type="float">
            <text:p>227</text:p>
          </table:table-cell>
          <table:table-cell table:style-name="ce361" table:formula="of:=[.CO4]" office:value-type="string" office:string-value="" calcext:value-type="string">
            <text:p></text:p>
          </table:table-cell>
          <table:table-cell table:style-name="ce366" table:formula="of:=IF(UNICODE([.CO5])=60;0;IF(UNICODE([.CO5])=61663;1;IF(UNICODE([.CO5])=62;2;IF(UNICODE([.CO5])=61664;3;&quot;&quot;))))" office:value-type="float" office:value="3" calcext:value-type="float">
            <text:p>3</text:p>
          </table:table-cell>
          <table:table-cell table:style-name="ce361" table:formula="of:=[.CQ4]" office:value-type="string" office:string-value="&gt;" calcext:value-type="string">
            <text:p>&gt;</text:p>
          </table:table-cell>
          <table:table-cell table:style-name="ce366" table:formula="of:=IF(UNICODE([.CQ5])=60;0;IF(UNICODE([.CQ5])=61663;1;IF(UNICODE([.CQ5])=62;2;IF(UNICODE([.CQ5])=61664;3;&quot;&quot;))))" office:value-type="float" office:value="2" calcext:value-type="float">
            <text:p>2</text:p>
          </table:table-cell>
          <table:table-cell table:style-name="ce361" table:formula="of:=[.CS4]" office:value-type="string" office:string-value="&lt;" calcext:value-type="string">
            <text:p>&lt;</text:p>
          </table:table-cell>
          <table:table-cell table:style-name="ce366" table:formula="of:=IF(UNICODE([.CS5])=60;0;IF(UNICODE([.CS5])=61663;1;IF(UNICODE([.CS5])=62;2;IF(UNICODE([.CS5])=61664;3;&quot;&quot;))))" office:value-type="float" office:value="0" calcext:value-type="float">
            <text:p>0</text:p>
          </table:table-cell>
          <table:table-cell table:style-name="ce372" office:value-type="string" calcext:value-type="string">
            <text:p></text:p>
          </table:table-cell>
          <table:table-cell table:style-name="ce366" table:formula="of:=IF(UNICODE([.CU5])=60;0;IF(UNICODE([.CU5])=61663;1;IF(UNICODE([.CU5])=62;2;IF(UNICODE([.CU5])=61664;3;&quot;&quot;))))" office:value-type="float" office:value="3" calcext:value-type="float">
            <text:p>3</text:p>
          </table:table-cell>
          <table:table-cell table:style-name="ce416" office:value-type="float" office:value="2" calcext:value-type="float">
            <text:p>2</text:p>
          </table:table-cell>
          <table:table-cell table:style-name="ce419" office:value-type="float" office:value="3" calcext:value-type="float">
            <text:p>3</text:p>
          </table:table-cell>
          <table:table-cell table:style-name="ce441" table:formula="of:=4*[.CW5]+[.CX5]" office:value-type="float" office:value="11" calcext:value-type="float">
            <text:p>11</text:p>
          </table:table-cell>
          <table:table-cell table:style-name="ce447" table:formula="of:=&quot;0xb&quot; &amp;BASE([.CY5];2) &amp; &quot;,&quot;" office:value-type="string" office:string-value="0xb1011," calcext:value-type="string">
            <text:p>0xb1011,</text:p>
          </table:table-cell>
          <table:table-cell table:style-name="ce419" table:number-columns-repeated="920"/>
        </table:table-row>
        <table:table-row table:style-name="ro1">
          <table:table-cell table:formula="of:=64*[.C6]+16*[.E6]+4*[.G6]+[.I6]" office:value-type="float" office:value="4" calcext:value-type="float">
            <text:p>4</text:p>
          </table:table-cell>
          <table:table-cell table:formula="of:=[.B5]" office:value-type="string" office:string-value="&lt;" calcext:value-type="string">
            <text:p>&lt;</text:p>
          </table:table-cell>
          <table:table-cell table:style-name="ce365" table:formula="of:=IF(UNICODE([.B6])=60;0;IF(UNICODE([.B6])=61663;1;IF(UNICODE([.B6])=62;2;IF(UNICODE([.B6])=61664;3;&quot;&quot;))))" office:value-type="float" office:value="0" calcext:value-type="float">
            <text:p>0</text:p>
          </table:table-cell>
          <table:table-cell table:formula="of:=[.D5]" office:value-type="string" office:string-value="&lt;" calcext:value-type="string">
            <text:p>&lt;</text:p>
          </table:table-cell>
          <table:table-cell table:style-name="ce365" table:formula="of:=IF(UNICODE([.D6])=60;0;IF(UNICODE([.D6])=61663;1;IF(UNICODE([.D6])=62;2;IF(UNICODE([.D6])=61664;3;&quot;&quot;))))" office:value-type="float" office:value="0" calcext:value-type="float">
            <text:p>0</text:p>
          </table:table-cell>
          <table:table-cell table:style-name="ce370" table:formula="of:=[.H3]" office:value-type="string" office:string-value="" calcext:value-type="string">
            <text:p></text:p>
          </table:table-cell>
          <table:table-cell table:style-name="ce371" table:formula="of:=IF(UNICODE([.F6])=60;0;IF(UNICODE([.F6])=61663;1;IF(UNICODE([.F6])=62;2;IF(UNICODE([.F6])=61664;3;&quot;&quot;))))" office:value-type="float" office:value="1" calcext:value-type="float">
            <text:p>1</text:p>
          </table:table-cell>
          <table:table-cell table:formula="of:=[.H2]" office:value-type="string" office:string-value="&lt;" calcext:value-type="string">
            <text:p>&lt;</text:p>
          </table:table-cell>
          <table:table-cell table:style-name="ce365" table:formula="of:=IF(UNICODE([.H6])=60;0;IF(UNICODE([.H6])=61663;1;IF(UNICODE([.H6])=62;2;IF(UNICODE([.H6])=61664;3;&quot;&quot;))))" office:value-type="float" office:value="0" calcext:value-type="float">
            <text:p>0</text:p>
          </table:table-cell>
          <table:table-cell table:style-name="ce376" office:value-type="float" office:value="2" calcext:value-type="float">
            <text:p>2</text:p>
          </table:table-cell>
          <table:table-cell table:style-name="ce382" office:value-type="float" office:value="1" calcext:value-type="float">
            <text:p>1</text:p>
          </table:table-cell>
          <table:table-cell table:style-name="ce387" table:formula="of:=4*[.J6]+[.K6]" office:value-type="float" office:value="9" calcext:value-type="float">
            <text:p>9</text:p>
          </table:table-cell>
          <table:table-cell table:style-name="ce391" table:formula="of:=&quot;0xb&quot; &amp;BASE([.L6];2) &amp; &quot;,&quot;" office:value-type="string" office:string-value="0xb1001," calcext:value-type="string">
            <text:p>0xb1001,</text:p>
          </table:table-cell>
          <table:table-cell table:formula="of:=64*[.P6]+16*[.R6]+4*[.T6]+[.V6]" office:value-type="float" office:value="36" calcext:value-type="float">
            <text:p>36</text:p>
          </table:table-cell>
          <table:table-cell table:style-name="ce41" table:formula="of:=[.O5]" office:value-type="string" office:string-value="&lt;" calcext:value-type="string">
            <text:p>&lt;</text:p>
          </table:table-cell>
          <table:table-cell table:style-name="ce365" table:formula="of:=IF(UNICODE([.O6])=60;0;IF(UNICODE([.O6])=61663;1;IF(UNICODE([.O6])=62;2;IF(UNICODE([.O6])=61664;3;&quot;&quot;))))" office:value-type="float" office:value="0" calcext:value-type="float">
            <text:p>0</text:p>
          </table:table-cell>
          <table:table-cell table:style-name="ce41" table:formula="of:=[.Q5]" office:value-type="string" office:string-value="&gt;" calcext:value-type="string">
            <text:p>&gt;</text:p>
          </table:table-cell>
          <table:table-cell table:style-name="ce365" table:formula="of:=IF(UNICODE([.Q6])=60;0;IF(UNICODE([.Q6])=61663;1;IF(UNICODE([.Q6])=62;2;IF(UNICODE([.Q6])=61664;3;&quot;&quot;))))" office:value-type="float" office:value="2" calcext:value-type="float">
            <text:p>2</text:p>
          </table:table-cell>
          <table:table-cell table:style-name="ce370" table:formula="of:=[.U3]" office:value-type="string" office:string-value="" calcext:value-type="string">
            <text:p></text:p>
          </table:table-cell>
          <table:table-cell table:style-name="ce365" table:formula="of:=IF(UNICODE([.S6])=60;0;IF(UNICODE([.S6])=61663;1;IF(UNICODE([.S6])=62;2;IF(UNICODE([.S6])=61664;3;&quot;&quot;))))" office:value-type="float" office:value="1" calcext:value-type="float">
            <text:p>1</text:p>
          </table:table-cell>
          <table:table-cell table:style-name="ce41" table:formula="of:=[.U2]" office:value-type="string" office:string-value="&lt;" calcext:value-type="string">
            <text:p>&lt;</text:p>
          </table:table-cell>
          <table:table-cell table:style-name="ce365" table:formula="of:=IF(UNICODE([.U6])=60;0;IF(UNICODE([.U6])=61663;1;IF(UNICODE([.U6])=62;2;IF(UNICODE([.U6])=61664;3;&quot;&quot;))))" office:value-type="float" office:value="0" calcext:value-type="float">
            <text:p>0</text:p>
          </table:table-cell>
          <table:table-cell table:style-name="ce400" office:value-type="float" office:value="2" calcext:value-type="float">
            <text:p>2</text:p>
          </table:table-cell>
          <table:table-cell table:style-name="ce404" office:value-type="float" office:value="1" calcext:value-type="float">
            <text:p>1</text:p>
          </table:table-cell>
          <table:table-cell table:style-name="ce387" table:formula="of:=4*[.W6]+[.X6]" office:value-type="float" office:value="9" calcext:value-type="float">
            <text:p>9</text:p>
          </table:table-cell>
          <table:table-cell table:style-name="ce408" table:formula="of:=&quot;0xb&quot; &amp;BASE([.Y6];2) &amp; &quot;,&quot;" office:value-type="string" office:string-value="0xb1001," calcext:value-type="string">
            <text:p>0xb1001,</text:p>
          </table:table-cell>
          <table:table-cell table:style-name="ce413" table:formula="of:=64*[.AC6]+16*[.AE6]+4*[.AG6]+[.AI6]" office:value-type="float" office:value="68" calcext:value-type="float">
            <text:p>68</text:p>
          </table:table-cell>
          <table:table-cell table:style-name="ce41" table:formula="of:=[.AB5]" office:value-type="string" office:string-value="" calcext:value-type="string">
            <text:p></text:p>
          </table:table-cell>
          <table:table-cell table:style-name="ce365" table:formula="of:=IF(UNICODE([.AB6])=60;0;IF(UNICODE([.AB6])=61663;1;IF(UNICODE([.AB6])=62;2;IF(UNICODE([.AB6])=61664;3;&quot;&quot;))))" office:value-type="float" office:value="1" calcext:value-type="float">
            <text:p>1</text:p>
          </table:table-cell>
          <table:table-cell table:style-name="ce41" table:formula="of:=[.AD5]" office:value-type="string" office:string-value="&lt;" calcext:value-type="string">
            <text:p>&lt;</text:p>
          </table:table-cell>
          <table:table-cell table:style-name="ce365" table:formula="of:=IF(UNICODE([.AD6])=60;0;IF(UNICODE([.AD6])=61663;1;IF(UNICODE([.AD6])=62;2;IF(UNICODE([.AD6])=61664;3;&quot;&quot;))))" office:value-type="float" office:value="0" calcext:value-type="float">
            <text:p>0</text:p>
          </table:table-cell>
          <table:table-cell table:style-name="ce370" table:formula="of:=[.AH3]" office:value-type="string" office:string-value="" calcext:value-type="string">
            <text:p></text:p>
          </table:table-cell>
          <table:table-cell table:style-name="ce371" table:formula="of:=IF(UNICODE([.AF6])=60;0;IF(UNICODE([.AF6])=61663;1;IF(UNICODE([.AF6])=62;2;IF(UNICODE([.AF6])=61664;3;&quot;&quot;))))" office:value-type="float" office:value="1" calcext:value-type="float">
            <text:p>1</text:p>
          </table:table-cell>
          <table:table-cell table:style-name="ce41" table:formula="of:=[.AH2]" office:value-type="string" office:string-value="&lt;" calcext:value-type="string">
            <text:p>&lt;</text:p>
          </table:table-cell>
          <table:table-cell table:style-name="ce365" table:formula="of:=IF(UNICODE([.AH6])=60;0;IF(UNICODE([.AH6])=61663;1;IF(UNICODE([.AH6])=62;2;IF(UNICODE([.AH6])=61664;3;&quot;&quot;)))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87" table:formula="of:=4*[.AJ6]+[.AK6]" office:value-type="float" office:value="9" calcext:value-type="float">
            <text:p>9</text:p>
          </table:table-cell>
          <table:table-cell table:formula="of:=&quot;0xb&quot; &amp;BASE([.AL6];2) &amp; &quot;,&quot;" office:value-type="string" office:string-value="0xb1001," calcext:value-type="string">
            <text:p>0xb1001,</text:p>
          </table:table-cell>
          <table:table-cell table:formula="of:=64*[.AP6]+16*[.AR6]+4*[.AT6]+[.AV6]" office:value-type="float" office:value="100" calcext:value-type="float">
            <text:p>100</text:p>
          </table:table-cell>
          <table:table-cell table:style-name="ce41" table:formula="of:=[.AO5]" office:value-type="string" office:string-value="" calcext:value-type="string">
            <text:p></text:p>
          </table:table-cell>
          <table:table-cell table:style-name="ce365" table:formula="of:=IF(UNICODE([.AO6])=60;0;IF(UNICODE([.AO6])=61663;1;IF(UNICODE([.AO6])=62;2;IF(UNICODE([.AO6])=61664;3;&quot;&quot;))))" office:value-type="float" office:value="1" calcext:value-type="float">
            <text:p>1</text:p>
          </table:table-cell>
          <table:table-cell table:style-name="ce41" table:formula="of:=[.AQ5]" office:value-type="string" office:string-value="&gt;" calcext:value-type="string">
            <text:p>&gt;</text:p>
          </table:table-cell>
          <table:table-cell table:style-name="ce365" table:formula="of:=IF(UNICODE([.AQ6])=60;0;IF(UNICODE([.AQ6])=61663;1;IF(UNICODE([.AQ6])=62;2;IF(UNICODE([.AQ6])=61664;3;&quot;&quot;))))" office:value-type="float" office:value="2" calcext:value-type="float">
            <text:p>2</text:p>
          </table:table-cell>
          <table:table-cell table:style-name="ce370" table:formula="of:=[.AU3]" office:value-type="string" office:string-value="" calcext:value-type="string">
            <text:p></text:p>
          </table:table-cell>
          <table:table-cell table:style-name="ce371" table:formula="of:=IF(UNICODE([.AS6])=60;0;IF(UNICODE([.AS6])=61663;1;IF(UNICODE([.AS6])=62;2;IF(UNICODE([.AS6])=61664;3;&quot;&quot;))))" office:value-type="float" office:value="1" calcext:value-type="float">
            <text:p>1</text:p>
          </table:table-cell>
          <table:table-cell table:style-name="ce41" table:formula="of:=[.AU2]" office:value-type="string" office:string-value="&lt;" calcext:value-type="string">
            <text:p>&lt;</text:p>
          </table:table-cell>
          <table:table-cell table:style-name="ce365" table:formula="of:=IF(UNICODE([.AU6])=60;0;IF(UNICODE([.AU6])=61663;1;IF(UNICODE([.AU6])=62;2;IF(UNICODE([.AU6])=61664;3;&quot;&quot;)))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87" table:formula="of:=4*[.AW6]+[.AX6]" office:value-type="float" office:value="9" calcext:value-type="float">
            <text:p>9</text:p>
          </table:table-cell>
          <table:table-cell table:formula="of:=&quot;0xb&quot; &amp;BASE([.AY6];2) &amp; &quot;,&quot;" office:value-type="string" office:string-value="0xb1001," calcext:value-type="string">
            <text:p>0xb1001,</text:p>
          </table:table-cell>
          <table:table-cell table:style-name="ce422" table:formula="of:=64*[.BC6]+16*[.BE6]+4*[.BG6]+[.BI6]" office:value-type="float" office:value="132" calcext:value-type="float">
            <text:p>132</text:p>
          </table:table-cell>
          <table:table-cell table:formula="of:=[.BB5]" office:value-type="string" office:string-value="&gt;" calcext:value-type="string">
            <text:p>&gt;</text:p>
          </table:table-cell>
          <table:table-cell table:style-name="ce365" table:formula="of:=IF(UNICODE([.BB6])=60;0;IF(UNICODE([.BB6])=61663;1;IF(UNICODE([.BB6])=62;2;IF(UNICODE([.BB6])=61664;3;&quot;&quot;))))" office:value-type="float" office:value="2" calcext:value-type="float">
            <text:p>2</text:p>
          </table:table-cell>
          <table:table-cell table:formula="of:=[.BD5]" office:value-type="string" office:string-value="&lt;" calcext:value-type="string">
            <text:p>&lt;</text:p>
          </table:table-cell>
          <table:table-cell table:style-name="ce365" table:formula="of:=IF(UNICODE([.BD6])=60;0;IF(UNICODE([.BD6])=61663;1;IF(UNICODE([.BD6])=62;2;IF(UNICODE([.BD6])=61664;3;&quot;&quot;))))" office:value-type="float" office:value="0" calcext:value-type="float">
            <text:p>0</text:p>
          </table:table-cell>
          <table:table-cell table:style-name="ce370" table:formula="of:=[.BH3]" office:value-type="string" office:string-value="" calcext:value-type="string">
            <text:p></text:p>
          </table:table-cell>
          <table:table-cell table:style-name="ce365" table:formula="of:=IF(UNICODE([.BF6])=60;0;IF(UNICODE([.BF6])=61663;1;IF(UNICODE([.BF6])=62;2;IF(UNICODE([.BF6])=61664;3;&quot;&quot;))))" office:value-type="float" office:value="1" calcext:value-type="float">
            <text:p>1</text:p>
          </table:table-cell>
          <table:table-cell table:formula="of:=[.BH2]" office:value-type="string" office:string-value="&lt;" calcext:value-type="string">
            <text:p>&lt;</text:p>
          </table:table-cell>
          <table:table-cell table:style-name="ce365" table:formula="of:=IF(UNICODE([.BH6])=60;0;IF(UNICODE([.BH6])=61663;1;IF(UNICODE([.BH6])=62;2;IF(UNICODE([.BH6])=61664;3;&quot;&quot;)))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87" table:formula="of:=4*[.BJ6]+[.BK6]" office:value-type="float" office:value="9" calcext:value-type="float">
            <text:p>9</text:p>
          </table:table-cell>
          <table:table-cell table:formula="of:=&quot;0xb&quot; &amp;BASE([.BL6];2) &amp; &quot;,&quot;" office:value-type="string" office:string-value="0xb1001," calcext:value-type="string">
            <text:p>0xb1001,</text:p>
          </table:table-cell>
          <table:table-cell table:style-name="ce430" table:formula="of:=64*[.BP6]+16*[.BR6]+4*[.BT6]+[.BV6]" office:value-type="float" office:value="164" calcext:value-type="float">
            <text:p>164</text:p>
          </table:table-cell>
          <table:table-cell table:style-name="ce41" table:formula="of:=[.BO5]" office:value-type="string" office:string-value="&gt;" calcext:value-type="string">
            <text:p>&gt;</text:p>
          </table:table-cell>
          <table:table-cell table:style-name="ce365" table:formula="of:=IF(UNICODE([.BO6])=60;0;IF(UNICODE([.BO6])=61663;1;IF(UNICODE([.BO6])=62;2;IF(UNICODE([.BO6])=61664;3;&quot;&quot;))))" office:value-type="float" office:value="2" calcext:value-type="float">
            <text:p>2</text:p>
          </table:table-cell>
          <table:table-cell table:style-name="ce41" table:formula="of:=[.BQ5]" office:value-type="string" office:string-value="&gt;" calcext:value-type="string">
            <text:p>&gt;</text:p>
          </table:table-cell>
          <table:table-cell table:style-name="ce365" table:formula="of:=IF(UNICODE([.BQ6])=60;0;IF(UNICODE([.BQ6])=61663;1;IF(UNICODE([.BQ6])=62;2;IF(UNICODE([.BQ6])=61664;3;&quot;&quot;))))" office:value-type="float" office:value="2" calcext:value-type="float">
            <text:p>2</text:p>
          </table:table-cell>
          <table:table-cell table:style-name="ce370" table:formula="of:=[.BU3]" office:value-type="string" office:string-value="" calcext:value-type="string">
            <text:p></text:p>
          </table:table-cell>
          <table:table-cell table:style-name="ce365" table:formula="of:=IF(UNICODE([.BS6])=60;0;IF(UNICODE([.BS6])=61663;1;IF(UNICODE([.BS6])=62;2;IF(UNICODE([.BS6])=61664;3;&quot;&quot;))))" office:value-type="float" office:value="1" calcext:value-type="float">
            <text:p>1</text:p>
          </table:table-cell>
          <table:table-cell table:style-name="ce41" table:formula="of:=[.BU2]" office:value-type="string" office:string-value="&lt;" calcext:value-type="string">
            <text:p>&lt;</text:p>
          </table:table-cell>
          <table:table-cell table:style-name="ce365" table:formula="of:=IF(UNICODE([.BU6])=60;0;IF(UNICODE([.BU6])=61663;1;IF(UNICODE([.BU6])=62;2;IF(UNICODE([.BU6])=61664;3;&quot;&quot;)))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87" table:formula="of:=4*[.BW6]+[.BX6]" office:value-type="float" office:value="9" calcext:value-type="float">
            <text:p>9</text:p>
          </table:table-cell>
          <table:table-cell table:formula="of:=&quot;0xb&quot; &amp;BASE([.BY6];2) &amp; &quot;,&quot;" office:value-type="string" office:string-value="0xb1001," calcext:value-type="string">
            <text:p>0xb1001,</text:p>
          </table:table-cell>
          <table:table-cell table:style-name="ce434" table:formula="of:=64*[.CC6]+16*[.CE6]+4*[.CG6]+[.CI6]" office:value-type="float" office:value="196" calcext:value-type="float">
            <text:p>196</text:p>
          </table:table-cell>
          <table:table-cell table:style-name="ce41" table:formula="of:=[.CB5]" office:value-type="string" office:string-value="" calcext:value-type="string">
            <text:p></text:p>
          </table:table-cell>
          <table:table-cell table:style-name="ce365" table:formula="of:=IF(UNICODE([.CB6])=60;0;IF(UNICODE([.CB6])=61663;1;IF(UNICODE([.CB6])=62;2;IF(UNICODE([.CB6])=61664;3;&quot;&quot;))))" office:value-type="float" office:value="3" calcext:value-type="float">
            <text:p>3</text:p>
          </table:table-cell>
          <table:table-cell table:style-name="ce41" table:formula="of:=[.CD5]" office:value-type="string" office:string-value="&lt;" calcext:value-type="string">
            <text:p>&lt;</text:p>
          </table:table-cell>
          <table:table-cell table:style-name="ce365" table:formula="of:=IF(UNICODE([.CD6])=60;0;IF(UNICODE([.CD6])=61663;1;IF(UNICODE([.CD6])=62;2;IF(UNICODE([.CD6])=61664;3;&quot;&quot;))))" office:value-type="float" office:value="0" calcext:value-type="float">
            <text:p>0</text:p>
          </table:table-cell>
          <table:table-cell table:style-name="ce370" table:formula="of:=[.CH3]" office:value-type="string" office:string-value="" calcext:value-type="string">
            <text:p></text:p>
          </table:table-cell>
          <table:table-cell table:style-name="ce365" table:formula="of:=IF(UNICODE([.CF6])=60;0;IF(UNICODE([.CF6])=61663;1;IF(UNICODE([.CF6])=62;2;IF(UNICODE([.CF6])=61664;3;&quot;&quot;))))" office:value-type="float" office:value="1" calcext:value-type="float">
            <text:p>1</text:p>
          </table:table-cell>
          <table:table-cell table:style-name="ce41" table:formula="of:=[.CH2]" office:value-type="string" office:string-value="&lt;" calcext:value-type="string">
            <text:p>&lt;</text:p>
          </table:table-cell>
          <table:table-cell table:style-name="ce365" table:formula="of:=IF(UNICODE([.CH6])=60;0;IF(UNICODE([.CH6])=61663;1;IF(UNICODE([.CH6])=62;2;IF(UNICODE([.CH6])=61664;3;&quot;&quot;)))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87" table:formula="of:=4*[.CJ6]+[.CK6]" office:value-type="float" office:value="9" calcext:value-type="float">
            <text:p>9</text:p>
          </table:table-cell>
          <table:table-cell table:formula="of:=&quot;0xb&quot; &amp;BASE([.CL6];2) &amp; &quot;,&quot;" office:value-type="string" office:string-value="0xb1001," calcext:value-type="string">
            <text:p>0xb1001,</text:p>
          </table:table-cell>
          <table:table-cell table:style-name="ce430" table:formula="of:=64*[.CP6]+16*[.CR6]+4*[.CT6]+[.CV6]" office:value-type="float" office:value="228" calcext:value-type="float">
            <text:p>228</text:p>
          </table:table-cell>
          <table:table-cell table:style-name="ce41" table:formula="of:=[.CO5]" office:value-type="string" office:string-value="" calcext:value-type="string">
            <text:p></text:p>
          </table:table-cell>
          <table:table-cell table:style-name="ce365" table:formula="of:=IF(UNICODE([.CO6])=60;0;IF(UNICODE([.CO6])=61663;1;IF(UNICODE([.CO6])=62;2;IF(UNICODE([.CO6])=61664;3;&quot;&quot;))))" office:value-type="float" office:value="3" calcext:value-type="float">
            <text:p>3</text:p>
          </table:table-cell>
          <table:table-cell table:style-name="ce41" table:formula="of:=[.CQ5]" office:value-type="string" office:string-value="&gt;" calcext:value-type="string">
            <text:p>&gt;</text:p>
          </table:table-cell>
          <table:table-cell table:style-name="ce365" table:formula="of:=IF(UNICODE([.CQ6])=60;0;IF(UNICODE([.CQ6])=61663;1;IF(UNICODE([.CQ6])=62;2;IF(UNICODE([.CQ6])=61664;3;&quot;&quot;))))" office:value-type="float" office:value="2" calcext:value-type="float">
            <text:p>2</text:p>
          </table:table-cell>
          <table:table-cell table:style-name="ce370" table:formula="of:=[.CU3]" office:value-type="string" office:string-value="" calcext:value-type="string">
            <text:p></text:p>
          </table:table-cell>
          <table:table-cell table:style-name="ce365" table:formula="of:=IF(UNICODE([.CS6])=60;0;IF(UNICODE([.CS6])=61663;1;IF(UNICODE([.CS6])=62;2;IF(UNICODE([.CS6])=61664;3;&quot;&quot;))))" office:value-type="float" office:value="1" calcext:value-type="float">
            <text:p>1</text:p>
          </table:table-cell>
          <table:table-cell table:style-name="ce41" table:formula="of:=[.CU2]" office:value-type="string" office:string-value="&lt;" calcext:value-type="string">
            <text:p>&lt;</text:p>
          </table:table-cell>
          <table:table-cell table:style-name="ce365" table:formula="of:=IF(UNICODE([.CU6])=60;0;IF(UNICODE([.CU6])=61663;1;IF(UNICODE([.CU6])=62;2;IF(UNICODE([.CU6])=61664;3;&quot;&quot;)))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440" table:formula="of:=4*[.CW6]+[.CX6]" office:value-type="float" office:value="11" calcext:value-type="float">
            <text:p>11</text:p>
          </table:table-cell>
          <table:table-cell table:formula="of:=&quot;0xb&quot; &amp;BASE([.CY6];2) &amp; &quot;,&quot;" office:value-type="string" office:string-value="0xb1011," calcext:value-type="string">
            <text:p>0xb1011,</text:p>
          </table:table-cell>
          <table:table-cell table:number-columns-repeated="920"/>
        </table:table-row>
        <table:table-row table:style-name="ro1">
          <table:table-cell table:formula="of:=64*[.C7]+16*[.E7]+4*[.G7]+[.I7]" office:value-type="float" office:value="5" calcext:value-type="float">
            <text:p>5</text:p>
          </table:table-cell>
          <table:table-cell table:formula="of:=[.B6]" office:value-type="string" office:string-value="&lt;" calcext:value-type="string">
            <text:p>&lt;</text:p>
          </table:table-cell>
          <table:table-cell table:style-name="ce365" table:formula="of:=IF(UNICODE([.B7])=60;0;IF(UNICODE([.B7])=61663;1;IF(UNICODE([.B7])=62;2;IF(UNICODE([.B7])=61664;3;&quot;&quot;))))" office:value-type="float" office:value="0" calcext:value-type="float">
            <text:p>0</text:p>
          </table:table-cell>
          <table:table-cell table:formula="of:=[.D6]" office:value-type="string" office:string-value="&lt;" calcext:value-type="string">
            <text:p>&lt;</text:p>
          </table:table-cell>
          <table:table-cell table:style-name="ce365" table:formula="of:=IF(UNICODE([.D7])=60;0;IF(UNICODE([.D7])=61663;1;IF(UNICODE([.D7])=62;2;IF(UNICODE([.D7])=61664;3;&quot;&quot;))))" office:value-type="float" office:value="0" calcext:value-type="float">
            <text:p>0</text:p>
          </table:table-cell>
          <table:table-cell table:formula="of:=[.F6]" office:value-type="string" office:string-value="" calcext:value-type="string">
            <text:p></text:p>
          </table:table-cell>
          <table:table-cell table:style-name="ce365" table:formula="of:=IF(UNICODE([.F7])=60;0;IF(UNICODE([.F7])=61663;1;IF(UNICODE([.F7])=62;2;IF(UNICODE([.F7])=61664;3;&quot;&quot;))))" office:value-type="float" office:value="1" calcext:value-type="float">
            <text:p>1</text:p>
          </table:table-cell>
          <table:table-cell table:formula="of:=[.H3]" office:value-type="string" office:string-value="" calcext:value-type="string">
            <text:p></text:p>
          </table:table-cell>
          <table:table-cell table:style-name="ce365" table:formula="of:=IF(UNICODE([.H7])=60;0;IF(UNICODE([.H7])=61663;1;IF(UNICODE([.H7])=62;2;IF(UNICODE([.H7])=61664;3;&quot;&quot;))))" office:value-type="float" office:value="1" calcext:value-type="float">
            <text:p>1</text:p>
          </table:table-cell>
          <table:table-cell table:style-name="ce376" office:value-type="float" office:value="2" calcext:value-type="float">
            <text:p>2</text:p>
          </table:table-cell>
          <table:table-cell table:style-name="ce382" office:value-type="float" office:value="0" calcext:value-type="float">
            <text:p>0</text:p>
          </table:table-cell>
          <table:table-cell table:style-name="ce387" table:formula="of:=4*[.J7]+[.K7]" office:value-type="float" office:value="8" calcext:value-type="float">
            <text:p>8</text:p>
          </table:table-cell>
          <table:table-cell table:style-name="ce391" table:formula="of:=&quot;0xb&quot; &amp;BASE([.L7];2) &amp; &quot;,&quot;" office:value-type="string" office:string-value="0xb1000," calcext:value-type="string">
            <text:p>0xb1000,</text:p>
          </table:table-cell>
          <table:table-cell table:formula="of:=64*[.P7]+16*[.R7]+4*[.T7]+[.V7]" office:value-type="float" office:value="37" calcext:value-type="float">
            <text:p>37</text:p>
          </table:table-cell>
          <table:table-cell table:style-name="ce41" table:formula="of:=[.O6]" office:value-type="string" office:string-value="&lt;" calcext:value-type="string">
            <text:p>&lt;</text:p>
          </table:table-cell>
          <table:table-cell table:style-name="ce365" table:formula="of:=IF(UNICODE([.O7])=60;0;IF(UNICODE([.O7])=61663;1;IF(UNICODE([.O7])=62;2;IF(UNICODE([.O7])=61664;3;&quot;&quot;))))" office:value-type="float" office:value="0" calcext:value-type="float">
            <text:p>0</text:p>
          </table:table-cell>
          <table:table-cell table:style-name="ce41" table:formula="of:=[.Q6]" office:value-type="string" office:string-value="&gt;" calcext:value-type="string">
            <text:p>&gt;</text:p>
          </table:table-cell>
          <table:table-cell table:style-name="ce365" table:formula="of:=IF(UNICODE([.Q7])=60;0;IF(UNICODE([.Q7])=61663;1;IF(UNICODE([.Q7])=62;2;IF(UNICODE([.Q7])=61664;3;&quot;&quot;))))" office:value-type="float" office:value="2" calcext:value-type="float">
            <text:p>2</text:p>
          </table:table-cell>
          <table:table-cell table:style-name="ce41" table:formula="of:=[.S6]" office:value-type="string" office:string-value="" calcext:value-type="string">
            <text:p></text:p>
          </table:table-cell>
          <table:table-cell table:style-name="ce365" table:formula="of:=IF(UNICODE([.S7])=60;0;IF(UNICODE([.S7])=61663;1;IF(UNICODE([.S7])=62;2;IF(UNICODE([.S7])=61664;3;&quot;&quot;))))" office:value-type="float" office:value="1" calcext:value-type="float">
            <text:p>1</text:p>
          </table:table-cell>
          <table:table-cell table:style-name="ce41" table:formula="of:=[.U3]" office:value-type="string" office:string-value="" calcext:value-type="string">
            <text:p></text:p>
          </table:table-cell>
          <table:table-cell table:style-name="ce365" table:formula="of:=IF(UNICODE([.U7])=60;0;IF(UNICODE([.U7])=61663;1;IF(UNICODE([.U7])=62;2;IF(UNICODE([.U7])=61664;3;&quot;&quot;))))" office:value-type="float" office:value="1" calcext:value-type="float">
            <text:p>1</text:p>
          </table:table-cell>
          <table:table-cell table:style-name="ce400" office:value-type="float" office:value="2" calcext:value-type="float">
            <text:p>2</text:p>
          </table:table-cell>
          <table:table-cell table:style-name="ce404" office:value-type="float" office:value="0" calcext:value-type="float">
            <text:p>0</text:p>
          </table:table-cell>
          <table:table-cell table:style-name="ce387" table:formula="of:=4*[.W7]+[.X7]" office:value-type="float" office:value="8" calcext:value-type="float">
            <text:p>8</text:p>
          </table:table-cell>
          <table:table-cell table:style-name="ce408" table:formula="of:=&quot;0xb&quot; &amp;BASE([.Y7];2) &amp; &quot;,&quot;" office:value-type="string" office:string-value="0xb1000," calcext:value-type="string">
            <text:p>0xb1000,</text:p>
          </table:table-cell>
          <table:table-cell table:style-name="ce413" table:formula="of:=64*[.AC7]+16*[.AE7]+4*[.AG7]+[.AI7]" office:value-type="float" office:value="69" calcext:value-type="float">
            <text:p>69</text:p>
          </table:table-cell>
          <table:table-cell table:style-name="ce41" table:formula="of:=[.AB6]" office:value-type="string" office:string-value="" calcext:value-type="string">
            <text:p></text:p>
          </table:table-cell>
          <table:table-cell table:style-name="ce365" table:formula="of:=IF(UNICODE([.AB7])=60;0;IF(UNICODE([.AB7])=61663;1;IF(UNICODE([.AB7])=62;2;IF(UNICODE([.AB7])=61664;3;&quot;&quot;))))" office:value-type="float" office:value="1" calcext:value-type="float">
            <text:p>1</text:p>
          </table:table-cell>
          <table:table-cell table:style-name="ce41" table:formula="of:=[.AD6]" office:value-type="string" office:string-value="&lt;" calcext:value-type="string">
            <text:p>&lt;</text:p>
          </table:table-cell>
          <table:table-cell table:style-name="ce365" table:formula="of:=IF(UNICODE([.AD7])=60;0;IF(UNICODE([.AD7])=61663;1;IF(UNICODE([.AD7])=62;2;IF(UNICODE([.AD7])=61664;3;&quot;&quot;))))" office:value-type="float" office:value="0" calcext:value-type="float">
            <text:p>0</text:p>
          </table:table-cell>
          <table:table-cell table:style-name="ce41" table:formula="of:=[.AF6]" office:value-type="string" office:string-value="" calcext:value-type="string">
            <text:p></text:p>
          </table:table-cell>
          <table:table-cell table:style-name="ce365" table:formula="of:=IF(UNICODE([.AF7])=60;0;IF(UNICODE([.AF7])=61663;1;IF(UNICODE([.AF7])=62;2;IF(UNICODE([.AF7])=61664;3;&quot;&quot;))))" office:value-type="float" office:value="1" calcext:value-type="float">
            <text:p>1</text:p>
          </table:table-cell>
          <table:table-cell table:style-name="ce41" table:formula="of:=[.AH3]" office:value-type="string" office:string-value="" calcext:value-type="string">
            <text:p></text:p>
          </table:table-cell>
          <table:table-cell table:style-name="ce365" table:formula="of:=IF(UNICODE([.AH7])=60;0;IF(UNICODE([.AH7])=61663;1;IF(UNICODE([.AH7])=62;2;IF(UNICODE([.AH7])=61664;3;&quot;&quot;)))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387" table:formula="of:=4*[.AJ7]+[.AK7]" office:value-type="float" office:value="8" calcext:value-type="float">
            <text:p>8</text:p>
          </table:table-cell>
          <table:table-cell table:formula="of:=&quot;0xb&quot; &amp;BASE([.AL7];2) &amp; &quot;,&quot;" office:value-type="string" office:string-value="0xb1000," calcext:value-type="string">
            <text:p>0xb1000,</text:p>
          </table:table-cell>
          <table:table-cell table:formula="of:=64*[.AP7]+16*[.AR7]+4*[.AT7]+[.AV7]" office:value-type="float" office:value="101" calcext:value-type="float">
            <text:p>101</text:p>
          </table:table-cell>
          <table:table-cell table:style-name="ce41" table:formula="of:=[.AO6]" office:value-type="string" office:string-value="" calcext:value-type="string">
            <text:p></text:p>
          </table:table-cell>
          <table:table-cell table:style-name="ce365" table:formula="of:=IF(UNICODE([.AO7])=60;0;IF(UNICODE([.AO7])=61663;1;IF(UNICODE([.AO7])=62;2;IF(UNICODE([.AO7])=61664;3;&quot;&quot;))))" office:value-type="float" office:value="1" calcext:value-type="float">
            <text:p>1</text:p>
          </table:table-cell>
          <table:table-cell table:style-name="ce41" table:formula="of:=[.AQ6]" office:value-type="string" office:string-value="&gt;" calcext:value-type="string">
            <text:p>&gt;</text:p>
          </table:table-cell>
          <table:table-cell table:style-name="ce365" table:formula="of:=IF(UNICODE([.AQ7])=60;0;IF(UNICODE([.AQ7])=61663;1;IF(UNICODE([.AQ7])=62;2;IF(UNICODE([.AQ7])=61664;3;&quot;&quot;))))" office:value-type="float" office:value="2" calcext:value-type="float">
            <text:p>2</text:p>
          </table:table-cell>
          <table:table-cell table:style-name="ce41" table:formula="of:=[.AS6]" office:value-type="string" office:string-value="" calcext:value-type="string">
            <text:p></text:p>
          </table:table-cell>
          <table:table-cell table:style-name="ce365" table:formula="of:=IF(UNICODE([.AS7])=60;0;IF(UNICODE([.AS7])=61663;1;IF(UNICODE([.AS7])=62;2;IF(UNICODE([.AS7])=61664;3;&quot;&quot;))))" office:value-type="float" office:value="1" calcext:value-type="float">
            <text:p>1</text:p>
          </table:table-cell>
          <table:table-cell table:style-name="ce41" table:formula="of:=[.AU3]" office:value-type="string" office:string-value="" calcext:value-type="string">
            <text:p></text:p>
          </table:table-cell>
          <table:table-cell table:style-name="ce365" table:formula="of:=IF(UNICODE([.AU7])=60;0;IF(UNICODE([.AU7])=61663;1;IF(UNICODE([.AU7])=62;2;IF(UNICODE([.AU7])=61664;3;&quot;&quot;)))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387" table:formula="of:=4*[.AW7]+[.AX7]" office:value-type="float" office:value="8" calcext:value-type="float">
            <text:p>8</text:p>
          </table:table-cell>
          <table:table-cell table:formula="of:=&quot;0xb&quot; &amp;BASE([.AY7];2) &amp; &quot;,&quot;" office:value-type="string" office:string-value="0xb1000," calcext:value-type="string">
            <text:p>0xb1000,</text:p>
          </table:table-cell>
          <table:table-cell table:style-name="ce422" table:formula="of:=64*[.BC7]+16*[.BE7]+4*[.BG7]+[.BI7]" office:value-type="float" office:value="133" calcext:value-type="float">
            <text:p>133</text:p>
          </table:table-cell>
          <table:table-cell table:formula="of:=[.BB6]" office:value-type="string" office:string-value="&gt;" calcext:value-type="string">
            <text:p>&gt;</text:p>
          </table:table-cell>
          <table:table-cell table:style-name="ce365" table:formula="of:=IF(UNICODE([.BB7])=60;0;IF(UNICODE([.BB7])=61663;1;IF(UNICODE([.BB7])=62;2;IF(UNICODE([.BB7])=61664;3;&quot;&quot;))))" office:value-type="float" office:value="2" calcext:value-type="float">
            <text:p>2</text:p>
          </table:table-cell>
          <table:table-cell table:formula="of:=[.BD6]" office:value-type="string" office:string-value="&lt;" calcext:value-type="string">
            <text:p>&lt;</text:p>
          </table:table-cell>
          <table:table-cell table:style-name="ce365" table:formula="of:=IF(UNICODE([.BD7])=60;0;IF(UNICODE([.BD7])=61663;1;IF(UNICODE([.BD7])=62;2;IF(UNICODE([.BD7])=61664;3;&quot;&quot;))))" office:value-type="float" office:value="0" calcext:value-type="float">
            <text:p>0</text:p>
          </table:table-cell>
          <table:table-cell table:formula="of:=[.BF6]" office:value-type="string" office:string-value="" calcext:value-type="string">
            <text:p></text:p>
          </table:table-cell>
          <table:table-cell table:style-name="ce365" table:formula="of:=IF(UNICODE([.BF7])=60;0;IF(UNICODE([.BF7])=61663;1;IF(UNICODE([.BF7])=62;2;IF(UNICODE([.BF7])=61664;3;&quot;&quot;))))" office:value-type="float" office:value="1" calcext:value-type="float">
            <text:p>1</text:p>
          </table:table-cell>
          <table:table-cell table:formula="of:=[.BH3]" office:value-type="string" office:string-value="" calcext:value-type="string">
            <text:p></text:p>
          </table:table-cell>
          <table:table-cell table:style-name="ce365" table:formula="of:=IF(UNICODE([.BH7])=60;0;IF(UNICODE([.BH7])=61663;1;IF(UNICODE([.BH7])=62;2;IF(UNICODE([.BH7])=61664;3;&quot;&quot;)))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387" table:formula="of:=4*[.BJ7]+[.BK7]" office:value-type="float" office:value="8" calcext:value-type="float">
            <text:p>8</text:p>
          </table:table-cell>
          <table:table-cell table:formula="of:=&quot;0xb&quot; &amp;BASE([.BL7];2) &amp; &quot;,&quot;" office:value-type="string" office:string-value="0xb1000," calcext:value-type="string">
            <text:p>0xb1000,</text:p>
          </table:table-cell>
          <table:table-cell table:style-name="ce430" table:formula="of:=64*[.BP7]+16*[.BR7]+4*[.BT7]+[.BV7]" office:value-type="float" office:value="165" calcext:value-type="float">
            <text:p>165</text:p>
          </table:table-cell>
          <table:table-cell table:style-name="ce41" table:formula="of:=[.BO6]" office:value-type="string" office:string-value="&gt;" calcext:value-type="string">
            <text:p>&gt;</text:p>
          </table:table-cell>
          <table:table-cell table:style-name="ce365" table:formula="of:=IF(UNICODE([.BO7])=60;0;IF(UNICODE([.BO7])=61663;1;IF(UNICODE([.BO7])=62;2;IF(UNICODE([.BO7])=61664;3;&quot;&quot;))))" office:value-type="float" office:value="2" calcext:value-type="float">
            <text:p>2</text:p>
          </table:table-cell>
          <table:table-cell table:style-name="ce41" table:formula="of:=[.BQ6]" office:value-type="string" office:string-value="&gt;" calcext:value-type="string">
            <text:p>&gt;</text:p>
          </table:table-cell>
          <table:table-cell table:style-name="ce365" table:formula="of:=IF(UNICODE([.BQ7])=60;0;IF(UNICODE([.BQ7])=61663;1;IF(UNICODE([.BQ7])=62;2;IF(UNICODE([.BQ7])=61664;3;&quot;&quot;))))" office:value-type="float" office:value="2" calcext:value-type="float">
            <text:p>2</text:p>
          </table:table-cell>
          <table:table-cell table:style-name="ce41" table:formula="of:=[.BS6]" office:value-type="string" office:string-value="" calcext:value-type="string">
            <text:p></text:p>
          </table:table-cell>
          <table:table-cell table:style-name="ce365" table:formula="of:=IF(UNICODE([.BS7])=60;0;IF(UNICODE([.BS7])=61663;1;IF(UNICODE([.BS7])=62;2;IF(UNICODE([.BS7])=61664;3;&quot;&quot;))))" office:value-type="float" office:value="1" calcext:value-type="float">
            <text:p>1</text:p>
          </table:table-cell>
          <table:table-cell table:style-name="ce41" table:formula="of:=[.BU3]" office:value-type="string" office:string-value="" calcext:value-type="string">
            <text:p></text:p>
          </table:table-cell>
          <table:table-cell table:style-name="ce365" table:formula="of:=IF(UNICODE([.BU7])=60;0;IF(UNICODE([.BU7])=61663;1;IF(UNICODE([.BU7])=62;2;IF(UNICODE([.BU7])=61664;3;&quot;&quot;)))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387" table:formula="of:=4*[.BW7]+[.BX7]" office:value-type="float" office:value="8" calcext:value-type="float">
            <text:p>8</text:p>
          </table:table-cell>
          <table:table-cell table:formula="of:=&quot;0xb&quot; &amp;BASE([.BY7];2) &amp; &quot;,&quot;" office:value-type="string" office:string-value="0xb1000," calcext:value-type="string">
            <text:p>0xb1000,</text:p>
          </table:table-cell>
          <table:table-cell table:style-name="ce434" table:formula="of:=64*[.CC7]+16*[.CE7]+4*[.CG7]+[.CI7]" office:value-type="float" office:value="197" calcext:value-type="float">
            <text:p>197</text:p>
          </table:table-cell>
          <table:table-cell table:style-name="ce41" table:formula="of:=[.CB6]" office:value-type="string" office:string-value="" calcext:value-type="string">
            <text:p></text:p>
          </table:table-cell>
          <table:table-cell table:style-name="ce365" table:formula="of:=IF(UNICODE([.CB7])=60;0;IF(UNICODE([.CB7])=61663;1;IF(UNICODE([.CB7])=62;2;IF(UNICODE([.CB7])=61664;3;&quot;&quot;))))" office:value-type="float" office:value="3" calcext:value-type="float">
            <text:p>3</text:p>
          </table:table-cell>
          <table:table-cell table:style-name="ce41" table:formula="of:=[.CD6]" office:value-type="string" office:string-value="&lt;" calcext:value-type="string">
            <text:p>&lt;</text:p>
          </table:table-cell>
          <table:table-cell table:style-name="ce365" table:formula="of:=IF(UNICODE([.CD7])=60;0;IF(UNICODE([.CD7])=61663;1;IF(UNICODE([.CD7])=62;2;IF(UNICODE([.CD7])=61664;3;&quot;&quot;))))" office:value-type="float" office:value="0" calcext:value-type="float">
            <text:p>0</text:p>
          </table:table-cell>
          <table:table-cell table:style-name="ce41" table:formula="of:=[.CF6]" office:value-type="string" office:string-value="" calcext:value-type="string">
            <text:p></text:p>
          </table:table-cell>
          <table:table-cell table:style-name="ce365" table:formula="of:=IF(UNICODE([.CF7])=60;0;IF(UNICODE([.CF7])=61663;1;IF(UNICODE([.CF7])=62;2;IF(UNICODE([.CF7])=61664;3;&quot;&quot;))))" office:value-type="float" office:value="1" calcext:value-type="float">
            <text:p>1</text:p>
          </table:table-cell>
          <table:table-cell table:style-name="ce41" table:formula="of:=[.CH3]" office:value-type="string" office:string-value="" calcext:value-type="string">
            <text:p></text:p>
          </table:table-cell>
          <table:table-cell table:style-name="ce365" table:formula="of:=IF(UNICODE([.CH7])=60;0;IF(UNICODE([.CH7])=61663;1;IF(UNICODE([.CH7])=62;2;IF(UNICODE([.CH7])=61664;3;&quot;&quot;)))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387" table:formula="of:=4*[.CJ7]+[.CK7]" office:value-type="float" office:value="8" calcext:value-type="float">
            <text:p>8</text:p>
          </table:table-cell>
          <table:table-cell table:formula="of:=&quot;0xb&quot; &amp;BASE([.CL7];2) &amp; &quot;,&quot;" office:value-type="string" office:string-value="0xb1000," calcext:value-type="string">
            <text:p>0xb1000,</text:p>
          </table:table-cell>
          <table:table-cell table:style-name="ce430" table:formula="of:=64*[.CP7]+16*[.CR7]+4*[.CT7]+[.CV7]" office:value-type="float" office:value="229" calcext:value-type="float">
            <text:p>229</text:p>
          </table:table-cell>
          <table:table-cell table:style-name="ce41" table:formula="of:=[.CO6]" office:value-type="string" office:string-value="" calcext:value-type="string">
            <text:p></text:p>
          </table:table-cell>
          <table:table-cell table:style-name="ce365" table:formula="of:=IF(UNICODE([.CO7])=60;0;IF(UNICODE([.CO7])=61663;1;IF(UNICODE([.CO7])=62;2;IF(UNICODE([.CO7])=61664;3;&quot;&quot;))))" office:value-type="float" office:value="3" calcext:value-type="float">
            <text:p>3</text:p>
          </table:table-cell>
          <table:table-cell table:style-name="ce41" table:formula="of:=[.CQ6]" office:value-type="string" office:string-value="&gt;" calcext:value-type="string">
            <text:p>&gt;</text:p>
          </table:table-cell>
          <table:table-cell table:style-name="ce365" table:formula="of:=IF(UNICODE([.CQ7])=60;0;IF(UNICODE([.CQ7])=61663;1;IF(UNICODE([.CQ7])=62;2;IF(UNICODE([.CQ7])=61664;3;&quot;&quot;))))" office:value-type="float" office:value="2" calcext:value-type="float">
            <text:p>2</text:p>
          </table:table-cell>
          <table:table-cell table:style-name="ce41" table:formula="of:=[.CS6]" office:value-type="string" office:string-value="" calcext:value-type="string">
            <text:p></text:p>
          </table:table-cell>
          <table:table-cell table:style-name="ce365" table:formula="of:=IF(UNICODE([.CS7])=60;0;IF(UNICODE([.CS7])=61663;1;IF(UNICODE([.CS7])=62;2;IF(UNICODE([.CS7])=61664;3;&quot;&quot;))))" office:value-type="float" office:value="1" calcext:value-type="float">
            <text:p>1</text:p>
          </table:table-cell>
          <table:table-cell table:style-name="ce41" table:formula="of:=[.CU3]" office:value-type="string" office:string-value="" calcext:value-type="string">
            <text:p></text:p>
          </table:table-cell>
          <table:table-cell table:style-name="ce365" table:formula="of:=IF(UNICODE([.CU7])=60;0;IF(UNICODE([.CU7])=61663;1;IF(UNICODE([.CU7])=62;2;IF(UNICODE([.CU7])=61664;3;&quot;&quot;)))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440" table:formula="of:=4*[.CW7]+[.CX7]" office:value-type="float" office:value="11" calcext:value-type="float">
            <text:p>11</text:p>
          </table:table-cell>
          <table:table-cell table:formula="of:=&quot;0xb&quot; &amp;BASE([.CY7];2) &amp; &quot;,&quot;" office:value-type="string" office:string-value="0xb1011," calcext:value-type="string">
            <text:p>0xb1011,</text:p>
          </table:table-cell>
          <table:table-cell table:number-columns-repeated="920"/>
        </table:table-row>
        <table:table-row table:style-name="ro1">
          <table:table-cell table:formula="of:=64*[.C8]+16*[.E8]+4*[.G8]+[.I8]" office:value-type="float" office:value="6" calcext:value-type="float">
            <text:p>6</text:p>
          </table:table-cell>
          <table:table-cell table:formula="of:=[.B7]" office:value-type="string" office:string-value="&lt;" calcext:value-type="string">
            <text:p>&lt;</text:p>
          </table:table-cell>
          <table:table-cell table:style-name="ce365" table:formula="of:=IF(UNICODE([.B8])=60;0;IF(UNICODE([.B8])=61663;1;IF(UNICODE([.B8])=62;2;IF(UNICODE([.B8])=61664;3;&quot;&quot;))))" office:value-type="float" office:value="0" calcext:value-type="float">
            <text:p>0</text:p>
          </table:table-cell>
          <table:table-cell table:formula="of:=[.D7]" office:value-type="string" office:string-value="&lt;" calcext:value-type="string">
            <text:p>&lt;</text:p>
          </table:table-cell>
          <table:table-cell table:style-name="ce365" table:formula="of:=IF(UNICODE([.D8])=60;0;IF(UNICODE([.D8])=61663;1;IF(UNICODE([.D8])=62;2;IF(UNICODE([.D8])=61664;3;&quot;&quot;))))" office:value-type="float" office:value="0" calcext:value-type="float">
            <text:p>0</text:p>
          </table:table-cell>
          <table:table-cell table:formula="of:=[.F7]" office:value-type="string" office:string-value="" calcext:value-type="string">
            <text:p></text:p>
          </table:table-cell>
          <table:table-cell table:style-name="ce365" table:formula="of:=IF(UNICODE([.F8])=60;0;IF(UNICODE([.F8])=61663;1;IF(UNICODE([.F8])=62;2;IF(UNICODE([.F8])=61664;3;&quot;&quot;))))" office:value-type="float" office:value="1" calcext:value-type="float">
            <text:p>1</text:p>
          </table:table-cell>
          <table:table-cell table:formula="of:=[.H4]" office:value-type="string" office:string-value="&gt;" calcext:value-type="string">
            <text:p>&gt;</text:p>
          </table:table-cell>
          <table:table-cell table:style-name="ce365" table:formula="of:=IF(UNICODE([.H8])=60;0;IF(UNICODE([.H8])=61663;1;IF(UNICODE([.H8])=62;2;IF(UNICODE([.H8])=61664;3;&quot;&quot;))))" office:value-type="float" office:value="2" calcext:value-type="float">
            <text:p>2</text:p>
          </table:table-cell>
          <table:table-cell table:style-name="ce376" office:value-type="float" office:value="2" calcext:value-type="float">
            <text:p>2</text:p>
          </table:table-cell>
          <table:table-cell table:style-name="ce382" office:value-type="float" office:value="1" calcext:value-type="float">
            <text:p>1</text:p>
          </table:table-cell>
          <table:table-cell table:style-name="ce387" table:formula="of:=4*[.J8]+[.K8]" office:value-type="float" office:value="9" calcext:value-type="float">
            <text:p>9</text:p>
          </table:table-cell>
          <table:table-cell table:style-name="ce391" table:formula="of:=&quot;0xb&quot; &amp;BASE([.L8];2) &amp; &quot;,&quot;" office:value-type="string" office:string-value="0xb1001," calcext:value-type="string">
            <text:p>0xb1001,</text:p>
          </table:table-cell>
          <table:table-cell table:formula="of:=64*[.P8]+16*[.R8]+4*[.T8]+[.V8]" office:value-type="string" office:string-value="" calcext:value-type="error">
            <text:p>#ЗНАЧ!</text:p>
          </table:table-cell>
          <table:table-cell table:style-name="ce41" table:formula="of:=[.O7]" office:value-type="string" office:string-value="&lt;" calcext:value-type="string">
            <text:p>&lt;</text:p>
          </table:table-cell>
          <table:table-cell table:style-name="ce365" table:formula="of:=IF(UNICODE([.O8])=60;0;IF(UNICODE([.O8])=61663;1;IF(UNICODE([.O8])=62;2;IF(UNICODE([.O8])=61664;3;&quot;&quot;))))" office:value-type="float" office:value="0" calcext:value-type="float">
            <text:p>0</text:p>
          </table:table-cell>
          <table:table-cell table:style-name="ce41" table:formula="of:=[.Q7]" office:value-type="string" office:string-value="&gt;" calcext:value-type="string">
            <text:p>&gt;</text:p>
          </table:table-cell>
          <table:table-cell table:style-name="ce365" table:formula="of:=IF(UNICODE([.Q8])=60;0;IF(UNICODE([.Q8])=61663;1;IF(UNICODE([.Q8])=62;2;IF(UNICODE([.Q8])=61664;3;&quot;&quot;))))" office:value-type="float" office:value="2" calcext:value-type="float">
            <text:p>2</text:p>
          </table:table-cell>
          <table:table-cell table:style-name="ce41" table:formula="of:=[.S7]" office:value-type="string" office:string-value="" calcext:value-type="string">
            <text:p></text:p>
          </table:table-cell>
          <table:table-cell table:style-name="ce365" table:formula="of:=IF(UNICODE([.S8])=60;0;IF(UNICODE([.S8])=61663;1;IF(UNICODE([.S8])=62;2;IF(UNICODE([.S8])=61664;3;&quot;&quot;))))" office:value-type="float" office:value="1" calcext:value-type="float">
            <text:p>1</text:p>
          </table:table-cell>
          <table:table-cell table:style-name="ce41" office:value-type="string" calcext:value-type="string">
            <text:p>`</text:p>
          </table:table-cell>
          <table:table-cell table:style-name="ce365" table:formula="of:=IF(UNICODE([.U8])=60;0;IF(UNICODE([.U8])=61663;1;IF(UNICODE([.U8])=62;2;IF(UNICODE([.U8])=61664;3;&quot;&quot;))))">
            <text:p/>
          </table:table-cell>
          <table:table-cell table:style-name="ce400" office:value-type="float" office:value="2" calcext:value-type="float">
            <text:p>2</text:p>
          </table:table-cell>
          <table:table-cell table:style-name="ce404" office:value-type="float" office:value="1" calcext:value-type="float">
            <text:p>1</text:p>
          </table:table-cell>
          <table:table-cell table:style-name="ce387" table:formula="of:=4*[.W8]+[.X8]" office:value-type="float" office:value="9" calcext:value-type="float">
            <text:p>9</text:p>
          </table:table-cell>
          <table:table-cell table:style-name="ce408" table:formula="of:=&quot;0xb&quot; &amp;BASE([.Y8];2) &amp; &quot;,&quot;" office:value-type="string" office:string-value="0xb1001," calcext:value-type="string">
            <text:p>0xb1001,</text:p>
          </table:table-cell>
          <table:table-cell table:style-name="ce413" table:formula="of:=64*[.AC8]+16*[.AE8]+4*[.AG8]+[.AI8]" office:value-type="float" office:value="70" calcext:value-type="float">
            <text:p>70</text:p>
          </table:table-cell>
          <table:table-cell table:style-name="ce41" table:formula="of:=[.AB7]" office:value-type="string" office:string-value="" calcext:value-type="string">
            <text:p></text:p>
          </table:table-cell>
          <table:table-cell table:style-name="ce365" table:formula="of:=IF(UNICODE([.AB8])=60;0;IF(UNICODE([.AB8])=61663;1;IF(UNICODE([.AB8])=62;2;IF(UNICODE([.AB8])=61664;3;&quot;&quot;))))" office:value-type="float" office:value="1" calcext:value-type="float">
            <text:p>1</text:p>
          </table:table-cell>
          <table:table-cell table:style-name="ce41" table:formula="of:=[.AD7]" office:value-type="string" office:string-value="&lt;" calcext:value-type="string">
            <text:p>&lt;</text:p>
          </table:table-cell>
          <table:table-cell table:style-name="ce365" table:formula="of:=IF(UNICODE([.AD8])=60;0;IF(UNICODE([.AD8])=61663;1;IF(UNICODE([.AD8])=62;2;IF(UNICODE([.AD8])=61664;3;&quot;&quot;))))" office:value-type="float" office:value="0" calcext:value-type="float">
            <text:p>0</text:p>
          </table:table-cell>
          <table:table-cell table:style-name="ce41" table:formula="of:=[.AF7]" office:value-type="string" office:string-value="" calcext:value-type="string">
            <text:p></text:p>
          </table:table-cell>
          <table:table-cell table:style-name="ce365" table:formula="of:=IF(UNICODE([.AF8])=60;0;IF(UNICODE([.AF8])=61663;1;IF(UNICODE([.AF8])=62;2;IF(UNICODE([.AF8])=61664;3;&quot;&quot;))))" office:value-type="float" office:value="1" calcext:value-type="float">
            <text:p>1</text:p>
          </table:table-cell>
          <table:table-cell table:style-name="ce41" table:formula="of:=[.AH4]" office:value-type="string" office:string-value="&gt;" calcext:value-type="string">
            <text:p>&gt;</text:p>
          </table:table-cell>
          <table:table-cell table:style-name="ce365" table:formula="of:=IF(UNICODE([.AH8])=60;0;IF(UNICODE([.AH8])=61663;1;IF(UNICODE([.AH8])=62;2;IF(UNICODE([.AH8])=61664;3;&quot;&quot;)))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87" table:formula="of:=4*[.AJ8]+[.AK8]" office:value-type="float" office:value="9" calcext:value-type="float">
            <text:p>9</text:p>
          </table:table-cell>
          <table:table-cell table:formula="of:=&quot;0xb&quot; &amp;BASE([.AL8];2) &amp; &quot;,&quot;" office:value-type="string" office:string-value="0xb1001," calcext:value-type="string">
            <text:p>0xb1001,</text:p>
          </table:table-cell>
          <table:table-cell table:formula="of:=64*[.AP8]+16*[.AR8]+4*[.AT8]+[.AV8]" office:value-type="float" office:value="102" calcext:value-type="float">
            <text:p>102</text:p>
          </table:table-cell>
          <table:table-cell table:style-name="ce41" table:formula="of:=[.AO7]" office:value-type="string" office:string-value="" calcext:value-type="string">
            <text:p></text:p>
          </table:table-cell>
          <table:table-cell table:style-name="ce365" table:formula="of:=IF(UNICODE([.AO8])=60;0;IF(UNICODE([.AO8])=61663;1;IF(UNICODE([.AO8])=62;2;IF(UNICODE([.AO8])=61664;3;&quot;&quot;))))" office:value-type="float" office:value="1" calcext:value-type="float">
            <text:p>1</text:p>
          </table:table-cell>
          <table:table-cell table:style-name="ce41" table:formula="of:=[.AQ7]" office:value-type="string" office:string-value="&gt;" calcext:value-type="string">
            <text:p>&gt;</text:p>
          </table:table-cell>
          <table:table-cell table:style-name="ce365" table:formula="of:=IF(UNICODE([.AQ8])=60;0;IF(UNICODE([.AQ8])=61663;1;IF(UNICODE([.AQ8])=62;2;IF(UNICODE([.AQ8])=61664;3;&quot;&quot;))))" office:value-type="float" office:value="2" calcext:value-type="float">
            <text:p>2</text:p>
          </table:table-cell>
          <table:table-cell table:style-name="ce41" table:formula="of:=[.AS7]" office:value-type="string" office:string-value="" calcext:value-type="string">
            <text:p></text:p>
          </table:table-cell>
          <table:table-cell table:style-name="ce365" table:formula="of:=IF(UNICODE([.AS8])=60;0;IF(UNICODE([.AS8])=61663;1;IF(UNICODE([.AS8])=62;2;IF(UNICODE([.AS8])=61664;3;&quot;&quot;))))" office:value-type="float" office:value="1" calcext:value-type="float">
            <text:p>1</text:p>
          </table:table-cell>
          <table:table-cell table:style-name="ce41" table:formula="of:=[.AU4]" office:value-type="string" office:string-value="&gt;" calcext:value-type="string">
            <text:p>&gt;</text:p>
          </table:table-cell>
          <table:table-cell table:style-name="ce365" table:formula="of:=IF(UNICODE([.AU8])=60;0;IF(UNICODE([.AU8])=61663;1;IF(UNICODE([.AU8])=62;2;IF(UNICODE([.AU8])=61664;3;&quot;&quot;)))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87" table:formula="of:=4*[.AW8]+[.AX8]" office:value-type="float" office:value="9" calcext:value-type="float">
            <text:p>9</text:p>
          </table:table-cell>
          <table:table-cell table:formula="of:=&quot;0xb&quot; &amp;BASE([.AY8];2) &amp; &quot;,&quot;" office:value-type="string" office:string-value="0xb1001," calcext:value-type="string">
            <text:p>0xb1001,</text:p>
          </table:table-cell>
          <table:table-cell table:style-name="ce422" table:formula="of:=64*[.BC8]+16*[.BE8]+4*[.BG8]+[.BI8]" office:value-type="float" office:value="134" calcext:value-type="float">
            <text:p>134</text:p>
          </table:table-cell>
          <table:table-cell table:formula="of:=[.BB7]" office:value-type="string" office:string-value="&gt;" calcext:value-type="string">
            <text:p>&gt;</text:p>
          </table:table-cell>
          <table:table-cell table:style-name="ce365" table:formula="of:=IF(UNICODE([.BB8])=60;0;IF(UNICODE([.BB8])=61663;1;IF(UNICODE([.BB8])=62;2;IF(UNICODE([.BB8])=61664;3;&quot;&quot;))))" office:value-type="float" office:value="2" calcext:value-type="float">
            <text:p>2</text:p>
          </table:table-cell>
          <table:table-cell table:formula="of:=[.BD7]" office:value-type="string" office:string-value="&lt;" calcext:value-type="string">
            <text:p>&lt;</text:p>
          </table:table-cell>
          <table:table-cell table:style-name="ce365" table:formula="of:=IF(UNICODE([.BD8])=60;0;IF(UNICODE([.BD8])=61663;1;IF(UNICODE([.BD8])=62;2;IF(UNICODE([.BD8])=61664;3;&quot;&quot;))))" office:value-type="float" office:value="0" calcext:value-type="float">
            <text:p>0</text:p>
          </table:table-cell>
          <table:table-cell table:formula="of:=[.BF7]" office:value-type="string" office:string-value="" calcext:value-type="string">
            <text:p></text:p>
          </table:table-cell>
          <table:table-cell table:style-name="ce365" table:formula="of:=IF(UNICODE([.BF8])=60;0;IF(UNICODE([.BF8])=61663;1;IF(UNICODE([.BF8])=62;2;IF(UNICODE([.BF8])=61664;3;&quot;&quot;))))" office:value-type="float" office:value="1" calcext:value-type="float">
            <text:p>1</text:p>
          </table:table-cell>
          <table:table-cell table:formula="of:=[.BH4]" office:value-type="string" office:string-value="&gt;" calcext:value-type="string">
            <text:p>&gt;</text:p>
          </table:table-cell>
          <table:table-cell table:style-name="ce365" table:formula="of:=IF(UNICODE([.BH8])=60;0;IF(UNICODE([.BH8])=61663;1;IF(UNICODE([.BH8])=62;2;IF(UNICODE([.BH8])=61664;3;&quot;&quot;)))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87" table:formula="of:=4*[.BJ8]+[.BK8]" office:value-type="float" office:value="9" calcext:value-type="float">
            <text:p>9</text:p>
          </table:table-cell>
          <table:table-cell table:formula="of:=&quot;0xb&quot; &amp;BASE([.BL8];2) &amp; &quot;,&quot;" office:value-type="string" office:string-value="0xb1001," calcext:value-type="string">
            <text:p>0xb1001,</text:p>
          </table:table-cell>
          <table:table-cell table:style-name="ce430" table:formula="of:=64*[.BP8]+16*[.BR8]+4*[.BT8]+[.BV8]" office:value-type="float" office:value="166" calcext:value-type="float">
            <text:p>166</text:p>
          </table:table-cell>
          <table:table-cell table:style-name="ce41" table:formula="of:=[.BO7]" office:value-type="string" office:string-value="&gt;" calcext:value-type="string">
            <text:p>&gt;</text:p>
          </table:table-cell>
          <table:table-cell table:style-name="ce365" table:formula="of:=IF(UNICODE([.BO8])=60;0;IF(UNICODE([.BO8])=61663;1;IF(UNICODE([.BO8])=62;2;IF(UNICODE([.BO8])=61664;3;&quot;&quot;))))" office:value-type="float" office:value="2" calcext:value-type="float">
            <text:p>2</text:p>
          </table:table-cell>
          <table:table-cell table:style-name="ce41" table:formula="of:=[.BQ7]" office:value-type="string" office:string-value="&gt;" calcext:value-type="string">
            <text:p>&gt;</text:p>
          </table:table-cell>
          <table:table-cell table:style-name="ce365" table:formula="of:=IF(UNICODE([.BQ8])=60;0;IF(UNICODE([.BQ8])=61663;1;IF(UNICODE([.BQ8])=62;2;IF(UNICODE([.BQ8])=61664;3;&quot;&quot;))))" office:value-type="float" office:value="2" calcext:value-type="float">
            <text:p>2</text:p>
          </table:table-cell>
          <table:table-cell table:style-name="ce41" table:formula="of:=[.BS7]" office:value-type="string" office:string-value="" calcext:value-type="string">
            <text:p></text:p>
          </table:table-cell>
          <table:table-cell table:style-name="ce365" table:formula="of:=IF(UNICODE([.BS8])=60;0;IF(UNICODE([.BS8])=61663;1;IF(UNICODE([.BS8])=62;2;IF(UNICODE([.BS8])=61664;3;&quot;&quot;))))" office:value-type="float" office:value="1" calcext:value-type="float">
            <text:p>1</text:p>
          </table:table-cell>
          <table:table-cell table:style-name="ce41" table:formula="of:=[.BU4]" office:value-type="string" office:string-value="&gt;" calcext:value-type="string">
            <text:p>&gt;</text:p>
          </table:table-cell>
          <table:table-cell table:style-name="ce365" table:formula="of:=IF(UNICODE([.BU8])=60;0;IF(UNICODE([.BU8])=61663;1;IF(UNICODE([.BU8])=62;2;IF(UNICODE([.BU8])=61664;3;&quot;&quot;)))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87" table:formula="of:=4*[.BW8]+[.BX8]" office:value-type="float" office:value="9" calcext:value-type="float">
            <text:p>9</text:p>
          </table:table-cell>
          <table:table-cell table:formula="of:=&quot;0xb&quot; &amp;BASE([.BY8];2) &amp; &quot;,&quot;" office:value-type="string" office:string-value="0xb1001," calcext:value-type="string">
            <text:p>0xb1001,</text:p>
          </table:table-cell>
          <table:table-cell table:style-name="ce434" table:formula="of:=64*[.CC8]+16*[.CE8]+4*[.CG8]+[.CI8]" office:value-type="float" office:value="198" calcext:value-type="float">
            <text:p>198</text:p>
          </table:table-cell>
          <table:table-cell table:style-name="ce41" table:formula="of:=[.CB7]" office:value-type="string" office:string-value="" calcext:value-type="string">
            <text:p></text:p>
          </table:table-cell>
          <table:table-cell table:style-name="ce365" table:formula="of:=IF(UNICODE([.CB8])=60;0;IF(UNICODE([.CB8])=61663;1;IF(UNICODE([.CB8])=62;2;IF(UNICODE([.CB8])=61664;3;&quot;&quot;))))" office:value-type="float" office:value="3" calcext:value-type="float">
            <text:p>3</text:p>
          </table:table-cell>
          <table:table-cell table:style-name="ce41" table:formula="of:=[.CD7]" office:value-type="string" office:string-value="&lt;" calcext:value-type="string">
            <text:p>&lt;</text:p>
          </table:table-cell>
          <table:table-cell table:style-name="ce365" table:formula="of:=IF(UNICODE([.CD8])=60;0;IF(UNICODE([.CD8])=61663;1;IF(UNICODE([.CD8])=62;2;IF(UNICODE([.CD8])=61664;3;&quot;&quot;))))" office:value-type="float" office:value="0" calcext:value-type="float">
            <text:p>0</text:p>
          </table:table-cell>
          <table:table-cell table:style-name="ce41" table:formula="of:=[.CF7]" office:value-type="string" office:string-value="" calcext:value-type="string">
            <text:p></text:p>
          </table:table-cell>
          <table:table-cell table:style-name="ce365" table:formula="of:=IF(UNICODE([.CF8])=60;0;IF(UNICODE([.CF8])=61663;1;IF(UNICODE([.CF8])=62;2;IF(UNICODE([.CF8])=61664;3;&quot;&quot;))))" office:value-type="float" office:value="1" calcext:value-type="float">
            <text:p>1</text:p>
          </table:table-cell>
          <table:table-cell table:style-name="ce41" table:formula="of:=[.CH4]" office:value-type="string" office:string-value="&gt;" calcext:value-type="string">
            <text:p>&gt;</text:p>
          </table:table-cell>
          <table:table-cell table:style-name="ce365" table:formula="of:=IF(UNICODE([.CH8])=60;0;IF(UNICODE([.CH8])=61663;1;IF(UNICODE([.CH8])=62;2;IF(UNICODE([.CH8])=61664;3;&quot;&quot;)))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87" table:formula="of:=4*[.CJ8]+[.CK8]" office:value-type="float" office:value="9" calcext:value-type="float">
            <text:p>9</text:p>
          </table:table-cell>
          <table:table-cell table:formula="of:=&quot;0xb&quot; &amp;BASE([.CL8];2) &amp; &quot;,&quot;" office:value-type="string" office:string-value="0xb1001," calcext:value-type="string">
            <text:p>0xb1001,</text:p>
          </table:table-cell>
          <table:table-cell table:style-name="ce430" table:formula="of:=64*[.CP8]+16*[.CR8]+4*[.CT8]+[.CV8]" office:value-type="float" office:value="230" calcext:value-type="float">
            <text:p>230</text:p>
          </table:table-cell>
          <table:table-cell table:style-name="ce41" table:formula="of:=[.CO7]" office:value-type="string" office:string-value="" calcext:value-type="string">
            <text:p></text:p>
          </table:table-cell>
          <table:table-cell table:style-name="ce365" table:formula="of:=IF(UNICODE([.CO8])=60;0;IF(UNICODE([.CO8])=61663;1;IF(UNICODE([.CO8])=62;2;IF(UNICODE([.CO8])=61664;3;&quot;&quot;))))" office:value-type="float" office:value="3" calcext:value-type="float">
            <text:p>3</text:p>
          </table:table-cell>
          <table:table-cell table:style-name="ce41" table:formula="of:=[.CQ7]" office:value-type="string" office:string-value="&gt;" calcext:value-type="string">
            <text:p>&gt;</text:p>
          </table:table-cell>
          <table:table-cell table:style-name="ce365" table:formula="of:=IF(UNICODE([.CQ8])=60;0;IF(UNICODE([.CQ8])=61663;1;IF(UNICODE([.CQ8])=62;2;IF(UNICODE([.CQ8])=61664;3;&quot;&quot;))))" office:value-type="float" office:value="2" calcext:value-type="float">
            <text:p>2</text:p>
          </table:table-cell>
          <table:table-cell table:style-name="ce41" table:formula="of:=[.CS7]" office:value-type="string" office:string-value="" calcext:value-type="string">
            <text:p></text:p>
          </table:table-cell>
          <table:table-cell table:style-name="ce365" table:formula="of:=IF(UNICODE([.CS8])=60;0;IF(UNICODE([.CS8])=61663;1;IF(UNICODE([.CS8])=62;2;IF(UNICODE([.CS8])=61664;3;&quot;&quot;))))" office:value-type="float" office:value="1" calcext:value-type="float">
            <text:p>1</text:p>
          </table:table-cell>
          <table:table-cell table:style-name="ce41" table:formula="of:=[.CU4]" office:value-type="string" office:string-value="&gt;" calcext:value-type="string">
            <text:p>&gt;</text:p>
          </table:table-cell>
          <table:table-cell table:style-name="ce365" table:formula="of:=IF(UNICODE([.CU8])=60;0;IF(UNICODE([.CU8])=61663;1;IF(UNICODE([.CU8])=62;2;IF(UNICODE([.CU8])=61664;3;&quot;&quot;)))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440" table:formula="of:=4*[.CW8]+[.CX8]" office:value-type="float" office:value="11" calcext:value-type="float">
            <text:p>11</text:p>
          </table:table-cell>
          <table:table-cell table:formula="of:=&quot;0xb&quot; &amp;BASE([.CY8];2) &amp; &quot;,&quot;" office:value-type="string" office:string-value="0xb1011," calcext:value-type="string">
            <text:p>0xb1011,</text:p>
          </table:table-cell>
          <table:table-cell table:number-columns-repeated="920"/>
        </table:table-row>
        <table:table-row table:style-name="ro1">
          <table:table-cell table:style-name="ce356" table:formula="of:=64*[.C9]+16*[.E9]+4*[.G9]+[.I9]" office:value-type="float" office:value="7" calcext:value-type="float">
            <text:p>7</text:p>
          </table:table-cell>
          <table:table-cell table:style-name="ce362" table:formula="of:=[.B8]" office:value-type="string" office:string-value="&lt;" calcext:value-type="string">
            <text:p>&lt;</text:p>
          </table:table-cell>
          <table:table-cell table:style-name="ce367" table:formula="of:=IF(UNICODE([.B9])=60;0;IF(UNICODE([.B9])=61663;1;IF(UNICODE([.B9])=62;2;IF(UNICODE([.B9])=61664;3;&quot;&quot;))))" office:value-type="float" office:value="0" calcext:value-type="float">
            <text:p>0</text:p>
          </table:table-cell>
          <table:table-cell table:style-name="ce362" table:formula="of:=[.D8]" office:value-type="string" office:string-value="&lt;" calcext:value-type="string">
            <text:p>&lt;</text:p>
          </table:table-cell>
          <table:table-cell table:style-name="ce367" table:formula="of:=IF(UNICODE([.D9])=60;0;IF(UNICODE([.D9])=61663;1;IF(UNICODE([.D9])=62;2;IF(UNICODE([.D9])=61664;3;&quot;&quot;))))" office:value-type="float" office:value="0" calcext:value-type="float">
            <text:p>0</text:p>
          </table:table-cell>
          <table:table-cell table:style-name="ce362" table:formula="of:=[.F8]" office:value-type="string" office:string-value="" calcext:value-type="string">
            <text:p></text:p>
          </table:table-cell>
          <table:table-cell table:style-name="ce367" table:formula="of:=IF(UNICODE([.F9])=60;0;IF(UNICODE([.F9])=61663;1;IF(UNICODE([.F9])=62;2;IF(UNICODE([.F9])=61664;3;&quot;&quot;))))" office:value-type="float" office:value="1" calcext:value-type="float">
            <text:p>1</text:p>
          </table:table-cell>
          <table:table-cell table:style-name="ce362" table:formula="of:=[.H5]" office:value-type="string" office:string-value="" calcext:value-type="string">
            <text:p></text:p>
          </table:table-cell>
          <table:table-cell table:style-name="ce367" table:formula="of:=IF(UNICODE([.H9])=60;0;IF(UNICODE([.H9])=61663;1;IF(UNICODE([.H9])=62;2;IF(UNICODE([.H9])=61664;3;&quot;&quot;))))" office:value-type="float" office:value="3" calcext:value-type="float">
            <text:p>3</text:p>
          </table:table-cell>
          <table:table-cell table:style-name="ce378" office:value-type="float" office:value="2" calcext:value-type="float">
            <text:p>2</text:p>
          </table:table-cell>
          <table:table-cell table:style-name="ce384" office:value-type="float" office:value="1" calcext:value-type="float">
            <text:p>1</text:p>
          </table:table-cell>
          <table:table-cell table:style-name="ce389" table:formula="of:=4*[.J9]+[.K9]" office:value-type="float" office:value="9" calcext:value-type="float">
            <text:p>9</text:p>
          </table:table-cell>
          <table:table-cell table:style-name="ce393" table:formula="of:=&quot;0xb&quot; &amp;BASE([.L9];2) &amp; &quot;,&quot;" office:value-type="string" office:string-value="0xb1001," calcext:value-type="string">
            <text:p>0xb1001,</text:p>
          </table:table-cell>
          <table:table-cell table:style-name="ce396" table:formula="of:=64*[.P9]+16*[.R9]+4*[.T9]+[.V9]" office:value-type="float" office:value="39" calcext:value-type="float">
            <text:p>39</text:p>
          </table:table-cell>
          <table:table-cell table:style-name="ce362" table:formula="of:=[.O8]" office:value-type="string" office:string-value="&lt;" calcext:value-type="string">
            <text:p>&lt;</text:p>
          </table:table-cell>
          <table:table-cell table:style-name="ce367" table:formula="of:=IF(UNICODE([.O9])=60;0;IF(UNICODE([.O9])=61663;1;IF(UNICODE([.O9])=62;2;IF(UNICODE([.O9])=61664;3;&quot;&quot;))))" office:value-type="float" office:value="0" calcext:value-type="float">
            <text:p>0</text:p>
          </table:table-cell>
          <table:table-cell table:style-name="ce362" table:formula="of:=[.Q8]" office:value-type="string" office:string-value="&gt;" calcext:value-type="string">
            <text:p>&gt;</text:p>
          </table:table-cell>
          <table:table-cell table:style-name="ce367" table:formula="of:=IF(UNICODE([.Q9])=60;0;IF(UNICODE([.Q9])=61663;1;IF(UNICODE([.Q9])=62;2;IF(UNICODE([.Q9])=61664;3;&quot;&quot;))))" office:value-type="float" office:value="2" calcext:value-type="float">
            <text:p>2</text:p>
          </table:table-cell>
          <table:table-cell table:style-name="ce362" table:formula="of:=[.S8]" office:value-type="string" office:string-value="" calcext:value-type="string">
            <text:p></text:p>
          </table:table-cell>
          <table:table-cell table:style-name="ce367" table:formula="of:=IF(UNICODE([.S9])=60;0;IF(UNICODE([.S9])=61663;1;IF(UNICODE([.S9])=62;2;IF(UNICODE([.S9])=61664;3;&quot;&quot;))))" office:value-type="float" office:value="1" calcext:value-type="float">
            <text:p>1</text:p>
          </table:table-cell>
          <table:table-cell table:style-name="ce362" table:formula="of:=[.U5]" office:value-type="string" office:string-value="" calcext:value-type="string">
            <text:p></text:p>
          </table:table-cell>
          <table:table-cell table:style-name="ce367" table:formula="of:=IF(UNICODE([.U9])=60;0;IF(UNICODE([.U9])=61663;1;IF(UNICODE([.U9])=62;2;IF(UNICODE([.U9])=61664;3;&quot;&quot;))))" office:value-type="float" office:value="3" calcext:value-type="float">
            <text:p>3</text:p>
          </table:table-cell>
          <table:table-cell table:style-name="ce402" office:value-type="float" office:value="2" calcext:value-type="float">
            <text:p>2</text:p>
          </table:table-cell>
          <table:table-cell table:style-name="ce406" office:value-type="float" office:value="1" calcext:value-type="float">
            <text:p>1</text:p>
          </table:table-cell>
          <table:table-cell table:style-name="ce389" table:formula="of:=4*[.W9]+[.X9]" office:value-type="float" office:value="9" calcext:value-type="float">
            <text:p>9</text:p>
          </table:table-cell>
          <table:table-cell table:style-name="ce410" table:formula="of:=&quot;0xb&quot; &amp;BASE([.Y9];2) &amp; &quot;,&quot;" office:value-type="string" office:string-value="0xb1001," calcext:value-type="string">
            <text:p>0xb1001,</text:p>
          </table:table-cell>
          <table:table-cell table:style-name="ce412" table:formula="of:=64*[.AC9]+16*[.AE9]+4*[.AG9]+[.AI9]" office:value-type="float" office:value="71" calcext:value-type="float">
            <text:p>71</text:p>
          </table:table-cell>
          <table:table-cell table:style-name="ce362" table:formula="of:=[.AB8]" office:value-type="string" office:string-value="" calcext:value-type="string">
            <text:p></text:p>
          </table:table-cell>
          <table:table-cell table:style-name="ce367" table:formula="of:=IF(UNICODE([.AB9])=60;0;IF(UNICODE([.AB9])=61663;1;IF(UNICODE([.AB9])=62;2;IF(UNICODE([.AB9])=61664;3;&quot;&quot;))))" office:value-type="float" office:value="1" calcext:value-type="float">
            <text:p>1</text:p>
          </table:table-cell>
          <table:table-cell table:style-name="ce362" table:formula="of:=[.AD8]" office:value-type="string" office:string-value="&lt;" calcext:value-type="string">
            <text:p>&lt;</text:p>
          </table:table-cell>
          <table:table-cell table:style-name="ce367" table:formula="of:=IF(UNICODE([.AD9])=60;0;IF(UNICODE([.AD9])=61663;1;IF(UNICODE([.AD9])=62;2;IF(UNICODE([.AD9])=61664;3;&quot;&quot;))))" office:value-type="float" office:value="0" calcext:value-type="float">
            <text:p>0</text:p>
          </table:table-cell>
          <table:table-cell table:style-name="ce362" table:formula="of:=[.AF8]" office:value-type="string" office:string-value="" calcext:value-type="string">
            <text:p></text:p>
          </table:table-cell>
          <table:table-cell table:style-name="ce367" table:formula="of:=IF(UNICODE([.AF9])=60;0;IF(UNICODE([.AF9])=61663;1;IF(UNICODE([.AF9])=62;2;IF(UNICODE([.AF9])=61664;3;&quot;&quot;))))" office:value-type="float" office:value="1" calcext:value-type="float">
            <text:p>1</text:p>
          </table:table-cell>
          <table:table-cell table:style-name="ce362" table:formula="of:=[.AH5]" office:value-type="string" office:string-value="" calcext:value-type="string">
            <text:p></text:p>
          </table:table-cell>
          <table:table-cell table:style-name="ce367" table:formula="of:=IF(UNICODE([.AH9])=60;0;IF(UNICODE([.AH9])=61663;1;IF(UNICODE([.AH9])=62;2;IF(UNICODE([.AH9])=61664;3;&quot;&quot;))))" office:value-type="float" office:value="3" calcext:value-type="float">
            <text:p>3</text:p>
          </table:table-cell>
          <table:table-cell table:style-name="ce417" office:value-type="float" office:value="2" calcext:value-type="float">
            <text:p>2</text:p>
          </table:table-cell>
          <table:table-cell table:style-name="ce374" office:value-type="float" office:value="1" calcext:value-type="float">
            <text:p>1</text:p>
          </table:table-cell>
          <table:table-cell table:style-name="ce389" table:formula="of:=4*[.AJ9]+[.AK9]" office:value-type="float" office:value="9" calcext:value-type="float">
            <text:p>9</text:p>
          </table:table-cell>
          <table:table-cell table:style-name="ce356" table:formula="of:=&quot;0xb&quot; &amp;BASE([.AL9];2) &amp; &quot;,&quot;" office:value-type="string" office:string-value="0xb1001," calcext:value-type="string">
            <text:p>0xb1001,</text:p>
          </table:table-cell>
          <table:table-cell table:style-name="ce396" table:formula="of:=64*[.AP9]+16*[.AR9]+4*[.AT9]+[.AV9]" office:value-type="float" office:value="103" calcext:value-type="float">
            <text:p>103</text:p>
          </table:table-cell>
          <table:table-cell table:style-name="ce362" table:formula="of:=[.AO8]" office:value-type="string" office:string-value="" calcext:value-type="string">
            <text:p></text:p>
          </table:table-cell>
          <table:table-cell table:style-name="ce367" table:formula="of:=IF(UNICODE([.AO9])=60;0;IF(UNICODE([.AO9])=61663;1;IF(UNICODE([.AO9])=62;2;IF(UNICODE([.AO9])=61664;3;&quot;&quot;))))" office:value-type="float" office:value="1" calcext:value-type="float">
            <text:p>1</text:p>
          </table:table-cell>
          <table:table-cell table:style-name="ce362" table:formula="of:=[.AQ8]" office:value-type="string" office:string-value="&gt;" calcext:value-type="string">
            <text:p>&gt;</text:p>
          </table:table-cell>
          <table:table-cell table:style-name="ce367" table:formula="of:=IF(UNICODE([.AQ9])=60;0;IF(UNICODE([.AQ9])=61663;1;IF(UNICODE([.AQ9])=62;2;IF(UNICODE([.AQ9])=61664;3;&quot;&quot;))))" office:value-type="float" office:value="2" calcext:value-type="float">
            <text:p>2</text:p>
          </table:table-cell>
          <table:table-cell table:style-name="ce362" table:formula="of:=[.AS8]" office:value-type="string" office:string-value="" calcext:value-type="string">
            <text:p></text:p>
          </table:table-cell>
          <table:table-cell table:style-name="ce367" table:formula="of:=IF(UNICODE([.AS9])=60;0;IF(UNICODE([.AS9])=61663;1;IF(UNICODE([.AS9])=62;2;IF(UNICODE([.AS9])=61664;3;&quot;&quot;))))" office:value-type="float" office:value="1" calcext:value-type="float">
            <text:p>1</text:p>
          </table:table-cell>
          <table:table-cell table:style-name="ce362" table:formula="of:=[.AU5]" office:value-type="string" office:string-value="" calcext:value-type="string">
            <text:p></text:p>
          </table:table-cell>
          <table:table-cell table:style-name="ce367" table:formula="of:=IF(UNICODE([.AU9])=60;0;IF(UNICODE([.AU9])=61663;1;IF(UNICODE([.AU9])=62;2;IF(UNICODE([.AU9])=61664;3;&quot;&quot;))))" office:value-type="float" office:value="3" calcext:value-type="float">
            <text:p>3</text:p>
          </table:table-cell>
          <table:table-cell table:style-name="ce417" office:value-type="float" office:value="2" calcext:value-type="float">
            <text:p>2</text:p>
          </table:table-cell>
          <table:table-cell table:style-name="ce374" office:value-type="float" office:value="1" calcext:value-type="float">
            <text:p>1</text:p>
          </table:table-cell>
          <table:table-cell table:style-name="ce389" table:formula="of:=4*[.AW9]+[.AX9]" office:value-type="float" office:value="9" calcext:value-type="float">
            <text:p>9</text:p>
          </table:table-cell>
          <table:table-cell table:style-name="ce356" table:formula="of:=&quot;0xb&quot; &amp;BASE([.AY9];2) &amp; &quot;,&quot;" office:value-type="string" office:string-value="0xb1001," calcext:value-type="string">
            <text:p>0xb1001,</text:p>
          </table:table-cell>
          <table:table-cell table:style-name="ce424" table:formula="of:=64*[.BC9]+16*[.BE9]+4*[.BG9]+[.BI9]" office:value-type="float" office:value="135" calcext:value-type="float">
            <text:p>135</text:p>
          </table:table-cell>
          <table:table-cell table:style-name="ce362" table:formula="of:=[.BB8]" office:value-type="string" office:string-value="&gt;" calcext:value-type="string">
            <text:p>&gt;</text:p>
          </table:table-cell>
          <table:table-cell table:style-name="ce367" table:formula="of:=IF(UNICODE([.BB9])=60;0;IF(UNICODE([.BB9])=61663;1;IF(UNICODE([.BB9])=62;2;IF(UNICODE([.BB9])=61664;3;&quot;&quot;))))" office:value-type="float" office:value="2" calcext:value-type="float">
            <text:p>2</text:p>
          </table:table-cell>
          <table:table-cell table:style-name="ce362" table:formula="of:=[.BD8]" office:value-type="string" office:string-value="&lt;" calcext:value-type="string">
            <text:p>&lt;</text:p>
          </table:table-cell>
          <table:table-cell table:style-name="ce367" table:formula="of:=IF(UNICODE([.BD9])=60;0;IF(UNICODE([.BD9])=61663;1;IF(UNICODE([.BD9])=62;2;IF(UNICODE([.BD9])=61664;3;&quot;&quot;))))" office:value-type="float" office:value="0" calcext:value-type="float">
            <text:p>0</text:p>
          </table:table-cell>
          <table:table-cell table:style-name="ce362" table:formula="of:=[.BF8]" office:value-type="string" office:string-value="" calcext:value-type="string">
            <text:p></text:p>
          </table:table-cell>
          <table:table-cell table:style-name="ce367" table:formula="of:=IF(UNICODE([.BF9])=60;0;IF(UNICODE([.BF9])=61663;1;IF(UNICODE([.BF9])=62;2;IF(UNICODE([.BF9])=61664;3;&quot;&quot;))))" office:value-type="float" office:value="1" calcext:value-type="float">
            <text:p>1</text:p>
          </table:table-cell>
          <table:table-cell table:style-name="ce362" table:formula="of:=[.BH5]" office:value-type="string" office:string-value="" calcext:value-type="string">
            <text:p></text:p>
          </table:table-cell>
          <table:table-cell table:style-name="ce367" table:formula="of:=IF(UNICODE([.BH9])=60;0;IF(UNICODE([.BH9])=61663;1;IF(UNICODE([.BH9])=62;2;IF(UNICODE([.BH9])=61664;3;&quot;&quot;))))" office:value-type="float" office:value="3" calcext:value-type="float">
            <text:p>3</text:p>
          </table:table-cell>
          <table:table-cell table:style-name="ce417" office:value-type="float" office:value="2" calcext:value-type="float">
            <text:p>2</text:p>
          </table:table-cell>
          <table:table-cell table:style-name="ce374" office:value-type="float" office:value="1" calcext:value-type="float">
            <text:p>1</text:p>
          </table:table-cell>
          <table:table-cell table:style-name="ce389" table:formula="of:=4*[.BJ9]+[.BK9]" office:value-type="float" office:value="9" calcext:value-type="float">
            <text:p>9</text:p>
          </table:table-cell>
          <table:table-cell table:style-name="ce356" table:formula="of:=&quot;0xb&quot; &amp;BASE([.BL9];2) &amp; &quot;,&quot;" office:value-type="string" office:string-value="0xb1001," calcext:value-type="string">
            <text:p>0xb1001,</text:p>
          </table:table-cell>
          <table:table-cell table:style-name="ce432" table:formula="of:=64*[.BP9]+16*[.BR9]+4*[.BT9]+[.BV9]" office:value-type="float" office:value="167" calcext:value-type="float">
            <text:p>167</text:p>
          </table:table-cell>
          <table:table-cell table:style-name="ce362" table:formula="of:=[.BO8]" office:value-type="string" office:string-value="&gt;" calcext:value-type="string">
            <text:p>&gt;</text:p>
          </table:table-cell>
          <table:table-cell table:style-name="ce367" table:formula="of:=IF(UNICODE([.BO9])=60;0;IF(UNICODE([.BO9])=61663;1;IF(UNICODE([.BO9])=62;2;IF(UNICODE([.BO9])=61664;3;&quot;&quot;))))" office:value-type="float" office:value="2" calcext:value-type="float">
            <text:p>2</text:p>
          </table:table-cell>
          <table:table-cell table:style-name="ce362" table:formula="of:=[.BQ8]" office:value-type="string" office:string-value="&gt;" calcext:value-type="string">
            <text:p>&gt;</text:p>
          </table:table-cell>
          <table:table-cell table:style-name="ce367" table:formula="of:=IF(UNICODE([.BQ9])=60;0;IF(UNICODE([.BQ9])=61663;1;IF(UNICODE([.BQ9])=62;2;IF(UNICODE([.BQ9])=61664;3;&quot;&quot;))))" office:value-type="float" office:value="2" calcext:value-type="float">
            <text:p>2</text:p>
          </table:table-cell>
          <table:table-cell table:style-name="ce362" table:formula="of:=[.BS8]" office:value-type="string" office:string-value="" calcext:value-type="string">
            <text:p></text:p>
          </table:table-cell>
          <table:table-cell table:style-name="ce367" table:formula="of:=IF(UNICODE([.BS9])=60;0;IF(UNICODE([.BS9])=61663;1;IF(UNICODE([.BS9])=62;2;IF(UNICODE([.BS9])=61664;3;&quot;&quot;))))" office:value-type="float" office:value="1" calcext:value-type="float">
            <text:p>1</text:p>
          </table:table-cell>
          <table:table-cell table:style-name="ce362" table:formula="of:=[.BU5]" office:value-type="string" office:string-value="" calcext:value-type="string">
            <text:p></text:p>
          </table:table-cell>
          <table:table-cell table:style-name="ce367" table:formula="of:=IF(UNICODE([.BU9])=60;0;IF(UNICODE([.BU9])=61663;1;IF(UNICODE([.BU9])=62;2;IF(UNICODE([.BU9])=61664;3;&quot;&quot;))))" office:value-type="float" office:value="3" calcext:value-type="float">
            <text:p>3</text:p>
          </table:table-cell>
          <table:table-cell table:style-name="ce417" office:value-type="float" office:value="2" calcext:value-type="float">
            <text:p>2</text:p>
          </table:table-cell>
          <table:table-cell table:style-name="ce374" office:value-type="float" office:value="1" calcext:value-type="float">
            <text:p>1</text:p>
          </table:table-cell>
          <table:table-cell table:style-name="ce389" table:formula="of:=4*[.BW9]+[.BX9]" office:value-type="float" office:value="9" calcext:value-type="float">
            <text:p>9</text:p>
          </table:table-cell>
          <table:table-cell table:style-name="ce356" table:formula="of:=&quot;0xb&quot; &amp;BASE([.BY9];2) &amp; &quot;,&quot;" office:value-type="string" office:string-value="0xb1001," calcext:value-type="string">
            <text:p>0xb1001,</text:p>
          </table:table-cell>
          <table:table-cell table:style-name="ce436" table:formula="of:=64*[.CC9]+16*[.CE9]+4*[.CG9]+[.CI9]" office:value-type="float" office:value="199" calcext:value-type="float">
            <text:p>199</text:p>
          </table:table-cell>
          <table:table-cell table:style-name="ce362" table:formula="of:=[.CB8]" office:value-type="string" office:string-value="" calcext:value-type="string">
            <text:p></text:p>
          </table:table-cell>
          <table:table-cell table:style-name="ce367" table:formula="of:=IF(UNICODE([.CB9])=60;0;IF(UNICODE([.CB9])=61663;1;IF(UNICODE([.CB9])=62;2;IF(UNICODE([.CB9])=61664;3;&quot;&quot;))))" office:value-type="float" office:value="3" calcext:value-type="float">
            <text:p>3</text:p>
          </table:table-cell>
          <table:table-cell table:style-name="ce362" table:formula="of:=[.CD8]" office:value-type="string" office:string-value="&lt;" calcext:value-type="string">
            <text:p>&lt;</text:p>
          </table:table-cell>
          <table:table-cell table:style-name="ce367" table:formula="of:=IF(UNICODE([.CD9])=60;0;IF(UNICODE([.CD9])=61663;1;IF(UNICODE([.CD9])=62;2;IF(UNICODE([.CD9])=61664;3;&quot;&quot;))))" office:value-type="float" office:value="0" calcext:value-type="float">
            <text:p>0</text:p>
          </table:table-cell>
          <table:table-cell table:style-name="ce362" table:formula="of:=[.CF8]" office:value-type="string" office:string-value="" calcext:value-type="string">
            <text:p></text:p>
          </table:table-cell>
          <table:table-cell table:style-name="ce367" table:formula="of:=IF(UNICODE([.CF9])=60;0;IF(UNICODE([.CF9])=61663;1;IF(UNICODE([.CF9])=62;2;IF(UNICODE([.CF9])=61664;3;&quot;&quot;))))" office:value-type="float" office:value="1" calcext:value-type="float">
            <text:p>1</text:p>
          </table:table-cell>
          <table:table-cell table:style-name="ce362" table:formula="of:=[.CH5]" office:value-type="string" office:string-value="" calcext:value-type="string">
            <text:p></text:p>
          </table:table-cell>
          <table:table-cell table:style-name="ce367" table:formula="of:=IF(UNICODE([.CH9])=60;0;IF(UNICODE([.CH9])=61663;1;IF(UNICODE([.CH9])=62;2;IF(UNICODE([.CH9])=61664;3;&quot;&quot;))))" office:value-type="float" office:value="3" calcext:value-type="float">
            <text:p>3</text:p>
          </table:table-cell>
          <table:table-cell table:style-name="ce417" office:value-type="float" office:value="2" calcext:value-type="float">
            <text:p>2</text:p>
          </table:table-cell>
          <table:table-cell table:style-name="ce374" office:value-type="float" office:value="1" calcext:value-type="float">
            <text:p>1</text:p>
          </table:table-cell>
          <table:table-cell table:style-name="ce389" table:formula="of:=4*[.CJ9]+[.CK9]" office:value-type="float" office:value="9" calcext:value-type="float">
            <text:p>9</text:p>
          </table:table-cell>
          <table:table-cell table:style-name="ce356" table:formula="of:=&quot;0xb&quot; &amp;BASE([.CL9];2) &amp; &quot;,&quot;" office:value-type="string" office:string-value="0xb1001," calcext:value-type="string">
            <text:p>0xb1001,</text:p>
          </table:table-cell>
          <table:table-cell table:style-name="ce432" table:formula="of:=64*[.CP9]+16*[.CR9]+4*[.CT9]+[.CV9]" office:value-type="float" office:value="231" calcext:value-type="float">
            <text:p>231</text:p>
          </table:table-cell>
          <table:table-cell table:style-name="ce362" table:formula="of:=[.CO8]" office:value-type="string" office:string-value="" calcext:value-type="string">
            <text:p></text:p>
          </table:table-cell>
          <table:table-cell table:style-name="ce367" table:formula="of:=IF(UNICODE([.CO9])=60;0;IF(UNICODE([.CO9])=61663;1;IF(UNICODE([.CO9])=62;2;IF(UNICODE([.CO9])=61664;3;&quot;&quot;))))" office:value-type="float" office:value="3" calcext:value-type="float">
            <text:p>3</text:p>
          </table:table-cell>
          <table:table-cell table:style-name="ce362" table:formula="of:=[.CQ8]" office:value-type="string" office:string-value="&gt;" calcext:value-type="string">
            <text:p>&gt;</text:p>
          </table:table-cell>
          <table:table-cell table:style-name="ce367" table:formula="of:=IF(UNICODE([.CQ9])=60;0;IF(UNICODE([.CQ9])=61663;1;IF(UNICODE([.CQ9])=62;2;IF(UNICODE([.CQ9])=61664;3;&quot;&quot;))))" office:value-type="float" office:value="2" calcext:value-type="float">
            <text:p>2</text:p>
          </table:table-cell>
          <table:table-cell table:style-name="ce362" table:formula="of:=[.CS8]" office:value-type="string" office:string-value="" calcext:value-type="string">
            <text:p></text:p>
          </table:table-cell>
          <table:table-cell table:style-name="ce367" table:formula="of:=IF(UNICODE([.CS9])=60;0;IF(UNICODE([.CS9])=61663;1;IF(UNICODE([.CS9])=62;2;IF(UNICODE([.CS9])=61664;3;&quot;&quot;))))" office:value-type="float" office:value="1" calcext:value-type="float">
            <text:p>1</text:p>
          </table:table-cell>
          <table:table-cell table:style-name="ce362" table:formula="of:=[.CU5]" office:value-type="string" office:string-value="" calcext:value-type="string">
            <text:p></text:p>
          </table:table-cell>
          <table:table-cell table:style-name="ce367" table:formula="of:=IF(UNICODE([.CU9])=60;0;IF(UNICODE([.CU9])=61663;1;IF(UNICODE([.CU9])=62;2;IF(UNICODE([.CU9])=61664;3;&quot;&quot;))))" office:value-type="float" office:value="3" calcext:value-type="float">
            <text:p>3</text:p>
          </table:table-cell>
          <table:table-cell table:style-name="ce417" office:value-type="float" office:value="2" calcext:value-type="float">
            <text:p>2</text:p>
          </table:table-cell>
          <table:table-cell table:style-name="ce374" office:value-type="float" office:value="3" calcext:value-type="float">
            <text:p>3</text:p>
          </table:table-cell>
          <table:table-cell table:style-name="ce442" table:formula="of:=4*[.CW9]+[.CX9]" office:value-type="float" office:value="11" calcext:value-type="float">
            <text:p>11</text:p>
          </table:table-cell>
          <table:table-cell table:style-name="ce448" table:formula="of:=&quot;0xb&quot; &amp;BASE([.CY9];2) &amp; &quot;,&quot;" office:value-type="string" office:string-value="0xb1011," calcext:value-type="string">
            <text:p>0xb1011,</text:p>
          </table:table-cell>
          <table:table-cell table:style-name="ce374" table:number-columns-repeated="920"/>
        </table:table-row>
        <table:table-row table:style-name="ro1">
          <table:table-cell table:formula="of:=64*[.C10]+16*[.E10]+4*[.G10]+[.I10]" office:value-type="float" office:value="8" calcext:value-type="float">
            <text:p>8</text:p>
          </table:table-cell>
          <table:table-cell table:formula="of:=[.B9]" office:value-type="string" office:string-value="&lt;" calcext:value-type="string">
            <text:p>&lt;</text:p>
          </table:table-cell>
          <table:table-cell table:style-name="ce365" table:formula="of:=IF(UNICODE([.B10])=60;0;IF(UNICODE([.B10])=61663;1;IF(UNICODE([.B10])=62;2;IF(UNICODE([.B10])=61664;3;&quot;&quot;))))" office:value-type="float" office:value="0" calcext:value-type="float">
            <text:p>0</text:p>
          </table:table-cell>
          <table:table-cell table:formula="of:=[.D9]" office:value-type="string" office:string-value="&lt;" calcext:value-type="string">
            <text:p>&lt;</text:p>
          </table:table-cell>
          <table:table-cell table:style-name="ce365" table:formula="of:=IF(UNICODE([.D10])=60;0;IF(UNICODE([.D10])=61663;1;IF(UNICODE([.D10])=62;2;IF(UNICODE([.D10])=61664;3;&quot;&quot;))))" office:value-type="float" office:value="0" calcext:value-type="float">
            <text:p>0</text:p>
          </table:table-cell>
          <table:table-cell table:formula="of:=[.H4]" office:value-type="string" office:string-value="&gt;" calcext:value-type="string">
            <text:p>&gt;</text:p>
          </table:table-cell>
          <table:table-cell table:style-name="ce365" table:formula="of:=IF(UNICODE([.F10])=60;0;IF(UNICODE([.F10])=61663;1;IF(UNICODE([.F10])=62;2;IF(UNICODE([.F10])=61664;3;&quot;&quot;))))" office:value-type="float" office:value="2" calcext:value-type="float">
            <text:p>2</text:p>
          </table:table-cell>
          <table:table-cell table:formula="of:=[.H6]" office:value-type="string" office:string-value="&lt;" calcext:value-type="string">
            <text:p>&lt;</text:p>
          </table:table-cell>
          <table:table-cell table:style-name="ce365" table:formula="of:=IF(UNICODE([.H10])=60;0;IF(UNICODE([.H10])=61663;1;IF(UNICODE([.H10])=62;2;IF(UNICODE([.H10])=61664;3;&quot;&quot;))))" office:value-type="float" office:value="0" calcext:value-type="float">
            <text:p>0</text:p>
          </table:table-cell>
          <table:table-cell table:style-name="ce376"/>
          <table:table-cell table:style-name="ce382"/>
          <table:table-cell table:style-name="ce387" table:formula="of:=4*[.J10]+[.K10]" office:value-type="float" office:value="0" calcext:value-type="float">
            <text:p>0</text:p>
          </table:table-cell>
          <table:table-cell table:style-name="ce391" table:formula="of:=&quot;0xb&quot; &amp;BASE([.L10];2) &amp; &quot;,&quot;" office:value-type="string" office:string-value="0xb0," calcext:value-type="string">
            <text:p>0xb0,</text:p>
          </table:table-cell>
          <table:table-cell table:formula="of:=64*[.P10]+16*[.R10]+4*[.T10]+[.V10]" office:value-type="float" office:value="40" calcext:value-type="float">
            <text:p>40</text:p>
          </table:table-cell>
          <table:table-cell table:style-name="ce41" table:formula="of:=[.O9]" office:value-type="string" office:string-value="&lt;" calcext:value-type="string">
            <text:p>&lt;</text:p>
          </table:table-cell>
          <table:table-cell table:style-name="ce365" table:formula="of:=IF(UNICODE([.O10])=60;0;IF(UNICODE([.O10])=61663;1;IF(UNICODE([.O10])=62;2;IF(UNICODE([.O10])=61664;3;&quot;&quot;))))" office:value-type="float" office:value="0" calcext:value-type="float">
            <text:p>0</text:p>
          </table:table-cell>
          <table:table-cell table:style-name="ce41" table:formula="of:=[.Q9]" office:value-type="string" office:string-value="&gt;" calcext:value-type="string">
            <text:p>&gt;</text:p>
          </table:table-cell>
          <table:table-cell table:style-name="ce365" table:formula="of:=IF(UNICODE([.Q10])=60;0;IF(UNICODE([.Q10])=61663;1;IF(UNICODE([.Q10])=62;2;IF(UNICODE([.Q10])=61664;3;&quot;&quot;))))" office:value-type="float" office:value="2" calcext:value-type="float">
            <text:p>2</text:p>
          </table:table-cell>
          <table:table-cell table:style-name="ce41" table:formula="of:=[.U4]" office:value-type="string" office:string-value="&gt;" calcext:value-type="string">
            <text:p>&gt;</text:p>
          </table:table-cell>
          <table:table-cell table:style-name="ce365" table:formula="of:=IF(UNICODE([.S10])=60;0;IF(UNICODE([.S10])=61663;1;IF(UNICODE([.S10])=62;2;IF(UNICODE([.S10])=61664;3;&quot;&quot;))))" office:value-type="float" office:value="2" calcext:value-type="float">
            <text:p>2</text:p>
          </table:table-cell>
          <table:table-cell table:style-name="ce41" table:formula="of:=[.U6]" office:value-type="string" office:string-value="&lt;" calcext:value-type="string">
            <text:p>&lt;</text:p>
          </table:table-cell>
          <table:table-cell table:style-name="ce365" table:formula="of:=IF(UNICODE([.U10])=60;0;IF(UNICODE([.U10])=61663;1;IF(UNICODE([.U10])=62;2;IF(UNICODE([.U10])=61664;3;&quot;&quot;))))" office:value-type="float" office:value="0" calcext:value-type="float">
            <text:p>0</text:p>
          </table:table-cell>
          <table:table-cell table:style-name="ce400"/>
          <table:table-cell table:style-name="ce404"/>
          <table:table-cell table:style-name="ce387" table:formula="of:=4*[.W10]+[.X10]" office:value-type="float" office:value="0" calcext:value-type="float">
            <text:p>0</text:p>
          </table:table-cell>
          <table:table-cell table:style-name="ce408" table:formula="of:=&quot;0xb&quot; &amp;BASE([.Y10];2) &amp; &quot;,&quot;" office:value-type="string" office:string-value="0xb0," calcext:value-type="string">
            <text:p>0xb0,</text:p>
          </table:table-cell>
          <table:table-cell table:style-name="ce413" table:formula="of:=64*[.AC10]+16*[.AE10]+4*[.AG10]+[.AI10]" office:value-type="float" office:value="72" calcext:value-type="float">
            <text:p>72</text:p>
          </table:table-cell>
          <table:table-cell table:style-name="ce41" table:formula="of:=[.AB9]" office:value-type="string" office:string-value="" calcext:value-type="string">
            <text:p></text:p>
          </table:table-cell>
          <table:table-cell table:style-name="ce365" table:formula="of:=IF(UNICODE([.AB10])=60;0;IF(UNICODE([.AB10])=61663;1;IF(UNICODE([.AB10])=62;2;IF(UNICODE([.AB10])=61664;3;&quot;&quot;))))" office:value-type="float" office:value="1" calcext:value-type="float">
            <text:p>1</text:p>
          </table:table-cell>
          <table:table-cell table:style-name="ce41" table:formula="of:=[.AD9]" office:value-type="string" office:string-value="&lt;" calcext:value-type="string">
            <text:p>&lt;</text:p>
          </table:table-cell>
          <table:table-cell table:style-name="ce365" table:formula="of:=IF(UNICODE([.AD10])=60;0;IF(UNICODE([.AD10])=61663;1;IF(UNICODE([.AD10])=62;2;IF(UNICODE([.AD10])=61664;3;&quot;&quot;))))" office:value-type="float" office:value="0" calcext:value-type="float">
            <text:p>0</text:p>
          </table:table-cell>
          <table:table-cell table:style-name="ce41" table:formula="of:=[.AH4]" office:value-type="string" office:string-value="&gt;" calcext:value-type="string">
            <text:p>&gt;</text:p>
          </table:table-cell>
          <table:table-cell table:style-name="ce365" table:formula="of:=IF(UNICODE([.AF10])=60;0;IF(UNICODE([.AF10])=61663;1;IF(UNICODE([.AF10])=62;2;IF(UNICODE([.AF10])=61664;3;&quot;&quot;))))" office:value-type="float" office:value="2" calcext:value-type="float">
            <text:p>2</text:p>
          </table:table-cell>
          <table:table-cell table:style-name="ce41" table:formula="of:=[.AH6]" office:value-type="string" office:string-value="&lt;" calcext:value-type="string">
            <text:p>&lt;</text:p>
          </table:table-cell>
          <table:table-cell table:style-name="ce365" table:formula="of:=IF(UNICODE([.AH10])=60;0;IF(UNICODE([.AH10])=61663;1;IF(UNICODE([.AH10])=62;2;IF(UNICODE([.AH10])=61664;3;&quot;&quot;))))" office:value-type="float" office:value="0" calcext:value-type="float">
            <text:p>0</text:p>
          </table:table-cell>
          <table:table-cell table:number-columns-repeated="2"/>
          <table:table-cell table:style-name="ce387" table:formula="of:=4*[.AJ10]+[.AK10]" office:value-type="float" office:value="0" calcext:value-type="float">
            <text:p>0</text:p>
          </table:table-cell>
          <table:table-cell table:formula="of:=&quot;0xb&quot; &amp;BASE([.AL10];2) &amp; &quot;,&quot;" office:value-type="string" office:string-value="0xb0," calcext:value-type="string">
            <text:p>0xb0,</text:p>
          </table:table-cell>
          <table:table-cell table:formula="of:=64*[.AP10]+16*[.AR10]+4*[.AT10]+[.AV10]" office:value-type="float" office:value="104" calcext:value-type="float">
            <text:p>104</text:p>
          </table:table-cell>
          <table:table-cell table:style-name="ce41" table:formula="of:=[.AO9]" office:value-type="string" office:string-value="" calcext:value-type="string">
            <text:p></text:p>
          </table:table-cell>
          <table:table-cell table:style-name="ce365" table:formula="of:=IF(UNICODE([.AO10])=60;0;IF(UNICODE([.AO10])=61663;1;IF(UNICODE([.AO10])=62;2;IF(UNICODE([.AO10])=61664;3;&quot;&quot;))))" office:value-type="float" office:value="1" calcext:value-type="float">
            <text:p>1</text:p>
          </table:table-cell>
          <table:table-cell table:style-name="ce41" table:formula="of:=[.AQ9]" office:value-type="string" office:string-value="&gt;" calcext:value-type="string">
            <text:p>&gt;</text:p>
          </table:table-cell>
          <table:table-cell table:style-name="ce365" table:formula="of:=IF(UNICODE([.AQ10])=60;0;IF(UNICODE([.AQ10])=61663;1;IF(UNICODE([.AQ10])=62;2;IF(UNICODE([.AQ10])=61664;3;&quot;&quot;))))" office:value-type="float" office:value="2" calcext:value-type="float">
            <text:p>2</text:p>
          </table:table-cell>
          <table:table-cell table:style-name="ce41" table:formula="of:=[.AU4]" office:value-type="string" office:string-value="&gt;" calcext:value-type="string">
            <text:p>&gt;</text:p>
          </table:table-cell>
          <table:table-cell table:style-name="ce365" table:formula="of:=IF(UNICODE([.AS10])=60;0;IF(UNICODE([.AS10])=61663;1;IF(UNICODE([.AS10])=62;2;IF(UNICODE([.AS10])=61664;3;&quot;&quot;))))" office:value-type="float" office:value="2" calcext:value-type="float">
            <text:p>2</text:p>
          </table:table-cell>
          <table:table-cell table:style-name="ce41" table:formula="of:=[.AU6]" office:value-type="string" office:string-value="&lt;" calcext:value-type="string">
            <text:p>&lt;</text:p>
          </table:table-cell>
          <table:table-cell table:style-name="ce365" table:formula="of:=IF(UNICODE([.AU10])=60;0;IF(UNICODE([.AU10])=61663;1;IF(UNICODE([.AU10])=62;2;IF(UNICODE([.AU10])=61664;3;&quot;&quot;))))" office:value-type="float" office:value="0" calcext:value-type="float">
            <text:p>0</text:p>
          </table:table-cell>
          <table:table-cell table:number-columns-repeated="2"/>
          <table:table-cell table:style-name="ce387" table:formula="of:=4*[.AW10]+[.AX10]" office:value-type="float" office:value="0" calcext:value-type="float">
            <text:p>0</text:p>
          </table:table-cell>
          <table:table-cell table:formula="of:=&quot;0xb&quot; &amp;BASE([.AY10];2) &amp; &quot;,&quot;" office:value-type="string" office:string-value="0xb0," calcext:value-type="string">
            <text:p>0xb0,</text:p>
          </table:table-cell>
          <table:table-cell table:style-name="ce422" table:formula="of:=64*[.BC10]+16*[.BE10]+4*[.BG10]+[.BI10]" office:value-type="float" office:value="136" calcext:value-type="float">
            <text:p>136</text:p>
          </table:table-cell>
          <table:table-cell table:formula="of:=[.BB9]" office:value-type="string" office:string-value="&gt;" calcext:value-type="string">
            <text:p>&gt;</text:p>
          </table:table-cell>
          <table:table-cell table:style-name="ce365" table:formula="of:=IF(UNICODE([.BB10])=60;0;IF(UNICODE([.BB10])=61663;1;IF(UNICODE([.BB10])=62;2;IF(UNICODE([.BB10])=61664;3;&quot;&quot;))))" office:value-type="float" office:value="2" calcext:value-type="float">
            <text:p>2</text:p>
          </table:table-cell>
          <table:table-cell table:formula="of:=[.BD9]" office:value-type="string" office:string-value="&lt;" calcext:value-type="string">
            <text:p>&lt;</text:p>
          </table:table-cell>
          <table:table-cell table:style-name="ce365" table:formula="of:=IF(UNICODE([.BD10])=60;0;IF(UNICODE([.BD10])=61663;1;IF(UNICODE([.BD10])=62;2;IF(UNICODE([.BD10])=61664;3;&quot;&quot;))))" office:value-type="float" office:value="0" calcext:value-type="float">
            <text:p>0</text:p>
          </table:table-cell>
          <table:table-cell table:formula="of:=[.BH4]" office:value-type="string" office:string-value="&gt;" calcext:value-type="string">
            <text:p>&gt;</text:p>
          </table:table-cell>
          <table:table-cell table:style-name="ce365" table:formula="of:=IF(UNICODE([.BF10])=60;0;IF(UNICODE([.BF10])=61663;1;IF(UNICODE([.BF10])=62;2;IF(UNICODE([.BF10])=61664;3;&quot;&quot;))))" office:value-type="float" office:value="2" calcext:value-type="float">
            <text:p>2</text:p>
          </table:table-cell>
          <table:table-cell table:formula="of:=[.BH6]" office:value-type="string" office:string-value="&lt;" calcext:value-type="string">
            <text:p>&lt;</text:p>
          </table:table-cell>
          <table:table-cell table:style-name="ce365" table:formula="of:=IF(UNICODE([.BH10])=60;0;IF(UNICODE([.BH10])=61663;1;IF(UNICODE([.BH10])=62;2;IF(UNICODE([.BH10])=61664;3;&quot;&quot;))))" office:value-type="float" office:value="0" calcext:value-type="float">
            <text:p>0</text:p>
          </table:table-cell>
          <table:table-cell table:number-columns-repeated="2"/>
          <table:table-cell table:style-name="ce387" table:formula="of:=4*[.BJ10]+[.BK10]" office:value-type="float" office:value="0" calcext:value-type="float">
            <text:p>0</text:p>
          </table:table-cell>
          <table:table-cell table:formula="of:=&quot;0xb&quot; &amp;BASE([.BL10];2) &amp; &quot;,&quot;" office:value-type="string" office:string-value="0xb0," calcext:value-type="string">
            <text:p>0xb0,</text:p>
          </table:table-cell>
          <table:table-cell table:style-name="ce430" table:formula="of:=64*[.BP10]+16*[.BR10]+4*[.BT10]+[.BV10]" office:value-type="float" office:value="168" calcext:value-type="float">
            <text:p>168</text:p>
          </table:table-cell>
          <table:table-cell table:style-name="ce41" table:formula="of:=[.BO9]" office:value-type="string" office:string-value="&gt;" calcext:value-type="string">
            <text:p>&gt;</text:p>
          </table:table-cell>
          <table:table-cell table:style-name="ce365" table:formula="of:=IF(UNICODE([.BO10])=60;0;IF(UNICODE([.BO10])=61663;1;IF(UNICODE([.BO10])=62;2;IF(UNICODE([.BO10])=61664;3;&quot;&quot;))))" office:value-type="float" office:value="2" calcext:value-type="float">
            <text:p>2</text:p>
          </table:table-cell>
          <table:table-cell table:style-name="ce41" table:formula="of:=[.BQ9]" office:value-type="string" office:string-value="&gt;" calcext:value-type="string">
            <text:p>&gt;</text:p>
          </table:table-cell>
          <table:table-cell table:style-name="ce365" table:formula="of:=IF(UNICODE([.BQ10])=60;0;IF(UNICODE([.BQ10])=61663;1;IF(UNICODE([.BQ10])=62;2;IF(UNICODE([.BQ10])=61664;3;&quot;&quot;))))" office:value-type="float" office:value="2" calcext:value-type="float">
            <text:p>2</text:p>
          </table:table-cell>
          <table:table-cell table:style-name="ce41" table:formula="of:=[.BU4]" office:value-type="string" office:string-value="&gt;" calcext:value-type="string">
            <text:p>&gt;</text:p>
          </table:table-cell>
          <table:table-cell table:style-name="ce365" table:formula="of:=IF(UNICODE([.BS10])=60;0;IF(UNICODE([.BS10])=61663;1;IF(UNICODE([.BS10])=62;2;IF(UNICODE([.BS10])=61664;3;&quot;&quot;))))" office:value-type="float" office:value="2" calcext:value-type="float">
            <text:p>2</text:p>
          </table:table-cell>
          <table:table-cell table:style-name="ce41" table:formula="of:=[.BU6]" office:value-type="string" office:string-value="&lt;" calcext:value-type="string">
            <text:p>&lt;</text:p>
          </table:table-cell>
          <table:table-cell table:style-name="ce365" table:formula="of:=IF(UNICODE([.BU10])=60;0;IF(UNICODE([.BU10])=61663;1;IF(UNICODE([.BU10])=62;2;IF(UNICODE([.BU10])=61664;3;&quot;&quot;))))" office:value-type="float" office:value="0" calcext:value-type="float">
            <text:p>0</text:p>
          </table:table-cell>
          <table:table-cell table:number-columns-repeated="2"/>
          <table:table-cell table:style-name="ce387" table:formula="of:=4*[.BW10]+[.BX10]" office:value-type="float" office:value="0" calcext:value-type="float">
            <text:p>0</text:p>
          </table:table-cell>
          <table:table-cell table:formula="of:=&quot;0xb&quot; &amp;BASE([.BY10];2) &amp; &quot;,&quot;" office:value-type="string" office:string-value="0xb0," calcext:value-type="string">
            <text:p>0xb0,</text:p>
          </table:table-cell>
          <table:table-cell table:style-name="ce434" table:formula="of:=64*[.CC10]+16*[.CE10]+4*[.CG10]+[.CI10]" office:value-type="float" office:value="200" calcext:value-type="float">
            <text:p>200</text:p>
          </table:table-cell>
          <table:table-cell table:style-name="ce41" table:formula="of:=[.CB9]" office:value-type="string" office:string-value="" calcext:value-type="string">
            <text:p></text:p>
          </table:table-cell>
          <table:table-cell table:style-name="ce365" table:formula="of:=IF(UNICODE([.CB10])=60;0;IF(UNICODE([.CB10])=61663;1;IF(UNICODE([.CB10])=62;2;IF(UNICODE([.CB10])=61664;3;&quot;&quot;))))" office:value-type="float" office:value="3" calcext:value-type="float">
            <text:p>3</text:p>
          </table:table-cell>
          <table:table-cell table:style-name="ce41" table:formula="of:=[.CD9]" office:value-type="string" office:string-value="&lt;" calcext:value-type="string">
            <text:p>&lt;</text:p>
          </table:table-cell>
          <table:table-cell table:style-name="ce365" table:formula="of:=IF(UNICODE([.CD10])=60;0;IF(UNICODE([.CD10])=61663;1;IF(UNICODE([.CD10])=62;2;IF(UNICODE([.CD10])=61664;3;&quot;&quot;))))" office:value-type="float" office:value="0" calcext:value-type="float">
            <text:p>0</text:p>
          </table:table-cell>
          <table:table-cell table:style-name="ce41" table:formula="of:=[.CH4]" office:value-type="string" office:string-value="&gt;" calcext:value-type="string">
            <text:p>&gt;</text:p>
          </table:table-cell>
          <table:table-cell table:style-name="ce365" table:formula="of:=IF(UNICODE([.CF10])=60;0;IF(UNICODE([.CF10])=61663;1;IF(UNICODE([.CF10])=62;2;IF(UNICODE([.CF10])=61664;3;&quot;&quot;))))" office:value-type="float" office:value="2" calcext:value-type="float">
            <text:p>2</text:p>
          </table:table-cell>
          <table:table-cell table:style-name="ce41" table:formula="of:=[.CH6]" office:value-type="string" office:string-value="&lt;" calcext:value-type="string">
            <text:p>&lt;</text:p>
          </table:table-cell>
          <table:table-cell table:style-name="ce365" table:formula="of:=IF(UNICODE([.CH10])=60;0;IF(UNICODE([.CH10])=61663;1;IF(UNICODE([.CH10])=62;2;IF(UNICODE([.CH10])=61664;3;&quot;&quot;)))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387" table:formula="of:=4*[.CJ10]+[.CK10]" office:value-type="float" office:value="11" calcext:value-type="float">
            <text:p>11</text:p>
          </table:table-cell>
          <table:table-cell table:formula="of:=&quot;0xb&quot; &amp;BASE([.CL10];2) &amp; &quot;,&quot;" office:value-type="string" office:string-value="0xb1011," calcext:value-type="string">
            <text:p>0xb1011,</text:p>
          </table:table-cell>
          <table:table-cell table:style-name="ce430" table:formula="of:=64*[.CP10]+16*[.CR10]+4*[.CT10]+[.CV10]" office:value-type="float" office:value="232" calcext:value-type="float">
            <text:p>232</text:p>
          </table:table-cell>
          <table:table-cell table:style-name="ce41" table:formula="of:=[.CO9]" office:value-type="string" office:string-value="" calcext:value-type="string">
            <text:p></text:p>
          </table:table-cell>
          <table:table-cell table:style-name="ce365" table:formula="of:=IF(UNICODE([.CO10])=60;0;IF(UNICODE([.CO10])=61663;1;IF(UNICODE([.CO10])=62;2;IF(UNICODE([.CO10])=61664;3;&quot;&quot;))))" office:value-type="float" office:value="3" calcext:value-type="float">
            <text:p>3</text:p>
          </table:table-cell>
          <table:table-cell table:style-name="ce41" table:formula="of:=[.CQ9]" office:value-type="string" office:string-value="&gt;" calcext:value-type="string">
            <text:p>&gt;</text:p>
          </table:table-cell>
          <table:table-cell table:style-name="ce365" table:formula="of:=IF(UNICODE([.CQ10])=60;0;IF(UNICODE([.CQ10])=61663;1;IF(UNICODE([.CQ10])=62;2;IF(UNICODE([.CQ10])=61664;3;&quot;&quot;))))" office:value-type="float" office:value="2" calcext:value-type="float">
            <text:p>2</text:p>
          </table:table-cell>
          <table:table-cell table:style-name="ce41" table:formula="of:=[.CU4]" office:value-type="string" office:string-value="&gt;" calcext:value-type="string">
            <text:p>&gt;</text:p>
          </table:table-cell>
          <table:table-cell table:style-name="ce365" table:formula="of:=IF(UNICODE([.CS10])=60;0;IF(UNICODE([.CS10])=61663;1;IF(UNICODE([.CS10])=62;2;IF(UNICODE([.CS10])=61664;3;&quot;&quot;))))" office:value-type="float" office:value="2" calcext:value-type="float">
            <text:p>2</text:p>
          </table:table-cell>
          <table:table-cell table:style-name="ce41" table:formula="of:=[.CU6]" office:value-type="string" office:string-value="&lt;" calcext:value-type="string">
            <text:p>&lt;</text:p>
          </table:table-cell>
          <table:table-cell table:style-name="ce365" table:formula="of:=IF(UNICODE([.CU10])=60;0;IF(UNICODE([.CU10])=61663;1;IF(UNICODE([.CU10])=62;2;IF(UNICODE([.CU10])=61664;3;&quot;&quot;)))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440" table:formula="of:=4*[.CW10]+[.CX10]" office:value-type="float" office:value="11" calcext:value-type="float">
            <text:p>11</text:p>
          </table:table-cell>
          <table:table-cell table:formula="of:=&quot;0xb&quot; &amp;BASE([.CY10];2) &amp; &quot;,&quot;" office:value-type="string" office:string-value="0xb1011," calcext:value-type="string">
            <text:p>0xb1011,</text:p>
          </table:table-cell>
          <table:table-cell table:number-columns-repeated="920"/>
        </table:table-row>
        <table:table-row table:style-name="ro1">
          <table:table-cell table:formula="of:=64*[.C11]+16*[.E11]+4*[.G11]+[.I11]" office:value-type="float" office:value="9" calcext:value-type="float">
            <text:p>9</text:p>
          </table:table-cell>
          <table:table-cell table:formula="of:=[.B10]" office:value-type="string" office:string-value="&lt;" calcext:value-type="string">
            <text:p>&lt;</text:p>
          </table:table-cell>
          <table:table-cell table:style-name="ce365" table:formula="of:=IF(UNICODE([.B11])=60;0;IF(UNICODE([.B11])=61663;1;IF(UNICODE([.B11])=62;2;IF(UNICODE([.B11])=61664;3;&quot;&quot;))))" office:value-type="float" office:value="0" calcext:value-type="float">
            <text:p>0</text:p>
          </table:table-cell>
          <table:table-cell table:formula="of:=[.D10]" office:value-type="string" office:string-value="&lt;" calcext:value-type="string">
            <text:p>&lt;</text:p>
          </table:table-cell>
          <table:table-cell table:style-name="ce365" table:formula="of:=IF(UNICODE([.D11])=60;0;IF(UNICODE([.D11])=61663;1;IF(UNICODE([.D11])=62;2;IF(UNICODE([.D11])=61664;3;&quot;&quot;))))" office:value-type="float" office:value="0" calcext:value-type="float">
            <text:p>0</text:p>
          </table:table-cell>
          <table:table-cell table:formula="of:=[.F10]" office:value-type="string" office:string-value="&gt;" calcext:value-type="string">
            <text:p>&gt;</text:p>
          </table:table-cell>
          <table:table-cell table:style-name="ce365" table:formula="of:=IF(UNICODE([.F11])=60;0;IF(UNICODE([.F11])=61663;1;IF(UNICODE([.F11])=62;2;IF(UNICODE([.F11])=61664;3;&quot;&quot;))))" office:value-type="float" office:value="2" calcext:value-type="float">
            <text:p>2</text:p>
          </table:table-cell>
          <table:table-cell table:formula="of:=[.H7]" office:value-type="string" office:string-value="" calcext:value-type="string">
            <text:p></text:p>
          </table:table-cell>
          <table:table-cell table:style-name="ce365" table:formula="of:=IF(UNICODE([.H11])=60;0;IF(UNICODE([.H11])=61663;1;IF(UNICODE([.H11])=62;2;IF(UNICODE([.H11])=61664;3;&quot;&quot;))))" office:value-type="float" office:value="1" calcext:value-type="float">
            <text:p>1</text:p>
          </table:table-cell>
          <table:table-cell table:style-name="ce376" office:value-type="float" office:value="1" calcext:value-type="float">
            <text:p>1</text:p>
          </table:table-cell>
          <table:table-cell table:style-name="ce382" office:value-type="float" office:value="0" calcext:value-type="float">
            <text:p>0</text:p>
          </table:table-cell>
          <table:table-cell table:style-name="ce387" table:formula="of:=4*[.J11]+[.K11]" office:value-type="float" office:value="4" calcext:value-type="float">
            <text:p>4</text:p>
          </table:table-cell>
          <table:table-cell table:style-name="ce391" table:formula="of:=&quot;0xb&quot; &amp;BASE([.L11];2) &amp; &quot;,&quot;" office:value-type="string" office:string-value="0xb100," calcext:value-type="string">
            <text:p>0xb100,</text:p>
          </table:table-cell>
          <table:table-cell table:formula="of:=64*[.P11]+16*[.R11]+4*[.T11]+[.V11]" office:value-type="float" office:value="41" calcext:value-type="float">
            <text:p>41</text:p>
          </table:table-cell>
          <table:table-cell table:style-name="ce41" table:formula="of:=[.O10]" office:value-type="string" office:string-value="&lt;" calcext:value-type="string">
            <text:p>&lt;</text:p>
          </table:table-cell>
          <table:table-cell table:style-name="ce365" table:formula="of:=IF(UNICODE([.O11])=60;0;IF(UNICODE([.O11])=61663;1;IF(UNICODE([.O11])=62;2;IF(UNICODE([.O11])=61664;3;&quot;&quot;))))" office:value-type="float" office:value="0" calcext:value-type="float">
            <text:p>0</text:p>
          </table:table-cell>
          <table:table-cell table:style-name="ce41" table:formula="of:=[.Q10]" office:value-type="string" office:string-value="&gt;" calcext:value-type="string">
            <text:p>&gt;</text:p>
          </table:table-cell>
          <table:table-cell table:style-name="ce365" table:formula="of:=IF(UNICODE([.Q11])=60;0;IF(UNICODE([.Q11])=61663;1;IF(UNICODE([.Q11])=62;2;IF(UNICODE([.Q11])=61664;3;&quot;&quot;))))" office:value-type="float" office:value="2" calcext:value-type="float">
            <text:p>2</text:p>
          </table:table-cell>
          <table:table-cell table:style-name="ce41" table:formula="of:=[.S10]" office:value-type="string" office:string-value="&gt;" calcext:value-type="string">
            <text:p>&gt;</text:p>
          </table:table-cell>
          <table:table-cell table:style-name="ce365" table:formula="of:=IF(UNICODE([.S11])=60;0;IF(UNICODE([.S11])=61663;1;IF(UNICODE([.S11])=62;2;IF(UNICODE([.S11])=61664;3;&quot;&quot;))))" office:value-type="float" office:value="2" calcext:value-type="float">
            <text:p>2</text:p>
          </table:table-cell>
          <table:table-cell table:style-name="ce41" table:formula="of:=[.U7]" office:value-type="string" office:string-value="" calcext:value-type="string">
            <text:p></text:p>
          </table:table-cell>
          <table:table-cell table:style-name="ce365" table:formula="of:=IF(UNICODE([.U11])=60;0;IF(UNICODE([.U11])=61663;1;IF(UNICODE([.U11])=62;2;IF(UNICODE([.U11])=61664;3;&quot;&quot;))))" office:value-type="float" office:value="1" calcext:value-type="float">
            <text:p>1</text:p>
          </table:table-cell>
          <table:table-cell table:style-name="ce400" office:value-type="float" office:value="1" calcext:value-type="float">
            <text:p>1</text:p>
          </table:table-cell>
          <table:table-cell table:style-name="ce404" office:value-type="float" office:value="0" calcext:value-type="float">
            <text:p>0</text:p>
          </table:table-cell>
          <table:table-cell table:style-name="ce387" table:formula="of:=4*[.W11]+[.X11]" office:value-type="float" office:value="4" calcext:value-type="float">
            <text:p>4</text:p>
          </table:table-cell>
          <table:table-cell table:style-name="ce408" table:formula="of:=&quot;0xb&quot; &amp;BASE([.Y11];2) &amp; &quot;,&quot;" office:value-type="string" office:string-value="0xb100," calcext:value-type="string">
            <text:p>0xb100,</text:p>
          </table:table-cell>
          <table:table-cell table:style-name="ce413" table:formula="of:=64*[.AC11]+16*[.AE11]+4*[.AG11]+[.AI11]" office:value-type="float" office:value="73" calcext:value-type="float">
            <text:p>73</text:p>
          </table:table-cell>
          <table:table-cell table:style-name="ce41" table:formula="of:=[.AB10]" office:value-type="string" office:string-value="" calcext:value-type="string">
            <text:p></text:p>
          </table:table-cell>
          <table:table-cell table:style-name="ce365" table:formula="of:=IF(UNICODE([.AB11])=60;0;IF(UNICODE([.AB11])=61663;1;IF(UNICODE([.AB11])=62;2;IF(UNICODE([.AB11])=61664;3;&quot;&quot;))))" office:value-type="float" office:value="1" calcext:value-type="float">
            <text:p>1</text:p>
          </table:table-cell>
          <table:table-cell table:style-name="ce41" table:formula="of:=[.AD10]" office:value-type="string" office:string-value="&lt;" calcext:value-type="string">
            <text:p>&lt;</text:p>
          </table:table-cell>
          <table:table-cell table:style-name="ce365" table:formula="of:=IF(UNICODE([.AD11])=60;0;IF(UNICODE([.AD11])=61663;1;IF(UNICODE([.AD11])=62;2;IF(UNICODE([.AD11])=61664;3;&quot;&quot;))))" office:value-type="float" office:value="0" calcext:value-type="float">
            <text:p>0</text:p>
          </table:table-cell>
          <table:table-cell table:style-name="ce41" table:formula="of:=[.AF10]" office:value-type="string" office:string-value="&gt;" calcext:value-type="string">
            <text:p>&gt;</text:p>
          </table:table-cell>
          <table:table-cell table:style-name="ce365" table:formula="of:=IF(UNICODE([.AF11])=60;0;IF(UNICODE([.AF11])=61663;1;IF(UNICODE([.AF11])=62;2;IF(UNICODE([.AF11])=61664;3;&quot;&quot;))))" office:value-type="float" office:value="2" calcext:value-type="float">
            <text:p>2</text:p>
          </table:table-cell>
          <table:table-cell table:style-name="ce41" table:formula="of:=[.AH7]" office:value-type="string" office:string-value="" calcext:value-type="string">
            <text:p></text:p>
          </table:table-cell>
          <table:table-cell table:style-name="ce365" table:formula="of:=IF(UNICODE([.AH11])=60;0;IF(UNICODE([.AH11])=61663;1;IF(UNICODE([.AH11])=62;2;IF(UNICODE([.AH11])=61664;3;&quot;&quot;)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87" table:formula="of:=4*[.AJ11]+[.AK11]" office:value-type="float" office:value="4" calcext:value-type="float">
            <text:p>4</text:p>
          </table:table-cell>
          <table:table-cell table:formula="of:=&quot;0xb&quot; &amp;BASE([.AL11];2) &amp; &quot;,&quot;" office:value-type="string" office:string-value="0xb100," calcext:value-type="string">
            <text:p>0xb100,</text:p>
          </table:table-cell>
          <table:table-cell table:formula="of:=64*[.AP11]+16*[.AR11]+4*[.AT11]+[.AV11]" office:value-type="float" office:value="105" calcext:value-type="float">
            <text:p>105</text:p>
          </table:table-cell>
          <table:table-cell table:style-name="ce41" table:formula="of:=[.AO10]" office:value-type="string" office:string-value="" calcext:value-type="string">
            <text:p></text:p>
          </table:table-cell>
          <table:table-cell table:style-name="ce365" table:formula="of:=IF(UNICODE([.AO11])=60;0;IF(UNICODE([.AO11])=61663;1;IF(UNICODE([.AO11])=62;2;IF(UNICODE([.AO11])=61664;3;&quot;&quot;))))" office:value-type="float" office:value="1" calcext:value-type="float">
            <text:p>1</text:p>
          </table:table-cell>
          <table:table-cell table:style-name="ce41" table:formula="of:=[.AQ10]" office:value-type="string" office:string-value="&gt;" calcext:value-type="string">
            <text:p>&gt;</text:p>
          </table:table-cell>
          <table:table-cell table:style-name="ce365" table:formula="of:=IF(UNICODE([.AQ11])=60;0;IF(UNICODE([.AQ11])=61663;1;IF(UNICODE([.AQ11])=62;2;IF(UNICODE([.AQ11])=61664;3;&quot;&quot;))))" office:value-type="float" office:value="2" calcext:value-type="float">
            <text:p>2</text:p>
          </table:table-cell>
          <table:table-cell table:style-name="ce41" table:formula="of:=[.AS10]" office:value-type="string" office:string-value="&gt;" calcext:value-type="string">
            <text:p>&gt;</text:p>
          </table:table-cell>
          <table:table-cell table:style-name="ce365" table:formula="of:=IF(UNICODE([.AS11])=60;0;IF(UNICODE([.AS11])=61663;1;IF(UNICODE([.AS11])=62;2;IF(UNICODE([.AS11])=61664;3;&quot;&quot;))))" office:value-type="float" office:value="2" calcext:value-type="float">
            <text:p>2</text:p>
          </table:table-cell>
          <table:table-cell table:style-name="ce41" table:formula="of:=[.AU7]" office:value-type="string" office:string-value="" calcext:value-type="string">
            <text:p></text:p>
          </table:table-cell>
          <table:table-cell table:style-name="ce365" table:formula="of:=IF(UNICODE([.AU11])=60;0;IF(UNICODE([.AU11])=61663;1;IF(UNICODE([.AU11])=62;2;IF(UNICODE([.AU11])=61664;3;&quot;&quot;)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87" table:formula="of:=4*[.AW11]+[.AX11]" office:value-type="float" office:value="4" calcext:value-type="float">
            <text:p>4</text:p>
          </table:table-cell>
          <table:table-cell table:formula="of:=&quot;0xb&quot; &amp;BASE([.AY11];2) &amp; &quot;,&quot;" office:value-type="string" office:string-value="0xb100," calcext:value-type="string">
            <text:p>0xb100,</text:p>
          </table:table-cell>
          <table:table-cell table:style-name="ce422" table:formula="of:=64*[.BC11]+16*[.BE11]+4*[.BG11]+[.BI11]" office:value-type="float" office:value="137" calcext:value-type="float">
            <text:p>137</text:p>
          </table:table-cell>
          <table:table-cell table:formula="of:=[.BB10]" office:value-type="string" office:string-value="&gt;" calcext:value-type="string">
            <text:p>&gt;</text:p>
          </table:table-cell>
          <table:table-cell table:style-name="ce365" table:formula="of:=IF(UNICODE([.BB11])=60;0;IF(UNICODE([.BB11])=61663;1;IF(UNICODE([.BB11])=62;2;IF(UNICODE([.BB11])=61664;3;&quot;&quot;))))" office:value-type="float" office:value="2" calcext:value-type="float">
            <text:p>2</text:p>
          </table:table-cell>
          <table:table-cell table:formula="of:=[.BD10]" office:value-type="string" office:string-value="&lt;" calcext:value-type="string">
            <text:p>&lt;</text:p>
          </table:table-cell>
          <table:table-cell table:style-name="ce365" table:formula="of:=IF(UNICODE([.BD11])=60;0;IF(UNICODE([.BD11])=61663;1;IF(UNICODE([.BD11])=62;2;IF(UNICODE([.BD11])=61664;3;&quot;&quot;))))" office:value-type="float" office:value="0" calcext:value-type="float">
            <text:p>0</text:p>
          </table:table-cell>
          <table:table-cell table:formula="of:=[.BF10]" office:value-type="string" office:string-value="&gt;" calcext:value-type="string">
            <text:p>&gt;</text:p>
          </table:table-cell>
          <table:table-cell table:style-name="ce365" table:formula="of:=IF(UNICODE([.BF11])=60;0;IF(UNICODE([.BF11])=61663;1;IF(UNICODE([.BF11])=62;2;IF(UNICODE([.BF11])=61664;3;&quot;&quot;))))" office:value-type="float" office:value="2" calcext:value-type="float">
            <text:p>2</text:p>
          </table:table-cell>
          <table:table-cell table:formula="of:=[.BH7]" office:value-type="string" office:string-value="" calcext:value-type="string">
            <text:p></text:p>
          </table:table-cell>
          <table:table-cell table:style-name="ce365" table:formula="of:=IF(UNICODE([.BH11])=60;0;IF(UNICODE([.BH11])=61663;1;IF(UNICODE([.BH11])=62;2;IF(UNICODE([.BH11])=61664;3;&quot;&quot;)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87" table:formula="of:=4*[.BJ11]+[.BK11]" office:value-type="float" office:value="4" calcext:value-type="float">
            <text:p>4</text:p>
          </table:table-cell>
          <table:table-cell table:formula="of:=&quot;0xb&quot; &amp;BASE([.BL11];2) &amp; &quot;,&quot;" office:value-type="string" office:string-value="0xb100," calcext:value-type="string">
            <text:p>0xb100,</text:p>
          </table:table-cell>
          <table:table-cell table:style-name="ce430" table:formula="of:=64*[.BP11]+16*[.BR11]+4*[.BT11]+[.BV11]" office:value-type="float" office:value="169" calcext:value-type="float">
            <text:p>169</text:p>
          </table:table-cell>
          <table:table-cell table:style-name="ce41" table:formula="of:=[.BO10]" office:value-type="string" office:string-value="&gt;" calcext:value-type="string">
            <text:p>&gt;</text:p>
          </table:table-cell>
          <table:table-cell table:style-name="ce365" table:formula="of:=IF(UNICODE([.BO11])=60;0;IF(UNICODE([.BO11])=61663;1;IF(UNICODE([.BO11])=62;2;IF(UNICODE([.BO11])=61664;3;&quot;&quot;))))" office:value-type="float" office:value="2" calcext:value-type="float">
            <text:p>2</text:p>
          </table:table-cell>
          <table:table-cell table:style-name="ce41" table:formula="of:=[.BQ10]" office:value-type="string" office:string-value="&gt;" calcext:value-type="string">
            <text:p>&gt;</text:p>
          </table:table-cell>
          <table:table-cell table:style-name="ce365" table:formula="of:=IF(UNICODE([.BQ11])=60;0;IF(UNICODE([.BQ11])=61663;1;IF(UNICODE([.BQ11])=62;2;IF(UNICODE([.BQ11])=61664;3;&quot;&quot;))))" office:value-type="float" office:value="2" calcext:value-type="float">
            <text:p>2</text:p>
          </table:table-cell>
          <table:table-cell table:style-name="ce41" table:formula="of:=[.BS10]" office:value-type="string" office:string-value="&gt;" calcext:value-type="string">
            <text:p>&gt;</text:p>
          </table:table-cell>
          <table:table-cell table:style-name="ce365" table:formula="of:=IF(UNICODE([.BS11])=60;0;IF(UNICODE([.BS11])=61663;1;IF(UNICODE([.BS11])=62;2;IF(UNICODE([.BS11])=61664;3;&quot;&quot;))))" office:value-type="float" office:value="2" calcext:value-type="float">
            <text:p>2</text:p>
          </table:table-cell>
          <table:table-cell table:style-name="ce41" table:formula="of:=[.BU7]" office:value-type="string" office:string-value="" calcext:value-type="string">
            <text:p></text:p>
          </table:table-cell>
          <table:table-cell table:style-name="ce365" table:formula="of:=IF(UNICODE([.BU11])=60;0;IF(UNICODE([.BU11])=61663;1;IF(UNICODE([.BU11])=62;2;IF(UNICODE([.BU11])=61664;3;&quot;&quot;)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87" table:formula="of:=4*[.BW11]+[.BX11]" office:value-type="float" office:value="4" calcext:value-type="float">
            <text:p>4</text:p>
          </table:table-cell>
          <table:table-cell table:formula="of:=&quot;0xb&quot; &amp;BASE([.BY11];2) &amp; &quot;,&quot;" office:value-type="string" office:string-value="0xb100," calcext:value-type="string">
            <text:p>0xb100,</text:p>
          </table:table-cell>
          <table:table-cell table:style-name="ce434" table:formula="of:=64*[.CC11]+16*[.CE11]+4*[.CG11]+[.CI11]" office:value-type="float" office:value="201" calcext:value-type="float">
            <text:p>201</text:p>
          </table:table-cell>
          <table:table-cell table:style-name="ce41" table:formula="of:=[.CB10]" office:value-type="string" office:string-value="" calcext:value-type="string">
            <text:p></text:p>
          </table:table-cell>
          <table:table-cell table:style-name="ce365" table:formula="of:=IF(UNICODE([.CB11])=60;0;IF(UNICODE([.CB11])=61663;1;IF(UNICODE([.CB11])=62;2;IF(UNICODE([.CB11])=61664;3;&quot;&quot;))))" office:value-type="float" office:value="3" calcext:value-type="float">
            <text:p>3</text:p>
          </table:table-cell>
          <table:table-cell table:style-name="ce41" table:formula="of:=[.CD10]" office:value-type="string" office:string-value="&lt;" calcext:value-type="string">
            <text:p>&lt;</text:p>
          </table:table-cell>
          <table:table-cell table:style-name="ce365" table:formula="of:=IF(UNICODE([.CD11])=60;0;IF(UNICODE([.CD11])=61663;1;IF(UNICODE([.CD11])=62;2;IF(UNICODE([.CD11])=61664;3;&quot;&quot;))))" office:value-type="float" office:value="0" calcext:value-type="float">
            <text:p>0</text:p>
          </table:table-cell>
          <table:table-cell table:style-name="ce41" table:formula="of:=[.CF10]" office:value-type="string" office:string-value="&gt;" calcext:value-type="string">
            <text:p>&gt;</text:p>
          </table:table-cell>
          <table:table-cell table:style-name="ce365" table:formula="of:=IF(UNICODE([.CF11])=60;0;IF(UNICODE([.CF11])=61663;1;IF(UNICODE([.CF11])=62;2;IF(UNICODE([.CF11])=61664;3;&quot;&quot;))))" office:value-type="float" office:value="2" calcext:value-type="float">
            <text:p>2</text:p>
          </table:table-cell>
          <table:table-cell table:style-name="ce41" table:formula="of:=[.CH7]" office:value-type="string" office:string-value="" calcext:value-type="string">
            <text:p></text:p>
          </table:table-cell>
          <table:table-cell table:style-name="ce365" table:formula="of:=IF(UNICODE([.CH11])=60;0;IF(UNICODE([.CH11])=61663;1;IF(UNICODE([.CH11])=62;2;IF(UNICODE([.CH11])=61664;3;&quot;&quot;))))" office:value-type="float" office:value="1" calcext:value-type="float">
            <text:p>1</text:p>
          </table:table-cell>
          <table:table-cell table:style-name="ce427" office:value-type="string" calcext:value-type="string">
            <text:p>x</text:p>
          </table:table-cell>
          <table:table-cell table:style-name="ce428" office:value-type="string" calcext:value-type="string">
            <text:p>x</text:p>
          </table:table-cell>
          <table:table-cell table:style-name="ce387" table:formula="of:=4*[.CJ11]+[.CK11]" office:value-type="string" office:string-value="" calcext:value-type="error">
            <text:p>#ЗНАЧ!</text:p>
          </table:table-cell>
          <table:table-cell table:style-name="ce429" table:formula="of:=&quot;0xb&quot; &amp;BASE([.CL11];2) &amp; &quot;,&quot;" office:value-type="string" office:string-value="" calcext:value-type="error">
            <text:p>#ЗНАЧ!</text:p>
          </table:table-cell>
          <table:table-cell table:style-name="ce430" table:formula="of:=64*[.CP11]+16*[.CR11]+4*[.CT11]+[.CV11]" office:value-type="float" office:value="233" calcext:value-type="float">
            <text:p>233</text:p>
          </table:table-cell>
          <table:table-cell table:style-name="ce41" table:formula="of:=[.CO10]" office:value-type="string" office:string-value="" calcext:value-type="string">
            <text:p></text:p>
          </table:table-cell>
          <table:table-cell table:style-name="ce365" table:formula="of:=IF(UNICODE([.CO11])=60;0;IF(UNICODE([.CO11])=61663;1;IF(UNICODE([.CO11])=62;2;IF(UNICODE([.CO11])=61664;3;&quot;&quot;))))" office:value-type="float" office:value="3" calcext:value-type="float">
            <text:p>3</text:p>
          </table:table-cell>
          <table:table-cell table:style-name="ce41" table:formula="of:=[.CQ10]" office:value-type="string" office:string-value="&gt;" calcext:value-type="string">
            <text:p>&gt;</text:p>
          </table:table-cell>
          <table:table-cell table:style-name="ce365" table:formula="of:=IF(UNICODE([.CQ11])=60;0;IF(UNICODE([.CQ11])=61663;1;IF(UNICODE([.CQ11])=62;2;IF(UNICODE([.CQ11])=61664;3;&quot;&quot;))))" office:value-type="float" office:value="2" calcext:value-type="float">
            <text:p>2</text:p>
          </table:table-cell>
          <table:table-cell table:style-name="ce41" table:formula="of:=[.CS10]" office:value-type="string" office:string-value="&gt;" calcext:value-type="string">
            <text:p>&gt;</text:p>
          </table:table-cell>
          <table:table-cell table:style-name="ce365" table:formula="of:=IF(UNICODE([.CS11])=60;0;IF(UNICODE([.CS11])=61663;1;IF(UNICODE([.CS11])=62;2;IF(UNICODE([.CS11])=61664;3;&quot;&quot;))))" office:value-type="float" office:value="2" calcext:value-type="float">
            <text:p>2</text:p>
          </table:table-cell>
          <table:table-cell table:style-name="ce41" table:formula="of:=[.CU7]" office:value-type="string" office:string-value="" calcext:value-type="string">
            <text:p></text:p>
          </table:table-cell>
          <table:table-cell table:style-name="ce365" table:formula="of:=IF(UNICODE([.CU11])=60;0;IF(UNICODE([.CU11])=61663;1;IF(UNICODE([.CU11])=62;2;IF(UNICODE([.CU11])=61664;3;&quot;&quot;)))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440" table:formula="of:=4*[.CW11]+[.CX11]" office:value-type="float" office:value="11" calcext:value-type="float">
            <text:p>11</text:p>
          </table:table-cell>
          <table:table-cell table:formula="of:=&quot;0xb&quot; &amp;BASE([.CY11];2) &amp; &quot;,&quot;" office:value-type="string" office:string-value="0xb1011," calcext:value-type="string">
            <text:p>0xb1011,</text:p>
          </table:table-cell>
          <table:table-cell table:number-columns-repeated="920"/>
        </table:table-row>
        <table:table-row table:style-name="ro1">
          <table:table-cell table:formula="of:=64*[.C12]+16*[.E12]+4*[.G12]+[.I12]" office:value-type="float" office:value="10" calcext:value-type="float">
            <text:p>10</text:p>
          </table:table-cell>
          <table:table-cell table:formula="of:=[.B11]" office:value-type="string" office:string-value="&lt;" calcext:value-type="string">
            <text:p>&lt;</text:p>
          </table:table-cell>
          <table:table-cell table:style-name="ce365" table:formula="of:=IF(UNICODE([.B12])=60;0;IF(UNICODE([.B12])=61663;1;IF(UNICODE([.B12])=62;2;IF(UNICODE([.B12])=61664;3;&quot;&quot;))))" office:value-type="float" office:value="0" calcext:value-type="float">
            <text:p>0</text:p>
          </table:table-cell>
          <table:table-cell table:formula="of:=[.D11]" office:value-type="string" office:string-value="&lt;" calcext:value-type="string">
            <text:p>&lt;</text:p>
          </table:table-cell>
          <table:table-cell table:style-name="ce365" table:formula="of:=IF(UNICODE([.D12])=60;0;IF(UNICODE([.D12])=61663;1;IF(UNICODE([.D12])=62;2;IF(UNICODE([.D12])=61664;3;&quot;&quot;))))" office:value-type="float" office:value="0" calcext:value-type="float">
            <text:p>0</text:p>
          </table:table-cell>
          <table:table-cell table:formula="of:=[.F11]" office:value-type="string" office:string-value="&gt;" calcext:value-type="string">
            <text:p>&gt;</text:p>
          </table:table-cell>
          <table:table-cell table:style-name="ce365" table:formula="of:=IF(UNICODE([.F12])=60;0;IF(UNICODE([.F12])=61663;1;IF(UNICODE([.F12])=62;2;IF(UNICODE([.F12])=61664;3;&quot;&quot;))))" office:value-type="float" office:value="2" calcext:value-type="float">
            <text:p>2</text:p>
          </table:table-cell>
          <table:table-cell table:formula="of:=[.H8]" office:value-type="string" office:string-value="&gt;" calcext:value-type="string">
            <text:p>&gt;</text:p>
          </table:table-cell>
          <table:table-cell table:style-name="ce365" table:formula="of:=IF(UNICODE([.H12])=60;0;IF(UNICODE([.H12])=61663;1;IF(UNICODE([.H12])=62;2;IF(UNICODE([.H12])=61664;3;&quot;&quot;))))" office:value-type="float" office:value="2" calcext:value-type="float">
            <text:p>2</text:p>
          </table:table-cell>
          <table:table-cell table:style-name="ce376"/>
          <table:table-cell table:style-name="ce382"/>
          <table:table-cell table:style-name="ce387" table:formula="of:=4*[.J12]+[.K12]" office:value-type="float" office:value="0" calcext:value-type="float">
            <text:p>0</text:p>
          </table:table-cell>
          <table:table-cell table:style-name="ce391" table:formula="of:=&quot;0xb&quot; &amp;BASE([.L12];2) &amp; &quot;,&quot;" office:value-type="string" office:string-value="0xb0," calcext:value-type="string">
            <text:p>0xb0,</text:p>
          </table:table-cell>
          <table:table-cell table:formula="of:=64*[.P12]+16*[.R12]+4*[.T12]+[.V12]" office:value-type="string" office:string-value="" calcext:value-type="error">
            <text:p>#ЗНАЧ!</text:p>
          </table:table-cell>
          <table:table-cell table:style-name="ce41" table:formula="of:=[.O11]" office:value-type="string" office:string-value="&lt;" calcext:value-type="string">
            <text:p>&lt;</text:p>
          </table:table-cell>
          <table:table-cell table:style-name="ce365" table:formula="of:=IF(UNICODE([.O12])=60;0;IF(UNICODE([.O12])=61663;1;IF(UNICODE([.O12])=62;2;IF(UNICODE([.O12])=61664;3;&quot;&quot;))))" office:value-type="float" office:value="0" calcext:value-type="float">
            <text:p>0</text:p>
          </table:table-cell>
          <table:table-cell table:style-name="ce41" table:formula="of:=[.Q11]" office:value-type="string" office:string-value="&gt;" calcext:value-type="string">
            <text:p>&gt;</text:p>
          </table:table-cell>
          <table:table-cell table:style-name="ce365" table:formula="of:=IF(UNICODE([.Q12])=60;0;IF(UNICODE([.Q12])=61663;1;IF(UNICODE([.Q12])=62;2;IF(UNICODE([.Q12])=61664;3;&quot;&quot;))))" office:value-type="float" office:value="2" calcext:value-type="float">
            <text:p>2</text:p>
          </table:table-cell>
          <table:table-cell table:style-name="ce41" table:formula="of:=[.S11]" office:value-type="string" office:string-value="&gt;" calcext:value-type="string">
            <text:p>&gt;</text:p>
          </table:table-cell>
          <table:table-cell table:style-name="ce365" table:formula="of:=IF(UNICODE([.S12])=60;0;IF(UNICODE([.S12])=61663;1;IF(UNICODE([.S12])=62;2;IF(UNICODE([.S12])=61664;3;&quot;&quot;))))" office:value-type="float" office:value="2" calcext:value-type="float">
            <text:p>2</text:p>
          </table:table-cell>
          <table:table-cell table:style-name="ce41" table:formula="of:=[.U8]" office:value-type="string" office:string-value="`" calcext:value-type="string">
            <text:p>`</text:p>
          </table:table-cell>
          <table:table-cell table:style-name="ce365" table:formula="of:=IF(UNICODE([.U12])=60;0;IF(UNICODE([.U12])=61663;1;IF(UNICODE([.U12])=62;2;IF(UNICODE([.U12])=61664;3;&quot;&quot;))))">
            <text:p/>
          </table:table-cell>
          <table:table-cell table:style-name="ce400"/>
          <table:table-cell table:style-name="ce404"/>
          <table:table-cell table:style-name="ce387" table:formula="of:=4*[.W12]+[.X12]" office:value-type="float" office:value="0" calcext:value-type="float">
            <text:p>0</text:p>
          </table:table-cell>
          <table:table-cell table:style-name="ce408" table:formula="of:=&quot;0xb&quot; &amp;BASE([.Y12];2) &amp; &quot;,&quot;" office:value-type="string" office:string-value="0xb0," calcext:value-type="string">
            <text:p>0xb0,</text:p>
          </table:table-cell>
          <table:table-cell table:style-name="ce413" table:formula="of:=64*[.AC12]+16*[.AE12]+4*[.AG12]+[.AI12]" office:value-type="float" office:value="74" calcext:value-type="float">
            <text:p>74</text:p>
          </table:table-cell>
          <table:table-cell table:style-name="ce41" table:formula="of:=[.AB11]" office:value-type="string" office:string-value="" calcext:value-type="string">
            <text:p></text:p>
          </table:table-cell>
          <table:table-cell table:style-name="ce365" table:formula="of:=IF(UNICODE([.AB12])=60;0;IF(UNICODE([.AB12])=61663;1;IF(UNICODE([.AB12])=62;2;IF(UNICODE([.AB12])=61664;3;&quot;&quot;))))" office:value-type="float" office:value="1" calcext:value-type="float">
            <text:p>1</text:p>
          </table:table-cell>
          <table:table-cell table:style-name="ce41" table:formula="of:=[.AD11]" office:value-type="string" office:string-value="&lt;" calcext:value-type="string">
            <text:p>&lt;</text:p>
          </table:table-cell>
          <table:table-cell table:style-name="ce365" table:formula="of:=IF(UNICODE([.AD12])=60;0;IF(UNICODE([.AD12])=61663;1;IF(UNICODE([.AD12])=62;2;IF(UNICODE([.AD12])=61664;3;&quot;&quot;))))" office:value-type="float" office:value="0" calcext:value-type="float">
            <text:p>0</text:p>
          </table:table-cell>
          <table:table-cell table:style-name="ce41" table:formula="of:=[.AF11]" office:value-type="string" office:string-value="&gt;" calcext:value-type="string">
            <text:p>&gt;</text:p>
          </table:table-cell>
          <table:table-cell table:style-name="ce365" table:formula="of:=IF(UNICODE([.AF12])=60;0;IF(UNICODE([.AF12])=61663;1;IF(UNICODE([.AF12])=62;2;IF(UNICODE([.AF12])=61664;3;&quot;&quot;))))" office:value-type="float" office:value="2" calcext:value-type="float">
            <text:p>2</text:p>
          </table:table-cell>
          <table:table-cell table:style-name="ce41" table:formula="of:=[.AH8]" office:value-type="string" office:string-value="&gt;" calcext:value-type="string">
            <text:p>&gt;</text:p>
          </table:table-cell>
          <table:table-cell table:style-name="ce365" table:formula="of:=IF(UNICODE([.AH12])=60;0;IF(UNICODE([.AH12])=61663;1;IF(UNICODE([.AH12])=62;2;IF(UNICODE([.AH12])=61664;3;&quot;&quot;))))" office:value-type="float" office:value="2" calcext:value-type="float">
            <text:p>2</text:p>
          </table:table-cell>
          <table:table-cell table:number-columns-repeated="2"/>
          <table:table-cell table:style-name="ce387" table:formula="of:=4*[.AJ12]+[.AK12]" office:value-type="float" office:value="0" calcext:value-type="float">
            <text:p>0</text:p>
          </table:table-cell>
          <table:table-cell table:formula="of:=&quot;0xb&quot; &amp;BASE([.AL12];2) &amp; &quot;,&quot;" office:value-type="string" office:string-value="0xb0," calcext:value-type="string">
            <text:p>0xb0,</text:p>
          </table:table-cell>
          <table:table-cell table:formula="of:=64*[.AP12]+16*[.AR12]+4*[.AT12]+[.AV12]" office:value-type="float" office:value="106" calcext:value-type="float">
            <text:p>106</text:p>
          </table:table-cell>
          <table:table-cell table:style-name="ce41" table:formula="of:=[.AO11]" office:value-type="string" office:string-value="" calcext:value-type="string">
            <text:p></text:p>
          </table:table-cell>
          <table:table-cell table:style-name="ce365" table:formula="of:=IF(UNICODE([.AO12])=60;0;IF(UNICODE([.AO12])=61663;1;IF(UNICODE([.AO12])=62;2;IF(UNICODE([.AO12])=61664;3;&quot;&quot;))))" office:value-type="float" office:value="1" calcext:value-type="float">
            <text:p>1</text:p>
          </table:table-cell>
          <table:table-cell table:style-name="ce41" table:formula="of:=[.AQ11]" office:value-type="string" office:string-value="&gt;" calcext:value-type="string">
            <text:p>&gt;</text:p>
          </table:table-cell>
          <table:table-cell table:style-name="ce365" table:formula="of:=IF(UNICODE([.AQ12])=60;0;IF(UNICODE([.AQ12])=61663;1;IF(UNICODE([.AQ12])=62;2;IF(UNICODE([.AQ12])=61664;3;&quot;&quot;))))" office:value-type="float" office:value="2" calcext:value-type="float">
            <text:p>2</text:p>
          </table:table-cell>
          <table:table-cell table:style-name="ce41" table:formula="of:=[.AS11]" office:value-type="string" office:string-value="&gt;" calcext:value-type="string">
            <text:p>&gt;</text:p>
          </table:table-cell>
          <table:table-cell table:style-name="ce365" table:formula="of:=IF(UNICODE([.AS12])=60;0;IF(UNICODE([.AS12])=61663;1;IF(UNICODE([.AS12])=62;2;IF(UNICODE([.AS12])=61664;3;&quot;&quot;))))" office:value-type="float" office:value="2" calcext:value-type="float">
            <text:p>2</text:p>
          </table:table-cell>
          <table:table-cell table:style-name="ce41" table:formula="of:=[.AU8]" office:value-type="string" office:string-value="&gt;" calcext:value-type="string">
            <text:p>&gt;</text:p>
          </table:table-cell>
          <table:table-cell table:style-name="ce365" table:formula="of:=IF(UNICODE([.AU12])=60;0;IF(UNICODE([.AU12])=61663;1;IF(UNICODE([.AU12])=62;2;IF(UNICODE([.AU12])=61664;3;&quot;&quot;))))" office:value-type="float" office:value="2" calcext:value-type="float">
            <text:p>2</text:p>
          </table:table-cell>
          <table:table-cell table:number-columns-repeated="2"/>
          <table:table-cell table:style-name="ce387" table:formula="of:=4*[.AW12]+[.AX12]" office:value-type="float" office:value="0" calcext:value-type="float">
            <text:p>0</text:p>
          </table:table-cell>
          <table:table-cell table:formula="of:=&quot;0xb&quot; &amp;BASE([.AY12];2) &amp; &quot;,&quot;" office:value-type="string" office:string-value="0xb0," calcext:value-type="string">
            <text:p>0xb0,</text:p>
          </table:table-cell>
          <table:table-cell table:style-name="ce422" table:formula="of:=64*[.BC12]+16*[.BE12]+4*[.BG12]+[.BI12]" office:value-type="float" office:value="138" calcext:value-type="float">
            <text:p>138</text:p>
          </table:table-cell>
          <table:table-cell table:formula="of:=[.BB11]" office:value-type="string" office:string-value="&gt;" calcext:value-type="string">
            <text:p>&gt;</text:p>
          </table:table-cell>
          <table:table-cell table:style-name="ce365" table:formula="of:=IF(UNICODE([.BB12])=60;0;IF(UNICODE([.BB12])=61663;1;IF(UNICODE([.BB12])=62;2;IF(UNICODE([.BB12])=61664;3;&quot;&quot;))))" office:value-type="float" office:value="2" calcext:value-type="float">
            <text:p>2</text:p>
          </table:table-cell>
          <table:table-cell table:formula="of:=[.BD11]" office:value-type="string" office:string-value="&lt;" calcext:value-type="string">
            <text:p>&lt;</text:p>
          </table:table-cell>
          <table:table-cell table:style-name="ce365" table:formula="of:=IF(UNICODE([.BD12])=60;0;IF(UNICODE([.BD12])=61663;1;IF(UNICODE([.BD12])=62;2;IF(UNICODE([.BD12])=61664;3;&quot;&quot;))))" office:value-type="float" office:value="0" calcext:value-type="float">
            <text:p>0</text:p>
          </table:table-cell>
          <table:table-cell table:formula="of:=[.BF11]" office:value-type="string" office:string-value="&gt;" calcext:value-type="string">
            <text:p>&gt;</text:p>
          </table:table-cell>
          <table:table-cell table:style-name="ce365" table:formula="of:=IF(UNICODE([.BF12])=60;0;IF(UNICODE([.BF12])=61663;1;IF(UNICODE([.BF12])=62;2;IF(UNICODE([.BF12])=61664;3;&quot;&quot;))))" office:value-type="float" office:value="2" calcext:value-type="float">
            <text:p>2</text:p>
          </table:table-cell>
          <table:table-cell table:formula="of:=[.BH8]" office:value-type="string" office:string-value="&gt;" calcext:value-type="string">
            <text:p>&gt;</text:p>
          </table:table-cell>
          <table:table-cell table:style-name="ce365" table:formula="of:=IF(UNICODE([.BH12])=60;0;IF(UNICODE([.BH12])=61663;1;IF(UNICODE([.BH12])=62;2;IF(UNICODE([.BH12])=61664;3;&quot;&quot;))))" office:value-type="float" office:value="2" calcext:value-type="float">
            <text:p>2</text:p>
          </table:table-cell>
          <table:table-cell table:number-columns-repeated="2"/>
          <table:table-cell table:style-name="ce387" table:formula="of:=4*[.BJ12]+[.BK12]" office:value-type="float" office:value="0" calcext:value-type="float">
            <text:p>0</text:p>
          </table:table-cell>
          <table:table-cell table:formula="of:=&quot;0xb&quot; &amp;BASE([.BL12];2) &amp; &quot;,&quot;" office:value-type="string" office:string-value="0xb0," calcext:value-type="string">
            <text:p>0xb0,</text:p>
          </table:table-cell>
          <table:table-cell table:style-name="ce430" table:formula="of:=64*[.BP12]+16*[.BR12]+4*[.BT12]+[.BV12]" office:value-type="float" office:value="170" calcext:value-type="float">
            <text:p>170</text:p>
          </table:table-cell>
          <table:table-cell table:style-name="ce41" table:formula="of:=[.BO11]" office:value-type="string" office:string-value="&gt;" calcext:value-type="string">
            <text:p>&gt;</text:p>
          </table:table-cell>
          <table:table-cell table:style-name="ce365" table:formula="of:=IF(UNICODE([.BO12])=60;0;IF(UNICODE([.BO12])=61663;1;IF(UNICODE([.BO12])=62;2;IF(UNICODE([.BO12])=61664;3;&quot;&quot;))))" office:value-type="float" office:value="2" calcext:value-type="float">
            <text:p>2</text:p>
          </table:table-cell>
          <table:table-cell table:style-name="ce41" table:formula="of:=[.BQ11]" office:value-type="string" office:string-value="&gt;" calcext:value-type="string">
            <text:p>&gt;</text:p>
          </table:table-cell>
          <table:table-cell table:style-name="ce365" table:formula="of:=IF(UNICODE([.BQ12])=60;0;IF(UNICODE([.BQ12])=61663;1;IF(UNICODE([.BQ12])=62;2;IF(UNICODE([.BQ12])=61664;3;&quot;&quot;))))" office:value-type="float" office:value="2" calcext:value-type="float">
            <text:p>2</text:p>
          </table:table-cell>
          <table:table-cell table:style-name="ce41" table:formula="of:=[.BS11]" office:value-type="string" office:string-value="&gt;" calcext:value-type="string">
            <text:p>&gt;</text:p>
          </table:table-cell>
          <table:table-cell table:style-name="ce365" table:formula="of:=IF(UNICODE([.BS12])=60;0;IF(UNICODE([.BS12])=61663;1;IF(UNICODE([.BS12])=62;2;IF(UNICODE([.BS12])=61664;3;&quot;&quot;))))" office:value-type="float" office:value="2" calcext:value-type="float">
            <text:p>2</text:p>
          </table:table-cell>
          <table:table-cell table:style-name="ce41" table:formula="of:=[.BU8]" office:value-type="string" office:string-value="&gt;" calcext:value-type="string">
            <text:p>&gt;</text:p>
          </table:table-cell>
          <table:table-cell table:style-name="ce365" table:formula="of:=IF(UNICODE([.BU12])=60;0;IF(UNICODE([.BU12])=61663;1;IF(UNICODE([.BU12])=62;2;IF(UNICODE([.BU12])=61664;3;&quot;&quot;))))" office:value-type="float" office:value="2" calcext:value-type="float">
            <text:p>2</text:p>
          </table:table-cell>
          <table:table-cell table:number-columns-repeated="2"/>
          <table:table-cell table:style-name="ce387" table:formula="of:=4*[.BW12]+[.BX12]" office:value-type="float" office:value="0" calcext:value-type="float">
            <text:p>0</text:p>
          </table:table-cell>
          <table:table-cell table:formula="of:=&quot;0xb&quot; &amp;BASE([.BY12];2) &amp; &quot;,&quot;" office:value-type="string" office:string-value="0xb0," calcext:value-type="string">
            <text:p>0xb0,</text:p>
          </table:table-cell>
          <table:table-cell table:style-name="ce434" table:formula="of:=64*[.CC12]+16*[.CE12]+4*[.CG12]+[.CI12]" office:value-type="float" office:value="202" calcext:value-type="float">
            <text:p>202</text:p>
          </table:table-cell>
          <table:table-cell table:style-name="ce41" table:formula="of:=[.CB11]" office:value-type="string" office:string-value="" calcext:value-type="string">
            <text:p></text:p>
          </table:table-cell>
          <table:table-cell table:style-name="ce365" table:formula="of:=IF(UNICODE([.CB12])=60;0;IF(UNICODE([.CB12])=61663;1;IF(UNICODE([.CB12])=62;2;IF(UNICODE([.CB12])=61664;3;&quot;&quot;))))" office:value-type="float" office:value="3" calcext:value-type="float">
            <text:p>3</text:p>
          </table:table-cell>
          <table:table-cell table:style-name="ce41" table:formula="of:=[.CD11]" office:value-type="string" office:string-value="&lt;" calcext:value-type="string">
            <text:p>&lt;</text:p>
          </table:table-cell>
          <table:table-cell table:style-name="ce365" table:formula="of:=IF(UNICODE([.CD12])=60;0;IF(UNICODE([.CD12])=61663;1;IF(UNICODE([.CD12])=62;2;IF(UNICODE([.CD12])=61664;3;&quot;&quot;))))" office:value-type="float" office:value="0" calcext:value-type="float">
            <text:p>0</text:p>
          </table:table-cell>
          <table:table-cell table:style-name="ce41" table:formula="of:=[.CF11]" office:value-type="string" office:string-value="&gt;" calcext:value-type="string">
            <text:p>&gt;</text:p>
          </table:table-cell>
          <table:table-cell table:style-name="ce365" table:formula="of:=IF(UNICODE([.CF12])=60;0;IF(UNICODE([.CF12])=61663;1;IF(UNICODE([.CF12])=62;2;IF(UNICODE([.CF12])=61664;3;&quot;&quot;))))" office:value-type="float" office:value="2" calcext:value-type="float">
            <text:p>2</text:p>
          </table:table-cell>
          <table:table-cell table:style-name="ce41" table:formula="of:=[.CH8]" office:value-type="string" office:string-value="&gt;" calcext:value-type="string">
            <text:p>&gt;</text:p>
          </table:table-cell>
          <table:table-cell table:style-name="ce365" table:formula="of:=IF(UNICODE([.CH12])=60;0;IF(UNICODE([.CH12])=61663;1;IF(UNICODE([.CH12])=62;2;IF(UNICODE([.CH12])=61664;3;&quot;&quot;)))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387" table:formula="of:=4*[.CJ12]+[.CK12]" office:value-type="float" office:value="11" calcext:value-type="float">
            <text:p>11</text:p>
          </table:table-cell>
          <table:table-cell table:formula="of:=&quot;0xb&quot; &amp;BASE([.CL12];2) &amp; &quot;,&quot;" office:value-type="string" office:string-value="0xb1011," calcext:value-type="string">
            <text:p>0xb1011,</text:p>
          </table:table-cell>
          <table:table-cell table:style-name="ce430" table:formula="of:=64*[.CP12]+16*[.CR12]+4*[.CT12]+[.CV12]" office:value-type="float" office:value="234" calcext:value-type="float">
            <text:p>234</text:p>
          </table:table-cell>
          <table:table-cell table:style-name="ce41" table:formula="of:=[.CO11]" office:value-type="string" office:string-value="" calcext:value-type="string">
            <text:p></text:p>
          </table:table-cell>
          <table:table-cell table:style-name="ce365" table:formula="of:=IF(UNICODE([.CO12])=60;0;IF(UNICODE([.CO12])=61663;1;IF(UNICODE([.CO12])=62;2;IF(UNICODE([.CO12])=61664;3;&quot;&quot;))))" office:value-type="float" office:value="3" calcext:value-type="float">
            <text:p>3</text:p>
          </table:table-cell>
          <table:table-cell table:style-name="ce41" table:formula="of:=[.CQ11]" office:value-type="string" office:string-value="&gt;" calcext:value-type="string">
            <text:p>&gt;</text:p>
          </table:table-cell>
          <table:table-cell table:style-name="ce365" table:formula="of:=IF(UNICODE([.CQ12])=60;0;IF(UNICODE([.CQ12])=61663;1;IF(UNICODE([.CQ12])=62;2;IF(UNICODE([.CQ12])=61664;3;&quot;&quot;))))" office:value-type="float" office:value="2" calcext:value-type="float">
            <text:p>2</text:p>
          </table:table-cell>
          <table:table-cell table:style-name="ce41" table:formula="of:=[.CS11]" office:value-type="string" office:string-value="&gt;" calcext:value-type="string">
            <text:p>&gt;</text:p>
          </table:table-cell>
          <table:table-cell table:style-name="ce365" table:formula="of:=IF(UNICODE([.CS12])=60;0;IF(UNICODE([.CS12])=61663;1;IF(UNICODE([.CS12])=62;2;IF(UNICODE([.CS12])=61664;3;&quot;&quot;))))" office:value-type="float" office:value="2" calcext:value-type="float">
            <text:p>2</text:p>
          </table:table-cell>
          <table:table-cell table:style-name="ce41" table:formula="of:=[.CU8]" office:value-type="string" office:string-value="&gt;" calcext:value-type="string">
            <text:p>&gt;</text:p>
          </table:table-cell>
          <table:table-cell table:style-name="ce365" table:formula="of:=IF(UNICODE([.CU12])=60;0;IF(UNICODE([.CU12])=61663;1;IF(UNICODE([.CU12])=62;2;IF(UNICODE([.CU12])=61664;3;&quot;&quot;)))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440" table:formula="of:=4*[.CW12]+[.CX12]" office:value-type="float" office:value="11" calcext:value-type="float">
            <text:p>11</text:p>
          </table:table-cell>
          <table:table-cell table:formula="of:=&quot;0xb&quot; &amp;BASE([.CY12];2) &amp; &quot;,&quot;" office:value-type="string" office:string-value="0xb1011," calcext:value-type="string">
            <text:p>0xb1011,</text:p>
          </table:table-cell>
          <table:table-cell table:number-columns-repeated="920"/>
        </table:table-row>
        <table:table-row table:style-name="ro1">
          <table:table-cell table:style-name="ce358" table:formula="of:=64*[.C13]+16*[.E13]+4*[.G13]+[.I13]" office:value-type="float" office:value="11" calcext:value-type="float">
            <text:p>11</text:p>
          </table:table-cell>
          <table:table-cell table:style-name="ce361" table:formula="of:=[.B12]" office:value-type="string" office:string-value="&lt;" calcext:value-type="string">
            <text:p>&lt;</text:p>
          </table:table-cell>
          <table:table-cell table:style-name="ce366" table:formula="of:=IF(UNICODE([.B13])=60;0;IF(UNICODE([.B13])=61663;1;IF(UNICODE([.B13])=62;2;IF(UNICODE([.B13])=61664;3;&quot;&quot;))))" office:value-type="float" office:value="0" calcext:value-type="float">
            <text:p>0</text:p>
          </table:table-cell>
          <table:table-cell table:style-name="ce361" table:formula="of:=[.D12]" office:value-type="string" office:string-value="&lt;" calcext:value-type="string">
            <text:p>&lt;</text:p>
          </table:table-cell>
          <table:table-cell table:style-name="ce366" table:formula="of:=IF(UNICODE([.D13])=60;0;IF(UNICODE([.D13])=61663;1;IF(UNICODE([.D13])=62;2;IF(UNICODE([.D13])=61664;3;&quot;&quot;))))" office:value-type="float" office:value="0" calcext:value-type="float">
            <text:p>0</text:p>
          </table:table-cell>
          <table:table-cell table:style-name="ce361" table:formula="of:=[.F12]" office:value-type="string" office:string-value="&gt;" calcext:value-type="string">
            <text:p>&gt;</text:p>
          </table:table-cell>
          <table:table-cell table:style-name="ce366" table:formula="of:=IF(UNICODE([.F13])=60;0;IF(UNICODE([.F13])=61663;1;IF(UNICODE([.F13])=62;2;IF(UNICODE([.F13])=61664;3;&quot;&quot;))))" office:value-type="float" office:value="2" calcext:value-type="float">
            <text:p>2</text:p>
          </table:table-cell>
          <table:table-cell table:style-name="ce361" table:formula="of:=[.H9]" office:value-type="string" office:string-value="" calcext:value-type="string">
            <text:p></text:p>
          </table:table-cell>
          <table:table-cell table:style-name="ce366" table:formula="of:=IF(UNICODE([.H13])=60;0;IF(UNICODE([.H13])=61663;1;IF(UNICODE([.H13])=62;2;IF(UNICODE([.H13])=61664;3;&quot;&quot;))))" office:value-type="float" office:value="3" calcext:value-type="float">
            <text:p>3</text:p>
          </table:table-cell>
          <table:table-cell table:style-name="ce377"/>
          <table:table-cell table:style-name="ce383"/>
          <table:table-cell table:style-name="ce388" table:formula="of:=4*[.J13]+[.K13]" office:value-type="float" office:value="0" calcext:value-type="float">
            <text:p>0</text:p>
          </table:table-cell>
          <table:table-cell table:style-name="ce392" table:formula="of:=&quot;0xb&quot; &amp;BASE([.L13];2) &amp; &quot;,&quot;" office:value-type="string" office:string-value="0xb0," calcext:value-type="string">
            <text:p>0xb0,</text:p>
          </table:table-cell>
          <table:table-cell table:style-name="ce398" table:formula="of:=64*[.P13]+16*[.R13]+4*[.T13]+[.V13]" office:value-type="float" office:value="43" calcext:value-type="float">
            <text:p>43</text:p>
          </table:table-cell>
          <table:table-cell table:style-name="ce361" table:formula="of:=[.O12]" office:value-type="string" office:string-value="&lt;" calcext:value-type="string">
            <text:p>&lt;</text:p>
          </table:table-cell>
          <table:table-cell table:style-name="ce366" table:formula="of:=IF(UNICODE([.O13])=60;0;IF(UNICODE([.O13])=61663;1;IF(UNICODE([.O13])=62;2;IF(UNICODE([.O13])=61664;3;&quot;&quot;))))" office:value-type="float" office:value="0" calcext:value-type="float">
            <text:p>0</text:p>
          </table:table-cell>
          <table:table-cell table:style-name="ce361" table:formula="of:=[.Q12]" office:value-type="string" office:string-value="&gt;" calcext:value-type="string">
            <text:p>&gt;</text:p>
          </table:table-cell>
          <table:table-cell table:style-name="ce366" table:formula="of:=IF(UNICODE([.Q13])=60;0;IF(UNICODE([.Q13])=61663;1;IF(UNICODE([.Q13])=62;2;IF(UNICODE([.Q13])=61664;3;&quot;&quot;))))" office:value-type="float" office:value="2" calcext:value-type="float">
            <text:p>2</text:p>
          </table:table-cell>
          <table:table-cell table:style-name="ce361" table:formula="of:=[.S12]" office:value-type="string" office:string-value="&gt;" calcext:value-type="string">
            <text:p>&gt;</text:p>
          </table:table-cell>
          <table:table-cell table:style-name="ce366" table:formula="of:=IF(UNICODE([.S13])=60;0;IF(UNICODE([.S13])=61663;1;IF(UNICODE([.S13])=62;2;IF(UNICODE([.S13])=61664;3;&quot;&quot;))))" office:value-type="float" office:value="2" calcext:value-type="float">
            <text:p>2</text:p>
          </table:table-cell>
          <table:table-cell table:style-name="ce361" table:formula="of:=[.U9]" office:value-type="string" office:string-value="" calcext:value-type="string">
            <text:p></text:p>
          </table:table-cell>
          <table:table-cell table:style-name="ce366" table:formula="of:=IF(UNICODE([.U13])=60;0;IF(UNICODE([.U13])=61663;1;IF(UNICODE([.U13])=62;2;IF(UNICODE([.U13])=61664;3;&quot;&quot;))))" office:value-type="float" office:value="3" calcext:value-type="float">
            <text:p>3</text:p>
          </table:table-cell>
          <table:table-cell table:style-name="ce401"/>
          <table:table-cell table:style-name="ce405"/>
          <table:table-cell table:style-name="ce388" table:formula="of:=4*[.W13]+[.X13]" office:value-type="float" office:value="0" calcext:value-type="float">
            <text:p>0</text:p>
          </table:table-cell>
          <table:table-cell table:style-name="ce409" table:formula="of:=&quot;0xb&quot; &amp;BASE([.Y13];2) &amp; &quot;,&quot;" office:value-type="string" office:string-value="0xb0," calcext:value-type="string">
            <text:p>0xb0,</text:p>
          </table:table-cell>
          <table:table-cell table:style-name="ce414" table:formula="of:=64*[.AC13]+16*[.AE13]+4*[.AG13]+[.AI13]" office:value-type="float" office:value="75" calcext:value-type="float">
            <text:p>75</text:p>
          </table:table-cell>
          <table:table-cell table:style-name="ce361" table:formula="of:=[.AB12]" office:value-type="string" office:string-value="" calcext:value-type="string">
            <text:p></text:p>
          </table:table-cell>
          <table:table-cell table:style-name="ce366" table:formula="of:=IF(UNICODE([.AB13])=60;0;IF(UNICODE([.AB13])=61663;1;IF(UNICODE([.AB13])=62;2;IF(UNICODE([.AB13])=61664;3;&quot;&quot;))))" office:value-type="float" office:value="1" calcext:value-type="float">
            <text:p>1</text:p>
          </table:table-cell>
          <table:table-cell table:style-name="ce361" table:formula="of:=[.AD12]" office:value-type="string" office:string-value="&lt;" calcext:value-type="string">
            <text:p>&lt;</text:p>
          </table:table-cell>
          <table:table-cell table:style-name="ce366" table:formula="of:=IF(UNICODE([.AD13])=60;0;IF(UNICODE([.AD13])=61663;1;IF(UNICODE([.AD13])=62;2;IF(UNICODE([.AD13])=61664;3;&quot;&quot;))))" office:value-type="float" office:value="0" calcext:value-type="float">
            <text:p>0</text:p>
          </table:table-cell>
          <table:table-cell table:style-name="ce361" table:formula="of:=[.AF12]" office:value-type="string" office:string-value="&gt;" calcext:value-type="string">
            <text:p>&gt;</text:p>
          </table:table-cell>
          <table:table-cell table:style-name="ce366" table:formula="of:=IF(UNICODE([.AF13])=60;0;IF(UNICODE([.AF13])=61663;1;IF(UNICODE([.AF13])=62;2;IF(UNICODE([.AF13])=61664;3;&quot;&quot;))))" office:value-type="float" office:value="2" calcext:value-type="float">
            <text:p>2</text:p>
          </table:table-cell>
          <table:table-cell table:style-name="ce361" table:formula="of:=[.AH9]" office:value-type="string" office:string-value="" calcext:value-type="string">
            <text:p></text:p>
          </table:table-cell>
          <table:table-cell table:style-name="ce366" table:formula="of:=IF(UNICODE([.AH13])=60;0;IF(UNICODE([.AH13])=61663;1;IF(UNICODE([.AH13])=62;2;IF(UNICODE([.AH13])=61664;3;&quot;&quot;))))" office:value-type="float" office:value="3" calcext:value-type="float">
            <text:p>3</text:p>
          </table:table-cell>
          <table:table-cell table:style-name="ce416"/>
          <table:table-cell table:style-name="ce419"/>
          <table:table-cell table:style-name="ce388" table:formula="of:=4*[.AJ13]+[.AK13]" office:value-type="float" office:value="0" calcext:value-type="float">
            <text:p>0</text:p>
          </table:table-cell>
          <table:table-cell table:style-name="ce358" table:formula="of:=&quot;0xb&quot; &amp;BASE([.AL13];2) &amp; &quot;,&quot;" office:value-type="string" office:string-value="0xb0," calcext:value-type="string">
            <text:p>0xb0,</text:p>
          </table:table-cell>
          <table:table-cell table:style-name="ce398" table:formula="of:=64*[.AP13]+16*[.AR13]+4*[.AT13]+[.AV13]" office:value-type="float" office:value="107" calcext:value-type="float">
            <text:p>107</text:p>
          </table:table-cell>
          <table:table-cell table:style-name="ce361" table:formula="of:=[.AO12]" office:value-type="string" office:string-value="" calcext:value-type="string">
            <text:p></text:p>
          </table:table-cell>
          <table:table-cell table:style-name="ce366" table:formula="of:=IF(UNICODE([.AO13])=60;0;IF(UNICODE([.AO13])=61663;1;IF(UNICODE([.AO13])=62;2;IF(UNICODE([.AO13])=61664;3;&quot;&quot;))))" office:value-type="float" office:value="1" calcext:value-type="float">
            <text:p>1</text:p>
          </table:table-cell>
          <table:table-cell table:style-name="ce361" table:formula="of:=[.AQ12]" office:value-type="string" office:string-value="&gt;" calcext:value-type="string">
            <text:p>&gt;</text:p>
          </table:table-cell>
          <table:table-cell table:style-name="ce366" table:formula="of:=IF(UNICODE([.AQ13])=60;0;IF(UNICODE([.AQ13])=61663;1;IF(UNICODE([.AQ13])=62;2;IF(UNICODE([.AQ13])=61664;3;&quot;&quot;))))" office:value-type="float" office:value="2" calcext:value-type="float">
            <text:p>2</text:p>
          </table:table-cell>
          <table:table-cell table:style-name="ce361" table:formula="of:=[.AS12]" office:value-type="string" office:string-value="&gt;" calcext:value-type="string">
            <text:p>&gt;</text:p>
          </table:table-cell>
          <table:table-cell table:style-name="ce366" table:formula="of:=IF(UNICODE([.AS13])=60;0;IF(UNICODE([.AS13])=61663;1;IF(UNICODE([.AS13])=62;2;IF(UNICODE([.AS13])=61664;3;&quot;&quot;))))" office:value-type="float" office:value="2" calcext:value-type="float">
            <text:p>2</text:p>
          </table:table-cell>
          <table:table-cell table:style-name="ce361" table:formula="of:=[.AU9]" office:value-type="string" office:string-value="" calcext:value-type="string">
            <text:p></text:p>
          </table:table-cell>
          <table:table-cell table:style-name="ce366" table:formula="of:=IF(UNICODE([.AU13])=60;0;IF(UNICODE([.AU13])=61663;1;IF(UNICODE([.AU13])=62;2;IF(UNICODE([.AU13])=61664;3;&quot;&quot;))))" office:value-type="float" office:value="3" calcext:value-type="float">
            <text:p>3</text:p>
          </table:table-cell>
          <table:table-cell table:style-name="ce416"/>
          <table:table-cell table:style-name="ce419"/>
          <table:table-cell table:style-name="ce388" table:formula="of:=4*[.AW13]+[.AX13]" office:value-type="float" office:value="0" calcext:value-type="float">
            <text:p>0</text:p>
          </table:table-cell>
          <table:table-cell table:style-name="ce358" table:formula="of:=&quot;0xb&quot; &amp;BASE([.AY13];2) &amp; &quot;,&quot;" office:value-type="string" office:string-value="0xb0," calcext:value-type="string">
            <text:p>0xb0,</text:p>
          </table:table-cell>
          <table:table-cell table:style-name="ce423" table:formula="of:=64*[.BC13]+16*[.BE13]+4*[.BG13]+[.BI13]" office:value-type="float" office:value="139" calcext:value-type="float">
            <text:p>139</text:p>
          </table:table-cell>
          <table:table-cell table:style-name="ce361" table:formula="of:=[.BB12]" office:value-type="string" office:string-value="&gt;" calcext:value-type="string">
            <text:p>&gt;</text:p>
          </table:table-cell>
          <table:table-cell table:style-name="ce366" table:formula="of:=IF(UNICODE([.BB13])=60;0;IF(UNICODE([.BB13])=61663;1;IF(UNICODE([.BB13])=62;2;IF(UNICODE([.BB13])=61664;3;&quot;&quot;))))" office:value-type="float" office:value="2" calcext:value-type="float">
            <text:p>2</text:p>
          </table:table-cell>
          <table:table-cell table:style-name="ce361" table:formula="of:=[.BD12]" office:value-type="string" office:string-value="&lt;" calcext:value-type="string">
            <text:p>&lt;</text:p>
          </table:table-cell>
          <table:table-cell table:style-name="ce366" table:formula="of:=IF(UNICODE([.BD13])=60;0;IF(UNICODE([.BD13])=61663;1;IF(UNICODE([.BD13])=62;2;IF(UNICODE([.BD13])=61664;3;&quot;&quot;))))" office:value-type="float" office:value="0" calcext:value-type="float">
            <text:p>0</text:p>
          </table:table-cell>
          <table:table-cell table:style-name="ce361" table:formula="of:=[.BF12]" office:value-type="string" office:string-value="&gt;" calcext:value-type="string">
            <text:p>&gt;</text:p>
          </table:table-cell>
          <table:table-cell table:style-name="ce366" table:formula="of:=IF(UNICODE([.BF13])=60;0;IF(UNICODE([.BF13])=61663;1;IF(UNICODE([.BF13])=62;2;IF(UNICODE([.BF13])=61664;3;&quot;&quot;))))" office:value-type="float" office:value="2" calcext:value-type="float">
            <text:p>2</text:p>
          </table:table-cell>
          <table:table-cell table:style-name="ce361" table:formula="of:=[.BH9]" office:value-type="string" office:string-value="" calcext:value-type="string">
            <text:p></text:p>
          </table:table-cell>
          <table:table-cell table:style-name="ce366" table:formula="of:=IF(UNICODE([.BH13])=60;0;IF(UNICODE([.BH13])=61663;1;IF(UNICODE([.BH13])=62;2;IF(UNICODE([.BH13])=61664;3;&quot;&quot;))))" office:value-type="float" office:value="3" calcext:value-type="float">
            <text:p>3</text:p>
          </table:table-cell>
          <table:table-cell table:style-name="ce416"/>
          <table:table-cell table:style-name="ce419"/>
          <table:table-cell table:style-name="ce388" table:formula="of:=4*[.BJ13]+[.BK13]" office:value-type="float" office:value="0" calcext:value-type="float">
            <text:p>0</text:p>
          </table:table-cell>
          <table:table-cell table:style-name="ce358" table:formula="of:=&quot;0xb&quot; &amp;BASE([.BL13];2) &amp; &quot;,&quot;" office:value-type="string" office:string-value="0xb0," calcext:value-type="string">
            <text:p>0xb0,</text:p>
          </table:table-cell>
          <table:table-cell table:style-name="ce431" table:formula="of:=64*[.BP13]+16*[.BR13]+4*[.BT13]+[.BV13]" office:value-type="float" office:value="171" calcext:value-type="float">
            <text:p>171</text:p>
          </table:table-cell>
          <table:table-cell table:style-name="ce361" table:formula="of:=[.BO12]" office:value-type="string" office:string-value="&gt;" calcext:value-type="string">
            <text:p>&gt;</text:p>
          </table:table-cell>
          <table:table-cell table:style-name="ce366" table:formula="of:=IF(UNICODE([.BO13])=60;0;IF(UNICODE([.BO13])=61663;1;IF(UNICODE([.BO13])=62;2;IF(UNICODE([.BO13])=61664;3;&quot;&quot;))))" office:value-type="float" office:value="2" calcext:value-type="float">
            <text:p>2</text:p>
          </table:table-cell>
          <table:table-cell table:style-name="ce361" table:formula="of:=[.BQ12]" office:value-type="string" office:string-value="&gt;" calcext:value-type="string">
            <text:p>&gt;</text:p>
          </table:table-cell>
          <table:table-cell table:style-name="ce366" table:formula="of:=IF(UNICODE([.BQ13])=60;0;IF(UNICODE([.BQ13])=61663;1;IF(UNICODE([.BQ13])=62;2;IF(UNICODE([.BQ13])=61664;3;&quot;&quot;))))" office:value-type="float" office:value="2" calcext:value-type="float">
            <text:p>2</text:p>
          </table:table-cell>
          <table:table-cell table:style-name="ce361" table:formula="of:=[.BS12]" office:value-type="string" office:string-value="&gt;" calcext:value-type="string">
            <text:p>&gt;</text:p>
          </table:table-cell>
          <table:table-cell table:style-name="ce366" table:formula="of:=IF(UNICODE([.BS13])=60;0;IF(UNICODE([.BS13])=61663;1;IF(UNICODE([.BS13])=62;2;IF(UNICODE([.BS13])=61664;3;&quot;&quot;))))" office:value-type="float" office:value="2" calcext:value-type="float">
            <text:p>2</text:p>
          </table:table-cell>
          <table:table-cell table:style-name="ce361" table:formula="of:=[.BU9]" office:value-type="string" office:string-value="" calcext:value-type="string">
            <text:p></text:p>
          </table:table-cell>
          <table:table-cell table:style-name="ce366" table:formula="of:=IF(UNICODE([.BU13])=60;0;IF(UNICODE([.BU13])=61663;1;IF(UNICODE([.BU13])=62;2;IF(UNICODE([.BU13])=61664;3;&quot;&quot;))))" office:value-type="float" office:value="3" calcext:value-type="float">
            <text:p>3</text:p>
          </table:table-cell>
          <table:table-cell table:style-name="ce416"/>
          <table:table-cell table:style-name="ce419"/>
          <table:table-cell table:style-name="ce388" table:formula="of:=4*[.BW13]+[.BX13]" office:value-type="float" office:value="0" calcext:value-type="float">
            <text:p>0</text:p>
          </table:table-cell>
          <table:table-cell table:style-name="ce358" table:formula="of:=&quot;0xb&quot; &amp;BASE([.BY13];2) &amp; &quot;,&quot;" office:value-type="string" office:string-value="0xb0," calcext:value-type="string">
            <text:p>0xb0,</text:p>
          </table:table-cell>
          <table:table-cell table:style-name="ce435" table:formula="of:=64*[.CC13]+16*[.CE13]+4*[.CG13]+[.CI13]" office:value-type="float" office:value="203" calcext:value-type="float">
            <text:p>203</text:p>
          </table:table-cell>
          <table:table-cell table:style-name="ce361" table:formula="of:=[.CB12]" office:value-type="string" office:string-value="" calcext:value-type="string">
            <text:p></text:p>
          </table:table-cell>
          <table:table-cell table:style-name="ce366" table:formula="of:=IF(UNICODE([.CB13])=60;0;IF(UNICODE([.CB13])=61663;1;IF(UNICODE([.CB13])=62;2;IF(UNICODE([.CB13])=61664;3;&quot;&quot;))))" office:value-type="float" office:value="3" calcext:value-type="float">
            <text:p>3</text:p>
          </table:table-cell>
          <table:table-cell table:style-name="ce361" table:formula="of:=[.CD12]" office:value-type="string" office:string-value="&lt;" calcext:value-type="string">
            <text:p>&lt;</text:p>
          </table:table-cell>
          <table:table-cell table:style-name="ce366" table:formula="of:=IF(UNICODE([.CD13])=60;0;IF(UNICODE([.CD13])=61663;1;IF(UNICODE([.CD13])=62;2;IF(UNICODE([.CD13])=61664;3;&quot;&quot;))))" office:value-type="float" office:value="0" calcext:value-type="float">
            <text:p>0</text:p>
          </table:table-cell>
          <table:table-cell table:style-name="ce361" table:formula="of:=[.CF12]" office:value-type="string" office:string-value="&gt;" calcext:value-type="string">
            <text:p>&gt;</text:p>
          </table:table-cell>
          <table:table-cell table:style-name="ce366" table:formula="of:=IF(UNICODE([.CF13])=60;0;IF(UNICODE([.CF13])=61663;1;IF(UNICODE([.CF13])=62;2;IF(UNICODE([.CF13])=61664;3;&quot;&quot;))))" office:value-type="float" office:value="2" calcext:value-type="float">
            <text:p>2</text:p>
          </table:table-cell>
          <table:table-cell table:style-name="ce361" table:formula="of:=[.CH9]" office:value-type="string" office:string-value="" calcext:value-type="string">
            <text:p></text:p>
          </table:table-cell>
          <table:table-cell table:style-name="ce366" table:formula="of:=IF(UNICODE([.CH13])=60;0;IF(UNICODE([.CH13])=61663;1;IF(UNICODE([.CH13])=62;2;IF(UNICODE([.CH13])=61664;3;&quot;&quot;))))" office:value-type="float" office:value="3" calcext:value-type="float">
            <text:p>3</text:p>
          </table:table-cell>
          <table:table-cell table:style-name="ce416" office:value-type="float" office:value="2" calcext:value-type="float">
            <text:p>2</text:p>
          </table:table-cell>
          <table:table-cell table:style-name="ce419" office:value-type="float" office:value="3" calcext:value-type="float">
            <text:p>3</text:p>
          </table:table-cell>
          <table:table-cell table:style-name="ce388" table:formula="of:=4*[.CJ13]+[.CK13]" office:value-type="float" office:value="11" calcext:value-type="float">
            <text:p>11</text:p>
          </table:table-cell>
          <table:table-cell table:style-name="ce358" table:formula="of:=&quot;0xb&quot; &amp;BASE([.CL13];2) &amp; &quot;,&quot;" office:value-type="string" office:string-value="0xb1011," calcext:value-type="string">
            <text:p>0xb1011,</text:p>
          </table:table-cell>
          <table:table-cell table:style-name="ce431" table:formula="of:=64*[.CP13]+16*[.CR13]+4*[.CT13]+[.CV13]" office:value-type="float" office:value="235" calcext:value-type="float">
            <text:p>235</text:p>
          </table:table-cell>
          <table:table-cell table:style-name="ce361" table:formula="of:=[.CO12]" office:value-type="string" office:string-value="" calcext:value-type="string">
            <text:p></text:p>
          </table:table-cell>
          <table:table-cell table:style-name="ce366" table:formula="of:=IF(UNICODE([.CO13])=60;0;IF(UNICODE([.CO13])=61663;1;IF(UNICODE([.CO13])=62;2;IF(UNICODE([.CO13])=61664;3;&quot;&quot;))))" office:value-type="float" office:value="3" calcext:value-type="float">
            <text:p>3</text:p>
          </table:table-cell>
          <table:table-cell table:style-name="ce361" table:formula="of:=[.CQ12]" office:value-type="string" office:string-value="&gt;" calcext:value-type="string">
            <text:p>&gt;</text:p>
          </table:table-cell>
          <table:table-cell table:style-name="ce366" table:formula="of:=IF(UNICODE([.CQ13])=60;0;IF(UNICODE([.CQ13])=61663;1;IF(UNICODE([.CQ13])=62;2;IF(UNICODE([.CQ13])=61664;3;&quot;&quot;))))" office:value-type="float" office:value="2" calcext:value-type="float">
            <text:p>2</text:p>
          </table:table-cell>
          <table:table-cell table:style-name="ce361" table:formula="of:=[.CS12]" office:value-type="string" office:string-value="&gt;" calcext:value-type="string">
            <text:p>&gt;</text:p>
          </table:table-cell>
          <table:table-cell table:style-name="ce366" table:formula="of:=IF(UNICODE([.CS13])=60;0;IF(UNICODE([.CS13])=61663;1;IF(UNICODE([.CS13])=62;2;IF(UNICODE([.CS13])=61664;3;&quot;&quot;))))" office:value-type="float" office:value="2" calcext:value-type="float">
            <text:p>2</text:p>
          </table:table-cell>
          <table:table-cell table:style-name="ce361" table:formula="of:=[.CU9]" office:value-type="string" office:string-value="" calcext:value-type="string">
            <text:p></text:p>
          </table:table-cell>
          <table:table-cell table:style-name="ce366" table:formula="of:=IF(UNICODE([.CU13])=60;0;IF(UNICODE([.CU13])=61663;1;IF(UNICODE([.CU13])=62;2;IF(UNICODE([.CU13])=61664;3;&quot;&quot;))))" office:value-type="float" office:value="3" calcext:value-type="float">
            <text:p>3</text:p>
          </table:table-cell>
          <table:table-cell table:style-name="ce416" office:value-type="float" office:value="2" calcext:value-type="float">
            <text:p>2</text:p>
          </table:table-cell>
          <table:table-cell table:style-name="ce419" office:value-type="float" office:value="3" calcext:value-type="float">
            <text:p>3</text:p>
          </table:table-cell>
          <table:table-cell table:style-name="ce441" table:formula="of:=4*[.CW13]+[.CX13]" office:value-type="float" office:value="11" calcext:value-type="float">
            <text:p>11</text:p>
          </table:table-cell>
          <table:table-cell table:style-name="ce447" table:formula="of:=&quot;0xb&quot; &amp;BASE([.CY13];2) &amp; &quot;,&quot;" office:value-type="string" office:string-value="0xb1011," calcext:value-type="string">
            <text:p>0xb1011,</text:p>
          </table:table-cell>
          <table:table-cell table:style-name="ce419" table:number-columns-repeated="920"/>
        </table:table-row>
        <table:table-row table:style-name="ro1">
          <table:table-cell table:formula="of:=64*[.C14]+16*[.E14]+4*[.G14]+[.I14]" office:value-type="float" office:value="12" calcext:value-type="float">
            <text:p>12</text:p>
          </table:table-cell>
          <table:table-cell table:formula="of:=[.B13]" office:value-type="string" office:string-value="&lt;" calcext:value-type="string">
            <text:p>&lt;</text:p>
          </table:table-cell>
          <table:table-cell table:style-name="ce365" table:formula="of:=IF(UNICODE([.B14])=60;0;IF(UNICODE([.B14])=61663;1;IF(UNICODE([.B14])=62;2;IF(UNICODE([.B14])=61664;3;&quot;&quot;))))" office:value-type="float" office:value="0" calcext:value-type="float">
            <text:p>0</text:p>
          </table:table-cell>
          <table:table-cell table:formula="of:=[.D13]" office:value-type="string" office:string-value="&lt;" calcext:value-type="string">
            <text:p>&lt;</text:p>
          </table:table-cell>
          <table:table-cell table:style-name="ce365" table:formula="of:=IF(UNICODE([.D14])=60;0;IF(UNICODE([.D14])=61663;1;IF(UNICODE([.D14])=62;2;IF(UNICODE([.D14])=61664;3;&quot;&quot;))))" office:value-type="float" office:value="0" calcext:value-type="float">
            <text:p>0</text:p>
          </table:table-cell>
          <table:table-cell table:style-name="ce370" table:formula="of:=[.H5]" office:value-type="string" office:string-value="" calcext:value-type="string">
            <text:p></text:p>
          </table:table-cell>
          <table:table-cell table:style-name="ce371" table:formula="of:=IF(UNICODE([.F14])=60;0;IF(UNICODE([.F14])=61663;1;IF(UNICODE([.F14])=62;2;IF(UNICODE([.F14])=61664;3;&quot;&quot;))))" office:value-type="float" office:value="3" calcext:value-type="float">
            <text:p>3</text:p>
          </table:table-cell>
          <table:table-cell table:formula="of:=[.H10]" office:value-type="string" office:string-value="&lt;" calcext:value-type="string">
            <text:p>&lt;</text:p>
          </table:table-cell>
          <table:table-cell table:style-name="ce365" table:formula="of:=IF(UNICODE([.H14])=60;0;IF(UNICODE([.H14])=61663;1;IF(UNICODE([.H14])=62;2;IF(UNICODE([.H14])=61664;3;&quot;&quot;))))" office:value-type="float" office:value="0" calcext:value-type="float">
            <text:p>0</text:p>
          </table:table-cell>
          <table:table-cell table:style-name="ce376" office:value-type="float" office:value="0" calcext:value-type="float">
            <text:p>0</text:p>
          </table:table-cell>
          <table:table-cell table:style-name="ce382" office:value-type="float" office:value="1" calcext:value-type="float">
            <text:p>1</text:p>
          </table:table-cell>
          <table:table-cell table:style-name="ce387" table:formula="of:=4*[.J14]+[.K14]" office:value-type="float" office:value="1" calcext:value-type="float">
            <text:p>1</text:p>
          </table:table-cell>
          <table:table-cell table:style-name="ce391" table:formula="of:=&quot;0xb&quot; &amp;BASE([.L14];2) &amp; &quot;,&quot;" office:value-type="string" office:string-value="0xb1," calcext:value-type="string">
            <text:p>0xb1,</text:p>
          </table:table-cell>
          <table:table-cell table:formula="of:=64*[.P14]+16*[.R14]+4*[.T14]+[.V14]" office:value-type="float" office:value="44" calcext:value-type="float">
            <text:p>44</text:p>
          </table:table-cell>
          <table:table-cell table:style-name="ce41" table:formula="of:=[.O13]" office:value-type="string" office:string-value="&lt;" calcext:value-type="string">
            <text:p>&lt;</text:p>
          </table:table-cell>
          <table:table-cell table:style-name="ce365" table:formula="of:=IF(UNICODE([.O14])=60;0;IF(UNICODE([.O14])=61663;1;IF(UNICODE([.O14])=62;2;IF(UNICODE([.O14])=61664;3;&quot;&quot;))))" office:value-type="float" office:value="0" calcext:value-type="float">
            <text:p>0</text:p>
          </table:table-cell>
          <table:table-cell table:style-name="ce41" table:formula="of:=[.Q13]" office:value-type="string" office:string-value="&gt;" calcext:value-type="string">
            <text:p>&gt;</text:p>
          </table:table-cell>
          <table:table-cell table:style-name="ce365" table:formula="of:=IF(UNICODE([.Q14])=60;0;IF(UNICODE([.Q14])=61663;1;IF(UNICODE([.Q14])=62;2;IF(UNICODE([.Q14])=61664;3;&quot;&quot;))))" office:value-type="float" office:value="2" calcext:value-type="float">
            <text:p>2</text:p>
          </table:table-cell>
          <table:table-cell table:style-name="ce370" table:formula="of:=[.U5]" office:value-type="string" office:string-value="" calcext:value-type="string">
            <text:p></text:p>
          </table:table-cell>
          <table:table-cell table:style-name="ce365" table:formula="of:=IF(UNICODE([.S14])=60;0;IF(UNICODE([.S14])=61663;1;IF(UNICODE([.S14])=62;2;IF(UNICODE([.S14])=61664;3;&quot;&quot;))))" office:value-type="float" office:value="3" calcext:value-type="float">
            <text:p>3</text:p>
          </table:table-cell>
          <table:table-cell table:style-name="ce41" table:formula="of:=[.U10]" office:value-type="string" office:string-value="&lt;" calcext:value-type="string">
            <text:p>&lt;</text:p>
          </table:table-cell>
          <table:table-cell table:style-name="ce365" table:formula="of:=IF(UNICODE([.U14])=60;0;IF(UNICODE([.U14])=61663;1;IF(UNICODE([.U14])=62;2;IF(UNICODE([.U14])=61664;3;&quot;&quot;))))" office:value-type="float" office:value="0" calcext:value-type="float">
            <text:p>0</text:p>
          </table:table-cell>
          <table:table-cell table:style-name="ce400" office:value-type="float" office:value="0" calcext:value-type="float">
            <text:p>0</text:p>
          </table:table-cell>
          <table:table-cell table:style-name="ce404" office:value-type="float" office:value="1" calcext:value-type="float">
            <text:p>1</text:p>
          </table:table-cell>
          <table:table-cell table:style-name="ce387" table:formula="of:=4*[.W14]+[.X14]" office:value-type="float" office:value="1" calcext:value-type="float">
            <text:p>1</text:p>
          </table:table-cell>
          <table:table-cell table:style-name="ce408" table:formula="of:=&quot;0xb&quot; &amp;BASE([.Y14];2) &amp; &quot;,&quot;" office:value-type="string" office:string-value="0xb1," calcext:value-type="string">
            <text:p>0xb1,</text:p>
          </table:table-cell>
          <table:table-cell table:style-name="ce413" table:formula="of:=64*[.AC14]+16*[.AE14]+4*[.AG14]+[.AI14]" office:value-type="float" office:value="76" calcext:value-type="float">
            <text:p>76</text:p>
          </table:table-cell>
          <table:table-cell table:style-name="ce41" table:formula="of:=[.AB13]" office:value-type="string" office:string-value="" calcext:value-type="string">
            <text:p></text:p>
          </table:table-cell>
          <table:table-cell table:style-name="ce365" table:formula="of:=IF(UNICODE([.AB14])=60;0;IF(UNICODE([.AB14])=61663;1;IF(UNICODE([.AB14])=62;2;IF(UNICODE([.AB14])=61664;3;&quot;&quot;))))" office:value-type="float" office:value="1" calcext:value-type="float">
            <text:p>1</text:p>
          </table:table-cell>
          <table:table-cell table:style-name="ce41" table:formula="of:=[.AD13]" office:value-type="string" office:string-value="&lt;" calcext:value-type="string">
            <text:p>&lt;</text:p>
          </table:table-cell>
          <table:table-cell table:style-name="ce365" table:formula="of:=IF(UNICODE([.AD14])=60;0;IF(UNICODE([.AD14])=61663;1;IF(UNICODE([.AD14])=62;2;IF(UNICODE([.AD14])=61664;3;&quot;&quot;))))" office:value-type="float" office:value="0" calcext:value-type="float">
            <text:p>0</text:p>
          </table:table-cell>
          <table:table-cell table:style-name="ce370" table:formula="of:=[.AH5]" office:value-type="string" office:string-value="" calcext:value-type="string">
            <text:p></text:p>
          </table:table-cell>
          <table:table-cell table:style-name="ce371" table:formula="of:=IF(UNICODE([.AF14])=60;0;IF(UNICODE([.AF14])=61663;1;IF(UNICODE([.AF14])=62;2;IF(UNICODE([.AF14])=61664;3;&quot;&quot;))))" office:value-type="float" office:value="3" calcext:value-type="float">
            <text:p>3</text:p>
          </table:table-cell>
          <table:table-cell table:style-name="ce41" table:formula="of:=[.AH10]" office:value-type="string" office:string-value="&lt;" calcext:value-type="string">
            <text:p>&lt;</text:p>
          </table:table-cell>
          <table:table-cell table:style-name="ce365" table:formula="of:=IF(UNICODE([.AH14])=60;0;IF(UNICODE([.AH14])=61663;1;IF(UNICODE([.AH14])=62;2;IF(UNICODE([.AH14])=61664;3;&quot;&quot;))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87" table:formula="of:=4*[.AJ14]+[.AK14]" office:value-type="float" office:value="1" calcext:value-type="float">
            <text:p>1</text:p>
          </table:table-cell>
          <table:table-cell table:formula="of:=&quot;0xb&quot; &amp;BASE([.AL14];2) &amp; &quot;,&quot;" office:value-type="string" office:string-value="0xb1," calcext:value-type="string">
            <text:p>0xb1,</text:p>
          </table:table-cell>
          <table:table-cell table:formula="of:=64*[.AP14]+16*[.AR14]+4*[.AT14]+[.AV14]" office:value-type="float" office:value="108" calcext:value-type="float">
            <text:p>108</text:p>
          </table:table-cell>
          <table:table-cell table:style-name="ce41" table:formula="of:=[.AO13]" office:value-type="string" office:string-value="" calcext:value-type="string">
            <text:p></text:p>
          </table:table-cell>
          <table:table-cell table:style-name="ce365" table:formula="of:=IF(UNICODE([.AO14])=60;0;IF(UNICODE([.AO14])=61663;1;IF(UNICODE([.AO14])=62;2;IF(UNICODE([.AO14])=61664;3;&quot;&quot;))))" office:value-type="float" office:value="1" calcext:value-type="float">
            <text:p>1</text:p>
          </table:table-cell>
          <table:table-cell table:style-name="ce41" table:formula="of:=[.AQ13]" office:value-type="string" office:string-value="&gt;" calcext:value-type="string">
            <text:p>&gt;</text:p>
          </table:table-cell>
          <table:table-cell table:style-name="ce365" table:formula="of:=IF(UNICODE([.AQ14])=60;0;IF(UNICODE([.AQ14])=61663;1;IF(UNICODE([.AQ14])=62;2;IF(UNICODE([.AQ14])=61664;3;&quot;&quot;))))" office:value-type="float" office:value="2" calcext:value-type="float">
            <text:p>2</text:p>
          </table:table-cell>
          <table:table-cell table:style-name="ce370" table:formula="of:=[.AU5]" office:value-type="string" office:string-value="" calcext:value-type="string">
            <text:p></text:p>
          </table:table-cell>
          <table:table-cell table:style-name="ce371" table:formula="of:=IF(UNICODE([.AS14])=60;0;IF(UNICODE([.AS14])=61663;1;IF(UNICODE([.AS14])=62;2;IF(UNICODE([.AS14])=61664;3;&quot;&quot;))))" office:value-type="float" office:value="3" calcext:value-type="float">
            <text:p>3</text:p>
          </table:table-cell>
          <table:table-cell table:style-name="ce41" table:formula="of:=[.AU10]" office:value-type="string" office:string-value="&lt;" calcext:value-type="string">
            <text:p>&lt;</text:p>
          </table:table-cell>
          <table:table-cell table:style-name="ce365" table:formula="of:=IF(UNICODE([.AU14])=60;0;IF(UNICODE([.AU14])=61663;1;IF(UNICODE([.AU14])=62;2;IF(UNICODE([.AU14])=61664;3;&quot;&quot;))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87" table:formula="of:=4*[.AW14]+[.AX14]" office:value-type="float" office:value="1" calcext:value-type="float">
            <text:p>1</text:p>
          </table:table-cell>
          <table:table-cell table:formula="of:=&quot;0xb&quot; &amp;BASE([.AY14];2) &amp; &quot;,&quot;" office:value-type="string" office:string-value="0xb1," calcext:value-type="string">
            <text:p>0xb1,</text:p>
          </table:table-cell>
          <table:table-cell table:style-name="ce422" table:formula="of:=64*[.BC14]+16*[.BE14]+4*[.BG14]+[.BI14]" office:value-type="float" office:value="140" calcext:value-type="float">
            <text:p>140</text:p>
          </table:table-cell>
          <table:table-cell table:formula="of:=[.BB13]" office:value-type="string" office:string-value="&gt;" calcext:value-type="string">
            <text:p>&gt;</text:p>
          </table:table-cell>
          <table:table-cell table:style-name="ce365" table:formula="of:=IF(UNICODE([.BB14])=60;0;IF(UNICODE([.BB14])=61663;1;IF(UNICODE([.BB14])=62;2;IF(UNICODE([.BB14])=61664;3;&quot;&quot;))))" office:value-type="float" office:value="2" calcext:value-type="float">
            <text:p>2</text:p>
          </table:table-cell>
          <table:table-cell table:formula="of:=[.BD13]" office:value-type="string" office:string-value="&lt;" calcext:value-type="string">
            <text:p>&lt;</text:p>
          </table:table-cell>
          <table:table-cell table:style-name="ce365" table:formula="of:=IF(UNICODE([.BD14])=60;0;IF(UNICODE([.BD14])=61663;1;IF(UNICODE([.BD14])=62;2;IF(UNICODE([.BD14])=61664;3;&quot;&quot;))))" office:value-type="float" office:value="0" calcext:value-type="float">
            <text:p>0</text:p>
          </table:table-cell>
          <table:table-cell table:style-name="ce370" table:formula="of:=[.BH5]" office:value-type="string" office:string-value="" calcext:value-type="string">
            <text:p></text:p>
          </table:table-cell>
          <table:table-cell table:style-name="ce365" table:formula="of:=IF(UNICODE([.BF14])=60;0;IF(UNICODE([.BF14])=61663;1;IF(UNICODE([.BF14])=62;2;IF(UNICODE([.BF14])=61664;3;&quot;&quot;))))" office:value-type="float" office:value="3" calcext:value-type="float">
            <text:p>3</text:p>
          </table:table-cell>
          <table:table-cell table:formula="of:=[.BH10]" office:value-type="string" office:string-value="&lt;" calcext:value-type="string">
            <text:p>&lt;</text:p>
          </table:table-cell>
          <table:table-cell table:style-name="ce365" table:formula="of:=IF(UNICODE([.BH14])=60;0;IF(UNICODE([.BH14])=61663;1;IF(UNICODE([.BH14])=62;2;IF(UNICODE([.BH14])=61664;3;&quot;&quot;))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87" table:formula="of:=4*[.BJ14]+[.BK14]" office:value-type="float" office:value="1" calcext:value-type="float">
            <text:p>1</text:p>
          </table:table-cell>
          <table:table-cell table:formula="of:=&quot;0xb&quot; &amp;BASE([.BL14];2) &amp; &quot;,&quot;" office:value-type="string" office:string-value="0xb1," calcext:value-type="string">
            <text:p>0xb1,</text:p>
          </table:table-cell>
          <table:table-cell table:style-name="ce430" table:formula="of:=64*[.BP14]+16*[.BR14]+4*[.BT14]+[.BV14]" office:value-type="float" office:value="172" calcext:value-type="float">
            <text:p>172</text:p>
          </table:table-cell>
          <table:table-cell table:style-name="ce41" table:formula="of:=[.BO13]" office:value-type="string" office:string-value="&gt;" calcext:value-type="string">
            <text:p>&gt;</text:p>
          </table:table-cell>
          <table:table-cell table:style-name="ce365" table:formula="of:=IF(UNICODE([.BO14])=60;0;IF(UNICODE([.BO14])=61663;1;IF(UNICODE([.BO14])=62;2;IF(UNICODE([.BO14])=61664;3;&quot;&quot;))))" office:value-type="float" office:value="2" calcext:value-type="float">
            <text:p>2</text:p>
          </table:table-cell>
          <table:table-cell table:style-name="ce41" table:formula="of:=[.BQ13]" office:value-type="string" office:string-value="&gt;" calcext:value-type="string">
            <text:p>&gt;</text:p>
          </table:table-cell>
          <table:table-cell table:style-name="ce365" table:formula="of:=IF(UNICODE([.BQ14])=60;0;IF(UNICODE([.BQ14])=61663;1;IF(UNICODE([.BQ14])=62;2;IF(UNICODE([.BQ14])=61664;3;&quot;&quot;))))" office:value-type="float" office:value="2" calcext:value-type="float">
            <text:p>2</text:p>
          </table:table-cell>
          <table:table-cell table:style-name="ce370" table:formula="of:=[.BU5]" office:value-type="string" office:string-value="" calcext:value-type="string">
            <text:p></text:p>
          </table:table-cell>
          <table:table-cell table:style-name="ce365" table:formula="of:=IF(UNICODE([.BS14])=60;0;IF(UNICODE([.BS14])=61663;1;IF(UNICODE([.BS14])=62;2;IF(UNICODE([.BS14])=61664;3;&quot;&quot;))))" office:value-type="float" office:value="3" calcext:value-type="float">
            <text:p>3</text:p>
          </table:table-cell>
          <table:table-cell table:style-name="ce41" table:formula="of:=[.BU10]" office:value-type="string" office:string-value="&lt;" calcext:value-type="string">
            <text:p>&lt;</text:p>
          </table:table-cell>
          <table:table-cell table:style-name="ce365" table:formula="of:=IF(UNICODE([.BU14])=60;0;IF(UNICODE([.BU14])=61663;1;IF(UNICODE([.BU14])=62;2;IF(UNICODE([.BU14])=61664;3;&quot;&quot;))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87" table:formula="of:=4*[.BW14]+[.BX14]" office:value-type="float" office:value="1" calcext:value-type="float">
            <text:p>1</text:p>
          </table:table-cell>
          <table:table-cell table:formula="of:=&quot;0xb&quot; &amp;BASE([.BY14];2) &amp; &quot;,&quot;" office:value-type="string" office:string-value="0xb1," calcext:value-type="string">
            <text:p>0xb1,</text:p>
          </table:table-cell>
          <table:table-cell table:style-name="ce434" table:formula="of:=64*[.CC14]+16*[.CE14]+4*[.CG14]+[.CI14]" office:value-type="float" office:value="204" calcext:value-type="float">
            <text:p>204</text:p>
          </table:table-cell>
          <table:table-cell table:style-name="ce364" table:formula="of:=[.CB13]" office:value-type="string" office:string-value="" calcext:value-type="string">
            <text:p></text:p>
          </table:table-cell>
          <table:table-cell table:style-name="ce369" table:formula="of:=IF(UNICODE([.CB14])=60;0;IF(UNICODE([.CB14])=61663;1;IF(UNICODE([.CB14])=62;2;IF(UNICODE([.CB14])=61664;3;&quot;&quot;))))" office:value-type="float" office:value="3" calcext:value-type="float">
            <text:p>3</text:p>
          </table:table-cell>
          <table:table-cell table:style-name="ce364" table:formula="of:=[.CD13]" office:value-type="string" office:string-value="&lt;" calcext:value-type="string">
            <text:p>&lt;</text:p>
          </table:table-cell>
          <table:table-cell table:style-name="ce369" table:formula="of:=IF(UNICODE([.CD14])=60;0;IF(UNICODE([.CD14])=61663;1;IF(UNICODE([.CD14])=62;2;IF(UNICODE([.CD14])=61664;3;&quot;&quot;))))" office:value-type="float" office:value="0" calcext:value-type="float">
            <text:p>0</text:p>
          </table:table-cell>
          <table:table-cell table:style-name="ce373" table:formula="of:=[.CH5]" office:value-type="string" office:string-value="" calcext:value-type="string">
            <text:p></text:p>
          </table:table-cell>
          <table:table-cell table:style-name="ce369" table:formula="of:=IF(UNICODE([.CF14])=60;0;IF(UNICODE([.CF14])=61663;1;IF(UNICODE([.CF14])=62;2;IF(UNICODE([.CF14])=61664;3;&quot;&quot;))))" office:value-type="float" office:value="3" calcext:value-type="float">
            <text:p>3</text:p>
          </table:table-cell>
          <table:table-cell table:style-name="ce364" table:formula="of:=[.CH10]" office:value-type="string" office:string-value="&lt;" calcext:value-type="string">
            <text:p>&lt;</text:p>
          </table:table-cell>
          <table:table-cell table:style-name="ce365" table:formula="of:=IF(UNICODE([.CH14])=60;0;IF(UNICODE([.CH14])=61663;1;IF(UNICODE([.CH14])=62;2;IF(UNICODE([.CH14])=61664;3;&quot;&quot;)))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387" table:formula="of:=4*[.CJ14]+[.CK14]" office:value-type="float" office:value="11" calcext:value-type="float">
            <text:p>11</text:p>
          </table:table-cell>
          <table:table-cell table:formula="of:=&quot;0xb&quot; &amp;BASE([.CL14];2) &amp; &quot;,&quot;" office:value-type="string" office:string-value="0xb1011," calcext:value-type="string">
            <text:p>0xb1011,</text:p>
          </table:table-cell>
          <table:table-cell table:style-name="ce430" table:formula="of:=64*[.CP14]+16*[.CR14]+4*[.CT14]+[.CV14]" office:value-type="float" office:value="236" calcext:value-type="float">
            <text:p>236</text:p>
          </table:table-cell>
          <table:table-cell table:style-name="ce41" table:formula="of:=[.CO13]" office:value-type="string" office:string-value="" calcext:value-type="string">
            <text:p></text:p>
          </table:table-cell>
          <table:table-cell table:style-name="ce365" table:formula="of:=IF(UNICODE([.CO14])=60;0;IF(UNICODE([.CO14])=61663;1;IF(UNICODE([.CO14])=62;2;IF(UNICODE([.CO14])=61664;3;&quot;&quot;))))" office:value-type="float" office:value="3" calcext:value-type="float">
            <text:p>3</text:p>
          </table:table-cell>
          <table:table-cell table:style-name="ce41" table:formula="of:=[.CQ13]" office:value-type="string" office:string-value="&gt;" calcext:value-type="string">
            <text:p>&gt;</text:p>
          </table:table-cell>
          <table:table-cell table:style-name="ce365" table:formula="of:=IF(UNICODE([.CQ14])=60;0;IF(UNICODE([.CQ14])=61663;1;IF(UNICODE([.CQ14])=62;2;IF(UNICODE([.CQ14])=61664;3;&quot;&quot;))))" office:value-type="float" office:value="2" calcext:value-type="float">
            <text:p>2</text:p>
          </table:table-cell>
          <table:table-cell table:style-name="ce370" table:formula="of:=[.CU5]" office:value-type="string" office:string-value="" calcext:value-type="string">
            <text:p></text:p>
          </table:table-cell>
          <table:table-cell table:style-name="ce365" table:formula="of:=IF(UNICODE([.CS14])=60;0;IF(UNICODE([.CS14])=61663;1;IF(UNICODE([.CS14])=62;2;IF(UNICODE([.CS14])=61664;3;&quot;&quot;))))" office:value-type="float" office:value="3" calcext:value-type="float">
            <text:p>3</text:p>
          </table:table-cell>
          <table:table-cell table:style-name="ce41" table:formula="of:=[.CU10]" office:value-type="string" office:string-value="&lt;" calcext:value-type="string">
            <text:p>&lt;</text:p>
          </table:table-cell>
          <table:table-cell table:style-name="ce365" table:formula="of:=IF(UNICODE([.CU14])=60;0;IF(UNICODE([.CU14])=61663;1;IF(UNICODE([.CU14])=62;2;IF(UNICODE([.CU14])=61664;3;&quot;&quot;)))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440" table:formula="of:=4*[.CW14]+[.CX14]" office:value-type="float" office:value="11" calcext:value-type="float">
            <text:p>11</text:p>
          </table:table-cell>
          <table:table-cell table:formula="of:=&quot;0xb&quot; &amp;BASE([.CY14];2) &amp; &quot;,&quot;" office:value-type="string" office:string-value="0xb1011," calcext:value-type="string">
            <text:p>0xb1011,</text:p>
          </table:table-cell>
          <table:table-cell table:number-columns-repeated="920"/>
        </table:table-row>
        <table:table-row table:style-name="ro1">
          <table:table-cell table:formula="of:=64*[.C15]+16*[.E15]+4*[.G15]+[.I15]" office:value-type="float" office:value="13" calcext:value-type="float">
            <text:p>13</text:p>
          </table:table-cell>
          <table:table-cell table:formula="of:=[.B14]" office:value-type="string" office:string-value="&lt;" calcext:value-type="string">
            <text:p>&lt;</text:p>
          </table:table-cell>
          <table:table-cell table:style-name="ce365" table:formula="of:=IF(UNICODE([.B15])=60;0;IF(UNICODE([.B15])=61663;1;IF(UNICODE([.B15])=62;2;IF(UNICODE([.B15])=61664;3;&quot;&quot;))))" office:value-type="float" office:value="0" calcext:value-type="float">
            <text:p>0</text:p>
          </table:table-cell>
          <table:table-cell table:formula="of:=[.D14]" office:value-type="string" office:string-value="&lt;" calcext:value-type="string">
            <text:p>&lt;</text:p>
          </table:table-cell>
          <table:table-cell table:style-name="ce365" table:formula="of:=IF(UNICODE([.D15])=60;0;IF(UNICODE([.D15])=61663;1;IF(UNICODE([.D15])=62;2;IF(UNICODE([.D15])=61664;3;&quot;&quot;))))" office:value-type="float" office:value="0" calcext:value-type="float">
            <text:p>0</text:p>
          </table:table-cell>
          <table:table-cell table:formula="of:=[.F14]" office:value-type="string" office:string-value="" calcext:value-type="string">
            <text:p></text:p>
          </table:table-cell>
          <table:table-cell table:style-name="ce365" table:formula="of:=IF(UNICODE([.F15])=60;0;IF(UNICODE([.F15])=61663;1;IF(UNICODE([.F15])=62;2;IF(UNICODE([.F15])=61664;3;&quot;&quot;))))" office:value-type="float" office:value="3" calcext:value-type="float">
            <text:p>3</text:p>
          </table:table-cell>
          <table:table-cell table:formula="of:=[.H11]" office:value-type="string" office:string-value="" calcext:value-type="string">
            <text:p></text:p>
          </table:table-cell>
          <table:table-cell table:style-name="ce365" table:formula="of:=IF(UNICODE([.H15])=60;0;IF(UNICODE([.H15])=61663;1;IF(UNICODE([.H15])=62;2;IF(UNICODE([.H15])=61664;3;&quot;&quot;))))" office:value-type="float" office:value="1" calcext:value-type="float">
            <text:p>1</text:p>
          </table:table-cell>
          <table:table-cell table:style-name="ce376"/>
          <table:table-cell table:style-name="ce382"/>
          <table:table-cell table:style-name="ce387" table:formula="of:=4*[.J15]+[.K15]" office:value-type="float" office:value="0" calcext:value-type="float">
            <text:p>0</text:p>
          </table:table-cell>
          <table:table-cell table:style-name="ce391" table:formula="of:=&quot;0xb&quot; &amp;BASE([.L15];2) &amp; &quot;,&quot;" office:value-type="string" office:string-value="0xb0," calcext:value-type="string">
            <text:p>0xb0,</text:p>
          </table:table-cell>
          <table:table-cell table:formula="of:=64*[.P15]+16*[.R15]+4*[.T15]+[.V15]" office:value-type="float" office:value="45" calcext:value-type="float">
            <text:p>45</text:p>
          </table:table-cell>
          <table:table-cell table:style-name="ce41" table:formula="of:=[.O14]" office:value-type="string" office:string-value="&lt;" calcext:value-type="string">
            <text:p>&lt;</text:p>
          </table:table-cell>
          <table:table-cell table:style-name="ce365" table:formula="of:=IF(UNICODE([.O15])=60;0;IF(UNICODE([.O15])=61663;1;IF(UNICODE([.O15])=62;2;IF(UNICODE([.O15])=61664;3;&quot;&quot;))))" office:value-type="float" office:value="0" calcext:value-type="float">
            <text:p>0</text:p>
          </table:table-cell>
          <table:table-cell table:style-name="ce41" table:formula="of:=[.Q14]" office:value-type="string" office:string-value="&gt;" calcext:value-type="string">
            <text:p>&gt;</text:p>
          </table:table-cell>
          <table:table-cell table:style-name="ce365" table:formula="of:=IF(UNICODE([.Q15])=60;0;IF(UNICODE([.Q15])=61663;1;IF(UNICODE([.Q15])=62;2;IF(UNICODE([.Q15])=61664;3;&quot;&quot;))))" office:value-type="float" office:value="2" calcext:value-type="float">
            <text:p>2</text:p>
          </table:table-cell>
          <table:table-cell table:style-name="ce41" table:formula="of:=[.S14]" office:value-type="string" office:string-value="" calcext:value-type="string">
            <text:p></text:p>
          </table:table-cell>
          <table:table-cell table:style-name="ce365" table:formula="of:=IF(UNICODE([.S15])=60;0;IF(UNICODE([.S15])=61663;1;IF(UNICODE([.S15])=62;2;IF(UNICODE([.S15])=61664;3;&quot;&quot;))))" office:value-type="float" office:value="3" calcext:value-type="float">
            <text:p>3</text:p>
          </table:table-cell>
          <table:table-cell table:style-name="ce41" table:formula="of:=[.U11]" office:value-type="string" office:string-value="" calcext:value-type="string">
            <text:p></text:p>
          </table:table-cell>
          <table:table-cell table:style-name="ce365" table:formula="of:=IF(UNICODE([.U15])=60;0;IF(UNICODE([.U15])=61663;1;IF(UNICODE([.U15])=62;2;IF(UNICODE([.U15])=61664;3;&quot;&quot;))))" office:value-type="float" office:value="1" calcext:value-type="float">
            <text:p>1</text:p>
          </table:table-cell>
          <table:table-cell table:style-name="ce400"/>
          <table:table-cell table:style-name="ce404"/>
          <table:table-cell table:style-name="ce387" table:formula="of:=4*[.W15]+[.X15]" office:value-type="float" office:value="0" calcext:value-type="float">
            <text:p>0</text:p>
          </table:table-cell>
          <table:table-cell table:style-name="ce408" table:formula="of:=&quot;0xb&quot; &amp;BASE([.Y15];2) &amp; &quot;,&quot;" office:value-type="string" office:string-value="0xb0," calcext:value-type="string">
            <text:p>0xb0,</text:p>
          </table:table-cell>
          <table:table-cell table:style-name="ce413" table:formula="of:=64*[.AC15]+16*[.AE15]+4*[.AG15]+[.AI15]" office:value-type="float" office:value="77" calcext:value-type="float">
            <text:p>77</text:p>
          </table:table-cell>
          <table:table-cell table:style-name="ce41" table:formula="of:=[.AB14]" office:value-type="string" office:string-value="" calcext:value-type="string">
            <text:p></text:p>
          </table:table-cell>
          <table:table-cell table:style-name="ce365" table:formula="of:=IF(UNICODE([.AB15])=60;0;IF(UNICODE([.AB15])=61663;1;IF(UNICODE([.AB15])=62;2;IF(UNICODE([.AB15])=61664;3;&quot;&quot;))))" office:value-type="float" office:value="1" calcext:value-type="float">
            <text:p>1</text:p>
          </table:table-cell>
          <table:table-cell table:style-name="ce41" table:formula="of:=[.AD14]" office:value-type="string" office:string-value="&lt;" calcext:value-type="string">
            <text:p>&lt;</text:p>
          </table:table-cell>
          <table:table-cell table:style-name="ce365" table:formula="of:=IF(UNICODE([.AD15])=60;0;IF(UNICODE([.AD15])=61663;1;IF(UNICODE([.AD15])=62;2;IF(UNICODE([.AD15])=61664;3;&quot;&quot;))))" office:value-type="float" office:value="0" calcext:value-type="float">
            <text:p>0</text:p>
          </table:table-cell>
          <table:table-cell table:style-name="ce41" table:formula="of:=[.AF14]" office:value-type="string" office:string-value="" calcext:value-type="string">
            <text:p></text:p>
          </table:table-cell>
          <table:table-cell table:style-name="ce365" table:formula="of:=IF(UNICODE([.AF15])=60;0;IF(UNICODE([.AF15])=61663;1;IF(UNICODE([.AF15])=62;2;IF(UNICODE([.AF15])=61664;3;&quot;&quot;))))" office:value-type="float" office:value="3" calcext:value-type="float">
            <text:p>3</text:p>
          </table:table-cell>
          <table:table-cell table:style-name="ce41" table:formula="of:=[.AH11]" office:value-type="string" office:string-value="" calcext:value-type="string">
            <text:p></text:p>
          </table:table-cell>
          <table:table-cell table:style-name="ce365" table:formula="of:=IF(UNICODE([.AH15])=60;0;IF(UNICODE([.AH15])=61663;1;IF(UNICODE([.AH15])=62;2;IF(UNICODE([.AH15])=61664;3;&quot;&quot;))))" office:value-type="float" office:value="1" calcext:value-type="float">
            <text:p>1</text:p>
          </table:table-cell>
          <table:table-cell table:number-columns-repeated="2"/>
          <table:table-cell table:style-name="ce387" table:formula="of:=4*[.AJ15]+[.AK15]" office:value-type="float" office:value="0" calcext:value-type="float">
            <text:p>0</text:p>
          </table:table-cell>
          <table:table-cell table:formula="of:=&quot;0xb&quot; &amp;BASE([.AL15];2) &amp; &quot;,&quot;" office:value-type="string" office:string-value="0xb0," calcext:value-type="string">
            <text:p>0xb0,</text:p>
          </table:table-cell>
          <table:table-cell table:formula="of:=64*[.AP15]+16*[.AR15]+4*[.AT15]+[.AV15]" office:value-type="float" office:value="109" calcext:value-type="float">
            <text:p>109</text:p>
          </table:table-cell>
          <table:table-cell table:style-name="ce41" table:formula="of:=[.AO14]" office:value-type="string" office:string-value="" calcext:value-type="string">
            <text:p></text:p>
          </table:table-cell>
          <table:table-cell table:style-name="ce365" table:formula="of:=IF(UNICODE([.AO15])=60;0;IF(UNICODE([.AO15])=61663;1;IF(UNICODE([.AO15])=62;2;IF(UNICODE([.AO15])=61664;3;&quot;&quot;))))" office:value-type="float" office:value="1" calcext:value-type="float">
            <text:p>1</text:p>
          </table:table-cell>
          <table:table-cell table:style-name="ce41" table:formula="of:=[.AQ14]" office:value-type="string" office:string-value="&gt;" calcext:value-type="string">
            <text:p>&gt;</text:p>
          </table:table-cell>
          <table:table-cell table:style-name="ce365" table:formula="of:=IF(UNICODE([.AQ15])=60;0;IF(UNICODE([.AQ15])=61663;1;IF(UNICODE([.AQ15])=62;2;IF(UNICODE([.AQ15])=61664;3;&quot;&quot;))))" office:value-type="float" office:value="2" calcext:value-type="float">
            <text:p>2</text:p>
          </table:table-cell>
          <table:table-cell table:style-name="ce41" table:formula="of:=[.AS14]" office:value-type="string" office:string-value="" calcext:value-type="string">
            <text:p></text:p>
          </table:table-cell>
          <table:table-cell table:style-name="ce365" table:formula="of:=IF(UNICODE([.AS15])=60;0;IF(UNICODE([.AS15])=61663;1;IF(UNICODE([.AS15])=62;2;IF(UNICODE([.AS15])=61664;3;&quot;&quot;))))" office:value-type="float" office:value="3" calcext:value-type="float">
            <text:p>3</text:p>
          </table:table-cell>
          <table:table-cell table:style-name="ce41" table:formula="of:=[.AU11]" office:value-type="string" office:string-value="" calcext:value-type="string">
            <text:p></text:p>
          </table:table-cell>
          <table:table-cell table:style-name="ce365" table:formula="of:=IF(UNICODE([.AU15])=60;0;IF(UNICODE([.AU15])=61663;1;IF(UNICODE([.AU15])=62;2;IF(UNICODE([.AU15])=61664;3;&quot;&quot;))))" office:value-type="float" office:value="1" calcext:value-type="float">
            <text:p>1</text:p>
          </table:table-cell>
          <table:table-cell table:number-columns-repeated="2"/>
          <table:table-cell table:style-name="ce387" table:formula="of:=4*[.AW15]+[.AX15]" office:value-type="float" office:value="0" calcext:value-type="float">
            <text:p>0</text:p>
          </table:table-cell>
          <table:table-cell table:formula="of:=&quot;0xb&quot; &amp;BASE([.AY15];2) &amp; &quot;,&quot;" office:value-type="string" office:string-value="0xb0," calcext:value-type="string">
            <text:p>0xb0,</text:p>
          </table:table-cell>
          <table:table-cell table:style-name="ce422" table:formula="of:=64*[.BC15]+16*[.BE15]+4*[.BG15]+[.BI15]" office:value-type="float" office:value="141" calcext:value-type="float">
            <text:p>141</text:p>
          </table:table-cell>
          <table:table-cell table:formula="of:=[.BB14]" office:value-type="string" office:string-value="&gt;" calcext:value-type="string">
            <text:p>&gt;</text:p>
          </table:table-cell>
          <table:table-cell table:style-name="ce365" table:formula="of:=IF(UNICODE([.BB15])=60;0;IF(UNICODE([.BB15])=61663;1;IF(UNICODE([.BB15])=62;2;IF(UNICODE([.BB15])=61664;3;&quot;&quot;))))" office:value-type="float" office:value="2" calcext:value-type="float">
            <text:p>2</text:p>
          </table:table-cell>
          <table:table-cell table:formula="of:=[.BD14]" office:value-type="string" office:string-value="&lt;" calcext:value-type="string">
            <text:p>&lt;</text:p>
          </table:table-cell>
          <table:table-cell table:style-name="ce365" table:formula="of:=IF(UNICODE([.BD15])=60;0;IF(UNICODE([.BD15])=61663;1;IF(UNICODE([.BD15])=62;2;IF(UNICODE([.BD15])=61664;3;&quot;&quot;))))" office:value-type="float" office:value="0" calcext:value-type="float">
            <text:p>0</text:p>
          </table:table-cell>
          <table:table-cell table:formula="of:=[.BF14]" office:value-type="string" office:string-value="" calcext:value-type="string">
            <text:p></text:p>
          </table:table-cell>
          <table:table-cell table:style-name="ce365" table:formula="of:=IF(UNICODE([.BF15])=60;0;IF(UNICODE([.BF15])=61663;1;IF(UNICODE([.BF15])=62;2;IF(UNICODE([.BF15])=61664;3;&quot;&quot;))))" office:value-type="float" office:value="3" calcext:value-type="float">
            <text:p>3</text:p>
          </table:table-cell>
          <table:table-cell table:formula="of:=[.BH11]" office:value-type="string" office:string-value="" calcext:value-type="string">
            <text:p></text:p>
          </table:table-cell>
          <table:table-cell table:style-name="ce365" table:formula="of:=IF(UNICODE([.BH15])=60;0;IF(UNICODE([.BH15])=61663;1;IF(UNICODE([.BH15])=62;2;IF(UNICODE([.BH15])=61664;3;&quot;&quot;))))" office:value-type="float" office:value="1" calcext:value-type="float">
            <text:p>1</text:p>
          </table:table-cell>
          <table:table-cell table:number-columns-repeated="2"/>
          <table:table-cell table:style-name="ce387" table:formula="of:=4*[.BJ15]+[.BK15]" office:value-type="float" office:value="0" calcext:value-type="float">
            <text:p>0</text:p>
          </table:table-cell>
          <table:table-cell table:formula="of:=&quot;0xb&quot; &amp;BASE([.BL15];2) &amp; &quot;,&quot;" office:value-type="string" office:string-value="0xb0," calcext:value-type="string">
            <text:p>0xb0,</text:p>
          </table:table-cell>
          <table:table-cell table:style-name="ce430" table:formula="of:=64*[.BP15]+16*[.BR15]+4*[.BT15]+[.BV15]" office:value-type="float" office:value="173" calcext:value-type="float">
            <text:p>173</text:p>
          </table:table-cell>
          <table:table-cell table:style-name="ce41" table:formula="of:=[.BO14]" office:value-type="string" office:string-value="&gt;" calcext:value-type="string">
            <text:p>&gt;</text:p>
          </table:table-cell>
          <table:table-cell table:style-name="ce365" table:formula="of:=IF(UNICODE([.BO15])=60;0;IF(UNICODE([.BO15])=61663;1;IF(UNICODE([.BO15])=62;2;IF(UNICODE([.BO15])=61664;3;&quot;&quot;))))" office:value-type="float" office:value="2" calcext:value-type="float">
            <text:p>2</text:p>
          </table:table-cell>
          <table:table-cell table:style-name="ce41" table:formula="of:=[.BQ14]" office:value-type="string" office:string-value="&gt;" calcext:value-type="string">
            <text:p>&gt;</text:p>
          </table:table-cell>
          <table:table-cell table:style-name="ce365" table:formula="of:=IF(UNICODE([.BQ15])=60;0;IF(UNICODE([.BQ15])=61663;1;IF(UNICODE([.BQ15])=62;2;IF(UNICODE([.BQ15])=61664;3;&quot;&quot;))))" office:value-type="float" office:value="2" calcext:value-type="float">
            <text:p>2</text:p>
          </table:table-cell>
          <table:table-cell table:style-name="ce41" table:formula="of:=[.BS14]" office:value-type="string" office:string-value="" calcext:value-type="string">
            <text:p></text:p>
          </table:table-cell>
          <table:table-cell table:style-name="ce365" table:formula="of:=IF(UNICODE([.BS15])=60;0;IF(UNICODE([.BS15])=61663;1;IF(UNICODE([.BS15])=62;2;IF(UNICODE([.BS15])=61664;3;&quot;&quot;))))" office:value-type="float" office:value="3" calcext:value-type="float">
            <text:p>3</text:p>
          </table:table-cell>
          <table:table-cell table:style-name="ce41" table:formula="of:=[.BU11]" office:value-type="string" office:string-value="" calcext:value-type="string">
            <text:p></text:p>
          </table:table-cell>
          <table:table-cell table:style-name="ce365" table:formula="of:=IF(UNICODE([.BU15])=60;0;IF(UNICODE([.BU15])=61663;1;IF(UNICODE([.BU15])=62;2;IF(UNICODE([.BU15])=61664;3;&quot;&quot;))))" office:value-type="float" office:value="1" calcext:value-type="float">
            <text:p>1</text:p>
          </table:table-cell>
          <table:table-cell table:number-columns-repeated="2"/>
          <table:table-cell table:style-name="ce387" table:formula="of:=4*[.BW15]+[.BX15]" office:value-type="float" office:value="0" calcext:value-type="float">
            <text:p>0</text:p>
          </table:table-cell>
          <table:table-cell table:formula="of:=&quot;0xb&quot; &amp;BASE([.BY15];2) &amp; &quot;,&quot;" office:value-type="string" office:string-value="0xb0," calcext:value-type="string">
            <text:p>0xb0,</text:p>
          </table:table-cell>
          <table:table-cell table:style-name="ce434" table:formula="of:=64*[.CC15]+16*[.CE15]+4*[.CG15]+[.CI15]" office:value-type="float" office:value="205" calcext:value-type="float">
            <text:p>205</text:p>
          </table:table-cell>
          <table:table-cell table:style-name="ce41" table:formula="of:=[.CB14]" office:value-type="string" office:string-value="" calcext:value-type="string">
            <text:p></text:p>
          </table:table-cell>
          <table:table-cell table:style-name="ce365" table:formula="of:=IF(UNICODE([.CB15])=60;0;IF(UNICODE([.CB15])=61663;1;IF(UNICODE([.CB15])=62;2;IF(UNICODE([.CB15])=61664;3;&quot;&quot;))))" office:value-type="float" office:value="3" calcext:value-type="float">
            <text:p>3</text:p>
          </table:table-cell>
          <table:table-cell table:style-name="ce41" table:formula="of:=[.CD14]" office:value-type="string" office:string-value="&lt;" calcext:value-type="string">
            <text:p>&lt;</text:p>
          </table:table-cell>
          <table:table-cell table:style-name="ce365" table:formula="of:=IF(UNICODE([.CD15])=60;0;IF(UNICODE([.CD15])=61663;1;IF(UNICODE([.CD15])=62;2;IF(UNICODE([.CD15])=61664;3;&quot;&quot;))))" office:value-type="float" office:value="0" calcext:value-type="float">
            <text:p>0</text:p>
          </table:table-cell>
          <table:table-cell table:style-name="ce41" table:formula="of:=[.CF14]" office:value-type="string" office:string-value="" calcext:value-type="string">
            <text:p></text:p>
          </table:table-cell>
          <table:table-cell table:style-name="ce365" table:formula="of:=IF(UNICODE([.CF15])=60;0;IF(UNICODE([.CF15])=61663;1;IF(UNICODE([.CF15])=62;2;IF(UNICODE([.CF15])=61664;3;&quot;&quot;))))" office:value-type="float" office:value="3" calcext:value-type="float">
            <text:p>3</text:p>
          </table:table-cell>
          <table:table-cell table:style-name="ce41" table:formula="of:=[.CH11]" office:value-type="string" office:string-value="" calcext:value-type="string">
            <text:p></text:p>
          </table:table-cell>
          <table:table-cell table:style-name="ce365" table:formula="of:=IF(UNICODE([.CH15])=60;0;IF(UNICODE([.CH15])=61663;1;IF(UNICODE([.CH15])=62;2;IF(UNICODE([.CH15])=61664;3;&quot;&quot;)))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387" table:formula="of:=4*[.CJ15]+[.CK15]" office:value-type="float" office:value="11" calcext:value-type="float">
            <text:p>11</text:p>
          </table:table-cell>
          <table:table-cell table:formula="of:=&quot;0xb&quot; &amp;BASE([.CL15];2) &amp; &quot;,&quot;" office:value-type="string" office:string-value="0xb1011," calcext:value-type="string">
            <text:p>0xb1011,</text:p>
          </table:table-cell>
          <table:table-cell table:style-name="ce430" table:formula="of:=64*[.CP15]+16*[.CR15]+4*[.CT15]+[.CV15]" office:value-type="float" office:value="237" calcext:value-type="float">
            <text:p>237</text:p>
          </table:table-cell>
          <table:table-cell table:style-name="ce41" table:formula="of:=[.CO14]" office:value-type="string" office:string-value="" calcext:value-type="string">
            <text:p></text:p>
          </table:table-cell>
          <table:table-cell table:style-name="ce365" table:formula="of:=IF(UNICODE([.CO15])=60;0;IF(UNICODE([.CO15])=61663;1;IF(UNICODE([.CO15])=62;2;IF(UNICODE([.CO15])=61664;3;&quot;&quot;))))" office:value-type="float" office:value="3" calcext:value-type="float">
            <text:p>3</text:p>
          </table:table-cell>
          <table:table-cell table:style-name="ce41" table:formula="of:=[.CQ14]" office:value-type="string" office:string-value="&gt;" calcext:value-type="string">
            <text:p>&gt;</text:p>
          </table:table-cell>
          <table:table-cell table:style-name="ce365" table:formula="of:=IF(UNICODE([.CQ15])=60;0;IF(UNICODE([.CQ15])=61663;1;IF(UNICODE([.CQ15])=62;2;IF(UNICODE([.CQ15])=61664;3;&quot;&quot;))))" office:value-type="float" office:value="2" calcext:value-type="float">
            <text:p>2</text:p>
          </table:table-cell>
          <table:table-cell table:style-name="ce41" table:formula="of:=[.CS14]" office:value-type="string" office:string-value="" calcext:value-type="string">
            <text:p></text:p>
          </table:table-cell>
          <table:table-cell table:style-name="ce365" table:formula="of:=IF(UNICODE([.CS15])=60;0;IF(UNICODE([.CS15])=61663;1;IF(UNICODE([.CS15])=62;2;IF(UNICODE([.CS15])=61664;3;&quot;&quot;))))" office:value-type="float" office:value="3" calcext:value-type="float">
            <text:p>3</text:p>
          </table:table-cell>
          <table:table-cell table:style-name="ce41" table:formula="of:=[.CU11]" office:value-type="string" office:string-value="" calcext:value-type="string">
            <text:p></text:p>
          </table:table-cell>
          <table:table-cell table:style-name="ce365" table:formula="of:=IF(UNICODE([.CU15])=60;0;IF(UNICODE([.CU15])=61663;1;IF(UNICODE([.CU15])=62;2;IF(UNICODE([.CU15])=61664;3;&quot;&quot;)))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440" table:formula="of:=4*[.CW15]+[.CX15]" office:value-type="float" office:value="11" calcext:value-type="float">
            <text:p>11</text:p>
          </table:table-cell>
          <table:table-cell table:formula="of:=&quot;0xb&quot; &amp;BASE([.CY15];2) &amp; &quot;,&quot;" office:value-type="string" office:string-value="0xb1011," calcext:value-type="string">
            <text:p>0xb1011,</text:p>
          </table:table-cell>
          <table:table-cell table:number-columns-repeated="920"/>
        </table:table-row>
        <table:table-row table:style-name="ro1">
          <table:table-cell table:formula="of:=64*[.C16]+16*[.E16]+4*[.G16]+[.I16]" office:value-type="float" office:value="14" calcext:value-type="float">
            <text:p>14</text:p>
          </table:table-cell>
          <table:table-cell table:formula="of:=[.B15]" office:value-type="string" office:string-value="&lt;" calcext:value-type="string">
            <text:p>&lt;</text:p>
          </table:table-cell>
          <table:table-cell table:style-name="ce365" table:formula="of:=IF(UNICODE([.B16])=60;0;IF(UNICODE([.B16])=61663;1;IF(UNICODE([.B16])=62;2;IF(UNICODE([.B16])=61664;3;&quot;&quot;))))" office:value-type="float" office:value="0" calcext:value-type="float">
            <text:p>0</text:p>
          </table:table-cell>
          <table:table-cell table:formula="of:=[.D15]" office:value-type="string" office:string-value="&lt;" calcext:value-type="string">
            <text:p>&lt;</text:p>
          </table:table-cell>
          <table:table-cell table:style-name="ce365" table:formula="of:=IF(UNICODE([.D16])=60;0;IF(UNICODE([.D16])=61663;1;IF(UNICODE([.D16])=62;2;IF(UNICODE([.D16])=61664;3;&quot;&quot;))))" office:value-type="float" office:value="0" calcext:value-type="float">
            <text:p>0</text:p>
          </table:table-cell>
          <table:table-cell table:formula="of:=[.F15]" office:value-type="string" office:string-value="" calcext:value-type="string">
            <text:p></text:p>
          </table:table-cell>
          <table:table-cell table:style-name="ce365" table:formula="of:=IF(UNICODE([.F16])=60;0;IF(UNICODE([.F16])=61663;1;IF(UNICODE([.F16])=62;2;IF(UNICODE([.F16])=61664;3;&quot;&quot;))))" office:value-type="float" office:value="3" calcext:value-type="float">
            <text:p>3</text:p>
          </table:table-cell>
          <table:table-cell table:formula="of:=[.H12]" office:value-type="string" office:string-value="&gt;" calcext:value-type="string">
            <text:p>&gt;</text:p>
          </table:table-cell>
          <table:table-cell table:style-name="ce365" table:formula="of:=IF(UNICODE([.H16])=60;0;IF(UNICODE([.H16])=61663;1;IF(UNICODE([.H16])=62;2;IF(UNICODE([.H16])=61664;3;&quot;&quot;))))" office:value-type="float" office:value="2" calcext:value-type="float">
            <text:p>2</text:p>
          </table:table-cell>
          <table:table-cell table:style-name="ce376" office:value-type="float" office:value="0" calcext:value-type="float">
            <text:p>0</text:p>
          </table:table-cell>
          <table:table-cell table:style-name="ce382" office:value-type="float" office:value="1" calcext:value-type="float">
            <text:p>1</text:p>
          </table:table-cell>
          <table:table-cell table:style-name="ce387" table:formula="of:=4*[.J16]+[.K16]" office:value-type="float" office:value="1" calcext:value-type="float">
            <text:p>1</text:p>
          </table:table-cell>
          <table:table-cell table:style-name="ce391" table:formula="of:=&quot;0xb&quot; &amp;BASE([.L16];2) &amp; &quot;,&quot;" office:value-type="string" office:string-value="0xb1," calcext:value-type="string">
            <text:p>0xb1,</text:p>
          </table:table-cell>
          <table:table-cell table:formula="of:=64*[.P16]+16*[.R16]+4*[.T16]+[.V16]" office:value-type="string" office:string-value="" calcext:value-type="error">
            <text:p>#ЗНАЧ!</text:p>
          </table:table-cell>
          <table:table-cell table:style-name="ce41" table:formula="of:=[.O15]" office:value-type="string" office:string-value="&lt;" calcext:value-type="string">
            <text:p>&lt;</text:p>
          </table:table-cell>
          <table:table-cell table:style-name="ce365" table:formula="of:=IF(UNICODE([.O16])=60;0;IF(UNICODE([.O16])=61663;1;IF(UNICODE([.O16])=62;2;IF(UNICODE([.O16])=61664;3;&quot;&quot;))))" office:value-type="float" office:value="0" calcext:value-type="float">
            <text:p>0</text:p>
          </table:table-cell>
          <table:table-cell table:style-name="ce41" table:formula="of:=[.Q15]" office:value-type="string" office:string-value="&gt;" calcext:value-type="string">
            <text:p>&gt;</text:p>
          </table:table-cell>
          <table:table-cell table:style-name="ce365" table:formula="of:=IF(UNICODE([.Q16])=60;0;IF(UNICODE([.Q16])=61663;1;IF(UNICODE([.Q16])=62;2;IF(UNICODE([.Q16])=61664;3;&quot;&quot;))))" office:value-type="float" office:value="2" calcext:value-type="float">
            <text:p>2</text:p>
          </table:table-cell>
          <table:table-cell table:style-name="ce41" table:formula="of:=[.S15]" office:value-type="string" office:string-value="" calcext:value-type="string">
            <text:p></text:p>
          </table:table-cell>
          <table:table-cell table:style-name="ce365" table:formula="of:=IF(UNICODE([.S16])=60;0;IF(UNICODE([.S16])=61663;1;IF(UNICODE([.S16])=62;2;IF(UNICODE([.S16])=61664;3;&quot;&quot;))))" office:value-type="float" office:value="3" calcext:value-type="float">
            <text:p>3</text:p>
          </table:table-cell>
          <table:table-cell table:style-name="ce41" table:formula="of:=[.U12]" office:value-type="string" office:string-value="`" calcext:value-type="string">
            <text:p>`</text:p>
          </table:table-cell>
          <table:table-cell table:style-name="ce365" table:formula="of:=IF(UNICODE([.U16])=60;0;IF(UNICODE([.U16])=61663;1;IF(UNICODE([.U16])=62;2;IF(UNICODE([.U16])=61664;3;&quot;&quot;))))">
            <text:p/>
          </table:table-cell>
          <table:table-cell table:style-name="ce400" office:value-type="float" office:value="0" calcext:value-type="float">
            <text:p>0</text:p>
          </table:table-cell>
          <table:table-cell table:style-name="ce404" office:value-type="float" office:value="1" calcext:value-type="float">
            <text:p>1</text:p>
          </table:table-cell>
          <table:table-cell table:style-name="ce387" table:formula="of:=4*[.W16]+[.X16]" office:value-type="float" office:value="1" calcext:value-type="float">
            <text:p>1</text:p>
          </table:table-cell>
          <table:table-cell table:style-name="ce408" table:formula="of:=&quot;0xb&quot; &amp;BASE([.Y16];2) &amp; &quot;,&quot;" office:value-type="string" office:string-value="0xb1," calcext:value-type="string">
            <text:p>0xb1,</text:p>
          </table:table-cell>
          <table:table-cell table:style-name="ce413" table:formula="of:=64*[.AC16]+16*[.AE16]+4*[.AG16]+[.AI16]" office:value-type="float" office:value="78" calcext:value-type="float">
            <text:p>78</text:p>
          </table:table-cell>
          <table:table-cell table:style-name="ce41" table:formula="of:=[.AB15]" office:value-type="string" office:string-value="" calcext:value-type="string">
            <text:p></text:p>
          </table:table-cell>
          <table:table-cell table:style-name="ce365" table:formula="of:=IF(UNICODE([.AB16])=60;0;IF(UNICODE([.AB16])=61663;1;IF(UNICODE([.AB16])=62;2;IF(UNICODE([.AB16])=61664;3;&quot;&quot;))))" office:value-type="float" office:value="1" calcext:value-type="float">
            <text:p>1</text:p>
          </table:table-cell>
          <table:table-cell table:style-name="ce41" table:formula="of:=[.AD15]" office:value-type="string" office:string-value="&lt;" calcext:value-type="string">
            <text:p>&lt;</text:p>
          </table:table-cell>
          <table:table-cell table:style-name="ce365" table:formula="of:=IF(UNICODE([.AD16])=60;0;IF(UNICODE([.AD16])=61663;1;IF(UNICODE([.AD16])=62;2;IF(UNICODE([.AD16])=61664;3;&quot;&quot;))))" office:value-type="float" office:value="0" calcext:value-type="float">
            <text:p>0</text:p>
          </table:table-cell>
          <table:table-cell table:style-name="ce41" table:formula="of:=[.AF15]" office:value-type="string" office:string-value="" calcext:value-type="string">
            <text:p></text:p>
          </table:table-cell>
          <table:table-cell table:style-name="ce365" table:formula="of:=IF(UNICODE([.AF16])=60;0;IF(UNICODE([.AF16])=61663;1;IF(UNICODE([.AF16])=62;2;IF(UNICODE([.AF16])=61664;3;&quot;&quot;))))" office:value-type="float" office:value="3" calcext:value-type="float">
            <text:p>3</text:p>
          </table:table-cell>
          <table:table-cell table:style-name="ce41" table:formula="of:=[.AH12]" office:value-type="string" office:string-value="&gt;" calcext:value-type="string">
            <text:p>&gt;</text:p>
          </table:table-cell>
          <table:table-cell table:style-name="ce365" table:formula="of:=IF(UNICODE([.AH16])=60;0;IF(UNICODE([.AH16])=61663;1;IF(UNICODE([.AH16])=62;2;IF(UNICODE([.AH16])=61664;3;&quot;&quot;)))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87" table:formula="of:=4*[.AJ16]+[.AK16]" office:value-type="float" office:value="1" calcext:value-type="float">
            <text:p>1</text:p>
          </table:table-cell>
          <table:table-cell table:formula="of:=&quot;0xb&quot; &amp;BASE([.AL16];2) &amp; &quot;,&quot;" office:value-type="string" office:string-value="0xb1," calcext:value-type="string">
            <text:p>0xb1,</text:p>
          </table:table-cell>
          <table:table-cell table:formula="of:=64*[.AP16]+16*[.AR16]+4*[.AT16]+[.AV16]" office:value-type="float" office:value="110" calcext:value-type="float">
            <text:p>110</text:p>
          </table:table-cell>
          <table:table-cell table:style-name="ce41" table:formula="of:=[.AO15]" office:value-type="string" office:string-value="" calcext:value-type="string">
            <text:p></text:p>
          </table:table-cell>
          <table:table-cell table:style-name="ce365" table:formula="of:=IF(UNICODE([.AO16])=60;0;IF(UNICODE([.AO16])=61663;1;IF(UNICODE([.AO16])=62;2;IF(UNICODE([.AO16])=61664;3;&quot;&quot;))))" office:value-type="float" office:value="1" calcext:value-type="float">
            <text:p>1</text:p>
          </table:table-cell>
          <table:table-cell table:style-name="ce41" table:formula="of:=[.AQ15]" office:value-type="string" office:string-value="&gt;" calcext:value-type="string">
            <text:p>&gt;</text:p>
          </table:table-cell>
          <table:table-cell table:style-name="ce365" table:formula="of:=IF(UNICODE([.AQ16])=60;0;IF(UNICODE([.AQ16])=61663;1;IF(UNICODE([.AQ16])=62;2;IF(UNICODE([.AQ16])=61664;3;&quot;&quot;))))" office:value-type="float" office:value="2" calcext:value-type="float">
            <text:p>2</text:p>
          </table:table-cell>
          <table:table-cell table:style-name="ce41" table:formula="of:=[.AS15]" office:value-type="string" office:string-value="" calcext:value-type="string">
            <text:p></text:p>
          </table:table-cell>
          <table:table-cell table:style-name="ce365" table:formula="of:=IF(UNICODE([.AS16])=60;0;IF(UNICODE([.AS16])=61663;1;IF(UNICODE([.AS16])=62;2;IF(UNICODE([.AS16])=61664;3;&quot;&quot;))))" office:value-type="float" office:value="3" calcext:value-type="float">
            <text:p>3</text:p>
          </table:table-cell>
          <table:table-cell table:style-name="ce41" table:formula="of:=[.AU12]" office:value-type="string" office:string-value="&gt;" calcext:value-type="string">
            <text:p>&gt;</text:p>
          </table:table-cell>
          <table:table-cell table:style-name="ce365" table:formula="of:=IF(UNICODE([.AU16])=60;0;IF(UNICODE([.AU16])=61663;1;IF(UNICODE([.AU16])=62;2;IF(UNICODE([.AU16])=61664;3;&quot;&quot;)))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87" table:formula="of:=4*[.AW16]+[.AX16]" office:value-type="float" office:value="1" calcext:value-type="float">
            <text:p>1</text:p>
          </table:table-cell>
          <table:table-cell table:formula="of:=&quot;0xb&quot; &amp;BASE([.AY16];2) &amp; &quot;,&quot;" office:value-type="string" office:string-value="0xb1," calcext:value-type="string">
            <text:p>0xb1,</text:p>
          </table:table-cell>
          <table:table-cell table:style-name="ce422" table:formula="of:=64*[.BC16]+16*[.BE16]+4*[.BG16]+[.BI16]" office:value-type="float" office:value="142" calcext:value-type="float">
            <text:p>142</text:p>
          </table:table-cell>
          <table:table-cell table:formula="of:=[.BB15]" office:value-type="string" office:string-value="&gt;" calcext:value-type="string">
            <text:p>&gt;</text:p>
          </table:table-cell>
          <table:table-cell table:style-name="ce365" table:formula="of:=IF(UNICODE([.BB16])=60;0;IF(UNICODE([.BB16])=61663;1;IF(UNICODE([.BB16])=62;2;IF(UNICODE([.BB16])=61664;3;&quot;&quot;))))" office:value-type="float" office:value="2" calcext:value-type="float">
            <text:p>2</text:p>
          </table:table-cell>
          <table:table-cell table:formula="of:=[.BD15]" office:value-type="string" office:string-value="&lt;" calcext:value-type="string">
            <text:p>&lt;</text:p>
          </table:table-cell>
          <table:table-cell table:style-name="ce365" table:formula="of:=IF(UNICODE([.BD16])=60;0;IF(UNICODE([.BD16])=61663;1;IF(UNICODE([.BD16])=62;2;IF(UNICODE([.BD16])=61664;3;&quot;&quot;))))" office:value-type="float" office:value="0" calcext:value-type="float">
            <text:p>0</text:p>
          </table:table-cell>
          <table:table-cell table:formula="of:=[.BF15]" office:value-type="string" office:string-value="" calcext:value-type="string">
            <text:p></text:p>
          </table:table-cell>
          <table:table-cell table:style-name="ce365" table:formula="of:=IF(UNICODE([.BF16])=60;0;IF(UNICODE([.BF16])=61663;1;IF(UNICODE([.BF16])=62;2;IF(UNICODE([.BF16])=61664;3;&quot;&quot;))))" office:value-type="float" office:value="3" calcext:value-type="float">
            <text:p>3</text:p>
          </table:table-cell>
          <table:table-cell table:formula="of:=[.BH12]" office:value-type="string" office:string-value="&gt;" calcext:value-type="string">
            <text:p>&gt;</text:p>
          </table:table-cell>
          <table:table-cell table:style-name="ce365" table:formula="of:=IF(UNICODE([.BH16])=60;0;IF(UNICODE([.BH16])=61663;1;IF(UNICODE([.BH16])=62;2;IF(UNICODE([.BH16])=61664;3;&quot;&quot;)))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87" table:formula="of:=4*[.BJ16]+[.BK16]" office:value-type="float" office:value="1" calcext:value-type="float">
            <text:p>1</text:p>
          </table:table-cell>
          <table:table-cell table:formula="of:=&quot;0xb&quot; &amp;BASE([.BL16];2) &amp; &quot;,&quot;" office:value-type="string" office:string-value="0xb1," calcext:value-type="string">
            <text:p>0xb1,</text:p>
          </table:table-cell>
          <table:table-cell table:style-name="ce430" table:formula="of:=64*[.BP16]+16*[.BR16]+4*[.BT16]+[.BV16]" office:value-type="float" office:value="174" calcext:value-type="float">
            <text:p>174</text:p>
          </table:table-cell>
          <table:table-cell table:style-name="ce41" table:formula="of:=[.BO15]" office:value-type="string" office:string-value="&gt;" calcext:value-type="string">
            <text:p>&gt;</text:p>
          </table:table-cell>
          <table:table-cell table:style-name="ce365" table:formula="of:=IF(UNICODE([.BO16])=60;0;IF(UNICODE([.BO16])=61663;1;IF(UNICODE([.BO16])=62;2;IF(UNICODE([.BO16])=61664;3;&quot;&quot;))))" office:value-type="float" office:value="2" calcext:value-type="float">
            <text:p>2</text:p>
          </table:table-cell>
          <table:table-cell table:style-name="ce41" table:formula="of:=[.BQ15]" office:value-type="string" office:string-value="&gt;" calcext:value-type="string">
            <text:p>&gt;</text:p>
          </table:table-cell>
          <table:table-cell table:style-name="ce365" table:formula="of:=IF(UNICODE([.BQ16])=60;0;IF(UNICODE([.BQ16])=61663;1;IF(UNICODE([.BQ16])=62;2;IF(UNICODE([.BQ16])=61664;3;&quot;&quot;))))" office:value-type="float" office:value="2" calcext:value-type="float">
            <text:p>2</text:p>
          </table:table-cell>
          <table:table-cell table:style-name="ce41" table:formula="of:=[.BS15]" office:value-type="string" office:string-value="" calcext:value-type="string">
            <text:p></text:p>
          </table:table-cell>
          <table:table-cell table:style-name="ce365" table:formula="of:=IF(UNICODE([.BS16])=60;0;IF(UNICODE([.BS16])=61663;1;IF(UNICODE([.BS16])=62;2;IF(UNICODE([.BS16])=61664;3;&quot;&quot;))))" office:value-type="float" office:value="3" calcext:value-type="float">
            <text:p>3</text:p>
          </table:table-cell>
          <table:table-cell table:style-name="ce41" table:formula="of:=[.BU12]" office:value-type="string" office:string-value="&gt;" calcext:value-type="string">
            <text:p>&gt;</text:p>
          </table:table-cell>
          <table:table-cell table:style-name="ce365" table:formula="of:=IF(UNICODE([.BU16])=60;0;IF(UNICODE([.BU16])=61663;1;IF(UNICODE([.BU16])=62;2;IF(UNICODE([.BU16])=61664;3;&quot;&quot;)))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87" table:formula="of:=4*[.BW16]+[.BX16]" office:value-type="float" office:value="1" calcext:value-type="float">
            <text:p>1</text:p>
          </table:table-cell>
          <table:table-cell table:formula="of:=&quot;0xb&quot; &amp;BASE([.BY16];2) &amp; &quot;,&quot;" office:value-type="string" office:string-value="0xb1," calcext:value-type="string">
            <text:p>0xb1,</text:p>
          </table:table-cell>
          <table:table-cell table:style-name="ce434" table:formula="of:=64*[.CC16]+16*[.CE16]+4*[.CG16]+[.CI16]" office:value-type="float" office:value="206" calcext:value-type="float">
            <text:p>206</text:p>
          </table:table-cell>
          <table:table-cell table:style-name="ce41" table:formula="of:=[.CB15]" office:value-type="string" office:string-value="" calcext:value-type="string">
            <text:p></text:p>
          </table:table-cell>
          <table:table-cell table:style-name="ce365" table:formula="of:=IF(UNICODE([.CB16])=60;0;IF(UNICODE([.CB16])=61663;1;IF(UNICODE([.CB16])=62;2;IF(UNICODE([.CB16])=61664;3;&quot;&quot;))))" office:value-type="float" office:value="3" calcext:value-type="float">
            <text:p>3</text:p>
          </table:table-cell>
          <table:table-cell table:style-name="ce41" table:formula="of:=[.CD15]" office:value-type="string" office:string-value="&lt;" calcext:value-type="string">
            <text:p>&lt;</text:p>
          </table:table-cell>
          <table:table-cell table:style-name="ce365" table:formula="of:=IF(UNICODE([.CD16])=60;0;IF(UNICODE([.CD16])=61663;1;IF(UNICODE([.CD16])=62;2;IF(UNICODE([.CD16])=61664;3;&quot;&quot;))))" office:value-type="float" office:value="0" calcext:value-type="float">
            <text:p>0</text:p>
          </table:table-cell>
          <table:table-cell table:style-name="ce41" table:formula="of:=[.CF15]" office:value-type="string" office:string-value="" calcext:value-type="string">
            <text:p></text:p>
          </table:table-cell>
          <table:table-cell table:style-name="ce365" table:formula="of:=IF(UNICODE([.CF16])=60;0;IF(UNICODE([.CF16])=61663;1;IF(UNICODE([.CF16])=62;2;IF(UNICODE([.CF16])=61664;3;&quot;&quot;))))" office:value-type="float" office:value="3" calcext:value-type="float">
            <text:p>3</text:p>
          </table:table-cell>
          <table:table-cell table:style-name="ce41" table:formula="of:=[.CH12]" office:value-type="string" office:string-value="&gt;" calcext:value-type="string">
            <text:p>&gt;</text:p>
          </table:table-cell>
          <table:table-cell table:style-name="ce365" table:formula="of:=IF(UNICODE([.CH16])=60;0;IF(UNICODE([.CH16])=61663;1;IF(UNICODE([.CH16])=62;2;IF(UNICODE([.CH16])=61664;3;&quot;&quot;)))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87" table:formula="of:=4*[.CJ16]+[.CK16]" office:value-type="float" office:value="1" calcext:value-type="float">
            <text:p>1</text:p>
          </table:table-cell>
          <table:table-cell table:formula="of:=&quot;0xb&quot; &amp;BASE([.CL16];2) &amp; &quot;,&quot;" office:value-type="string" office:string-value="0xb1," calcext:value-type="string">
            <text:p>0xb1,</text:p>
          </table:table-cell>
          <table:table-cell table:style-name="ce430" table:formula="of:=64*[.CP16]+16*[.CR16]+4*[.CT16]+[.CV16]" office:value-type="float" office:value="238" calcext:value-type="float">
            <text:p>238</text:p>
          </table:table-cell>
          <table:table-cell table:style-name="ce364" table:formula="of:=[.CO15]" office:value-type="string" office:string-value="" calcext:value-type="string">
            <text:p></text:p>
          </table:table-cell>
          <table:table-cell table:style-name="ce369" table:formula="of:=IF(UNICODE([.CO16])=60;0;IF(UNICODE([.CO16])=61663;1;IF(UNICODE([.CO16])=62;2;IF(UNICODE([.CO16])=61664;3;&quot;&quot;))))" office:value-type="float" office:value="3" calcext:value-type="float">
            <text:p>3</text:p>
          </table:table-cell>
          <table:table-cell table:style-name="ce364" table:formula="of:=[.CQ15]" office:value-type="string" office:string-value="&gt;" calcext:value-type="string">
            <text:p>&gt;</text:p>
          </table:table-cell>
          <table:table-cell table:style-name="ce369" table:formula="of:=IF(UNICODE([.CQ16])=60;0;IF(UNICODE([.CQ16])=61663;1;IF(UNICODE([.CQ16])=62;2;IF(UNICODE([.CQ16])=61664;3;&quot;&quot;))))" office:value-type="float" office:value="2" calcext:value-type="float">
            <text:p>2</text:p>
          </table:table-cell>
          <table:table-cell table:style-name="ce364" table:formula="of:=[.CS15]" office:value-type="string" office:string-value="" calcext:value-type="string">
            <text:p></text:p>
          </table:table-cell>
          <table:table-cell table:style-name="ce369" table:formula="of:=IF(UNICODE([.CS16])=60;0;IF(UNICODE([.CS16])=61663;1;IF(UNICODE([.CS16])=62;2;IF(UNICODE([.CS16])=61664;3;&quot;&quot;))))" office:value-type="float" office:value="3" calcext:value-type="float">
            <text:p>3</text:p>
          </table:table-cell>
          <table:table-cell table:style-name="ce364" table:formula="of:=[.CU12]" office:value-type="string" office:string-value="&gt;" calcext:value-type="string">
            <text:p>&gt;</text:p>
          </table:table-cell>
          <table:table-cell table:style-name="ce365" table:formula="of:=IF(UNICODE([.CU16])=60;0;IF(UNICODE([.CU16])=61663;1;IF(UNICODE([.CU16])=62;2;IF(UNICODE([.CU16])=61664;3;&quot;&quot;)))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440" table:formula="of:=4*[.CW16]+[.CX16]" office:value-type="float" office:value="3" calcext:value-type="float">
            <text:p>3</text:p>
          </table:table-cell>
          <table:table-cell table:formula="of:=&quot;0xb&quot; &amp;BASE([.CY16];2) &amp; &quot;,&quot;" office:value-type="string" office:string-value="0xb11," calcext:value-type="string">
            <text:p>0xb11,</text:p>
          </table:table-cell>
          <table:table-cell table:number-columns-repeated="920"/>
        </table:table-row>
        <table:table-row table:style-name="ro1">
          <table:table-cell table:style-name="ce359" table:formula="of:=64*[.C17]+16*[.E17]+4*[.G17]+[.I17]" office:value-type="float" office:value="15" calcext:value-type="float">
            <text:p>15</text:p>
          </table:table-cell>
          <table:table-cell table:style-name="ce363" table:formula="of:=[.B16]" office:value-type="string" office:string-value="&lt;" calcext:value-type="string">
            <text:p>&lt;</text:p>
          </table:table-cell>
          <table:table-cell table:style-name="ce368" table:formula="of:=IF(UNICODE([.B17])=60;0;IF(UNICODE([.B17])=61663;1;IF(UNICODE([.B17])=62;2;IF(UNICODE([.B17])=61664;3;&quot;&quot;))))" office:value-type="float" office:value="0" calcext:value-type="float">
            <text:p>0</text:p>
          </table:table-cell>
          <table:table-cell table:style-name="ce363" table:formula="of:=[.D16]" office:value-type="string" office:string-value="&lt;" calcext:value-type="string">
            <text:p>&lt;</text:p>
          </table:table-cell>
          <table:table-cell table:style-name="ce368" table:formula="of:=IF(UNICODE([.D17])=60;0;IF(UNICODE([.D17])=61663;1;IF(UNICODE([.D17])=62;2;IF(UNICODE([.D17])=61664;3;&quot;&quot;))))" office:value-type="float" office:value="0" calcext:value-type="float">
            <text:p>0</text:p>
          </table:table-cell>
          <table:table-cell table:style-name="ce363" table:formula="of:=[.F16]" office:value-type="string" office:string-value="" calcext:value-type="string">
            <text:p></text:p>
          </table:table-cell>
          <table:table-cell table:style-name="ce368" table:formula="of:=IF(UNICODE([.F17])=60;0;IF(UNICODE([.F17])=61663;1;IF(UNICODE([.F17])=62;2;IF(UNICODE([.F17])=61664;3;&quot;&quot;))))" office:value-type="float" office:value="3" calcext:value-type="float">
            <text:p>3</text:p>
          </table:table-cell>
          <table:table-cell table:style-name="ce363" table:formula="of:=[.H13]" office:value-type="string" office:string-value="" calcext:value-type="string">
            <text:p></text:p>
          </table:table-cell>
          <table:table-cell table:style-name="ce368" table:formula="of:=IF(UNICODE([.H17])=60;0;IF(UNICODE([.H17])=61663;1;IF(UNICODE([.H17])=62;2;IF(UNICODE([.H17])=61664;3;&quot;&quot;))))" office:value-type="float" office:value="3" calcext:value-type="float">
            <text:p>3</text:p>
          </table:table-cell>
          <table:table-cell table:style-name="ce379"/>
          <table:table-cell table:style-name="ce385"/>
          <table:table-cell table:style-name="ce390" table:formula="of:=4*[.J17]+[.K17]" office:value-type="float" office:value="0" calcext:value-type="float">
            <text:p>0</text:p>
          </table:table-cell>
          <table:table-cell table:style-name="ce394" table:formula="of:=&quot;0xb&quot; &amp;BASE([.L17];2) &amp; &quot;,&quot;" office:value-type="string" office:string-value="0xb0," calcext:value-type="string">
            <text:p>0xb0,</text:p>
          </table:table-cell>
          <table:table-cell table:style-name="ce399" table:formula="of:=64*[.P17]+16*[.R17]+4*[.T17]+[.V17]" office:value-type="float" office:value="47" calcext:value-type="float">
            <text:p>47</text:p>
          </table:table-cell>
          <table:table-cell table:style-name="ce363" table:formula="of:=[.O16]" office:value-type="string" office:string-value="&lt;" calcext:value-type="string">
            <text:p>&lt;</text:p>
          </table:table-cell>
          <table:table-cell table:style-name="ce368" table:formula="of:=IF(UNICODE([.O17])=60;0;IF(UNICODE([.O17])=61663;1;IF(UNICODE([.O17])=62;2;IF(UNICODE([.O17])=61664;3;&quot;&quot;))))" office:value-type="float" office:value="0" calcext:value-type="float">
            <text:p>0</text:p>
          </table:table-cell>
          <table:table-cell table:style-name="ce363" table:formula="of:=[.Q16]" office:value-type="string" office:string-value="&gt;" calcext:value-type="string">
            <text:p>&gt;</text:p>
          </table:table-cell>
          <table:table-cell table:style-name="ce368" table:formula="of:=IF(UNICODE([.Q17])=60;0;IF(UNICODE([.Q17])=61663;1;IF(UNICODE([.Q17])=62;2;IF(UNICODE([.Q17])=61664;3;&quot;&quot;))))" office:value-type="float" office:value="2" calcext:value-type="float">
            <text:p>2</text:p>
          </table:table-cell>
          <table:table-cell table:style-name="ce363" table:formula="of:=[.S16]" office:value-type="string" office:string-value="" calcext:value-type="string">
            <text:p></text:p>
          </table:table-cell>
          <table:table-cell table:style-name="ce368" table:formula="of:=IF(UNICODE([.S17])=60;0;IF(UNICODE([.S17])=61663;1;IF(UNICODE([.S17])=62;2;IF(UNICODE([.S17])=61664;3;&quot;&quot;))))" office:value-type="float" office:value="3" calcext:value-type="float">
            <text:p>3</text:p>
          </table:table-cell>
          <table:table-cell table:style-name="ce363" table:formula="of:=[.U13]" office:value-type="string" office:string-value="" calcext:value-type="string">
            <text:p></text:p>
          </table:table-cell>
          <table:table-cell table:style-name="ce368" table:formula="of:=IF(UNICODE([.U17])=60;0;IF(UNICODE([.U17])=61663;1;IF(UNICODE([.U17])=62;2;IF(UNICODE([.U17])=61664;3;&quot;&quot;))))" office:value-type="float" office:value="3" calcext:value-type="float">
            <text:p>3</text:p>
          </table:table-cell>
          <table:table-cell table:style-name="ce403"/>
          <table:table-cell table:style-name="ce407"/>
          <table:table-cell table:style-name="ce390" table:formula="of:=4*[.W17]+[.X17]" office:value-type="float" office:value="0" calcext:value-type="float">
            <text:p>0</text:p>
          </table:table-cell>
          <table:table-cell table:style-name="ce411" table:formula="of:=&quot;0xb&quot; &amp;BASE([.Y17];2) &amp; &quot;,&quot;" office:value-type="string" office:string-value="0xb0," calcext:value-type="string">
            <text:p>0xb0,</text:p>
          </table:table-cell>
          <table:table-cell table:style-name="ce415" table:formula="of:=64*[.AC17]+16*[.AE17]+4*[.AG17]+[.AI17]" office:value-type="float" office:value="79" calcext:value-type="float">
            <text:p>79</text:p>
          </table:table-cell>
          <table:table-cell table:style-name="ce363" table:formula="of:=[.AB16]" office:value-type="string" office:string-value="" calcext:value-type="string">
            <text:p></text:p>
          </table:table-cell>
          <table:table-cell table:style-name="ce368" table:formula="of:=IF(UNICODE([.AB17])=60;0;IF(UNICODE([.AB17])=61663;1;IF(UNICODE([.AB17])=62;2;IF(UNICODE([.AB17])=61664;3;&quot;&quot;))))" office:value-type="float" office:value="1" calcext:value-type="float">
            <text:p>1</text:p>
          </table:table-cell>
          <table:table-cell table:style-name="ce363" table:formula="of:=[.AD16]" office:value-type="string" office:string-value="&lt;" calcext:value-type="string">
            <text:p>&lt;</text:p>
          </table:table-cell>
          <table:table-cell table:style-name="ce368" table:formula="of:=IF(UNICODE([.AD17])=60;0;IF(UNICODE([.AD17])=61663;1;IF(UNICODE([.AD17])=62;2;IF(UNICODE([.AD17])=61664;3;&quot;&quot;))))" office:value-type="float" office:value="0" calcext:value-type="float">
            <text:p>0</text:p>
          </table:table-cell>
          <table:table-cell table:style-name="ce363" table:formula="of:=[.AF16]" office:value-type="string" office:string-value="" calcext:value-type="string">
            <text:p></text:p>
          </table:table-cell>
          <table:table-cell table:style-name="ce368" table:formula="of:=IF(UNICODE([.AF17])=60;0;IF(UNICODE([.AF17])=61663;1;IF(UNICODE([.AF17])=62;2;IF(UNICODE([.AF17])=61664;3;&quot;&quot;))))" office:value-type="float" office:value="3" calcext:value-type="float">
            <text:p>3</text:p>
          </table:table-cell>
          <table:table-cell table:style-name="ce363" table:formula="of:=[.AH13]" office:value-type="string" office:string-value="" calcext:value-type="string">
            <text:p></text:p>
          </table:table-cell>
          <table:table-cell table:style-name="ce368" table:formula="of:=IF(UNICODE([.AH17])=60;0;IF(UNICODE([.AH17])=61663;1;IF(UNICODE([.AH17])=62;2;IF(UNICODE([.AH17])=61664;3;&quot;&quot;))))" office:value-type="float" office:value="3" calcext:value-type="float">
            <text:p>3</text:p>
          </table:table-cell>
          <table:table-cell table:style-name="ce418"/>
          <table:table-cell table:style-name="ce420"/>
          <table:table-cell table:style-name="ce390" table:formula="of:=4*[.AJ17]+[.AK17]" office:value-type="float" office:value="0" calcext:value-type="float">
            <text:p>0</text:p>
          </table:table-cell>
          <table:table-cell table:style-name="ce359" table:formula="of:=&quot;0xb&quot; &amp;BASE([.AL17];2) &amp; &quot;,&quot;" office:value-type="string" office:string-value="0xb0," calcext:value-type="string">
            <text:p>0xb0,</text:p>
          </table:table-cell>
          <table:table-cell table:style-name="ce399" table:formula="of:=64*[.AP17]+16*[.AR17]+4*[.AT17]+[.AV17]" office:value-type="float" office:value="111" calcext:value-type="float">
            <text:p>111</text:p>
          </table:table-cell>
          <table:table-cell table:style-name="ce363" table:formula="of:=[.AO16]" office:value-type="string" office:string-value="" calcext:value-type="string">
            <text:p></text:p>
          </table:table-cell>
          <table:table-cell table:style-name="ce368" table:formula="of:=IF(UNICODE([.AO17])=60;0;IF(UNICODE([.AO17])=61663;1;IF(UNICODE([.AO17])=62;2;IF(UNICODE([.AO17])=61664;3;&quot;&quot;))))" office:value-type="float" office:value="1" calcext:value-type="float">
            <text:p>1</text:p>
          </table:table-cell>
          <table:table-cell table:style-name="ce363" table:formula="of:=[.AQ16]" office:value-type="string" office:string-value="&gt;" calcext:value-type="string">
            <text:p>&gt;</text:p>
          </table:table-cell>
          <table:table-cell table:style-name="ce368" table:formula="of:=IF(UNICODE([.AQ17])=60;0;IF(UNICODE([.AQ17])=61663;1;IF(UNICODE([.AQ17])=62;2;IF(UNICODE([.AQ17])=61664;3;&quot;&quot;))))" office:value-type="float" office:value="2" calcext:value-type="float">
            <text:p>2</text:p>
          </table:table-cell>
          <table:table-cell table:style-name="ce363" table:formula="of:=[.AS16]" office:value-type="string" office:string-value="" calcext:value-type="string">
            <text:p></text:p>
          </table:table-cell>
          <table:table-cell table:style-name="ce368" table:formula="of:=IF(UNICODE([.AS17])=60;0;IF(UNICODE([.AS17])=61663;1;IF(UNICODE([.AS17])=62;2;IF(UNICODE([.AS17])=61664;3;&quot;&quot;))))" office:value-type="float" office:value="3" calcext:value-type="float">
            <text:p>3</text:p>
          </table:table-cell>
          <table:table-cell table:style-name="ce363" table:formula="of:=[.AU13]" office:value-type="string" office:string-value="" calcext:value-type="string">
            <text:p></text:p>
          </table:table-cell>
          <table:table-cell table:style-name="ce368" table:formula="of:=IF(UNICODE([.AU17])=60;0;IF(UNICODE([.AU17])=61663;1;IF(UNICODE([.AU17])=62;2;IF(UNICODE([.AU17])=61664;3;&quot;&quot;))))" office:value-type="float" office:value="3" calcext:value-type="float">
            <text:p>3</text:p>
          </table:table-cell>
          <table:table-cell table:style-name="ce418"/>
          <table:table-cell table:style-name="ce420"/>
          <table:table-cell table:style-name="ce390" table:formula="of:=4*[.AW17]+[.AX17]" office:value-type="float" office:value="0" calcext:value-type="float">
            <text:p>0</text:p>
          </table:table-cell>
          <table:table-cell table:style-name="ce359" table:formula="of:=&quot;0xb&quot; &amp;BASE([.AY17];2) &amp; &quot;,&quot;" office:value-type="string" office:string-value="0xb0," calcext:value-type="string">
            <text:p>0xb0,</text:p>
          </table:table-cell>
          <table:table-cell table:style-name="ce425" table:formula="of:=64*[.BC17]+16*[.BE17]+4*[.BG17]+[.BI17]" office:value-type="float" office:value="143" calcext:value-type="float">
            <text:p>143</text:p>
          </table:table-cell>
          <table:table-cell table:style-name="ce363" table:formula="of:=[.BB16]" office:value-type="string" office:string-value="&gt;" calcext:value-type="string">
            <text:p>&gt;</text:p>
          </table:table-cell>
          <table:table-cell table:style-name="ce368" table:formula="of:=IF(UNICODE([.BB17])=60;0;IF(UNICODE([.BB17])=61663;1;IF(UNICODE([.BB17])=62;2;IF(UNICODE([.BB17])=61664;3;&quot;&quot;))))" office:value-type="float" office:value="2" calcext:value-type="float">
            <text:p>2</text:p>
          </table:table-cell>
          <table:table-cell table:style-name="ce363" table:formula="of:=[.BD16]" office:value-type="string" office:string-value="&lt;" calcext:value-type="string">
            <text:p>&lt;</text:p>
          </table:table-cell>
          <table:table-cell table:style-name="ce368" table:formula="of:=IF(UNICODE([.BD17])=60;0;IF(UNICODE([.BD17])=61663;1;IF(UNICODE([.BD17])=62;2;IF(UNICODE([.BD17])=61664;3;&quot;&quot;))))" office:value-type="float" office:value="0" calcext:value-type="float">
            <text:p>0</text:p>
          </table:table-cell>
          <table:table-cell table:style-name="ce363" table:formula="of:=[.BF16]" office:value-type="string" office:string-value="" calcext:value-type="string">
            <text:p></text:p>
          </table:table-cell>
          <table:table-cell table:style-name="ce368" table:formula="of:=IF(UNICODE([.BF17])=60;0;IF(UNICODE([.BF17])=61663;1;IF(UNICODE([.BF17])=62;2;IF(UNICODE([.BF17])=61664;3;&quot;&quot;))))" office:value-type="float" office:value="3" calcext:value-type="float">
            <text:p>3</text:p>
          </table:table-cell>
          <table:table-cell table:style-name="ce363" table:formula="of:=[.BH13]" office:value-type="string" office:string-value="" calcext:value-type="string">
            <text:p></text:p>
          </table:table-cell>
          <table:table-cell table:style-name="ce368" table:formula="of:=IF(UNICODE([.BH17])=60;0;IF(UNICODE([.BH17])=61663;1;IF(UNICODE([.BH17])=62;2;IF(UNICODE([.BH17])=61664;3;&quot;&quot;))))" office:value-type="float" office:value="3" calcext:value-type="float">
            <text:p>3</text:p>
          </table:table-cell>
          <table:table-cell table:style-name="ce418"/>
          <table:table-cell table:style-name="ce420"/>
          <table:table-cell table:style-name="ce390" table:formula="of:=4*[.BJ17]+[.BK17]" office:value-type="float" office:value="0" calcext:value-type="float">
            <text:p>0</text:p>
          </table:table-cell>
          <table:table-cell table:style-name="ce359" table:formula="of:=&quot;0xb&quot; &amp;BASE([.BL17];2) &amp; &quot;,&quot;" office:value-type="string" office:string-value="0xb0," calcext:value-type="string">
            <text:p>0xb0,</text:p>
          </table:table-cell>
          <table:table-cell table:style-name="ce433" table:formula="of:=64*[.BP17]+16*[.BR17]+4*[.BT17]+[.BV17]" office:value-type="float" office:value="175" calcext:value-type="float">
            <text:p>175</text:p>
          </table:table-cell>
          <table:table-cell table:style-name="ce363" table:formula="of:=[.BO16]" office:value-type="string" office:string-value="&gt;" calcext:value-type="string">
            <text:p>&gt;</text:p>
          </table:table-cell>
          <table:table-cell table:style-name="ce368" table:formula="of:=IF(UNICODE([.BO17])=60;0;IF(UNICODE([.BO17])=61663;1;IF(UNICODE([.BO17])=62;2;IF(UNICODE([.BO17])=61664;3;&quot;&quot;))))" office:value-type="float" office:value="2" calcext:value-type="float">
            <text:p>2</text:p>
          </table:table-cell>
          <table:table-cell table:style-name="ce363" table:formula="of:=[.BQ16]" office:value-type="string" office:string-value="&gt;" calcext:value-type="string">
            <text:p>&gt;</text:p>
          </table:table-cell>
          <table:table-cell table:style-name="ce368" table:formula="of:=IF(UNICODE([.BQ17])=60;0;IF(UNICODE([.BQ17])=61663;1;IF(UNICODE([.BQ17])=62;2;IF(UNICODE([.BQ17])=61664;3;&quot;&quot;))))" office:value-type="float" office:value="2" calcext:value-type="float">
            <text:p>2</text:p>
          </table:table-cell>
          <table:table-cell table:style-name="ce363" table:formula="of:=[.BS16]" office:value-type="string" office:string-value="" calcext:value-type="string">
            <text:p></text:p>
          </table:table-cell>
          <table:table-cell table:style-name="ce368" table:formula="of:=IF(UNICODE([.BS17])=60;0;IF(UNICODE([.BS17])=61663;1;IF(UNICODE([.BS17])=62;2;IF(UNICODE([.BS17])=61664;3;&quot;&quot;))))" office:value-type="float" office:value="3" calcext:value-type="float">
            <text:p>3</text:p>
          </table:table-cell>
          <table:table-cell table:style-name="ce363" table:formula="of:=[.BU13]" office:value-type="string" office:string-value="" calcext:value-type="string">
            <text:p></text:p>
          </table:table-cell>
          <table:table-cell table:style-name="ce368" table:formula="of:=IF(UNICODE([.BU17])=60;0;IF(UNICODE([.BU17])=61663;1;IF(UNICODE([.BU17])=62;2;IF(UNICODE([.BU17])=61664;3;&quot;&quot;))))" office:value-type="float" office:value="3" calcext:value-type="float">
            <text:p>3</text:p>
          </table:table-cell>
          <table:table-cell table:style-name="ce418"/>
          <table:table-cell table:style-name="ce420"/>
          <table:table-cell table:style-name="ce390" table:formula="of:=4*[.BW17]+[.BX17]" office:value-type="float" office:value="0" calcext:value-type="float">
            <text:p>0</text:p>
          </table:table-cell>
          <table:table-cell table:style-name="ce359" table:formula="of:=&quot;0xb&quot; &amp;BASE([.BY17];2) &amp; &quot;,&quot;" office:value-type="string" office:string-value="0xb0," calcext:value-type="string">
            <text:p>0xb0,</text:p>
          </table:table-cell>
          <table:table-cell table:style-name="ce437" table:formula="of:=64*[.CC17]+16*[.CE17]+4*[.CG17]+[.CI17]" office:value-type="float" office:value="207" calcext:value-type="float">
            <text:p>207</text:p>
          </table:table-cell>
          <table:table-cell table:style-name="ce363" table:formula="of:=[.CB16]" office:value-type="string" office:string-value="" calcext:value-type="string">
            <text:p></text:p>
          </table:table-cell>
          <table:table-cell table:style-name="ce368" table:formula="of:=IF(UNICODE([.CB17])=60;0;IF(UNICODE([.CB17])=61663;1;IF(UNICODE([.CB17])=62;2;IF(UNICODE([.CB17])=61664;3;&quot;&quot;))))" office:value-type="float" office:value="3" calcext:value-type="float">
            <text:p>3</text:p>
          </table:table-cell>
          <table:table-cell table:style-name="ce363" table:formula="of:=[.CD16]" office:value-type="string" office:string-value="&lt;" calcext:value-type="string">
            <text:p>&lt;</text:p>
          </table:table-cell>
          <table:table-cell table:style-name="ce368" table:formula="of:=IF(UNICODE([.CD17])=60;0;IF(UNICODE([.CD17])=61663;1;IF(UNICODE([.CD17])=62;2;IF(UNICODE([.CD17])=61664;3;&quot;&quot;))))" office:value-type="float" office:value="0" calcext:value-type="float">
            <text:p>0</text:p>
          </table:table-cell>
          <table:table-cell table:style-name="ce363" table:formula="of:=[.CF16]" office:value-type="string" office:string-value="" calcext:value-type="string">
            <text:p></text:p>
          </table:table-cell>
          <table:table-cell table:style-name="ce368" table:formula="of:=IF(UNICODE([.CF17])=60;0;IF(UNICODE([.CF17])=61663;1;IF(UNICODE([.CF17])=62;2;IF(UNICODE([.CF17])=61664;3;&quot;&quot;))))" office:value-type="float" office:value="3" calcext:value-type="float">
            <text:p>3</text:p>
          </table:table-cell>
          <table:table-cell table:style-name="ce363" table:formula="of:=[.CH13]" office:value-type="string" office:string-value="" calcext:value-type="string">
            <text:p></text:p>
          </table:table-cell>
          <table:table-cell table:style-name="ce368" table:formula="of:=IF(UNICODE([.CH17])=60;0;IF(UNICODE([.CH17])=61663;1;IF(UNICODE([.CH17])=62;2;IF(UNICODE([.CH17])=61664;3;&quot;&quot;))))" office:value-type="float" office:value="3" calcext:value-type="float">
            <text:p>3</text:p>
          </table:table-cell>
          <table:table-cell table:style-name="ce418" office:value-type="float" office:value="2" calcext:value-type="float">
            <text:p>2</text:p>
          </table:table-cell>
          <table:table-cell table:style-name="ce420" office:value-type="float" office:value="3" calcext:value-type="float">
            <text:p>3</text:p>
          </table:table-cell>
          <table:table-cell table:style-name="ce390" table:formula="of:=4*[.CJ17]+[.CK17]" office:value-type="float" office:value="11" calcext:value-type="float">
            <text:p>11</text:p>
          </table:table-cell>
          <table:table-cell table:style-name="ce359" table:formula="of:=&quot;0xb&quot; &amp;BASE([.CL17];2) &amp; &quot;,&quot;" office:value-type="string" office:string-value="0xb1011," calcext:value-type="string">
            <text:p>0xb1011,</text:p>
          </table:table-cell>
          <table:table-cell table:style-name="ce433" table:formula="of:=64*[.CP17]+16*[.CR17]+4*[.CT17]+[.CV17]" office:value-type="float" office:value="239" calcext:value-type="float">
            <text:p>239</text:p>
          </table:table-cell>
          <table:table-cell table:style-name="ce363" table:formula="of:=[.CO16]" office:value-type="string" office:string-value="" calcext:value-type="string">
            <text:p></text:p>
          </table:table-cell>
          <table:table-cell table:style-name="ce368" table:formula="of:=IF(UNICODE([.CO17])=60;0;IF(UNICODE([.CO17])=61663;1;IF(UNICODE([.CO17])=62;2;IF(UNICODE([.CO17])=61664;3;&quot;&quot;))))" office:value-type="float" office:value="3" calcext:value-type="float">
            <text:p>3</text:p>
          </table:table-cell>
          <table:table-cell table:style-name="ce363" table:formula="of:=[.CQ16]" office:value-type="string" office:string-value="&gt;" calcext:value-type="string">
            <text:p>&gt;</text:p>
          </table:table-cell>
          <table:table-cell table:style-name="ce368" table:formula="of:=IF(UNICODE([.CQ17])=60;0;IF(UNICODE([.CQ17])=61663;1;IF(UNICODE([.CQ17])=62;2;IF(UNICODE([.CQ17])=61664;3;&quot;&quot;))))" office:value-type="float" office:value="2" calcext:value-type="float">
            <text:p>2</text:p>
          </table:table-cell>
          <table:table-cell table:style-name="ce363" table:formula="of:=[.CS16]" office:value-type="string" office:string-value="" calcext:value-type="string">
            <text:p></text:p>
          </table:table-cell>
          <table:table-cell table:style-name="ce368" table:formula="of:=IF(UNICODE([.CS17])=60;0;IF(UNICODE([.CS17])=61663;1;IF(UNICODE([.CS17])=62;2;IF(UNICODE([.CS17])=61664;3;&quot;&quot;))))" office:value-type="float" office:value="3" calcext:value-type="float">
            <text:p>3</text:p>
          </table:table-cell>
          <table:table-cell table:style-name="ce363" table:formula="of:=[.CU13]" office:value-type="string" office:string-value="" calcext:value-type="string">
            <text:p></text:p>
          </table:table-cell>
          <table:table-cell table:style-name="ce368" table:formula="of:=IF(UNICODE([.CU17])=60;0;IF(UNICODE([.CU17])=61663;1;IF(UNICODE([.CU17])=62;2;IF(UNICODE([.CU17])=61664;3;&quot;&quot;))))" office:value-type="float" office:value="3" calcext:value-type="float">
            <text:p>3</text:p>
          </table:table-cell>
          <table:table-cell table:style-name="ce418" office:value-type="float" office:value="2" calcext:value-type="float">
            <text:p>2</text:p>
          </table:table-cell>
          <table:table-cell table:style-name="ce420" office:value-type="float" office:value="3" calcext:value-type="float">
            <text:p>3</text:p>
          </table:table-cell>
          <table:table-cell table:style-name="ce443" table:formula="of:=4*[.CW17]+[.CX17]" office:value-type="float" office:value="11" calcext:value-type="float">
            <text:p>11</text:p>
          </table:table-cell>
          <table:table-cell table:style-name="ce449" table:formula="of:=&quot;0xb&quot; &amp;BASE([.CY17];2) &amp; &quot;,&quot;" office:value-type="string" office:string-value="0xb1011," calcext:value-type="string">
            <text:p>0xb1011,</text:p>
          </table:table-cell>
          <table:table-cell table:style-name="ce420" table:number-columns-repeated="920"/>
        </table:table-row>
        <table:table-row table:style-name="ro1">
          <table:table-cell table:formula="of:=64*[.C18]+16*[.E18]+4*[.G18]+[.I18]" office:value-type="float" office:value="16" calcext:value-type="float">
            <text:p>16</text:p>
          </table:table-cell>
          <table:table-cell table:formula="of:=[.B17]" office:value-type="string" office:string-value="&lt;" calcext:value-type="string">
            <text:p>&lt;</text:p>
          </table:table-cell>
          <table:table-cell table:style-name="ce365" table:formula="of:=IF(UNICODE([.B18])=60;0;IF(UNICODE([.B18])=61663;1;IF(UNICODE([.B18])=62;2;IF(UNICODE([.B18])=61664;3;&quot;&quot;))))" office:value-type="float" office:value="0" calcext:value-type="float">
            <text:p>0</text:p>
          </table:table-cell>
          <table:table-cell office:value-type="string" calcext:value-type="string">
            <text:p></text:p>
          </table:table-cell>
          <table:table-cell table:style-name="ce365" table:formula="of:=IF(UNICODE([.D18])=60;0;IF(UNICODE([.D18])=61663;1;IF(UNICODE([.D18])=62;2;IF(UNICODE([.D18])=61664;3;&quot;&quot;))))" office:value-type="float" office:value="1" calcext:value-type="float">
            <text:p>1</text:p>
          </table:table-cell>
          <table:table-cell table:formula="of:=[.H18]" office:value-type="string" office:string-value="&lt;" calcext:value-type="string">
            <text:p>&lt;</text:p>
          </table:table-cell>
          <table:table-cell table:style-name="ce365" table:formula="of:=IF(UNICODE([.F18])=60;0;IF(UNICODE([.F18])=61663;1;IF(UNICODE([.F18])=62;2;IF(UNICODE([.F18])=61664;3;&quot;&quot;))))" office:value-type="float" office:value="0" calcext:value-type="float">
            <text:p>0</text:p>
          </table:table-cell>
          <table:table-cell office:value-type="string" calcext:value-type="string">
            <text:p>&lt;</text:p>
          </table:table-cell>
          <table:table-cell table:style-name="ce365" table:formula="of:=IF(UNICODE([.H18])=60;0;IF(UNICODE([.H18])=61663;1;IF(UNICODE([.H18])=62;2;IF(UNICODE([.H18])=61664;3;&quot;&quot;))))" office:value-type="float" office:value="0" calcext:value-type="float">
            <text:p>0</text:p>
          </table:table-cell>
          <table:table-cell table:style-name="ce376" office:value-type="float" office:value="3" calcext:value-type="float">
            <text:p>3</text:p>
          </table:table-cell>
          <table:table-cell table:style-name="ce382" office:value-type="float" office:value="2" calcext:value-type="float">
            <text:p>2</text:p>
          </table:table-cell>
          <table:table-cell table:style-name="ce387" table:formula="of:=4*[.J18]+[.K18]" office:value-type="float" office:value="14" calcext:value-type="float">
            <text:p>14</text:p>
          </table:table-cell>
          <table:table-cell table:style-name="ce391" table:formula="of:=&quot;0xb&quot; &amp;BASE([.L18];2) &amp; &quot;,&quot;" office:value-type="string" office:string-value="0xb1110," calcext:value-type="string">
            <text:p>0xb1110,</text:p>
          </table:table-cell>
          <table:table-cell table:formula="of:=64*[.P18]+16*[.R18]+4*[.T18]+[.V18]" office:value-type="float" office:value="48" calcext:value-type="float">
            <text:p>48</text:p>
          </table:table-cell>
          <table:table-cell table:style-name="ce41" office:value-type="string" calcext:value-type="string">
            <text:p>&lt;</text:p>
          </table:table-cell>
          <table:table-cell table:style-name="ce365" table:formula="of:=IF(UNICODE([.O18])=60;0;IF(UNICODE([.O18])=61663;1;IF(UNICODE([.O18])=62;2;IF(UNICODE([.O18])=61664;3;&quot;&quot;))))" office:value-type="float" office:value="0" calcext:value-type="float">
            <text:p>0</text:p>
          </table:table-cell>
          <table:table-cell table:style-name="ce41" office:value-type="string" calcext:value-type="string">
            <text:p></text:p>
          </table:table-cell>
          <table:table-cell table:style-name="ce365" table:formula="of:=IF(UNICODE([.Q18])=60;0;IF(UNICODE([.Q18])=61663;1;IF(UNICODE([.Q18])=62;2;IF(UNICODE([.Q18])=61664;3;&quot;&quot;))))" office:value-type="float" office:value="3" calcext:value-type="float">
            <text:p>3</text:p>
          </table:table-cell>
          <table:table-cell table:style-name="ce41" table:formula="of:=[.U18]" office:value-type="string" office:string-value="&lt;" calcext:value-type="string">
            <text:p>&lt;</text:p>
          </table:table-cell>
          <table:table-cell table:style-name="ce365" table:formula="of:=IF(UNICODE([.S18])=60;0;IF(UNICODE([.S18])=61663;1;IF(UNICODE([.S18])=62;2;IF(UNICODE([.S18])=61664;3;&quot;&quot;))))" office:value-type="float" office:value="0" calcext:value-type="float">
            <text:p>0</text:p>
          </table:table-cell>
          <table:table-cell table:style-name="ce41" office:value-type="string" calcext:value-type="string">
            <text:p>&lt;</text:p>
          </table:table-cell>
          <table:table-cell table:style-name="ce365" table:formula="of:=IF(UNICODE([.U18])=60;0;IF(UNICODE([.U18])=61663;1;IF(UNICODE([.U18])=62;2;IF(UNICODE([.U18])=61664;3;&quot;&quot;))))" office:value-type="float" office:value="0" calcext:value-type="float">
            <text:p>0</text:p>
          </table:table-cell>
          <table:table-cell table:style-name="ce400" office:value-type="float" office:value="1" calcext:value-type="float">
            <text:p>1</text:p>
          </table:table-cell>
          <table:table-cell table:style-name="ce404" office:value-type="float" office:value="2" calcext:value-type="float">
            <text:p>2</text:p>
          </table:table-cell>
          <table:table-cell table:style-name="ce387" table:formula="of:=4*[.W18]+[.X18]" office:value-type="float" office:value="6" calcext:value-type="float">
            <text:p>6</text:p>
          </table:table-cell>
          <table:table-cell table:style-name="ce408" table:formula="of:=&quot;0xb&quot; &amp;BASE([.Y18];2) &amp; &quot;,&quot;" office:value-type="string" office:string-value="0xb110," calcext:value-type="string">
            <text:p>0xb110,</text:p>
          </table:table-cell>
          <table:table-cell table:style-name="ce413" table:formula="of:=64*[.AC18]+16*[.AE18]+4*[.AG18]+[.AI18]" office:value-type="float" office:value="80" calcext:value-type="float">
            <text:p>80</text:p>
          </table:table-cell>
          <table:table-cell table:style-name="ce41" table:formula="of:=[.AB17]" office:value-type="string" office:string-value="" calcext:value-type="string">
            <text:p></text:p>
          </table:table-cell>
          <table:table-cell table:style-name="ce365" table:formula="of:=IF(UNICODE([.AB18])=60;0;IF(UNICODE([.AB18])=61663;1;IF(UNICODE([.AB18])=62;2;IF(UNICODE([.AB18])=61664;3;&quot;&quot;))))" office:value-type="float" office:value="1" calcext:value-type="float">
            <text:p>1</text:p>
          </table:table-cell>
          <table:table-cell table:style-name="ce41" office:value-type="string" calcext:value-type="string">
            <text:p></text:p>
          </table:table-cell>
          <table:table-cell table:style-name="ce365" table:formula="of:=IF(UNICODE([.AD18])=60;0;IF(UNICODE([.AD18])=61663;1;IF(UNICODE([.AD18])=62;2;IF(UNICODE([.AD18])=61664;3;&quot;&quot;))))" office:value-type="float" office:value="1" calcext:value-type="float">
            <text:p>1</text:p>
          </table:table-cell>
          <table:table-cell table:style-name="ce41" table:formula="of:=[.AH18]" office:value-type="string" office:string-value="&lt;" calcext:value-type="string">
            <text:p>&lt;</text:p>
          </table:table-cell>
          <table:table-cell table:style-name="ce365" table:formula="of:=IF(UNICODE([.AF18])=60;0;IF(UNICODE([.AF18])=61663;1;IF(UNICODE([.AF18])=62;2;IF(UNICODE([.AF18])=61664;3;&quot;&quot;))))" office:value-type="float" office:value="0" calcext:value-type="float">
            <text:p>0</text:p>
          </table:table-cell>
          <table:table-cell table:style-name="ce41" office:value-type="string" calcext:value-type="string">
            <text:p>&lt;</text:p>
          </table:table-cell>
          <table:table-cell table:style-name="ce365" table:formula="of:=IF(UNICODE([.AH18])=60;0;IF(UNICODE([.AH18])=61663;1;IF(UNICODE([.AH18])=62;2;IF(UNICODE([.AH18])=61664;3;&quot;&quot;))))" office:value-type="float" office:value="0" calcext:value-type="float">
            <text:p>0</text:p>
          </table:table-cell>
          <table:table-cell table:number-columns-repeated="2"/>
          <table:table-cell table:style-name="ce387" table:formula="of:=4*[.AJ18]+[.AK18]" office:value-type="float" office:value="0" calcext:value-type="float">
            <text:p>0</text:p>
          </table:table-cell>
          <table:table-cell table:formula="of:=&quot;0xb&quot; &amp;BASE([.AL18];2) &amp; &quot;,&quot;" office:value-type="string" office:string-value="0xb0," calcext:value-type="string">
            <text:p>0xb0,</text:p>
          </table:table-cell>
          <table:table-cell table:formula="of:=64*[.AP18]+16*[.AR18]+4*[.AT18]+[.AV18]" office:value-type="float" office:value="112" calcext:value-type="float">
            <text:p>112</text:p>
          </table:table-cell>
          <table:table-cell table:style-name="ce41" table:formula="of:=[.AO17]" office:value-type="string" office:string-value="" calcext:value-type="string">
            <text:p></text:p>
          </table:table-cell>
          <table:table-cell table:style-name="ce365" table:formula="of:=IF(UNICODE([.AO18])=60;0;IF(UNICODE([.AO18])=61663;1;IF(UNICODE([.AO18])=62;2;IF(UNICODE([.AO18])=61664;3;&quot;&quot;))))" office:value-type="float" office:value="1" calcext:value-type="float">
            <text:p>1</text:p>
          </table:table-cell>
          <table:table-cell table:style-name="ce41" office:value-type="string" calcext:value-type="string">
            <text:p></text:p>
          </table:table-cell>
          <table:table-cell table:style-name="ce365" table:formula="of:=IF(UNICODE([.AQ18])=60;0;IF(UNICODE([.AQ18])=61663;1;IF(UNICODE([.AQ18])=62;2;IF(UNICODE([.AQ18])=61664;3;&quot;&quot;))))" office:value-type="float" office:value="3" calcext:value-type="float">
            <text:p>3</text:p>
          </table:table-cell>
          <table:table-cell table:style-name="ce41" table:formula="of:=[.AU18]" office:value-type="string" office:string-value="&lt;" calcext:value-type="string">
            <text:p>&lt;</text:p>
          </table:table-cell>
          <table:table-cell table:style-name="ce365" table:formula="of:=IF(UNICODE([.AS18])=60;0;IF(UNICODE([.AS18])=61663;1;IF(UNICODE([.AS18])=62;2;IF(UNICODE([.AS18])=61664;3;&quot;&quot;))))" office:value-type="float" office:value="0" calcext:value-type="float">
            <text:p>0</text:p>
          </table:table-cell>
          <table:table-cell table:style-name="ce41" office:value-type="string" calcext:value-type="string">
            <text:p>&lt;</text:p>
          </table:table-cell>
          <table:table-cell table:style-name="ce365" table:formula="of:=IF(UNICODE([.AU18])=60;0;IF(UNICODE([.AU18])=61663;1;IF(UNICODE([.AU18])=62;2;IF(UNICODE([.AU18])=61664;3;&quot;&quot;)))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387" table:formula="of:=4*[.AW18]+[.AX18]" office:value-type="float" office:value="6" calcext:value-type="float">
            <text:p>6</text:p>
          </table:table-cell>
          <table:table-cell table:formula="of:=&quot;0xb&quot; &amp;BASE([.AY18];2) &amp; &quot;,&quot;" office:value-type="string" office:string-value="0xb110," calcext:value-type="string">
            <text:p>0xb110,</text:p>
          </table:table-cell>
          <table:table-cell table:style-name="ce422" table:formula="of:=64*[.BC18]+16*[.BE18]+4*[.BG18]+[.BI18]" office:value-type="float" office:value="144" calcext:value-type="float">
            <text:p>144</text:p>
          </table:table-cell>
          <table:table-cell table:formula="of:=[.BB17]" office:value-type="string" office:string-value="&gt;" calcext:value-type="string">
            <text:p>&gt;</text:p>
          </table:table-cell>
          <table:table-cell table:style-name="ce365" table:formula="of:=IF(UNICODE([.BB18])=60;0;IF(UNICODE([.BB18])=61663;1;IF(UNICODE([.BB18])=62;2;IF(UNICODE([.BB18])=61664;3;&quot;&quot;))))" office:value-type="float" office:value="2" calcext:value-type="float">
            <text:p>2</text:p>
          </table:table-cell>
          <table:table-cell office:value-type="string" calcext:value-type="string">
            <text:p></text:p>
          </table:table-cell>
          <table:table-cell table:style-name="ce365" table:formula="of:=IF(UNICODE([.BD18])=60;0;IF(UNICODE([.BD18])=61663;1;IF(UNICODE([.BD18])=62;2;IF(UNICODE([.BD18])=61664;3;&quot;&quot;))))" office:value-type="float" office:value="1" calcext:value-type="float">
            <text:p>1</text:p>
          </table:table-cell>
          <table:table-cell table:formula="of:=[.BH18]" office:value-type="string" office:string-value="&lt;" calcext:value-type="string">
            <text:p>&lt;</text:p>
          </table:table-cell>
          <table:table-cell table:style-name="ce365" table:formula="of:=IF(UNICODE([.BF18])=60;0;IF(UNICODE([.BF18])=61663;1;IF(UNICODE([.BF18])=62;2;IF(UNICODE([.BF18])=61664;3;&quot;&quot;))))" office:value-type="float" office:value="0" calcext:value-type="float">
            <text:p>0</text:p>
          </table:table-cell>
          <table:table-cell office:value-type="string" calcext:value-type="string">
            <text:p>&lt;</text:p>
          </table:table-cell>
          <table:table-cell table:style-name="ce365" table:formula="of:=IF(UNICODE([.BH18])=60;0;IF(UNICODE([.BH18])=61663;1;IF(UNICODE([.BH18])=62;2;IF(UNICODE([.BH18])=61664;3;&quot;&quot;))))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387" table:formula="of:=4*[.BJ18]+[.BK18]" office:value-type="float" office:value="14" calcext:value-type="float">
            <text:p>14</text:p>
          </table:table-cell>
          <table:table-cell table:formula="of:=&quot;0xb&quot; &amp;BASE([.BL18];2) &amp; &quot;,&quot;" office:value-type="string" office:string-value="0xb1110," calcext:value-type="string">
            <text:p>0xb1110,</text:p>
          </table:table-cell>
          <table:table-cell table:style-name="ce430" table:formula="of:=64*[.BP18]+16*[.BR18]+4*[.BT18]+[.BV18]" office:value-type="float" office:value="176" calcext:value-type="float">
            <text:p>176</text:p>
          </table:table-cell>
          <table:table-cell table:style-name="ce41" table:formula="of:=[.BO17]" office:value-type="string" office:string-value="&gt;" calcext:value-type="string">
            <text:p>&gt;</text:p>
          </table:table-cell>
          <table:table-cell table:style-name="ce365" table:formula="of:=IF(UNICODE([.BO18])=60;0;IF(UNICODE([.BO18])=61663;1;IF(UNICODE([.BO18])=62;2;IF(UNICODE([.BO18])=61664;3;&quot;&quot;))))" office:value-type="float" office:value="2" calcext:value-type="float">
            <text:p>2</text:p>
          </table:table-cell>
          <table:table-cell table:style-name="ce41" office:value-type="string" calcext:value-type="string">
            <text:p></text:p>
          </table:table-cell>
          <table:table-cell table:style-name="ce365" table:formula="of:=IF(UNICODE([.BQ18])=60;0;IF(UNICODE([.BQ18])=61663;1;IF(UNICODE([.BQ18])=62;2;IF(UNICODE([.BQ18])=61664;3;&quot;&quot;))))" office:value-type="float" office:value="3" calcext:value-type="float">
            <text:p>3</text:p>
          </table:table-cell>
          <table:table-cell table:style-name="ce41" table:formula="of:=[.BU18]" office:value-type="string" office:string-value="&lt;" calcext:value-type="string">
            <text:p>&lt;</text:p>
          </table:table-cell>
          <table:table-cell table:style-name="ce365" table:formula="of:=IF(UNICODE([.BS18])=60;0;IF(UNICODE([.BS18])=61663;1;IF(UNICODE([.BS18])=62;2;IF(UNICODE([.BS18])=61664;3;&quot;&quot;))))" office:value-type="float" office:value="0" calcext:value-type="float">
            <text:p>0</text:p>
          </table:table-cell>
          <table:table-cell table:style-name="ce41" office:value-type="string" calcext:value-type="string">
            <text:p>&lt;</text:p>
          </table:table-cell>
          <table:table-cell table:style-name="ce365" table:formula="of:=IF(UNICODE([.BU18])=60;0;IF(UNICODE([.BU18])=61663;1;IF(UNICODE([.BU18])=62;2;IF(UNICODE([.BU18])=61664;3;&quot;&quot;)))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387" table:formula="of:=4*[.BW18]+[.BX18]" office:value-type="float" office:value="6" calcext:value-type="float">
            <text:p>6</text:p>
          </table:table-cell>
          <table:table-cell table:formula="of:=&quot;0xb&quot; &amp;BASE([.BY18];2) &amp; &quot;,&quot;" office:value-type="string" office:string-value="0xb110," calcext:value-type="string">
            <text:p>0xb110,</text:p>
          </table:table-cell>
          <table:table-cell table:style-name="ce434" table:formula="of:=64*[.CC18]+16*[.CE18]+4*[.CG18]+[.CI18]" office:value-type="float" office:value="208" calcext:value-type="float">
            <text:p>208</text:p>
          </table:table-cell>
          <table:table-cell table:style-name="ce41" table:formula="of:=[.CB17]" office:value-type="string" office:string-value="" calcext:value-type="string">
            <text:p></text:p>
          </table:table-cell>
          <table:table-cell table:style-name="ce365" table:formula="of:=IF(UNICODE([.CB18])=60;0;IF(UNICODE([.CB18])=61663;1;IF(UNICODE([.CB18])=62;2;IF(UNICODE([.CB18])=61664;3;&quot;&quot;))))" office:value-type="float" office:value="3" calcext:value-type="float">
            <text:p>3</text:p>
          </table:table-cell>
          <table:table-cell table:style-name="ce41" office:value-type="string" calcext:value-type="string">
            <text:p></text:p>
          </table:table-cell>
          <table:table-cell table:style-name="ce365" table:formula="of:=IF(UNICODE([.CD18])=60;0;IF(UNICODE([.CD18])=61663;1;IF(UNICODE([.CD18])=62;2;IF(UNICODE([.CD18])=61664;3;&quot;&quot;))))" office:value-type="float" office:value="1" calcext:value-type="float">
            <text:p>1</text:p>
          </table:table-cell>
          <table:table-cell table:style-name="ce41" table:formula="of:=[.CH18]" office:value-type="string" office:string-value="&lt;" calcext:value-type="string">
            <text:p>&lt;</text:p>
          </table:table-cell>
          <table:table-cell table:style-name="ce365" table:formula="of:=IF(UNICODE([.CF18])=60;0;IF(UNICODE([.CF18])=61663;1;IF(UNICODE([.CF18])=62;2;IF(UNICODE([.CF18])=61664;3;&quot;&quot;))))" office:value-type="float" office:value="0" calcext:value-type="float">
            <text:p>0</text:p>
          </table:table-cell>
          <table:table-cell table:style-name="ce41" office:value-type="string" calcext:value-type="string">
            <text:p>&lt;</text:p>
          </table:table-cell>
          <table:table-cell table:style-name="ce365" table:formula="of:=IF(UNICODE([.CH18])=60;0;IF(UNICODE([.CH18])=61663;1;IF(UNICODE([.CH18])=62;2;IF(UNICODE([.CH18])=61664;3;&quot;&quot;))))" office:value-type="float" office:value="0" calcext:value-type="float">
            <text:p>0</text:p>
          </table:table-cell>
          <table:table-cell table:number-columns-repeated="2"/>
          <table:table-cell table:style-name="ce387" table:formula="of:=4*[.CJ18]+[.CK18]" office:value-type="float" office:value="0" calcext:value-type="float">
            <text:p>0</text:p>
          </table:table-cell>
          <table:table-cell table:formula="of:=&quot;0xb&quot; &amp;BASE([.CL18];2) &amp; &quot;,&quot;" office:value-type="string" office:string-value="0xb0," calcext:value-type="string">
            <text:p>0xb0,</text:p>
          </table:table-cell>
          <table:table-cell table:style-name="ce430" table:formula="of:=64*[.CP18]+16*[.CR18]+4*[.CT18]+[.CV18]" office:value-type="float" office:value="240" calcext:value-type="float">
            <text:p>240</text:p>
          </table:table-cell>
          <table:table-cell table:style-name="ce41" table:formula="of:=[.CO17]" office:value-type="string" office:string-value="" calcext:value-type="string">
            <text:p></text:p>
          </table:table-cell>
          <table:table-cell table:style-name="ce365" table:formula="of:=IF(UNICODE([.CO18])=60;0;IF(UNICODE([.CO18])=61663;1;IF(UNICODE([.CO18])=62;2;IF(UNICODE([.CO18])=61664;3;&quot;&quot;))))" office:value-type="float" office:value="3" calcext:value-type="float">
            <text:p>3</text:p>
          </table:table-cell>
          <table:table-cell table:style-name="ce41" office:value-type="string" calcext:value-type="string">
            <text:p></text:p>
          </table:table-cell>
          <table:table-cell table:style-name="ce365" table:formula="of:=IF(UNICODE([.CQ18])=60;0;IF(UNICODE([.CQ18])=61663;1;IF(UNICODE([.CQ18])=62;2;IF(UNICODE([.CQ18])=61664;3;&quot;&quot;))))" office:value-type="float" office:value="3" calcext:value-type="float">
            <text:p>3</text:p>
          </table:table-cell>
          <table:table-cell table:style-name="ce41" table:formula="of:=[.CU18]" office:value-type="string" office:string-value="&lt;" calcext:value-type="string">
            <text:p>&lt;</text:p>
          </table:table-cell>
          <table:table-cell table:style-name="ce365" table:formula="of:=IF(UNICODE([.CS18])=60;0;IF(UNICODE([.CS18])=61663;1;IF(UNICODE([.CS18])=62;2;IF(UNICODE([.CS18])=61664;3;&quot;&quot;))))" office:value-type="float" office:value="0" calcext:value-type="float">
            <text:p>0</text:p>
          </table:table-cell>
          <table:table-cell table:style-name="ce41" office:value-type="string" calcext:value-type="string">
            <text:p>&lt;</text:p>
          </table:table-cell>
          <table:table-cell table:style-name="ce365" table:formula="of:=IF(UNICODE([.CU18])=60;0;IF(UNICODE([.CU18])=61663;1;IF(UNICODE([.CU18])=62;2;IF(UNICODE([.CU18])=61664;3;&quot;&quot;)))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440" table:formula="of:=4*[.CW18]+[.CX18]" office:value-type="float" office:value="7" calcext:value-type="float">
            <text:p>7</text:p>
          </table:table-cell>
          <table:table-cell table:formula="of:=&quot;0xb&quot; &amp;BASE([.CY18];2) &amp; &quot;,&quot;" office:value-type="string" office:string-value="0xb111," calcext:value-type="string">
            <text:p>0xb111,</text:p>
          </table:table-cell>
          <table:table-cell table:number-columns-repeated="920"/>
        </table:table-row>
        <table:table-row table:style-name="ro1">
          <table:table-cell table:formula="of:=64*[.C19]+16*[.E19]+4*[.G19]+[.I19]" office:value-type="float" office:value="17" calcext:value-type="float">
            <text:p>17</text:p>
          </table:table-cell>
          <table:table-cell table:style-name="ce364" table:formula="of:=[.B18]" office:value-type="string" office:string-value="&lt;" calcext:value-type="string">
            <text:p>&lt;</text:p>
          </table:table-cell>
          <table:table-cell table:style-name="ce369" table:formula="of:=IF(UNICODE([.B19])=60;0;IF(UNICODE([.B19])=61663;1;IF(UNICODE([.B19])=62;2;IF(UNICODE([.B19])=61664;3;&quot;&quot;))))" office:value-type="float" office:value="0" calcext:value-type="float">
            <text:p>0</text:p>
          </table:table-cell>
          <table:table-cell table:style-name="ce364" table:formula="of:=[.D18]" office:value-type="string" office:string-value="" calcext:value-type="string">
            <text:p></text:p>
          </table:table-cell>
          <table:table-cell table:style-name="ce369" table:formula="of:=IF(UNICODE([.D19])=60;0;IF(UNICODE([.D19])=61663;1;IF(UNICODE([.D19])=62;2;IF(UNICODE([.D19])=61664;3;&quot;&quot;))))" office:value-type="float" office:value="1" calcext:value-type="float">
            <text:p>1</text:p>
          </table:table-cell>
          <table:table-cell table:style-name="ce364" table:formula="of:=[.F18]" office:value-type="string" office:string-value="&lt;" calcext:value-type="string">
            <text:p>&lt;</text:p>
          </table:table-cell>
          <table:table-cell table:style-name="ce369" table:formula="of:=IF(UNICODE([.F19])=60;0;IF(UNICODE([.F19])=61663;1;IF(UNICODE([.F19])=62;2;IF(UNICODE([.F19])=61664;3;&quot;&quot;))))" office:value-type="float" office:value="0" calcext:value-type="float">
            <text:p>0</text:p>
          </table:table-cell>
          <table:table-cell table:style-name="ce373" office:value-type="string" calcext:value-type="string">
            <text:p></text:p>
          </table:table-cell>
          <table:table-cell table:style-name="ce365" table:formula="of:=IF(UNICODE([.H19])=60;0;IF(UNICODE([.H19])=61663;1;IF(UNICODE([.H19])=62;2;IF(UNICODE([.H19])=61664;3;&quot;&quot;))))" office:value-type="float" office:value="1" calcext:value-type="float">
            <text:p>1</text:p>
          </table:table-cell>
          <table:table-cell table:style-name="ce376" office:value-type="float" office:value="3" calcext:value-type="float">
            <text:p>3</text:p>
          </table:table-cell>
          <table:table-cell table:style-name="ce382" office:value-type="float" office:value="0" calcext:value-type="float">
            <text:p>0</text:p>
          </table:table-cell>
          <table:table-cell table:style-name="ce387" table:formula="of:=4*[.J19]+[.K19]" office:value-type="float" office:value="12" calcext:value-type="float">
            <text:p>12</text:p>
          </table:table-cell>
          <table:table-cell table:style-name="ce391" table:formula="of:=&quot;0xb&quot; &amp;BASE([.L19];2) &amp; &quot;,&quot;" office:value-type="string" office:string-value="0xb1100," calcext:value-type="string">
            <text:p>0xb1100,</text:p>
          </table:table-cell>
          <table:table-cell table:formula="of:=64*[.P19]+16*[.R19]+4*[.T19]+[.V19]" office:value-type="float" office:value="49" calcext:value-type="float">
            <text:p>49</text:p>
          </table:table-cell>
          <table:table-cell table:style-name="ce41" table:formula="of:=[.O18]" office:value-type="string" office:string-value="&lt;" calcext:value-type="string">
            <text:p>&lt;</text:p>
          </table:table-cell>
          <table:table-cell table:style-name="ce365" table:formula="of:=IF(UNICODE([.O19])=60;0;IF(UNICODE([.O19])=61663;1;IF(UNICODE([.O19])=62;2;IF(UNICODE([.O19])=61664;3;&quot;&quot;))))" office:value-type="float" office:value="0" calcext:value-type="float">
            <text:p>0</text:p>
          </table:table-cell>
          <table:table-cell table:style-name="ce41" table:formula="of:=[.Q18]" office:value-type="string" office:string-value="" calcext:value-type="string">
            <text:p></text:p>
          </table:table-cell>
          <table:table-cell table:style-name="ce365" table:formula="of:=IF(UNICODE([.Q19])=60;0;IF(UNICODE([.Q19])=61663;1;IF(UNICODE([.Q19])=62;2;IF(UNICODE([.Q19])=61664;3;&quot;&quot;))))" office:value-type="float" office:value="3" calcext:value-type="float">
            <text:p>3</text:p>
          </table:table-cell>
          <table:table-cell table:style-name="ce41" table:formula="of:=[.S18]" office:value-type="string" office:string-value="&lt;" calcext:value-type="string">
            <text:p>&lt;</text:p>
          </table:table-cell>
          <table:table-cell table:style-name="ce365" table:formula="of:=IF(UNICODE([.S19])=60;0;IF(UNICODE([.S19])=61663;1;IF(UNICODE([.S19])=62;2;IF(UNICODE([.S19])=61664;3;&quot;&quot;))))" office:value-type="float" office:value="0" calcext:value-type="float">
            <text:p>0</text:p>
          </table:table-cell>
          <table:table-cell table:style-name="ce370" office:value-type="string" calcext:value-type="string">
            <text:p></text:p>
          </table:table-cell>
          <table:table-cell table:style-name="ce365" table:formula="of:=IF(UNICODE([.U19])=60;0;IF(UNICODE([.U19])=61663;1;IF(UNICODE([.U19])=62;2;IF(UNICODE([.U19])=61664;3;&quot;&quot;))))" office:value-type="float" office:value="1" calcext:value-type="float">
            <text:p>1</text:p>
          </table:table-cell>
          <table:table-cell table:style-name="ce400" office:value-type="float" office:value="1" calcext:value-type="float">
            <text:p>1</text:p>
          </table:table-cell>
          <table:table-cell table:style-name="ce404" office:value-type="float" office:value="0" calcext:value-type="float">
            <text:p>0</text:p>
          </table:table-cell>
          <table:table-cell table:style-name="ce387" table:formula="of:=4*[.W19]+[.X19]" office:value-type="float" office:value="4" calcext:value-type="float">
            <text:p>4</text:p>
          </table:table-cell>
          <table:table-cell table:style-name="ce408" table:formula="of:=&quot;0xb&quot; &amp;BASE([.Y19];2) &amp; &quot;,&quot;" office:value-type="string" office:string-value="0xb100," calcext:value-type="string">
            <text:p>0xb100,</text:p>
          </table:table-cell>
          <table:table-cell table:style-name="ce413" table:formula="of:=64*[.AC19]+16*[.AE19]+4*[.AG19]+[.AI19]" office:value-type="float" office:value="81" calcext:value-type="float">
            <text:p>81</text:p>
          </table:table-cell>
          <table:table-cell table:style-name="ce41" table:formula="of:=[.AB18]" office:value-type="string" office:string-value="" calcext:value-type="string">
            <text:p></text:p>
          </table:table-cell>
          <table:table-cell table:style-name="ce365" table:formula="of:=IF(UNICODE([.AB19])=60;0;IF(UNICODE([.AB19])=61663;1;IF(UNICODE([.AB19])=62;2;IF(UNICODE([.AB19])=61664;3;&quot;&quot;))))" office:value-type="float" office:value="1" calcext:value-type="float">
            <text:p>1</text:p>
          </table:table-cell>
          <table:table-cell table:style-name="ce41" table:formula="of:=[.AD18]" office:value-type="string" office:string-value="" calcext:value-type="string">
            <text:p></text:p>
          </table:table-cell>
          <table:table-cell table:style-name="ce365" table:formula="of:=IF(UNICODE([.AD19])=60;0;IF(UNICODE([.AD19])=61663;1;IF(UNICODE([.AD19])=62;2;IF(UNICODE([.AD19])=61664;3;&quot;&quot;))))" office:value-type="float" office:value="1" calcext:value-type="float">
            <text:p>1</text:p>
          </table:table-cell>
          <table:table-cell table:style-name="ce41" table:formula="of:=[.AF18]" office:value-type="string" office:string-value="&lt;" calcext:value-type="string">
            <text:p>&lt;</text:p>
          </table:table-cell>
          <table:table-cell table:style-name="ce365" table:formula="of:=IF(UNICODE([.AF19])=60;0;IF(UNICODE([.AF19])=61663;1;IF(UNICODE([.AF19])=62;2;IF(UNICODE([.AF19])=61664;3;&quot;&quot;))))" office:value-type="float" office:value="0" calcext:value-type="float">
            <text:p>0</text:p>
          </table:table-cell>
          <table:table-cell table:style-name="ce370" office:value-type="string" calcext:value-type="string">
            <text:p></text:p>
          </table:table-cell>
          <table:table-cell table:style-name="ce365" table:formula="of:=IF(UNICODE([.AH19])=60;0;IF(UNICODE([.AH19])=61663;1;IF(UNICODE([.AH19])=62;2;IF(UNICODE([.AH19])=61664;3;&quot;&quot;)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87" table:formula="of:=4*[.AJ19]+[.AK19]" office:value-type="float" office:value="4" calcext:value-type="float">
            <text:p>4</text:p>
          </table:table-cell>
          <table:table-cell table:formula="of:=&quot;0xb&quot; &amp;BASE([.AL19];2) &amp; &quot;,&quot;" office:value-type="string" office:string-value="0xb100," calcext:value-type="string">
            <text:p>0xb100,</text:p>
          </table:table-cell>
          <table:table-cell table:formula="of:=64*[.AP19]+16*[.AR19]+4*[.AT19]+[.AV19]" office:value-type="float" office:value="113" calcext:value-type="float">
            <text:p>113</text:p>
          </table:table-cell>
          <table:table-cell table:style-name="ce41" table:formula="of:=[.AO18]" office:value-type="string" office:string-value="" calcext:value-type="string">
            <text:p></text:p>
          </table:table-cell>
          <table:table-cell table:style-name="ce365" table:formula="of:=IF(UNICODE([.AO19])=60;0;IF(UNICODE([.AO19])=61663;1;IF(UNICODE([.AO19])=62;2;IF(UNICODE([.AO19])=61664;3;&quot;&quot;))))" office:value-type="float" office:value="1" calcext:value-type="float">
            <text:p>1</text:p>
          </table:table-cell>
          <table:table-cell table:style-name="ce41" table:formula="of:=[.AQ18]" office:value-type="string" office:string-value="" calcext:value-type="string">
            <text:p></text:p>
          </table:table-cell>
          <table:table-cell table:style-name="ce365" table:formula="of:=IF(UNICODE([.AQ19])=60;0;IF(UNICODE([.AQ19])=61663;1;IF(UNICODE([.AQ19])=62;2;IF(UNICODE([.AQ19])=61664;3;&quot;&quot;))))" office:value-type="float" office:value="3" calcext:value-type="float">
            <text:p>3</text:p>
          </table:table-cell>
          <table:table-cell table:style-name="ce41" table:formula="of:=[.AS18]" office:value-type="string" office:string-value="&lt;" calcext:value-type="string">
            <text:p>&lt;</text:p>
          </table:table-cell>
          <table:table-cell table:style-name="ce365" table:formula="of:=IF(UNICODE([.AS19])=60;0;IF(UNICODE([.AS19])=61663;1;IF(UNICODE([.AS19])=62;2;IF(UNICODE([.AS19])=61664;3;&quot;&quot;))))" office:value-type="float" office:value="0" calcext:value-type="float">
            <text:p>0</text:p>
          </table:table-cell>
          <table:table-cell table:style-name="ce370" office:value-type="string" calcext:value-type="string">
            <text:p></text:p>
          </table:table-cell>
          <table:table-cell table:style-name="ce365" table:formula="of:=IF(UNICODE([.AU19])=60;0;IF(UNICODE([.AU19])=61663;1;IF(UNICODE([.AU19])=62;2;IF(UNICODE([.AU19])=61664;3;&quot;&quot;)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87" table:formula="of:=4*[.AW19]+[.AX19]" office:value-type="float" office:value="4" calcext:value-type="float">
            <text:p>4</text:p>
          </table:table-cell>
          <table:table-cell table:formula="of:=&quot;0xb&quot; &amp;BASE([.AY19];2) &amp; &quot;,&quot;" office:value-type="string" office:string-value="0xb100," calcext:value-type="string">
            <text:p>0xb100,</text:p>
          </table:table-cell>
          <table:table-cell table:style-name="ce422" table:formula="of:=64*[.BC19]+16*[.BE19]+4*[.BG19]+[.BI19]" office:value-type="float" office:value="145" calcext:value-type="float">
            <text:p>145</text:p>
          </table:table-cell>
          <table:table-cell table:formula="of:=[.BB18]" office:value-type="string" office:string-value="&gt;" calcext:value-type="string">
            <text:p>&gt;</text:p>
          </table:table-cell>
          <table:table-cell table:style-name="ce365" table:formula="of:=IF(UNICODE([.BB19])=60;0;IF(UNICODE([.BB19])=61663;1;IF(UNICODE([.BB19])=62;2;IF(UNICODE([.BB19])=61664;3;&quot;&quot;))))" office:value-type="float" office:value="2" calcext:value-type="float">
            <text:p>2</text:p>
          </table:table-cell>
          <table:table-cell table:formula="of:=[.BD18]" office:value-type="string" office:string-value="" calcext:value-type="string">
            <text:p></text:p>
          </table:table-cell>
          <table:table-cell table:style-name="ce365" table:formula="of:=IF(UNICODE([.BD19])=60;0;IF(UNICODE([.BD19])=61663;1;IF(UNICODE([.BD19])=62;2;IF(UNICODE([.BD19])=61664;3;&quot;&quot;))))" office:value-type="float" office:value="1" calcext:value-type="float">
            <text:p>1</text:p>
          </table:table-cell>
          <table:table-cell table:formula="of:=[.BF18]" office:value-type="string" office:string-value="&lt;" calcext:value-type="string">
            <text:p>&lt;</text:p>
          </table:table-cell>
          <table:table-cell table:style-name="ce365" table:formula="of:=IF(UNICODE([.BF19])=60;0;IF(UNICODE([.BF19])=61663;1;IF(UNICODE([.BF19])=62;2;IF(UNICODE([.BF19])=61664;3;&quot;&quot;))))" office:value-type="float" office:value="0" calcext:value-type="float">
            <text:p>0</text:p>
          </table:table-cell>
          <table:table-cell table:style-name="ce370" office:value-type="string" calcext:value-type="string">
            <text:p></text:p>
          </table:table-cell>
          <table:table-cell table:style-name="ce365" table:formula="of:=IF(UNICODE([.BH19])=60;0;IF(UNICODE([.BH19])=61663;1;IF(UNICODE([.BH19])=62;2;IF(UNICODE([.BH19])=61664;3;&quot;&quot;)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87" table:formula="of:=4*[.BJ19]+[.BK19]" office:value-type="float" office:value="4" calcext:value-type="float">
            <text:p>4</text:p>
          </table:table-cell>
          <table:table-cell table:formula="of:=&quot;0xb&quot; &amp;BASE([.BL19];2) &amp; &quot;,&quot;" office:value-type="string" office:string-value="0xb100," calcext:value-type="string">
            <text:p>0xb100,</text:p>
          </table:table-cell>
          <table:table-cell table:style-name="ce430" table:formula="of:=64*[.BP19]+16*[.BR19]+4*[.BT19]+[.BV19]" office:value-type="float" office:value="177" calcext:value-type="float">
            <text:p>177</text:p>
          </table:table-cell>
          <table:table-cell table:style-name="ce41" table:formula="of:=[.BO18]" office:value-type="string" office:string-value="&gt;" calcext:value-type="string">
            <text:p>&gt;</text:p>
          </table:table-cell>
          <table:table-cell table:style-name="ce365" table:formula="of:=IF(UNICODE([.BO19])=60;0;IF(UNICODE([.BO19])=61663;1;IF(UNICODE([.BO19])=62;2;IF(UNICODE([.BO19])=61664;3;&quot;&quot;))))" office:value-type="float" office:value="2" calcext:value-type="float">
            <text:p>2</text:p>
          </table:table-cell>
          <table:table-cell table:style-name="ce41" table:formula="of:=[.BQ18]" office:value-type="string" office:string-value="" calcext:value-type="string">
            <text:p></text:p>
          </table:table-cell>
          <table:table-cell table:style-name="ce365" table:formula="of:=IF(UNICODE([.BQ19])=60;0;IF(UNICODE([.BQ19])=61663;1;IF(UNICODE([.BQ19])=62;2;IF(UNICODE([.BQ19])=61664;3;&quot;&quot;))))" office:value-type="float" office:value="3" calcext:value-type="float">
            <text:p>3</text:p>
          </table:table-cell>
          <table:table-cell table:style-name="ce41" table:formula="of:=[.BS18]" office:value-type="string" office:string-value="&lt;" calcext:value-type="string">
            <text:p>&lt;</text:p>
          </table:table-cell>
          <table:table-cell table:style-name="ce365" table:formula="of:=IF(UNICODE([.BS19])=60;0;IF(UNICODE([.BS19])=61663;1;IF(UNICODE([.BS19])=62;2;IF(UNICODE([.BS19])=61664;3;&quot;&quot;))))" office:value-type="float" office:value="0" calcext:value-type="float">
            <text:p>0</text:p>
          </table:table-cell>
          <table:table-cell table:style-name="ce370" office:value-type="string" calcext:value-type="string">
            <text:p></text:p>
          </table:table-cell>
          <table:table-cell table:style-name="ce365" table:formula="of:=IF(UNICODE([.BU19])=60;0;IF(UNICODE([.BU19])=61663;1;IF(UNICODE([.BU19])=62;2;IF(UNICODE([.BU19])=61664;3;&quot;&quot;)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87" table:formula="of:=4*[.BW19]+[.BX19]" office:value-type="float" office:value="4" calcext:value-type="float">
            <text:p>4</text:p>
          </table:table-cell>
          <table:table-cell table:formula="of:=&quot;0xb&quot; &amp;BASE([.BY19];2) &amp; &quot;,&quot;" office:value-type="string" office:string-value="0xb100," calcext:value-type="string">
            <text:p>0xb100,</text:p>
          </table:table-cell>
          <table:table-cell table:style-name="ce434" table:formula="of:=64*[.CC19]+16*[.CE19]+4*[.CG19]+[.CI19]" office:value-type="float" office:value="209" calcext:value-type="float">
            <text:p>209</text:p>
          </table:table-cell>
          <table:table-cell table:style-name="ce41" table:formula="of:=[.CB18]" office:value-type="string" office:string-value="" calcext:value-type="string">
            <text:p></text:p>
          </table:table-cell>
          <table:table-cell table:style-name="ce365" table:formula="of:=IF(UNICODE([.CB19])=60;0;IF(UNICODE([.CB19])=61663;1;IF(UNICODE([.CB19])=62;2;IF(UNICODE([.CB19])=61664;3;&quot;&quot;))))" office:value-type="float" office:value="3" calcext:value-type="float">
            <text:p>3</text:p>
          </table:table-cell>
          <table:table-cell table:style-name="ce41" table:formula="of:=[.CD18]" office:value-type="string" office:string-value="" calcext:value-type="string">
            <text:p></text:p>
          </table:table-cell>
          <table:table-cell table:style-name="ce365" table:formula="of:=IF(UNICODE([.CD19])=60;0;IF(UNICODE([.CD19])=61663;1;IF(UNICODE([.CD19])=62;2;IF(UNICODE([.CD19])=61664;3;&quot;&quot;))))" office:value-type="float" office:value="1" calcext:value-type="float">
            <text:p>1</text:p>
          </table:table-cell>
          <table:table-cell table:style-name="ce41" table:formula="of:=[.CF18]" office:value-type="string" office:string-value="&lt;" calcext:value-type="string">
            <text:p>&lt;</text:p>
          </table:table-cell>
          <table:table-cell table:style-name="ce365" table:formula="of:=IF(UNICODE([.CF19])=60;0;IF(UNICODE([.CF19])=61663;1;IF(UNICODE([.CF19])=62;2;IF(UNICODE([.CF19])=61664;3;&quot;&quot;))))" office:value-type="float" office:value="0" calcext:value-type="float">
            <text:p>0</text:p>
          </table:table-cell>
          <table:table-cell table:style-name="ce370" office:value-type="string" calcext:value-type="string">
            <text:p></text:p>
          </table:table-cell>
          <table:table-cell table:style-name="ce365" table:formula="of:=IF(UNICODE([.CH19])=60;0;IF(UNICODE([.CH19])=61663;1;IF(UNICODE([.CH19])=62;2;IF(UNICODE([.CH19])=61664;3;&quot;&quot;)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87" table:formula="of:=4*[.CJ19]+[.CK19]" office:value-type="float" office:value="4" calcext:value-type="float">
            <text:p>4</text:p>
          </table:table-cell>
          <table:table-cell table:formula="of:=&quot;0xb&quot; &amp;BASE([.CL19];2) &amp; &quot;,&quot;" office:value-type="string" office:string-value="0xb100," calcext:value-type="string">
            <text:p>0xb100,</text:p>
          </table:table-cell>
          <table:table-cell table:style-name="ce430" table:formula="of:=64*[.CP19]+16*[.CR19]+4*[.CT19]+[.CV19]" office:value-type="float" office:value="241" calcext:value-type="float">
            <text:p>241</text:p>
          </table:table-cell>
          <table:table-cell table:style-name="ce41" table:formula="of:=[.CO18]" office:value-type="string" office:string-value="" calcext:value-type="string">
            <text:p></text:p>
          </table:table-cell>
          <table:table-cell table:style-name="ce365" table:formula="of:=IF(UNICODE([.CO19])=60;0;IF(UNICODE([.CO19])=61663;1;IF(UNICODE([.CO19])=62;2;IF(UNICODE([.CO19])=61664;3;&quot;&quot;))))" office:value-type="float" office:value="3" calcext:value-type="float">
            <text:p>3</text:p>
          </table:table-cell>
          <table:table-cell table:style-name="ce41" table:formula="of:=[.CQ18]" office:value-type="string" office:string-value="" calcext:value-type="string">
            <text:p></text:p>
          </table:table-cell>
          <table:table-cell table:style-name="ce365" table:formula="of:=IF(UNICODE([.CQ19])=60;0;IF(UNICODE([.CQ19])=61663;1;IF(UNICODE([.CQ19])=62;2;IF(UNICODE([.CQ19])=61664;3;&quot;&quot;))))" office:value-type="float" office:value="3" calcext:value-type="float">
            <text:p>3</text:p>
          </table:table-cell>
          <table:table-cell table:style-name="ce41" table:formula="of:=[.CS18]" office:value-type="string" office:string-value="&lt;" calcext:value-type="string">
            <text:p>&lt;</text:p>
          </table:table-cell>
          <table:table-cell table:style-name="ce365" table:formula="of:=IF(UNICODE([.CS19])=60;0;IF(UNICODE([.CS19])=61663;1;IF(UNICODE([.CS19])=62;2;IF(UNICODE([.CS19])=61664;3;&quot;&quot;))))" office:value-type="float" office:value="0" calcext:value-type="float">
            <text:p>0</text:p>
          </table:table-cell>
          <table:table-cell table:style-name="ce370" office:value-type="string" calcext:value-type="string">
            <text:p></text:p>
          </table:table-cell>
          <table:table-cell table:style-name="ce365" table:formula="of:=IF(UNICODE([.CU19])=60;0;IF(UNICODE([.CU19])=61663;1;IF(UNICODE([.CU19])=62;2;IF(UNICODE([.CU19])=61664;3;&quot;&quot;)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40" table:formula="of:=4*[.CW19]+[.CX19]" office:value-type="float" office:value="4" calcext:value-type="float">
            <text:p>4</text:p>
          </table:table-cell>
          <table:table-cell table:formula="of:=&quot;0xb&quot; &amp;BASE([.CY19];2) &amp; &quot;,&quot;" office:value-type="string" office:string-value="0xb100," calcext:value-type="string">
            <text:p>0xb100,</text:p>
          </table:table-cell>
          <table:table-cell table:number-columns-repeated="920"/>
        </table:table-row>
        <table:table-row table:style-name="ro1">
          <table:table-cell table:formula="of:=64*[.C20]+16*[.E20]+4*[.G20]+[.I20]" office:value-type="float" office:value="18" calcext:value-type="float">
            <text:p>18</text:p>
          </table:table-cell>
          <table:table-cell table:formula="of:=[.B19]" office:value-type="string" office:string-value="&lt;" calcext:value-type="string">
            <text:p>&lt;</text:p>
          </table:table-cell>
          <table:table-cell table:style-name="ce365" table:formula="of:=IF(UNICODE([.B20])=60;0;IF(UNICODE([.B20])=61663;1;IF(UNICODE([.B20])=62;2;IF(UNICODE([.B20])=61664;3;&quot;&quot;))))" office:value-type="float" office:value="0" calcext:value-type="float">
            <text:p>0</text:p>
          </table:table-cell>
          <table:table-cell table:formula="of:=[.D19]" office:value-type="string" office:string-value="" calcext:value-type="string">
            <text:p></text:p>
          </table:table-cell>
          <table:table-cell table:style-name="ce365" table:formula="of:=IF(UNICODE([.D20])=60;0;IF(UNICODE([.D20])=61663;1;IF(UNICODE([.D20])=62;2;IF(UNICODE([.D20])=61664;3;&quot;&quot;))))" office:value-type="float" office:value="1" calcext:value-type="float">
            <text:p>1</text:p>
          </table:table-cell>
          <table:table-cell table:formula="of:=[.F19]" office:value-type="string" office:string-value="&lt;" calcext:value-type="string">
            <text:p>&lt;</text:p>
          </table:table-cell>
          <table:table-cell table:style-name="ce365" table:formula="of:=IF(UNICODE([.F20])=60;0;IF(UNICODE([.F20])=61663;1;IF(UNICODE([.F20])=62;2;IF(UNICODE([.F20])=61664;3;&quot;&quot;))))" office:value-type="float" office:value="0" calcext:value-type="float">
            <text:p>0</text:p>
          </table:table-cell>
          <table:table-cell office:value-type="string" calcext:value-type="string">
            <text:p>&gt;</text:p>
          </table:table-cell>
          <table:table-cell table:style-name="ce365" table:formula="of:=IF(UNICODE([.H20])=60;0;IF(UNICODE([.H20])=61663;1;IF(UNICODE([.H20])=62;2;IF(UNICODE([.H20])=61664;3;&quot;&quot;))))" office:value-type="float" office:value="2" calcext:value-type="float">
            <text:p>2</text:p>
          </table:table-cell>
          <table:table-cell table:style-name="ce376" office:value-type="float" office:value="3" calcext:value-type="float">
            <text:p>3</text:p>
          </table:table-cell>
          <table:table-cell table:style-name="ce382" office:value-type="float" office:value="2" calcext:value-type="float">
            <text:p>2</text:p>
          </table:table-cell>
          <table:table-cell table:style-name="ce387" table:formula="of:=4*[.J20]+[.K20]" office:value-type="float" office:value="14" calcext:value-type="float">
            <text:p>14</text:p>
          </table:table-cell>
          <table:table-cell table:style-name="ce391" table:formula="of:=&quot;0xb&quot; &amp;BASE([.L20];2) &amp; &quot;,&quot;" office:value-type="string" office:string-value="0xb1110," calcext:value-type="string">
            <text:p>0xb1110,</text:p>
          </table:table-cell>
          <table:table-cell table:formula="of:=64*[.P20]+16*[.R20]+4*[.T20]+[.V20]" office:value-type="float" office:value="50" calcext:value-type="float">
            <text:p>50</text:p>
          </table:table-cell>
          <table:table-cell table:style-name="ce41" table:formula="of:=[.O19]" office:value-type="string" office:string-value="&lt;" calcext:value-type="string">
            <text:p>&lt;</text:p>
          </table:table-cell>
          <table:table-cell table:style-name="ce365" table:formula="of:=IF(UNICODE([.O20])=60;0;IF(UNICODE([.O20])=61663;1;IF(UNICODE([.O20])=62;2;IF(UNICODE([.O20])=61664;3;&quot;&quot;))))" office:value-type="float" office:value="0" calcext:value-type="float">
            <text:p>0</text:p>
          </table:table-cell>
          <table:table-cell table:style-name="ce41" table:formula="of:=[.Q19]" office:value-type="string" office:string-value="" calcext:value-type="string">
            <text:p></text:p>
          </table:table-cell>
          <table:table-cell table:style-name="ce365" table:formula="of:=IF(UNICODE([.Q20])=60;0;IF(UNICODE([.Q20])=61663;1;IF(UNICODE([.Q20])=62;2;IF(UNICODE([.Q20])=61664;3;&quot;&quot;))))" office:value-type="float" office:value="3" calcext:value-type="float">
            <text:p>3</text:p>
          </table:table-cell>
          <table:table-cell table:style-name="ce41" table:formula="of:=[.S19]" office:value-type="string" office:string-value="&lt;" calcext:value-type="string">
            <text:p>&lt;</text:p>
          </table:table-cell>
          <table:table-cell table:style-name="ce365" table:formula="of:=IF(UNICODE([.S20])=60;0;IF(UNICODE([.S20])=61663;1;IF(UNICODE([.S20])=62;2;IF(UNICODE([.S20])=61664;3;&quot;&quot;))))" office:value-type="float" office:value="0" calcext:value-type="float">
            <text:p>0</text:p>
          </table:table-cell>
          <table:table-cell table:style-name="ce41" office:value-type="string" calcext:value-type="string">
            <text:p>&gt;</text:p>
          </table:table-cell>
          <table:table-cell table:style-name="ce365" table:formula="of:=IF(UNICODE([.U20])=60;0;IF(UNICODE([.U20])=61663;1;IF(UNICODE([.U20])=62;2;IF(UNICODE([.U20])=61664;3;&quot;&quot;))))" office:value-type="float" office:value="2" calcext:value-type="float">
            <text:p>2</text:p>
          </table:table-cell>
          <table:table-cell table:style-name="ce400" office:value-type="float" office:value="1" calcext:value-type="float">
            <text:p>1</text:p>
          </table:table-cell>
          <table:table-cell table:style-name="ce404" office:value-type="float" office:value="2" calcext:value-type="float">
            <text:p>2</text:p>
          </table:table-cell>
          <table:table-cell table:style-name="ce387" table:formula="of:=4*[.W20]+[.X20]" office:value-type="float" office:value="6" calcext:value-type="float">
            <text:p>6</text:p>
          </table:table-cell>
          <table:table-cell table:style-name="ce408" table:formula="of:=&quot;0xb&quot; &amp;BASE([.Y20];2) &amp; &quot;,&quot;" office:value-type="string" office:string-value="0xb110," calcext:value-type="string">
            <text:p>0xb110,</text:p>
          </table:table-cell>
          <table:table-cell table:style-name="ce413" table:formula="of:=64*[.AC20]+16*[.AE20]+4*[.AG20]+[.AI20]" office:value-type="float" office:value="82" calcext:value-type="float">
            <text:p>82</text:p>
          </table:table-cell>
          <table:table-cell table:style-name="ce41" table:formula="of:=[.AB19]" office:value-type="string" office:string-value="" calcext:value-type="string">
            <text:p></text:p>
          </table:table-cell>
          <table:table-cell table:style-name="ce365" table:formula="of:=IF(UNICODE([.AB20])=60;0;IF(UNICODE([.AB20])=61663;1;IF(UNICODE([.AB20])=62;2;IF(UNICODE([.AB20])=61664;3;&quot;&quot;))))" office:value-type="float" office:value="1" calcext:value-type="float">
            <text:p>1</text:p>
          </table:table-cell>
          <table:table-cell table:style-name="ce41" table:formula="of:=[.AD19]" office:value-type="string" office:string-value="" calcext:value-type="string">
            <text:p></text:p>
          </table:table-cell>
          <table:table-cell table:style-name="ce365" table:formula="of:=IF(UNICODE([.AD20])=60;0;IF(UNICODE([.AD20])=61663;1;IF(UNICODE([.AD20])=62;2;IF(UNICODE([.AD20])=61664;3;&quot;&quot;))))" office:value-type="float" office:value="1" calcext:value-type="float">
            <text:p>1</text:p>
          </table:table-cell>
          <table:table-cell table:style-name="ce41" table:formula="of:=[.AF19]" office:value-type="string" office:string-value="&lt;" calcext:value-type="string">
            <text:p>&lt;</text:p>
          </table:table-cell>
          <table:table-cell table:style-name="ce365" table:formula="of:=IF(UNICODE([.AF20])=60;0;IF(UNICODE([.AF20])=61663;1;IF(UNICODE([.AF20])=62;2;IF(UNICODE([.AF20])=61664;3;&quot;&quot;))))" office:value-type="float" office:value="0" calcext:value-type="float">
            <text:p>0</text:p>
          </table:table-cell>
          <table:table-cell table:style-name="ce41" office:value-type="string" calcext:value-type="string">
            <text:p>&gt;</text:p>
          </table:table-cell>
          <table:table-cell table:style-name="ce365" table:formula="of:=IF(UNICODE([.AH20])=60;0;IF(UNICODE([.AH20])=61663;1;IF(UNICODE([.AH20])=62;2;IF(UNICODE([.AH20])=61664;3;&quot;&quot;))))" office:value-type="float" office:value="2" calcext:value-type="float">
            <text:p>2</text:p>
          </table:table-cell>
          <table:table-cell table:number-columns-repeated="2"/>
          <table:table-cell table:style-name="ce387" table:formula="of:=4*[.AJ20]+[.AK20]" office:value-type="float" office:value="0" calcext:value-type="float">
            <text:p>0</text:p>
          </table:table-cell>
          <table:table-cell table:formula="of:=&quot;0xb&quot; &amp;BASE([.AL20];2) &amp; &quot;,&quot;" office:value-type="string" office:string-value="0xb0," calcext:value-type="string">
            <text:p>0xb0,</text:p>
          </table:table-cell>
          <table:table-cell table:formula="of:=64*[.AP20]+16*[.AR20]+4*[.AT20]+[.AV20]" office:value-type="float" office:value="114" calcext:value-type="float">
            <text:p>114</text:p>
          </table:table-cell>
          <table:table-cell table:style-name="ce41" table:formula="of:=[.AO19]" office:value-type="string" office:string-value="" calcext:value-type="string">
            <text:p></text:p>
          </table:table-cell>
          <table:table-cell table:style-name="ce365" table:formula="of:=IF(UNICODE([.AO20])=60;0;IF(UNICODE([.AO20])=61663;1;IF(UNICODE([.AO20])=62;2;IF(UNICODE([.AO20])=61664;3;&quot;&quot;))))" office:value-type="float" office:value="1" calcext:value-type="float">
            <text:p>1</text:p>
          </table:table-cell>
          <table:table-cell table:style-name="ce41" table:formula="of:=[.AQ19]" office:value-type="string" office:string-value="" calcext:value-type="string">
            <text:p></text:p>
          </table:table-cell>
          <table:table-cell table:style-name="ce365" table:formula="of:=IF(UNICODE([.AQ20])=60;0;IF(UNICODE([.AQ20])=61663;1;IF(UNICODE([.AQ20])=62;2;IF(UNICODE([.AQ20])=61664;3;&quot;&quot;))))" office:value-type="float" office:value="3" calcext:value-type="float">
            <text:p>3</text:p>
          </table:table-cell>
          <table:table-cell table:style-name="ce41" table:formula="of:=[.AS19]" office:value-type="string" office:string-value="&lt;" calcext:value-type="string">
            <text:p>&lt;</text:p>
          </table:table-cell>
          <table:table-cell table:style-name="ce365" table:formula="of:=IF(UNICODE([.AS20])=60;0;IF(UNICODE([.AS20])=61663;1;IF(UNICODE([.AS20])=62;2;IF(UNICODE([.AS20])=61664;3;&quot;&quot;))))" office:value-type="float" office:value="0" calcext:value-type="float">
            <text:p>0</text:p>
          </table:table-cell>
          <table:table-cell table:style-name="ce41" office:value-type="string" calcext:value-type="string">
            <text:p>&gt;</text:p>
          </table:table-cell>
          <table:table-cell table:style-name="ce365" table:formula="of:=IF(UNICODE([.AU20])=60;0;IF(UNICODE([.AU20])=61663;1;IF(UNICODE([.AU20])=62;2;IF(UNICODE([.AU20])=61664;3;&quot;&quot;)))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387" table:formula="of:=4*[.AW20]+[.AX20]" office:value-type="float" office:value="6" calcext:value-type="float">
            <text:p>6</text:p>
          </table:table-cell>
          <table:table-cell table:formula="of:=&quot;0xb&quot; &amp;BASE([.AY20];2) &amp; &quot;,&quot;" office:value-type="string" office:string-value="0xb110," calcext:value-type="string">
            <text:p>0xb110,</text:p>
          </table:table-cell>
          <table:table-cell table:style-name="ce422" table:formula="of:=64*[.BC20]+16*[.BE20]+4*[.BG20]+[.BI20]" office:value-type="float" office:value="146" calcext:value-type="float">
            <text:p>146</text:p>
          </table:table-cell>
          <table:table-cell table:formula="of:=[.BB19]" office:value-type="string" office:string-value="&gt;" calcext:value-type="string">
            <text:p>&gt;</text:p>
          </table:table-cell>
          <table:table-cell table:style-name="ce365" table:formula="of:=IF(UNICODE([.BB20])=60;0;IF(UNICODE([.BB20])=61663;1;IF(UNICODE([.BB20])=62;2;IF(UNICODE([.BB20])=61664;3;&quot;&quot;))))" office:value-type="float" office:value="2" calcext:value-type="float">
            <text:p>2</text:p>
          </table:table-cell>
          <table:table-cell table:formula="of:=[.BD19]" office:value-type="string" office:string-value="" calcext:value-type="string">
            <text:p></text:p>
          </table:table-cell>
          <table:table-cell table:style-name="ce365" table:formula="of:=IF(UNICODE([.BD20])=60;0;IF(UNICODE([.BD20])=61663;1;IF(UNICODE([.BD20])=62;2;IF(UNICODE([.BD20])=61664;3;&quot;&quot;))))" office:value-type="float" office:value="1" calcext:value-type="float">
            <text:p>1</text:p>
          </table:table-cell>
          <table:table-cell table:formula="of:=[.BF19]" office:value-type="string" office:string-value="&lt;" calcext:value-type="string">
            <text:p>&lt;</text:p>
          </table:table-cell>
          <table:table-cell table:style-name="ce365" table:formula="of:=IF(UNICODE([.BF20])=60;0;IF(UNICODE([.BF20])=61663;1;IF(UNICODE([.BF20])=62;2;IF(UNICODE([.BF20])=61664;3;&quot;&quot;))))" office:value-type="float" office:value="0" calcext:value-type="float">
            <text:p>0</text:p>
          </table:table-cell>
          <table:table-cell office:value-type="string" calcext:value-type="string">
            <text:p>&gt;</text:p>
          </table:table-cell>
          <table:table-cell table:style-name="ce365" table:formula="of:=IF(UNICODE([.BH20])=60;0;IF(UNICODE([.BH20])=61663;1;IF(UNICODE([.BH20])=62;2;IF(UNICODE([.BH20])=61664;3;&quot;&quot;)))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387" table:formula="of:=4*[.BJ20]+[.BK20]" office:value-type="float" office:value="14" calcext:value-type="float">
            <text:p>14</text:p>
          </table:table-cell>
          <table:table-cell table:formula="of:=&quot;0xb&quot; &amp;BASE([.BL20];2) &amp; &quot;,&quot;" office:value-type="string" office:string-value="0xb1110," calcext:value-type="string">
            <text:p>0xb1110,</text:p>
          </table:table-cell>
          <table:table-cell table:style-name="ce430" table:formula="of:=64*[.BP20]+16*[.BR20]+4*[.BT20]+[.BV20]" office:value-type="float" office:value="178" calcext:value-type="float">
            <text:p>178</text:p>
          </table:table-cell>
          <table:table-cell table:style-name="ce41" table:formula="of:=[.BO19]" office:value-type="string" office:string-value="&gt;" calcext:value-type="string">
            <text:p>&gt;</text:p>
          </table:table-cell>
          <table:table-cell table:style-name="ce365" table:formula="of:=IF(UNICODE([.BO20])=60;0;IF(UNICODE([.BO20])=61663;1;IF(UNICODE([.BO20])=62;2;IF(UNICODE([.BO20])=61664;3;&quot;&quot;))))" office:value-type="float" office:value="2" calcext:value-type="float">
            <text:p>2</text:p>
          </table:table-cell>
          <table:table-cell table:style-name="ce41" table:formula="of:=[.BQ19]" office:value-type="string" office:string-value="" calcext:value-type="string">
            <text:p></text:p>
          </table:table-cell>
          <table:table-cell table:style-name="ce365" table:formula="of:=IF(UNICODE([.BQ20])=60;0;IF(UNICODE([.BQ20])=61663;1;IF(UNICODE([.BQ20])=62;2;IF(UNICODE([.BQ20])=61664;3;&quot;&quot;))))" office:value-type="float" office:value="3" calcext:value-type="float">
            <text:p>3</text:p>
          </table:table-cell>
          <table:table-cell table:style-name="ce41" table:formula="of:=[.BS19]" office:value-type="string" office:string-value="&lt;" calcext:value-type="string">
            <text:p>&lt;</text:p>
          </table:table-cell>
          <table:table-cell table:style-name="ce365" table:formula="of:=IF(UNICODE([.BS20])=60;0;IF(UNICODE([.BS20])=61663;1;IF(UNICODE([.BS20])=62;2;IF(UNICODE([.BS20])=61664;3;&quot;&quot;))))" office:value-type="float" office:value="0" calcext:value-type="float">
            <text:p>0</text:p>
          </table:table-cell>
          <table:table-cell table:style-name="ce41" office:value-type="string" calcext:value-type="string">
            <text:p>&gt;</text:p>
          </table:table-cell>
          <table:table-cell table:style-name="ce365" table:formula="of:=IF(UNICODE([.BU20])=60;0;IF(UNICODE([.BU20])=61663;1;IF(UNICODE([.BU20])=62;2;IF(UNICODE([.BU20])=61664;3;&quot;&quot;)))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387" table:formula="of:=4*[.BW20]+[.BX20]" office:value-type="float" office:value="6" calcext:value-type="float">
            <text:p>6</text:p>
          </table:table-cell>
          <table:table-cell table:formula="of:=&quot;0xb&quot; &amp;BASE([.BY20];2) &amp; &quot;,&quot;" office:value-type="string" office:string-value="0xb110," calcext:value-type="string">
            <text:p>0xb110,</text:p>
          </table:table-cell>
          <table:table-cell table:style-name="ce434" table:formula="of:=64*[.CC20]+16*[.CE20]+4*[.CG20]+[.CI20]" office:value-type="float" office:value="210" calcext:value-type="float">
            <text:p>210</text:p>
          </table:table-cell>
          <table:table-cell table:style-name="ce41" table:formula="of:=[.CB19]" office:value-type="string" office:string-value="" calcext:value-type="string">
            <text:p></text:p>
          </table:table-cell>
          <table:table-cell table:style-name="ce365" table:formula="of:=IF(UNICODE([.CB20])=60;0;IF(UNICODE([.CB20])=61663;1;IF(UNICODE([.CB20])=62;2;IF(UNICODE([.CB20])=61664;3;&quot;&quot;))))" office:value-type="float" office:value="3" calcext:value-type="float">
            <text:p>3</text:p>
          </table:table-cell>
          <table:table-cell table:style-name="ce41" table:formula="of:=[.CD19]" office:value-type="string" office:string-value="" calcext:value-type="string">
            <text:p></text:p>
          </table:table-cell>
          <table:table-cell table:style-name="ce365" table:formula="of:=IF(UNICODE([.CD20])=60;0;IF(UNICODE([.CD20])=61663;1;IF(UNICODE([.CD20])=62;2;IF(UNICODE([.CD20])=61664;3;&quot;&quot;))))" office:value-type="float" office:value="1" calcext:value-type="float">
            <text:p>1</text:p>
          </table:table-cell>
          <table:table-cell table:style-name="ce41" table:formula="of:=[.CF19]" office:value-type="string" office:string-value="&lt;" calcext:value-type="string">
            <text:p>&lt;</text:p>
          </table:table-cell>
          <table:table-cell table:style-name="ce365" table:formula="of:=IF(UNICODE([.CF20])=60;0;IF(UNICODE([.CF20])=61663;1;IF(UNICODE([.CF20])=62;2;IF(UNICODE([.CF20])=61664;3;&quot;&quot;))))" office:value-type="float" office:value="0" calcext:value-type="float">
            <text:p>0</text:p>
          </table:table-cell>
          <table:table-cell table:style-name="ce41" office:value-type="string" calcext:value-type="string">
            <text:p>&gt;</text:p>
          </table:table-cell>
          <table:table-cell table:style-name="ce365" table:formula="of:=IF(UNICODE([.CH20])=60;0;IF(UNICODE([.CH20])=61663;1;IF(UNICODE([.CH20])=62;2;IF(UNICODE([.CH20])=61664;3;&quot;&quot;))))" office:value-type="float" office:value="2" calcext:value-type="float">
            <text:p>2</text:p>
          </table:table-cell>
          <table:table-cell table:number-columns-repeated="2"/>
          <table:table-cell table:style-name="ce387" table:formula="of:=4*[.CJ20]+[.CK20]" office:value-type="float" office:value="0" calcext:value-type="float">
            <text:p>0</text:p>
          </table:table-cell>
          <table:table-cell table:formula="of:=&quot;0xb&quot; &amp;BASE([.CL20];2) &amp; &quot;,&quot;" office:value-type="string" office:string-value="0xb0," calcext:value-type="string">
            <text:p>0xb0,</text:p>
          </table:table-cell>
          <table:table-cell table:style-name="ce430" table:formula="of:=64*[.CP20]+16*[.CR20]+4*[.CT20]+[.CV20]" office:value-type="float" office:value="242" calcext:value-type="float">
            <text:p>242</text:p>
          </table:table-cell>
          <table:table-cell table:style-name="ce41" table:formula="of:=[.CO19]" office:value-type="string" office:string-value="" calcext:value-type="string">
            <text:p></text:p>
          </table:table-cell>
          <table:table-cell table:style-name="ce365" table:formula="of:=IF(UNICODE([.CO20])=60;0;IF(UNICODE([.CO20])=61663;1;IF(UNICODE([.CO20])=62;2;IF(UNICODE([.CO20])=61664;3;&quot;&quot;))))" office:value-type="float" office:value="3" calcext:value-type="float">
            <text:p>3</text:p>
          </table:table-cell>
          <table:table-cell table:style-name="ce41" table:formula="of:=[.CQ19]" office:value-type="string" office:string-value="" calcext:value-type="string">
            <text:p></text:p>
          </table:table-cell>
          <table:table-cell table:style-name="ce365" table:formula="of:=IF(UNICODE([.CQ20])=60;0;IF(UNICODE([.CQ20])=61663;1;IF(UNICODE([.CQ20])=62;2;IF(UNICODE([.CQ20])=61664;3;&quot;&quot;))))" office:value-type="float" office:value="3" calcext:value-type="float">
            <text:p>3</text:p>
          </table:table-cell>
          <table:table-cell table:style-name="ce41" table:formula="of:=[.CS19]" office:value-type="string" office:string-value="&lt;" calcext:value-type="string">
            <text:p>&lt;</text:p>
          </table:table-cell>
          <table:table-cell table:style-name="ce365" table:formula="of:=IF(UNICODE([.CS20])=60;0;IF(UNICODE([.CS20])=61663;1;IF(UNICODE([.CS20])=62;2;IF(UNICODE([.CS20])=61664;3;&quot;&quot;))))" office:value-type="float" office:value="0" calcext:value-type="float">
            <text:p>0</text:p>
          </table:table-cell>
          <table:table-cell table:style-name="ce41" office:value-type="string" calcext:value-type="string">
            <text:p>&gt;</text:p>
          </table:table-cell>
          <table:table-cell table:style-name="ce365" table:formula="of:=IF(UNICODE([.CU20])=60;0;IF(UNICODE([.CU20])=61663;1;IF(UNICODE([.CU20])=62;2;IF(UNICODE([.CU20])=61664;3;&quot;&quot;)))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440" table:formula="of:=4*[.CW20]+[.CX20]" office:value-type="float" office:value="7" calcext:value-type="float">
            <text:p>7</text:p>
          </table:table-cell>
          <table:table-cell table:formula="of:=&quot;0xb&quot; &amp;BASE([.CY20];2) &amp; &quot;,&quot;" office:value-type="string" office:string-value="0xb111," calcext:value-type="string">
            <text:p>0xb111,</text:p>
          </table:table-cell>
          <table:table-cell table:number-columns-repeated="920"/>
        </table:table-row>
        <table:table-row table:style-name="ro1">
          <table:table-cell table:style-name="ce358" table:formula="of:=64*[.C21]+16*[.E21]+4*[.G21]+[.I21]" office:value-type="float" office:value="19" calcext:value-type="float">
            <text:p>19</text:p>
          </table:table-cell>
          <table:table-cell table:style-name="ce361" table:formula="of:=[.B20]" office:value-type="string" office:string-value="&lt;" calcext:value-type="string">
            <text:p>&lt;</text:p>
          </table:table-cell>
          <table:table-cell table:style-name="ce366" table:formula="of:=IF(UNICODE([.B21])=60;0;IF(UNICODE([.B21])=61663;1;IF(UNICODE([.B21])=62;2;IF(UNICODE([.B21])=61664;3;&quot;&quot;))))" office:value-type="float" office:value="0" calcext:value-type="float">
            <text:p>0</text:p>
          </table:table-cell>
          <table:table-cell table:style-name="ce361" table:formula="of:=[.D20]" office:value-type="string" office:string-value="" calcext:value-type="string">
            <text:p></text:p>
          </table:table-cell>
          <table:table-cell table:style-name="ce366" table:formula="of:=IF(UNICODE([.D21])=60;0;IF(UNICODE([.D21])=61663;1;IF(UNICODE([.D21])=62;2;IF(UNICODE([.D21])=61664;3;&quot;&quot;))))" office:value-type="float" office:value="1" calcext:value-type="float">
            <text:p>1</text:p>
          </table:table-cell>
          <table:table-cell table:style-name="ce361" table:formula="of:=[.F20]" office:value-type="string" office:string-value="&lt;" calcext:value-type="string">
            <text:p>&lt;</text:p>
          </table:table-cell>
          <table:table-cell table:style-name="ce366" table:formula="of:=IF(UNICODE([.F21])=60;0;IF(UNICODE([.F21])=61663;1;IF(UNICODE([.F21])=62;2;IF(UNICODE([.F21])=61664;3;&quot;&quot;))))" office:value-type="float" office:value="0" calcext:value-type="float">
            <text:p>0</text:p>
          </table:table-cell>
          <table:table-cell table:style-name="ce372" office:value-type="string" calcext:value-type="string">
            <text:p></text:p>
          </table:table-cell>
          <table:table-cell table:style-name="ce366" table:formula="of:=IF(UNICODE([.H21])=60;0;IF(UNICODE([.H21])=61663;1;IF(UNICODE([.H21])=62;2;IF(UNICODE([.H21])=61664;3;&quot;&quot;))))" office:value-type="float" office:value="3" calcext:value-type="float">
            <text:p>3</text:p>
          </table:table-cell>
          <table:table-cell table:style-name="ce377" office:value-type="float" office:value="3" calcext:value-type="float">
            <text:p>3</text:p>
          </table:table-cell>
          <table:table-cell table:style-name="ce383" office:value-type="float" office:value="2" calcext:value-type="float">
            <text:p>2</text:p>
          </table:table-cell>
          <table:table-cell table:style-name="ce388" table:formula="of:=4*[.J21]+[.K21]" office:value-type="float" office:value="14" calcext:value-type="float">
            <text:p>14</text:p>
          </table:table-cell>
          <table:table-cell table:style-name="ce392" table:formula="of:=&quot;0xb&quot; &amp;BASE([.L21];2) &amp; &quot;,&quot;" office:value-type="string" office:string-value="0xb1110," calcext:value-type="string">
            <text:p>0xb1110,</text:p>
          </table:table-cell>
          <table:table-cell table:style-name="ce398" table:formula="of:=64*[.P21]+16*[.R21]+4*[.T21]+[.V21]" office:value-type="float" office:value="51" calcext:value-type="float">
            <text:p>51</text:p>
          </table:table-cell>
          <table:table-cell table:style-name="ce361" table:formula="of:=[.O20]" office:value-type="string" office:string-value="&lt;" calcext:value-type="string">
            <text:p>&lt;</text:p>
          </table:table-cell>
          <table:table-cell table:style-name="ce366" table:formula="of:=IF(UNICODE([.O21])=60;0;IF(UNICODE([.O21])=61663;1;IF(UNICODE([.O21])=62;2;IF(UNICODE([.O21])=61664;3;&quot;&quot;))))" office:value-type="float" office:value="0" calcext:value-type="float">
            <text:p>0</text:p>
          </table:table-cell>
          <table:table-cell table:style-name="ce361" table:formula="of:=[.Q20]" office:value-type="string" office:string-value="" calcext:value-type="string">
            <text:p></text:p>
          </table:table-cell>
          <table:table-cell table:style-name="ce366" table:formula="of:=IF(UNICODE([.Q21])=60;0;IF(UNICODE([.Q21])=61663;1;IF(UNICODE([.Q21])=62;2;IF(UNICODE([.Q21])=61664;3;&quot;&quot;))))" office:value-type="float" office:value="3" calcext:value-type="float">
            <text:p>3</text:p>
          </table:table-cell>
          <table:table-cell table:style-name="ce361" table:formula="of:=[.S20]" office:value-type="string" office:string-value="&lt;" calcext:value-type="string">
            <text:p>&lt;</text:p>
          </table:table-cell>
          <table:table-cell table:style-name="ce366" table:formula="of:=IF(UNICODE([.S21])=60;0;IF(UNICODE([.S21])=61663;1;IF(UNICODE([.S21])=62;2;IF(UNICODE([.S21])=61664;3;&quot;&quot;))))" office:value-type="float" office:value="0" calcext:value-type="float">
            <text:p>0</text:p>
          </table:table-cell>
          <table:table-cell table:style-name="ce372" office:value-type="string" calcext:value-type="string">
            <text:p></text:p>
          </table:table-cell>
          <table:table-cell table:style-name="ce366" table:formula="of:=IF(UNICODE([.U21])=60;0;IF(UNICODE([.U21])=61663;1;IF(UNICODE([.U21])=62;2;IF(UNICODE([.U21])=61664;3;&quot;&quot;))))" office:value-type="float" office:value="3" calcext:value-type="float">
            <text:p>3</text:p>
          </table:table-cell>
          <table:table-cell table:style-name="ce401" office:value-type="float" office:value="1" calcext:value-type="float">
            <text:p>1</text:p>
          </table:table-cell>
          <table:table-cell table:style-name="ce405" office:value-type="float" office:value="2" calcext:value-type="float">
            <text:p>2</text:p>
          </table:table-cell>
          <table:table-cell table:style-name="ce388" table:formula="of:=4*[.W21]+[.X21]" office:value-type="float" office:value="6" calcext:value-type="float">
            <text:p>6</text:p>
          </table:table-cell>
          <table:table-cell table:style-name="ce409" table:formula="of:=&quot;0xb&quot; &amp;BASE([.Y21];2) &amp; &quot;,&quot;" office:value-type="string" office:string-value="0xb110," calcext:value-type="string">
            <text:p>0xb110,</text:p>
          </table:table-cell>
          <table:table-cell table:style-name="ce414" table:formula="of:=64*[.AC21]+16*[.AE21]+4*[.AG21]+[.AI21]" office:value-type="float" office:value="83" calcext:value-type="float">
            <text:p>83</text:p>
          </table:table-cell>
          <table:table-cell table:style-name="ce361" table:formula="of:=[.AB20]" office:value-type="string" office:string-value="" calcext:value-type="string">
            <text:p></text:p>
          </table:table-cell>
          <table:table-cell table:style-name="ce366" table:formula="of:=IF(UNICODE([.AB21])=60;0;IF(UNICODE([.AB21])=61663;1;IF(UNICODE([.AB21])=62;2;IF(UNICODE([.AB21])=61664;3;&quot;&quot;))))" office:value-type="float" office:value="1" calcext:value-type="float">
            <text:p>1</text:p>
          </table:table-cell>
          <table:table-cell table:style-name="ce361" table:formula="of:=[.AD20]" office:value-type="string" office:string-value="" calcext:value-type="string">
            <text:p></text:p>
          </table:table-cell>
          <table:table-cell table:style-name="ce366" table:formula="of:=IF(UNICODE([.AD21])=60;0;IF(UNICODE([.AD21])=61663;1;IF(UNICODE([.AD21])=62;2;IF(UNICODE([.AD21])=61664;3;&quot;&quot;))))" office:value-type="float" office:value="1" calcext:value-type="float">
            <text:p>1</text:p>
          </table:table-cell>
          <table:table-cell table:style-name="ce361" table:formula="of:=[.AF20]" office:value-type="string" office:string-value="&lt;" calcext:value-type="string">
            <text:p>&lt;</text:p>
          </table:table-cell>
          <table:table-cell table:style-name="ce366" table:formula="of:=IF(UNICODE([.AF21])=60;0;IF(UNICODE([.AF21])=61663;1;IF(UNICODE([.AF21])=62;2;IF(UNICODE([.AF21])=61664;3;&quot;&quot;))))" office:value-type="float" office:value="0" calcext:value-type="float">
            <text:p>0</text:p>
          </table:table-cell>
          <table:table-cell table:style-name="ce372" office:value-type="string" calcext:value-type="string">
            <text:p></text:p>
          </table:table-cell>
          <table:table-cell table:style-name="ce366" table:formula="of:=IF(UNICODE([.AH21])=60;0;IF(UNICODE([.AH21])=61663;1;IF(UNICODE([.AH21])=62;2;IF(UNICODE([.AH21])=61664;3;&quot;&quot;))))" office:value-type="float" office:value="3" calcext:value-type="float">
            <text:p>3</text:p>
          </table:table-cell>
          <table:table-cell table:style-name="ce416"/>
          <table:table-cell table:style-name="ce419"/>
          <table:table-cell table:style-name="ce388" table:formula="of:=4*[.AJ21]+[.AK21]" office:value-type="float" office:value="0" calcext:value-type="float">
            <text:p>0</text:p>
          </table:table-cell>
          <table:table-cell table:style-name="ce358" table:formula="of:=&quot;0xb&quot; &amp;BASE([.AL21];2) &amp; &quot;,&quot;" office:value-type="string" office:string-value="0xb0," calcext:value-type="string">
            <text:p>0xb0,</text:p>
          </table:table-cell>
          <table:table-cell table:style-name="ce398" table:formula="of:=64*[.AP21]+16*[.AR21]+4*[.AT21]+[.AV21]" office:value-type="float" office:value="115" calcext:value-type="float">
            <text:p>115</text:p>
          </table:table-cell>
          <table:table-cell table:style-name="ce361" table:formula="of:=[.AO20]" office:value-type="string" office:string-value="" calcext:value-type="string">
            <text:p></text:p>
          </table:table-cell>
          <table:table-cell table:style-name="ce366" table:formula="of:=IF(UNICODE([.AO21])=60;0;IF(UNICODE([.AO21])=61663;1;IF(UNICODE([.AO21])=62;2;IF(UNICODE([.AO21])=61664;3;&quot;&quot;))))" office:value-type="float" office:value="1" calcext:value-type="float">
            <text:p>1</text:p>
          </table:table-cell>
          <table:table-cell table:style-name="ce361" table:formula="of:=[.AQ20]" office:value-type="string" office:string-value="" calcext:value-type="string">
            <text:p></text:p>
          </table:table-cell>
          <table:table-cell table:style-name="ce366" table:formula="of:=IF(UNICODE([.AQ21])=60;0;IF(UNICODE([.AQ21])=61663;1;IF(UNICODE([.AQ21])=62;2;IF(UNICODE([.AQ21])=61664;3;&quot;&quot;))))" office:value-type="float" office:value="3" calcext:value-type="float">
            <text:p>3</text:p>
          </table:table-cell>
          <table:table-cell table:style-name="ce361" table:formula="of:=[.AS20]" office:value-type="string" office:string-value="&lt;" calcext:value-type="string">
            <text:p>&lt;</text:p>
          </table:table-cell>
          <table:table-cell table:style-name="ce366" table:formula="of:=IF(UNICODE([.AS21])=60;0;IF(UNICODE([.AS21])=61663;1;IF(UNICODE([.AS21])=62;2;IF(UNICODE([.AS21])=61664;3;&quot;&quot;))))" office:value-type="float" office:value="0" calcext:value-type="float">
            <text:p>0</text:p>
          </table:table-cell>
          <table:table-cell table:style-name="ce372" office:value-type="string" calcext:value-type="string">
            <text:p></text:p>
          </table:table-cell>
          <table:table-cell table:style-name="ce366" table:formula="of:=IF(UNICODE([.AU21])=60;0;IF(UNICODE([.AU21])=61663;1;IF(UNICODE([.AU21])=62;2;IF(UNICODE([.AU21])=61664;3;&quot;&quot;))))" office:value-type="float" office:value="3" calcext:value-type="float">
            <text:p>3</text:p>
          </table:table-cell>
          <table:table-cell table:style-name="ce416" office:value-type="float" office:value="1" calcext:value-type="float">
            <text:p>1</text:p>
          </table:table-cell>
          <table:table-cell table:style-name="ce419" office:value-type="float" office:value="2" calcext:value-type="float">
            <text:p>2</text:p>
          </table:table-cell>
          <table:table-cell table:style-name="ce388" table:formula="of:=4*[.AW21]+[.AX21]" office:value-type="float" office:value="6" calcext:value-type="float">
            <text:p>6</text:p>
          </table:table-cell>
          <table:table-cell table:style-name="ce358" table:formula="of:=&quot;0xb&quot; &amp;BASE([.AY21];2) &amp; &quot;,&quot;" office:value-type="string" office:string-value="0xb110," calcext:value-type="string">
            <text:p>0xb110,</text:p>
          </table:table-cell>
          <table:table-cell table:style-name="ce423" table:formula="of:=64*[.BC21]+16*[.BE21]+4*[.BG21]+[.BI21]" office:value-type="float" office:value="147" calcext:value-type="float">
            <text:p>147</text:p>
          </table:table-cell>
          <table:table-cell table:style-name="ce361" table:formula="of:=[.BB20]" office:value-type="string" office:string-value="&gt;" calcext:value-type="string">
            <text:p>&gt;</text:p>
          </table:table-cell>
          <table:table-cell table:style-name="ce366" table:formula="of:=IF(UNICODE([.BB21])=60;0;IF(UNICODE([.BB21])=61663;1;IF(UNICODE([.BB21])=62;2;IF(UNICODE([.BB21])=61664;3;&quot;&quot;))))" office:value-type="float" office:value="2" calcext:value-type="float">
            <text:p>2</text:p>
          </table:table-cell>
          <table:table-cell table:style-name="ce361" table:formula="of:=[.BD20]" office:value-type="string" office:string-value="" calcext:value-type="string">
            <text:p></text:p>
          </table:table-cell>
          <table:table-cell table:style-name="ce366" table:formula="of:=IF(UNICODE([.BD21])=60;0;IF(UNICODE([.BD21])=61663;1;IF(UNICODE([.BD21])=62;2;IF(UNICODE([.BD21])=61664;3;&quot;&quot;))))" office:value-type="float" office:value="1" calcext:value-type="float">
            <text:p>1</text:p>
          </table:table-cell>
          <table:table-cell table:style-name="ce361" table:formula="of:=[.BF20]" office:value-type="string" office:string-value="&lt;" calcext:value-type="string">
            <text:p>&lt;</text:p>
          </table:table-cell>
          <table:table-cell table:style-name="ce366" table:formula="of:=IF(UNICODE([.BF21])=60;0;IF(UNICODE([.BF21])=61663;1;IF(UNICODE([.BF21])=62;2;IF(UNICODE([.BF21])=61664;3;&quot;&quot;))))" office:value-type="float" office:value="0" calcext:value-type="float">
            <text:p>0</text:p>
          </table:table-cell>
          <table:table-cell table:style-name="ce372" office:value-type="string" calcext:value-type="string">
            <text:p></text:p>
          </table:table-cell>
          <table:table-cell table:style-name="ce366" table:formula="of:=IF(UNICODE([.BH21])=60;0;IF(UNICODE([.BH21])=61663;1;IF(UNICODE([.BH21])=62;2;IF(UNICODE([.BH21])=61664;3;&quot;&quot;))))" office:value-type="float" office:value="3" calcext:value-type="float">
            <text:p>3</text:p>
          </table:table-cell>
          <table:table-cell table:style-name="ce416" office:value-type="float" office:value="3" calcext:value-type="float">
            <text:p>3</text:p>
          </table:table-cell>
          <table:table-cell table:style-name="ce419" office:value-type="float" office:value="2" calcext:value-type="float">
            <text:p>2</text:p>
          </table:table-cell>
          <table:table-cell table:style-name="ce388" table:formula="of:=4*[.BJ21]+[.BK21]" office:value-type="float" office:value="14" calcext:value-type="float">
            <text:p>14</text:p>
          </table:table-cell>
          <table:table-cell table:style-name="ce358" table:formula="of:=&quot;0xb&quot; &amp;BASE([.BL21];2) &amp; &quot;,&quot;" office:value-type="string" office:string-value="0xb1110," calcext:value-type="string">
            <text:p>0xb1110,</text:p>
          </table:table-cell>
          <table:table-cell table:style-name="ce431" table:formula="of:=64*[.BP21]+16*[.BR21]+4*[.BT21]+[.BV21]" office:value-type="float" office:value="179" calcext:value-type="float">
            <text:p>179</text:p>
          </table:table-cell>
          <table:table-cell table:style-name="ce361" table:formula="of:=[.BO20]" office:value-type="string" office:string-value="&gt;" calcext:value-type="string">
            <text:p>&gt;</text:p>
          </table:table-cell>
          <table:table-cell table:style-name="ce366" table:formula="of:=IF(UNICODE([.BO21])=60;0;IF(UNICODE([.BO21])=61663;1;IF(UNICODE([.BO21])=62;2;IF(UNICODE([.BO21])=61664;3;&quot;&quot;))))" office:value-type="float" office:value="2" calcext:value-type="float">
            <text:p>2</text:p>
          </table:table-cell>
          <table:table-cell table:style-name="ce361" table:formula="of:=[.BQ20]" office:value-type="string" office:string-value="" calcext:value-type="string">
            <text:p></text:p>
          </table:table-cell>
          <table:table-cell table:style-name="ce366" table:formula="of:=IF(UNICODE([.BQ21])=60;0;IF(UNICODE([.BQ21])=61663;1;IF(UNICODE([.BQ21])=62;2;IF(UNICODE([.BQ21])=61664;3;&quot;&quot;))))" office:value-type="float" office:value="3" calcext:value-type="float">
            <text:p>3</text:p>
          </table:table-cell>
          <table:table-cell table:style-name="ce361" table:formula="of:=[.BS20]" office:value-type="string" office:string-value="&lt;" calcext:value-type="string">
            <text:p>&lt;</text:p>
          </table:table-cell>
          <table:table-cell table:style-name="ce366" table:formula="of:=IF(UNICODE([.BS21])=60;0;IF(UNICODE([.BS21])=61663;1;IF(UNICODE([.BS21])=62;2;IF(UNICODE([.BS21])=61664;3;&quot;&quot;))))" office:value-type="float" office:value="0" calcext:value-type="float">
            <text:p>0</text:p>
          </table:table-cell>
          <table:table-cell table:style-name="ce372" office:value-type="string" calcext:value-type="string">
            <text:p></text:p>
          </table:table-cell>
          <table:table-cell table:style-name="ce366" table:formula="of:=IF(UNICODE([.BU21])=60;0;IF(UNICODE([.BU21])=61663;1;IF(UNICODE([.BU21])=62;2;IF(UNICODE([.BU21])=61664;3;&quot;&quot;))))" office:value-type="float" office:value="3" calcext:value-type="float">
            <text:p>3</text:p>
          </table:table-cell>
          <table:table-cell table:style-name="ce416" office:value-type="float" office:value="1" calcext:value-type="float">
            <text:p>1</text:p>
          </table:table-cell>
          <table:table-cell table:style-name="ce419" office:value-type="float" office:value="2" calcext:value-type="float">
            <text:p>2</text:p>
          </table:table-cell>
          <table:table-cell table:style-name="ce388" table:formula="of:=4*[.BW21]+[.BX21]" office:value-type="float" office:value="6" calcext:value-type="float">
            <text:p>6</text:p>
          </table:table-cell>
          <table:table-cell table:style-name="ce358" table:formula="of:=&quot;0xb&quot; &amp;BASE([.BY21];2) &amp; &quot;,&quot;" office:value-type="string" office:string-value="0xb110," calcext:value-type="string">
            <text:p>0xb110,</text:p>
          </table:table-cell>
          <table:table-cell table:style-name="ce435" table:formula="of:=64*[.CC21]+16*[.CE21]+4*[.CG21]+[.CI21]" office:value-type="float" office:value="211" calcext:value-type="float">
            <text:p>211</text:p>
          </table:table-cell>
          <table:table-cell table:style-name="ce361" table:formula="of:=[.CB20]" office:value-type="string" office:string-value="" calcext:value-type="string">
            <text:p></text:p>
          </table:table-cell>
          <table:table-cell table:style-name="ce366" table:formula="of:=IF(UNICODE([.CB21])=60;0;IF(UNICODE([.CB21])=61663;1;IF(UNICODE([.CB21])=62;2;IF(UNICODE([.CB21])=61664;3;&quot;&quot;))))" office:value-type="float" office:value="3" calcext:value-type="float">
            <text:p>3</text:p>
          </table:table-cell>
          <table:table-cell table:style-name="ce361" table:formula="of:=[.CD20]" office:value-type="string" office:string-value="" calcext:value-type="string">
            <text:p></text:p>
          </table:table-cell>
          <table:table-cell table:style-name="ce366" table:formula="of:=IF(UNICODE([.CD21])=60;0;IF(UNICODE([.CD21])=61663;1;IF(UNICODE([.CD21])=62;2;IF(UNICODE([.CD21])=61664;3;&quot;&quot;))))" office:value-type="float" office:value="1" calcext:value-type="float">
            <text:p>1</text:p>
          </table:table-cell>
          <table:table-cell table:style-name="ce361" table:formula="of:=[.CF20]" office:value-type="string" office:string-value="&lt;" calcext:value-type="string">
            <text:p>&lt;</text:p>
          </table:table-cell>
          <table:table-cell table:style-name="ce366" table:formula="of:=IF(UNICODE([.CF21])=60;0;IF(UNICODE([.CF21])=61663;1;IF(UNICODE([.CF21])=62;2;IF(UNICODE([.CF21])=61664;3;&quot;&quot;))))" office:value-type="float" office:value="0" calcext:value-type="float">
            <text:p>0</text:p>
          </table:table-cell>
          <table:table-cell table:style-name="ce372" office:value-type="string" calcext:value-type="string">
            <text:p></text:p>
          </table:table-cell>
          <table:table-cell table:style-name="ce366" table:formula="of:=IF(UNICODE([.CH21])=60;0;IF(UNICODE([.CH21])=61663;1;IF(UNICODE([.CH21])=62;2;IF(UNICODE([.CH21])=61664;3;&quot;&quot;))))" office:value-type="float" office:value="3" calcext:value-type="float">
            <text:p>3</text:p>
          </table:table-cell>
          <table:table-cell table:style-name="ce416"/>
          <table:table-cell table:style-name="ce419"/>
          <table:table-cell table:style-name="ce388" table:formula="of:=4*[.CJ21]+[.CK21]" office:value-type="float" office:value="0" calcext:value-type="float">
            <text:p>0</text:p>
          </table:table-cell>
          <table:table-cell table:style-name="ce358" table:formula="of:=&quot;0xb&quot; &amp;BASE([.CL21];2) &amp; &quot;,&quot;" office:value-type="string" office:string-value="0xb0," calcext:value-type="string">
            <text:p>0xb0,</text:p>
          </table:table-cell>
          <table:table-cell table:style-name="ce431" table:formula="of:=64*[.CP21]+16*[.CR21]+4*[.CT21]+[.CV21]" office:value-type="float" office:value="243" calcext:value-type="float">
            <text:p>243</text:p>
          </table:table-cell>
          <table:table-cell table:style-name="ce361" table:formula="of:=[.CO20]" office:value-type="string" office:string-value="" calcext:value-type="string">
            <text:p></text:p>
          </table:table-cell>
          <table:table-cell table:style-name="ce366" table:formula="of:=IF(UNICODE([.CO21])=60;0;IF(UNICODE([.CO21])=61663;1;IF(UNICODE([.CO21])=62;2;IF(UNICODE([.CO21])=61664;3;&quot;&quot;))))" office:value-type="float" office:value="3" calcext:value-type="float">
            <text:p>3</text:p>
          </table:table-cell>
          <table:table-cell table:style-name="ce361" table:formula="of:=[.CQ20]" office:value-type="string" office:string-value="" calcext:value-type="string">
            <text:p></text:p>
          </table:table-cell>
          <table:table-cell table:style-name="ce366" table:formula="of:=IF(UNICODE([.CQ21])=60;0;IF(UNICODE([.CQ21])=61663;1;IF(UNICODE([.CQ21])=62;2;IF(UNICODE([.CQ21])=61664;3;&quot;&quot;))))" office:value-type="float" office:value="3" calcext:value-type="float">
            <text:p>3</text:p>
          </table:table-cell>
          <table:table-cell table:style-name="ce361" table:formula="of:=[.CS20]" office:value-type="string" office:string-value="&lt;" calcext:value-type="string">
            <text:p>&lt;</text:p>
          </table:table-cell>
          <table:table-cell table:style-name="ce366" table:formula="of:=IF(UNICODE([.CS21])=60;0;IF(UNICODE([.CS21])=61663;1;IF(UNICODE([.CS21])=62;2;IF(UNICODE([.CS21])=61664;3;&quot;&quot;))))" office:value-type="float" office:value="0" calcext:value-type="float">
            <text:p>0</text:p>
          </table:table-cell>
          <table:table-cell table:style-name="ce372" office:value-type="string" calcext:value-type="string">
            <text:p></text:p>
          </table:table-cell>
          <table:table-cell table:style-name="ce366" table:formula="of:=IF(UNICODE([.CU21])=60;0;IF(UNICODE([.CU21])=61663;1;IF(UNICODE([.CU21])=62;2;IF(UNICODE([.CU21])=61664;3;&quot;&quot;))))" office:value-type="float" office:value="3" calcext:value-type="float">
            <text:p>3</text:p>
          </table:table-cell>
          <table:table-cell table:style-name="ce416" office:value-type="float" office:value="1" calcext:value-type="float">
            <text:p>1</text:p>
          </table:table-cell>
          <table:table-cell table:style-name="ce419" office:value-type="float" office:value="3" calcext:value-type="float">
            <text:p>3</text:p>
          </table:table-cell>
          <table:table-cell table:style-name="ce441" table:formula="of:=4*[.CW21]+[.CX21]" office:value-type="float" office:value="7" calcext:value-type="float">
            <text:p>7</text:p>
          </table:table-cell>
          <table:table-cell table:style-name="ce447" table:formula="of:=&quot;0xb&quot; &amp;BASE([.CY21];2) &amp; &quot;,&quot;" office:value-type="string" office:string-value="0xb111," calcext:value-type="string">
            <text:p>0xb111,</text:p>
          </table:table-cell>
          <table:table-cell table:style-name="ce419" table:number-columns-repeated="920"/>
        </table:table-row>
        <table:table-row table:style-name="ro1">
          <table:table-cell table:formula="of:=64*[.C22]+16*[.E22]+4*[.G22]+[.I22]" office:value-type="float" office:value="20" calcext:value-type="float">
            <text:p>20</text:p>
          </table:table-cell>
          <table:table-cell table:formula="of:=[.B21]" office:value-type="string" office:string-value="&lt;" calcext:value-type="string">
            <text:p>&lt;</text:p>
          </table:table-cell>
          <table:table-cell table:style-name="ce365" table:formula="of:=IF(UNICODE([.B22])=60;0;IF(UNICODE([.B22])=61663;1;IF(UNICODE([.B22])=62;2;IF(UNICODE([.B22])=61664;3;&quot;&quot;))))" office:value-type="float" office:value="0" calcext:value-type="float">
            <text:p>0</text:p>
          </table:table-cell>
          <table:table-cell table:formula="of:=[.D21]" office:value-type="string" office:string-value="" calcext:value-type="string">
            <text:p></text:p>
          </table:table-cell>
          <table:table-cell table:style-name="ce365" table:formula="of:=IF(UNICODE([.D22])=60;0;IF(UNICODE([.D22])=61663;1;IF(UNICODE([.D22])=62;2;IF(UNICODE([.D22])=61664;3;&quot;&quot;))))" office:value-type="float" office:value="1" calcext:value-type="float">
            <text:p>1</text:p>
          </table:table-cell>
          <table:table-cell table:style-name="ce370" table:formula="of:=[.H19]" office:value-type="string" office:string-value="" calcext:value-type="string">
            <text:p></text:p>
          </table:table-cell>
          <table:table-cell table:style-name="ce371" table:formula="of:=IF(UNICODE([.F22])=60;0;IF(UNICODE([.F22])=61663;1;IF(UNICODE([.F22])=62;2;IF(UNICODE([.F22])=61664;3;&quot;&quot;))))" office:value-type="float" office:value="1" calcext:value-type="float">
            <text:p>1</text:p>
          </table:table-cell>
          <table:table-cell table:formula="of:=[.H18]" office:value-type="string" office:string-value="&lt;" calcext:value-type="string">
            <text:p>&lt;</text:p>
          </table:table-cell>
          <table:table-cell table:style-name="ce365" table:formula="of:=IF(UNICODE([.H22])=60;0;IF(UNICODE([.H22])=61663;1;IF(UNICODE([.H22])=62;2;IF(UNICODE([.H22])=61664;3;&quot;&quot;))))" office:value-type="float" office:value="0" calcext:value-type="float">
            <text:p>0</text:p>
          </table:table-cell>
          <table:table-cell table:style-name="ce376" office:value-type="float" office:value="3" calcext:value-type="float">
            <text:p>3</text:p>
          </table:table-cell>
          <table:table-cell table:style-name="ce382" office:value-type="float" office:value="1" calcext:value-type="float">
            <text:p>1</text:p>
          </table:table-cell>
          <table:table-cell table:style-name="ce387" table:formula="of:=4*[.J22]+[.K22]" office:value-type="float" office:value="13" calcext:value-type="float">
            <text:p>13</text:p>
          </table:table-cell>
          <table:table-cell table:style-name="ce391" table:formula="of:=&quot;0xb&quot; &amp;BASE([.L22];2) &amp; &quot;,&quot;" office:value-type="string" office:string-value="0xb1101," calcext:value-type="string">
            <text:p>0xb1101,</text:p>
          </table:table-cell>
          <table:table-cell table:formula="of:=64*[.P22]+16*[.R22]+4*[.T22]+[.V22]" office:value-type="float" office:value="52" calcext:value-type="float">
            <text:p>52</text:p>
          </table:table-cell>
          <table:table-cell table:style-name="ce41" table:formula="of:=[.O21]" office:value-type="string" office:string-value="&lt;" calcext:value-type="string">
            <text:p>&lt;</text:p>
          </table:table-cell>
          <table:table-cell table:style-name="ce365" table:formula="of:=IF(UNICODE([.O22])=60;0;IF(UNICODE([.O22])=61663;1;IF(UNICODE([.O22])=62;2;IF(UNICODE([.O22])=61664;3;&quot;&quot;))))" office:value-type="float" office:value="0" calcext:value-type="float">
            <text:p>0</text:p>
          </table:table-cell>
          <table:table-cell table:style-name="ce41" table:formula="of:=[.Q21]" office:value-type="string" office:string-value="" calcext:value-type="string">
            <text:p></text:p>
          </table:table-cell>
          <table:table-cell table:style-name="ce365" table:formula="of:=IF(UNICODE([.Q22])=60;0;IF(UNICODE([.Q22])=61663;1;IF(UNICODE([.Q22])=62;2;IF(UNICODE([.Q22])=61664;3;&quot;&quot;))))" office:value-type="float" office:value="3" calcext:value-type="float">
            <text:p>3</text:p>
          </table:table-cell>
          <table:table-cell table:style-name="ce370" table:formula="of:=[.U19]" office:value-type="string" office:string-value="" calcext:value-type="string">
            <text:p></text:p>
          </table:table-cell>
          <table:table-cell table:style-name="ce365" table:formula="of:=IF(UNICODE([.S22])=60;0;IF(UNICODE([.S22])=61663;1;IF(UNICODE([.S22])=62;2;IF(UNICODE([.S22])=61664;3;&quot;&quot;))))" office:value-type="float" office:value="1" calcext:value-type="float">
            <text:p>1</text:p>
          </table:table-cell>
          <table:table-cell table:style-name="ce41" table:formula="of:=[.U18]" office:value-type="string" office:string-value="&lt;" calcext:value-type="string">
            <text:p>&lt;</text:p>
          </table:table-cell>
          <table:table-cell table:style-name="ce365" table:formula="of:=IF(UNICODE([.U22])=60;0;IF(UNICODE([.U22])=61663;1;IF(UNICODE([.U22])=62;2;IF(UNICODE([.U22])=61664;3;&quot;&quot;))))" office:value-type="float" office:value="0" calcext:value-type="float">
            <text:p>0</text:p>
          </table:table-cell>
          <table:table-cell table:style-name="ce400"/>
          <table:table-cell table:style-name="ce404"/>
          <table:table-cell table:style-name="ce387" table:formula="of:=4*[.W22]+[.X22]" office:value-type="float" office:value="0" calcext:value-type="float">
            <text:p>0</text:p>
          </table:table-cell>
          <table:table-cell table:style-name="ce408" table:formula="of:=&quot;0xb&quot; &amp;BASE([.Y22];2) &amp; &quot;,&quot;" office:value-type="string" office:string-value="0xb0," calcext:value-type="string">
            <text:p>0xb0,</text:p>
          </table:table-cell>
          <table:table-cell table:style-name="ce413" table:formula="of:=64*[.AC22]+16*[.AE22]+4*[.AG22]+[.AI22]" office:value-type="float" office:value="84" calcext:value-type="float">
            <text:p>84</text:p>
          </table:table-cell>
          <table:table-cell table:style-name="ce41" table:formula="of:=[.AB21]" office:value-type="string" office:string-value="" calcext:value-type="string">
            <text:p></text:p>
          </table:table-cell>
          <table:table-cell table:style-name="ce365" table:formula="of:=IF(UNICODE([.AB22])=60;0;IF(UNICODE([.AB22])=61663;1;IF(UNICODE([.AB22])=62;2;IF(UNICODE([.AB22])=61664;3;&quot;&quot;))))" office:value-type="float" office:value="1" calcext:value-type="float">
            <text:p>1</text:p>
          </table:table-cell>
          <table:table-cell table:style-name="ce41" table:formula="of:=[.AD21]" office:value-type="string" office:string-value="" calcext:value-type="string">
            <text:p></text:p>
          </table:table-cell>
          <table:table-cell table:style-name="ce365" table:formula="of:=IF(UNICODE([.AD22])=60;0;IF(UNICODE([.AD22])=61663;1;IF(UNICODE([.AD22])=62;2;IF(UNICODE([.AD22])=61664;3;&quot;&quot;))))" office:value-type="float" office:value="1" calcext:value-type="float">
            <text:p>1</text:p>
          </table:table-cell>
          <table:table-cell table:style-name="ce370" table:formula="of:=[.AH19]" office:value-type="string" office:string-value="" calcext:value-type="string">
            <text:p></text:p>
          </table:table-cell>
          <table:table-cell table:style-name="ce371" table:formula="of:=IF(UNICODE([.AF22])=60;0;IF(UNICODE([.AF22])=61663;1;IF(UNICODE([.AF22])=62;2;IF(UNICODE([.AF22])=61664;3;&quot;&quot;))))" office:value-type="float" office:value="1" calcext:value-type="float">
            <text:p>1</text:p>
          </table:table-cell>
          <table:table-cell table:style-name="ce41" table:formula="of:=[.AH18]" office:value-type="string" office:string-value="&lt;" calcext:value-type="string">
            <text:p>&lt;</text:p>
          </table:table-cell>
          <table:table-cell table:style-name="ce365" table:formula="of:=IF(UNICODE([.AH22])=60;0;IF(UNICODE([.AH22])=61663;1;IF(UNICODE([.AH22])=62;2;IF(UNICODE([.AH22])=61664;3;&quot;&quot;))))" office:value-type="float" office:value="0" calcext:value-type="float">
            <text:p>0</text:p>
          </table:table-cell>
          <table:table-cell table:number-columns-repeated="2"/>
          <table:table-cell table:style-name="ce387" table:formula="of:=4*[.AJ22]+[.AK22]" office:value-type="float" office:value="0" calcext:value-type="float">
            <text:p>0</text:p>
          </table:table-cell>
          <table:table-cell table:formula="of:=&quot;0xb&quot; &amp;BASE([.AL22];2) &amp; &quot;,&quot;" office:value-type="string" office:string-value="0xb0," calcext:value-type="string">
            <text:p>0xb0,</text:p>
          </table:table-cell>
          <table:table-cell table:formula="of:=64*[.AP22]+16*[.AR22]+4*[.AT22]+[.AV22]" office:value-type="float" office:value="116" calcext:value-type="float">
            <text:p>116</text:p>
          </table:table-cell>
          <table:table-cell table:style-name="ce41" table:formula="of:=[.AO21]" office:value-type="string" office:string-value="" calcext:value-type="string">
            <text:p></text:p>
          </table:table-cell>
          <table:table-cell table:style-name="ce365" table:formula="of:=IF(UNICODE([.AO22])=60;0;IF(UNICODE([.AO22])=61663;1;IF(UNICODE([.AO22])=62;2;IF(UNICODE([.AO22])=61664;3;&quot;&quot;))))" office:value-type="float" office:value="1" calcext:value-type="float">
            <text:p>1</text:p>
          </table:table-cell>
          <table:table-cell table:style-name="ce41" table:formula="of:=[.AQ21]" office:value-type="string" office:string-value="" calcext:value-type="string">
            <text:p></text:p>
          </table:table-cell>
          <table:table-cell table:style-name="ce365" table:formula="of:=IF(UNICODE([.AQ22])=60;0;IF(UNICODE([.AQ22])=61663;1;IF(UNICODE([.AQ22])=62;2;IF(UNICODE([.AQ22])=61664;3;&quot;&quot;))))" office:value-type="float" office:value="3" calcext:value-type="float">
            <text:p>3</text:p>
          </table:table-cell>
          <table:table-cell table:style-name="ce370" table:formula="of:=[.AU19]" office:value-type="string" office:string-value="" calcext:value-type="string">
            <text:p></text:p>
          </table:table-cell>
          <table:table-cell table:style-name="ce371" table:formula="of:=IF(UNICODE([.AS22])=60;0;IF(UNICODE([.AS22])=61663;1;IF(UNICODE([.AS22])=62;2;IF(UNICODE([.AS22])=61664;3;&quot;&quot;))))" office:value-type="float" office:value="1" calcext:value-type="float">
            <text:p>1</text:p>
          </table:table-cell>
          <table:table-cell table:style-name="ce41" table:formula="of:=[.AU18]" office:value-type="string" office:string-value="&lt;" calcext:value-type="string">
            <text:p>&lt;</text:p>
          </table:table-cell>
          <table:table-cell table:style-name="ce365" table:formula="of:=IF(UNICODE([.AU22])=60;0;IF(UNICODE([.AU22])=61663;1;IF(UNICODE([.AU22])=62;2;IF(UNICODE([.AU22])=61664;3;&quot;&quot;))))" office:value-type="float" office:value="0" calcext:value-type="float">
            <text:p>0</text:p>
          </table:table-cell>
          <table:table-cell table:number-columns-repeated="2"/>
          <table:table-cell table:style-name="ce387" table:formula="of:=4*[.AW22]+[.AX22]" office:value-type="float" office:value="0" calcext:value-type="float">
            <text:p>0</text:p>
          </table:table-cell>
          <table:table-cell table:formula="of:=&quot;0xb&quot; &amp;BASE([.AY22];2) &amp; &quot;,&quot;" office:value-type="string" office:string-value="0xb0," calcext:value-type="string">
            <text:p>0xb0,</text:p>
          </table:table-cell>
          <table:table-cell table:style-name="ce422" table:formula="of:=64*[.BC22]+16*[.BE22]+4*[.BG22]+[.BI22]" office:value-type="float" office:value="148" calcext:value-type="float">
            <text:p>148</text:p>
          </table:table-cell>
          <table:table-cell table:formula="of:=[.BB21]" office:value-type="string" office:string-value="&gt;" calcext:value-type="string">
            <text:p>&gt;</text:p>
          </table:table-cell>
          <table:table-cell table:style-name="ce365" table:formula="of:=IF(UNICODE([.BB22])=60;0;IF(UNICODE([.BB22])=61663;1;IF(UNICODE([.BB22])=62;2;IF(UNICODE([.BB22])=61664;3;&quot;&quot;))))" office:value-type="float" office:value="2" calcext:value-type="float">
            <text:p>2</text:p>
          </table:table-cell>
          <table:table-cell table:formula="of:=[.BD21]" office:value-type="string" office:string-value="" calcext:value-type="string">
            <text:p></text:p>
          </table:table-cell>
          <table:table-cell table:style-name="ce365" table:formula="of:=IF(UNICODE([.BD22])=60;0;IF(UNICODE([.BD22])=61663;1;IF(UNICODE([.BD22])=62;2;IF(UNICODE([.BD22])=61664;3;&quot;&quot;))))" office:value-type="float" office:value="1" calcext:value-type="float">
            <text:p>1</text:p>
          </table:table-cell>
          <table:table-cell table:style-name="ce370" table:formula="of:=[.BH19]" office:value-type="string" office:string-value="" calcext:value-type="string">
            <text:p></text:p>
          </table:table-cell>
          <table:table-cell table:style-name="ce365" table:formula="of:=IF(UNICODE([.BF22])=60;0;IF(UNICODE([.BF22])=61663;1;IF(UNICODE([.BF22])=62;2;IF(UNICODE([.BF22])=61664;3;&quot;&quot;))))" office:value-type="float" office:value="1" calcext:value-type="float">
            <text:p>1</text:p>
          </table:table-cell>
          <table:table-cell table:formula="of:=[.BH18]" office:value-type="string" office:string-value="&lt;" calcext:value-type="string">
            <text:p>&lt;</text:p>
          </table:table-cell>
          <table:table-cell table:style-name="ce365" table:formula="of:=IF(UNICODE([.BH22])=60;0;IF(UNICODE([.BH22])=61663;1;IF(UNICODE([.BH22])=62;2;IF(UNICODE([.BH22])=61664;3;&quot;&quot;))))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387" table:formula="of:=4*[.BJ22]+[.BK22]" office:value-type="float" office:value="13" calcext:value-type="float">
            <text:p>13</text:p>
          </table:table-cell>
          <table:table-cell table:formula="of:=&quot;0xb&quot; &amp;BASE([.BL22];2) &amp; &quot;,&quot;" office:value-type="string" office:string-value="0xb1101," calcext:value-type="string">
            <text:p>0xb1101,</text:p>
          </table:table-cell>
          <table:table-cell table:style-name="ce430" table:formula="of:=64*[.BP22]+16*[.BR22]+4*[.BT22]+[.BV22]" office:value-type="float" office:value="180" calcext:value-type="float">
            <text:p>180</text:p>
          </table:table-cell>
          <table:table-cell table:style-name="ce41" table:formula="of:=[.BO21]" office:value-type="string" office:string-value="&gt;" calcext:value-type="string">
            <text:p>&gt;</text:p>
          </table:table-cell>
          <table:table-cell table:style-name="ce365" table:formula="of:=IF(UNICODE([.BO22])=60;0;IF(UNICODE([.BO22])=61663;1;IF(UNICODE([.BO22])=62;2;IF(UNICODE([.BO22])=61664;3;&quot;&quot;))))" office:value-type="float" office:value="2" calcext:value-type="float">
            <text:p>2</text:p>
          </table:table-cell>
          <table:table-cell table:style-name="ce41" table:formula="of:=[.BQ21]" office:value-type="string" office:string-value="" calcext:value-type="string">
            <text:p></text:p>
          </table:table-cell>
          <table:table-cell table:style-name="ce365" table:formula="of:=IF(UNICODE([.BQ22])=60;0;IF(UNICODE([.BQ22])=61663;1;IF(UNICODE([.BQ22])=62;2;IF(UNICODE([.BQ22])=61664;3;&quot;&quot;))))" office:value-type="float" office:value="3" calcext:value-type="float">
            <text:p>3</text:p>
          </table:table-cell>
          <table:table-cell table:style-name="ce370" table:formula="of:=[.BU19]" office:value-type="string" office:string-value="" calcext:value-type="string">
            <text:p></text:p>
          </table:table-cell>
          <table:table-cell table:style-name="ce365" table:formula="of:=IF(UNICODE([.BS22])=60;0;IF(UNICODE([.BS22])=61663;1;IF(UNICODE([.BS22])=62;2;IF(UNICODE([.BS22])=61664;3;&quot;&quot;))))" office:value-type="float" office:value="1" calcext:value-type="float">
            <text:p>1</text:p>
          </table:table-cell>
          <table:table-cell table:style-name="ce41" table:formula="of:=[.BU18]" office:value-type="string" office:string-value="&lt;" calcext:value-type="string">
            <text:p>&lt;</text:p>
          </table:table-cell>
          <table:table-cell table:style-name="ce365" table:formula="of:=IF(UNICODE([.BU22])=60;0;IF(UNICODE([.BU22])=61663;1;IF(UNICODE([.BU22])=62;2;IF(UNICODE([.BU22])=61664;3;&quot;&quot;))))" office:value-type="float" office:value="0" calcext:value-type="float">
            <text:p>0</text:p>
          </table:table-cell>
          <table:table-cell table:number-columns-repeated="2"/>
          <table:table-cell table:style-name="ce387" table:formula="of:=4*[.BW22]+[.BX22]" office:value-type="float" office:value="0" calcext:value-type="float">
            <text:p>0</text:p>
          </table:table-cell>
          <table:table-cell table:formula="of:=&quot;0xb&quot; &amp;BASE([.BY22];2) &amp; &quot;,&quot;" office:value-type="string" office:string-value="0xb0," calcext:value-type="string">
            <text:p>0xb0,</text:p>
          </table:table-cell>
          <table:table-cell table:style-name="ce434" table:formula="of:=64*[.CC22]+16*[.CE22]+4*[.CG22]+[.CI22]" office:value-type="float" office:value="212" calcext:value-type="float">
            <text:p>212</text:p>
          </table:table-cell>
          <table:table-cell table:style-name="ce41" table:formula="of:=[.CB21]" office:value-type="string" office:string-value="" calcext:value-type="string">
            <text:p></text:p>
          </table:table-cell>
          <table:table-cell table:style-name="ce365" table:formula="of:=IF(UNICODE([.CB22])=60;0;IF(UNICODE([.CB22])=61663;1;IF(UNICODE([.CB22])=62;2;IF(UNICODE([.CB22])=61664;3;&quot;&quot;))))" office:value-type="float" office:value="3" calcext:value-type="float">
            <text:p>3</text:p>
          </table:table-cell>
          <table:table-cell table:style-name="ce41" table:formula="of:=[.CD21]" office:value-type="string" office:string-value="" calcext:value-type="string">
            <text:p></text:p>
          </table:table-cell>
          <table:table-cell table:style-name="ce365" table:formula="of:=IF(UNICODE([.CD22])=60;0;IF(UNICODE([.CD22])=61663;1;IF(UNICODE([.CD22])=62;2;IF(UNICODE([.CD22])=61664;3;&quot;&quot;))))" office:value-type="float" office:value="1" calcext:value-type="float">
            <text:p>1</text:p>
          </table:table-cell>
          <table:table-cell table:style-name="ce370" table:formula="of:=[.CH19]" office:value-type="string" office:string-value="" calcext:value-type="string">
            <text:p></text:p>
          </table:table-cell>
          <table:table-cell table:style-name="ce365" table:formula="of:=IF(UNICODE([.CF22])=60;0;IF(UNICODE([.CF22])=61663;1;IF(UNICODE([.CF22])=62;2;IF(UNICODE([.CF22])=61664;3;&quot;&quot;))))" office:value-type="float" office:value="1" calcext:value-type="float">
            <text:p>1</text:p>
          </table:table-cell>
          <table:table-cell table:style-name="ce41" table:formula="of:=[.CH18]" office:value-type="string" office:string-value="&lt;" calcext:value-type="string">
            <text:p>&lt;</text:p>
          </table:table-cell>
          <table:table-cell table:style-name="ce365" table:formula="of:=IF(UNICODE([.CH22])=60;0;IF(UNICODE([.CH22])=61663;1;IF(UNICODE([.CH22])=62;2;IF(UNICODE([.CH22])=61664;3;&quot;&quot;))))" office:value-type="float" office:value="0" calcext:value-type="float">
            <text:p>0</text:p>
          </table:table-cell>
          <table:table-cell table:number-columns-repeated="2"/>
          <table:table-cell table:style-name="ce387" table:formula="of:=4*[.CJ22]+[.CK22]" office:value-type="float" office:value="0" calcext:value-type="float">
            <text:p>0</text:p>
          </table:table-cell>
          <table:table-cell table:formula="of:=&quot;0xb&quot; &amp;BASE([.CL22];2) &amp; &quot;,&quot;" office:value-type="string" office:string-value="0xb0," calcext:value-type="string">
            <text:p>0xb0,</text:p>
          </table:table-cell>
          <table:table-cell table:style-name="ce430" table:formula="of:=64*[.CP22]+16*[.CR22]+4*[.CT22]+[.CV22]" office:value-type="float" office:value="244" calcext:value-type="float">
            <text:p>244</text:p>
          </table:table-cell>
          <table:table-cell table:style-name="ce41" table:formula="of:=[.CO21]" office:value-type="string" office:string-value="" calcext:value-type="string">
            <text:p></text:p>
          </table:table-cell>
          <table:table-cell table:style-name="ce365" table:formula="of:=IF(UNICODE([.CO22])=60;0;IF(UNICODE([.CO22])=61663;1;IF(UNICODE([.CO22])=62;2;IF(UNICODE([.CO22])=61664;3;&quot;&quot;))))" office:value-type="float" office:value="3" calcext:value-type="float">
            <text:p>3</text:p>
          </table:table-cell>
          <table:table-cell table:style-name="ce41" table:formula="of:=[.CQ21]" office:value-type="string" office:string-value="" calcext:value-type="string">
            <text:p></text:p>
          </table:table-cell>
          <table:table-cell table:style-name="ce365" table:formula="of:=IF(UNICODE([.CQ22])=60;0;IF(UNICODE([.CQ22])=61663;1;IF(UNICODE([.CQ22])=62;2;IF(UNICODE([.CQ22])=61664;3;&quot;&quot;))))" office:value-type="float" office:value="3" calcext:value-type="float">
            <text:p>3</text:p>
          </table:table-cell>
          <table:table-cell table:style-name="ce370" table:formula="of:=[.CU19]" office:value-type="string" office:string-value="" calcext:value-type="string">
            <text:p></text:p>
          </table:table-cell>
          <table:table-cell table:style-name="ce365" table:formula="of:=IF(UNICODE([.CS22])=60;0;IF(UNICODE([.CS22])=61663;1;IF(UNICODE([.CS22])=62;2;IF(UNICODE([.CS22])=61664;3;&quot;&quot;))))" office:value-type="float" office:value="1" calcext:value-type="float">
            <text:p>1</text:p>
          </table:table-cell>
          <table:table-cell table:style-name="ce41" table:formula="of:=[.CU18]" office:value-type="string" office:string-value="&lt;" calcext:value-type="string">
            <text:p>&lt;</text:p>
          </table:table-cell>
          <table:table-cell table:style-name="ce365" table:formula="of:=IF(UNICODE([.CU22])=60;0;IF(UNICODE([.CU22])=61663;1;IF(UNICODE([.CU22])=62;2;IF(UNICODE([.CU22])=61664;3;&quot;&quot;))))" office:value-type="float" office:value="0" calcext:value-type="float">
            <text:p>0</text:p>
          </table:table-cell>
          <table:table-cell table:number-columns-repeated="2"/>
          <table:table-cell table:style-name="ce440" table:formula="of:=4*[.CW22]+[.CX22]" office:value-type="float" office:value="0" calcext:value-type="float">
            <text:p>0</text:p>
          </table:table-cell>
          <table:table-cell table:formula="of:=&quot;0xb&quot; &amp;BASE([.CY22];2) &amp; &quot;,&quot;" office:value-type="string" office:string-value="0xb0," calcext:value-type="string">
            <text:p>0xb0,</text:p>
          </table:table-cell>
          <table:table-cell table:number-columns-repeated="920"/>
        </table:table-row>
        <table:table-row table:style-name="ro1">
          <table:table-cell table:formula="of:=64*[.C23]+16*[.E23]+4*[.G23]+[.I23]" office:value-type="float" office:value="21" calcext:value-type="float">
            <text:p>21</text:p>
          </table:table-cell>
          <table:table-cell table:formula="of:=[.B22]" office:value-type="string" office:string-value="&lt;" calcext:value-type="string">
            <text:p>&lt;</text:p>
          </table:table-cell>
          <table:table-cell table:style-name="ce365" table:formula="of:=IF(UNICODE([.B23])=60;0;IF(UNICODE([.B23])=61663;1;IF(UNICODE([.B23])=62;2;IF(UNICODE([.B23])=61664;3;&quot;&quot;))))" office:value-type="float" office:value="0" calcext:value-type="float">
            <text:p>0</text:p>
          </table:table-cell>
          <table:table-cell table:formula="of:=[.D22]" office:value-type="string" office:string-value="" calcext:value-type="string">
            <text:p></text:p>
          </table:table-cell>
          <table:table-cell table:style-name="ce365" table:formula="of:=IF(UNICODE([.D23])=60;0;IF(UNICODE([.D23])=61663;1;IF(UNICODE([.D23])=62;2;IF(UNICODE([.D23])=61664;3;&quot;&quot;))))" office:value-type="float" office:value="1" calcext:value-type="float">
            <text:p>1</text:p>
          </table:table-cell>
          <table:table-cell table:formula="of:=[.F22]" office:value-type="string" office:string-value="" calcext:value-type="string">
            <text:p></text:p>
          </table:table-cell>
          <table:table-cell table:style-name="ce365" table:formula="of:=IF(UNICODE([.F23])=60;0;IF(UNICODE([.F23])=61663;1;IF(UNICODE([.F23])=62;2;IF(UNICODE([.F23])=61664;3;&quot;&quot;))))" office:value-type="float" office:value="1" calcext:value-type="float">
            <text:p>1</text:p>
          </table:table-cell>
          <table:table-cell table:formula="of:=[.H19]" office:value-type="string" office:string-value="" calcext:value-type="string">
            <text:p></text:p>
          </table:table-cell>
          <table:table-cell table:style-name="ce365" table:formula="of:=IF(UNICODE([.H23])=60;0;IF(UNICODE([.H23])=61663;1;IF(UNICODE([.H23])=62;2;IF(UNICODE([.H23])=61664;3;&quot;&quot;))))" office:value-type="float" office:value="1" calcext:value-type="float">
            <text:p>1</text:p>
          </table:table-cell>
          <table:table-cell table:style-name="ce376" office:value-type="float" office:value="3" calcext:value-type="float">
            <text:p>3</text:p>
          </table:table-cell>
          <table:table-cell table:style-name="ce382" office:value-type="float" office:value="0" calcext:value-type="float">
            <text:p>0</text:p>
          </table:table-cell>
          <table:table-cell table:style-name="ce387" table:formula="of:=4*[.J23]+[.K23]" office:value-type="float" office:value="12" calcext:value-type="float">
            <text:p>12</text:p>
          </table:table-cell>
          <table:table-cell table:style-name="ce391" table:formula="of:=&quot;0xb&quot; &amp;BASE([.L23];2) &amp; &quot;,&quot;" office:value-type="string" office:string-value="0xb1100," calcext:value-type="string">
            <text:p>0xb1100,</text:p>
          </table:table-cell>
          <table:table-cell table:formula="of:=64*[.P23]+16*[.R23]+4*[.T23]+[.V23]" office:value-type="float" office:value="53" calcext:value-type="float">
            <text:p>53</text:p>
          </table:table-cell>
          <table:table-cell table:style-name="ce41" table:formula="of:=[.O22]" office:value-type="string" office:string-value="&lt;" calcext:value-type="string">
            <text:p>&lt;</text:p>
          </table:table-cell>
          <table:table-cell table:style-name="ce365" table:formula="of:=IF(UNICODE([.O23])=60;0;IF(UNICODE([.O23])=61663;1;IF(UNICODE([.O23])=62;2;IF(UNICODE([.O23])=61664;3;&quot;&quot;))))" office:value-type="float" office:value="0" calcext:value-type="float">
            <text:p>0</text:p>
          </table:table-cell>
          <table:table-cell table:style-name="ce41" table:formula="of:=[.Q22]" office:value-type="string" office:string-value="" calcext:value-type="string">
            <text:p></text:p>
          </table:table-cell>
          <table:table-cell table:style-name="ce365" table:formula="of:=IF(UNICODE([.Q23])=60;0;IF(UNICODE([.Q23])=61663;1;IF(UNICODE([.Q23])=62;2;IF(UNICODE([.Q23])=61664;3;&quot;&quot;))))" office:value-type="float" office:value="3" calcext:value-type="float">
            <text:p>3</text:p>
          </table:table-cell>
          <table:table-cell table:style-name="ce41" table:formula="of:=[.S22]" office:value-type="string" office:string-value="" calcext:value-type="string">
            <text:p></text:p>
          </table:table-cell>
          <table:table-cell table:style-name="ce365" table:formula="of:=IF(UNICODE([.S23])=60;0;IF(UNICODE([.S23])=61663;1;IF(UNICODE([.S23])=62;2;IF(UNICODE([.S23])=61664;3;&quot;&quot;))))" office:value-type="float" office:value="1" calcext:value-type="float">
            <text:p>1</text:p>
          </table:table-cell>
          <table:table-cell table:style-name="ce41" table:formula="of:=[.U19]" office:value-type="string" office:string-value="" calcext:value-type="string">
            <text:p></text:p>
          </table:table-cell>
          <table:table-cell table:style-name="ce365" table:formula="of:=IF(UNICODE([.U23])=60;0;IF(UNICODE([.U23])=61663;1;IF(UNICODE([.U23])=62;2;IF(UNICODE([.U23])=61664;3;&quot;&quot;))))" office:value-type="float" office:value="1" calcext:value-type="float">
            <text:p>1</text:p>
          </table:table-cell>
          <table:table-cell table:style-name="ce400"/>
          <table:table-cell table:style-name="ce404"/>
          <table:table-cell table:style-name="ce387" table:formula="of:=4*[.W23]+[.X23]" office:value-type="float" office:value="0" calcext:value-type="float">
            <text:p>0</text:p>
          </table:table-cell>
          <table:table-cell table:style-name="ce408" table:formula="of:=&quot;0xb&quot; &amp;BASE([.Y23];2) &amp; &quot;,&quot;" office:value-type="string" office:string-value="0xb0," calcext:value-type="string">
            <text:p>0xb0,</text:p>
          </table:table-cell>
          <table:table-cell table:style-name="ce413" table:formula="of:=64*[.AC23]+16*[.AE23]+4*[.AG23]+[.AI23]" office:value-type="float" office:value="85" calcext:value-type="float">
            <text:p>85</text:p>
          </table:table-cell>
          <table:table-cell table:style-name="ce41" table:formula="of:=[.AB22]" office:value-type="string" office:string-value="" calcext:value-type="string">
            <text:p></text:p>
          </table:table-cell>
          <table:table-cell table:style-name="ce365" table:formula="of:=IF(UNICODE([.AB23])=60;0;IF(UNICODE([.AB23])=61663;1;IF(UNICODE([.AB23])=62;2;IF(UNICODE([.AB23])=61664;3;&quot;&quot;))))" office:value-type="float" office:value="1" calcext:value-type="float">
            <text:p>1</text:p>
          </table:table-cell>
          <table:table-cell table:style-name="ce41" table:formula="of:=[.AD22]" office:value-type="string" office:string-value="" calcext:value-type="string">
            <text:p></text:p>
          </table:table-cell>
          <table:table-cell table:style-name="ce365" table:formula="of:=IF(UNICODE([.AD23])=60;0;IF(UNICODE([.AD23])=61663;1;IF(UNICODE([.AD23])=62;2;IF(UNICODE([.AD23])=61664;3;&quot;&quot;))))" office:value-type="float" office:value="1" calcext:value-type="float">
            <text:p>1</text:p>
          </table:table-cell>
          <table:table-cell table:style-name="ce41" table:formula="of:=[.AF22]" office:value-type="string" office:string-value="" calcext:value-type="string">
            <text:p></text:p>
          </table:table-cell>
          <table:table-cell table:style-name="ce365" table:formula="of:=IF(UNICODE([.AF23])=60;0;IF(UNICODE([.AF23])=61663;1;IF(UNICODE([.AF23])=62;2;IF(UNICODE([.AF23])=61664;3;&quot;&quot;))))" office:value-type="float" office:value="1" calcext:value-type="float">
            <text:p>1</text:p>
          </table:table-cell>
          <table:table-cell table:style-name="ce41" table:formula="of:=[.AH19]" office:value-type="string" office:string-value="" calcext:value-type="string">
            <text:p></text:p>
          </table:table-cell>
          <table:table-cell table:style-name="ce365" table:formula="of:=IF(UNICODE([.AH23])=60;0;IF(UNICODE([.AH23])=61663;1;IF(UNICODE([.AH23])=62;2;IF(UNICODE([.AH23])=61664;3;&quot;&quot;))))" office:value-type="float" office:value="1" calcext:value-type="float">
            <text:p>1</text:p>
          </table:table-cell>
          <table:table-cell table:number-columns-repeated="2"/>
          <table:table-cell table:style-name="ce387" table:formula="of:=4*[.AJ23]+[.AK23]" office:value-type="float" office:value="0" calcext:value-type="float">
            <text:p>0</text:p>
          </table:table-cell>
          <table:table-cell table:formula="of:=&quot;0xb&quot; &amp;BASE([.AL23];2) &amp; &quot;,&quot;" office:value-type="string" office:string-value="0xb0," calcext:value-type="string">
            <text:p>0xb0,</text:p>
          </table:table-cell>
          <table:table-cell table:formula="of:=64*[.AP23]+16*[.AR23]+4*[.AT23]+[.AV23]" office:value-type="float" office:value="117" calcext:value-type="float">
            <text:p>117</text:p>
          </table:table-cell>
          <table:table-cell table:style-name="ce41" table:formula="of:=[.AO22]" office:value-type="string" office:string-value="" calcext:value-type="string">
            <text:p></text:p>
          </table:table-cell>
          <table:table-cell table:style-name="ce365" table:formula="of:=IF(UNICODE([.AO23])=60;0;IF(UNICODE([.AO23])=61663;1;IF(UNICODE([.AO23])=62;2;IF(UNICODE([.AO23])=61664;3;&quot;&quot;))))" office:value-type="float" office:value="1" calcext:value-type="float">
            <text:p>1</text:p>
          </table:table-cell>
          <table:table-cell table:style-name="ce41" table:formula="of:=[.AQ22]" office:value-type="string" office:string-value="" calcext:value-type="string">
            <text:p></text:p>
          </table:table-cell>
          <table:table-cell table:style-name="ce365" table:formula="of:=IF(UNICODE([.AQ23])=60;0;IF(UNICODE([.AQ23])=61663;1;IF(UNICODE([.AQ23])=62;2;IF(UNICODE([.AQ23])=61664;3;&quot;&quot;))))" office:value-type="float" office:value="3" calcext:value-type="float">
            <text:p>3</text:p>
          </table:table-cell>
          <table:table-cell table:style-name="ce41" table:formula="of:=[.AS22]" office:value-type="string" office:string-value="" calcext:value-type="string">
            <text:p></text:p>
          </table:table-cell>
          <table:table-cell table:style-name="ce365" table:formula="of:=IF(UNICODE([.AS23])=60;0;IF(UNICODE([.AS23])=61663;1;IF(UNICODE([.AS23])=62;2;IF(UNICODE([.AS23])=61664;3;&quot;&quot;))))" office:value-type="float" office:value="1" calcext:value-type="float">
            <text:p>1</text:p>
          </table:table-cell>
          <table:table-cell table:style-name="ce41" table:formula="of:=[.AU19]" office:value-type="string" office:string-value="" calcext:value-type="string">
            <text:p></text:p>
          </table:table-cell>
          <table:table-cell table:style-name="ce365" table:formula="of:=IF(UNICODE([.AU23])=60;0;IF(UNICODE([.AU23])=61663;1;IF(UNICODE([.AU23])=62;2;IF(UNICODE([.AU23])=61664;3;&quot;&quot;))))" office:value-type="float" office:value="1" calcext:value-type="float">
            <text:p>1</text:p>
          </table:table-cell>
          <table:table-cell table:number-columns-repeated="2"/>
          <table:table-cell table:style-name="ce387" table:formula="of:=4*[.AW23]+[.AX23]" office:value-type="float" office:value="0" calcext:value-type="float">
            <text:p>0</text:p>
          </table:table-cell>
          <table:table-cell table:formula="of:=&quot;0xb&quot; &amp;BASE([.AY23];2) &amp; &quot;,&quot;" office:value-type="string" office:string-value="0xb0," calcext:value-type="string">
            <text:p>0xb0,</text:p>
          </table:table-cell>
          <table:table-cell table:style-name="ce422" table:formula="of:=64*[.BC23]+16*[.BE23]+4*[.BG23]+[.BI23]" office:value-type="float" office:value="149" calcext:value-type="float">
            <text:p>149</text:p>
          </table:table-cell>
          <table:table-cell table:formula="of:=[.BB22]" office:value-type="string" office:string-value="&gt;" calcext:value-type="string">
            <text:p>&gt;</text:p>
          </table:table-cell>
          <table:table-cell table:style-name="ce365" table:formula="of:=IF(UNICODE([.BB23])=60;0;IF(UNICODE([.BB23])=61663;1;IF(UNICODE([.BB23])=62;2;IF(UNICODE([.BB23])=61664;3;&quot;&quot;))))" office:value-type="float" office:value="2" calcext:value-type="float">
            <text:p>2</text:p>
          </table:table-cell>
          <table:table-cell table:formula="of:=[.BD22]" office:value-type="string" office:string-value="" calcext:value-type="string">
            <text:p></text:p>
          </table:table-cell>
          <table:table-cell table:style-name="ce365" table:formula="of:=IF(UNICODE([.BD23])=60;0;IF(UNICODE([.BD23])=61663;1;IF(UNICODE([.BD23])=62;2;IF(UNICODE([.BD23])=61664;3;&quot;&quot;))))" office:value-type="float" office:value="1" calcext:value-type="float">
            <text:p>1</text:p>
          </table:table-cell>
          <table:table-cell table:formula="of:=[.BF22]" office:value-type="string" office:string-value="" calcext:value-type="string">
            <text:p></text:p>
          </table:table-cell>
          <table:table-cell table:style-name="ce365" table:formula="of:=IF(UNICODE([.BF23])=60;0;IF(UNICODE([.BF23])=61663;1;IF(UNICODE([.BF23])=62;2;IF(UNICODE([.BF23])=61664;3;&quot;&quot;))))" office:value-type="float" office:value="1" calcext:value-type="float">
            <text:p>1</text:p>
          </table:table-cell>
          <table:table-cell table:formula="of:=[.BH19]" office:value-type="string" office:string-value="" calcext:value-type="string">
            <text:p></text:p>
          </table:table-cell>
          <table:table-cell table:style-name="ce365" table:formula="of:=IF(UNICODE([.BH23])=60;0;IF(UNICODE([.BH23])=61663;1;IF(UNICODE([.BH23])=62;2;IF(UNICODE([.BH23])=61664;3;&quot;&quot;)))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387" table:formula="of:=4*[.BJ23]+[.BK23]" office:value-type="float" office:value="12" calcext:value-type="float">
            <text:p>12</text:p>
          </table:table-cell>
          <table:table-cell table:formula="of:=&quot;0xb&quot; &amp;BASE([.BL23];2) &amp; &quot;,&quot;" office:value-type="string" office:string-value="0xb1100," calcext:value-type="string">
            <text:p>0xb1100,</text:p>
          </table:table-cell>
          <table:table-cell table:style-name="ce430" table:formula="of:=64*[.BP23]+16*[.BR23]+4*[.BT23]+[.BV23]" office:value-type="float" office:value="181" calcext:value-type="float">
            <text:p>181</text:p>
          </table:table-cell>
          <table:table-cell table:style-name="ce41" table:formula="of:=[.BO22]" office:value-type="string" office:string-value="&gt;" calcext:value-type="string">
            <text:p>&gt;</text:p>
          </table:table-cell>
          <table:table-cell table:style-name="ce365" table:formula="of:=IF(UNICODE([.BO23])=60;0;IF(UNICODE([.BO23])=61663;1;IF(UNICODE([.BO23])=62;2;IF(UNICODE([.BO23])=61664;3;&quot;&quot;))))" office:value-type="float" office:value="2" calcext:value-type="float">
            <text:p>2</text:p>
          </table:table-cell>
          <table:table-cell table:style-name="ce41" table:formula="of:=[.BQ22]" office:value-type="string" office:string-value="" calcext:value-type="string">
            <text:p></text:p>
          </table:table-cell>
          <table:table-cell table:style-name="ce365" table:formula="of:=IF(UNICODE([.BQ23])=60;0;IF(UNICODE([.BQ23])=61663;1;IF(UNICODE([.BQ23])=62;2;IF(UNICODE([.BQ23])=61664;3;&quot;&quot;))))" office:value-type="float" office:value="3" calcext:value-type="float">
            <text:p>3</text:p>
          </table:table-cell>
          <table:table-cell table:style-name="ce41" table:formula="of:=[.BS22]" office:value-type="string" office:string-value="" calcext:value-type="string">
            <text:p></text:p>
          </table:table-cell>
          <table:table-cell table:style-name="ce365" table:formula="of:=IF(UNICODE([.BS23])=60;0;IF(UNICODE([.BS23])=61663;1;IF(UNICODE([.BS23])=62;2;IF(UNICODE([.BS23])=61664;3;&quot;&quot;))))" office:value-type="float" office:value="1" calcext:value-type="float">
            <text:p>1</text:p>
          </table:table-cell>
          <table:table-cell table:style-name="ce41" table:formula="of:=[.BU19]" office:value-type="string" office:string-value="" calcext:value-type="string">
            <text:p></text:p>
          </table:table-cell>
          <table:table-cell table:style-name="ce365" table:formula="of:=IF(UNICODE([.BU23])=60;0;IF(UNICODE([.BU23])=61663;1;IF(UNICODE([.BU23])=62;2;IF(UNICODE([.BU23])=61664;3;&quot;&quot;))))" office:value-type="float" office:value="1" calcext:value-type="float">
            <text:p>1</text:p>
          </table:table-cell>
          <table:table-cell table:number-columns-repeated="2"/>
          <table:table-cell table:style-name="ce387" table:formula="of:=4*[.BW23]+[.BX23]" office:value-type="float" office:value="0" calcext:value-type="float">
            <text:p>0</text:p>
          </table:table-cell>
          <table:table-cell table:formula="of:=&quot;0xb&quot; &amp;BASE([.BY23];2) &amp; &quot;,&quot;" office:value-type="string" office:string-value="0xb0," calcext:value-type="string">
            <text:p>0xb0,</text:p>
          </table:table-cell>
          <table:table-cell table:style-name="ce434" table:formula="of:=64*[.CC23]+16*[.CE23]+4*[.CG23]+[.CI23]" office:value-type="float" office:value="213" calcext:value-type="float">
            <text:p>213</text:p>
          </table:table-cell>
          <table:table-cell table:style-name="ce41" table:formula="of:=[.CB22]" office:value-type="string" office:string-value="" calcext:value-type="string">
            <text:p></text:p>
          </table:table-cell>
          <table:table-cell table:style-name="ce365" table:formula="of:=IF(UNICODE([.CB23])=60;0;IF(UNICODE([.CB23])=61663;1;IF(UNICODE([.CB23])=62;2;IF(UNICODE([.CB23])=61664;3;&quot;&quot;))))" office:value-type="float" office:value="3" calcext:value-type="float">
            <text:p>3</text:p>
          </table:table-cell>
          <table:table-cell table:style-name="ce41" table:formula="of:=[.CD22]" office:value-type="string" office:string-value="" calcext:value-type="string">
            <text:p></text:p>
          </table:table-cell>
          <table:table-cell table:style-name="ce365" table:formula="of:=IF(UNICODE([.CD23])=60;0;IF(UNICODE([.CD23])=61663;1;IF(UNICODE([.CD23])=62;2;IF(UNICODE([.CD23])=61664;3;&quot;&quot;))))" office:value-type="float" office:value="1" calcext:value-type="float">
            <text:p>1</text:p>
          </table:table-cell>
          <table:table-cell table:style-name="ce41" table:formula="of:=[.CF22]" office:value-type="string" office:string-value="" calcext:value-type="string">
            <text:p></text:p>
          </table:table-cell>
          <table:table-cell table:style-name="ce365" table:formula="of:=IF(UNICODE([.CF23])=60;0;IF(UNICODE([.CF23])=61663;1;IF(UNICODE([.CF23])=62;2;IF(UNICODE([.CF23])=61664;3;&quot;&quot;))))" office:value-type="float" office:value="1" calcext:value-type="float">
            <text:p>1</text:p>
          </table:table-cell>
          <table:table-cell table:style-name="ce41" table:formula="of:=[.CH19]" office:value-type="string" office:string-value="" calcext:value-type="string">
            <text:p></text:p>
          </table:table-cell>
          <table:table-cell table:style-name="ce365" table:formula="of:=IF(UNICODE([.CH23])=60;0;IF(UNICODE([.CH23])=61663;1;IF(UNICODE([.CH23])=62;2;IF(UNICODE([.CH23])=61664;3;&quot;&quot;))))" office:value-type="float" office:value="1" calcext:value-type="float">
            <text:p>1</text:p>
          </table:table-cell>
          <table:table-cell table:number-columns-repeated="2"/>
          <table:table-cell table:style-name="ce387" table:formula="of:=4*[.CJ23]+[.CK23]" office:value-type="float" office:value="0" calcext:value-type="float">
            <text:p>0</text:p>
          </table:table-cell>
          <table:table-cell table:formula="of:=&quot;0xb&quot; &amp;BASE([.CL23];2) &amp; &quot;,&quot;" office:value-type="string" office:string-value="0xb0," calcext:value-type="string">
            <text:p>0xb0,</text:p>
          </table:table-cell>
          <table:table-cell table:style-name="ce430" table:formula="of:=64*[.CP23]+16*[.CR23]+4*[.CT23]+[.CV23]" office:value-type="float" office:value="245" calcext:value-type="float">
            <text:p>245</text:p>
          </table:table-cell>
          <table:table-cell table:style-name="ce41" table:formula="of:=[.CO22]" office:value-type="string" office:string-value="" calcext:value-type="string">
            <text:p></text:p>
          </table:table-cell>
          <table:table-cell table:style-name="ce365" table:formula="of:=IF(UNICODE([.CO23])=60;0;IF(UNICODE([.CO23])=61663;1;IF(UNICODE([.CO23])=62;2;IF(UNICODE([.CO23])=61664;3;&quot;&quot;))))" office:value-type="float" office:value="3" calcext:value-type="float">
            <text:p>3</text:p>
          </table:table-cell>
          <table:table-cell table:style-name="ce41" table:formula="of:=[.CQ22]" office:value-type="string" office:string-value="" calcext:value-type="string">
            <text:p></text:p>
          </table:table-cell>
          <table:table-cell table:style-name="ce365" table:formula="of:=IF(UNICODE([.CQ23])=60;0;IF(UNICODE([.CQ23])=61663;1;IF(UNICODE([.CQ23])=62;2;IF(UNICODE([.CQ23])=61664;3;&quot;&quot;))))" office:value-type="float" office:value="3" calcext:value-type="float">
            <text:p>3</text:p>
          </table:table-cell>
          <table:table-cell table:style-name="ce41" table:formula="of:=[.CS22]" office:value-type="string" office:string-value="" calcext:value-type="string">
            <text:p></text:p>
          </table:table-cell>
          <table:table-cell table:style-name="ce365" table:formula="of:=IF(UNICODE([.CS23])=60;0;IF(UNICODE([.CS23])=61663;1;IF(UNICODE([.CS23])=62;2;IF(UNICODE([.CS23])=61664;3;&quot;&quot;))))" office:value-type="float" office:value="1" calcext:value-type="float">
            <text:p>1</text:p>
          </table:table-cell>
          <table:table-cell table:style-name="ce41" table:formula="of:=[.CU19]" office:value-type="string" office:string-value="" calcext:value-type="string">
            <text:p></text:p>
          </table:table-cell>
          <table:table-cell table:style-name="ce365" table:formula="of:=IF(UNICODE([.CU23])=60;0;IF(UNICODE([.CU23])=61663;1;IF(UNICODE([.CU23])=62;2;IF(UNICODE([.CU23])=61664;3;&quot;&quot;))))" office:value-type="float" office:value="1" calcext:value-type="float">
            <text:p>1</text:p>
          </table:table-cell>
          <table:table-cell table:number-columns-repeated="2"/>
          <table:table-cell table:style-name="ce440" table:formula="of:=4*[.CW23]+[.CX23]" office:value-type="float" office:value="0" calcext:value-type="float">
            <text:p>0</text:p>
          </table:table-cell>
          <table:table-cell table:formula="of:=&quot;0xb&quot; &amp;BASE([.CY23];2) &amp; &quot;,&quot;" office:value-type="string" office:string-value="0xb0," calcext:value-type="string">
            <text:p>0xb0,</text:p>
          </table:table-cell>
          <table:table-cell table:number-columns-repeated="920"/>
        </table:table-row>
        <table:table-row table:style-name="ro1">
          <table:table-cell table:formula="of:=64*[.C24]+16*[.E24]+4*[.G24]+[.I24]" office:value-type="float" office:value="22" calcext:value-type="float">
            <text:p>22</text:p>
          </table:table-cell>
          <table:table-cell table:formula="of:=[.B23]" office:value-type="string" office:string-value="&lt;" calcext:value-type="string">
            <text:p>&lt;</text:p>
          </table:table-cell>
          <table:table-cell table:style-name="ce365" table:formula="of:=IF(UNICODE([.B24])=60;0;IF(UNICODE([.B24])=61663;1;IF(UNICODE([.B24])=62;2;IF(UNICODE([.B24])=61664;3;&quot;&quot;))))" office:value-type="float" office:value="0" calcext:value-type="float">
            <text:p>0</text:p>
          </table:table-cell>
          <table:table-cell table:formula="of:=[.D23]" office:value-type="string" office:string-value="" calcext:value-type="string">
            <text:p></text:p>
          </table:table-cell>
          <table:table-cell table:style-name="ce365" table:formula="of:=IF(UNICODE([.D24])=60;0;IF(UNICODE([.D24])=61663;1;IF(UNICODE([.D24])=62;2;IF(UNICODE([.D24])=61664;3;&quot;&quot;))))" office:value-type="float" office:value="1" calcext:value-type="float">
            <text:p>1</text:p>
          </table:table-cell>
          <table:table-cell table:formula="of:=[.F23]" office:value-type="string" office:string-value="" calcext:value-type="string">
            <text:p></text:p>
          </table:table-cell>
          <table:table-cell table:style-name="ce365" table:formula="of:=IF(UNICODE([.F24])=60;0;IF(UNICODE([.F24])=61663;1;IF(UNICODE([.F24])=62;2;IF(UNICODE([.F24])=61664;3;&quot;&quot;))))" office:value-type="float" office:value="1" calcext:value-type="float">
            <text:p>1</text:p>
          </table:table-cell>
          <table:table-cell table:formula="of:=[.H20]" office:value-type="string" office:string-value="&gt;" calcext:value-type="string">
            <text:p>&gt;</text:p>
          </table:table-cell>
          <table:table-cell table:style-name="ce365" table:formula="of:=IF(UNICODE([.H24])=60;0;IF(UNICODE([.H24])=61663;1;IF(UNICODE([.H24])=62;2;IF(UNICODE([.H24])=61664;3;&quot;&quot;))))" office:value-type="float" office:value="2" calcext:value-type="float">
            <text:p>2</text:p>
          </table:table-cell>
          <table:table-cell table:style-name="ce376" office:value-type="float" office:value="3" calcext:value-type="float">
            <text:p>3</text:p>
          </table:table-cell>
          <table:table-cell table:style-name="ce382" office:value-type="float" office:value="1" calcext:value-type="float">
            <text:p>1</text:p>
          </table:table-cell>
          <table:table-cell table:style-name="ce387" table:formula="of:=4*[.J24]+[.K24]" office:value-type="float" office:value="13" calcext:value-type="float">
            <text:p>13</text:p>
          </table:table-cell>
          <table:table-cell table:style-name="ce391" table:formula="of:=&quot;0xb&quot; &amp;BASE([.L24];2) &amp; &quot;,&quot;" office:value-type="string" office:string-value="0xb1101," calcext:value-type="string">
            <text:p>0xb1101,</text:p>
          </table:table-cell>
          <table:table-cell table:formula="of:=64*[.P24]+16*[.R24]+4*[.T24]+[.V24]" office:value-type="float" office:value="54" calcext:value-type="float">
            <text:p>54</text:p>
          </table:table-cell>
          <table:table-cell table:style-name="ce41" table:formula="of:=[.O23]" office:value-type="string" office:string-value="&lt;" calcext:value-type="string">
            <text:p>&lt;</text:p>
          </table:table-cell>
          <table:table-cell table:style-name="ce365" table:formula="of:=IF(UNICODE([.O24])=60;0;IF(UNICODE([.O24])=61663;1;IF(UNICODE([.O24])=62;2;IF(UNICODE([.O24])=61664;3;&quot;&quot;))))" office:value-type="float" office:value="0" calcext:value-type="float">
            <text:p>0</text:p>
          </table:table-cell>
          <table:table-cell table:style-name="ce41" table:formula="of:=[.Q23]" office:value-type="string" office:string-value="" calcext:value-type="string">
            <text:p></text:p>
          </table:table-cell>
          <table:table-cell table:style-name="ce365" table:formula="of:=IF(UNICODE([.Q24])=60;0;IF(UNICODE([.Q24])=61663;1;IF(UNICODE([.Q24])=62;2;IF(UNICODE([.Q24])=61664;3;&quot;&quot;))))" office:value-type="float" office:value="3" calcext:value-type="float">
            <text:p>3</text:p>
          </table:table-cell>
          <table:table-cell table:style-name="ce41" table:formula="of:=[.S23]" office:value-type="string" office:string-value="" calcext:value-type="string">
            <text:p></text:p>
          </table:table-cell>
          <table:table-cell table:style-name="ce365" table:formula="of:=IF(UNICODE([.S24])=60;0;IF(UNICODE([.S24])=61663;1;IF(UNICODE([.S24])=62;2;IF(UNICODE([.S24])=61664;3;&quot;&quot;))))" office:value-type="float" office:value="1" calcext:value-type="float">
            <text:p>1</text:p>
          </table:table-cell>
          <table:table-cell table:style-name="ce41" table:formula="of:=[.U20]" office:value-type="string" office:string-value="&gt;" calcext:value-type="string">
            <text:p>&gt;</text:p>
          </table:table-cell>
          <table:table-cell table:style-name="ce365" table:formula="of:=IF(UNICODE([.U24])=60;0;IF(UNICODE([.U24])=61663;1;IF(UNICODE([.U24])=62;2;IF(UNICODE([.U24])=61664;3;&quot;&quot;))))" office:value-type="float" office:value="2" calcext:value-type="float">
            <text:p>2</text:p>
          </table:table-cell>
          <table:table-cell table:style-name="ce400"/>
          <table:table-cell table:style-name="ce404"/>
          <table:table-cell table:style-name="ce387" table:formula="of:=4*[.W24]+[.X24]" office:value-type="float" office:value="0" calcext:value-type="float">
            <text:p>0</text:p>
          </table:table-cell>
          <table:table-cell table:style-name="ce408" table:formula="of:=&quot;0xb&quot; &amp;BASE([.Y24];2) &amp; &quot;,&quot;" office:value-type="string" office:string-value="0xb0," calcext:value-type="string">
            <text:p>0xb0,</text:p>
          </table:table-cell>
          <table:table-cell table:style-name="ce413" table:formula="of:=64*[.AC24]+16*[.AE24]+4*[.AG24]+[.AI24]" office:value-type="float" office:value="86" calcext:value-type="float">
            <text:p>86</text:p>
          </table:table-cell>
          <table:table-cell table:style-name="ce41" table:formula="of:=[.AB23]" office:value-type="string" office:string-value="" calcext:value-type="string">
            <text:p></text:p>
          </table:table-cell>
          <table:table-cell table:style-name="ce365" table:formula="of:=IF(UNICODE([.AB24])=60;0;IF(UNICODE([.AB24])=61663;1;IF(UNICODE([.AB24])=62;2;IF(UNICODE([.AB24])=61664;3;&quot;&quot;))))" office:value-type="float" office:value="1" calcext:value-type="float">
            <text:p>1</text:p>
          </table:table-cell>
          <table:table-cell table:style-name="ce41" table:formula="of:=[.AD23]" office:value-type="string" office:string-value="" calcext:value-type="string">
            <text:p></text:p>
          </table:table-cell>
          <table:table-cell table:style-name="ce365" table:formula="of:=IF(UNICODE([.AD24])=60;0;IF(UNICODE([.AD24])=61663;1;IF(UNICODE([.AD24])=62;2;IF(UNICODE([.AD24])=61664;3;&quot;&quot;))))" office:value-type="float" office:value="1" calcext:value-type="float">
            <text:p>1</text:p>
          </table:table-cell>
          <table:table-cell table:style-name="ce41" table:formula="of:=[.AF23]" office:value-type="string" office:string-value="" calcext:value-type="string">
            <text:p></text:p>
          </table:table-cell>
          <table:table-cell table:style-name="ce365" table:formula="of:=IF(UNICODE([.AF24])=60;0;IF(UNICODE([.AF24])=61663;1;IF(UNICODE([.AF24])=62;2;IF(UNICODE([.AF24])=61664;3;&quot;&quot;))))" office:value-type="float" office:value="1" calcext:value-type="float">
            <text:p>1</text:p>
          </table:table-cell>
          <table:table-cell table:style-name="ce41" table:formula="of:=[.AH20]" office:value-type="string" office:string-value="&gt;" calcext:value-type="string">
            <text:p>&gt;</text:p>
          </table:table-cell>
          <table:table-cell table:style-name="ce365" table:formula="of:=IF(UNICODE([.AH24])=60;0;IF(UNICODE([.AH24])=61663;1;IF(UNICODE([.AH24])=62;2;IF(UNICODE([.AH24])=61664;3;&quot;&quot;))))" office:value-type="float" office:value="2" calcext:value-type="float">
            <text:p>2</text:p>
          </table:table-cell>
          <table:table-cell table:number-columns-repeated="2"/>
          <table:table-cell table:style-name="ce387" table:formula="of:=4*[.AJ24]+[.AK24]" office:value-type="float" office:value="0" calcext:value-type="float">
            <text:p>0</text:p>
          </table:table-cell>
          <table:table-cell table:formula="of:=&quot;0xb&quot; &amp;BASE([.AL24];2) &amp; &quot;,&quot;" office:value-type="string" office:string-value="0xb0," calcext:value-type="string">
            <text:p>0xb0,</text:p>
          </table:table-cell>
          <table:table-cell table:formula="of:=64*[.AP24]+16*[.AR24]+4*[.AT24]+[.AV24]" office:value-type="float" office:value="118" calcext:value-type="float">
            <text:p>118</text:p>
          </table:table-cell>
          <table:table-cell table:style-name="ce41" table:formula="of:=[.AO23]" office:value-type="string" office:string-value="" calcext:value-type="string">
            <text:p></text:p>
          </table:table-cell>
          <table:table-cell table:style-name="ce365" table:formula="of:=IF(UNICODE([.AO24])=60;0;IF(UNICODE([.AO24])=61663;1;IF(UNICODE([.AO24])=62;2;IF(UNICODE([.AO24])=61664;3;&quot;&quot;))))" office:value-type="float" office:value="1" calcext:value-type="float">
            <text:p>1</text:p>
          </table:table-cell>
          <table:table-cell table:style-name="ce41" table:formula="of:=[.AQ23]" office:value-type="string" office:string-value="" calcext:value-type="string">
            <text:p></text:p>
          </table:table-cell>
          <table:table-cell table:style-name="ce365" table:formula="of:=IF(UNICODE([.AQ24])=60;0;IF(UNICODE([.AQ24])=61663;1;IF(UNICODE([.AQ24])=62;2;IF(UNICODE([.AQ24])=61664;3;&quot;&quot;))))" office:value-type="float" office:value="3" calcext:value-type="float">
            <text:p>3</text:p>
          </table:table-cell>
          <table:table-cell table:style-name="ce41" table:formula="of:=[.AS23]" office:value-type="string" office:string-value="" calcext:value-type="string">
            <text:p></text:p>
          </table:table-cell>
          <table:table-cell table:style-name="ce365" table:formula="of:=IF(UNICODE([.AS24])=60;0;IF(UNICODE([.AS24])=61663;1;IF(UNICODE([.AS24])=62;2;IF(UNICODE([.AS24])=61664;3;&quot;&quot;))))" office:value-type="float" office:value="1" calcext:value-type="float">
            <text:p>1</text:p>
          </table:table-cell>
          <table:table-cell table:style-name="ce41" table:formula="of:=[.AU20]" office:value-type="string" office:string-value="&gt;" calcext:value-type="string">
            <text:p>&gt;</text:p>
          </table:table-cell>
          <table:table-cell table:style-name="ce365" table:formula="of:=IF(UNICODE([.AU24])=60;0;IF(UNICODE([.AU24])=61663;1;IF(UNICODE([.AU24])=62;2;IF(UNICODE([.AU24])=61664;3;&quot;&quot;))))" office:value-type="float" office:value="2" calcext:value-type="float">
            <text:p>2</text:p>
          </table:table-cell>
          <table:table-cell table:number-columns-repeated="2"/>
          <table:table-cell table:style-name="ce387" table:formula="of:=4*[.AW24]+[.AX24]" office:value-type="float" office:value="0" calcext:value-type="float">
            <text:p>0</text:p>
          </table:table-cell>
          <table:table-cell table:formula="of:=&quot;0xb&quot; &amp;BASE([.AY24];2) &amp; &quot;,&quot;" office:value-type="string" office:string-value="0xb0," calcext:value-type="string">
            <text:p>0xb0,</text:p>
          </table:table-cell>
          <table:table-cell table:style-name="ce422" table:formula="of:=64*[.BC24]+16*[.BE24]+4*[.BG24]+[.BI24]" office:value-type="float" office:value="150" calcext:value-type="float">
            <text:p>150</text:p>
          </table:table-cell>
          <table:table-cell table:formula="of:=[.BB23]" office:value-type="string" office:string-value="&gt;" calcext:value-type="string">
            <text:p>&gt;</text:p>
          </table:table-cell>
          <table:table-cell table:style-name="ce365" table:formula="of:=IF(UNICODE([.BB24])=60;0;IF(UNICODE([.BB24])=61663;1;IF(UNICODE([.BB24])=62;2;IF(UNICODE([.BB24])=61664;3;&quot;&quot;))))" office:value-type="float" office:value="2" calcext:value-type="float">
            <text:p>2</text:p>
          </table:table-cell>
          <table:table-cell table:formula="of:=[.BD23]" office:value-type="string" office:string-value="" calcext:value-type="string">
            <text:p></text:p>
          </table:table-cell>
          <table:table-cell table:style-name="ce365" table:formula="of:=IF(UNICODE([.BD24])=60;0;IF(UNICODE([.BD24])=61663;1;IF(UNICODE([.BD24])=62;2;IF(UNICODE([.BD24])=61664;3;&quot;&quot;))))" office:value-type="float" office:value="1" calcext:value-type="float">
            <text:p>1</text:p>
          </table:table-cell>
          <table:table-cell table:formula="of:=[.BF23]" office:value-type="string" office:string-value="" calcext:value-type="string">
            <text:p></text:p>
          </table:table-cell>
          <table:table-cell table:style-name="ce365" table:formula="of:=IF(UNICODE([.BF24])=60;0;IF(UNICODE([.BF24])=61663;1;IF(UNICODE([.BF24])=62;2;IF(UNICODE([.BF24])=61664;3;&quot;&quot;))))" office:value-type="float" office:value="1" calcext:value-type="float">
            <text:p>1</text:p>
          </table:table-cell>
          <table:table-cell table:formula="of:=[.BH20]" office:value-type="string" office:string-value="&gt;" calcext:value-type="string">
            <text:p>&gt;</text:p>
          </table:table-cell>
          <table:table-cell table:style-name="ce365" table:formula="of:=IF(UNICODE([.BH24])=60;0;IF(UNICODE([.BH24])=61663;1;IF(UNICODE([.BH24])=62;2;IF(UNICODE([.BH24])=61664;3;&quot;&quot;)))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387" table:formula="of:=4*[.BJ24]+[.BK24]" office:value-type="float" office:value="13" calcext:value-type="float">
            <text:p>13</text:p>
          </table:table-cell>
          <table:table-cell table:formula="of:=&quot;0xb&quot; &amp;BASE([.BL24];2) &amp; &quot;,&quot;" office:value-type="string" office:string-value="0xb1101," calcext:value-type="string">
            <text:p>0xb1101,</text:p>
          </table:table-cell>
          <table:table-cell table:style-name="ce430" table:formula="of:=64*[.BP24]+16*[.BR24]+4*[.BT24]+[.BV24]" office:value-type="float" office:value="182" calcext:value-type="float">
            <text:p>182</text:p>
          </table:table-cell>
          <table:table-cell table:style-name="ce41" table:formula="of:=[.BO23]" office:value-type="string" office:string-value="&gt;" calcext:value-type="string">
            <text:p>&gt;</text:p>
          </table:table-cell>
          <table:table-cell table:style-name="ce365" table:formula="of:=IF(UNICODE([.BO24])=60;0;IF(UNICODE([.BO24])=61663;1;IF(UNICODE([.BO24])=62;2;IF(UNICODE([.BO24])=61664;3;&quot;&quot;))))" office:value-type="float" office:value="2" calcext:value-type="float">
            <text:p>2</text:p>
          </table:table-cell>
          <table:table-cell table:style-name="ce41" table:formula="of:=[.BQ23]" office:value-type="string" office:string-value="" calcext:value-type="string">
            <text:p></text:p>
          </table:table-cell>
          <table:table-cell table:style-name="ce365" table:formula="of:=IF(UNICODE([.BQ24])=60;0;IF(UNICODE([.BQ24])=61663;1;IF(UNICODE([.BQ24])=62;2;IF(UNICODE([.BQ24])=61664;3;&quot;&quot;))))" office:value-type="float" office:value="3" calcext:value-type="float">
            <text:p>3</text:p>
          </table:table-cell>
          <table:table-cell table:style-name="ce41" table:formula="of:=[.BS23]" office:value-type="string" office:string-value="" calcext:value-type="string">
            <text:p></text:p>
          </table:table-cell>
          <table:table-cell table:style-name="ce365" table:formula="of:=IF(UNICODE([.BS24])=60;0;IF(UNICODE([.BS24])=61663;1;IF(UNICODE([.BS24])=62;2;IF(UNICODE([.BS24])=61664;3;&quot;&quot;))))" office:value-type="float" office:value="1" calcext:value-type="float">
            <text:p>1</text:p>
          </table:table-cell>
          <table:table-cell table:style-name="ce41" table:formula="of:=[.BU20]" office:value-type="string" office:string-value="&gt;" calcext:value-type="string">
            <text:p>&gt;</text:p>
          </table:table-cell>
          <table:table-cell table:style-name="ce365" table:formula="of:=IF(UNICODE([.BU24])=60;0;IF(UNICODE([.BU24])=61663;1;IF(UNICODE([.BU24])=62;2;IF(UNICODE([.BU24])=61664;3;&quot;&quot;))))" office:value-type="float" office:value="2" calcext:value-type="float">
            <text:p>2</text:p>
          </table:table-cell>
          <table:table-cell table:number-columns-repeated="2"/>
          <table:table-cell table:style-name="ce387" table:formula="of:=4*[.BW24]+[.BX24]" office:value-type="float" office:value="0" calcext:value-type="float">
            <text:p>0</text:p>
          </table:table-cell>
          <table:table-cell table:formula="of:=&quot;0xb&quot; &amp;BASE([.BY24];2) &amp; &quot;,&quot;" office:value-type="string" office:string-value="0xb0," calcext:value-type="string">
            <text:p>0xb0,</text:p>
          </table:table-cell>
          <table:table-cell table:style-name="ce434" table:formula="of:=64*[.CC24]+16*[.CE24]+4*[.CG24]+[.CI24]" office:value-type="float" office:value="214" calcext:value-type="float">
            <text:p>214</text:p>
          </table:table-cell>
          <table:table-cell table:style-name="ce41" table:formula="of:=[.CB23]" office:value-type="string" office:string-value="" calcext:value-type="string">
            <text:p></text:p>
          </table:table-cell>
          <table:table-cell table:style-name="ce365" table:formula="of:=IF(UNICODE([.CB24])=60;0;IF(UNICODE([.CB24])=61663;1;IF(UNICODE([.CB24])=62;2;IF(UNICODE([.CB24])=61664;3;&quot;&quot;))))" office:value-type="float" office:value="3" calcext:value-type="float">
            <text:p>3</text:p>
          </table:table-cell>
          <table:table-cell table:style-name="ce41" table:formula="of:=[.CD23]" office:value-type="string" office:string-value="" calcext:value-type="string">
            <text:p></text:p>
          </table:table-cell>
          <table:table-cell table:style-name="ce365" table:formula="of:=IF(UNICODE([.CD24])=60;0;IF(UNICODE([.CD24])=61663;1;IF(UNICODE([.CD24])=62;2;IF(UNICODE([.CD24])=61664;3;&quot;&quot;))))" office:value-type="float" office:value="1" calcext:value-type="float">
            <text:p>1</text:p>
          </table:table-cell>
          <table:table-cell table:style-name="ce41" table:formula="of:=[.CF23]" office:value-type="string" office:string-value="" calcext:value-type="string">
            <text:p></text:p>
          </table:table-cell>
          <table:table-cell table:style-name="ce365" table:formula="of:=IF(UNICODE([.CF24])=60;0;IF(UNICODE([.CF24])=61663;1;IF(UNICODE([.CF24])=62;2;IF(UNICODE([.CF24])=61664;3;&quot;&quot;))))" office:value-type="float" office:value="1" calcext:value-type="float">
            <text:p>1</text:p>
          </table:table-cell>
          <table:table-cell table:style-name="ce41" table:formula="of:=[.CH20]" office:value-type="string" office:string-value="&gt;" calcext:value-type="string">
            <text:p>&gt;</text:p>
          </table:table-cell>
          <table:table-cell table:style-name="ce365" table:formula="of:=IF(UNICODE([.CH24])=60;0;IF(UNICODE([.CH24])=61663;1;IF(UNICODE([.CH24])=62;2;IF(UNICODE([.CH24])=61664;3;&quot;&quot;))))" office:value-type="float" office:value="2" calcext:value-type="float">
            <text:p>2</text:p>
          </table:table-cell>
          <table:table-cell table:number-columns-repeated="2"/>
          <table:table-cell table:style-name="ce387" table:formula="of:=4*[.CJ24]+[.CK24]" office:value-type="float" office:value="0" calcext:value-type="float">
            <text:p>0</text:p>
          </table:table-cell>
          <table:table-cell table:formula="of:=&quot;0xb&quot; &amp;BASE([.CL24];2) &amp; &quot;,&quot;" office:value-type="string" office:string-value="0xb0," calcext:value-type="string">
            <text:p>0xb0,</text:p>
          </table:table-cell>
          <table:table-cell table:style-name="ce430" table:formula="of:=64*[.CP24]+16*[.CR24]+4*[.CT24]+[.CV24]" office:value-type="float" office:value="246" calcext:value-type="float">
            <text:p>246</text:p>
          </table:table-cell>
          <table:table-cell table:style-name="ce41" table:formula="of:=[.CO23]" office:value-type="string" office:string-value="" calcext:value-type="string">
            <text:p></text:p>
          </table:table-cell>
          <table:table-cell table:style-name="ce365" table:formula="of:=IF(UNICODE([.CO24])=60;0;IF(UNICODE([.CO24])=61663;1;IF(UNICODE([.CO24])=62;2;IF(UNICODE([.CO24])=61664;3;&quot;&quot;))))" office:value-type="float" office:value="3" calcext:value-type="float">
            <text:p>3</text:p>
          </table:table-cell>
          <table:table-cell table:style-name="ce41" table:formula="of:=[.CQ23]" office:value-type="string" office:string-value="" calcext:value-type="string">
            <text:p></text:p>
          </table:table-cell>
          <table:table-cell table:style-name="ce365" table:formula="of:=IF(UNICODE([.CQ24])=60;0;IF(UNICODE([.CQ24])=61663;1;IF(UNICODE([.CQ24])=62;2;IF(UNICODE([.CQ24])=61664;3;&quot;&quot;))))" office:value-type="float" office:value="3" calcext:value-type="float">
            <text:p>3</text:p>
          </table:table-cell>
          <table:table-cell table:style-name="ce41" table:formula="of:=[.CS23]" office:value-type="string" office:string-value="" calcext:value-type="string">
            <text:p></text:p>
          </table:table-cell>
          <table:table-cell table:style-name="ce365" table:formula="of:=IF(UNICODE([.CS24])=60;0;IF(UNICODE([.CS24])=61663;1;IF(UNICODE([.CS24])=62;2;IF(UNICODE([.CS24])=61664;3;&quot;&quot;))))" office:value-type="float" office:value="1" calcext:value-type="float">
            <text:p>1</text:p>
          </table:table-cell>
          <table:table-cell table:style-name="ce41" table:formula="of:=[.CU20]" office:value-type="string" office:string-value="&gt;" calcext:value-type="string">
            <text:p>&gt;</text:p>
          </table:table-cell>
          <table:table-cell table:style-name="ce365" table:formula="of:=IF(UNICODE([.CU24])=60;0;IF(UNICODE([.CU24])=61663;1;IF(UNICODE([.CU24])=62;2;IF(UNICODE([.CU24])=61664;3;&quot;&quot;))))" office:value-type="float" office:value="2" calcext:value-type="float">
            <text:p>2</text:p>
          </table:table-cell>
          <table:table-cell table:number-columns-repeated="2"/>
          <table:table-cell table:style-name="ce440" table:formula="of:=4*[.CW24]+[.CX24]" office:value-type="float" office:value="0" calcext:value-type="float">
            <text:p>0</text:p>
          </table:table-cell>
          <table:table-cell table:formula="of:=&quot;0xb&quot; &amp;BASE([.CY24];2) &amp; &quot;,&quot;" office:value-type="string" office:string-value="0xb0," calcext:value-type="string">
            <text:p>0xb0,</text:p>
          </table:table-cell>
          <table:table-cell table:number-columns-repeated="920"/>
        </table:table-row>
        <table:table-row table:style-name="ro1">
          <table:table-cell table:style-name="ce356" table:formula="of:=64*[.C25]+16*[.E25]+4*[.G25]+[.I25]" office:value-type="float" office:value="23" calcext:value-type="float">
            <text:p>23</text:p>
          </table:table-cell>
          <table:table-cell table:style-name="ce362" table:formula="of:=[.B24]" office:value-type="string" office:string-value="&lt;" calcext:value-type="string">
            <text:p>&lt;</text:p>
          </table:table-cell>
          <table:table-cell table:style-name="ce367" table:formula="of:=IF(UNICODE([.B25])=60;0;IF(UNICODE([.B25])=61663;1;IF(UNICODE([.B25])=62;2;IF(UNICODE([.B25])=61664;3;&quot;&quot;))))" office:value-type="float" office:value="0" calcext:value-type="float">
            <text:p>0</text:p>
          </table:table-cell>
          <table:table-cell table:style-name="ce362" table:formula="of:=[.D24]" office:value-type="string" office:string-value="" calcext:value-type="string">
            <text:p></text:p>
          </table:table-cell>
          <table:table-cell table:style-name="ce367" table:formula="of:=IF(UNICODE([.D25])=60;0;IF(UNICODE([.D25])=61663;1;IF(UNICODE([.D25])=62;2;IF(UNICODE([.D25])=61664;3;&quot;&quot;))))" office:value-type="float" office:value="1" calcext:value-type="float">
            <text:p>1</text:p>
          </table:table-cell>
          <table:table-cell table:style-name="ce362" table:formula="of:=[.F24]" office:value-type="string" office:string-value="" calcext:value-type="string">
            <text:p></text:p>
          </table:table-cell>
          <table:table-cell table:style-name="ce367" table:formula="of:=IF(UNICODE([.F25])=60;0;IF(UNICODE([.F25])=61663;1;IF(UNICODE([.F25])=62;2;IF(UNICODE([.F25])=61664;3;&quot;&quot;))))" office:value-type="float" office:value="1" calcext:value-type="float">
            <text:p>1</text:p>
          </table:table-cell>
          <table:table-cell table:style-name="ce362" table:formula="of:=[.H21]" office:value-type="string" office:string-value="" calcext:value-type="string">
            <text:p></text:p>
          </table:table-cell>
          <table:table-cell table:style-name="ce367" table:formula="of:=IF(UNICODE([.H25])=60;0;IF(UNICODE([.H25])=61663;1;IF(UNICODE([.H25])=62;2;IF(UNICODE([.H25])=61664;3;&quot;&quot;))))" office:value-type="float" office:value="3" calcext:value-type="float">
            <text:p>3</text:p>
          </table:table-cell>
          <table:table-cell table:style-name="ce378" office:value-type="float" office:value="3" calcext:value-type="float">
            <text:p>3</text:p>
          </table:table-cell>
          <table:table-cell table:style-name="ce384" office:value-type="float" office:value="1" calcext:value-type="float">
            <text:p>1</text:p>
          </table:table-cell>
          <table:table-cell table:style-name="ce389" table:formula="of:=4*[.J25]+[.K25]" office:value-type="float" office:value="13" calcext:value-type="float">
            <text:p>13</text:p>
          </table:table-cell>
          <table:table-cell table:style-name="ce393" table:formula="of:=&quot;0xb&quot; &amp;BASE([.L25];2) &amp; &quot;,&quot;" office:value-type="string" office:string-value="0xb1101," calcext:value-type="string">
            <text:p>0xb1101,</text:p>
          </table:table-cell>
          <table:table-cell table:style-name="ce396" table:formula="of:=64*[.P25]+16*[.R25]+4*[.T25]+[.V25]" office:value-type="float" office:value="55" calcext:value-type="float">
            <text:p>55</text:p>
          </table:table-cell>
          <table:table-cell table:style-name="ce362" table:formula="of:=[.O24]" office:value-type="string" office:string-value="&lt;" calcext:value-type="string">
            <text:p>&lt;</text:p>
          </table:table-cell>
          <table:table-cell table:style-name="ce367" table:formula="of:=IF(UNICODE([.O25])=60;0;IF(UNICODE([.O25])=61663;1;IF(UNICODE([.O25])=62;2;IF(UNICODE([.O25])=61664;3;&quot;&quot;))))" office:value-type="float" office:value="0" calcext:value-type="float">
            <text:p>0</text:p>
          </table:table-cell>
          <table:table-cell table:style-name="ce362" table:formula="of:=[.Q24]" office:value-type="string" office:string-value="" calcext:value-type="string">
            <text:p></text:p>
          </table:table-cell>
          <table:table-cell table:style-name="ce367" table:formula="of:=IF(UNICODE([.Q25])=60;0;IF(UNICODE([.Q25])=61663;1;IF(UNICODE([.Q25])=62;2;IF(UNICODE([.Q25])=61664;3;&quot;&quot;))))" office:value-type="float" office:value="3" calcext:value-type="float">
            <text:p>3</text:p>
          </table:table-cell>
          <table:table-cell table:style-name="ce362" table:formula="of:=[.S24]" office:value-type="string" office:string-value="" calcext:value-type="string">
            <text:p></text:p>
          </table:table-cell>
          <table:table-cell table:style-name="ce367" table:formula="of:=IF(UNICODE([.S25])=60;0;IF(UNICODE([.S25])=61663;1;IF(UNICODE([.S25])=62;2;IF(UNICODE([.S25])=61664;3;&quot;&quot;))))" office:value-type="float" office:value="1" calcext:value-type="float">
            <text:p>1</text:p>
          </table:table-cell>
          <table:table-cell table:style-name="ce362" table:formula="of:=[.U21]" office:value-type="string" office:string-value="" calcext:value-type="string">
            <text:p></text:p>
          </table:table-cell>
          <table:table-cell table:style-name="ce367" table:formula="of:=IF(UNICODE([.U25])=60;0;IF(UNICODE([.U25])=61663;1;IF(UNICODE([.U25])=62;2;IF(UNICODE([.U25])=61664;3;&quot;&quot;))))" office:value-type="float" office:value="3" calcext:value-type="float">
            <text:p>3</text:p>
          </table:table-cell>
          <table:table-cell table:style-name="ce402"/>
          <table:table-cell table:style-name="ce406"/>
          <table:table-cell table:style-name="ce389" table:formula="of:=4*[.W25]+[.X25]" office:value-type="float" office:value="0" calcext:value-type="float">
            <text:p>0</text:p>
          </table:table-cell>
          <table:table-cell table:style-name="ce410" table:formula="of:=&quot;0xb&quot; &amp;BASE([.Y25];2) &amp; &quot;,&quot;" office:value-type="string" office:string-value="0xb0," calcext:value-type="string">
            <text:p>0xb0,</text:p>
          </table:table-cell>
          <table:table-cell table:style-name="ce412" table:formula="of:=64*[.AC25]+16*[.AE25]+4*[.AG25]+[.AI25]" office:value-type="float" office:value="87" calcext:value-type="float">
            <text:p>87</text:p>
          </table:table-cell>
          <table:table-cell table:style-name="ce362" table:formula="of:=[.AB24]" office:value-type="string" office:string-value="" calcext:value-type="string">
            <text:p></text:p>
          </table:table-cell>
          <table:table-cell table:style-name="ce367" table:formula="of:=IF(UNICODE([.AB25])=60;0;IF(UNICODE([.AB25])=61663;1;IF(UNICODE([.AB25])=62;2;IF(UNICODE([.AB25])=61664;3;&quot;&quot;))))" office:value-type="float" office:value="1" calcext:value-type="float">
            <text:p>1</text:p>
          </table:table-cell>
          <table:table-cell table:style-name="ce362" table:formula="of:=[.AD24]" office:value-type="string" office:string-value="" calcext:value-type="string">
            <text:p></text:p>
          </table:table-cell>
          <table:table-cell table:style-name="ce367" table:formula="of:=IF(UNICODE([.AD25])=60;0;IF(UNICODE([.AD25])=61663;1;IF(UNICODE([.AD25])=62;2;IF(UNICODE([.AD25])=61664;3;&quot;&quot;))))" office:value-type="float" office:value="1" calcext:value-type="float">
            <text:p>1</text:p>
          </table:table-cell>
          <table:table-cell table:style-name="ce362" table:formula="of:=[.AF24]" office:value-type="string" office:string-value="" calcext:value-type="string">
            <text:p></text:p>
          </table:table-cell>
          <table:table-cell table:style-name="ce367" table:formula="of:=IF(UNICODE([.AF25])=60;0;IF(UNICODE([.AF25])=61663;1;IF(UNICODE([.AF25])=62;2;IF(UNICODE([.AF25])=61664;3;&quot;&quot;))))" office:value-type="float" office:value="1" calcext:value-type="float">
            <text:p>1</text:p>
          </table:table-cell>
          <table:table-cell table:style-name="ce362" table:formula="of:=[.AH21]" office:value-type="string" office:string-value="" calcext:value-type="string">
            <text:p></text:p>
          </table:table-cell>
          <table:table-cell table:style-name="ce367" table:formula="of:=IF(UNICODE([.AH25])=60;0;IF(UNICODE([.AH25])=61663;1;IF(UNICODE([.AH25])=62;2;IF(UNICODE([.AH25])=61664;3;&quot;&quot;))))" office:value-type="float" office:value="3" calcext:value-type="float">
            <text:p>3</text:p>
          </table:table-cell>
          <table:table-cell table:style-name="ce417"/>
          <table:table-cell table:style-name="ce374"/>
          <table:table-cell table:style-name="ce389" table:formula="of:=4*[.AJ25]+[.AK25]" office:value-type="float" office:value="0" calcext:value-type="float">
            <text:p>0</text:p>
          </table:table-cell>
          <table:table-cell table:style-name="ce356" table:formula="of:=&quot;0xb&quot; &amp;BASE([.AL25];2) &amp; &quot;,&quot;" office:value-type="string" office:string-value="0xb0," calcext:value-type="string">
            <text:p>0xb0,</text:p>
          </table:table-cell>
          <table:table-cell table:style-name="ce396" table:formula="of:=64*[.AP25]+16*[.AR25]+4*[.AT25]+[.AV25]" office:value-type="float" office:value="119" calcext:value-type="float">
            <text:p>119</text:p>
          </table:table-cell>
          <table:table-cell table:style-name="ce362" table:formula="of:=[.AO24]" office:value-type="string" office:string-value="" calcext:value-type="string">
            <text:p></text:p>
          </table:table-cell>
          <table:table-cell table:style-name="ce367" table:formula="of:=IF(UNICODE([.AO25])=60;0;IF(UNICODE([.AO25])=61663;1;IF(UNICODE([.AO25])=62;2;IF(UNICODE([.AO25])=61664;3;&quot;&quot;))))" office:value-type="float" office:value="1" calcext:value-type="float">
            <text:p>1</text:p>
          </table:table-cell>
          <table:table-cell table:style-name="ce362" table:formula="of:=[.AQ24]" office:value-type="string" office:string-value="" calcext:value-type="string">
            <text:p></text:p>
          </table:table-cell>
          <table:table-cell table:style-name="ce367" table:formula="of:=IF(UNICODE([.AQ25])=60;0;IF(UNICODE([.AQ25])=61663;1;IF(UNICODE([.AQ25])=62;2;IF(UNICODE([.AQ25])=61664;3;&quot;&quot;))))" office:value-type="float" office:value="3" calcext:value-type="float">
            <text:p>3</text:p>
          </table:table-cell>
          <table:table-cell table:style-name="ce362" table:formula="of:=[.AS24]" office:value-type="string" office:string-value="" calcext:value-type="string">
            <text:p></text:p>
          </table:table-cell>
          <table:table-cell table:style-name="ce367" table:formula="of:=IF(UNICODE([.AS25])=60;0;IF(UNICODE([.AS25])=61663;1;IF(UNICODE([.AS25])=62;2;IF(UNICODE([.AS25])=61664;3;&quot;&quot;))))" office:value-type="float" office:value="1" calcext:value-type="float">
            <text:p>1</text:p>
          </table:table-cell>
          <table:table-cell table:style-name="ce362" table:formula="of:=[.AU21]" office:value-type="string" office:string-value="" calcext:value-type="string">
            <text:p></text:p>
          </table:table-cell>
          <table:table-cell table:style-name="ce367" table:formula="of:=IF(UNICODE([.AU25])=60;0;IF(UNICODE([.AU25])=61663;1;IF(UNICODE([.AU25])=62;2;IF(UNICODE([.AU25])=61664;3;&quot;&quot;))))" office:value-type="float" office:value="3" calcext:value-type="float">
            <text:p>3</text:p>
          </table:table-cell>
          <table:table-cell table:style-name="ce417"/>
          <table:table-cell table:style-name="ce374"/>
          <table:table-cell table:style-name="ce389" table:formula="of:=4*[.AW25]+[.AX25]" office:value-type="float" office:value="0" calcext:value-type="float">
            <text:p>0</text:p>
          </table:table-cell>
          <table:table-cell table:style-name="ce356" table:formula="of:=&quot;0xb&quot; &amp;BASE([.AY25];2) &amp; &quot;,&quot;" office:value-type="string" office:string-value="0xb0," calcext:value-type="string">
            <text:p>0xb0,</text:p>
          </table:table-cell>
          <table:table-cell table:style-name="ce424" table:formula="of:=64*[.BC25]+16*[.BE25]+4*[.BG25]+[.BI25]" office:value-type="float" office:value="151" calcext:value-type="float">
            <text:p>151</text:p>
          </table:table-cell>
          <table:table-cell table:style-name="ce362" table:formula="of:=[.BB24]" office:value-type="string" office:string-value="&gt;" calcext:value-type="string">
            <text:p>&gt;</text:p>
          </table:table-cell>
          <table:table-cell table:style-name="ce367" table:formula="of:=IF(UNICODE([.BB25])=60;0;IF(UNICODE([.BB25])=61663;1;IF(UNICODE([.BB25])=62;2;IF(UNICODE([.BB25])=61664;3;&quot;&quot;))))" office:value-type="float" office:value="2" calcext:value-type="float">
            <text:p>2</text:p>
          </table:table-cell>
          <table:table-cell table:style-name="ce362" table:formula="of:=[.BD24]" office:value-type="string" office:string-value="" calcext:value-type="string">
            <text:p></text:p>
          </table:table-cell>
          <table:table-cell table:style-name="ce367" table:formula="of:=IF(UNICODE([.BD25])=60;0;IF(UNICODE([.BD25])=61663;1;IF(UNICODE([.BD25])=62;2;IF(UNICODE([.BD25])=61664;3;&quot;&quot;))))" office:value-type="float" office:value="1" calcext:value-type="float">
            <text:p>1</text:p>
          </table:table-cell>
          <table:table-cell table:style-name="ce362" table:formula="of:=[.BF24]" office:value-type="string" office:string-value="" calcext:value-type="string">
            <text:p></text:p>
          </table:table-cell>
          <table:table-cell table:style-name="ce367" table:formula="of:=IF(UNICODE([.BF25])=60;0;IF(UNICODE([.BF25])=61663;1;IF(UNICODE([.BF25])=62;2;IF(UNICODE([.BF25])=61664;3;&quot;&quot;))))" office:value-type="float" office:value="1" calcext:value-type="float">
            <text:p>1</text:p>
          </table:table-cell>
          <table:table-cell table:style-name="ce362" table:formula="of:=[.BH21]" office:value-type="string" office:string-value="" calcext:value-type="string">
            <text:p></text:p>
          </table:table-cell>
          <table:table-cell table:style-name="ce367" table:formula="of:=IF(UNICODE([.BH25])=60;0;IF(UNICODE([.BH25])=61663;1;IF(UNICODE([.BH25])=62;2;IF(UNICODE([.BH25])=61664;3;&quot;&quot;))))" office:value-type="float" office:value="3" calcext:value-type="float">
            <text:p>3</text:p>
          </table:table-cell>
          <table:table-cell table:style-name="ce417" office:value-type="float" office:value="3" calcext:value-type="float">
            <text:p>3</text:p>
          </table:table-cell>
          <table:table-cell table:style-name="ce374" office:value-type="float" office:value="1" calcext:value-type="float">
            <text:p>1</text:p>
          </table:table-cell>
          <table:table-cell table:style-name="ce389" table:formula="of:=4*[.BJ25]+[.BK25]" office:value-type="float" office:value="13" calcext:value-type="float">
            <text:p>13</text:p>
          </table:table-cell>
          <table:table-cell table:style-name="ce356" table:formula="of:=&quot;0xb&quot; &amp;BASE([.BL25];2) &amp; &quot;,&quot;" office:value-type="string" office:string-value="0xb1101," calcext:value-type="string">
            <text:p>0xb1101,</text:p>
          </table:table-cell>
          <table:table-cell table:style-name="ce432" table:formula="of:=64*[.BP25]+16*[.BR25]+4*[.BT25]+[.BV25]" office:value-type="float" office:value="183" calcext:value-type="float">
            <text:p>183</text:p>
          </table:table-cell>
          <table:table-cell table:style-name="ce362" table:formula="of:=[.BO24]" office:value-type="string" office:string-value="&gt;" calcext:value-type="string">
            <text:p>&gt;</text:p>
          </table:table-cell>
          <table:table-cell table:style-name="ce367" table:formula="of:=IF(UNICODE([.BO25])=60;0;IF(UNICODE([.BO25])=61663;1;IF(UNICODE([.BO25])=62;2;IF(UNICODE([.BO25])=61664;3;&quot;&quot;))))" office:value-type="float" office:value="2" calcext:value-type="float">
            <text:p>2</text:p>
          </table:table-cell>
          <table:table-cell table:style-name="ce362" table:formula="of:=[.BQ24]" office:value-type="string" office:string-value="" calcext:value-type="string">
            <text:p></text:p>
          </table:table-cell>
          <table:table-cell table:style-name="ce367" table:formula="of:=IF(UNICODE([.BQ25])=60;0;IF(UNICODE([.BQ25])=61663;1;IF(UNICODE([.BQ25])=62;2;IF(UNICODE([.BQ25])=61664;3;&quot;&quot;))))" office:value-type="float" office:value="3" calcext:value-type="float">
            <text:p>3</text:p>
          </table:table-cell>
          <table:table-cell table:style-name="ce362" table:formula="of:=[.BS24]" office:value-type="string" office:string-value="" calcext:value-type="string">
            <text:p></text:p>
          </table:table-cell>
          <table:table-cell table:style-name="ce367" table:formula="of:=IF(UNICODE([.BS25])=60;0;IF(UNICODE([.BS25])=61663;1;IF(UNICODE([.BS25])=62;2;IF(UNICODE([.BS25])=61664;3;&quot;&quot;))))" office:value-type="float" office:value="1" calcext:value-type="float">
            <text:p>1</text:p>
          </table:table-cell>
          <table:table-cell table:style-name="ce362" table:formula="of:=[.BU21]" office:value-type="string" office:string-value="" calcext:value-type="string">
            <text:p></text:p>
          </table:table-cell>
          <table:table-cell table:style-name="ce367" table:formula="of:=IF(UNICODE([.BU25])=60;0;IF(UNICODE([.BU25])=61663;1;IF(UNICODE([.BU25])=62;2;IF(UNICODE([.BU25])=61664;3;&quot;&quot;))))" office:value-type="float" office:value="3" calcext:value-type="float">
            <text:p>3</text:p>
          </table:table-cell>
          <table:table-cell table:style-name="ce417"/>
          <table:table-cell table:style-name="ce374"/>
          <table:table-cell table:style-name="ce389" table:formula="of:=4*[.BW25]+[.BX25]" office:value-type="float" office:value="0" calcext:value-type="float">
            <text:p>0</text:p>
          </table:table-cell>
          <table:table-cell table:style-name="ce356" table:formula="of:=&quot;0xb&quot; &amp;BASE([.BY25];2) &amp; &quot;,&quot;" office:value-type="string" office:string-value="0xb0," calcext:value-type="string">
            <text:p>0xb0,</text:p>
          </table:table-cell>
          <table:table-cell table:style-name="ce436" table:formula="of:=64*[.CC25]+16*[.CE25]+4*[.CG25]+[.CI25]" office:value-type="float" office:value="215" calcext:value-type="float">
            <text:p>215</text:p>
          </table:table-cell>
          <table:table-cell table:style-name="ce362" table:formula="of:=[.CB24]" office:value-type="string" office:string-value="" calcext:value-type="string">
            <text:p></text:p>
          </table:table-cell>
          <table:table-cell table:style-name="ce367" table:formula="of:=IF(UNICODE([.CB25])=60;0;IF(UNICODE([.CB25])=61663;1;IF(UNICODE([.CB25])=62;2;IF(UNICODE([.CB25])=61664;3;&quot;&quot;))))" office:value-type="float" office:value="3" calcext:value-type="float">
            <text:p>3</text:p>
          </table:table-cell>
          <table:table-cell table:style-name="ce362" table:formula="of:=[.CD24]" office:value-type="string" office:string-value="" calcext:value-type="string">
            <text:p></text:p>
          </table:table-cell>
          <table:table-cell table:style-name="ce367" table:formula="of:=IF(UNICODE([.CD25])=60;0;IF(UNICODE([.CD25])=61663;1;IF(UNICODE([.CD25])=62;2;IF(UNICODE([.CD25])=61664;3;&quot;&quot;))))" office:value-type="float" office:value="1" calcext:value-type="float">
            <text:p>1</text:p>
          </table:table-cell>
          <table:table-cell table:style-name="ce362" table:formula="of:=[.CF24]" office:value-type="string" office:string-value="" calcext:value-type="string">
            <text:p></text:p>
          </table:table-cell>
          <table:table-cell table:style-name="ce367" table:formula="of:=IF(UNICODE([.CF25])=60;0;IF(UNICODE([.CF25])=61663;1;IF(UNICODE([.CF25])=62;2;IF(UNICODE([.CF25])=61664;3;&quot;&quot;))))" office:value-type="float" office:value="1" calcext:value-type="float">
            <text:p>1</text:p>
          </table:table-cell>
          <table:table-cell table:style-name="ce362" table:formula="of:=[.CH21]" office:value-type="string" office:string-value="" calcext:value-type="string">
            <text:p></text:p>
          </table:table-cell>
          <table:table-cell table:style-name="ce367" table:formula="of:=IF(UNICODE([.CH25])=60;0;IF(UNICODE([.CH25])=61663;1;IF(UNICODE([.CH25])=62;2;IF(UNICODE([.CH25])=61664;3;&quot;&quot;))))" office:value-type="float" office:value="3" calcext:value-type="float">
            <text:p>3</text:p>
          </table:table-cell>
          <table:table-cell table:style-name="ce417"/>
          <table:table-cell table:style-name="ce374"/>
          <table:table-cell table:style-name="ce389" table:formula="of:=4*[.CJ25]+[.CK25]" office:value-type="float" office:value="0" calcext:value-type="float">
            <text:p>0</text:p>
          </table:table-cell>
          <table:table-cell table:style-name="ce356" table:formula="of:=&quot;0xb&quot; &amp;BASE([.CL25];2) &amp; &quot;,&quot;" office:value-type="string" office:string-value="0xb0," calcext:value-type="string">
            <text:p>0xb0,</text:p>
          </table:table-cell>
          <table:table-cell table:style-name="ce432" table:formula="of:=64*[.CP25]+16*[.CR25]+4*[.CT25]+[.CV25]" office:value-type="float" office:value="247" calcext:value-type="float">
            <text:p>247</text:p>
          </table:table-cell>
          <table:table-cell table:style-name="ce362" table:formula="of:=[.CO24]" office:value-type="string" office:string-value="" calcext:value-type="string">
            <text:p></text:p>
          </table:table-cell>
          <table:table-cell table:style-name="ce367" table:formula="of:=IF(UNICODE([.CO25])=60;0;IF(UNICODE([.CO25])=61663;1;IF(UNICODE([.CO25])=62;2;IF(UNICODE([.CO25])=61664;3;&quot;&quot;))))" office:value-type="float" office:value="3" calcext:value-type="float">
            <text:p>3</text:p>
          </table:table-cell>
          <table:table-cell table:style-name="ce362" table:formula="of:=[.CQ24]" office:value-type="string" office:string-value="" calcext:value-type="string">
            <text:p></text:p>
          </table:table-cell>
          <table:table-cell table:style-name="ce367" table:formula="of:=IF(UNICODE([.CQ25])=60;0;IF(UNICODE([.CQ25])=61663;1;IF(UNICODE([.CQ25])=62;2;IF(UNICODE([.CQ25])=61664;3;&quot;&quot;))))" office:value-type="float" office:value="3" calcext:value-type="float">
            <text:p>3</text:p>
          </table:table-cell>
          <table:table-cell table:style-name="ce362" table:formula="of:=[.CS24]" office:value-type="string" office:string-value="" calcext:value-type="string">
            <text:p></text:p>
          </table:table-cell>
          <table:table-cell table:style-name="ce367" table:formula="of:=IF(UNICODE([.CS25])=60;0;IF(UNICODE([.CS25])=61663;1;IF(UNICODE([.CS25])=62;2;IF(UNICODE([.CS25])=61664;3;&quot;&quot;))))" office:value-type="float" office:value="1" calcext:value-type="float">
            <text:p>1</text:p>
          </table:table-cell>
          <table:table-cell table:style-name="ce362" table:formula="of:=[.CU21]" office:value-type="string" office:string-value="" calcext:value-type="string">
            <text:p></text:p>
          </table:table-cell>
          <table:table-cell table:style-name="ce367" table:formula="of:=IF(UNICODE([.CU25])=60;0;IF(UNICODE([.CU25])=61663;1;IF(UNICODE([.CU25])=62;2;IF(UNICODE([.CU25])=61664;3;&quot;&quot;))))" office:value-type="float" office:value="3" calcext:value-type="float">
            <text:p>3</text:p>
          </table:table-cell>
          <table:table-cell table:style-name="ce417"/>
          <table:table-cell table:style-name="ce374"/>
          <table:table-cell table:style-name="ce442" table:formula="of:=4*[.CW25]+[.CX25]" office:value-type="float" office:value="0" calcext:value-type="float">
            <text:p>0</text:p>
          </table:table-cell>
          <table:table-cell table:style-name="ce448" table:formula="of:=&quot;0xb&quot; &amp;BASE([.CY25];2) &amp; &quot;,&quot;" office:value-type="string" office:string-value="0xb0," calcext:value-type="string">
            <text:p>0xb0,</text:p>
          </table:table-cell>
          <table:table-cell table:style-name="ce374" table:number-columns-repeated="920"/>
        </table:table-row>
        <table:table-row table:style-name="ro1">
          <table:table-cell table:formula="of:=64*[.C26]+16*[.E26]+4*[.G26]+[.I26]" office:value-type="float" office:value="24" calcext:value-type="float">
            <text:p>24</text:p>
          </table:table-cell>
          <table:table-cell table:formula="of:=[.B25]" office:value-type="string" office:string-value="&lt;" calcext:value-type="string">
            <text:p>&lt;</text:p>
          </table:table-cell>
          <table:table-cell table:style-name="ce365" table:formula="of:=IF(UNICODE([.B26])=60;0;IF(UNICODE([.B26])=61663;1;IF(UNICODE([.B26])=62;2;IF(UNICODE([.B26])=61664;3;&quot;&quot;))))" office:value-type="float" office:value="0" calcext:value-type="float">
            <text:p>0</text:p>
          </table:table-cell>
          <table:table-cell table:formula="of:=[.D25]" office:value-type="string" office:string-value="" calcext:value-type="string">
            <text:p></text:p>
          </table:table-cell>
          <table:table-cell table:style-name="ce365" table:formula="of:=IF(UNICODE([.D26])=60;0;IF(UNICODE([.D26])=61663;1;IF(UNICODE([.D26])=62;2;IF(UNICODE([.D26])=61664;3;&quot;&quot;))))" office:value-type="float" office:value="1" calcext:value-type="float">
            <text:p>1</text:p>
          </table:table-cell>
          <table:table-cell table:formula="of:=[.H20]" office:value-type="string" office:string-value="&gt;" calcext:value-type="string">
            <text:p>&gt;</text:p>
          </table:table-cell>
          <table:table-cell table:style-name="ce365" table:formula="of:=IF(UNICODE([.F26])=60;0;IF(UNICODE([.F26])=61663;1;IF(UNICODE([.F26])=62;2;IF(UNICODE([.F26])=61664;3;&quot;&quot;))))" office:value-type="float" office:value="2" calcext:value-type="float">
            <text:p>2</text:p>
          </table:table-cell>
          <table:table-cell table:formula="of:=[.H22]" office:value-type="string" office:string-value="&lt;" calcext:value-type="string">
            <text:p>&lt;</text:p>
          </table:table-cell>
          <table:table-cell table:style-name="ce365" table:formula="of:=IF(UNICODE([.H26])=60;0;IF(UNICODE([.H26])=61663;1;IF(UNICODE([.H26])=62;2;IF(UNICODE([.H26])=61664;3;&quot;&quot;))))" office:value-type="float" office:value="0" calcext:value-type="float">
            <text:p>0</text:p>
          </table:table-cell>
          <table:table-cell table:style-name="ce376" office:value-type="float" office:value="3" calcext:value-type="float">
            <text:p>3</text:p>
          </table:table-cell>
          <table:table-cell table:style-name="ce382" office:value-type="float" office:value="2" calcext:value-type="float">
            <text:p>2</text:p>
          </table:table-cell>
          <table:table-cell table:style-name="ce387" table:formula="of:=4*[.J26]+[.K26]" office:value-type="float" office:value="14" calcext:value-type="float">
            <text:p>14</text:p>
          </table:table-cell>
          <table:table-cell table:style-name="ce391" table:formula="of:=&quot;0xb&quot; &amp;BASE([.L26];2) &amp; &quot;,&quot;" office:value-type="string" office:string-value="0xb1110," calcext:value-type="string">
            <text:p>0xb1110,</text:p>
          </table:table-cell>
          <table:table-cell table:formula="of:=64*[.P26]+16*[.R26]+4*[.T26]+[.V26]" office:value-type="float" office:value="56" calcext:value-type="float">
            <text:p>56</text:p>
          </table:table-cell>
          <table:table-cell table:style-name="ce41" table:formula="of:=[.O25]" office:value-type="string" office:string-value="&lt;" calcext:value-type="string">
            <text:p>&lt;</text:p>
          </table:table-cell>
          <table:table-cell table:style-name="ce365" table:formula="of:=IF(UNICODE([.O26])=60;0;IF(UNICODE([.O26])=61663;1;IF(UNICODE([.O26])=62;2;IF(UNICODE([.O26])=61664;3;&quot;&quot;))))" office:value-type="float" office:value="0" calcext:value-type="float">
            <text:p>0</text:p>
          </table:table-cell>
          <table:table-cell table:style-name="ce41" table:formula="of:=[.Q25]" office:value-type="string" office:string-value="" calcext:value-type="string">
            <text:p></text:p>
          </table:table-cell>
          <table:table-cell table:style-name="ce365" table:formula="of:=IF(UNICODE([.Q26])=60;0;IF(UNICODE([.Q26])=61663;1;IF(UNICODE([.Q26])=62;2;IF(UNICODE([.Q26])=61664;3;&quot;&quot;))))" office:value-type="float" office:value="3" calcext:value-type="float">
            <text:p>3</text:p>
          </table:table-cell>
          <table:table-cell table:style-name="ce41" table:formula="of:=[.U20]" office:value-type="string" office:string-value="&gt;" calcext:value-type="string">
            <text:p>&gt;</text:p>
          </table:table-cell>
          <table:table-cell table:style-name="ce365" table:formula="of:=IF(UNICODE([.S26])=60;0;IF(UNICODE([.S26])=61663;1;IF(UNICODE([.S26])=62;2;IF(UNICODE([.S26])=61664;3;&quot;&quot;))))" office:value-type="float" office:value="2" calcext:value-type="float">
            <text:p>2</text:p>
          </table:table-cell>
          <table:table-cell table:style-name="ce41" table:formula="of:=[.U22]" office:value-type="string" office:string-value="&lt;" calcext:value-type="string">
            <text:p>&lt;</text:p>
          </table:table-cell>
          <table:table-cell table:style-name="ce365" table:formula="of:=IF(UNICODE([.U26])=60;0;IF(UNICODE([.U26])=61663;1;IF(UNICODE([.U26])=62;2;IF(UNICODE([.U26])=61664;3;&quot;&quot;))))" office:value-type="float" office:value="0" calcext:value-type="float">
            <text:p>0</text:p>
          </table:table-cell>
          <table:table-cell table:style-name="ce400" office:value-type="float" office:value="1" calcext:value-type="float">
            <text:p>1</text:p>
          </table:table-cell>
          <table:table-cell table:style-name="ce404" office:value-type="float" office:value="2" calcext:value-type="float">
            <text:p>2</text:p>
          </table:table-cell>
          <table:table-cell table:style-name="ce387" table:formula="of:=4*[.W26]+[.X26]" office:value-type="float" office:value="6" calcext:value-type="float">
            <text:p>6</text:p>
          </table:table-cell>
          <table:table-cell table:style-name="ce408" table:formula="of:=&quot;0xb&quot; &amp;BASE([.Y26];2) &amp; &quot;,&quot;" office:value-type="string" office:string-value="0xb110," calcext:value-type="string">
            <text:p>0xb110,</text:p>
          </table:table-cell>
          <table:table-cell table:style-name="ce413" table:formula="of:=64*[.AC26]+16*[.AE26]+4*[.AG26]+[.AI26]" office:value-type="float" office:value="88" calcext:value-type="float">
            <text:p>88</text:p>
          </table:table-cell>
          <table:table-cell table:style-name="ce41" table:formula="of:=[.AB25]" office:value-type="string" office:string-value="" calcext:value-type="string">
            <text:p></text:p>
          </table:table-cell>
          <table:table-cell table:style-name="ce365" table:formula="of:=IF(UNICODE([.AB26])=60;0;IF(UNICODE([.AB26])=61663;1;IF(UNICODE([.AB26])=62;2;IF(UNICODE([.AB26])=61664;3;&quot;&quot;))))" office:value-type="float" office:value="1" calcext:value-type="float">
            <text:p>1</text:p>
          </table:table-cell>
          <table:table-cell table:style-name="ce41" table:formula="of:=[.AD25]" office:value-type="string" office:string-value="" calcext:value-type="string">
            <text:p></text:p>
          </table:table-cell>
          <table:table-cell table:style-name="ce365" table:formula="of:=IF(UNICODE([.AD26])=60;0;IF(UNICODE([.AD26])=61663;1;IF(UNICODE([.AD26])=62;2;IF(UNICODE([.AD26])=61664;3;&quot;&quot;))))" office:value-type="float" office:value="1" calcext:value-type="float">
            <text:p>1</text:p>
          </table:table-cell>
          <table:table-cell table:style-name="ce41" table:formula="of:=[.AH20]" office:value-type="string" office:string-value="&gt;" calcext:value-type="string">
            <text:p>&gt;</text:p>
          </table:table-cell>
          <table:table-cell table:style-name="ce365" table:formula="of:=IF(UNICODE([.AF26])=60;0;IF(UNICODE([.AF26])=61663;1;IF(UNICODE([.AF26])=62;2;IF(UNICODE([.AF26])=61664;3;&quot;&quot;))))" office:value-type="float" office:value="2" calcext:value-type="float">
            <text:p>2</text:p>
          </table:table-cell>
          <table:table-cell table:style-name="ce41" table:formula="of:=[.AH22]" office:value-type="string" office:string-value="&lt;" calcext:value-type="string">
            <text:p>&lt;</text:p>
          </table:table-cell>
          <table:table-cell table:style-name="ce365" table:formula="of:=IF(UNICODE([.AH26])=60;0;IF(UNICODE([.AH26])=61663;1;IF(UNICODE([.AH26])=62;2;IF(UNICODE([.AH26])=61664;3;&quot;&quot;))))" office:value-type="float" office:value="0" calcext:value-type="float">
            <text:p>0</text:p>
          </table:table-cell>
          <table:table-cell table:number-columns-repeated="2"/>
          <table:table-cell table:style-name="ce387" table:formula="of:=4*[.AJ26]+[.AK26]" office:value-type="float" office:value="0" calcext:value-type="float">
            <text:p>0</text:p>
          </table:table-cell>
          <table:table-cell table:formula="of:=&quot;0xb&quot; &amp;BASE([.AL26];2) &amp; &quot;,&quot;" office:value-type="string" office:string-value="0xb0," calcext:value-type="string">
            <text:p>0xb0,</text:p>
          </table:table-cell>
          <table:table-cell table:formula="of:=64*[.AP26]+16*[.AR26]+4*[.AT26]+[.AV26]" office:value-type="float" office:value="120" calcext:value-type="float">
            <text:p>120</text:p>
          </table:table-cell>
          <table:table-cell table:style-name="ce41" table:formula="of:=[.AO25]" office:value-type="string" office:string-value="" calcext:value-type="string">
            <text:p></text:p>
          </table:table-cell>
          <table:table-cell table:style-name="ce365" table:formula="of:=IF(UNICODE([.AO26])=60;0;IF(UNICODE([.AO26])=61663;1;IF(UNICODE([.AO26])=62;2;IF(UNICODE([.AO26])=61664;3;&quot;&quot;))))" office:value-type="float" office:value="1" calcext:value-type="float">
            <text:p>1</text:p>
          </table:table-cell>
          <table:table-cell table:style-name="ce41" table:formula="of:=[.AQ25]" office:value-type="string" office:string-value="" calcext:value-type="string">
            <text:p></text:p>
          </table:table-cell>
          <table:table-cell table:style-name="ce365" table:formula="of:=IF(UNICODE([.AQ26])=60;0;IF(UNICODE([.AQ26])=61663;1;IF(UNICODE([.AQ26])=62;2;IF(UNICODE([.AQ26])=61664;3;&quot;&quot;))))" office:value-type="float" office:value="3" calcext:value-type="float">
            <text:p>3</text:p>
          </table:table-cell>
          <table:table-cell table:style-name="ce41" table:formula="of:=[.AU20]" office:value-type="string" office:string-value="&gt;" calcext:value-type="string">
            <text:p>&gt;</text:p>
          </table:table-cell>
          <table:table-cell table:style-name="ce365" table:formula="of:=IF(UNICODE([.AS26])=60;0;IF(UNICODE([.AS26])=61663;1;IF(UNICODE([.AS26])=62;2;IF(UNICODE([.AS26])=61664;3;&quot;&quot;))))" office:value-type="float" office:value="2" calcext:value-type="float">
            <text:p>2</text:p>
          </table:table-cell>
          <table:table-cell table:style-name="ce41" table:formula="of:=[.AU22]" office:value-type="string" office:string-value="&lt;" calcext:value-type="string">
            <text:p>&lt;</text:p>
          </table:table-cell>
          <table:table-cell table:style-name="ce365" table:formula="of:=IF(UNICODE([.AU26])=60;0;IF(UNICODE([.AU26])=61663;1;IF(UNICODE([.AU26])=62;2;IF(UNICODE([.AU26])=61664;3;&quot;&quot;)))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387" table:formula="of:=4*[.AW26]+[.AX26]" office:value-type="float" office:value="6" calcext:value-type="float">
            <text:p>6</text:p>
          </table:table-cell>
          <table:table-cell table:formula="of:=&quot;0xb&quot; &amp;BASE([.AY26];2) &amp; &quot;,&quot;" office:value-type="string" office:string-value="0xb110," calcext:value-type="string">
            <text:p>0xb110,</text:p>
          </table:table-cell>
          <table:table-cell table:style-name="ce422" table:formula="of:=64*[.BC26]+16*[.BE26]+4*[.BG26]+[.BI26]" office:value-type="float" office:value="152" calcext:value-type="float">
            <text:p>152</text:p>
          </table:table-cell>
          <table:table-cell table:formula="of:=[.BB25]" office:value-type="string" office:string-value="&gt;" calcext:value-type="string">
            <text:p>&gt;</text:p>
          </table:table-cell>
          <table:table-cell table:style-name="ce365" table:formula="of:=IF(UNICODE([.BB26])=60;0;IF(UNICODE([.BB26])=61663;1;IF(UNICODE([.BB26])=62;2;IF(UNICODE([.BB26])=61664;3;&quot;&quot;))))" office:value-type="float" office:value="2" calcext:value-type="float">
            <text:p>2</text:p>
          </table:table-cell>
          <table:table-cell table:formula="of:=[.BD25]" office:value-type="string" office:string-value="" calcext:value-type="string">
            <text:p></text:p>
          </table:table-cell>
          <table:table-cell table:style-name="ce365" table:formula="of:=IF(UNICODE([.BD26])=60;0;IF(UNICODE([.BD26])=61663;1;IF(UNICODE([.BD26])=62;2;IF(UNICODE([.BD26])=61664;3;&quot;&quot;))))" office:value-type="float" office:value="1" calcext:value-type="float">
            <text:p>1</text:p>
          </table:table-cell>
          <table:table-cell table:formula="of:=[.BH20]" office:value-type="string" office:string-value="&gt;" calcext:value-type="string">
            <text:p>&gt;</text:p>
          </table:table-cell>
          <table:table-cell table:style-name="ce365" table:formula="of:=IF(UNICODE([.BF26])=60;0;IF(UNICODE([.BF26])=61663;1;IF(UNICODE([.BF26])=62;2;IF(UNICODE([.BF26])=61664;3;&quot;&quot;))))" office:value-type="float" office:value="2" calcext:value-type="float">
            <text:p>2</text:p>
          </table:table-cell>
          <table:table-cell table:formula="of:=[.BH22]" office:value-type="string" office:string-value="&lt;" calcext:value-type="string">
            <text:p>&lt;</text:p>
          </table:table-cell>
          <table:table-cell table:style-name="ce365" table:formula="of:=IF(UNICODE([.BH26])=60;0;IF(UNICODE([.BH26])=61663;1;IF(UNICODE([.BH26])=62;2;IF(UNICODE([.BH26])=61664;3;&quot;&quot;))))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387" table:formula="of:=4*[.BJ26]+[.BK26]" office:value-type="float" office:value="14" calcext:value-type="float">
            <text:p>14</text:p>
          </table:table-cell>
          <table:table-cell table:formula="of:=&quot;0xb&quot; &amp;BASE([.BL26];2) &amp; &quot;,&quot;" office:value-type="string" office:string-value="0xb1110," calcext:value-type="string">
            <text:p>0xb1110,</text:p>
          </table:table-cell>
          <table:table-cell table:style-name="ce430" table:formula="of:=64*[.BP26]+16*[.BR26]+4*[.BT26]+[.BV26]" office:value-type="float" office:value="184" calcext:value-type="float">
            <text:p>184</text:p>
          </table:table-cell>
          <table:table-cell table:style-name="ce41" table:formula="of:=[.BO25]" office:value-type="string" office:string-value="&gt;" calcext:value-type="string">
            <text:p>&gt;</text:p>
          </table:table-cell>
          <table:table-cell table:style-name="ce365" table:formula="of:=IF(UNICODE([.BO26])=60;0;IF(UNICODE([.BO26])=61663;1;IF(UNICODE([.BO26])=62;2;IF(UNICODE([.BO26])=61664;3;&quot;&quot;))))" office:value-type="float" office:value="2" calcext:value-type="float">
            <text:p>2</text:p>
          </table:table-cell>
          <table:table-cell table:style-name="ce41" table:formula="of:=[.BQ25]" office:value-type="string" office:string-value="" calcext:value-type="string">
            <text:p></text:p>
          </table:table-cell>
          <table:table-cell table:style-name="ce365" table:formula="of:=IF(UNICODE([.BQ26])=60;0;IF(UNICODE([.BQ26])=61663;1;IF(UNICODE([.BQ26])=62;2;IF(UNICODE([.BQ26])=61664;3;&quot;&quot;))))" office:value-type="float" office:value="3" calcext:value-type="float">
            <text:p>3</text:p>
          </table:table-cell>
          <table:table-cell table:style-name="ce41" table:formula="of:=[.BU20]" office:value-type="string" office:string-value="&gt;" calcext:value-type="string">
            <text:p>&gt;</text:p>
          </table:table-cell>
          <table:table-cell table:style-name="ce365" table:formula="of:=IF(UNICODE([.BS26])=60;0;IF(UNICODE([.BS26])=61663;1;IF(UNICODE([.BS26])=62;2;IF(UNICODE([.BS26])=61664;3;&quot;&quot;))))" office:value-type="float" office:value="2" calcext:value-type="float">
            <text:p>2</text:p>
          </table:table-cell>
          <table:table-cell table:style-name="ce41" table:formula="of:=[.BU22]" office:value-type="string" office:string-value="&lt;" calcext:value-type="string">
            <text:p>&lt;</text:p>
          </table:table-cell>
          <table:table-cell table:style-name="ce365" table:formula="of:=IF(UNICODE([.BU26])=60;0;IF(UNICODE([.BU26])=61663;1;IF(UNICODE([.BU26])=62;2;IF(UNICODE([.BU26])=61664;3;&quot;&quot;)))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387" table:formula="of:=4*[.BW26]+[.BX26]" office:value-type="float" office:value="6" calcext:value-type="float">
            <text:p>6</text:p>
          </table:table-cell>
          <table:table-cell table:formula="of:=&quot;0xb&quot; &amp;BASE([.BY26];2) &amp; &quot;,&quot;" office:value-type="string" office:string-value="0xb110," calcext:value-type="string">
            <text:p>0xb110,</text:p>
          </table:table-cell>
          <table:table-cell table:style-name="ce434" table:formula="of:=64*[.CC26]+16*[.CE26]+4*[.CG26]+[.CI26]" office:value-type="float" office:value="216" calcext:value-type="float">
            <text:p>216</text:p>
          </table:table-cell>
          <table:table-cell table:style-name="ce41" table:formula="of:=[.CB25]" office:value-type="string" office:string-value="" calcext:value-type="string">
            <text:p></text:p>
          </table:table-cell>
          <table:table-cell table:style-name="ce365" table:formula="of:=IF(UNICODE([.CB26])=60;0;IF(UNICODE([.CB26])=61663;1;IF(UNICODE([.CB26])=62;2;IF(UNICODE([.CB26])=61664;3;&quot;&quot;))))" office:value-type="float" office:value="3" calcext:value-type="float">
            <text:p>3</text:p>
          </table:table-cell>
          <table:table-cell table:style-name="ce41" table:formula="of:=[.CD25]" office:value-type="string" office:string-value="" calcext:value-type="string">
            <text:p></text:p>
          </table:table-cell>
          <table:table-cell table:style-name="ce365" table:formula="of:=IF(UNICODE([.CD26])=60;0;IF(UNICODE([.CD26])=61663;1;IF(UNICODE([.CD26])=62;2;IF(UNICODE([.CD26])=61664;3;&quot;&quot;))))" office:value-type="float" office:value="1" calcext:value-type="float">
            <text:p>1</text:p>
          </table:table-cell>
          <table:table-cell table:style-name="ce41" table:formula="of:=[.CH20]" office:value-type="string" office:string-value="&gt;" calcext:value-type="string">
            <text:p>&gt;</text:p>
          </table:table-cell>
          <table:table-cell table:style-name="ce365" table:formula="of:=IF(UNICODE([.CF26])=60;0;IF(UNICODE([.CF26])=61663;1;IF(UNICODE([.CF26])=62;2;IF(UNICODE([.CF26])=61664;3;&quot;&quot;))))" office:value-type="float" office:value="2" calcext:value-type="float">
            <text:p>2</text:p>
          </table:table-cell>
          <table:table-cell table:style-name="ce41" table:formula="of:=[.CH22]" office:value-type="string" office:string-value="&lt;" calcext:value-type="string">
            <text:p>&lt;</text:p>
          </table:table-cell>
          <table:table-cell table:style-name="ce365" table:formula="of:=IF(UNICODE([.CH26])=60;0;IF(UNICODE([.CH26])=61663;1;IF(UNICODE([.CH26])=62;2;IF(UNICODE([.CH26])=61664;3;&quot;&quot;))))" office:value-type="float" office:value="0" calcext:value-type="float">
            <text:p>0</text:p>
          </table:table-cell>
          <table:table-cell table:number-columns-repeated="2"/>
          <table:table-cell table:style-name="ce387" table:formula="of:=4*[.CJ26]+[.CK26]" office:value-type="float" office:value="0" calcext:value-type="float">
            <text:p>0</text:p>
          </table:table-cell>
          <table:table-cell table:formula="of:=&quot;0xb&quot; &amp;BASE([.CL26];2) &amp; &quot;,&quot;" office:value-type="string" office:string-value="0xb0," calcext:value-type="string">
            <text:p>0xb0,</text:p>
          </table:table-cell>
          <table:table-cell table:style-name="ce430" table:formula="of:=64*[.CP26]+16*[.CR26]+4*[.CT26]+[.CV26]" office:value-type="float" office:value="248" calcext:value-type="float">
            <text:p>248</text:p>
          </table:table-cell>
          <table:table-cell table:style-name="ce41" table:formula="of:=[.CO25]" office:value-type="string" office:string-value="" calcext:value-type="string">
            <text:p></text:p>
          </table:table-cell>
          <table:table-cell table:style-name="ce365" table:formula="of:=IF(UNICODE([.CO26])=60;0;IF(UNICODE([.CO26])=61663;1;IF(UNICODE([.CO26])=62;2;IF(UNICODE([.CO26])=61664;3;&quot;&quot;))))" office:value-type="float" office:value="3" calcext:value-type="float">
            <text:p>3</text:p>
          </table:table-cell>
          <table:table-cell table:style-name="ce41" table:formula="of:=[.CQ25]" office:value-type="string" office:string-value="" calcext:value-type="string">
            <text:p></text:p>
          </table:table-cell>
          <table:table-cell table:style-name="ce365" table:formula="of:=IF(UNICODE([.CQ26])=60;0;IF(UNICODE([.CQ26])=61663;1;IF(UNICODE([.CQ26])=62;2;IF(UNICODE([.CQ26])=61664;3;&quot;&quot;))))" office:value-type="float" office:value="3" calcext:value-type="float">
            <text:p>3</text:p>
          </table:table-cell>
          <table:table-cell table:style-name="ce41" table:formula="of:=[.CU20]" office:value-type="string" office:string-value="&gt;" calcext:value-type="string">
            <text:p>&gt;</text:p>
          </table:table-cell>
          <table:table-cell table:style-name="ce365" table:formula="of:=IF(UNICODE([.CS26])=60;0;IF(UNICODE([.CS26])=61663;1;IF(UNICODE([.CS26])=62;2;IF(UNICODE([.CS26])=61664;3;&quot;&quot;))))" office:value-type="float" office:value="2" calcext:value-type="float">
            <text:p>2</text:p>
          </table:table-cell>
          <table:table-cell table:style-name="ce41" table:formula="of:=[.CU22]" office:value-type="string" office:string-value="&lt;" calcext:value-type="string">
            <text:p>&lt;</text:p>
          </table:table-cell>
          <table:table-cell table:style-name="ce365" table:formula="of:=IF(UNICODE([.CU26])=60;0;IF(UNICODE([.CU26])=61663;1;IF(UNICODE([.CU26])=62;2;IF(UNICODE([.CU26])=61664;3;&quot;&quot;)))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440" table:formula="of:=4*[.CW26]+[.CX26]" office:value-type="float" office:value="7" calcext:value-type="float">
            <text:p>7</text:p>
          </table:table-cell>
          <table:table-cell table:formula="of:=&quot;0xb&quot; &amp;BASE([.CY26];2) &amp; &quot;,&quot;" office:value-type="string" office:string-value="0xb111," calcext:value-type="string">
            <text:p>0xb111,</text:p>
          </table:table-cell>
          <table:table-cell table:number-columns-repeated="920"/>
        </table:table-row>
        <table:table-row table:style-name="ro1">
          <table:table-cell table:formula="of:=64*[.C27]+16*[.E27]+4*[.G27]+[.I27]" office:value-type="float" office:value="25" calcext:value-type="float">
            <text:p>25</text:p>
          </table:table-cell>
          <table:table-cell table:formula="of:=[.B26]" office:value-type="string" office:string-value="&lt;" calcext:value-type="string">
            <text:p>&lt;</text:p>
          </table:table-cell>
          <table:table-cell table:style-name="ce365" table:formula="of:=IF(UNICODE([.B27])=60;0;IF(UNICODE([.B27])=61663;1;IF(UNICODE([.B27])=62;2;IF(UNICODE([.B27])=61664;3;&quot;&quot;))))" office:value-type="float" office:value="0" calcext:value-type="float">
            <text:p>0</text:p>
          </table:table-cell>
          <table:table-cell table:formula="of:=[.D26]" office:value-type="string" office:string-value="" calcext:value-type="string">
            <text:p></text:p>
          </table:table-cell>
          <table:table-cell table:style-name="ce365" table:formula="of:=IF(UNICODE([.D27])=60;0;IF(UNICODE([.D27])=61663;1;IF(UNICODE([.D27])=62;2;IF(UNICODE([.D27])=61664;3;&quot;&quot;))))" office:value-type="float" office:value="1" calcext:value-type="float">
            <text:p>1</text:p>
          </table:table-cell>
          <table:table-cell table:formula="of:=[.F26]" office:value-type="string" office:string-value="&gt;" calcext:value-type="string">
            <text:p>&gt;</text:p>
          </table:table-cell>
          <table:table-cell table:style-name="ce365" table:formula="of:=IF(UNICODE([.F27])=60;0;IF(UNICODE([.F27])=61663;1;IF(UNICODE([.F27])=62;2;IF(UNICODE([.F27])=61664;3;&quot;&quot;))))" office:value-type="float" office:value="2" calcext:value-type="float">
            <text:p>2</text:p>
          </table:table-cell>
          <table:table-cell table:formula="of:=[.H23]" office:value-type="string" office:string-value="" calcext:value-type="string">
            <text:p></text:p>
          </table:table-cell>
          <table:table-cell table:style-name="ce365" table:formula="of:=IF(UNICODE([.H27])=60;0;IF(UNICODE([.H27])=61663;1;IF(UNICODE([.H27])=62;2;IF(UNICODE([.H27])=61664;3;&quot;&quot;))))" office:value-type="float" office:value="1" calcext:value-type="float">
            <text:p>1</text:p>
          </table:table-cell>
          <table:table-cell table:style-name="ce376" office:value-type="float" office:value="3" calcext:value-type="float">
            <text:p>3</text:p>
          </table:table-cell>
          <table:table-cell table:style-name="ce382" office:value-type="float" office:value="2" calcext:value-type="float">
            <text:p>2</text:p>
          </table:table-cell>
          <table:table-cell table:style-name="ce387" table:formula="of:=4*[.J27]+[.K27]" office:value-type="float" office:value="14" calcext:value-type="float">
            <text:p>14</text:p>
          </table:table-cell>
          <table:table-cell table:style-name="ce391" table:formula="of:=&quot;0xb&quot; &amp;BASE([.L27];2) &amp; &quot;,&quot;" office:value-type="string" office:string-value="0xb1110," calcext:value-type="string">
            <text:p>0xb1110,</text:p>
          </table:table-cell>
          <table:table-cell table:formula="of:=64*[.P27]+16*[.R27]+4*[.T27]+[.V27]" office:value-type="float" office:value="57" calcext:value-type="float">
            <text:p>57</text:p>
          </table:table-cell>
          <table:table-cell table:style-name="ce41" table:formula="of:=[.O26]" office:value-type="string" office:string-value="&lt;" calcext:value-type="string">
            <text:p>&lt;</text:p>
          </table:table-cell>
          <table:table-cell table:style-name="ce365" table:formula="of:=IF(UNICODE([.O27])=60;0;IF(UNICODE([.O27])=61663;1;IF(UNICODE([.O27])=62;2;IF(UNICODE([.O27])=61664;3;&quot;&quot;))))" office:value-type="float" office:value="0" calcext:value-type="float">
            <text:p>0</text:p>
          </table:table-cell>
          <table:table-cell table:style-name="ce41" table:formula="of:=[.Q26]" office:value-type="string" office:string-value="" calcext:value-type="string">
            <text:p></text:p>
          </table:table-cell>
          <table:table-cell table:style-name="ce365" table:formula="of:=IF(UNICODE([.Q27])=60;0;IF(UNICODE([.Q27])=61663;1;IF(UNICODE([.Q27])=62;2;IF(UNICODE([.Q27])=61664;3;&quot;&quot;))))" office:value-type="float" office:value="3" calcext:value-type="float">
            <text:p>3</text:p>
          </table:table-cell>
          <table:table-cell table:style-name="ce41" table:formula="of:=[.S26]" office:value-type="string" office:string-value="&gt;" calcext:value-type="string">
            <text:p>&gt;</text:p>
          </table:table-cell>
          <table:table-cell table:style-name="ce365" table:formula="of:=IF(UNICODE([.S27])=60;0;IF(UNICODE([.S27])=61663;1;IF(UNICODE([.S27])=62;2;IF(UNICODE([.S27])=61664;3;&quot;&quot;))))" office:value-type="float" office:value="2" calcext:value-type="float">
            <text:p>2</text:p>
          </table:table-cell>
          <table:table-cell table:style-name="ce41" table:formula="of:=[.U23]" office:value-type="string" office:string-value="" calcext:value-type="string">
            <text:p></text:p>
          </table:table-cell>
          <table:table-cell table:style-name="ce365" table:formula="of:=IF(UNICODE([.U27])=60;0;IF(UNICODE([.U27])=61663;1;IF(UNICODE([.U27])=62;2;IF(UNICODE([.U27])=61664;3;&quot;&quot;))))" office:value-type="float" office:value="1" calcext:value-type="float">
            <text:p>1</text:p>
          </table:table-cell>
          <table:table-cell table:style-name="ce400" office:value-type="float" office:value="1" calcext:value-type="float">
            <text:p>1</text:p>
          </table:table-cell>
          <table:table-cell table:style-name="ce404" office:value-type="float" office:value="2" calcext:value-type="float">
            <text:p>2</text:p>
          </table:table-cell>
          <table:table-cell table:style-name="ce387" table:formula="of:=4*[.W27]+[.X27]" office:value-type="float" office:value="6" calcext:value-type="float">
            <text:p>6</text:p>
          </table:table-cell>
          <table:table-cell table:style-name="ce408" table:formula="of:=&quot;0xb&quot; &amp;BASE([.Y27];2) &amp; &quot;,&quot;" office:value-type="string" office:string-value="0xb110," calcext:value-type="string">
            <text:p>0xb110,</text:p>
          </table:table-cell>
          <table:table-cell table:style-name="ce413" table:formula="of:=64*[.AC27]+16*[.AE27]+4*[.AG27]+[.AI27]" office:value-type="float" office:value="89" calcext:value-type="float">
            <text:p>89</text:p>
          </table:table-cell>
          <table:table-cell table:style-name="ce41" table:formula="of:=[.AB26]" office:value-type="string" office:string-value="" calcext:value-type="string">
            <text:p></text:p>
          </table:table-cell>
          <table:table-cell table:style-name="ce365" table:formula="of:=IF(UNICODE([.AB27])=60;0;IF(UNICODE([.AB27])=61663;1;IF(UNICODE([.AB27])=62;2;IF(UNICODE([.AB27])=61664;3;&quot;&quot;))))" office:value-type="float" office:value="1" calcext:value-type="float">
            <text:p>1</text:p>
          </table:table-cell>
          <table:table-cell table:style-name="ce41" table:formula="of:=[.AD26]" office:value-type="string" office:string-value="" calcext:value-type="string">
            <text:p></text:p>
          </table:table-cell>
          <table:table-cell table:style-name="ce365" table:formula="of:=IF(UNICODE([.AD27])=60;0;IF(UNICODE([.AD27])=61663;1;IF(UNICODE([.AD27])=62;2;IF(UNICODE([.AD27])=61664;3;&quot;&quot;))))" office:value-type="float" office:value="1" calcext:value-type="float">
            <text:p>1</text:p>
          </table:table-cell>
          <table:table-cell table:style-name="ce41" table:formula="of:=[.AF26]" office:value-type="string" office:string-value="&gt;" calcext:value-type="string">
            <text:p>&gt;</text:p>
          </table:table-cell>
          <table:table-cell table:style-name="ce365" table:formula="of:=IF(UNICODE([.AF27])=60;0;IF(UNICODE([.AF27])=61663;1;IF(UNICODE([.AF27])=62;2;IF(UNICODE([.AF27])=61664;3;&quot;&quot;))))" office:value-type="float" office:value="2" calcext:value-type="float">
            <text:p>2</text:p>
          </table:table-cell>
          <table:table-cell table:style-name="ce41" table:formula="of:=[.AH23]" office:value-type="string" office:string-value="" calcext:value-type="string">
            <text:p></text:p>
          </table:table-cell>
          <table:table-cell table:style-name="ce365" table:formula="of:=IF(UNICODE([.AH27])=60;0;IF(UNICODE([.AH27])=61663;1;IF(UNICODE([.AH27])=62;2;IF(UNICODE([.AH27])=61664;3;&quot;&quot;)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87" table:formula="of:=4*[.AJ27]+[.AK27]" office:value-type="float" office:value="4" calcext:value-type="float">
            <text:p>4</text:p>
          </table:table-cell>
          <table:table-cell table:formula="of:=&quot;0xb&quot; &amp;BASE([.AL27];2) &amp; &quot;,&quot;" office:value-type="string" office:string-value="0xb100," calcext:value-type="string">
            <text:p>0xb100,</text:p>
          </table:table-cell>
          <table:table-cell table:formula="of:=64*[.AP27]+16*[.AR27]+4*[.AT27]+[.AV27]" office:value-type="float" office:value="121" calcext:value-type="float">
            <text:p>121</text:p>
          </table:table-cell>
          <table:table-cell table:style-name="ce41" table:formula="of:=[.AO26]" office:value-type="string" office:string-value="" calcext:value-type="string">
            <text:p></text:p>
          </table:table-cell>
          <table:table-cell table:style-name="ce365" table:formula="of:=IF(UNICODE([.AO27])=60;0;IF(UNICODE([.AO27])=61663;1;IF(UNICODE([.AO27])=62;2;IF(UNICODE([.AO27])=61664;3;&quot;&quot;))))" office:value-type="float" office:value="1" calcext:value-type="float">
            <text:p>1</text:p>
          </table:table-cell>
          <table:table-cell table:style-name="ce41" table:formula="of:=[.AQ26]" office:value-type="string" office:string-value="" calcext:value-type="string">
            <text:p></text:p>
          </table:table-cell>
          <table:table-cell table:style-name="ce365" table:formula="of:=IF(UNICODE([.AQ27])=60;0;IF(UNICODE([.AQ27])=61663;1;IF(UNICODE([.AQ27])=62;2;IF(UNICODE([.AQ27])=61664;3;&quot;&quot;))))" office:value-type="float" office:value="3" calcext:value-type="float">
            <text:p>3</text:p>
          </table:table-cell>
          <table:table-cell table:style-name="ce41" table:formula="of:=[.AS26]" office:value-type="string" office:string-value="&gt;" calcext:value-type="string">
            <text:p>&gt;</text:p>
          </table:table-cell>
          <table:table-cell table:style-name="ce365" table:formula="of:=IF(UNICODE([.AS27])=60;0;IF(UNICODE([.AS27])=61663;1;IF(UNICODE([.AS27])=62;2;IF(UNICODE([.AS27])=61664;3;&quot;&quot;))))" office:value-type="float" office:value="2" calcext:value-type="float">
            <text:p>2</text:p>
          </table:table-cell>
          <table:table-cell table:style-name="ce41" table:formula="of:=[.AU23]" office:value-type="string" office:string-value="" calcext:value-type="string">
            <text:p></text:p>
          </table:table-cell>
          <table:table-cell table:style-name="ce365" table:formula="of:=IF(UNICODE([.AU27])=60;0;IF(UNICODE([.AU27])=61663;1;IF(UNICODE([.AU27])=62;2;IF(UNICODE([.AU27])=61664;3;&quot;&quot;)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387" table:formula="of:=4*[.AW27]+[.AX27]" office:value-type="float" office:value="6" calcext:value-type="float">
            <text:p>6</text:p>
          </table:table-cell>
          <table:table-cell table:formula="of:=&quot;0xb&quot; &amp;BASE([.AY27];2) &amp; &quot;,&quot;" office:value-type="string" office:string-value="0xb110," calcext:value-type="string">
            <text:p>0xb110,</text:p>
          </table:table-cell>
          <table:table-cell table:style-name="ce422" table:formula="of:=64*[.BC27]+16*[.BE27]+4*[.BG27]+[.BI27]" office:value-type="float" office:value="153" calcext:value-type="float">
            <text:p>153</text:p>
          </table:table-cell>
          <table:table-cell table:style-name="ce364" table:formula="of:=[.BB26]" office:value-type="string" office:string-value="&gt;" calcext:value-type="string">
            <text:p>&gt;</text:p>
          </table:table-cell>
          <table:table-cell table:style-name="ce369" table:formula="of:=IF(UNICODE([.BB27])=60;0;IF(UNICODE([.BB27])=61663;1;IF(UNICODE([.BB27])=62;2;IF(UNICODE([.BB27])=61664;3;&quot;&quot;))))" office:value-type="float" office:value="2" calcext:value-type="float">
            <text:p>2</text:p>
          </table:table-cell>
          <table:table-cell table:style-name="ce364" table:formula="of:=[.BD26]" office:value-type="string" office:string-value="" calcext:value-type="string">
            <text:p></text:p>
          </table:table-cell>
          <table:table-cell table:style-name="ce369" table:formula="of:=IF(UNICODE([.BD27])=60;0;IF(UNICODE([.BD27])=61663;1;IF(UNICODE([.BD27])=62;2;IF(UNICODE([.BD27])=61664;3;&quot;&quot;))))" office:value-type="float" office:value="1" calcext:value-type="float">
            <text:p>1</text:p>
          </table:table-cell>
          <table:table-cell table:style-name="ce364" table:formula="of:=[.BF26]" office:value-type="string" office:string-value="&gt;" calcext:value-type="string">
            <text:p>&gt;</text:p>
          </table:table-cell>
          <table:table-cell table:style-name="ce369" table:formula="of:=IF(UNICODE([.BF27])=60;0;IF(UNICODE([.BF27])=61663;1;IF(UNICODE([.BF27])=62;2;IF(UNICODE([.BF27])=61664;3;&quot;&quot;))))" office:value-type="float" office:value="2" calcext:value-type="float">
            <text:p>2</text:p>
          </table:table-cell>
          <table:table-cell table:style-name="ce364" table:formula="of:=[.BH23]" office:value-type="string" office:string-value="" calcext:value-type="string">
            <text:p></text:p>
          </table:table-cell>
          <table:table-cell table:style-name="ce365" table:formula="of:=IF(UNICODE([.BH27])=60;0;IF(UNICODE([.BH27])=61663;1;IF(UNICODE([.BH27])=62;2;IF(UNICODE([.BH27])=61664;3;&quot;&quot;)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87" table:formula="of:=4*[.BJ27]+[.BK27]" office:value-type="float" office:value="4" calcext:value-type="float">
            <text:p>4</text:p>
          </table:table-cell>
          <table:table-cell table:formula="of:=&quot;0xb&quot; &amp;BASE([.BL27];2) &amp; &quot;,&quot;" office:value-type="string" office:string-value="0xb100," calcext:value-type="string">
            <text:p>0xb100,</text:p>
          </table:table-cell>
          <table:table-cell table:style-name="ce430" table:formula="of:=64*[.BP27]+16*[.BR27]+4*[.BT27]+[.BV27]" office:value-type="float" office:value="185" calcext:value-type="float">
            <text:p>185</text:p>
          </table:table-cell>
          <table:table-cell table:style-name="ce41" table:formula="of:=[.BO26]" office:value-type="string" office:string-value="&gt;" calcext:value-type="string">
            <text:p>&gt;</text:p>
          </table:table-cell>
          <table:table-cell table:style-name="ce365" table:formula="of:=IF(UNICODE([.BO27])=60;0;IF(UNICODE([.BO27])=61663;1;IF(UNICODE([.BO27])=62;2;IF(UNICODE([.BO27])=61664;3;&quot;&quot;))))" office:value-type="float" office:value="2" calcext:value-type="float">
            <text:p>2</text:p>
          </table:table-cell>
          <table:table-cell table:style-name="ce41" table:formula="of:=[.BQ26]" office:value-type="string" office:string-value="" calcext:value-type="string">
            <text:p></text:p>
          </table:table-cell>
          <table:table-cell table:style-name="ce365" table:formula="of:=IF(UNICODE([.BQ27])=60;0;IF(UNICODE([.BQ27])=61663;1;IF(UNICODE([.BQ27])=62;2;IF(UNICODE([.BQ27])=61664;3;&quot;&quot;))))" office:value-type="float" office:value="3" calcext:value-type="float">
            <text:p>3</text:p>
          </table:table-cell>
          <table:table-cell table:style-name="ce41" table:formula="of:=[.BS26]" office:value-type="string" office:string-value="&gt;" calcext:value-type="string">
            <text:p>&gt;</text:p>
          </table:table-cell>
          <table:table-cell table:style-name="ce365" table:formula="of:=IF(UNICODE([.BS27])=60;0;IF(UNICODE([.BS27])=61663;1;IF(UNICODE([.BS27])=62;2;IF(UNICODE([.BS27])=61664;3;&quot;&quot;))))" office:value-type="float" office:value="2" calcext:value-type="float">
            <text:p>2</text:p>
          </table:table-cell>
          <table:table-cell table:style-name="ce41" table:formula="of:=[.BU23]" office:value-type="string" office:string-value="" calcext:value-type="string">
            <text:p></text:p>
          </table:table-cell>
          <table:table-cell table:style-name="ce365" table:formula="of:=IF(UNICODE([.BU27])=60;0;IF(UNICODE([.BU27])=61663;1;IF(UNICODE([.BU27])=62;2;IF(UNICODE([.BU27])=61664;3;&quot;&quot;)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387" table:formula="of:=4*[.BW27]+[.BX27]" office:value-type="float" office:value="6" calcext:value-type="float">
            <text:p>6</text:p>
          </table:table-cell>
          <table:table-cell table:formula="of:=&quot;0xb&quot; &amp;BASE([.BY27];2) &amp; &quot;,&quot;" office:value-type="string" office:string-value="0xb110," calcext:value-type="string">
            <text:p>0xb110,</text:p>
          </table:table-cell>
          <table:table-cell table:style-name="ce434" table:formula="of:=64*[.CC27]+16*[.CE27]+4*[.CG27]+[.CI27]" office:value-type="float" office:value="217" calcext:value-type="float">
            <text:p>217</text:p>
          </table:table-cell>
          <table:table-cell table:style-name="ce41" table:formula="of:=[.CB26]" office:value-type="string" office:string-value="" calcext:value-type="string">
            <text:p></text:p>
          </table:table-cell>
          <table:table-cell table:style-name="ce365" table:formula="of:=IF(UNICODE([.CB27])=60;0;IF(UNICODE([.CB27])=61663;1;IF(UNICODE([.CB27])=62;2;IF(UNICODE([.CB27])=61664;3;&quot;&quot;))))" office:value-type="float" office:value="3" calcext:value-type="float">
            <text:p>3</text:p>
          </table:table-cell>
          <table:table-cell table:style-name="ce41" table:formula="of:=[.CD26]" office:value-type="string" office:string-value="" calcext:value-type="string">
            <text:p></text:p>
          </table:table-cell>
          <table:table-cell table:style-name="ce365" table:formula="of:=IF(UNICODE([.CD27])=60;0;IF(UNICODE([.CD27])=61663;1;IF(UNICODE([.CD27])=62;2;IF(UNICODE([.CD27])=61664;3;&quot;&quot;))))" office:value-type="float" office:value="1" calcext:value-type="float">
            <text:p>1</text:p>
          </table:table-cell>
          <table:table-cell table:style-name="ce41" table:formula="of:=[.CF26]" office:value-type="string" office:string-value="&gt;" calcext:value-type="string">
            <text:p>&gt;</text:p>
          </table:table-cell>
          <table:table-cell table:style-name="ce365" table:formula="of:=IF(UNICODE([.CF27])=60;0;IF(UNICODE([.CF27])=61663;1;IF(UNICODE([.CF27])=62;2;IF(UNICODE([.CF27])=61664;3;&quot;&quot;))))" office:value-type="float" office:value="2" calcext:value-type="float">
            <text:p>2</text:p>
          </table:table-cell>
          <table:table-cell table:style-name="ce41" table:formula="of:=[.CH23]" office:value-type="string" office:string-value="" calcext:value-type="string">
            <text:p></text:p>
          </table:table-cell>
          <table:table-cell table:style-name="ce365" table:formula="of:=IF(UNICODE([.CH27])=60;0;IF(UNICODE([.CH27])=61663;1;IF(UNICODE([.CH27])=62;2;IF(UNICODE([.CH27])=61664;3;&quot;&quot;)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87" table:formula="of:=4*[.CJ27]+[.CK27]" office:value-type="float" office:value="4" calcext:value-type="float">
            <text:p>4</text:p>
          </table:table-cell>
          <table:table-cell table:formula="of:=&quot;0xb&quot; &amp;BASE([.CL27];2) &amp; &quot;,&quot;" office:value-type="string" office:string-value="0xb100," calcext:value-type="string">
            <text:p>0xb100,</text:p>
          </table:table-cell>
          <table:table-cell table:style-name="ce430" table:formula="of:=64*[.CP27]+16*[.CR27]+4*[.CT27]+[.CV27]" office:value-type="float" office:value="249" calcext:value-type="float">
            <text:p>249</text:p>
          </table:table-cell>
          <table:table-cell table:style-name="ce41" table:formula="of:=[.CO26]" office:value-type="string" office:string-value="" calcext:value-type="string">
            <text:p></text:p>
          </table:table-cell>
          <table:table-cell table:style-name="ce365" table:formula="of:=IF(UNICODE([.CO27])=60;0;IF(UNICODE([.CO27])=61663;1;IF(UNICODE([.CO27])=62;2;IF(UNICODE([.CO27])=61664;3;&quot;&quot;))))" office:value-type="float" office:value="3" calcext:value-type="float">
            <text:p>3</text:p>
          </table:table-cell>
          <table:table-cell table:style-name="ce41" table:formula="of:=[.CQ26]" office:value-type="string" office:string-value="" calcext:value-type="string">
            <text:p></text:p>
          </table:table-cell>
          <table:table-cell table:style-name="ce365" table:formula="of:=IF(UNICODE([.CQ27])=60;0;IF(UNICODE([.CQ27])=61663;1;IF(UNICODE([.CQ27])=62;2;IF(UNICODE([.CQ27])=61664;3;&quot;&quot;))))" office:value-type="float" office:value="3" calcext:value-type="float">
            <text:p>3</text:p>
          </table:table-cell>
          <table:table-cell table:style-name="ce41" table:formula="of:=[.CS26]" office:value-type="string" office:string-value="&gt;" calcext:value-type="string">
            <text:p>&gt;</text:p>
          </table:table-cell>
          <table:table-cell table:style-name="ce365" table:formula="of:=IF(UNICODE([.CS27])=60;0;IF(UNICODE([.CS27])=61663;1;IF(UNICODE([.CS27])=62;2;IF(UNICODE([.CS27])=61664;3;&quot;&quot;))))" office:value-type="float" office:value="2" calcext:value-type="float">
            <text:p>2</text:p>
          </table:table-cell>
          <table:table-cell table:style-name="ce41" table:formula="of:=[.CU23]" office:value-type="string" office:string-value="" calcext:value-type="string">
            <text:p></text:p>
          </table:table-cell>
          <table:table-cell table:style-name="ce365" table:formula="of:=IF(UNICODE([.CU27])=60;0;IF(UNICODE([.CU27])=61663;1;IF(UNICODE([.CU27])=62;2;IF(UNICODE([.CU27])=61664;3;&quot;&quot;)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440" table:formula="of:=4*[.CW27]+[.CX27]" office:value-type="float" office:value="7" calcext:value-type="float">
            <text:p>7</text:p>
          </table:table-cell>
          <table:table-cell table:formula="of:=&quot;0xb&quot; &amp;BASE([.CY27];2) &amp; &quot;,&quot;" office:value-type="string" office:string-value="0xb111," calcext:value-type="string">
            <text:p>0xb111,</text:p>
          </table:table-cell>
          <table:table-cell table:number-columns-repeated="920"/>
        </table:table-row>
        <table:table-row table:style-name="ro1">
          <table:table-cell table:formula="of:=64*[.C28]+16*[.E28]+4*[.G28]+[.I28]" office:value-type="float" office:value="26" calcext:value-type="float">
            <text:p>26</text:p>
          </table:table-cell>
          <table:table-cell table:formula="of:=[.B27]" office:value-type="string" office:string-value="&lt;" calcext:value-type="string">
            <text:p>&lt;</text:p>
          </table:table-cell>
          <table:table-cell table:style-name="ce365" table:formula="of:=IF(UNICODE([.B28])=60;0;IF(UNICODE([.B28])=61663;1;IF(UNICODE([.B28])=62;2;IF(UNICODE([.B28])=61664;3;&quot;&quot;))))" office:value-type="float" office:value="0" calcext:value-type="float">
            <text:p>0</text:p>
          </table:table-cell>
          <table:table-cell table:formula="of:=[.D27]" office:value-type="string" office:string-value="" calcext:value-type="string">
            <text:p></text:p>
          </table:table-cell>
          <table:table-cell table:style-name="ce365" table:formula="of:=IF(UNICODE([.D28])=60;0;IF(UNICODE([.D28])=61663;1;IF(UNICODE([.D28])=62;2;IF(UNICODE([.D28])=61664;3;&quot;&quot;))))" office:value-type="float" office:value="1" calcext:value-type="float">
            <text:p>1</text:p>
          </table:table-cell>
          <table:table-cell table:formula="of:=[.F27]" office:value-type="string" office:string-value="&gt;" calcext:value-type="string">
            <text:p>&gt;</text:p>
          </table:table-cell>
          <table:table-cell table:style-name="ce365" table:formula="of:=IF(UNICODE([.F28])=60;0;IF(UNICODE([.F28])=61663;1;IF(UNICODE([.F28])=62;2;IF(UNICODE([.F28])=61664;3;&quot;&quot;))))" office:value-type="float" office:value="2" calcext:value-type="float">
            <text:p>2</text:p>
          </table:table-cell>
          <table:table-cell table:formula="of:=[.H24]" office:value-type="string" office:string-value="&gt;" calcext:value-type="string">
            <text:p>&gt;</text:p>
          </table:table-cell>
          <table:table-cell table:style-name="ce365" table:formula="of:=IF(UNICODE([.H28])=60;0;IF(UNICODE([.H28])=61663;1;IF(UNICODE([.H28])=62;2;IF(UNICODE([.H28])=61664;3;&quot;&quot;))))" office:value-type="float" office:value="2" calcext:value-type="float">
            <text:p>2</text:p>
          </table:table-cell>
          <table:table-cell table:style-name="ce376" office:value-type="float" office:value="3" calcext:value-type="float">
            <text:p>3</text:p>
          </table:table-cell>
          <table:table-cell table:style-name="ce382" office:value-type="float" office:value="2" calcext:value-type="float">
            <text:p>2</text:p>
          </table:table-cell>
          <table:table-cell table:style-name="ce387" table:formula="of:=4*[.J28]+[.K28]" office:value-type="float" office:value="14" calcext:value-type="float">
            <text:p>14</text:p>
          </table:table-cell>
          <table:table-cell table:style-name="ce391" table:formula="of:=&quot;0xb&quot; &amp;BASE([.L28];2) &amp; &quot;,&quot;" office:value-type="string" office:string-value="0xb1110," calcext:value-type="string">
            <text:p>0xb1110,</text:p>
          </table:table-cell>
          <table:table-cell table:formula="of:=64*[.P28]+16*[.R28]+4*[.T28]+[.V28]" office:value-type="float" office:value="58" calcext:value-type="float">
            <text:p>58</text:p>
          </table:table-cell>
          <table:table-cell table:style-name="ce41" table:formula="of:=[.O27]" office:value-type="string" office:string-value="&lt;" calcext:value-type="string">
            <text:p>&lt;</text:p>
          </table:table-cell>
          <table:table-cell table:style-name="ce365" table:formula="of:=IF(UNICODE([.O28])=60;0;IF(UNICODE([.O28])=61663;1;IF(UNICODE([.O28])=62;2;IF(UNICODE([.O28])=61664;3;&quot;&quot;))))" office:value-type="float" office:value="0" calcext:value-type="float">
            <text:p>0</text:p>
          </table:table-cell>
          <table:table-cell table:style-name="ce41" table:formula="of:=[.Q27]" office:value-type="string" office:string-value="" calcext:value-type="string">
            <text:p></text:p>
          </table:table-cell>
          <table:table-cell table:style-name="ce365" table:formula="of:=IF(UNICODE([.Q28])=60;0;IF(UNICODE([.Q28])=61663;1;IF(UNICODE([.Q28])=62;2;IF(UNICODE([.Q28])=61664;3;&quot;&quot;))))" office:value-type="float" office:value="3" calcext:value-type="float">
            <text:p>3</text:p>
          </table:table-cell>
          <table:table-cell table:style-name="ce41" table:formula="of:=[.S27]" office:value-type="string" office:string-value="&gt;" calcext:value-type="string">
            <text:p>&gt;</text:p>
          </table:table-cell>
          <table:table-cell table:style-name="ce365" table:formula="of:=IF(UNICODE([.S28])=60;0;IF(UNICODE([.S28])=61663;1;IF(UNICODE([.S28])=62;2;IF(UNICODE([.S28])=61664;3;&quot;&quot;))))" office:value-type="float" office:value="2" calcext:value-type="float">
            <text:p>2</text:p>
          </table:table-cell>
          <table:table-cell table:style-name="ce41" table:formula="of:=[.U24]" office:value-type="string" office:string-value="&gt;" calcext:value-type="string">
            <text:p>&gt;</text:p>
          </table:table-cell>
          <table:table-cell table:style-name="ce365" table:formula="of:=IF(UNICODE([.U28])=60;0;IF(UNICODE([.U28])=61663;1;IF(UNICODE([.U28])=62;2;IF(UNICODE([.U28])=61664;3;&quot;&quot;))))" office:value-type="float" office:value="2" calcext:value-type="float">
            <text:p>2</text:p>
          </table:table-cell>
          <table:table-cell table:style-name="ce400" office:value-type="float" office:value="1" calcext:value-type="float">
            <text:p>1</text:p>
          </table:table-cell>
          <table:table-cell table:style-name="ce404" office:value-type="float" office:value="2" calcext:value-type="float">
            <text:p>2</text:p>
          </table:table-cell>
          <table:table-cell table:style-name="ce387" table:formula="of:=4*[.W28]+[.X28]" office:value-type="float" office:value="6" calcext:value-type="float">
            <text:p>6</text:p>
          </table:table-cell>
          <table:table-cell table:style-name="ce408" table:formula="of:=&quot;0xb&quot; &amp;BASE([.Y28];2) &amp; &quot;,&quot;" office:value-type="string" office:string-value="0xb110," calcext:value-type="string">
            <text:p>0xb110,</text:p>
          </table:table-cell>
          <table:table-cell table:style-name="ce413" table:formula="of:=64*[.AC28]+16*[.AE28]+4*[.AG28]+[.AI28]" office:value-type="float" office:value="90" calcext:value-type="float">
            <text:p>90</text:p>
          </table:table-cell>
          <table:table-cell table:style-name="ce41" table:formula="of:=[.AB27]" office:value-type="string" office:string-value="" calcext:value-type="string">
            <text:p></text:p>
          </table:table-cell>
          <table:table-cell table:style-name="ce365" table:formula="of:=IF(UNICODE([.AB28])=60;0;IF(UNICODE([.AB28])=61663;1;IF(UNICODE([.AB28])=62;2;IF(UNICODE([.AB28])=61664;3;&quot;&quot;))))" office:value-type="float" office:value="1" calcext:value-type="float">
            <text:p>1</text:p>
          </table:table-cell>
          <table:table-cell table:style-name="ce41" table:formula="of:=[.AD27]" office:value-type="string" office:string-value="" calcext:value-type="string">
            <text:p></text:p>
          </table:table-cell>
          <table:table-cell table:style-name="ce365" table:formula="of:=IF(UNICODE([.AD28])=60;0;IF(UNICODE([.AD28])=61663;1;IF(UNICODE([.AD28])=62;2;IF(UNICODE([.AD28])=61664;3;&quot;&quot;))))" office:value-type="float" office:value="1" calcext:value-type="float">
            <text:p>1</text:p>
          </table:table-cell>
          <table:table-cell table:style-name="ce41" table:formula="of:=[.AF27]" office:value-type="string" office:string-value="&gt;" calcext:value-type="string">
            <text:p>&gt;</text:p>
          </table:table-cell>
          <table:table-cell table:style-name="ce365" table:formula="of:=IF(UNICODE([.AF28])=60;0;IF(UNICODE([.AF28])=61663;1;IF(UNICODE([.AF28])=62;2;IF(UNICODE([.AF28])=61664;3;&quot;&quot;))))" office:value-type="float" office:value="2" calcext:value-type="float">
            <text:p>2</text:p>
          </table:table-cell>
          <table:table-cell table:style-name="ce41" table:formula="of:=[.AH24]" office:value-type="string" office:string-value="&gt;" calcext:value-type="string">
            <text:p>&gt;</text:p>
          </table:table-cell>
          <table:table-cell table:style-name="ce365" table:formula="of:=IF(UNICODE([.AH28])=60;0;IF(UNICODE([.AH28])=61663;1;IF(UNICODE([.AH28])=62;2;IF(UNICODE([.AH28])=61664;3;&quot;&quot;))))" office:value-type="float" office:value="2" calcext:value-type="float">
            <text:p>2</text:p>
          </table:table-cell>
          <table:table-cell table:number-columns-repeated="2"/>
          <table:table-cell table:style-name="ce387" table:formula="of:=4*[.AJ28]+[.AK28]" office:value-type="float" office:value="0" calcext:value-type="float">
            <text:p>0</text:p>
          </table:table-cell>
          <table:table-cell table:formula="of:=&quot;0xb&quot; &amp;BASE([.AL28];2) &amp; &quot;,&quot;" office:value-type="string" office:string-value="0xb0," calcext:value-type="string">
            <text:p>0xb0,</text:p>
          </table:table-cell>
          <table:table-cell table:formula="of:=64*[.AP28]+16*[.AR28]+4*[.AT28]+[.AV28]" office:value-type="float" office:value="122" calcext:value-type="float">
            <text:p>122</text:p>
          </table:table-cell>
          <table:table-cell table:style-name="ce41" table:formula="of:=[.AO27]" office:value-type="string" office:string-value="" calcext:value-type="string">
            <text:p></text:p>
          </table:table-cell>
          <table:table-cell table:style-name="ce365" table:formula="of:=IF(UNICODE([.AO28])=60;0;IF(UNICODE([.AO28])=61663;1;IF(UNICODE([.AO28])=62;2;IF(UNICODE([.AO28])=61664;3;&quot;&quot;))))" office:value-type="float" office:value="1" calcext:value-type="float">
            <text:p>1</text:p>
          </table:table-cell>
          <table:table-cell table:style-name="ce41" table:formula="of:=[.AQ27]" office:value-type="string" office:string-value="" calcext:value-type="string">
            <text:p></text:p>
          </table:table-cell>
          <table:table-cell table:style-name="ce365" table:formula="of:=IF(UNICODE([.AQ28])=60;0;IF(UNICODE([.AQ28])=61663;1;IF(UNICODE([.AQ28])=62;2;IF(UNICODE([.AQ28])=61664;3;&quot;&quot;))))" office:value-type="float" office:value="3" calcext:value-type="float">
            <text:p>3</text:p>
          </table:table-cell>
          <table:table-cell table:style-name="ce41" table:formula="of:=[.AS27]" office:value-type="string" office:string-value="&gt;" calcext:value-type="string">
            <text:p>&gt;</text:p>
          </table:table-cell>
          <table:table-cell table:style-name="ce365" table:formula="of:=IF(UNICODE([.AS28])=60;0;IF(UNICODE([.AS28])=61663;1;IF(UNICODE([.AS28])=62;2;IF(UNICODE([.AS28])=61664;3;&quot;&quot;))))" office:value-type="float" office:value="2" calcext:value-type="float">
            <text:p>2</text:p>
          </table:table-cell>
          <table:table-cell table:style-name="ce41" table:formula="of:=[.AU24]" office:value-type="string" office:string-value="&gt;" calcext:value-type="string">
            <text:p>&gt;</text:p>
          </table:table-cell>
          <table:table-cell table:style-name="ce365" table:formula="of:=IF(UNICODE([.AU28])=60;0;IF(UNICODE([.AU28])=61663;1;IF(UNICODE([.AU28])=62;2;IF(UNICODE([.AU28])=61664;3;&quot;&quot;)))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387" table:formula="of:=4*[.AW28]+[.AX28]" office:value-type="float" office:value="6" calcext:value-type="float">
            <text:p>6</text:p>
          </table:table-cell>
          <table:table-cell table:formula="of:=&quot;0xb&quot; &amp;BASE([.AY28];2) &amp; &quot;,&quot;" office:value-type="string" office:string-value="0xb110," calcext:value-type="string">
            <text:p>0xb110,</text:p>
          </table:table-cell>
          <table:table-cell table:style-name="ce422" table:formula="of:=64*[.BC28]+16*[.BE28]+4*[.BG28]+[.BI28]" office:value-type="float" office:value="154" calcext:value-type="float">
            <text:p>154</text:p>
          </table:table-cell>
          <table:table-cell table:formula="of:=[.BB27]" office:value-type="string" office:string-value="&gt;" calcext:value-type="string">
            <text:p>&gt;</text:p>
          </table:table-cell>
          <table:table-cell table:style-name="ce365" table:formula="of:=IF(UNICODE([.BB28])=60;0;IF(UNICODE([.BB28])=61663;1;IF(UNICODE([.BB28])=62;2;IF(UNICODE([.BB28])=61664;3;&quot;&quot;))))" office:value-type="float" office:value="2" calcext:value-type="float">
            <text:p>2</text:p>
          </table:table-cell>
          <table:table-cell table:formula="of:=[.BD27]" office:value-type="string" office:string-value="" calcext:value-type="string">
            <text:p></text:p>
          </table:table-cell>
          <table:table-cell table:style-name="ce365" table:formula="of:=IF(UNICODE([.BD28])=60;0;IF(UNICODE([.BD28])=61663;1;IF(UNICODE([.BD28])=62;2;IF(UNICODE([.BD28])=61664;3;&quot;&quot;))))" office:value-type="float" office:value="1" calcext:value-type="float">
            <text:p>1</text:p>
          </table:table-cell>
          <table:table-cell table:formula="of:=[.BF27]" office:value-type="string" office:string-value="&gt;" calcext:value-type="string">
            <text:p>&gt;</text:p>
          </table:table-cell>
          <table:table-cell table:style-name="ce365" table:formula="of:=IF(UNICODE([.BF28])=60;0;IF(UNICODE([.BF28])=61663;1;IF(UNICODE([.BF28])=62;2;IF(UNICODE([.BF28])=61664;3;&quot;&quot;))))" office:value-type="float" office:value="2" calcext:value-type="float">
            <text:p>2</text:p>
          </table:table-cell>
          <table:table-cell table:formula="of:=[.BH24]" office:value-type="string" office:string-value="&gt;" calcext:value-type="string">
            <text:p>&gt;</text:p>
          </table:table-cell>
          <table:table-cell table:style-name="ce365" table:formula="of:=IF(UNICODE([.BH28])=60;0;IF(UNICODE([.BH28])=61663;1;IF(UNICODE([.BH28])=62;2;IF(UNICODE([.BH28])=61664;3;&quot;&quot;)))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387" table:formula="of:=4*[.BJ28]+[.BK28]" office:value-type="float" office:value="14" calcext:value-type="float">
            <text:p>14</text:p>
          </table:table-cell>
          <table:table-cell table:formula="of:=&quot;0xb&quot; &amp;BASE([.BL28];2) &amp; &quot;,&quot;" office:value-type="string" office:string-value="0xb1110," calcext:value-type="string">
            <text:p>0xb1110,</text:p>
          </table:table-cell>
          <table:table-cell table:style-name="ce430" table:formula="of:=64*[.BP28]+16*[.BR28]+4*[.BT28]+[.BV28]" office:value-type="float" office:value="186" calcext:value-type="float">
            <text:p>186</text:p>
          </table:table-cell>
          <table:table-cell table:style-name="ce41" table:formula="of:=[.BO27]" office:value-type="string" office:string-value="&gt;" calcext:value-type="string">
            <text:p>&gt;</text:p>
          </table:table-cell>
          <table:table-cell table:style-name="ce365" table:formula="of:=IF(UNICODE([.BO28])=60;0;IF(UNICODE([.BO28])=61663;1;IF(UNICODE([.BO28])=62;2;IF(UNICODE([.BO28])=61664;3;&quot;&quot;))))" office:value-type="float" office:value="2" calcext:value-type="float">
            <text:p>2</text:p>
          </table:table-cell>
          <table:table-cell table:style-name="ce41" table:formula="of:=[.BQ27]" office:value-type="string" office:string-value="" calcext:value-type="string">
            <text:p></text:p>
          </table:table-cell>
          <table:table-cell table:style-name="ce365" table:formula="of:=IF(UNICODE([.BQ28])=60;0;IF(UNICODE([.BQ28])=61663;1;IF(UNICODE([.BQ28])=62;2;IF(UNICODE([.BQ28])=61664;3;&quot;&quot;))))" office:value-type="float" office:value="3" calcext:value-type="float">
            <text:p>3</text:p>
          </table:table-cell>
          <table:table-cell table:style-name="ce41" table:formula="of:=[.BS27]" office:value-type="string" office:string-value="&gt;" calcext:value-type="string">
            <text:p>&gt;</text:p>
          </table:table-cell>
          <table:table-cell table:style-name="ce365" table:formula="of:=IF(UNICODE([.BS28])=60;0;IF(UNICODE([.BS28])=61663;1;IF(UNICODE([.BS28])=62;2;IF(UNICODE([.BS28])=61664;3;&quot;&quot;))))" office:value-type="float" office:value="2" calcext:value-type="float">
            <text:p>2</text:p>
          </table:table-cell>
          <table:table-cell table:style-name="ce41" table:formula="of:=[.BU24]" office:value-type="string" office:string-value="&gt;" calcext:value-type="string">
            <text:p>&gt;</text:p>
          </table:table-cell>
          <table:table-cell table:style-name="ce365" table:formula="of:=IF(UNICODE([.BU28])=60;0;IF(UNICODE([.BU28])=61663;1;IF(UNICODE([.BU28])=62;2;IF(UNICODE([.BU28])=61664;3;&quot;&quot;)))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387" table:formula="of:=4*[.BW28]+[.BX28]" office:value-type="float" office:value="6" calcext:value-type="float">
            <text:p>6</text:p>
          </table:table-cell>
          <table:table-cell table:formula="of:=&quot;0xb&quot; &amp;BASE([.BY28];2) &amp; &quot;,&quot;" office:value-type="string" office:string-value="0xb110," calcext:value-type="string">
            <text:p>0xb110,</text:p>
          </table:table-cell>
          <table:table-cell table:style-name="ce434" table:formula="of:=64*[.CC28]+16*[.CE28]+4*[.CG28]+[.CI28]" office:value-type="float" office:value="218" calcext:value-type="float">
            <text:p>218</text:p>
          </table:table-cell>
          <table:table-cell table:style-name="ce41" table:formula="of:=[.CB27]" office:value-type="string" office:string-value="" calcext:value-type="string">
            <text:p></text:p>
          </table:table-cell>
          <table:table-cell table:style-name="ce365" table:formula="of:=IF(UNICODE([.CB28])=60;0;IF(UNICODE([.CB28])=61663;1;IF(UNICODE([.CB28])=62;2;IF(UNICODE([.CB28])=61664;3;&quot;&quot;))))" office:value-type="float" office:value="3" calcext:value-type="float">
            <text:p>3</text:p>
          </table:table-cell>
          <table:table-cell table:style-name="ce41" table:formula="of:=[.CD27]" office:value-type="string" office:string-value="" calcext:value-type="string">
            <text:p></text:p>
          </table:table-cell>
          <table:table-cell table:style-name="ce365" table:formula="of:=IF(UNICODE([.CD28])=60;0;IF(UNICODE([.CD28])=61663;1;IF(UNICODE([.CD28])=62;2;IF(UNICODE([.CD28])=61664;3;&quot;&quot;))))" office:value-type="float" office:value="1" calcext:value-type="float">
            <text:p>1</text:p>
          </table:table-cell>
          <table:table-cell table:style-name="ce41" table:formula="of:=[.CF27]" office:value-type="string" office:string-value="&gt;" calcext:value-type="string">
            <text:p>&gt;</text:p>
          </table:table-cell>
          <table:table-cell table:style-name="ce365" table:formula="of:=IF(UNICODE([.CF28])=60;0;IF(UNICODE([.CF28])=61663;1;IF(UNICODE([.CF28])=62;2;IF(UNICODE([.CF28])=61664;3;&quot;&quot;))))" office:value-type="float" office:value="2" calcext:value-type="float">
            <text:p>2</text:p>
          </table:table-cell>
          <table:table-cell table:style-name="ce41" table:formula="of:=[.CH24]" office:value-type="string" office:string-value="&gt;" calcext:value-type="string">
            <text:p>&gt;</text:p>
          </table:table-cell>
          <table:table-cell table:style-name="ce365" table:formula="of:=IF(UNICODE([.CH28])=60;0;IF(UNICODE([.CH28])=61663;1;IF(UNICODE([.CH28])=62;2;IF(UNICODE([.CH28])=61664;3;&quot;&quot;))))" office:value-type="float" office:value="2" calcext:value-type="float">
            <text:p>2</text:p>
          </table:table-cell>
          <table:table-cell table:number-columns-repeated="2"/>
          <table:table-cell table:style-name="ce387" table:formula="of:=4*[.CJ28]+[.CK28]" office:value-type="float" office:value="0" calcext:value-type="float">
            <text:p>0</text:p>
          </table:table-cell>
          <table:table-cell table:formula="of:=&quot;0xb&quot; &amp;BASE([.CL28];2) &amp; &quot;,&quot;" office:value-type="string" office:string-value="0xb0," calcext:value-type="string">
            <text:p>0xb0,</text:p>
          </table:table-cell>
          <table:table-cell table:style-name="ce430" table:formula="of:=64*[.CP28]+16*[.CR28]+4*[.CT28]+[.CV28]" office:value-type="float" office:value="250" calcext:value-type="float">
            <text:p>250</text:p>
          </table:table-cell>
          <table:table-cell table:style-name="ce41" table:formula="of:=[.CO27]" office:value-type="string" office:string-value="" calcext:value-type="string">
            <text:p></text:p>
          </table:table-cell>
          <table:table-cell table:style-name="ce365" table:formula="of:=IF(UNICODE([.CO28])=60;0;IF(UNICODE([.CO28])=61663;1;IF(UNICODE([.CO28])=62;2;IF(UNICODE([.CO28])=61664;3;&quot;&quot;))))" office:value-type="float" office:value="3" calcext:value-type="float">
            <text:p>3</text:p>
          </table:table-cell>
          <table:table-cell table:style-name="ce41" table:formula="of:=[.CQ27]" office:value-type="string" office:string-value="" calcext:value-type="string">
            <text:p></text:p>
          </table:table-cell>
          <table:table-cell table:style-name="ce365" table:formula="of:=IF(UNICODE([.CQ28])=60;0;IF(UNICODE([.CQ28])=61663;1;IF(UNICODE([.CQ28])=62;2;IF(UNICODE([.CQ28])=61664;3;&quot;&quot;))))" office:value-type="float" office:value="3" calcext:value-type="float">
            <text:p>3</text:p>
          </table:table-cell>
          <table:table-cell table:style-name="ce41" table:formula="of:=[.CS27]" office:value-type="string" office:string-value="&gt;" calcext:value-type="string">
            <text:p>&gt;</text:p>
          </table:table-cell>
          <table:table-cell table:style-name="ce365" table:formula="of:=IF(UNICODE([.CS28])=60;0;IF(UNICODE([.CS28])=61663;1;IF(UNICODE([.CS28])=62;2;IF(UNICODE([.CS28])=61664;3;&quot;&quot;))))" office:value-type="float" office:value="2" calcext:value-type="float">
            <text:p>2</text:p>
          </table:table-cell>
          <table:table-cell table:style-name="ce41" table:formula="of:=[.CU24]" office:value-type="string" office:string-value="&gt;" calcext:value-type="string">
            <text:p>&gt;</text:p>
          </table:table-cell>
          <table:table-cell table:style-name="ce365" table:formula="of:=IF(UNICODE([.CU28])=60;0;IF(UNICODE([.CU28])=61663;1;IF(UNICODE([.CU28])=62;2;IF(UNICODE([.CU28])=61664;3;&quot;&quot;)))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440" table:formula="of:=4*[.CW28]+[.CX28]" office:value-type="float" office:value="7" calcext:value-type="float">
            <text:p>7</text:p>
          </table:table-cell>
          <table:table-cell table:formula="of:=&quot;0xb&quot; &amp;BASE([.CY28];2) &amp; &quot;,&quot;" office:value-type="string" office:string-value="0xb111," calcext:value-type="string">
            <text:p>0xb111,</text:p>
          </table:table-cell>
          <table:table-cell table:number-columns-repeated="920"/>
        </table:table-row>
        <table:table-row table:style-name="ro1">
          <table:table-cell table:style-name="ce358" table:formula="of:=64*[.C29]+16*[.E29]+4*[.G29]+[.I29]" office:value-type="float" office:value="27" calcext:value-type="float">
            <text:p>27</text:p>
          </table:table-cell>
          <table:table-cell table:style-name="ce361" table:formula="of:=[.B28]" office:value-type="string" office:string-value="&lt;" calcext:value-type="string">
            <text:p>&lt;</text:p>
          </table:table-cell>
          <table:table-cell table:style-name="ce366" table:formula="of:=IF(UNICODE([.B29])=60;0;IF(UNICODE([.B29])=61663;1;IF(UNICODE([.B29])=62;2;IF(UNICODE([.B29])=61664;3;&quot;&quot;))))" office:value-type="float" office:value="0" calcext:value-type="float">
            <text:p>0</text:p>
          </table:table-cell>
          <table:table-cell table:style-name="ce361" table:formula="of:=[.D28]" office:value-type="string" office:string-value="" calcext:value-type="string">
            <text:p></text:p>
          </table:table-cell>
          <table:table-cell table:style-name="ce366" table:formula="of:=IF(UNICODE([.D29])=60;0;IF(UNICODE([.D29])=61663;1;IF(UNICODE([.D29])=62;2;IF(UNICODE([.D29])=61664;3;&quot;&quot;))))" office:value-type="float" office:value="1" calcext:value-type="float">
            <text:p>1</text:p>
          </table:table-cell>
          <table:table-cell table:style-name="ce361" table:formula="of:=[.F28]" office:value-type="string" office:string-value="&gt;" calcext:value-type="string">
            <text:p>&gt;</text:p>
          </table:table-cell>
          <table:table-cell table:style-name="ce366" table:formula="of:=IF(UNICODE([.F29])=60;0;IF(UNICODE([.F29])=61663;1;IF(UNICODE([.F29])=62;2;IF(UNICODE([.F29])=61664;3;&quot;&quot;))))" office:value-type="float" office:value="2" calcext:value-type="float">
            <text:p>2</text:p>
          </table:table-cell>
          <table:table-cell table:style-name="ce361" table:formula="of:=[.H25]" office:value-type="string" office:string-value="" calcext:value-type="string">
            <text:p></text:p>
          </table:table-cell>
          <table:table-cell table:style-name="ce366" table:formula="of:=IF(UNICODE([.H29])=60;0;IF(UNICODE([.H29])=61663;1;IF(UNICODE([.H29])=62;2;IF(UNICODE([.H29])=61664;3;&quot;&quot;))))" office:value-type="float" office:value="3" calcext:value-type="float">
            <text:p>3</text:p>
          </table:table-cell>
          <table:table-cell table:style-name="ce377" office:value-type="float" office:value="3" calcext:value-type="float">
            <text:p>3</text:p>
          </table:table-cell>
          <table:table-cell table:style-name="ce383" office:value-type="float" office:value="2" calcext:value-type="float">
            <text:p>2</text:p>
          </table:table-cell>
          <table:table-cell table:style-name="ce388" table:formula="of:=4*[.J29]+[.K29]" office:value-type="float" office:value="14" calcext:value-type="float">
            <text:p>14</text:p>
          </table:table-cell>
          <table:table-cell table:style-name="ce392" table:formula="of:=&quot;0xb&quot; &amp;BASE([.L29];2) &amp; &quot;,&quot;" office:value-type="string" office:string-value="0xb1110," calcext:value-type="string">
            <text:p>0xb1110,</text:p>
          </table:table-cell>
          <table:table-cell table:style-name="ce398" table:formula="of:=64*[.P29]+16*[.R29]+4*[.T29]+[.V29]" office:value-type="float" office:value="59" calcext:value-type="float">
            <text:p>59</text:p>
          </table:table-cell>
          <table:table-cell table:style-name="ce361" table:formula="of:=[.O28]" office:value-type="string" office:string-value="&lt;" calcext:value-type="string">
            <text:p>&lt;</text:p>
          </table:table-cell>
          <table:table-cell table:style-name="ce366" table:formula="of:=IF(UNICODE([.O29])=60;0;IF(UNICODE([.O29])=61663;1;IF(UNICODE([.O29])=62;2;IF(UNICODE([.O29])=61664;3;&quot;&quot;))))" office:value-type="float" office:value="0" calcext:value-type="float">
            <text:p>0</text:p>
          </table:table-cell>
          <table:table-cell table:style-name="ce361" table:formula="of:=[.Q28]" office:value-type="string" office:string-value="" calcext:value-type="string">
            <text:p></text:p>
          </table:table-cell>
          <table:table-cell table:style-name="ce366" table:formula="of:=IF(UNICODE([.Q29])=60;0;IF(UNICODE([.Q29])=61663;1;IF(UNICODE([.Q29])=62;2;IF(UNICODE([.Q29])=61664;3;&quot;&quot;))))" office:value-type="float" office:value="3" calcext:value-type="float">
            <text:p>3</text:p>
          </table:table-cell>
          <table:table-cell table:style-name="ce361" table:formula="of:=[.S28]" office:value-type="string" office:string-value="&gt;" calcext:value-type="string">
            <text:p>&gt;</text:p>
          </table:table-cell>
          <table:table-cell table:style-name="ce366" table:formula="of:=IF(UNICODE([.S29])=60;0;IF(UNICODE([.S29])=61663;1;IF(UNICODE([.S29])=62;2;IF(UNICODE([.S29])=61664;3;&quot;&quot;))))" office:value-type="float" office:value="2" calcext:value-type="float">
            <text:p>2</text:p>
          </table:table-cell>
          <table:table-cell table:style-name="ce361" table:formula="of:=[.U25]" office:value-type="string" office:string-value="" calcext:value-type="string">
            <text:p></text:p>
          </table:table-cell>
          <table:table-cell table:style-name="ce366" table:formula="of:=IF(UNICODE([.U29])=60;0;IF(UNICODE([.U29])=61663;1;IF(UNICODE([.U29])=62;2;IF(UNICODE([.U29])=61664;3;&quot;&quot;))))" office:value-type="float" office:value="3" calcext:value-type="float">
            <text:p>3</text:p>
          </table:table-cell>
          <table:table-cell table:style-name="ce401" office:value-type="float" office:value="1" calcext:value-type="float">
            <text:p>1</text:p>
          </table:table-cell>
          <table:table-cell table:style-name="ce405" office:value-type="float" office:value="2" calcext:value-type="float">
            <text:p>2</text:p>
          </table:table-cell>
          <table:table-cell table:style-name="ce388" table:formula="of:=4*[.W29]+[.X29]" office:value-type="float" office:value="6" calcext:value-type="float">
            <text:p>6</text:p>
          </table:table-cell>
          <table:table-cell table:style-name="ce409" table:formula="of:=&quot;0xb&quot; &amp;BASE([.Y29];2) &amp; &quot;,&quot;" office:value-type="string" office:string-value="0xb110," calcext:value-type="string">
            <text:p>0xb110,</text:p>
          </table:table-cell>
          <table:table-cell table:style-name="ce414" table:formula="of:=64*[.AC29]+16*[.AE29]+4*[.AG29]+[.AI29]" office:value-type="float" office:value="91" calcext:value-type="float">
            <text:p>91</text:p>
          </table:table-cell>
          <table:table-cell table:style-name="ce361" table:formula="of:=[.AB28]" office:value-type="string" office:string-value="" calcext:value-type="string">
            <text:p></text:p>
          </table:table-cell>
          <table:table-cell table:style-name="ce366" table:formula="of:=IF(UNICODE([.AB29])=60;0;IF(UNICODE([.AB29])=61663;1;IF(UNICODE([.AB29])=62;2;IF(UNICODE([.AB29])=61664;3;&quot;&quot;))))" office:value-type="float" office:value="1" calcext:value-type="float">
            <text:p>1</text:p>
          </table:table-cell>
          <table:table-cell table:style-name="ce361" table:formula="of:=[.AD28]" office:value-type="string" office:string-value="" calcext:value-type="string">
            <text:p></text:p>
          </table:table-cell>
          <table:table-cell table:style-name="ce366" table:formula="of:=IF(UNICODE([.AD29])=60;0;IF(UNICODE([.AD29])=61663;1;IF(UNICODE([.AD29])=62;2;IF(UNICODE([.AD29])=61664;3;&quot;&quot;))))" office:value-type="float" office:value="1" calcext:value-type="float">
            <text:p>1</text:p>
          </table:table-cell>
          <table:table-cell table:style-name="ce361" table:formula="of:=[.AF28]" office:value-type="string" office:string-value="&gt;" calcext:value-type="string">
            <text:p>&gt;</text:p>
          </table:table-cell>
          <table:table-cell table:style-name="ce366" table:formula="of:=IF(UNICODE([.AF29])=60;0;IF(UNICODE([.AF29])=61663;1;IF(UNICODE([.AF29])=62;2;IF(UNICODE([.AF29])=61664;3;&quot;&quot;))))" office:value-type="float" office:value="2" calcext:value-type="float">
            <text:p>2</text:p>
          </table:table-cell>
          <table:table-cell table:style-name="ce361" table:formula="of:=[.AH25]" office:value-type="string" office:string-value="" calcext:value-type="string">
            <text:p></text:p>
          </table:table-cell>
          <table:table-cell table:style-name="ce366" table:formula="of:=IF(UNICODE([.AH29])=60;0;IF(UNICODE([.AH29])=61663;1;IF(UNICODE([.AH29])=62;2;IF(UNICODE([.AH29])=61664;3;&quot;&quot;))))" office:value-type="float" office:value="3" calcext:value-type="float">
            <text:p>3</text:p>
          </table:table-cell>
          <table:table-cell table:style-name="ce416"/>
          <table:table-cell table:style-name="ce419"/>
          <table:table-cell table:style-name="ce388" table:formula="of:=4*[.AJ29]+[.AK29]" office:value-type="float" office:value="0" calcext:value-type="float">
            <text:p>0</text:p>
          </table:table-cell>
          <table:table-cell table:style-name="ce358" table:formula="of:=&quot;0xb&quot; &amp;BASE([.AL29];2) &amp; &quot;,&quot;" office:value-type="string" office:string-value="0xb0," calcext:value-type="string">
            <text:p>0xb0,</text:p>
          </table:table-cell>
          <table:table-cell table:style-name="ce398" table:formula="of:=64*[.AP29]+16*[.AR29]+4*[.AT29]+[.AV29]" office:value-type="float" office:value="123" calcext:value-type="float">
            <text:p>123</text:p>
          </table:table-cell>
          <table:table-cell table:style-name="ce361" table:formula="of:=[.AO28]" office:value-type="string" office:string-value="" calcext:value-type="string">
            <text:p></text:p>
          </table:table-cell>
          <table:table-cell table:style-name="ce366" table:formula="of:=IF(UNICODE([.AO29])=60;0;IF(UNICODE([.AO29])=61663;1;IF(UNICODE([.AO29])=62;2;IF(UNICODE([.AO29])=61664;3;&quot;&quot;))))" office:value-type="float" office:value="1" calcext:value-type="float">
            <text:p>1</text:p>
          </table:table-cell>
          <table:table-cell table:style-name="ce361" table:formula="of:=[.AQ28]" office:value-type="string" office:string-value="" calcext:value-type="string">
            <text:p></text:p>
          </table:table-cell>
          <table:table-cell table:style-name="ce366" table:formula="of:=IF(UNICODE([.AQ29])=60;0;IF(UNICODE([.AQ29])=61663;1;IF(UNICODE([.AQ29])=62;2;IF(UNICODE([.AQ29])=61664;3;&quot;&quot;))))" office:value-type="float" office:value="3" calcext:value-type="float">
            <text:p>3</text:p>
          </table:table-cell>
          <table:table-cell table:style-name="ce361" table:formula="of:=[.AS28]" office:value-type="string" office:string-value="&gt;" calcext:value-type="string">
            <text:p>&gt;</text:p>
          </table:table-cell>
          <table:table-cell table:style-name="ce366" table:formula="of:=IF(UNICODE([.AS29])=60;0;IF(UNICODE([.AS29])=61663;1;IF(UNICODE([.AS29])=62;2;IF(UNICODE([.AS29])=61664;3;&quot;&quot;))))" office:value-type="float" office:value="2" calcext:value-type="float">
            <text:p>2</text:p>
          </table:table-cell>
          <table:table-cell table:style-name="ce361" table:formula="of:=[.AU25]" office:value-type="string" office:string-value="" calcext:value-type="string">
            <text:p></text:p>
          </table:table-cell>
          <table:table-cell table:style-name="ce366" table:formula="of:=IF(UNICODE([.AU29])=60;0;IF(UNICODE([.AU29])=61663;1;IF(UNICODE([.AU29])=62;2;IF(UNICODE([.AU29])=61664;3;&quot;&quot;))))" office:value-type="float" office:value="3" calcext:value-type="float">
            <text:p>3</text:p>
          </table:table-cell>
          <table:table-cell table:style-name="ce416" office:value-type="float" office:value="1" calcext:value-type="float">
            <text:p>1</text:p>
          </table:table-cell>
          <table:table-cell table:style-name="ce419" office:value-type="float" office:value="2" calcext:value-type="float">
            <text:p>2</text:p>
          </table:table-cell>
          <table:table-cell table:style-name="ce388" table:formula="of:=4*[.AW29]+[.AX29]" office:value-type="float" office:value="6" calcext:value-type="float">
            <text:p>6</text:p>
          </table:table-cell>
          <table:table-cell table:style-name="ce358" table:formula="of:=&quot;0xb&quot; &amp;BASE([.AY29];2) &amp; &quot;,&quot;" office:value-type="string" office:string-value="0xb110," calcext:value-type="string">
            <text:p>0xb110,</text:p>
          </table:table-cell>
          <table:table-cell table:style-name="ce423" table:formula="of:=64*[.BC29]+16*[.BE29]+4*[.BG29]+[.BI29]" office:value-type="float" office:value="155" calcext:value-type="float">
            <text:p>155</text:p>
          </table:table-cell>
          <table:table-cell table:style-name="ce361" table:formula="of:=[.BB28]" office:value-type="string" office:string-value="&gt;" calcext:value-type="string">
            <text:p>&gt;</text:p>
          </table:table-cell>
          <table:table-cell table:style-name="ce366" table:formula="of:=IF(UNICODE([.BB29])=60;0;IF(UNICODE([.BB29])=61663;1;IF(UNICODE([.BB29])=62;2;IF(UNICODE([.BB29])=61664;3;&quot;&quot;))))" office:value-type="float" office:value="2" calcext:value-type="float">
            <text:p>2</text:p>
          </table:table-cell>
          <table:table-cell table:style-name="ce361" table:formula="of:=[.BD28]" office:value-type="string" office:string-value="" calcext:value-type="string">
            <text:p></text:p>
          </table:table-cell>
          <table:table-cell table:style-name="ce366" table:formula="of:=IF(UNICODE([.BD29])=60;0;IF(UNICODE([.BD29])=61663;1;IF(UNICODE([.BD29])=62;2;IF(UNICODE([.BD29])=61664;3;&quot;&quot;))))" office:value-type="float" office:value="1" calcext:value-type="float">
            <text:p>1</text:p>
          </table:table-cell>
          <table:table-cell table:style-name="ce361" table:formula="of:=[.BF28]" office:value-type="string" office:string-value="&gt;" calcext:value-type="string">
            <text:p>&gt;</text:p>
          </table:table-cell>
          <table:table-cell table:style-name="ce366" table:formula="of:=IF(UNICODE([.BF29])=60;0;IF(UNICODE([.BF29])=61663;1;IF(UNICODE([.BF29])=62;2;IF(UNICODE([.BF29])=61664;3;&quot;&quot;))))" office:value-type="float" office:value="2" calcext:value-type="float">
            <text:p>2</text:p>
          </table:table-cell>
          <table:table-cell table:style-name="ce361" table:formula="of:=[.BH25]" office:value-type="string" office:string-value="" calcext:value-type="string">
            <text:p></text:p>
          </table:table-cell>
          <table:table-cell table:style-name="ce366" table:formula="of:=IF(UNICODE([.BH29])=60;0;IF(UNICODE([.BH29])=61663;1;IF(UNICODE([.BH29])=62;2;IF(UNICODE([.BH29])=61664;3;&quot;&quot;))))" office:value-type="float" office:value="3" calcext:value-type="float">
            <text:p>3</text:p>
          </table:table-cell>
          <table:table-cell table:style-name="ce416" office:value-type="float" office:value="3" calcext:value-type="float">
            <text:p>3</text:p>
          </table:table-cell>
          <table:table-cell table:style-name="ce419" office:value-type="float" office:value="2" calcext:value-type="float">
            <text:p>2</text:p>
          </table:table-cell>
          <table:table-cell table:style-name="ce388" table:formula="of:=4*[.BJ29]+[.BK29]" office:value-type="float" office:value="14" calcext:value-type="float">
            <text:p>14</text:p>
          </table:table-cell>
          <table:table-cell table:style-name="ce358" table:formula="of:=&quot;0xb&quot; &amp;BASE([.BL29];2) &amp; &quot;,&quot;" office:value-type="string" office:string-value="0xb1110," calcext:value-type="string">
            <text:p>0xb1110,</text:p>
          </table:table-cell>
          <table:table-cell table:style-name="ce431" table:formula="of:=64*[.BP29]+16*[.BR29]+4*[.BT29]+[.BV29]" office:value-type="float" office:value="187" calcext:value-type="float">
            <text:p>187</text:p>
          </table:table-cell>
          <table:table-cell table:style-name="ce361" table:formula="of:=[.BO28]" office:value-type="string" office:string-value="&gt;" calcext:value-type="string">
            <text:p>&gt;</text:p>
          </table:table-cell>
          <table:table-cell table:style-name="ce366" table:formula="of:=IF(UNICODE([.BO29])=60;0;IF(UNICODE([.BO29])=61663;1;IF(UNICODE([.BO29])=62;2;IF(UNICODE([.BO29])=61664;3;&quot;&quot;))))" office:value-type="float" office:value="2" calcext:value-type="float">
            <text:p>2</text:p>
          </table:table-cell>
          <table:table-cell table:style-name="ce361" table:formula="of:=[.BQ28]" office:value-type="string" office:string-value="" calcext:value-type="string">
            <text:p></text:p>
          </table:table-cell>
          <table:table-cell table:style-name="ce366" table:formula="of:=IF(UNICODE([.BQ29])=60;0;IF(UNICODE([.BQ29])=61663;1;IF(UNICODE([.BQ29])=62;2;IF(UNICODE([.BQ29])=61664;3;&quot;&quot;))))" office:value-type="float" office:value="3" calcext:value-type="float">
            <text:p>3</text:p>
          </table:table-cell>
          <table:table-cell table:style-name="ce361" table:formula="of:=[.BS28]" office:value-type="string" office:string-value="&gt;" calcext:value-type="string">
            <text:p>&gt;</text:p>
          </table:table-cell>
          <table:table-cell table:style-name="ce366" table:formula="of:=IF(UNICODE([.BS29])=60;0;IF(UNICODE([.BS29])=61663;1;IF(UNICODE([.BS29])=62;2;IF(UNICODE([.BS29])=61664;3;&quot;&quot;))))" office:value-type="float" office:value="2" calcext:value-type="float">
            <text:p>2</text:p>
          </table:table-cell>
          <table:table-cell table:style-name="ce361" table:formula="of:=[.BU25]" office:value-type="string" office:string-value="" calcext:value-type="string">
            <text:p></text:p>
          </table:table-cell>
          <table:table-cell table:style-name="ce366" table:formula="of:=IF(UNICODE([.BU29])=60;0;IF(UNICODE([.BU29])=61663;1;IF(UNICODE([.BU29])=62;2;IF(UNICODE([.BU29])=61664;3;&quot;&quot;))))" office:value-type="float" office:value="3" calcext:value-type="float">
            <text:p>3</text:p>
          </table:table-cell>
          <table:table-cell table:style-name="ce416" office:value-type="float" office:value="1" calcext:value-type="float">
            <text:p>1</text:p>
          </table:table-cell>
          <table:table-cell table:style-name="ce419" office:value-type="float" office:value="2" calcext:value-type="float">
            <text:p>2</text:p>
          </table:table-cell>
          <table:table-cell table:style-name="ce388" table:formula="of:=4*[.BW29]+[.BX29]" office:value-type="float" office:value="6" calcext:value-type="float">
            <text:p>6</text:p>
          </table:table-cell>
          <table:table-cell table:style-name="ce358" table:formula="of:=&quot;0xb&quot; &amp;BASE([.BY29];2) &amp; &quot;,&quot;" office:value-type="string" office:string-value="0xb110," calcext:value-type="string">
            <text:p>0xb110,</text:p>
          </table:table-cell>
          <table:table-cell table:style-name="ce435" table:formula="of:=64*[.CC29]+16*[.CE29]+4*[.CG29]+[.CI29]" office:value-type="float" office:value="219" calcext:value-type="float">
            <text:p>219</text:p>
          </table:table-cell>
          <table:table-cell table:style-name="ce361" table:formula="of:=[.CB28]" office:value-type="string" office:string-value="" calcext:value-type="string">
            <text:p></text:p>
          </table:table-cell>
          <table:table-cell table:style-name="ce366" table:formula="of:=IF(UNICODE([.CB29])=60;0;IF(UNICODE([.CB29])=61663;1;IF(UNICODE([.CB29])=62;2;IF(UNICODE([.CB29])=61664;3;&quot;&quot;))))" office:value-type="float" office:value="3" calcext:value-type="float">
            <text:p>3</text:p>
          </table:table-cell>
          <table:table-cell table:style-name="ce361" table:formula="of:=[.CD28]" office:value-type="string" office:string-value="" calcext:value-type="string">
            <text:p></text:p>
          </table:table-cell>
          <table:table-cell table:style-name="ce366" table:formula="of:=IF(UNICODE([.CD29])=60;0;IF(UNICODE([.CD29])=61663;1;IF(UNICODE([.CD29])=62;2;IF(UNICODE([.CD29])=61664;3;&quot;&quot;))))" office:value-type="float" office:value="1" calcext:value-type="float">
            <text:p>1</text:p>
          </table:table-cell>
          <table:table-cell table:style-name="ce361" table:formula="of:=[.CF28]" office:value-type="string" office:string-value="&gt;" calcext:value-type="string">
            <text:p>&gt;</text:p>
          </table:table-cell>
          <table:table-cell table:style-name="ce366" table:formula="of:=IF(UNICODE([.CF29])=60;0;IF(UNICODE([.CF29])=61663;1;IF(UNICODE([.CF29])=62;2;IF(UNICODE([.CF29])=61664;3;&quot;&quot;))))" office:value-type="float" office:value="2" calcext:value-type="float">
            <text:p>2</text:p>
          </table:table-cell>
          <table:table-cell table:style-name="ce361" table:formula="of:=[.CH25]" office:value-type="string" office:string-value="" calcext:value-type="string">
            <text:p></text:p>
          </table:table-cell>
          <table:table-cell table:style-name="ce366" table:formula="of:=IF(UNICODE([.CH29])=60;0;IF(UNICODE([.CH29])=61663;1;IF(UNICODE([.CH29])=62;2;IF(UNICODE([.CH29])=61664;3;&quot;&quot;))))" office:value-type="float" office:value="3" calcext:value-type="float">
            <text:p>3</text:p>
          </table:table-cell>
          <table:table-cell table:style-name="ce416"/>
          <table:table-cell table:style-name="ce419"/>
          <table:table-cell table:style-name="ce388" table:formula="of:=4*[.CJ29]+[.CK29]" office:value-type="float" office:value="0" calcext:value-type="float">
            <text:p>0</text:p>
          </table:table-cell>
          <table:table-cell table:style-name="ce358" table:formula="of:=&quot;0xb&quot; &amp;BASE([.CL29];2) &amp; &quot;,&quot;" office:value-type="string" office:string-value="0xb0," calcext:value-type="string">
            <text:p>0xb0,</text:p>
          </table:table-cell>
          <table:table-cell table:style-name="ce431" table:formula="of:=64*[.CP29]+16*[.CR29]+4*[.CT29]+[.CV29]" office:value-type="float" office:value="251" calcext:value-type="float">
            <text:p>251</text:p>
          </table:table-cell>
          <table:table-cell table:style-name="ce361" table:formula="of:=[.CO28]" office:value-type="string" office:string-value="" calcext:value-type="string">
            <text:p></text:p>
          </table:table-cell>
          <table:table-cell table:style-name="ce366" table:formula="of:=IF(UNICODE([.CO29])=60;0;IF(UNICODE([.CO29])=61663;1;IF(UNICODE([.CO29])=62;2;IF(UNICODE([.CO29])=61664;3;&quot;&quot;))))" office:value-type="float" office:value="3" calcext:value-type="float">
            <text:p>3</text:p>
          </table:table-cell>
          <table:table-cell table:style-name="ce361" table:formula="of:=[.CQ28]" office:value-type="string" office:string-value="" calcext:value-type="string">
            <text:p></text:p>
          </table:table-cell>
          <table:table-cell table:style-name="ce366" table:formula="of:=IF(UNICODE([.CQ29])=60;0;IF(UNICODE([.CQ29])=61663;1;IF(UNICODE([.CQ29])=62;2;IF(UNICODE([.CQ29])=61664;3;&quot;&quot;))))" office:value-type="float" office:value="3" calcext:value-type="float">
            <text:p>3</text:p>
          </table:table-cell>
          <table:table-cell table:style-name="ce361" table:formula="of:=[.CS28]" office:value-type="string" office:string-value="&gt;" calcext:value-type="string">
            <text:p>&gt;</text:p>
          </table:table-cell>
          <table:table-cell table:style-name="ce366" table:formula="of:=IF(UNICODE([.CS29])=60;0;IF(UNICODE([.CS29])=61663;1;IF(UNICODE([.CS29])=62;2;IF(UNICODE([.CS29])=61664;3;&quot;&quot;))))" office:value-type="float" office:value="2" calcext:value-type="float">
            <text:p>2</text:p>
          </table:table-cell>
          <table:table-cell table:style-name="ce361" table:formula="of:=[.CU25]" office:value-type="string" office:string-value="" calcext:value-type="string">
            <text:p></text:p>
          </table:table-cell>
          <table:table-cell table:style-name="ce366" table:formula="of:=IF(UNICODE([.CU29])=60;0;IF(UNICODE([.CU29])=61663;1;IF(UNICODE([.CU29])=62;2;IF(UNICODE([.CU29])=61664;3;&quot;&quot;))))" office:value-type="float" office:value="3" calcext:value-type="float">
            <text:p>3</text:p>
          </table:table-cell>
          <table:table-cell table:style-name="ce416" office:value-type="float" office:value="1" calcext:value-type="float">
            <text:p>1</text:p>
          </table:table-cell>
          <table:table-cell table:style-name="ce419" office:value-type="float" office:value="3" calcext:value-type="float">
            <text:p>3</text:p>
          </table:table-cell>
          <table:table-cell table:style-name="ce441" table:formula="of:=4*[.CW29]+[.CX29]" office:value-type="float" office:value="7" calcext:value-type="float">
            <text:p>7</text:p>
          </table:table-cell>
          <table:table-cell table:style-name="ce447" table:formula="of:=&quot;0xb&quot; &amp;BASE([.CY29];2) &amp; &quot;,&quot;" office:value-type="string" office:string-value="0xb111," calcext:value-type="string">
            <text:p>0xb111,</text:p>
          </table:table-cell>
          <table:table-cell table:style-name="ce419" table:number-columns-repeated="920"/>
        </table:table-row>
        <table:table-row table:style-name="ro1">
          <table:table-cell table:formula="of:=64*[.C30]+16*[.E30]+4*[.G30]+[.I30]" office:value-type="float" office:value="28" calcext:value-type="float">
            <text:p>28</text:p>
          </table:table-cell>
          <table:table-cell table:formula="of:=[.B29]" office:value-type="string" office:string-value="&lt;" calcext:value-type="string">
            <text:p>&lt;</text:p>
          </table:table-cell>
          <table:table-cell table:style-name="ce365" table:formula="of:=IF(UNICODE([.B30])=60;0;IF(UNICODE([.B30])=61663;1;IF(UNICODE([.B30])=62;2;IF(UNICODE([.B30])=61664;3;&quot;&quot;))))" office:value-type="float" office:value="0" calcext:value-type="float">
            <text:p>0</text:p>
          </table:table-cell>
          <table:table-cell table:formula="of:=[.D29]" office:value-type="string" office:string-value="" calcext:value-type="string">
            <text:p></text:p>
          </table:table-cell>
          <table:table-cell table:style-name="ce365" table:formula="of:=IF(UNICODE([.D30])=60;0;IF(UNICODE([.D30])=61663;1;IF(UNICODE([.D30])=62;2;IF(UNICODE([.D30])=61664;3;&quot;&quot;))))" office:value-type="float" office:value="1" calcext:value-type="float">
            <text:p>1</text:p>
          </table:table-cell>
          <table:table-cell table:style-name="ce370" table:formula="of:=[.H21]" office:value-type="string" office:string-value="" calcext:value-type="string">
            <text:p></text:p>
          </table:table-cell>
          <table:table-cell table:style-name="ce371" table:formula="of:=IF(UNICODE([.F30])=60;0;IF(UNICODE([.F30])=61663;1;IF(UNICODE([.F30])=62;2;IF(UNICODE([.F30])=61664;3;&quot;&quot;))))" office:value-type="float" office:value="3" calcext:value-type="float">
            <text:p>3</text:p>
          </table:table-cell>
          <table:table-cell table:formula="of:=[.H26]" office:value-type="string" office:string-value="&lt;" calcext:value-type="string">
            <text:p>&lt;</text:p>
          </table:table-cell>
          <table:table-cell table:style-name="ce365" table:formula="of:=IF(UNICODE([.H30])=60;0;IF(UNICODE([.H30])=61663;1;IF(UNICODE([.H30])=62;2;IF(UNICODE([.H30])=61664;3;&quot;&quot;))))" office:value-type="float" office:value="0" calcext:value-type="float">
            <text:p>0</text:p>
          </table:table-cell>
          <table:table-cell table:style-name="ce376" office:value-type="float" office:value="3" calcext:value-type="float">
            <text:p>3</text:p>
          </table:table-cell>
          <table:table-cell table:style-name="ce382" office:value-type="float" office:value="2" calcext:value-type="float">
            <text:p>2</text:p>
          </table:table-cell>
          <table:table-cell table:style-name="ce387" table:formula="of:=4*[.J30]+[.K30]" office:value-type="float" office:value="14" calcext:value-type="float">
            <text:p>14</text:p>
          </table:table-cell>
          <table:table-cell table:style-name="ce391" table:formula="of:=&quot;0xb&quot; &amp;BASE([.L30];2) &amp; &quot;,&quot;" office:value-type="string" office:string-value="0xb1110," calcext:value-type="string">
            <text:p>0xb1110,</text:p>
          </table:table-cell>
          <table:table-cell table:formula="of:=64*[.P30]+16*[.R30]+4*[.T30]+[.V30]" office:value-type="float" office:value="60" calcext:value-type="float">
            <text:p>60</text:p>
          </table:table-cell>
          <table:table-cell table:style-name="ce41" table:formula="of:=[.O29]" office:value-type="string" office:string-value="&lt;" calcext:value-type="string">
            <text:p>&lt;</text:p>
          </table:table-cell>
          <table:table-cell table:style-name="ce365" table:formula="of:=IF(UNICODE([.O30])=60;0;IF(UNICODE([.O30])=61663;1;IF(UNICODE([.O30])=62;2;IF(UNICODE([.O30])=61664;3;&quot;&quot;))))" office:value-type="float" office:value="0" calcext:value-type="float">
            <text:p>0</text:p>
          </table:table-cell>
          <table:table-cell table:style-name="ce41" table:formula="of:=[.Q29]" office:value-type="string" office:string-value="" calcext:value-type="string">
            <text:p></text:p>
          </table:table-cell>
          <table:table-cell table:style-name="ce365" table:formula="of:=IF(UNICODE([.Q30])=60;0;IF(UNICODE([.Q30])=61663;1;IF(UNICODE([.Q30])=62;2;IF(UNICODE([.Q30])=61664;3;&quot;&quot;))))" office:value-type="float" office:value="3" calcext:value-type="float">
            <text:p>3</text:p>
          </table:table-cell>
          <table:table-cell table:style-name="ce370" table:formula="of:=[.U21]" office:value-type="string" office:string-value="" calcext:value-type="string">
            <text:p></text:p>
          </table:table-cell>
          <table:table-cell table:style-name="ce365" table:formula="of:=IF(UNICODE([.S30])=60;0;IF(UNICODE([.S30])=61663;1;IF(UNICODE([.S30])=62;2;IF(UNICODE([.S30])=61664;3;&quot;&quot;))))" office:value-type="float" office:value="3" calcext:value-type="float">
            <text:p>3</text:p>
          </table:table-cell>
          <table:table-cell table:style-name="ce41" table:formula="of:=[.U26]" office:value-type="string" office:string-value="&lt;" calcext:value-type="string">
            <text:p>&lt;</text:p>
          </table:table-cell>
          <table:table-cell table:style-name="ce365" table:formula="of:=IF(UNICODE([.U30])=60;0;IF(UNICODE([.U30])=61663;1;IF(UNICODE([.U30])=62;2;IF(UNICODE([.U30])=61664;3;&quot;&quot;))))" office:value-type="float" office:value="0" calcext:value-type="float">
            <text:p>0</text:p>
          </table:table-cell>
          <table:table-cell table:style-name="ce400" office:value-type="float" office:value="0" calcext:value-type="float">
            <text:p>0</text:p>
          </table:table-cell>
          <table:table-cell table:style-name="ce404" office:value-type="float" office:value="2" calcext:value-type="float">
            <text:p>2</text:p>
          </table:table-cell>
          <table:table-cell table:style-name="ce387" table:formula="of:=4*[.W30]+[.X30]" office:value-type="float" office:value="2" calcext:value-type="float">
            <text:p>2</text:p>
          </table:table-cell>
          <table:table-cell table:style-name="ce408" table:formula="of:=&quot;0xb&quot; &amp;BASE([.Y30];2) &amp; &quot;,&quot;" office:value-type="string" office:string-value="0xb10," calcext:value-type="string">
            <text:p>0xb10,</text:p>
          </table:table-cell>
          <table:table-cell table:style-name="ce413" table:formula="of:=64*[.AC30]+16*[.AE30]+4*[.AG30]+[.AI30]" office:value-type="float" office:value="92" calcext:value-type="float">
            <text:p>92</text:p>
          </table:table-cell>
          <table:table-cell table:style-name="ce41" table:formula="of:=[.AB29]" office:value-type="string" office:string-value="" calcext:value-type="string">
            <text:p></text:p>
          </table:table-cell>
          <table:table-cell table:style-name="ce365" table:formula="of:=IF(UNICODE([.AB30])=60;0;IF(UNICODE([.AB30])=61663;1;IF(UNICODE([.AB30])=62;2;IF(UNICODE([.AB30])=61664;3;&quot;&quot;))))" office:value-type="float" office:value="1" calcext:value-type="float">
            <text:p>1</text:p>
          </table:table-cell>
          <table:table-cell table:style-name="ce41" table:formula="of:=[.AD29]" office:value-type="string" office:string-value="" calcext:value-type="string">
            <text:p></text:p>
          </table:table-cell>
          <table:table-cell table:style-name="ce365" table:formula="of:=IF(UNICODE([.AD30])=60;0;IF(UNICODE([.AD30])=61663;1;IF(UNICODE([.AD30])=62;2;IF(UNICODE([.AD30])=61664;3;&quot;&quot;))))" office:value-type="float" office:value="1" calcext:value-type="float">
            <text:p>1</text:p>
          </table:table-cell>
          <table:table-cell table:style-name="ce370" table:formula="of:=[.AH21]" office:value-type="string" office:string-value="" calcext:value-type="string">
            <text:p></text:p>
          </table:table-cell>
          <table:table-cell table:style-name="ce371" table:formula="of:=IF(UNICODE([.AF30])=60;0;IF(UNICODE([.AF30])=61663;1;IF(UNICODE([.AF30])=62;2;IF(UNICODE([.AF30])=61664;3;&quot;&quot;))))" office:value-type="float" office:value="3" calcext:value-type="float">
            <text:p>3</text:p>
          </table:table-cell>
          <table:table-cell table:style-name="ce41" table:formula="of:=[.AH26]" office:value-type="string" office:string-value="&lt;" calcext:value-type="string">
            <text:p>&lt;</text:p>
          </table:table-cell>
          <table:table-cell table:style-name="ce365" table:formula="of:=IF(UNICODE([.AH30])=60;0;IF(UNICODE([.AH30])=61663;1;IF(UNICODE([.AH30])=62;2;IF(UNICODE([.AH30])=61664;3;&quot;&quot;))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87" table:formula="of:=4*[.AJ30]+[.AK30]" office:value-type="float" office:value="1" calcext:value-type="float">
            <text:p>1</text:p>
          </table:table-cell>
          <table:table-cell table:formula="of:=&quot;0xb&quot; &amp;BASE([.AL30];2) &amp; &quot;,&quot;" office:value-type="string" office:string-value="0xb1," calcext:value-type="string">
            <text:p>0xb1,</text:p>
          </table:table-cell>
          <table:table-cell table:formula="of:=64*[.AP30]+16*[.AR30]+4*[.AT30]+[.AV30]" office:value-type="float" office:value="124" calcext:value-type="float">
            <text:p>124</text:p>
          </table:table-cell>
          <table:table-cell table:style-name="ce41" table:formula="of:=[.AO29]" office:value-type="string" office:string-value="" calcext:value-type="string">
            <text:p></text:p>
          </table:table-cell>
          <table:table-cell table:style-name="ce365" table:formula="of:=IF(UNICODE([.AO30])=60;0;IF(UNICODE([.AO30])=61663;1;IF(UNICODE([.AO30])=62;2;IF(UNICODE([.AO30])=61664;3;&quot;&quot;))))" office:value-type="float" office:value="1" calcext:value-type="float">
            <text:p>1</text:p>
          </table:table-cell>
          <table:table-cell table:style-name="ce41" table:formula="of:=[.AQ29]" office:value-type="string" office:string-value="" calcext:value-type="string">
            <text:p></text:p>
          </table:table-cell>
          <table:table-cell table:style-name="ce365" table:formula="of:=IF(UNICODE([.AQ30])=60;0;IF(UNICODE([.AQ30])=61663;1;IF(UNICODE([.AQ30])=62;2;IF(UNICODE([.AQ30])=61664;3;&quot;&quot;))))" office:value-type="float" office:value="3" calcext:value-type="float">
            <text:p>3</text:p>
          </table:table-cell>
          <table:table-cell table:style-name="ce370" table:formula="of:=[.AU21]" office:value-type="string" office:string-value="" calcext:value-type="string">
            <text:p></text:p>
          </table:table-cell>
          <table:table-cell table:style-name="ce371" table:formula="of:=IF(UNICODE([.AS30])=60;0;IF(UNICODE([.AS30])=61663;1;IF(UNICODE([.AS30])=62;2;IF(UNICODE([.AS30])=61664;3;&quot;&quot;))))" office:value-type="float" office:value="3" calcext:value-type="float">
            <text:p>3</text:p>
          </table:table-cell>
          <table:table-cell table:style-name="ce41" table:formula="of:=[.AU26]" office:value-type="string" office:string-value="&lt;" calcext:value-type="string">
            <text:p>&lt;</text:p>
          </table:table-cell>
          <table:table-cell table:style-name="ce365" table:formula="of:=IF(UNICODE([.AU30])=60;0;IF(UNICODE([.AU30])=61663;1;IF(UNICODE([.AU30])=62;2;IF(UNICODE([.AU30])=61664;3;&quot;&quot;))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87" table:formula="of:=4*[.AW30]+[.AX30]" office:value-type="float" office:value="2" calcext:value-type="float">
            <text:p>2</text:p>
          </table:table-cell>
          <table:table-cell table:formula="of:=&quot;0xb&quot; &amp;BASE([.AY30];2) &amp; &quot;,&quot;" office:value-type="string" office:string-value="0xb10," calcext:value-type="string">
            <text:p>0xb10,</text:p>
          </table:table-cell>
          <table:table-cell table:style-name="ce422" table:formula="of:=64*[.BC30]+16*[.BE30]+4*[.BG30]+[.BI30]" office:value-type="float" office:value="156" calcext:value-type="float">
            <text:p>156</text:p>
          </table:table-cell>
          <table:table-cell table:formula="of:=[.BB29]" office:value-type="string" office:string-value="&gt;" calcext:value-type="string">
            <text:p>&gt;</text:p>
          </table:table-cell>
          <table:table-cell table:style-name="ce365" table:formula="of:=IF(UNICODE([.BB30])=60;0;IF(UNICODE([.BB30])=61663;1;IF(UNICODE([.BB30])=62;2;IF(UNICODE([.BB30])=61664;3;&quot;&quot;))))" office:value-type="float" office:value="2" calcext:value-type="float">
            <text:p>2</text:p>
          </table:table-cell>
          <table:table-cell table:formula="of:=[.BD29]" office:value-type="string" office:string-value="" calcext:value-type="string">
            <text:p></text:p>
          </table:table-cell>
          <table:table-cell table:style-name="ce365" table:formula="of:=IF(UNICODE([.BD30])=60;0;IF(UNICODE([.BD30])=61663;1;IF(UNICODE([.BD30])=62;2;IF(UNICODE([.BD30])=61664;3;&quot;&quot;))))" office:value-type="float" office:value="1" calcext:value-type="float">
            <text:p>1</text:p>
          </table:table-cell>
          <table:table-cell table:style-name="ce370" table:formula="of:=[.BH21]" office:value-type="string" office:string-value="" calcext:value-type="string">
            <text:p></text:p>
          </table:table-cell>
          <table:table-cell table:style-name="ce365" table:formula="of:=IF(UNICODE([.BF30])=60;0;IF(UNICODE([.BF30])=61663;1;IF(UNICODE([.BF30])=62;2;IF(UNICODE([.BF30])=61664;3;&quot;&quot;))))" office:value-type="float" office:value="3" calcext:value-type="float">
            <text:p>3</text:p>
          </table:table-cell>
          <table:table-cell table:formula="of:=[.BH26]" office:value-type="string" office:string-value="&lt;" calcext:value-type="string">
            <text:p>&lt;</text:p>
          </table:table-cell>
          <table:table-cell table:style-name="ce365" table:formula="of:=IF(UNICODE([.BH30])=60;0;IF(UNICODE([.BH30])=61663;1;IF(UNICODE([.BH30])=62;2;IF(UNICODE([.BH30])=61664;3;&quot;&quot;))))" office:value-type="float" office:value="0" calcext:value-type="float">
            <text:p>0</text:p>
          </table:table-cell>
          <table:table-cell table:style-name="ce427" office:value-type="string" calcext:value-type="string">
            <text:p>x</text:p>
          </table:table-cell>
          <table:table-cell table:style-name="ce428" office:value-type="string" calcext:value-type="string">
            <text:p>x</text:p>
          </table:table-cell>
          <table:table-cell table:style-name="ce387" table:formula="of:=4*[.BJ30]+[.BK30]" office:value-type="string" office:string-value="" calcext:value-type="error">
            <text:p>#ЗНАЧ!</text:p>
          </table:table-cell>
          <table:table-cell table:style-name="ce429" table:formula="of:=&quot;0xb&quot; &amp;BASE([.BL30];2) &amp; &quot;,&quot;" office:value-type="string" office:string-value="" calcext:value-type="error">
            <text:p>#ЗНАЧ!</text:p>
          </table:table-cell>
          <table:table-cell table:style-name="ce430" table:formula="of:=64*[.BP30]+16*[.BR30]+4*[.BT30]+[.BV30]" office:value-type="float" office:value="188" calcext:value-type="float">
            <text:p>188</text:p>
          </table:table-cell>
          <table:table-cell table:style-name="ce41" table:formula="of:=[.BO29]" office:value-type="string" office:string-value="&gt;" calcext:value-type="string">
            <text:p>&gt;</text:p>
          </table:table-cell>
          <table:table-cell table:style-name="ce365" table:formula="of:=IF(UNICODE([.BO30])=60;0;IF(UNICODE([.BO30])=61663;1;IF(UNICODE([.BO30])=62;2;IF(UNICODE([.BO30])=61664;3;&quot;&quot;))))" office:value-type="float" office:value="2" calcext:value-type="float">
            <text:p>2</text:p>
          </table:table-cell>
          <table:table-cell table:style-name="ce41" table:formula="of:=[.BQ29]" office:value-type="string" office:string-value="" calcext:value-type="string">
            <text:p></text:p>
          </table:table-cell>
          <table:table-cell table:style-name="ce365" table:formula="of:=IF(UNICODE([.BQ30])=60;0;IF(UNICODE([.BQ30])=61663;1;IF(UNICODE([.BQ30])=62;2;IF(UNICODE([.BQ30])=61664;3;&quot;&quot;))))" office:value-type="float" office:value="3" calcext:value-type="float">
            <text:p>3</text:p>
          </table:table-cell>
          <table:table-cell table:style-name="ce370" table:formula="of:=[.BU21]" office:value-type="string" office:string-value="" calcext:value-type="string">
            <text:p></text:p>
          </table:table-cell>
          <table:table-cell table:style-name="ce365" table:formula="of:=IF(UNICODE([.BS30])=60;0;IF(UNICODE([.BS30])=61663;1;IF(UNICODE([.BS30])=62;2;IF(UNICODE([.BS30])=61664;3;&quot;&quot;))))" office:value-type="float" office:value="3" calcext:value-type="float">
            <text:p>3</text:p>
          </table:table-cell>
          <table:table-cell table:style-name="ce41" table:formula="of:=[.BU26]" office:value-type="string" office:string-value="&lt;" calcext:value-type="string">
            <text:p>&lt;</text:p>
          </table:table-cell>
          <table:table-cell table:style-name="ce365" table:formula="of:=IF(UNICODE([.BU30])=60;0;IF(UNICODE([.BU30])=61663;1;IF(UNICODE([.BU30])=62;2;IF(UNICODE([.BU30])=61664;3;&quot;&quot;))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87" table:formula="of:=4*[.BW30]+[.BX30]" office:value-type="float" office:value="2" calcext:value-type="float">
            <text:p>2</text:p>
          </table:table-cell>
          <table:table-cell table:formula="of:=&quot;0xb&quot; &amp;BASE([.BY30];2) &amp; &quot;,&quot;" office:value-type="string" office:string-value="0xb10," calcext:value-type="string">
            <text:p>0xb10,</text:p>
          </table:table-cell>
          <table:table-cell table:style-name="ce434" table:formula="of:=64*[.CC30]+16*[.CE30]+4*[.CG30]+[.CI30]" office:value-type="float" office:value="220" calcext:value-type="float">
            <text:p>220</text:p>
          </table:table-cell>
          <table:table-cell table:style-name="ce41" table:formula="of:=[.CB29]" office:value-type="string" office:string-value="" calcext:value-type="string">
            <text:p></text:p>
          </table:table-cell>
          <table:table-cell table:style-name="ce365" table:formula="of:=IF(UNICODE([.CB30])=60;0;IF(UNICODE([.CB30])=61663;1;IF(UNICODE([.CB30])=62;2;IF(UNICODE([.CB30])=61664;3;&quot;&quot;))))" office:value-type="float" office:value="3" calcext:value-type="float">
            <text:p>3</text:p>
          </table:table-cell>
          <table:table-cell table:style-name="ce41" table:formula="of:=[.CD29]" office:value-type="string" office:string-value="" calcext:value-type="string">
            <text:p></text:p>
          </table:table-cell>
          <table:table-cell table:style-name="ce365" table:formula="of:=IF(UNICODE([.CD30])=60;0;IF(UNICODE([.CD30])=61663;1;IF(UNICODE([.CD30])=62;2;IF(UNICODE([.CD30])=61664;3;&quot;&quot;))))" office:value-type="float" office:value="1" calcext:value-type="float">
            <text:p>1</text:p>
          </table:table-cell>
          <table:table-cell table:style-name="ce370" table:formula="of:=[.CH21]" office:value-type="string" office:string-value="" calcext:value-type="string">
            <text:p></text:p>
          </table:table-cell>
          <table:table-cell table:style-name="ce365" table:formula="of:=IF(UNICODE([.CF30])=60;0;IF(UNICODE([.CF30])=61663;1;IF(UNICODE([.CF30])=62;2;IF(UNICODE([.CF30])=61664;3;&quot;&quot;))))" office:value-type="float" office:value="3" calcext:value-type="float">
            <text:p>3</text:p>
          </table:table-cell>
          <table:table-cell table:style-name="ce41" table:formula="of:=[.CH26]" office:value-type="string" office:string-value="&lt;" calcext:value-type="string">
            <text:p>&lt;</text:p>
          </table:table-cell>
          <table:table-cell table:style-name="ce365" table:formula="of:=IF(UNICODE([.CH30])=60;0;IF(UNICODE([.CH30])=61663;1;IF(UNICODE([.CH30])=62;2;IF(UNICODE([.CH30])=61664;3;&quot;&quot;))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87" table:formula="of:=4*[.CJ30]+[.CK30]" office:value-type="float" office:value="1" calcext:value-type="float">
            <text:p>1</text:p>
          </table:table-cell>
          <table:table-cell table:formula="of:=&quot;0xb&quot; &amp;BASE([.CL30];2) &amp; &quot;,&quot;" office:value-type="string" office:string-value="0xb1," calcext:value-type="string">
            <text:p>0xb1,</text:p>
          </table:table-cell>
          <table:table-cell table:style-name="ce430" table:formula="of:=64*[.CP30]+16*[.CR30]+4*[.CT30]+[.CV30]" office:value-type="float" office:value="252" calcext:value-type="float">
            <text:p>252</text:p>
          </table:table-cell>
          <table:table-cell table:style-name="ce41" table:formula="of:=[.CO29]" office:value-type="string" office:string-value="" calcext:value-type="string">
            <text:p></text:p>
          </table:table-cell>
          <table:table-cell table:style-name="ce365" table:formula="of:=IF(UNICODE([.CO30])=60;0;IF(UNICODE([.CO30])=61663;1;IF(UNICODE([.CO30])=62;2;IF(UNICODE([.CO30])=61664;3;&quot;&quot;))))" office:value-type="float" office:value="3" calcext:value-type="float">
            <text:p>3</text:p>
          </table:table-cell>
          <table:table-cell table:style-name="ce41" table:formula="of:=[.CQ29]" office:value-type="string" office:string-value="" calcext:value-type="string">
            <text:p></text:p>
          </table:table-cell>
          <table:table-cell table:style-name="ce365" table:formula="of:=IF(UNICODE([.CQ30])=60;0;IF(UNICODE([.CQ30])=61663;1;IF(UNICODE([.CQ30])=62;2;IF(UNICODE([.CQ30])=61664;3;&quot;&quot;))))" office:value-type="float" office:value="3" calcext:value-type="float">
            <text:p>3</text:p>
          </table:table-cell>
          <table:table-cell table:style-name="ce370" table:formula="of:=[.CU21]" office:value-type="string" office:string-value="" calcext:value-type="string">
            <text:p></text:p>
          </table:table-cell>
          <table:table-cell table:style-name="ce365" table:formula="of:=IF(UNICODE([.CS30])=60;0;IF(UNICODE([.CS30])=61663;1;IF(UNICODE([.CS30])=62;2;IF(UNICODE([.CS30])=61664;3;&quot;&quot;))))" office:value-type="float" office:value="3" calcext:value-type="float">
            <text:p>3</text:p>
          </table:table-cell>
          <table:table-cell table:style-name="ce41" table:formula="of:=[.CU26]" office:value-type="string" office:string-value="&lt;" calcext:value-type="string">
            <text:p>&lt;</text:p>
          </table:table-cell>
          <table:table-cell table:style-name="ce365" table:formula="of:=IF(UNICODE([.CU30])=60;0;IF(UNICODE([.CU30])=61663;1;IF(UNICODE([.CU30])=62;2;IF(UNICODE([.CU30])=61664;3;&quot;&quot;))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440" table:formula="of:=4*[.CW30]+[.CX30]" office:value-type="float" office:value="3" calcext:value-type="float">
            <text:p>3</text:p>
          </table:table-cell>
          <table:table-cell table:formula="of:=&quot;0xb&quot; &amp;BASE([.CY30];2) &amp; &quot;,&quot;" office:value-type="string" office:string-value="0xb11," calcext:value-type="string">
            <text:p>0xb11,</text:p>
          </table:table-cell>
          <table:table-cell table:number-columns-repeated="920"/>
        </table:table-row>
        <table:table-row table:style-name="ro1">
          <table:table-cell table:formula="of:=64*[.C31]+16*[.E31]+4*[.G31]+[.I31]" office:value-type="float" office:value="29" calcext:value-type="float">
            <text:p>29</text:p>
          </table:table-cell>
          <table:table-cell table:formula="of:=[.B30]" office:value-type="string" office:string-value="&lt;" calcext:value-type="string">
            <text:p>&lt;</text:p>
          </table:table-cell>
          <table:table-cell table:style-name="ce365" table:formula="of:=IF(UNICODE([.B31])=60;0;IF(UNICODE([.B31])=61663;1;IF(UNICODE([.B31])=62;2;IF(UNICODE([.B31])=61664;3;&quot;&quot;))))" office:value-type="float" office:value="0" calcext:value-type="float">
            <text:p>0</text:p>
          </table:table-cell>
          <table:table-cell table:formula="of:=[.D30]" office:value-type="string" office:string-value="" calcext:value-type="string">
            <text:p></text:p>
          </table:table-cell>
          <table:table-cell table:style-name="ce365" table:formula="of:=IF(UNICODE([.D31])=60;0;IF(UNICODE([.D31])=61663;1;IF(UNICODE([.D31])=62;2;IF(UNICODE([.D31])=61664;3;&quot;&quot;))))" office:value-type="float" office:value="1" calcext:value-type="float">
            <text:p>1</text:p>
          </table:table-cell>
          <table:table-cell table:formula="of:=[.F30]" office:value-type="string" office:string-value="" calcext:value-type="string">
            <text:p></text:p>
          </table:table-cell>
          <table:table-cell table:style-name="ce365" table:formula="of:=IF(UNICODE([.F31])=60;0;IF(UNICODE([.F31])=61663;1;IF(UNICODE([.F31])=62;2;IF(UNICODE([.F31])=61664;3;&quot;&quot;))))" office:value-type="float" office:value="3" calcext:value-type="float">
            <text:p>3</text:p>
          </table:table-cell>
          <table:table-cell table:formula="of:=[.H27]" office:value-type="string" office:string-value="" calcext:value-type="string">
            <text:p></text:p>
          </table:table-cell>
          <table:table-cell table:style-name="ce365" table:formula="of:=IF(UNICODE([.H31])=60;0;IF(UNICODE([.H31])=61663;1;IF(UNICODE([.H31])=62;2;IF(UNICODE([.H31])=61664;3;&quot;&quot;))))" office:value-type="float" office:value="1" calcext:value-type="float">
            <text:p>1</text:p>
          </table:table-cell>
          <table:table-cell table:style-name="ce376" office:value-type="float" office:value="3" calcext:value-type="float">
            <text:p>3</text:p>
          </table:table-cell>
          <table:table-cell table:style-name="ce382" office:value-type="float" office:value="2" calcext:value-type="float">
            <text:p>2</text:p>
          </table:table-cell>
          <table:table-cell table:style-name="ce387" table:formula="of:=4*[.J31]+[.K31]" office:value-type="float" office:value="14" calcext:value-type="float">
            <text:p>14</text:p>
          </table:table-cell>
          <table:table-cell table:style-name="ce391" table:formula="of:=&quot;0xb&quot; &amp;BASE([.L31];2) &amp; &quot;,&quot;" office:value-type="string" office:string-value="0xb1110," calcext:value-type="string">
            <text:p>0xb1110,</text:p>
          </table:table-cell>
          <table:table-cell table:formula="of:=64*[.P31]+16*[.R31]+4*[.T31]+[.V31]" office:value-type="float" office:value="61" calcext:value-type="float">
            <text:p>61</text:p>
          </table:table-cell>
          <table:table-cell table:style-name="ce41" table:formula="of:=[.O30]" office:value-type="string" office:string-value="&lt;" calcext:value-type="string">
            <text:p>&lt;</text:p>
          </table:table-cell>
          <table:table-cell table:style-name="ce365" table:formula="of:=IF(UNICODE([.O31])=60;0;IF(UNICODE([.O31])=61663;1;IF(UNICODE([.O31])=62;2;IF(UNICODE([.O31])=61664;3;&quot;&quot;))))" office:value-type="float" office:value="0" calcext:value-type="float">
            <text:p>0</text:p>
          </table:table-cell>
          <table:table-cell table:style-name="ce41" table:formula="of:=[.Q30]" office:value-type="string" office:string-value="" calcext:value-type="string">
            <text:p></text:p>
          </table:table-cell>
          <table:table-cell table:style-name="ce365" table:formula="of:=IF(UNICODE([.Q31])=60;0;IF(UNICODE([.Q31])=61663;1;IF(UNICODE([.Q31])=62;2;IF(UNICODE([.Q31])=61664;3;&quot;&quot;))))" office:value-type="float" office:value="3" calcext:value-type="float">
            <text:p>3</text:p>
          </table:table-cell>
          <table:table-cell table:style-name="ce41" table:formula="of:=[.S30]" office:value-type="string" office:string-value="" calcext:value-type="string">
            <text:p></text:p>
          </table:table-cell>
          <table:table-cell table:style-name="ce365" table:formula="of:=IF(UNICODE([.S31])=60;0;IF(UNICODE([.S31])=61663;1;IF(UNICODE([.S31])=62;2;IF(UNICODE([.S31])=61664;3;&quot;&quot;))))" office:value-type="float" office:value="3" calcext:value-type="float">
            <text:p>3</text:p>
          </table:table-cell>
          <table:table-cell table:style-name="ce41" table:formula="of:=[.U27]" office:value-type="string" office:string-value="" calcext:value-type="string">
            <text:p></text:p>
          </table:table-cell>
          <table:table-cell table:style-name="ce365" table:formula="of:=IF(UNICODE([.U31])=60;0;IF(UNICODE([.U31])=61663;1;IF(UNICODE([.U31])=62;2;IF(UNICODE([.U31])=61664;3;&quot;&quot;))))" office:value-type="float" office:value="1" calcext:value-type="float">
            <text:p>1</text:p>
          </table:table-cell>
          <table:table-cell table:style-name="ce400"/>
          <table:table-cell table:style-name="ce404"/>
          <table:table-cell table:style-name="ce387" table:formula="of:=4*[.W31]+[.X31]" office:value-type="float" office:value="0" calcext:value-type="float">
            <text:p>0</text:p>
          </table:table-cell>
          <table:table-cell table:style-name="ce408" table:formula="of:=&quot;0xb&quot; &amp;BASE([.Y31];2) &amp; &quot;,&quot;" office:value-type="string" office:string-value="0xb0," calcext:value-type="string">
            <text:p>0xb0,</text:p>
          </table:table-cell>
          <table:table-cell table:style-name="ce413" table:formula="of:=64*[.AC31]+16*[.AE31]+4*[.AG31]+[.AI31]" office:value-type="float" office:value="93" calcext:value-type="float">
            <text:p>93</text:p>
          </table:table-cell>
          <table:table-cell table:style-name="ce41" table:formula="of:=[.AB30]" office:value-type="string" office:string-value="" calcext:value-type="string">
            <text:p></text:p>
          </table:table-cell>
          <table:table-cell table:style-name="ce365" table:formula="of:=IF(UNICODE([.AB31])=60;0;IF(UNICODE([.AB31])=61663;1;IF(UNICODE([.AB31])=62;2;IF(UNICODE([.AB31])=61664;3;&quot;&quot;))))" office:value-type="float" office:value="1" calcext:value-type="float">
            <text:p>1</text:p>
          </table:table-cell>
          <table:table-cell table:style-name="ce41" table:formula="of:=[.AD30]" office:value-type="string" office:string-value="" calcext:value-type="string">
            <text:p></text:p>
          </table:table-cell>
          <table:table-cell table:style-name="ce365" table:formula="of:=IF(UNICODE([.AD31])=60;0;IF(UNICODE([.AD31])=61663;1;IF(UNICODE([.AD31])=62;2;IF(UNICODE([.AD31])=61664;3;&quot;&quot;))))" office:value-type="float" office:value="1" calcext:value-type="float">
            <text:p>1</text:p>
          </table:table-cell>
          <table:table-cell table:style-name="ce41" table:formula="of:=[.AF30]" office:value-type="string" office:string-value="" calcext:value-type="string">
            <text:p></text:p>
          </table:table-cell>
          <table:table-cell table:style-name="ce365" table:formula="of:=IF(UNICODE([.AF31])=60;0;IF(UNICODE([.AF31])=61663;1;IF(UNICODE([.AF31])=62;2;IF(UNICODE([.AF31])=61664;3;&quot;&quot;))))" office:value-type="float" office:value="3" calcext:value-type="float">
            <text:p>3</text:p>
          </table:table-cell>
          <table:table-cell table:style-name="ce41" table:formula="of:=[.AH27]" office:value-type="string" office:string-value="" calcext:value-type="string">
            <text:p></text:p>
          </table:table-cell>
          <table:table-cell table:style-name="ce365" table:formula="of:=IF(UNICODE([.AH31])=60;0;IF(UNICODE([.AH31])=61663;1;IF(UNICODE([.AH31])=62;2;IF(UNICODE([.AH31])=61664;3;&quot;&quot;))))" office:value-type="float" office:value="1" calcext:value-type="float">
            <text:p>1</text:p>
          </table:table-cell>
          <table:table-cell table:number-columns-repeated="2"/>
          <table:table-cell table:style-name="ce387" table:formula="of:=4*[.AJ31]+[.AK31]" office:value-type="float" office:value="0" calcext:value-type="float">
            <text:p>0</text:p>
          </table:table-cell>
          <table:table-cell table:formula="of:=&quot;0xb&quot; &amp;BASE([.AL31];2) &amp; &quot;,&quot;" office:value-type="string" office:string-value="0xb0," calcext:value-type="string">
            <text:p>0xb0,</text:p>
          </table:table-cell>
          <table:table-cell table:formula="of:=64*[.AP31]+16*[.AR31]+4*[.AT31]+[.AV31]" office:value-type="float" office:value="125" calcext:value-type="float">
            <text:p>125</text:p>
          </table:table-cell>
          <table:table-cell table:style-name="ce41" table:formula="of:=[.AO30]" office:value-type="string" office:string-value="" calcext:value-type="string">
            <text:p></text:p>
          </table:table-cell>
          <table:table-cell table:style-name="ce365" table:formula="of:=IF(UNICODE([.AO31])=60;0;IF(UNICODE([.AO31])=61663;1;IF(UNICODE([.AO31])=62;2;IF(UNICODE([.AO31])=61664;3;&quot;&quot;))))" office:value-type="float" office:value="1" calcext:value-type="float">
            <text:p>1</text:p>
          </table:table-cell>
          <table:table-cell table:style-name="ce41" table:formula="of:=[.AQ30]" office:value-type="string" office:string-value="" calcext:value-type="string">
            <text:p></text:p>
          </table:table-cell>
          <table:table-cell table:style-name="ce365" table:formula="of:=IF(UNICODE([.AQ31])=60;0;IF(UNICODE([.AQ31])=61663;1;IF(UNICODE([.AQ31])=62;2;IF(UNICODE([.AQ31])=61664;3;&quot;&quot;))))" office:value-type="float" office:value="3" calcext:value-type="float">
            <text:p>3</text:p>
          </table:table-cell>
          <table:table-cell table:style-name="ce41" table:formula="of:=[.AS30]" office:value-type="string" office:string-value="" calcext:value-type="string">
            <text:p></text:p>
          </table:table-cell>
          <table:table-cell table:style-name="ce365" table:formula="of:=IF(UNICODE([.AS31])=60;0;IF(UNICODE([.AS31])=61663;1;IF(UNICODE([.AS31])=62;2;IF(UNICODE([.AS31])=61664;3;&quot;&quot;))))" office:value-type="float" office:value="3" calcext:value-type="float">
            <text:p>3</text:p>
          </table:table-cell>
          <table:table-cell table:style-name="ce41" table:formula="of:=[.AU27]" office:value-type="string" office:string-value="" calcext:value-type="string">
            <text:p></text:p>
          </table:table-cell>
          <table:table-cell table:style-name="ce365" table:formula="of:=IF(UNICODE([.AU31])=60;0;IF(UNICODE([.AU31])=61663;1;IF(UNICODE([.AU31])=62;2;IF(UNICODE([.AU31])=61664;3;&quot;&quot;))))" office:value-type="float" office:value="1" calcext:value-type="float">
            <text:p>1</text:p>
          </table:table-cell>
          <table:table-cell table:number-columns-repeated="2"/>
          <table:table-cell table:style-name="ce387" table:formula="of:=4*[.AW31]+[.AX31]" office:value-type="float" office:value="0" calcext:value-type="float">
            <text:p>0</text:p>
          </table:table-cell>
          <table:table-cell table:formula="of:=&quot;0xb&quot; &amp;BASE([.AY31];2) &amp; &quot;,&quot;" office:value-type="string" office:string-value="0xb0," calcext:value-type="string">
            <text:p>0xb0,</text:p>
          </table:table-cell>
          <table:table-cell table:style-name="ce422" table:formula="of:=64*[.BC31]+16*[.BE31]+4*[.BG31]+[.BI31]" office:value-type="float" office:value="157" calcext:value-type="float">
            <text:p>157</text:p>
          </table:table-cell>
          <table:table-cell table:formula="of:=[.BB30]" office:value-type="string" office:string-value="&gt;" calcext:value-type="string">
            <text:p>&gt;</text:p>
          </table:table-cell>
          <table:table-cell table:style-name="ce365" table:formula="of:=IF(UNICODE([.BB31])=60;0;IF(UNICODE([.BB31])=61663;1;IF(UNICODE([.BB31])=62;2;IF(UNICODE([.BB31])=61664;3;&quot;&quot;))))" office:value-type="float" office:value="2" calcext:value-type="float">
            <text:p>2</text:p>
          </table:table-cell>
          <table:table-cell table:formula="of:=[.BD30]" office:value-type="string" office:string-value="" calcext:value-type="string">
            <text:p></text:p>
          </table:table-cell>
          <table:table-cell table:style-name="ce365" table:formula="of:=IF(UNICODE([.BD31])=60;0;IF(UNICODE([.BD31])=61663;1;IF(UNICODE([.BD31])=62;2;IF(UNICODE([.BD31])=61664;3;&quot;&quot;))))" office:value-type="float" office:value="1" calcext:value-type="float">
            <text:p>1</text:p>
          </table:table-cell>
          <table:table-cell table:formula="of:=[.BF30]" office:value-type="string" office:string-value="" calcext:value-type="string">
            <text:p></text:p>
          </table:table-cell>
          <table:table-cell table:style-name="ce365" table:formula="of:=IF(UNICODE([.BF31])=60;0;IF(UNICODE([.BF31])=61663;1;IF(UNICODE([.BF31])=62;2;IF(UNICODE([.BF31])=61664;3;&quot;&quot;))))" office:value-type="float" office:value="3" calcext:value-type="float">
            <text:p>3</text:p>
          </table:table-cell>
          <table:table-cell table:formula="of:=[.BH27]" office:value-type="string" office:string-value="" calcext:value-type="string">
            <text:p></text:p>
          </table:table-cell>
          <table:table-cell table:style-name="ce365" table:formula="of:=IF(UNICODE([.BH31])=60;0;IF(UNICODE([.BH31])=61663;1;IF(UNICODE([.BH31])=62;2;IF(UNICODE([.BH31])=61664;3;&quot;&quot;)))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387" table:formula="of:=4*[.BJ31]+[.BK31]" office:value-type="float" office:value="14" calcext:value-type="float">
            <text:p>14</text:p>
          </table:table-cell>
          <table:table-cell table:formula="of:=&quot;0xb&quot; &amp;BASE([.BL31];2) &amp; &quot;,&quot;" office:value-type="string" office:string-value="0xb1110," calcext:value-type="string">
            <text:p>0xb1110,</text:p>
          </table:table-cell>
          <table:table-cell table:style-name="ce430" table:formula="of:=64*[.BP31]+16*[.BR31]+4*[.BT31]+[.BV31]" office:value-type="float" office:value="189" calcext:value-type="float">
            <text:p>189</text:p>
          </table:table-cell>
          <table:table-cell table:style-name="ce41" table:formula="of:=[.BO30]" office:value-type="string" office:string-value="&gt;" calcext:value-type="string">
            <text:p>&gt;</text:p>
          </table:table-cell>
          <table:table-cell table:style-name="ce365" table:formula="of:=IF(UNICODE([.BO31])=60;0;IF(UNICODE([.BO31])=61663;1;IF(UNICODE([.BO31])=62;2;IF(UNICODE([.BO31])=61664;3;&quot;&quot;))))" office:value-type="float" office:value="2" calcext:value-type="float">
            <text:p>2</text:p>
          </table:table-cell>
          <table:table-cell table:style-name="ce41" table:formula="of:=[.BQ30]" office:value-type="string" office:string-value="" calcext:value-type="string">
            <text:p></text:p>
          </table:table-cell>
          <table:table-cell table:style-name="ce365" table:formula="of:=IF(UNICODE([.BQ31])=60;0;IF(UNICODE([.BQ31])=61663;1;IF(UNICODE([.BQ31])=62;2;IF(UNICODE([.BQ31])=61664;3;&quot;&quot;))))" office:value-type="float" office:value="3" calcext:value-type="float">
            <text:p>3</text:p>
          </table:table-cell>
          <table:table-cell table:style-name="ce41" table:formula="of:=[.BS30]" office:value-type="string" office:string-value="" calcext:value-type="string">
            <text:p></text:p>
          </table:table-cell>
          <table:table-cell table:style-name="ce365" table:formula="of:=IF(UNICODE([.BS31])=60;0;IF(UNICODE([.BS31])=61663;1;IF(UNICODE([.BS31])=62;2;IF(UNICODE([.BS31])=61664;3;&quot;&quot;))))" office:value-type="float" office:value="3" calcext:value-type="float">
            <text:p>3</text:p>
          </table:table-cell>
          <table:table-cell table:style-name="ce41" table:formula="of:=[.BU27]" office:value-type="string" office:string-value="" calcext:value-type="string">
            <text:p></text:p>
          </table:table-cell>
          <table:table-cell table:style-name="ce365" table:formula="of:=IF(UNICODE([.BU31])=60;0;IF(UNICODE([.BU31])=61663;1;IF(UNICODE([.BU31])=62;2;IF(UNICODE([.BU31])=61664;3;&quot;&quot;))))" office:value-type="float" office:value="1" calcext:value-type="float">
            <text:p>1</text:p>
          </table:table-cell>
          <table:table-cell table:number-columns-repeated="2"/>
          <table:table-cell table:style-name="ce387" table:formula="of:=4*[.BW31]+[.BX31]" office:value-type="float" office:value="0" calcext:value-type="float">
            <text:p>0</text:p>
          </table:table-cell>
          <table:table-cell table:formula="of:=&quot;0xb&quot; &amp;BASE([.BY31];2) &amp; &quot;,&quot;" office:value-type="string" office:string-value="0xb0," calcext:value-type="string">
            <text:p>0xb0,</text:p>
          </table:table-cell>
          <table:table-cell table:style-name="ce434" table:formula="of:=64*[.CC31]+16*[.CE31]+4*[.CG31]+[.CI31]" office:value-type="float" office:value="221" calcext:value-type="float">
            <text:p>221</text:p>
          </table:table-cell>
          <table:table-cell table:style-name="ce41" table:formula="of:=[.CB30]" office:value-type="string" office:string-value="" calcext:value-type="string">
            <text:p></text:p>
          </table:table-cell>
          <table:table-cell table:style-name="ce365" table:formula="of:=IF(UNICODE([.CB31])=60;0;IF(UNICODE([.CB31])=61663;1;IF(UNICODE([.CB31])=62;2;IF(UNICODE([.CB31])=61664;3;&quot;&quot;))))" office:value-type="float" office:value="3" calcext:value-type="float">
            <text:p>3</text:p>
          </table:table-cell>
          <table:table-cell table:style-name="ce41" table:formula="of:=[.CD30]" office:value-type="string" office:string-value="" calcext:value-type="string">
            <text:p></text:p>
          </table:table-cell>
          <table:table-cell table:style-name="ce365" table:formula="of:=IF(UNICODE([.CD31])=60;0;IF(UNICODE([.CD31])=61663;1;IF(UNICODE([.CD31])=62;2;IF(UNICODE([.CD31])=61664;3;&quot;&quot;))))" office:value-type="float" office:value="1" calcext:value-type="float">
            <text:p>1</text:p>
          </table:table-cell>
          <table:table-cell table:style-name="ce41" table:formula="of:=[.CF30]" office:value-type="string" office:string-value="" calcext:value-type="string">
            <text:p></text:p>
          </table:table-cell>
          <table:table-cell table:style-name="ce365" table:formula="of:=IF(UNICODE([.CF31])=60;0;IF(UNICODE([.CF31])=61663;1;IF(UNICODE([.CF31])=62;2;IF(UNICODE([.CF31])=61664;3;&quot;&quot;))))" office:value-type="float" office:value="3" calcext:value-type="float">
            <text:p>3</text:p>
          </table:table-cell>
          <table:table-cell table:style-name="ce41" table:formula="of:=[.CH27]" office:value-type="string" office:string-value="" calcext:value-type="string">
            <text:p></text:p>
          </table:table-cell>
          <table:table-cell table:style-name="ce365" table:formula="of:=IF(UNICODE([.CH31])=60;0;IF(UNICODE([.CH31])=61663;1;IF(UNICODE([.CH31])=62;2;IF(UNICODE([.CH31])=61664;3;&quot;&quot;))))" office:value-type="float" office:value="1" calcext:value-type="float">
            <text:p>1</text:p>
          </table:table-cell>
          <table:table-cell table:number-columns-repeated="2"/>
          <table:table-cell table:style-name="ce387" table:formula="of:=4*[.CJ31]+[.CK31]" office:value-type="float" office:value="0" calcext:value-type="float">
            <text:p>0</text:p>
          </table:table-cell>
          <table:table-cell table:formula="of:=&quot;0xb&quot; &amp;BASE([.CL31];2) &amp; &quot;,&quot;" office:value-type="string" office:string-value="0xb0," calcext:value-type="string">
            <text:p>0xb0,</text:p>
          </table:table-cell>
          <table:table-cell table:style-name="ce430" table:formula="of:=64*[.CP31]+16*[.CR31]+4*[.CT31]+[.CV31]" office:value-type="float" office:value="253" calcext:value-type="float">
            <text:p>253</text:p>
          </table:table-cell>
          <table:table-cell table:style-name="ce41" table:formula="of:=[.CO30]" office:value-type="string" office:string-value="" calcext:value-type="string">
            <text:p></text:p>
          </table:table-cell>
          <table:table-cell table:style-name="ce365" table:formula="of:=IF(UNICODE([.CO31])=60;0;IF(UNICODE([.CO31])=61663;1;IF(UNICODE([.CO31])=62;2;IF(UNICODE([.CO31])=61664;3;&quot;&quot;))))" office:value-type="float" office:value="3" calcext:value-type="float">
            <text:p>3</text:p>
          </table:table-cell>
          <table:table-cell table:style-name="ce41" table:formula="of:=[.CQ30]" office:value-type="string" office:string-value="" calcext:value-type="string">
            <text:p></text:p>
          </table:table-cell>
          <table:table-cell table:style-name="ce365" table:formula="of:=IF(UNICODE([.CQ31])=60;0;IF(UNICODE([.CQ31])=61663;1;IF(UNICODE([.CQ31])=62;2;IF(UNICODE([.CQ31])=61664;3;&quot;&quot;))))" office:value-type="float" office:value="3" calcext:value-type="float">
            <text:p>3</text:p>
          </table:table-cell>
          <table:table-cell table:style-name="ce41" table:formula="of:=[.CS30]" office:value-type="string" office:string-value="" calcext:value-type="string">
            <text:p></text:p>
          </table:table-cell>
          <table:table-cell table:style-name="ce365" table:formula="of:=IF(UNICODE([.CS31])=60;0;IF(UNICODE([.CS31])=61663;1;IF(UNICODE([.CS31])=62;2;IF(UNICODE([.CS31])=61664;3;&quot;&quot;))))" office:value-type="float" office:value="3" calcext:value-type="float">
            <text:p>3</text:p>
          </table:table-cell>
          <table:table-cell table:style-name="ce41" table:formula="of:=[.CU27]" office:value-type="string" office:string-value="" calcext:value-type="string">
            <text:p></text:p>
          </table:table-cell>
          <table:table-cell table:style-name="ce365" table:formula="of:=IF(UNICODE([.CU31])=60;0;IF(UNICODE([.CU31])=61663;1;IF(UNICODE([.CU31])=62;2;IF(UNICODE([.CU31])=61664;3;&quot;&quot;))))" office:value-type="float" office:value="1" calcext:value-type="float">
            <text:p>1</text:p>
          </table:table-cell>
          <table:table-cell table:number-columns-repeated="2"/>
          <table:table-cell table:style-name="ce440" table:formula="of:=4*[.CW31]+[.CX31]" office:value-type="float" office:value="0" calcext:value-type="float">
            <text:p>0</text:p>
          </table:table-cell>
          <table:table-cell table:formula="of:=&quot;0xb&quot; &amp;BASE([.CY31];2) &amp; &quot;,&quot;" office:value-type="string" office:string-value="0xb0," calcext:value-type="string">
            <text:p>0xb0,</text:p>
          </table:table-cell>
          <table:table-cell table:number-columns-repeated="920"/>
        </table:table-row>
        <table:table-row table:style-name="ro1">
          <table:table-cell table:formula="of:=64*[.C32]+16*[.E32]+4*[.G32]+[.I32]" office:value-type="float" office:value="30" calcext:value-type="float">
            <text:p>30</text:p>
          </table:table-cell>
          <table:table-cell table:formula="of:=[.B31]" office:value-type="string" office:string-value="&lt;" calcext:value-type="string">
            <text:p>&lt;</text:p>
          </table:table-cell>
          <table:table-cell table:style-name="ce365" table:formula="of:=IF(UNICODE([.B32])=60;0;IF(UNICODE([.B32])=61663;1;IF(UNICODE([.B32])=62;2;IF(UNICODE([.B32])=61664;3;&quot;&quot;))))" office:value-type="float" office:value="0" calcext:value-type="float">
            <text:p>0</text:p>
          </table:table-cell>
          <table:table-cell table:formula="of:=[.D31]" office:value-type="string" office:string-value="" calcext:value-type="string">
            <text:p></text:p>
          </table:table-cell>
          <table:table-cell table:style-name="ce365" table:formula="of:=IF(UNICODE([.D32])=60;0;IF(UNICODE([.D32])=61663;1;IF(UNICODE([.D32])=62;2;IF(UNICODE([.D32])=61664;3;&quot;&quot;))))" office:value-type="float" office:value="1" calcext:value-type="float">
            <text:p>1</text:p>
          </table:table-cell>
          <table:table-cell table:formula="of:=[.F31]" office:value-type="string" office:string-value="" calcext:value-type="string">
            <text:p></text:p>
          </table:table-cell>
          <table:table-cell table:style-name="ce365" table:formula="of:=IF(UNICODE([.F32])=60;0;IF(UNICODE([.F32])=61663;1;IF(UNICODE([.F32])=62;2;IF(UNICODE([.F32])=61664;3;&quot;&quot;))))" office:value-type="float" office:value="3" calcext:value-type="float">
            <text:p>3</text:p>
          </table:table-cell>
          <table:table-cell table:formula="of:=[.H28]" office:value-type="string" office:string-value="&gt;" calcext:value-type="string">
            <text:p>&gt;</text:p>
          </table:table-cell>
          <table:table-cell table:style-name="ce365" table:formula="of:=IF(UNICODE([.H32])=60;0;IF(UNICODE([.H32])=61663;1;IF(UNICODE([.H32])=62;2;IF(UNICODE([.H32])=61664;3;&quot;&quot;))))" office:value-type="float" office:value="2" calcext:value-type="float">
            <text:p>2</text:p>
          </table:table-cell>
          <table:table-cell table:style-name="ce380" office:value-type="string" calcext:value-type="string">
            <text:p>x</text:p>
          </table:table-cell>
          <table:table-cell table:style-name="ce386" office:value-type="string" calcext:value-type="string">
            <text:p>x</text:p>
          </table:table-cell>
          <table:table-cell table:style-name="ce387" table:formula="of:=4*[.J32]+[.K32]" office:value-type="string" office:string-value="" calcext:value-type="error">
            <text:p>#ЗНАЧ!</text:p>
          </table:table-cell>
          <table:table-cell table:style-name="ce395" table:formula="of:=&quot;0xb&quot; &amp;BASE([.L32];2) &amp; &quot;,&quot;" office:value-type="string" office:string-value="" calcext:value-type="error">
            <text:p>#ЗНАЧ!</text:p>
          </table:table-cell>
          <table:table-cell table:formula="of:=64*[.P32]+16*[.R32]+4*[.T32]+[.V32]" office:value-type="float" office:value="62" calcext:value-type="float">
            <text:p>62</text:p>
          </table:table-cell>
          <table:table-cell table:style-name="ce41" table:formula="of:=[.O31]" office:value-type="string" office:string-value="&lt;" calcext:value-type="string">
            <text:p>&lt;</text:p>
          </table:table-cell>
          <table:table-cell table:style-name="ce365" table:formula="of:=IF(UNICODE([.O32])=60;0;IF(UNICODE([.O32])=61663;1;IF(UNICODE([.O32])=62;2;IF(UNICODE([.O32])=61664;3;&quot;&quot;))))" office:value-type="float" office:value="0" calcext:value-type="float">
            <text:p>0</text:p>
          </table:table-cell>
          <table:table-cell table:style-name="ce41" table:formula="of:=[.Q31]" office:value-type="string" office:string-value="" calcext:value-type="string">
            <text:p></text:p>
          </table:table-cell>
          <table:table-cell table:style-name="ce365" table:formula="of:=IF(UNICODE([.Q32])=60;0;IF(UNICODE([.Q32])=61663;1;IF(UNICODE([.Q32])=62;2;IF(UNICODE([.Q32])=61664;3;&quot;&quot;))))" office:value-type="float" office:value="3" calcext:value-type="float">
            <text:p>3</text:p>
          </table:table-cell>
          <table:table-cell table:style-name="ce41" table:formula="of:=[.S31]" office:value-type="string" office:string-value="" calcext:value-type="string">
            <text:p></text:p>
          </table:table-cell>
          <table:table-cell table:style-name="ce365" table:formula="of:=IF(UNICODE([.S32])=60;0;IF(UNICODE([.S32])=61663;1;IF(UNICODE([.S32])=62;2;IF(UNICODE([.S32])=61664;3;&quot;&quot;))))" office:value-type="float" office:value="3" calcext:value-type="float">
            <text:p>3</text:p>
          </table:table-cell>
          <table:table-cell table:style-name="ce41" table:formula="of:=[.U28]" office:value-type="string" office:string-value="&gt;" calcext:value-type="string">
            <text:p>&gt;</text:p>
          </table:table-cell>
          <table:table-cell table:style-name="ce365" table:formula="of:=IF(UNICODE([.U32])=60;0;IF(UNICODE([.U32])=61663;1;IF(UNICODE([.U32])=62;2;IF(UNICODE([.U32])=61664;3;&quot;&quot;))))" office:value-type="float" office:value="2" calcext:value-type="float">
            <text:p>2</text:p>
          </table:table-cell>
          <table:table-cell table:style-name="ce400" office:value-type="float" office:value="0" calcext:value-type="float">
            <text:p>0</text:p>
          </table:table-cell>
          <table:table-cell table:style-name="ce404" office:value-type="float" office:value="2" calcext:value-type="float">
            <text:p>2</text:p>
          </table:table-cell>
          <table:table-cell table:style-name="ce387" table:formula="of:=4*[.W32]+[.X32]" office:value-type="float" office:value="2" calcext:value-type="float">
            <text:p>2</text:p>
          </table:table-cell>
          <table:table-cell table:style-name="ce408" table:formula="of:=&quot;0xb&quot; &amp;BASE([.Y32];2) &amp; &quot;,&quot;" office:value-type="string" office:string-value="0xb10," calcext:value-type="string">
            <text:p>0xb10,</text:p>
          </table:table-cell>
          <table:table-cell table:style-name="ce413" table:formula="of:=64*[.AC32]+16*[.AE32]+4*[.AG32]+[.AI32]" office:value-type="float" office:value="94" calcext:value-type="float">
            <text:p>94</text:p>
          </table:table-cell>
          <table:table-cell table:style-name="ce41" table:formula="of:=[.AB31]" office:value-type="string" office:string-value="" calcext:value-type="string">
            <text:p></text:p>
          </table:table-cell>
          <table:table-cell table:style-name="ce365" table:formula="of:=IF(UNICODE([.AB32])=60;0;IF(UNICODE([.AB32])=61663;1;IF(UNICODE([.AB32])=62;2;IF(UNICODE([.AB32])=61664;3;&quot;&quot;))))" office:value-type="float" office:value="1" calcext:value-type="float">
            <text:p>1</text:p>
          </table:table-cell>
          <table:table-cell table:style-name="ce41" table:formula="of:=[.AD31]" office:value-type="string" office:string-value="" calcext:value-type="string">
            <text:p></text:p>
          </table:table-cell>
          <table:table-cell table:style-name="ce365" table:formula="of:=IF(UNICODE([.AD32])=60;0;IF(UNICODE([.AD32])=61663;1;IF(UNICODE([.AD32])=62;2;IF(UNICODE([.AD32])=61664;3;&quot;&quot;))))" office:value-type="float" office:value="1" calcext:value-type="float">
            <text:p>1</text:p>
          </table:table-cell>
          <table:table-cell table:style-name="ce41" table:formula="of:=[.AF31]" office:value-type="string" office:string-value="" calcext:value-type="string">
            <text:p></text:p>
          </table:table-cell>
          <table:table-cell table:style-name="ce365" table:formula="of:=IF(UNICODE([.AF32])=60;0;IF(UNICODE([.AF32])=61663;1;IF(UNICODE([.AF32])=62;2;IF(UNICODE([.AF32])=61664;3;&quot;&quot;))))" office:value-type="float" office:value="3" calcext:value-type="float">
            <text:p>3</text:p>
          </table:table-cell>
          <table:table-cell table:style-name="ce41" table:formula="of:=[.AH28]" office:value-type="string" office:string-value="&gt;" calcext:value-type="string">
            <text:p>&gt;</text:p>
          </table:table-cell>
          <table:table-cell table:style-name="ce365" table:formula="of:=IF(UNICODE([.AH32])=60;0;IF(UNICODE([.AH32])=61663;1;IF(UNICODE([.AH32])=62;2;IF(UNICODE([.AH32])=61664;3;&quot;&quot;)))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87" table:formula="of:=4*[.AJ32]+[.AK32]" office:value-type="float" office:value="1" calcext:value-type="float">
            <text:p>1</text:p>
          </table:table-cell>
          <table:table-cell table:formula="of:=&quot;0xb&quot; &amp;BASE([.AL32];2) &amp; &quot;,&quot;" office:value-type="string" office:string-value="0xb1," calcext:value-type="string">
            <text:p>0xb1,</text:p>
          </table:table-cell>
          <table:table-cell table:formula="of:=64*[.AP32]+16*[.AR32]+4*[.AT32]+[.AV32]" office:value-type="float" office:value="126" calcext:value-type="float">
            <text:p>126</text:p>
          </table:table-cell>
          <table:table-cell table:style-name="ce41" table:formula="of:=[.AO31]" office:value-type="string" office:string-value="" calcext:value-type="string">
            <text:p></text:p>
          </table:table-cell>
          <table:table-cell table:style-name="ce365" table:formula="of:=IF(UNICODE([.AO32])=60;0;IF(UNICODE([.AO32])=61663;1;IF(UNICODE([.AO32])=62;2;IF(UNICODE([.AO32])=61664;3;&quot;&quot;))))" office:value-type="float" office:value="1" calcext:value-type="float">
            <text:p>1</text:p>
          </table:table-cell>
          <table:table-cell table:style-name="ce41" table:formula="of:=[.AQ31]" office:value-type="string" office:string-value="" calcext:value-type="string">
            <text:p></text:p>
          </table:table-cell>
          <table:table-cell table:style-name="ce365" table:formula="of:=IF(UNICODE([.AQ32])=60;0;IF(UNICODE([.AQ32])=61663;1;IF(UNICODE([.AQ32])=62;2;IF(UNICODE([.AQ32])=61664;3;&quot;&quot;))))" office:value-type="float" office:value="3" calcext:value-type="float">
            <text:p>3</text:p>
          </table:table-cell>
          <table:table-cell table:style-name="ce41" table:formula="of:=[.AS31]" office:value-type="string" office:string-value="" calcext:value-type="string">
            <text:p></text:p>
          </table:table-cell>
          <table:table-cell table:style-name="ce365" table:formula="of:=IF(UNICODE([.AS32])=60;0;IF(UNICODE([.AS32])=61663;1;IF(UNICODE([.AS32])=62;2;IF(UNICODE([.AS32])=61664;3;&quot;&quot;))))" office:value-type="float" office:value="3" calcext:value-type="float">
            <text:p>3</text:p>
          </table:table-cell>
          <table:table-cell table:style-name="ce41" table:formula="of:=[.AU28]" office:value-type="string" office:string-value="&gt;" calcext:value-type="string">
            <text:p>&gt;</text:p>
          </table:table-cell>
          <table:table-cell table:style-name="ce365" table:formula="of:=IF(UNICODE([.AU32])=60;0;IF(UNICODE([.AU32])=61663;1;IF(UNICODE([.AU32])=62;2;IF(UNICODE([.AU32])=61664;3;&quot;&quot;)))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87" table:formula="of:=4*[.AW32]+[.AX32]" office:value-type="float" office:value="2" calcext:value-type="float">
            <text:p>2</text:p>
          </table:table-cell>
          <table:table-cell table:formula="of:=&quot;0xb&quot; &amp;BASE([.AY32];2) &amp; &quot;,&quot;" office:value-type="string" office:string-value="0xb10," calcext:value-type="string">
            <text:p>0xb10,</text:p>
          </table:table-cell>
          <table:table-cell table:style-name="ce422" table:formula="of:=64*[.BC32]+16*[.BE32]+4*[.BG32]+[.BI32]" office:value-type="float" office:value="158" calcext:value-type="float">
            <text:p>158</text:p>
          </table:table-cell>
          <table:table-cell table:formula="of:=[.BB31]" office:value-type="string" office:string-value="&gt;" calcext:value-type="string">
            <text:p>&gt;</text:p>
          </table:table-cell>
          <table:table-cell table:style-name="ce365" table:formula="of:=IF(UNICODE([.BB32])=60;0;IF(UNICODE([.BB32])=61663;1;IF(UNICODE([.BB32])=62;2;IF(UNICODE([.BB32])=61664;3;&quot;&quot;))))" office:value-type="float" office:value="2" calcext:value-type="float">
            <text:p>2</text:p>
          </table:table-cell>
          <table:table-cell table:formula="of:=[.BD31]" office:value-type="string" office:string-value="" calcext:value-type="string">
            <text:p></text:p>
          </table:table-cell>
          <table:table-cell table:style-name="ce365" table:formula="of:=IF(UNICODE([.BD32])=60;0;IF(UNICODE([.BD32])=61663;1;IF(UNICODE([.BD32])=62;2;IF(UNICODE([.BD32])=61664;3;&quot;&quot;))))" office:value-type="float" office:value="1" calcext:value-type="float">
            <text:p>1</text:p>
          </table:table-cell>
          <table:table-cell table:formula="of:=[.BF31]" office:value-type="string" office:string-value="" calcext:value-type="string">
            <text:p></text:p>
          </table:table-cell>
          <table:table-cell table:style-name="ce365" table:formula="of:=IF(UNICODE([.BF32])=60;0;IF(UNICODE([.BF32])=61663;1;IF(UNICODE([.BF32])=62;2;IF(UNICODE([.BF32])=61664;3;&quot;&quot;))))" office:value-type="float" office:value="3" calcext:value-type="float">
            <text:p>3</text:p>
          </table:table-cell>
          <table:table-cell table:formula="of:=[.BH28]" office:value-type="string" office:string-value="&gt;" calcext:value-type="string">
            <text:p>&gt;</text:p>
          </table:table-cell>
          <table:table-cell table:style-name="ce365" table:formula="of:=IF(UNICODE([.BH32])=60;0;IF(UNICODE([.BH32])=61663;1;IF(UNICODE([.BH32])=62;2;IF(UNICODE([.BH32])=61664;3;&quot;&quot;)))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87" table:formula="of:=4*[.BJ32]+[.BK32]" office:value-type="float" office:value="1" calcext:value-type="float">
            <text:p>1</text:p>
          </table:table-cell>
          <table:table-cell table:formula="of:=&quot;0xb&quot; &amp;BASE([.BL32];2) &amp; &quot;,&quot;" office:value-type="string" office:string-value="0xb1," calcext:value-type="string">
            <text:p>0xb1,</text:p>
          </table:table-cell>
          <table:table-cell table:style-name="ce430" table:formula="of:=64*[.BP32]+16*[.BR32]+4*[.BT32]+[.BV32]" office:value-type="float" office:value="190" calcext:value-type="float">
            <text:p>190</text:p>
          </table:table-cell>
          <table:table-cell table:style-name="ce41" table:formula="of:=[.BO31]" office:value-type="string" office:string-value="&gt;" calcext:value-type="string">
            <text:p>&gt;</text:p>
          </table:table-cell>
          <table:table-cell table:style-name="ce365" table:formula="of:=IF(UNICODE([.BO32])=60;0;IF(UNICODE([.BO32])=61663;1;IF(UNICODE([.BO32])=62;2;IF(UNICODE([.BO32])=61664;3;&quot;&quot;))))" office:value-type="float" office:value="2" calcext:value-type="float">
            <text:p>2</text:p>
          </table:table-cell>
          <table:table-cell table:style-name="ce41" table:formula="of:=[.BQ31]" office:value-type="string" office:string-value="" calcext:value-type="string">
            <text:p></text:p>
          </table:table-cell>
          <table:table-cell table:style-name="ce365" table:formula="of:=IF(UNICODE([.BQ32])=60;0;IF(UNICODE([.BQ32])=61663;1;IF(UNICODE([.BQ32])=62;2;IF(UNICODE([.BQ32])=61664;3;&quot;&quot;))))" office:value-type="float" office:value="3" calcext:value-type="float">
            <text:p>3</text:p>
          </table:table-cell>
          <table:table-cell table:style-name="ce41" table:formula="of:=[.BS31]" office:value-type="string" office:string-value="" calcext:value-type="string">
            <text:p></text:p>
          </table:table-cell>
          <table:table-cell table:style-name="ce365" table:formula="of:=IF(UNICODE([.BS32])=60;0;IF(UNICODE([.BS32])=61663;1;IF(UNICODE([.BS32])=62;2;IF(UNICODE([.BS32])=61664;3;&quot;&quot;))))" office:value-type="float" office:value="3" calcext:value-type="float">
            <text:p>3</text:p>
          </table:table-cell>
          <table:table-cell table:style-name="ce41" table:formula="of:=[.BU28]" office:value-type="string" office:string-value="&gt;" calcext:value-type="string">
            <text:p>&gt;</text:p>
          </table:table-cell>
          <table:table-cell table:style-name="ce365" table:formula="of:=IF(UNICODE([.BU32])=60;0;IF(UNICODE([.BU32])=61663;1;IF(UNICODE([.BU32])=62;2;IF(UNICODE([.BU32])=61664;3;&quot;&quot;)))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87" table:formula="of:=4*[.BW32]+[.BX32]" office:value-type="float" office:value="2" calcext:value-type="float">
            <text:p>2</text:p>
          </table:table-cell>
          <table:table-cell table:formula="of:=&quot;0xb&quot; &amp;BASE([.BY32];2) &amp; &quot;,&quot;" office:value-type="string" office:string-value="0xb10," calcext:value-type="string">
            <text:p>0xb10,</text:p>
          </table:table-cell>
          <table:table-cell table:style-name="ce434" table:formula="of:=64*[.CC32]+16*[.CE32]+4*[.CG32]+[.CI32]" office:value-type="float" office:value="222" calcext:value-type="float">
            <text:p>222</text:p>
          </table:table-cell>
          <table:table-cell table:style-name="ce41" table:formula="of:=[.CB31]" office:value-type="string" office:string-value="" calcext:value-type="string">
            <text:p></text:p>
          </table:table-cell>
          <table:table-cell table:style-name="ce365" table:formula="of:=IF(UNICODE([.CB32])=60;0;IF(UNICODE([.CB32])=61663;1;IF(UNICODE([.CB32])=62;2;IF(UNICODE([.CB32])=61664;3;&quot;&quot;))))" office:value-type="float" office:value="3" calcext:value-type="float">
            <text:p>3</text:p>
          </table:table-cell>
          <table:table-cell table:style-name="ce41" table:formula="of:=[.CD31]" office:value-type="string" office:string-value="" calcext:value-type="string">
            <text:p></text:p>
          </table:table-cell>
          <table:table-cell table:style-name="ce365" table:formula="of:=IF(UNICODE([.CD32])=60;0;IF(UNICODE([.CD32])=61663;1;IF(UNICODE([.CD32])=62;2;IF(UNICODE([.CD32])=61664;3;&quot;&quot;))))" office:value-type="float" office:value="1" calcext:value-type="float">
            <text:p>1</text:p>
          </table:table-cell>
          <table:table-cell table:style-name="ce41" table:formula="of:=[.CF31]" office:value-type="string" office:string-value="" calcext:value-type="string">
            <text:p></text:p>
          </table:table-cell>
          <table:table-cell table:style-name="ce365" table:formula="of:=IF(UNICODE([.CF32])=60;0;IF(UNICODE([.CF32])=61663;1;IF(UNICODE([.CF32])=62;2;IF(UNICODE([.CF32])=61664;3;&quot;&quot;))))" office:value-type="float" office:value="3" calcext:value-type="float">
            <text:p>3</text:p>
          </table:table-cell>
          <table:table-cell table:style-name="ce41" table:formula="of:=[.CH28]" office:value-type="string" office:string-value="&gt;" calcext:value-type="string">
            <text:p>&gt;</text:p>
          </table:table-cell>
          <table:table-cell table:style-name="ce365" table:formula="of:=IF(UNICODE([.CH32])=60;0;IF(UNICODE([.CH32])=61663;1;IF(UNICODE([.CH32])=62;2;IF(UNICODE([.CH32])=61664;3;&quot;&quot;)))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87" table:formula="of:=4*[.CJ32]+[.CK32]" office:value-type="float" office:value="1" calcext:value-type="float">
            <text:p>1</text:p>
          </table:table-cell>
          <table:table-cell table:formula="of:=&quot;0xb&quot; &amp;BASE([.CL32];2) &amp; &quot;,&quot;" office:value-type="string" office:string-value="0xb1," calcext:value-type="string">
            <text:p>0xb1,</text:p>
          </table:table-cell>
          <table:table-cell table:style-name="ce430" table:formula="of:=64*[.CP32]+16*[.CR32]+4*[.CT32]+[.CV32]" office:value-type="float" office:value="254" calcext:value-type="float">
            <text:p>254</text:p>
          </table:table-cell>
          <table:table-cell table:style-name="ce41" table:formula="of:=[.CO31]" office:value-type="string" office:string-value="" calcext:value-type="string">
            <text:p></text:p>
          </table:table-cell>
          <table:table-cell table:style-name="ce365" table:formula="of:=IF(UNICODE([.CO32])=60;0;IF(UNICODE([.CO32])=61663;1;IF(UNICODE([.CO32])=62;2;IF(UNICODE([.CO32])=61664;3;&quot;&quot;))))" office:value-type="float" office:value="3" calcext:value-type="float">
            <text:p>3</text:p>
          </table:table-cell>
          <table:table-cell table:style-name="ce41" table:formula="of:=[.CQ31]" office:value-type="string" office:string-value="" calcext:value-type="string">
            <text:p></text:p>
          </table:table-cell>
          <table:table-cell table:style-name="ce365" table:formula="of:=IF(UNICODE([.CQ32])=60;0;IF(UNICODE([.CQ32])=61663;1;IF(UNICODE([.CQ32])=62;2;IF(UNICODE([.CQ32])=61664;3;&quot;&quot;))))" office:value-type="float" office:value="3" calcext:value-type="float">
            <text:p>3</text:p>
          </table:table-cell>
          <table:table-cell table:style-name="ce41" table:formula="of:=[.CS31]" office:value-type="string" office:string-value="" calcext:value-type="string">
            <text:p></text:p>
          </table:table-cell>
          <table:table-cell table:style-name="ce365" table:formula="of:=IF(UNICODE([.CS32])=60;0;IF(UNICODE([.CS32])=61663;1;IF(UNICODE([.CS32])=62;2;IF(UNICODE([.CS32])=61664;3;&quot;&quot;))))" office:value-type="float" office:value="3" calcext:value-type="float">
            <text:p>3</text:p>
          </table:table-cell>
          <table:table-cell table:style-name="ce41" table:formula="of:=[.CU28]" office:value-type="string" office:string-value="&gt;" calcext:value-type="string">
            <text:p>&gt;</text:p>
          </table:table-cell>
          <table:table-cell table:style-name="ce365" table:formula="of:=IF(UNICODE([.CU32])=60;0;IF(UNICODE([.CU32])=61663;1;IF(UNICODE([.CU32])=62;2;IF(UNICODE([.CU32])=61664;3;&quot;&quot;)))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440" table:formula="of:=4*[.CW32]+[.CX32]" office:value-type="float" office:value="3" calcext:value-type="float">
            <text:p>3</text:p>
          </table:table-cell>
          <table:table-cell table:formula="of:=&quot;0xb&quot; &amp;BASE([.CY32];2) &amp; &quot;,&quot;" office:value-type="string" office:string-value="0xb11," calcext:value-type="string">
            <text:p>0xb11,</text:p>
          </table:table-cell>
          <table:table-cell table:number-columns-repeated="920"/>
        </table:table-row>
        <table:table-row table:style-name="ro1">
          <table:table-cell table:style-name="ce356" table:formula="of:=64*[.C33]+16*[.E33]+4*[.G33]+[.I33]" office:value-type="float" office:value="31" calcext:value-type="float">
            <text:p>31</text:p>
          </table:table-cell>
          <table:table-cell table:style-name="ce362" table:formula="of:=[.B32]" office:value-type="string" office:string-value="&lt;" calcext:value-type="string">
            <text:p>&lt;</text:p>
          </table:table-cell>
          <table:table-cell table:style-name="ce367" table:formula="of:=IF(UNICODE([.B33])=60;0;IF(UNICODE([.B33])=61663;1;IF(UNICODE([.B33])=62;2;IF(UNICODE([.B33])=61664;3;&quot;&quot;))))" office:value-type="float" office:value="0" calcext:value-type="float">
            <text:p>0</text:p>
          </table:table-cell>
          <table:table-cell table:style-name="ce362" table:formula="of:=[.D32]" office:value-type="string" office:string-value="" calcext:value-type="string">
            <text:p></text:p>
          </table:table-cell>
          <table:table-cell table:style-name="ce367" table:formula="of:=IF(UNICODE([.D33])=60;0;IF(UNICODE([.D33])=61663;1;IF(UNICODE([.D33])=62;2;IF(UNICODE([.D33])=61664;3;&quot;&quot;))))" office:value-type="float" office:value="1" calcext:value-type="float">
            <text:p>1</text:p>
          </table:table-cell>
          <table:table-cell table:style-name="ce362" table:formula="of:=[.F32]" office:value-type="string" office:string-value="" calcext:value-type="string">
            <text:p></text:p>
          </table:table-cell>
          <table:table-cell table:style-name="ce367" table:formula="of:=IF(UNICODE([.F33])=60;0;IF(UNICODE([.F33])=61663;1;IF(UNICODE([.F33])=62;2;IF(UNICODE([.F33])=61664;3;&quot;&quot;))))" office:value-type="float" office:value="3" calcext:value-type="float">
            <text:p>3</text:p>
          </table:table-cell>
          <table:table-cell table:style-name="ce362" table:formula="of:=[.H29]" office:value-type="string" office:string-value="" calcext:value-type="string">
            <text:p></text:p>
          </table:table-cell>
          <table:table-cell table:style-name="ce367" table:formula="of:=IF(UNICODE([.H33])=60;0;IF(UNICODE([.H33])=61663;1;IF(UNICODE([.H33])=62;2;IF(UNICODE([.H33])=61664;3;&quot;&quot;))))" office:value-type="float" office:value="3" calcext:value-type="float">
            <text:p>3</text:p>
          </table:table-cell>
          <table:table-cell table:style-name="ce378" office:value-type="float" office:value="3" calcext:value-type="float">
            <text:p>3</text:p>
          </table:table-cell>
          <table:table-cell table:style-name="ce384" office:value-type="float" office:value="2" calcext:value-type="float">
            <text:p>2</text:p>
          </table:table-cell>
          <table:table-cell table:style-name="ce389" table:formula="of:=4*[.J33]+[.K33]" office:value-type="float" office:value="14" calcext:value-type="float">
            <text:p>14</text:p>
          </table:table-cell>
          <table:table-cell table:style-name="ce393" table:formula="of:=&quot;0xb&quot; &amp;BASE([.L33];2) &amp; &quot;,&quot;" office:value-type="string" office:string-value="0xb1110," calcext:value-type="string">
            <text:p>0xb1110,</text:p>
          </table:table-cell>
          <table:table-cell table:style-name="ce396" table:formula="of:=64*[.P33]+16*[.R33]+4*[.T33]+[.V33]" office:value-type="float" office:value="63" calcext:value-type="float">
            <text:p>63</text:p>
          </table:table-cell>
          <table:table-cell table:style-name="ce362" table:formula="of:=[.O32]" office:value-type="string" office:string-value="&lt;" calcext:value-type="string">
            <text:p>&lt;</text:p>
          </table:table-cell>
          <table:table-cell table:style-name="ce367" table:formula="of:=IF(UNICODE([.O33])=60;0;IF(UNICODE([.O33])=61663;1;IF(UNICODE([.O33])=62;2;IF(UNICODE([.O33])=61664;3;&quot;&quot;))))" office:value-type="float" office:value="0" calcext:value-type="float">
            <text:p>0</text:p>
          </table:table-cell>
          <table:table-cell table:style-name="ce362" table:formula="of:=[.Q32]" office:value-type="string" office:string-value="" calcext:value-type="string">
            <text:p></text:p>
          </table:table-cell>
          <table:table-cell table:style-name="ce367" table:formula="of:=IF(UNICODE([.Q33])=60;0;IF(UNICODE([.Q33])=61663;1;IF(UNICODE([.Q33])=62;2;IF(UNICODE([.Q33])=61664;3;&quot;&quot;))))" office:value-type="float" office:value="3" calcext:value-type="float">
            <text:p>3</text:p>
          </table:table-cell>
          <table:table-cell table:style-name="ce362" table:formula="of:=[.S32]" office:value-type="string" office:string-value="" calcext:value-type="string">
            <text:p></text:p>
          </table:table-cell>
          <table:table-cell table:style-name="ce367" table:formula="of:=IF(UNICODE([.S33])=60;0;IF(UNICODE([.S33])=61663;1;IF(UNICODE([.S33])=62;2;IF(UNICODE([.S33])=61664;3;&quot;&quot;))))" office:value-type="float" office:value="3" calcext:value-type="float">
            <text:p>3</text:p>
          </table:table-cell>
          <table:table-cell table:style-name="ce362" table:formula="of:=[.U29]" office:value-type="string" office:string-value="" calcext:value-type="string">
            <text:p></text:p>
          </table:table-cell>
          <table:table-cell table:style-name="ce367" table:formula="of:=IF(UNICODE([.U33])=60;0;IF(UNICODE([.U33])=61663;1;IF(UNICODE([.U33])=62;2;IF(UNICODE([.U33])=61664;3;&quot;&quot;))))" office:value-type="float" office:value="3" calcext:value-type="float">
            <text:p>3</text:p>
          </table:table-cell>
          <table:table-cell table:style-name="ce402"/>
          <table:table-cell table:style-name="ce406"/>
          <table:table-cell table:style-name="ce389" table:formula="of:=4*[.W33]+[.X33]" office:value-type="float" office:value="0" calcext:value-type="float">
            <text:p>0</text:p>
          </table:table-cell>
          <table:table-cell table:style-name="ce410" table:formula="of:=&quot;0xb&quot; &amp;BASE([.Y33];2) &amp; &quot;,&quot;" office:value-type="string" office:string-value="0xb0," calcext:value-type="string">
            <text:p>0xb0,</text:p>
          </table:table-cell>
          <table:table-cell table:style-name="ce412" table:formula="of:=64*[.AC33]+16*[.AE33]+4*[.AG33]+[.AI33]" office:value-type="float" office:value="95" calcext:value-type="float">
            <text:p>95</text:p>
          </table:table-cell>
          <table:table-cell table:style-name="ce362" table:formula="of:=[.AB32]" office:value-type="string" office:string-value="" calcext:value-type="string">
            <text:p></text:p>
          </table:table-cell>
          <table:table-cell table:style-name="ce367" table:formula="of:=IF(UNICODE([.AB33])=60;0;IF(UNICODE([.AB33])=61663;1;IF(UNICODE([.AB33])=62;2;IF(UNICODE([.AB33])=61664;3;&quot;&quot;))))" office:value-type="float" office:value="1" calcext:value-type="float">
            <text:p>1</text:p>
          </table:table-cell>
          <table:table-cell table:style-name="ce362" table:formula="of:=[.AD32]" office:value-type="string" office:string-value="" calcext:value-type="string">
            <text:p></text:p>
          </table:table-cell>
          <table:table-cell table:style-name="ce367" table:formula="of:=IF(UNICODE([.AD33])=60;0;IF(UNICODE([.AD33])=61663;1;IF(UNICODE([.AD33])=62;2;IF(UNICODE([.AD33])=61664;3;&quot;&quot;))))" office:value-type="float" office:value="1" calcext:value-type="float">
            <text:p>1</text:p>
          </table:table-cell>
          <table:table-cell table:style-name="ce362" table:formula="of:=[.AF32]" office:value-type="string" office:string-value="" calcext:value-type="string">
            <text:p></text:p>
          </table:table-cell>
          <table:table-cell table:style-name="ce367" table:formula="of:=IF(UNICODE([.AF33])=60;0;IF(UNICODE([.AF33])=61663;1;IF(UNICODE([.AF33])=62;2;IF(UNICODE([.AF33])=61664;3;&quot;&quot;))))" office:value-type="float" office:value="3" calcext:value-type="float">
            <text:p>3</text:p>
          </table:table-cell>
          <table:table-cell table:style-name="ce362" table:formula="of:=[.AH29]" office:value-type="string" office:string-value="" calcext:value-type="string">
            <text:p></text:p>
          </table:table-cell>
          <table:table-cell table:style-name="ce367" table:formula="of:=IF(UNICODE([.AH33])=60;0;IF(UNICODE([.AH33])=61663;1;IF(UNICODE([.AH33])=62;2;IF(UNICODE([.AH33])=61664;3;&quot;&quot;))))" office:value-type="float" office:value="3" calcext:value-type="float">
            <text:p>3</text:p>
          </table:table-cell>
          <table:table-cell table:style-name="ce417"/>
          <table:table-cell table:style-name="ce374"/>
          <table:table-cell table:style-name="ce389" table:formula="of:=4*[.AJ33]+[.AK33]" office:value-type="float" office:value="0" calcext:value-type="float">
            <text:p>0</text:p>
          </table:table-cell>
          <table:table-cell table:style-name="ce356" table:formula="of:=&quot;0xb&quot; &amp;BASE([.AL33];2) &amp; &quot;,&quot;" office:value-type="string" office:string-value="0xb0," calcext:value-type="string">
            <text:p>0xb0,</text:p>
          </table:table-cell>
          <table:table-cell table:style-name="ce396" table:formula="of:=64*[.AP33]+16*[.AR33]+4*[.AT33]+[.AV33]" office:value-type="float" office:value="127" calcext:value-type="float">
            <text:p>127</text:p>
          </table:table-cell>
          <table:table-cell table:style-name="ce362" table:formula="of:=[.AO32]" office:value-type="string" office:string-value="" calcext:value-type="string">
            <text:p></text:p>
          </table:table-cell>
          <table:table-cell table:style-name="ce367" table:formula="of:=IF(UNICODE([.AO33])=60;0;IF(UNICODE([.AO33])=61663;1;IF(UNICODE([.AO33])=62;2;IF(UNICODE([.AO33])=61664;3;&quot;&quot;))))" office:value-type="float" office:value="1" calcext:value-type="float">
            <text:p>1</text:p>
          </table:table-cell>
          <table:table-cell table:style-name="ce362" table:formula="of:=[.AQ32]" office:value-type="string" office:string-value="" calcext:value-type="string">
            <text:p></text:p>
          </table:table-cell>
          <table:table-cell table:style-name="ce367" table:formula="of:=IF(UNICODE([.AQ33])=60;0;IF(UNICODE([.AQ33])=61663;1;IF(UNICODE([.AQ33])=62;2;IF(UNICODE([.AQ33])=61664;3;&quot;&quot;))))" office:value-type="float" office:value="3" calcext:value-type="float">
            <text:p>3</text:p>
          </table:table-cell>
          <table:table-cell table:style-name="ce362" table:formula="of:=[.AS32]" office:value-type="string" office:string-value="" calcext:value-type="string">
            <text:p></text:p>
          </table:table-cell>
          <table:table-cell table:style-name="ce367" table:formula="of:=IF(UNICODE([.AS33])=60;0;IF(UNICODE([.AS33])=61663;1;IF(UNICODE([.AS33])=62;2;IF(UNICODE([.AS33])=61664;3;&quot;&quot;))))" office:value-type="float" office:value="3" calcext:value-type="float">
            <text:p>3</text:p>
          </table:table-cell>
          <table:table-cell table:style-name="ce362" table:formula="of:=[.AU29]" office:value-type="string" office:string-value="" calcext:value-type="string">
            <text:p></text:p>
          </table:table-cell>
          <table:table-cell table:style-name="ce367" table:formula="of:=IF(UNICODE([.AU33])=60;0;IF(UNICODE([.AU33])=61663;1;IF(UNICODE([.AU33])=62;2;IF(UNICODE([.AU33])=61664;3;&quot;&quot;))))" office:value-type="float" office:value="3" calcext:value-type="float">
            <text:p>3</text:p>
          </table:table-cell>
          <table:table-cell table:style-name="ce417"/>
          <table:table-cell table:style-name="ce374"/>
          <table:table-cell table:style-name="ce389" table:formula="of:=4*[.AW33]+[.AX33]" office:value-type="float" office:value="0" calcext:value-type="float">
            <text:p>0</text:p>
          </table:table-cell>
          <table:table-cell table:style-name="ce356" table:formula="of:=&quot;0xb&quot; &amp;BASE([.AY33];2) &amp; &quot;,&quot;" office:value-type="string" office:string-value="0xb0," calcext:value-type="string">
            <text:p>0xb0,</text:p>
          </table:table-cell>
          <table:table-cell table:style-name="ce424" table:formula="of:=64*[.BC33]+16*[.BE33]+4*[.BG33]+[.BI33]" office:value-type="float" office:value="159" calcext:value-type="float">
            <text:p>159</text:p>
          </table:table-cell>
          <table:table-cell table:style-name="ce362" table:formula="of:=[.BB32]" office:value-type="string" office:string-value="&gt;" calcext:value-type="string">
            <text:p>&gt;</text:p>
          </table:table-cell>
          <table:table-cell table:style-name="ce367" table:formula="of:=IF(UNICODE([.BB33])=60;0;IF(UNICODE([.BB33])=61663;1;IF(UNICODE([.BB33])=62;2;IF(UNICODE([.BB33])=61664;3;&quot;&quot;))))" office:value-type="float" office:value="2" calcext:value-type="float">
            <text:p>2</text:p>
          </table:table-cell>
          <table:table-cell table:style-name="ce362" table:formula="of:=[.BD32]" office:value-type="string" office:string-value="" calcext:value-type="string">
            <text:p></text:p>
          </table:table-cell>
          <table:table-cell table:style-name="ce367" table:formula="of:=IF(UNICODE([.BD33])=60;0;IF(UNICODE([.BD33])=61663;1;IF(UNICODE([.BD33])=62;2;IF(UNICODE([.BD33])=61664;3;&quot;&quot;))))" office:value-type="float" office:value="1" calcext:value-type="float">
            <text:p>1</text:p>
          </table:table-cell>
          <table:table-cell table:style-name="ce362" table:formula="of:=[.BF32]" office:value-type="string" office:string-value="" calcext:value-type="string">
            <text:p></text:p>
          </table:table-cell>
          <table:table-cell table:style-name="ce367" table:formula="of:=IF(UNICODE([.BF33])=60;0;IF(UNICODE([.BF33])=61663;1;IF(UNICODE([.BF33])=62;2;IF(UNICODE([.BF33])=61664;3;&quot;&quot;))))" office:value-type="float" office:value="3" calcext:value-type="float">
            <text:p>3</text:p>
          </table:table-cell>
          <table:table-cell table:style-name="ce362" table:formula="of:=[.BH29]" office:value-type="string" office:string-value="" calcext:value-type="string">
            <text:p></text:p>
          </table:table-cell>
          <table:table-cell table:style-name="ce367" table:formula="of:=IF(UNICODE([.BH33])=60;0;IF(UNICODE([.BH33])=61663;1;IF(UNICODE([.BH33])=62;2;IF(UNICODE([.BH33])=61664;3;&quot;&quot;))))" office:value-type="float" office:value="3" calcext:value-type="float">
            <text:p>3</text:p>
          </table:table-cell>
          <table:table-cell table:style-name="ce417" office:value-type="float" office:value="3" calcext:value-type="float">
            <text:p>3</text:p>
          </table:table-cell>
          <table:table-cell table:style-name="ce374" office:value-type="float" office:value="2" calcext:value-type="float">
            <text:p>2</text:p>
          </table:table-cell>
          <table:table-cell table:style-name="ce389" table:formula="of:=4*[.BJ33]+[.BK33]" office:value-type="float" office:value="14" calcext:value-type="float">
            <text:p>14</text:p>
          </table:table-cell>
          <table:table-cell table:style-name="ce356" table:formula="of:=&quot;0xb&quot; &amp;BASE([.BL33];2) &amp; &quot;,&quot;" office:value-type="string" office:string-value="0xb1110," calcext:value-type="string">
            <text:p>0xb1110,</text:p>
          </table:table-cell>
          <table:table-cell table:style-name="ce432" table:formula="of:=64*[.BP33]+16*[.BR33]+4*[.BT33]+[.BV33]" office:value-type="float" office:value="191" calcext:value-type="float">
            <text:p>191</text:p>
          </table:table-cell>
          <table:table-cell table:style-name="ce362" table:formula="of:=[.BO32]" office:value-type="string" office:string-value="&gt;" calcext:value-type="string">
            <text:p>&gt;</text:p>
          </table:table-cell>
          <table:table-cell table:style-name="ce367" table:formula="of:=IF(UNICODE([.BO33])=60;0;IF(UNICODE([.BO33])=61663;1;IF(UNICODE([.BO33])=62;2;IF(UNICODE([.BO33])=61664;3;&quot;&quot;))))" office:value-type="float" office:value="2" calcext:value-type="float">
            <text:p>2</text:p>
          </table:table-cell>
          <table:table-cell table:style-name="ce362" table:formula="of:=[.BQ32]" office:value-type="string" office:string-value="" calcext:value-type="string">
            <text:p></text:p>
          </table:table-cell>
          <table:table-cell table:style-name="ce367" table:formula="of:=IF(UNICODE([.BQ33])=60;0;IF(UNICODE([.BQ33])=61663;1;IF(UNICODE([.BQ33])=62;2;IF(UNICODE([.BQ33])=61664;3;&quot;&quot;))))" office:value-type="float" office:value="3" calcext:value-type="float">
            <text:p>3</text:p>
          </table:table-cell>
          <table:table-cell table:style-name="ce362" table:formula="of:=[.BS32]" office:value-type="string" office:string-value="" calcext:value-type="string">
            <text:p></text:p>
          </table:table-cell>
          <table:table-cell table:style-name="ce367" table:formula="of:=IF(UNICODE([.BS33])=60;0;IF(UNICODE([.BS33])=61663;1;IF(UNICODE([.BS33])=62;2;IF(UNICODE([.BS33])=61664;3;&quot;&quot;))))" office:value-type="float" office:value="3" calcext:value-type="float">
            <text:p>3</text:p>
          </table:table-cell>
          <table:table-cell table:style-name="ce362" table:formula="of:=[.BU29]" office:value-type="string" office:string-value="" calcext:value-type="string">
            <text:p></text:p>
          </table:table-cell>
          <table:table-cell table:style-name="ce367" table:formula="of:=IF(UNICODE([.BU33])=60;0;IF(UNICODE([.BU33])=61663;1;IF(UNICODE([.BU33])=62;2;IF(UNICODE([.BU33])=61664;3;&quot;&quot;))))" office:value-type="float" office:value="3" calcext:value-type="float">
            <text:p>3</text:p>
          </table:table-cell>
          <table:table-cell table:style-name="ce417"/>
          <table:table-cell table:style-name="ce374"/>
          <table:table-cell table:style-name="ce389" table:formula="of:=4*[.BW33]+[.BX33]" office:value-type="float" office:value="0" calcext:value-type="float">
            <text:p>0</text:p>
          </table:table-cell>
          <table:table-cell table:style-name="ce356" table:formula="of:=&quot;0xb&quot; &amp;BASE([.BY33];2) &amp; &quot;,&quot;" office:value-type="string" office:string-value="0xb0," calcext:value-type="string">
            <text:p>0xb0,</text:p>
          </table:table-cell>
          <table:table-cell table:style-name="ce436" table:formula="of:=64*[.CC33]+16*[.CE33]+4*[.CG33]+[.CI33]" office:value-type="float" office:value="223" calcext:value-type="float">
            <text:p>223</text:p>
          </table:table-cell>
          <table:table-cell table:style-name="ce362" table:formula="of:=[.CB32]" office:value-type="string" office:string-value="" calcext:value-type="string">
            <text:p></text:p>
          </table:table-cell>
          <table:table-cell table:style-name="ce367" table:formula="of:=IF(UNICODE([.CB33])=60;0;IF(UNICODE([.CB33])=61663;1;IF(UNICODE([.CB33])=62;2;IF(UNICODE([.CB33])=61664;3;&quot;&quot;))))" office:value-type="float" office:value="3" calcext:value-type="float">
            <text:p>3</text:p>
          </table:table-cell>
          <table:table-cell table:style-name="ce362" table:formula="of:=[.CD32]" office:value-type="string" office:string-value="" calcext:value-type="string">
            <text:p></text:p>
          </table:table-cell>
          <table:table-cell table:style-name="ce367" table:formula="of:=IF(UNICODE([.CD33])=60;0;IF(UNICODE([.CD33])=61663;1;IF(UNICODE([.CD33])=62;2;IF(UNICODE([.CD33])=61664;3;&quot;&quot;))))" office:value-type="float" office:value="1" calcext:value-type="float">
            <text:p>1</text:p>
          </table:table-cell>
          <table:table-cell table:style-name="ce362" table:formula="of:=[.CF32]" office:value-type="string" office:string-value="" calcext:value-type="string">
            <text:p></text:p>
          </table:table-cell>
          <table:table-cell table:style-name="ce367" table:formula="of:=IF(UNICODE([.CF33])=60;0;IF(UNICODE([.CF33])=61663;1;IF(UNICODE([.CF33])=62;2;IF(UNICODE([.CF33])=61664;3;&quot;&quot;))))" office:value-type="float" office:value="3" calcext:value-type="float">
            <text:p>3</text:p>
          </table:table-cell>
          <table:table-cell table:style-name="ce362" table:formula="of:=[.CH29]" office:value-type="string" office:string-value="" calcext:value-type="string">
            <text:p></text:p>
          </table:table-cell>
          <table:table-cell table:style-name="ce367" table:formula="of:=IF(UNICODE([.CH33])=60;0;IF(UNICODE([.CH33])=61663;1;IF(UNICODE([.CH33])=62;2;IF(UNICODE([.CH33])=61664;3;&quot;&quot;))))" office:value-type="float" office:value="3" calcext:value-type="float">
            <text:p>3</text:p>
          </table:table-cell>
          <table:table-cell table:style-name="ce417"/>
          <table:table-cell table:style-name="ce374"/>
          <table:table-cell table:style-name="ce389" table:formula="of:=4*[.CJ33]+[.CK33]" office:value-type="float" office:value="0" calcext:value-type="float">
            <text:p>0</text:p>
          </table:table-cell>
          <table:table-cell table:style-name="ce356" table:formula="of:=&quot;0xb&quot; &amp;BASE([.CL33];2) &amp; &quot;,&quot;" office:value-type="string" office:string-value="0xb0," calcext:value-type="string">
            <text:p>0xb0,</text:p>
          </table:table-cell>
          <table:table-cell table:style-name="ce432" table:formula="of:=64*[.CP33]+16*[.CR33]+4*[.CT33]+[.CV33]" office:value-type="float" office:value="255" calcext:value-type="float">
            <text:p>255</text:p>
          </table:table-cell>
          <table:table-cell table:style-name="ce362" table:formula="of:=[.CO32]" office:value-type="string" office:string-value="" calcext:value-type="string">
            <text:p></text:p>
          </table:table-cell>
          <table:table-cell table:style-name="ce367" table:formula="of:=IF(UNICODE([.CO33])=60;0;IF(UNICODE([.CO33])=61663;1;IF(UNICODE([.CO33])=62;2;IF(UNICODE([.CO33])=61664;3;&quot;&quot;))))" office:value-type="float" office:value="3" calcext:value-type="float">
            <text:p>3</text:p>
          </table:table-cell>
          <table:table-cell table:style-name="ce362" table:formula="of:=[.CQ32]" office:value-type="string" office:string-value="" calcext:value-type="string">
            <text:p></text:p>
          </table:table-cell>
          <table:table-cell table:style-name="ce367" table:formula="of:=IF(UNICODE([.CQ33])=60;0;IF(UNICODE([.CQ33])=61663;1;IF(UNICODE([.CQ33])=62;2;IF(UNICODE([.CQ33])=61664;3;&quot;&quot;))))" office:value-type="float" office:value="3" calcext:value-type="float">
            <text:p>3</text:p>
          </table:table-cell>
          <table:table-cell table:style-name="ce362" table:formula="of:=[.CS32]" office:value-type="string" office:string-value="" calcext:value-type="string">
            <text:p></text:p>
          </table:table-cell>
          <table:table-cell table:style-name="ce367" table:formula="of:=IF(UNICODE([.CS33])=60;0;IF(UNICODE([.CS33])=61663;1;IF(UNICODE([.CS33])=62;2;IF(UNICODE([.CS33])=61664;3;&quot;&quot;))))" office:value-type="float" office:value="3" calcext:value-type="float">
            <text:p>3</text:p>
          </table:table-cell>
          <table:table-cell table:style-name="ce362" table:formula="of:=[.CU29]" office:value-type="string" office:string-value="" calcext:value-type="string">
            <text:p></text:p>
          </table:table-cell>
          <table:table-cell table:style-name="ce367" table:formula="of:=IF(UNICODE([.CU33])=60;0;IF(UNICODE([.CU33])=61663;1;IF(UNICODE([.CU33])=62;2;IF(UNICODE([.CU33])=61664;3;&quot;&quot;))))" office:value-type="float" office:value="3" calcext:value-type="float">
            <text:p>3</text:p>
          </table:table-cell>
          <table:table-cell table:style-name="ce417"/>
          <table:table-cell table:style-name="ce374"/>
          <table:table-cell table:style-name="ce442" table:formula="of:=4*[.CW33]+[.CX33]" office:value-type="float" office:value="0" calcext:value-type="float">
            <text:p>0</text:p>
          </table:table-cell>
          <table:table-cell table:style-name="ce448" table:formula="of:=&quot;0xb&quot; &amp;BASE([.CY33];2) &amp; &quot;,&quot;" office:value-type="string" office:string-value="0xb0," calcext:value-type="string">
            <text:p>0xb0,</text:p>
          </table:table-cell>
          <table:table-cell table:style-name="ce374" table:number-columns-repeated="920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ист4" table:style-name="ta1">
        <table:table-column table:style-name="co1" table:number-columns-repeated="6" table:default-cell-style-name="Default"/>
        <table:table-row table:style-name="ro1">
          <table:table-cell table:number-columns-repeated="6"/>
        </table:table-row>
        <table:table-row table:style-name="ro1">
          <table:table-cell table:style-name="ce41" office:value-type="string" calcext:value-type="string">
            <text:p>&lt;</text:p>
          </table:table-cell>
          <table:table-cell table:style-name="ce41" table:formula="of:=UNICODE([.A2])"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370" office:value-type="string" calcext:value-type="string">
            <text:p></text:p>
          </table:table-cell>
          <table:table-cell table:style-name="ce41" table:formula="of:=UNICODE([.A3])" office:value-type="float" office:value="61663" calcext:value-type="float">
            <text:p>6166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41" office:value-type="string" calcext:value-type="string">
            <text:p>&gt;</text:p>
          </table:table-cell>
          <table:table-cell table:style-name="ce41" table:formula="of:=UNICODE([.A4])"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372" office:value-type="string" calcext:value-type="string">
            <text:p></text:p>
          </table:table-cell>
          <table:table-cell table:style-name="ce41" table:formula="of:=UNICODE([.A5])" office:value-type="float" office:value="61664" calcext:value-type="float">
            <text:p>6166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formula="of:=[.A5]" office:value-type="string" office:string-value="" calcext:value-type="string">
            <text:p></text:p>
          </table:table-cell>
          <table:table-cell table:formula="of:=[.A4]" office:value-type="string" office:string-value="&gt;" calcext:value-type="string">
            <text:p>&gt;</text:p>
          </table:table-cell>
          <table:table-cell table:formula="of:=[.A3]" office:value-type="string" office:string-value="" calcext:value-type="string">
            <text:p></text:p>
          </table:table-cell>
          <table:table-cell table:style-name="ce41" office:value-type="string" calcext:value-type="string">
            <text:p>&lt;</text:p>
          </table:table-cell>
          <table:table-cell table:formula="of:=IF(UNICODE([.E7])=60;0;IF(UNICODE([.E7])=61663;1;IF(UNICODE([.E7])=62;2;IF(UNICODE([.E7])=61664;3;&quot;&quot;)))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style-name="ce370" office:value-type="string" calcext:value-type="string">
            <text:p></text:p>
          </table:table-cell>
          <table:table-cell table:formula="of:=IF(UNICODE([.E8])=60;0;IF(UNICODE([.E8])=61663;1;IF(UNICODE([.E8])=62;2;IF(UNICODE([.E8])=61664;3;&quot;&quot;))))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table:style-name="ce41" office:value-type="string" calcext:value-type="string">
            <text:p>&gt;</text:p>
          </table:table-cell>
          <table:table-cell table:formula="of:=IF(UNICODE([.E9])=60;0;IF(UNICODE([.E9])=61663;1;IF(UNICODE([.E9])=62;2;IF(UNICODE([.E9])=61664;3;&quot;&quot;))))"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  <table:table-cell table:style-name="ce372" office:value-type="string" calcext:value-type="string">
            <text:p></text:p>
          </table:table-cell>
          <table:table-cell table:formula="of:=IF(UNICODE([.E10])=60;0;IF(UNICODE([.E10])=61663;1;IF(UNICODE([.E10])=62;2;IF(UNICODE([.E10])=61664;3;&quot;&quot;))))" office:value-type="float" office:value="3" calcext:value-type="float">
            <text:p>3</text:p>
          </table:table-cell>
        </table:table-row>
        <table:table-row table:style-name="ro1">
          <table:table-cell table:number-columns-repeated="4"/>
          <table:table-cell office:value-type="float" office:value="5" calcext:value-type="float">
            <text:p>5</text:p>
          </table:table-cell>
          <table:table-cell table:formula="of:=IF(UNICODE([.E11])=60;0;IF(UNICODE([.E11])=61663;1;IF(UNICODE([.E11])=62;2;IF(UNICODE([.E11])=61664;3;&quot;&quot;))))">
            <text:p/>
          </table:table-cell>
        </table:table-row>
      </table:table>
      <table:named-expressions>
        <table:named-range table:name="BaseRnd" table:base-cell-address="$Screen.$U$2" table:cell-range-address="$Screen.$U$2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iberation Sans1" svg:font-family="'Liberation Sans'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number:min-decimal-places="1" number:min-integer-digits="1"/>
    </number:number-style>
    <number:number-style style:name="N108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1.732cm" fo:margin-bottom="1cm" fo:margin-left="0.854cm" fo:margin-right="0.827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27">00.00.0000</text:date>, <text:time style:data-style-name="N2" text:time-value="15:00:34.454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8-17T12:44:23.337000000</meta:creation-date>
    <meta:print-date>2022-11-27T16:30:30.605000000</meta:print-date>
    <dc:date>2022-11-27T19:33:19.472000000</dc:date>
    <meta:editing-duration>PT7H20M46S</meta:editing-duration>
    <meta:editing-cycles>21</meta:editing-cycles>
    <meta:generator>LibreOffice/7.1.4.2$Windows_X86_64 LibreOffice_project/a529a4fab45b75fefc5b6226684193eb000654f6</meta:generator>
    <meta:document-statistic meta:table-count="4" meta:cell-count="3648" meta:object-count="0"/>
  </office:meta>
</office:document-meta>
</file>